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0.46pt"/>
    </style:style>
    <style:style style:name="co2" style:family="table-column">
      <style:table-column-properties fo:break-before="auto" style:column-width="94.2pt"/>
    </style:style>
    <style:style style:name="co3" style:family="table-column">
      <style:table-column-properties fo:break-before="auto" style:column-width="61.26pt"/>
    </style:style>
    <style:style style:name="co4" style:family="table-column">
      <style:table-column-properties fo:break-before="auto" style:column-width="41.64pt"/>
    </style:style>
    <style:style style:name="co5" style:family="table-column">
      <style:table-column-properties fo:break-before="auto" style:column-width="99.64pt"/>
    </style:style>
    <style:style style:name="co6" style:family="table-column">
      <style:table-column-properties fo:break-before="auto" style:column-width="98.9pt"/>
    </style:style>
    <style:style style:name="co7" style:family="table-column">
      <style:table-column-properties fo:break-before="auto" style:column-width="96.55pt"/>
    </style:style>
    <style:style style:name="co8" style:family="table-column">
      <style:table-column-properties fo:break-before="auto" style:column-width="97.31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moDataLog_20191112_1208_room27c" table:style-name="ta1">
        <table:table-column table:style-name="co1" table:default-cell-style-name="ce1"/>
        <table:table-column table:style-name="co2" table:number-columns-repeated="3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humidity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ad24Raw_0</text:p>
          </table:table-cell>
          <table:table-cell office:value-type="string" calcext:value-type="string">
            <text:p>ad24Raw_1</text:p>
          </table:table-cell>
          <table:table-cell office:value-type="string" calcext:value-type="string">
            <text:p>ad24Raw_2</text:p>
          </table:table-cell>
          <table:table-cell office:value-type="string" calcext:value-type="string">
            <text:p>ad24Raw_3</text:p>
          </table:table-cell>
          <table:table-cell office:value-type="string" calcext:value-type="string">
            <text:p>ad24Raw_4</text:p>
          </table:table-cell>
          <table:table-cell office:value-type="string" calcext:value-type="string">
            <text:p>ad24Raw_5</text:p>
          </table:table-cell>
          <table:table-cell office:value-type="string" calcext:value-type="string">
            <text:p>ad24Raw_6</text:p>
          </table:table-cell>
          <table:table-cell office:value-type="string" calcext:value-type="string">
            <text:p>ad24Raw_7</text:p>
          </table:table-cell>
          <table:table-cell office:value-type="string" calcext:value-type="string">
            <text:p>ad24_0</text:p>
          </table:table-cell>
          <table:table-cell office:value-type="string" calcext:value-type="string">
            <text:p>ad24_1</text:p>
          </table:table-cell>
          <table:table-cell office:value-type="string" calcext:value-type="string">
            <text:p>ad24_2</text:p>
          </table:table-cell>
          <table:table-cell office:value-type="string" calcext:value-type="string">
            <text:p>ad24_3</text:p>
          </table:table-cell>
          <table:table-cell office:value-type="string" calcext:value-type="string">
            <text:p>ad24_4</text:p>
          </table:table-cell>
          <table:table-cell office:value-type="string" calcext:value-type="string">
            <text:p>ad24_5</text:p>
          </table:table-cell>
          <table:table-cell office:value-type="string" calcext:value-type="string">
            <text:p>ad24_6</text:p>
          </table:table-cell>
          <table:table-cell office:value-type="string" calcext:value-type="string">
            <text:p>ad24_7</text:p>
          </table:table-cell>
          <table:table-cell office:value-type="string" calcext:value-type="string">
            <text:p>kType_0</text:p>
          </table:table-cell>
          <table:table-cell office:value-type="string" calcext:value-type="string">
            <text:p>kType_1</text:p>
          </table:table-cell>
          <table:table-cell office:value-type="string" calcext:value-type="string">
            <text:p>kType_2</text:p>
          </table:table-cell>
        </table:table-row>
        <table:table-row table:style-name="ro1">
          <table:table-cell office:value-type="string" calcext:value-type="string">
            <text:p>2019-11-12 12:08:18</text:p>
          </table:table-cell>
          <table:table-cell office:value-type="float" office:value="27.0303419250122" calcext:value-type="float">
            <text:p>27.0303419250122</text:p>
          </table:table-cell>
          <table:table-cell office:value-type="float" office:value="74.146603280421" calcext:value-type="float">
            <text:p>74.146603280421</text:p>
          </table:table-cell>
          <table:table-cell office:value-type="float" office:value="980.791622937179" calcext:value-type="float">
            <text:p>980.79162293717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3768" calcext:value-type="float">
            <text:p>1343768</text:p>
          </table:table-cell>
          <table:table-cell office:value-type="float" office:value="1702822" calcext:value-type="float">
            <text:p>1702822</text:p>
          </table:table-cell>
          <table:table-cell office:value-type="float" office:value="1715598" calcext:value-type="float">
            <text:p>1715598</text:p>
          </table:table-cell>
          <table:table-cell office:value-type="float" office:value="1399956" calcext:value-type="float">
            <text:p>1399956</text:p>
          </table:table-cell>
          <table:table-cell office:value-type="float" office:value="1090437" calcext:value-type="float">
            <text:p>1090437</text:p>
          </table:table-cell>
          <table:table-cell office:value-type="float" office:value="1062242" calcext:value-type="float">
            <text:p>1062242</text:p>
          </table:table-cell>
          <table:table-cell office:value-type="float" office:value="1737917" calcext:value-type="float">
            <text:p>1737917</text:p>
          </table:table-cell>
          <table:table-cell office:value-type="float" office:value="5" calcext:value-type="float">
            <text:p>5</text:p>
          </table:table-cell>
          <table:table-cell office:value-type="float" office:value="0.800948238485842" calcext:value-type="float">
            <text:p>0.800948238485842</text:p>
          </table:table-cell>
          <table:table-cell office:value-type="float" office:value="1.01496112525" calcext:value-type="float">
            <text:p>1.01496112525</text:p>
          </table:table-cell>
          <table:table-cell office:value-type="float" office:value="1.02257621557429" calcext:value-type="float">
            <text:p>1.02257621557429</text:p>
          </table:table-cell>
          <table:table-cell office:value-type="float" office:value="0.834438900284636" calcext:value-type="float">
            <text:p>0.834438900284636</text:p>
          </table:table-cell>
          <table:table-cell office:value-type="float" office:value="0.649951177829644" calcext:value-type="float">
            <text:p>0.649951177829644</text:p>
          </table:table-cell>
          <table:table-cell office:value-type="float" office:value="0.633145646231847" calcext:value-type="float">
            <text:p>0.633145646231847</text:p>
          </table:table-cell>
          <table:table-cell office:value-type="float" office:value="1.03587937782757" calcext:value-type="float">
            <text:p>1.03587937782757</text:p>
          </table:table-cell>
          <table:table-cell office:value-type="float" office:value="-83.1122199430728" calcext:value-type="float">
            <text:p>-83.1122199430728</text:p>
          </table:table-cell>
          <table:table-cell office:value-type="float" office:value="-120.009764434071" calcext:value-type="float">
            <text:p>-120.009764434071</text:p>
          </table:table-cell>
          <table:table-cell office:value-type="float" office:value="-123.370870753631" calcext:value-type="float">
            <text:p>-123.370870753631</text:p>
          </table:table-cell>
        </table:table-row>
        <table:table-row table:style-name="ro1">
          <table:table-cell office:value-type="string" calcext:value-type="string">
            <text:p>2019-11-12 12:08:20</text:p>
          </table:table-cell>
          <table:table-cell office:value-type="float" office:value="27.0353960484499" calcext:value-type="float">
            <text:p>27.0353960484499</text:p>
          </table:table-cell>
          <table:table-cell office:value-type="float" office:value="74.1416348796469" calcext:value-type="float">
            <text:p>74.1416348796469</text:p>
          </table:table-cell>
          <table:table-cell office:value-type="float" office:value="980.744958857329" calcext:value-type="float">
            <text:p>980.74495885732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4103" calcext:value-type="float">
            <text:p>1354103</text:p>
          </table:table-cell>
          <table:table-cell office:value-type="float" office:value="1705399" calcext:value-type="float">
            <text:p>1705399</text:p>
          </table:table-cell>
          <table:table-cell office:value-type="float" office:value="1718884" calcext:value-type="float">
            <text:p>1718884</text:p>
          </table:table-cell>
          <table:table-cell office:value-type="float" office:value="1410298" calcext:value-type="float">
            <text:p>1410298</text:p>
          </table:table-cell>
          <table:table-cell office:value-type="float" office:value="1092329" calcext:value-type="float">
            <text:p>1092329</text:p>
          </table:table-cell>
          <table:table-cell office:value-type="float" office:value="1013745" calcext:value-type="float">
            <text:p>1013745</text:p>
          </table:table-cell>
          <table:table-cell office:value-type="float" office:value="1744014" calcext:value-type="float">
            <text:p>1744014</text:p>
          </table:table-cell>
          <table:table-cell office:value-type="float" office:value="5" calcext:value-type="float">
            <text:p>5</text:p>
          </table:table-cell>
          <table:table-cell office:value-type="float" office:value="0.807108379257724" calcext:value-type="float">
            <text:p>0.807108379257724</text:p>
          </table:table-cell>
          <table:table-cell office:value-type="float" office:value="1.01649713712897" calcext:value-type="float">
            <text:p>1.01649713712897</text:p>
          </table:table-cell>
          <table:table-cell office:value-type="float" office:value="1.02453482443509" calcext:value-type="float">
            <text:p>1.02453482443509</text:p>
          </table:table-cell>
          <table:table-cell office:value-type="float" office:value="0.84060321338215" calcext:value-type="float">
            <text:p>0.84060321338215</text:p>
          </table:table-cell>
          <table:table-cell office:value-type="float" office:value="0.651078897843229" calcext:value-type="float">
            <text:p>0.651078897843229</text:p>
          </table:table-cell>
          <table:table-cell office:value-type="float" office:value="0.604239178209207" calcext:value-type="float">
            <text:p>0.604239178209207</text:p>
          </table:table-cell>
          <table:table-cell office:value-type="float" office:value="1.03951347345274" calcext:value-type="float">
            <text:p>1.03951347345274</text:p>
          </table:table-cell>
          <table:table-cell office:value-type="float" office:value="-81.8793573235699" calcext:value-type="float">
            <text:p>-81.8793573235699</text:p>
          </table:table-cell>
          <table:table-cell office:value-type="float" office:value="-119.784220431354" calcext:value-type="float">
            <text:p>-119.784220431354</text:p>
          </table:table-cell>
          <table:table-cell office:value-type="float" office:value="-129.152164358159" calcext:value-type="float">
            <text:p>-129.152164358159</text:p>
          </table:table-cell>
        </table:table-row>
        <table:table-row table:style-name="ro1">
          <table:table-cell office:value-type="string" calcext:value-type="string">
            <text:p>2019-11-12 12:08:21</text:p>
          </table:table-cell>
          <table:table-cell office:value-type="float" office:value="27.0404501721787" calcext:value-type="float">
            <text:p>27.0404501721787</text:p>
          </table:table-cell>
          <table:table-cell office:value-type="float" office:value="74.1742567854201" calcext:value-type="float">
            <text:p>74.1742567854201</text:p>
          </table:table-cell>
          <table:table-cell office:value-type="float" office:value="980.781031738081" calcext:value-type="float">
            <text:p>980.78103173808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5874" calcext:value-type="float">
            <text:p>1375874</text:p>
          </table:table-cell>
          <table:table-cell office:value-type="float" office:value="1704275" calcext:value-type="float">
            <text:p>1704275</text:p>
          </table:table-cell>
          <table:table-cell office:value-type="float" office:value="1714967" calcext:value-type="float">
            <text:p>1714967</text:p>
          </table:table-cell>
          <table:table-cell office:value-type="float" office:value="1119072" calcext:value-type="float">
            <text:p>1119072</text:p>
          </table:table-cell>
          <table:table-cell office:value-type="float" office:value="1192589" calcext:value-type="float">
            <text:p>1192589</text:p>
          </table:table-cell>
          <table:table-cell office:value-type="float" office:value="1171276" calcext:value-type="float">
            <text:p>1171276</text:p>
          </table:table-cell>
          <table:table-cell office:value-type="float" office:value="1741514" calcext:value-type="float">
            <text:p>1741514</text:p>
          </table:table-cell>
          <table:table-cell office:value-type="float" office:value="5" calcext:value-type="float">
            <text:p>5</text:p>
          </table:table-cell>
          <table:table-cell office:value-type="float" office:value="0.820084908018697" calcext:value-type="float">
            <text:p>0.820084908018697</text:p>
          </table:table-cell>
          <table:table-cell office:value-type="float" office:value="1.01582718084183" calcext:value-type="float">
            <text:p>1.01582718084183</text:p>
          </table:table-cell>
          <table:table-cell office:value-type="float" office:value="1.02220011022092" calcext:value-type="float">
            <text:p>1.02220011022092</text:p>
          </table:table-cell>
          <table:table-cell office:value-type="float" office:value="0.667018969895717" calcext:value-type="float">
            <text:p>0.667018969895717</text:p>
          </table:table-cell>
          <table:table-cell office:value-type="float" office:value="0.710838521818938" calcext:value-type="float">
            <text:p>0.710838521818938</text:p>
          </table:table-cell>
          <table:table-cell office:value-type="float" office:value="0.69813498236358" calcext:value-type="float">
            <text:p>0.69813498236358</text:p>
          </table:table-cell>
          <table:table-cell office:value-type="float" office:value="1.03802335715572" calcext:value-type="float">
            <text:p>1.03802335715572</text:p>
          </table:table-cell>
          <table:table-cell office:value-type="float" office:value="-116.596206020857" calcext:value-type="float">
            <text:p>-116.596206020857</text:p>
          </table:table-cell>
          <table:table-cell office:value-type="float" office:value="-107.832295636212" calcext:value-type="float">
            <text:p>-107.832295636212</text:p>
          </table:table-cell>
          <table:table-cell office:value-type="float" office:value="-110.373003527284" calcext:value-type="float">
            <text:p>-110.373003527284</text:p>
          </table:table-cell>
        </table:table-row>
        <table:table-row table:style-name="ro1">
          <table:table-cell office:value-type="string" calcext:value-type="string">
            <text:p>2019-11-12 12:08:22</text:p>
          </table:table-cell>
          <table:table-cell office:value-type="float" office:value="27.0353960484499" calcext:value-type="float">
            <text:p>27.0353960484499</text:p>
          </table:table-cell>
          <table:table-cell office:value-type="float" office:value="74.2168143882184" calcext:value-type="float">
            <text:p>74.2168143882184</text:p>
          </table:table-cell>
          <table:table-cell office:value-type="float" office:value="980.77253790135" calcext:value-type="float">
            <text:p>980.7725379013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8321" calcext:value-type="float">
            <text:p>1368321</text:p>
          </table:table-cell>
          <table:table-cell office:value-type="float" office:value="1702292" calcext:value-type="float">
            <text:p>1702292</text:p>
          </table:table-cell>
          <table:table-cell office:value-type="float" office:value="1712325" calcext:value-type="float">
            <text:p>1712325</text:p>
          </table:table-cell>
          <table:table-cell office:value-type="float" office:value="1136388" calcext:value-type="float">
            <text:p>1136388</text:p>
          </table:table-cell>
          <table:table-cell office:value-type="float" office:value="1221341" calcext:value-type="float">
            <text:p>1221341</text:p>
          </table:table-cell>
          <table:table-cell office:value-type="float" office:value="1185973" calcext:value-type="float">
            <text:p>1185973</text:p>
          </table:table-cell>
          <table:table-cell office:value-type="float" office:value="1739106" calcext:value-type="float">
            <text:p>1739106</text:p>
          </table:table-cell>
          <table:table-cell office:value-type="float" office:value="5" calcext:value-type="float">
            <text:p>5</text:p>
          </table:table-cell>
          <table:table-cell office:value-type="float" office:value="0.815582968662139" calcext:value-type="float">
            <text:p>0.815582968662139</text:p>
          </table:table-cell>
          <table:table-cell office:value-type="float" office:value="1.01464522059503" calcext:value-type="float">
            <text:p>1.01464522059503</text:p>
          </table:table-cell>
          <table:table-cell office:value-type="float" office:value="1.02062535531823" calcext:value-type="float">
            <text:p>1.02062535531823</text:p>
          </table:table-cell>
          <table:table-cell office:value-type="float" office:value="0.677340111415399" calcext:value-type="float">
            <text:p>0.677340111415399</text:p>
          </table:table-cell>
          <table:table-cell office:value-type="float" office:value="0.727976051327711" calcext:value-type="float">
            <text:p>0.727976051327711</text:p>
          </table:table-cell>
          <table:table-cell office:value-type="float" office:value="0.706895078050503" calcext:value-type="float">
            <text:p>0.706895078050503</text:p>
          </table:table-cell>
          <table:table-cell office:value-type="float" office:value="1.03658807713843" calcext:value-type="float">
            <text:p>1.03658807713843</text:p>
          </table:table-cell>
          <table:table-cell office:value-type="float" office:value="-114.53197771692" calcext:value-type="float">
            <text:p>-114.53197771692</text:p>
          </table:table-cell>
          <table:table-cell office:value-type="float" office:value="-104.404789734458" calcext:value-type="float">
            <text:p>-104.404789734458</text:p>
          </table:table-cell>
          <table:table-cell office:value-type="float" office:value="-108.620984389899" calcext:value-type="float">
            <text:p>-108.620984389899</text:p>
          </table:table-cell>
        </table:table-row>
        <table:table-row table:style-name="ro1">
          <table:table-cell office:value-type="string" calcext:value-type="string">
            <text:p>2019-11-12 12:08:23</text:p>
          </table:table-cell>
          <table:table-cell office:value-type="float" office:value="27.0303419250122" calcext:value-type="float">
            <text:p>27.0303419250122</text:p>
          </table:table-cell>
          <table:table-cell office:value-type="float" office:value="74.1573431767554" calcext:value-type="float">
            <text:p>74.1573431767554</text:p>
          </table:table-cell>
          <table:table-cell office:value-type="float" office:value="980.736465285368" calcext:value-type="float">
            <text:p>980.73646528536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7171" calcext:value-type="float">
            <text:p>1357171</text:p>
          </table:table-cell>
          <table:table-cell office:value-type="float" office:value="1699115" calcext:value-type="float">
            <text:p>1699115</text:p>
          </table:table-cell>
          <table:table-cell office:value-type="float" office:value="1707977" calcext:value-type="float">
            <text:p>1707977</text:p>
          </table:table-cell>
          <table:table-cell office:value-type="float" office:value="1424342" calcext:value-type="float">
            <text:p>1424342</text:p>
          </table:table-cell>
          <table:table-cell office:value-type="float" office:value="1093091" calcext:value-type="float">
            <text:p>1093091</text:p>
          </table:table-cell>
          <table:table-cell office:value-type="float" office:value="1037039" calcext:value-type="float">
            <text:p>1037039</text:p>
          </table:table-cell>
          <table:table-cell office:value-type="float" office:value="1735062" calcext:value-type="float">
            <text:p>1735062</text:p>
          </table:table-cell>
          <table:table-cell office:value-type="float" office:value="5" calcext:value-type="float">
            <text:p>5</text:p>
          </table:table-cell>
          <table:table-cell office:value-type="float" office:value="0.808937049977428" calcext:value-type="float">
            <text:p>0.808937049977428</text:p>
          </table:table-cell>
          <table:table-cell office:value-type="float" office:value="1.01275158080478" calcext:value-type="float">
            <text:p>1.01275158080478</text:p>
          </table:table-cell>
          <table:table-cell office:value-type="float" office:value="1.01803374505445" calcext:value-type="float">
            <text:p>1.01803374505445</text:p>
          </table:table-cell>
          <table:table-cell office:value-type="float" office:value="0.848974090692293" calcext:value-type="float">
            <text:p>0.848974090692293</text:p>
          </table:table-cell>
          <table:table-cell office:value-type="float" office:value="0.651533085290561" calcext:value-type="float">
            <text:p>0.651533085290561</text:p>
          </table:table-cell>
          <table:table-cell office:value-type="float" office:value="0.618123485818325" calcext:value-type="float">
            <text:p>0.618123485818325</text:p>
          </table:table-cell>
          <table:table-cell office:value-type="float" office:value="1.03417766501637" calcext:value-type="float">
            <text:p>1.03417766501637</text:p>
          </table:table-cell>
          <table:table-cell office:value-type="float" office:value="-80.2051818615415" calcext:value-type="float">
            <text:p>-80.2051818615415</text:p>
          </table:table-cell>
          <table:table-cell office:value-type="float" office:value="-119.693382941888" calcext:value-type="float">
            <text:p>-119.693382941888</text:p>
          </table:table-cell>
          <table:table-cell office:value-type="float" office:value="-126.375302836335" calcext:value-type="float">
            <text:p>-126.375302836335</text:p>
          </table:table-cell>
        </table:table-row>
        <table:table-row table:style-name="ro1">
          <table:table-cell office:value-type="string" calcext:value-type="string">
            <text:p>2019-11-12 12:08:25</text:p>
          </table:table-cell>
          <table:table-cell office:value-type="float" office:value="27.0303419250122" calcext:value-type="float">
            <text:p>27.0303419250122</text:p>
          </table:table-cell>
          <table:table-cell office:value-type="float" office:value="74.1412333193302" calcext:value-type="float">
            <text:p>74.1412333193302</text:p>
          </table:table-cell>
          <table:table-cell office:value-type="float" office:value="980.76404410033" calcext:value-type="float">
            <text:p>980.7640441003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6442" calcext:value-type="float">
            <text:p>1356442</text:p>
          </table:table-cell>
          <table:table-cell office:value-type="float" office:value="1693360" calcext:value-type="float">
            <text:p>1693360</text:p>
          </table:table-cell>
          <table:table-cell office:value-type="float" office:value="1699489" calcext:value-type="float">
            <text:p>1699489</text:p>
          </table:table-cell>
          <table:table-cell office:value-type="float" office:value="1171842" calcext:value-type="float">
            <text:p>1171842</text:p>
          </table:table-cell>
          <table:table-cell office:value-type="float" office:value="1284202" calcext:value-type="float">
            <text:p>1284202</text:p>
          </table:table-cell>
          <table:table-cell office:value-type="float" office:value="1087221" calcext:value-type="float">
            <text:p>1087221</text:p>
          </table:table-cell>
          <table:table-cell office:value-type="float" office:value="1735337" calcext:value-type="float">
            <text:p>1735337</text:p>
          </table:table-cell>
          <table:table-cell office:value-type="float" office:value="5" calcext:value-type="float">
            <text:p>5</text:p>
          </table:table-cell>
          <table:table-cell office:value-type="float" office:value="0.808502532065216" calcext:value-type="float">
            <text:p>0.808502532065216</text:p>
          </table:table-cell>
          <table:table-cell office:value-type="float" office:value="1.00932133308903" calcext:value-type="float">
            <text:p>1.00932133308903</text:p>
          </table:table-cell>
          <table:table-cell office:value-type="float" office:value="1.01297450220281" calcext:value-type="float">
            <text:p>1.01297450220281</text:p>
          </table:table-cell>
          <table:table-cell office:value-type="float" office:value="0.698472344693225" calcext:value-type="float">
            <text:p>0.698472344693225</text:p>
          </table:table-cell>
          <table:table-cell office:value-type="float" office:value="0.765444131546513" calcext:value-type="float">
            <text:p>0.765444131546513</text:p>
          </table:table-cell>
          <table:table-cell office:value-type="float" office:value="0.648034292225157" calcext:value-type="float">
            <text:p>0.648034292225157</text:p>
          </table:table-cell>
          <table:table-cell office:value-type="float" office:value="1.03434157780905" calcext:value-type="float">
            <text:p>1.03434157780905</text:p>
          </table:table-cell>
          <table:table-cell office:value-type="float" office:value="-110.305531061355" calcext:value-type="float">
            <text:p>-110.305531061355</text:p>
          </table:table-cell>
          <table:table-cell office:value-type="float" office:value="-96.9111736906974" calcext:value-type="float">
            <text:p>-96.9111736906974</text:p>
          </table:table-cell>
          <table:table-cell office:value-type="float" office:value="-120.393141554969" calcext:value-type="float">
            <text:p>-120.393141554969</text:p>
          </table:table-cell>
        </table:table-row>
        <table:table-row table:style-name="ro1">
          <table:table-cell office:value-type="string" calcext:value-type="string">
            <text:p>2019-11-12 12:08:26</text:p>
          </table:table-cell>
          <table:table-cell office:value-type="float" office:value="27.0303419250122" calcext:value-type="float">
            <text:p>27.0303419250122</text:p>
          </table:table-cell>
          <table:table-cell office:value-type="float" office:value="74.1680830386269" calcext:value-type="float">
            <text:p>74.1680830386269</text:p>
          </table:table-cell>
          <table:table-cell office:value-type="float" office:value="980.76404410033" calcext:value-type="float">
            <text:p>980.7640441003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4391" calcext:value-type="float">
            <text:p>1354391</text:p>
          </table:table-cell>
          <table:table-cell office:value-type="float" office:value="1687482" calcext:value-type="float">
            <text:p>1687482</text:p>
          </table:table-cell>
          <table:table-cell office:value-type="float" office:value="1696865" calcext:value-type="float">
            <text:p>1696865</text:p>
          </table:table-cell>
          <table:table-cell office:value-type="float" office:value="1411225" calcext:value-type="float">
            <text:p>1411225</text:p>
          </table:table-cell>
          <table:table-cell office:value-type="float" office:value="1092617" calcext:value-type="float">
            <text:p>1092617</text:p>
          </table:table-cell>
          <table:table-cell office:value-type="float" office:value="1056709" calcext:value-type="float">
            <text:p>1056709</text:p>
          </table:table-cell>
          <table:table-cell office:value-type="float" office:value="1720943" calcext:value-type="float">
            <text:p>1720943</text:p>
          </table:table-cell>
          <table:table-cell office:value-type="float" office:value="5" calcext:value-type="float">
            <text:p>5</text:p>
          </table:table-cell>
          <table:table-cell office:value-type="float" office:value="0.807280040655141" calcext:value-type="float">
            <text:p>0.807280040655141</text:p>
          </table:table-cell>
          <table:table-cell office:value-type="float" office:value="1.00581777165148" calcext:value-type="float">
            <text:p>1.00581777165148</text:p>
          </table:table-cell>
          <table:table-cell office:value-type="float" office:value="1.01141047613746" calcext:value-type="float">
            <text:p>1.01141047613746</text:p>
          </table:table-cell>
          <table:table-cell office:value-type="float" office:value="0.841155748505086" calcext:value-type="float">
            <text:p>0.841155748505086</text:p>
          </table:table-cell>
          <table:table-cell office:value-type="float" office:value="0.651250559240646" calcext:value-type="float">
            <text:p>0.651250559240646</text:p>
          </table:table-cell>
          <table:table-cell office:value-type="float" office:value="0.629847720843282" calcext:value-type="float">
            <text:p>0.629847720843282</text:p>
          </table:table-cell>
          <table:table-cell office:value-type="float" office:value="1.02576208421732" calcext:value-type="float">
            <text:p>1.02576208421732</text:p>
          </table:table-cell>
          <table:table-cell office:value-type="float" office:value="-81.7688502989829" calcext:value-type="float">
            <text:p>-81.7688502989829</text:p>
          </table:table-cell>
          <table:table-cell office:value-type="float" office:value="-119.749888151871" calcext:value-type="float">
            <text:p>-119.749888151871</text:p>
          </table:table-cell>
          <table:table-cell office:value-type="float" office:value="-124.030455831344" calcext:value-type="float">
            <text:p>-124.030455831344</text:p>
          </table:table-cell>
        </table:table-row>
        <table:table-row table:style-name="ro1">
          <table:table-cell office:value-type="string" calcext:value-type="string">
            <text:p>2019-11-12 12:08:27</text:p>
          </table:table-cell>
          <table:table-cell office:value-type="float" office:value="27.0353960484499" calcext:value-type="float">
            <text:p>27.0353960484499</text:p>
          </table:table-cell>
          <table:table-cell office:value-type="float" office:value="74.1577449165032" calcext:value-type="float">
            <text:p>74.1577449165032</text:p>
          </table:table-cell>
          <table:table-cell office:value-type="float" office:value="980.717379835195" calcext:value-type="float">
            <text:p>980.71737983519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91279" calcext:value-type="float">
            <text:p>1391279</text:p>
          </table:table-cell>
          <table:table-cell office:value-type="float" office:value="1683180" calcext:value-type="float">
            <text:p>1683180</text:p>
          </table:table-cell>
          <table:table-cell office:value-type="float" office:value="1690469" calcext:value-type="float">
            <text:p>1690469</text:p>
          </table:table-cell>
          <table:table-cell office:value-type="float" office:value="1165499" calcext:value-type="float">
            <text:p>1165499</text:p>
          </table:table-cell>
          <table:table-cell office:value-type="float" office:value="1128969" calcext:value-type="float">
            <text:p>1128969</text:p>
          </table:table-cell>
          <table:table-cell office:value-type="float" office:value="1140742" calcext:value-type="float">
            <text:p>1140742</text:p>
          </table:table-cell>
          <table:table-cell office:value-type="float" office:value="1713770" calcext:value-type="float">
            <text:p>1713770</text:p>
          </table:table-cell>
          <table:table-cell office:value-type="float" office:value="5" calcext:value-type="float">
            <text:p>5</text:p>
          </table:table-cell>
          <table:table-cell office:value-type="float" office:value="0.829267004640937" calcext:value-type="float">
            <text:p>0.829267004640937</text:p>
          </table:table-cell>
          <table:table-cell office:value-type="float" office:value="1.00325357952757" calcext:value-type="float">
            <text:p>1.00325357952757</text:p>
          </table:table-cell>
          <table:table-cell office:value-type="float" office:value="1.00759816260316" calcext:value-type="float">
            <text:p>1.00759816260316</text:p>
          </table:table-cell>
          <table:table-cell office:value-type="float" office:value="0.694691621624425" calcext:value-type="float">
            <text:p>0.694691621624425</text:p>
          </table:table-cell>
          <table:table-cell office:value-type="float" office:value="0.672918042292362" calcext:value-type="float">
            <text:p>0.672918042292362</text:p>
          </table:table-cell>
          <table:table-cell office:value-type="float" office:value="0.67993529795829" calcext:value-type="float">
            <text:p>0.67993529795829</text:p>
          </table:table-cell>
          <table:table-cell office:value-type="float" office:value="1.02148664253791" calcext:value-type="float">
            <text:p>1.02148664253791</text:p>
          </table:table-cell>
          <table:table-cell office:value-type="float" office:value="-111.061675675115" calcext:value-type="float">
            <text:p>-111.061675675115</text:p>
          </table:table-cell>
          <table:table-cell office:value-type="float" office:value="-115.416391541528" calcext:value-type="float">
            <text:p>-115.416391541528</text:p>
          </table:table-cell>
          <table:table-cell office:value-type="float" office:value="-114.012940408342" calcext:value-type="float">
            <text:p>-114.012940408342</text:p>
          </table:table-cell>
        </table:table-row>
        <table:table-row table:style-name="ro1">
          <table:table-cell office:value-type="string" calcext:value-type="string">
            <text:p>2019-11-12 12:08:28</text:p>
          </table:table-cell>
          <table:table-cell office:value-type="float" office:value="27.0303419250122" calcext:value-type="float">
            <text:p>27.0303419250122</text:p>
          </table:table-cell>
          <table:table-cell office:value-type="float" office:value="74.1197533888101" calcext:value-type="float">
            <text:p>74.1197533888101</text:p>
          </table:table-cell>
          <table:table-cell office:value-type="float" office:value="980.708886492293" calcext:value-type="float">
            <text:p>980.70888649229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8157" calcext:value-type="float">
            <text:p>1358157</text:p>
          </table:table-cell>
          <table:table-cell office:value-type="float" office:value="1679419" calcext:value-type="float">
            <text:p>1679419</text:p>
          </table:table-cell>
          <table:table-cell office:value-type="float" office:value="1688923" calcext:value-type="float">
            <text:p>1688923</text:p>
          </table:table-cell>
          <table:table-cell office:value-type="float" office:value="1394777" calcext:value-type="float">
            <text:p>1394777</text:p>
          </table:table-cell>
          <table:table-cell office:value-type="float" office:value="1087474" calcext:value-type="float">
            <text:p>1087474</text:p>
          </table:table-cell>
          <table:table-cell office:value-type="float" office:value="1080334" calcext:value-type="float">
            <text:p>1080334</text:p>
          </table:table-cell>
          <table:table-cell office:value-type="float" office:value="1710048" calcext:value-type="float">
            <text:p>1710048</text:p>
          </table:table-cell>
          <table:table-cell office:value-type="float" office:value="5" calcext:value-type="float">
            <text:p>5</text:p>
          </table:table-cell>
          <table:table-cell office:value-type="float" office:value="0.809524751844973" calcext:value-type="float">
            <text:p>0.809524751844973</text:p>
          </table:table-cell>
          <table:table-cell office:value-type="float" office:value="1.00101184857033" calcext:value-type="float">
            <text:p>1.00101184857033</text:p>
          </table:table-cell>
          <table:table-cell office:value-type="float" office:value="1.00667667468508" calcext:value-type="float">
            <text:p>1.00667667468508</text:p>
          </table:table-cell>
          <table:table-cell office:value-type="float" office:value="0.831351975363728" calcext:value-type="float">
            <text:p>0.831351975363728</text:p>
          </table:table-cell>
          <table:table-cell office:value-type="float" office:value="0.648185091994416" calcext:value-type="float">
            <text:p>0.648185091994416</text:p>
          </table:table-cell>
          <table:table-cell office:value-type="float" office:value="0.643929319850125" calcext:value-type="float">
            <text:p>0.643929319850125</text:p>
          </table:table-cell>
          <table:table-cell office:value-type="float" office:value="1.0192681573949" calcext:value-type="float">
            <text:p>1.0192681573949</text:p>
          </table:table-cell>
          <table:table-cell office:value-type="float" office:value="-83.7296049272543" calcext:value-type="float">
            <text:p>-83.7296049272543</text:p>
          </table:table-cell>
          <table:table-cell office:value-type="float" office:value="-120.362981601117" calcext:value-type="float">
            <text:p>-120.362981601117</text:p>
          </table:table-cell>
          <table:table-cell office:value-type="float" office:value="-121.214136029975" calcext:value-type="float">
            <text:p>-121.214136029975</text:p>
          </table:table-cell>
        </table:table-row>
        <table:table-row table:style-name="ro1">
          <table:table-cell office:value-type="string" calcext:value-type="string">
            <text:p>2019-11-12 12:08:30</text:p>
          </table:table-cell>
          <table:table-cell office:value-type="float" office:value="27.0353960484499" calcext:value-type="float">
            <text:p>27.0353960484499</text:p>
          </table:table-cell>
          <table:table-cell office:value-type="float" office:value="74.1416348796469" calcext:value-type="float">
            <text:p>74.1416348796469</text:p>
          </table:table-cell>
          <table:table-cell office:value-type="float" office:value="980.744958857329" calcext:value-type="float">
            <text:p>980.74495885732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4679" calcext:value-type="float">
            <text:p>1384679</text:p>
          </table:table-cell>
          <table:table-cell office:value-type="float" office:value="1675730" calcext:value-type="float">
            <text:p>1675730</text:p>
          </table:table-cell>
          <table:table-cell office:value-type="float" office:value="1685456" calcext:value-type="float">
            <text:p>1685456</text:p>
          </table:table-cell>
          <table:table-cell office:value-type="float" office:value="1336421" calcext:value-type="float">
            <text:p>1336421</text:p>
          </table:table-cell>
          <table:table-cell office:value-type="float" office:value="1293027" calcext:value-type="float">
            <text:p>1293027</text:p>
          </table:table-cell>
          <table:table-cell office:value-type="float" office:value="939673" calcext:value-type="float">
            <text:p>939673</text:p>
          </table:table-cell>
          <table:table-cell office:value-type="float" office:value="1702888" calcext:value-type="float">
            <text:p>1702888</text:p>
          </table:table-cell>
          <table:table-cell office:value-type="float" office:value="5" calcext:value-type="float">
            <text:p>5</text:p>
          </table:table-cell>
          <table:table-cell office:value-type="float" office:value="0.825333097616803" calcext:value-type="float">
            <text:p>0.825333097616803</text:p>
          </table:table-cell>
          <table:table-cell office:value-type="float" office:value="0.998813032962445" calcext:value-type="float">
            <text:p>0.998813032962445</text:p>
          </table:table-cell>
          <table:table-cell office:value-type="float" office:value="1.00461018140437" calcext:value-type="float">
            <text:p>1.00461018140437</text:p>
          </table:table-cell>
          <table:table-cell office:value-type="float" office:value="0.796569084712158" calcext:value-type="float">
            <text:p>0.796569084712158</text:p>
          </table:table-cell>
          <table:table-cell office:value-type="float" office:value="0.770704242074995" calcext:value-type="float">
            <text:p>0.770704242074995</text:p>
          </table:table-cell>
          <table:table-cell office:value-type="float" office:value="0.560088820468047" calcext:value-type="float">
            <text:p>0.560088820468047</text:p>
          </table:table-cell>
          <table:table-cell office:value-type="float" office:value="1.01500046432024" calcext:value-type="float">
            <text:p>1.01500046432024</text:p>
          </table:table-cell>
          <table:table-cell office:value-type="float" office:value="-90.6861830575684" calcext:value-type="float">
            <text:p>-90.6861830575684</text:p>
          </table:table-cell>
          <table:table-cell office:value-type="float" office:value="-95.8591515850009" calcext:value-type="float">
            <text:p>-95.8591515850009</text:p>
          </table:table-cell>
          <table:table-cell office:value-type="float" office:value="-137.982235906391" calcext:value-type="float">
            <text:p>-137.982235906391</text:p>
          </table:table-cell>
        </table:table-row>
        <table:table-row table:style-name="ro1">
          <table:table-cell office:value-type="string" calcext:value-type="string">
            <text:p>2019-11-12 12:08:31</text:p>
          </table:table-cell>
          <table:table-cell office:value-type="float" office:value="27.0353960484499" calcext:value-type="float">
            <text:p>27.0353960484499</text:p>
          </table:table-cell>
          <table:table-cell office:value-type="float" office:value="74.1308948119965" calcext:value-type="float">
            <text:p>74.1308948119965</text:p>
          </table:table-cell>
          <table:table-cell office:value-type="float" office:value="980.689800834949" calcext:value-type="float">
            <text:p>980.68980083494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5141" calcext:value-type="float">
            <text:p>1355141</text:p>
          </table:table-cell>
          <table:table-cell office:value-type="float" office:value="1670576" calcext:value-type="float">
            <text:p>1670576</text:p>
          </table:table-cell>
          <table:table-cell office:value-type="float" office:value="1678734" calcext:value-type="float">
            <text:p>1678734</text:p>
          </table:table-cell>
          <table:table-cell office:value-type="float" office:value="1153857" calcext:value-type="float">
            <text:p>1153857</text:p>
          </table:table-cell>
          <table:table-cell office:value-type="float" office:value="1272744" calcext:value-type="float">
            <text:p>1272744</text:p>
          </table:table-cell>
          <table:table-cell office:value-type="float" office:value="1111335" calcext:value-type="float">
            <text:p>1111335</text:p>
          </table:table-cell>
          <table:table-cell office:value-type="float" office:value="1704867" calcext:value-type="float">
            <text:p>1704867</text:p>
          </table:table-cell>
          <table:table-cell office:value-type="float" office:value="5" calcext:value-type="float">
            <text:p>5</text:p>
          </table:table-cell>
          <table:table-cell office:value-type="float" office:value="0.807727075544247" calcext:value-type="float">
            <text:p>0.807727075544247</text:p>
          </table:table-cell>
          <table:table-cell office:value-type="float" office:value="0.995741009204508" calcext:value-type="float">
            <text:p>0.995741009204508</text:p>
          </table:table-cell>
          <table:table-cell office:value-type="float" office:value="1.00060355670495" calcext:value-type="float">
            <text:p>1.00060355670495</text:p>
          </table:table-cell>
          <table:table-cell office:value-type="float" office:value="0.68775244805246" calcext:value-type="float">
            <text:p>0.68775244805246</text:p>
          </table:table-cell>
          <table:table-cell office:value-type="float" office:value="0.758614630534009" calcext:value-type="float">
            <text:p>0.758614630534009</text:p>
          </table:table-cell>
          <table:table-cell office:value-type="float" office:value="0.662407357979698" calcext:value-type="float">
            <text:p>0.662407357979698</text:p>
          </table:table-cell>
          <table:table-cell office:value-type="float" office:value="1.01618004038096" calcext:value-type="float">
            <text:p>1.01618004038096</text:p>
          </table:table-cell>
          <table:table-cell office:value-type="float" office:value="-112.449510389508" calcext:value-type="float">
            <text:p>-112.449510389508</text:p>
          </table:table-cell>
          <table:table-cell office:value-type="float" office:value="-98.2770738931982" calcext:value-type="float">
            <text:p>-98.2770738931982</text:p>
          </table:table-cell>
          <table:table-cell office:value-type="float" office:value="-117.51852840406" calcext:value-type="float">
            <text:p>-117.51852840406</text:p>
          </table:table-cell>
        </table:table-row>
        <table:table-row table:style-name="ro1">
          <table:table-cell office:value-type="string" calcext:value-type="string">
            <text:p>2019-11-12 12:08:32</text:p>
          </table:table-cell>
          <table:table-cell office:value-type="float" office:value="27.0303419250122" calcext:value-type="float">
            <text:p>27.0303419250122</text:p>
          </table:table-cell>
          <table:table-cell office:value-type="float" office:value="74.1251233843637" calcext:value-type="float">
            <text:p>74.1251233843637</text:p>
          </table:table-cell>
          <table:table-cell office:value-type="float" office:value="980.76404410033" calcext:value-type="float">
            <text:p>980.7640441003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91212" calcext:value-type="float">
            <text:p>1391212</text:p>
          </table:table-cell>
          <table:table-cell office:value-type="float" office:value="1674877" calcext:value-type="float">
            <text:p>1674877</text:p>
          </table:table-cell>
          <table:table-cell office:value-type="float" office:value="1687418" calcext:value-type="float">
            <text:p>1687418</text:p>
          </table:table-cell>
          <table:table-cell office:value-type="float" office:value="1206429" calcext:value-type="float">
            <text:p>1206429</text:p>
          </table:table-cell>
          <table:table-cell office:value-type="float" office:value="1327185" calcext:value-type="float">
            <text:p>1327185</text:p>
          </table:table-cell>
          <table:table-cell office:value-type="float" office:value="955955" calcext:value-type="float">
            <text:p>955955</text:p>
          </table:table-cell>
          <table:table-cell office:value-type="float" office:value="1699439" calcext:value-type="float">
            <text:p>1699439</text:p>
          </table:table-cell>
          <table:table-cell office:value-type="float" office:value="5" calcext:value-type="float">
            <text:p>5</text:p>
          </table:table-cell>
          <table:table-cell office:value-type="float" office:value="0.829227069524177" calcext:value-type="float">
            <text:p>0.829227069524177</text:p>
          </table:table-cell>
          <table:table-cell office:value-type="float" office:value="0.998304605281902" calcext:value-type="float">
            <text:p>0.998304605281902</text:p>
          </table:table-cell>
          <table:table-cell office:value-type="float" office:value="1.00577962467428" calcext:value-type="float">
            <text:p>1.00577962467428</text:p>
          </table:table-cell>
          <table:table-cell office:value-type="float" office:value="0.719087805639244" calcext:value-type="float">
            <text:p>0.719087805639244</text:p>
          </table:table-cell>
          <table:table-cell office:value-type="float" office:value="0.791063999064445" calcext:value-type="float">
            <text:p>0.791063999064445</text:p>
          </table:table-cell>
          <table:table-cell office:value-type="float" office:value="0.569793649887282" calcext:value-type="float">
            <text:p>0.569793649887282</text:p>
          </table:table-cell>
          <table:table-cell office:value-type="float" office:value="1.01294469987687" calcext:value-type="float">
            <text:p>1.01294469987687</text:p>
          </table:table-cell>
          <table:table-cell office:value-type="float" office:value="-106.182438872151" calcext:value-type="float">
            <text:p>-106.182438872151</text:p>
          </table:table-cell>
          <table:table-cell office:value-type="float" office:value="-91.7872001871109" calcext:value-type="float">
            <text:p>-91.7872001871109</text:p>
          </table:table-cell>
          <table:table-cell office:value-type="float" office:value="-136.041270022544" calcext:value-type="float">
            <text:p>-136.041270022544</text:p>
          </table:table-cell>
        </table:table-row>
        <table:table-row table:style-name="ro1">
          <table:table-cell office:value-type="string" calcext:value-type="string">
            <text:p>2019-11-12 12:08:33</text:p>
          </table:table-cell>
          <table:table-cell office:value-type="float" office:value="27.0252878018655" calcext:value-type="float">
            <text:p>27.0252878018655</text:p>
          </table:table-cell>
          <table:table-cell office:value-type="float" office:value="74.1354618395445" calcext:value-type="float">
            <text:p>74.1354618395445</text:p>
          </table:table-cell>
          <table:table-cell office:value-type="float" office:value="980.72797174912" calcext:value-type="float">
            <text:p>980.7279717491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9377" calcext:value-type="float">
            <text:p>1379377</text:p>
          </table:table-cell>
          <table:table-cell office:value-type="float" office:value="1666758" calcext:value-type="float">
            <text:p>1666758</text:p>
          </table:table-cell>
          <table:table-cell office:value-type="float" office:value="1675701" calcext:value-type="float">
            <text:p>1675701</text:p>
          </table:table-cell>
          <table:table-cell office:value-type="float" office:value="1241923" calcext:value-type="float">
            <text:p>1241923</text:p>
          </table:table-cell>
          <table:table-cell office:value-type="float" office:value="1098110" calcext:value-type="float">
            <text:p>1098110</text:p>
          </table:table-cell>
          <table:table-cell office:value-type="float" office:value="1119953" calcext:value-type="float">
            <text:p>1119953</text:p>
          </table:table-cell>
          <table:table-cell office:value-type="float" office:value="1695742" calcext:value-type="float">
            <text:p>1695742</text:p>
          </table:table-cell>
          <table:table-cell office:value-type="float" office:value="5" calcext:value-type="float">
            <text:p>5</text:p>
          </table:table-cell>
          <table:table-cell office:value-type="float" office:value="0.822172858974082" calcext:value-type="float">
            <text:p>0.822172858974082</text:p>
          </table:table-cell>
          <table:table-cell office:value-type="float" office:value="0.993465303595698" calcext:value-type="float">
            <text:p>0.993465303595698</text:p>
          </table:table-cell>
          <table:table-cell office:value-type="float" office:value="0.9987957476134" calcext:value-type="float">
            <text:p>0.9987957476134</text:p>
          </table:table-cell>
          <table:table-cell office:value-type="float" office:value="0.740243880777822" calcext:value-type="float">
            <text:p>0.740243880777822</text:p>
          </table:table-cell>
          <table:table-cell office:value-type="float" office:value="0.65452464276846" calcext:value-type="float">
            <text:p>0.65452464276846</text:p>
          </table:table-cell>
          <table:table-cell office:value-type="float" office:value="0.667544086878787" calcext:value-type="float">
            <text:p>0.667544086878787</text:p>
          </table:table-cell>
          <table:table-cell office:value-type="float" office:value="1.01074111589684" calcext:value-type="float">
            <text:p>1.01074111589684</text:p>
          </table:table-cell>
          <table:table-cell office:value-type="float" office:value="-101.951223844436" calcext:value-type="float">
            <text:p>-101.951223844436</text:p>
          </table:table-cell>
          <table:table-cell office:value-type="float" office:value="-119.095071446308" calcext:value-type="float">
            <text:p>-119.095071446308</text:p>
          </table:table-cell>
          <table:table-cell office:value-type="float" office:value="-116.491182624243" calcext:value-type="float">
            <text:p>-116.491182624243</text:p>
          </table:table-cell>
        </table:table-row>
        <table:table-row table:style-name="ro1">
          <table:table-cell office:value-type="string" calcext:value-type="string">
            <text:p>2019-11-12 12:08:35</text:p>
          </table:table-cell>
          <table:table-cell office:value-type="float" office:value="27.0151795564452" calcext:value-type="float">
            <text:p>27.0151795564452</text:p>
          </table:table-cell>
          <table:table-cell office:value-type="float" office:value="74.1507681356429" calcext:value-type="float">
            <text:p>74.1507681356429</text:p>
          </table:table-cell>
          <table:table-cell office:value-type="float" office:value="980.683406677866" calcext:value-type="float">
            <text:p>980.68340667786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3294" calcext:value-type="float">
            <text:p>1363294</text:p>
          </table:table-cell>
          <table:table-cell office:value-type="float" office:value="1662685" calcext:value-type="float">
            <text:p>1662685</text:p>
          </table:table-cell>
          <table:table-cell office:value-type="float" office:value="1675453" calcext:value-type="float">
            <text:p>1675453</text:p>
          </table:table-cell>
          <table:table-cell office:value-type="float" office:value="1383070" calcext:value-type="float">
            <text:p>1383070</text:p>
          </table:table-cell>
          <table:table-cell office:value-type="float" office:value="1157274" calcext:value-type="float">
            <text:p>1157274</text:p>
          </table:table-cell>
          <table:table-cell office:value-type="float" office:value="949540" calcext:value-type="float">
            <text:p>949540</text:p>
          </table:table-cell>
          <table:table-cell office:value-type="float" office:value="1695386" calcext:value-type="float">
            <text:p>1695386</text:p>
          </table:table-cell>
          <table:table-cell office:value-type="float" office:value="5" calcext:value-type="float">
            <text:p>5</text:p>
          </table:table-cell>
          <table:table-cell office:value-type="float" office:value="0.81258664281209" calcext:value-type="float">
            <text:p>0.81258664281209</text:p>
          </table:table-cell>
          <table:table-cell office:value-type="float" office:value="0.991037606124593" calcext:value-type="float">
            <text:p>0.991037606124593</text:p>
          </table:table-cell>
          <table:table-cell office:value-type="float" office:value="0.998647928076736" calcext:value-type="float">
            <text:p>0.998647928076736</text:p>
          </table:table-cell>
          <table:table-cell office:value-type="float" office:value="0.824374058768041" calcext:value-type="float">
            <text:p>0.824374058768041</text:p>
          </table:table-cell>
          <table:table-cell office:value-type="float" office:value="0.689789139007227" calcext:value-type="float">
            <text:p>0.689789139007227</text:p>
          </table:table-cell>
          <table:table-cell office:value-type="float" office:value="0.565970011469127" calcext:value-type="float">
            <text:p>0.565970011469127</text:p>
          </table:table-cell>
          <table:table-cell office:value-type="float" office:value="1.01052892333614" calcext:value-type="float">
            <text:p>1.01052892333614</text:p>
          </table:table-cell>
          <table:table-cell office:value-type="float" office:value="-85.1251882463918" calcext:value-type="float">
            <text:p>-85.1251882463918</text:p>
          </table:table-cell>
          <table:table-cell office:value-type="float" office:value="-112.042172198555" calcext:value-type="float">
            <text:p>-112.042172198555</text:p>
          </table:table-cell>
          <table:table-cell office:value-type="float" office:value="-136.805997706175" calcext:value-type="float">
            <text:p>-136.805997706175</text:p>
          </table:table-cell>
        </table:table-row>
        <table:table-row table:style-name="ro1">
          <table:table-cell office:value-type="string" calcext:value-type="string">
            <text:p>2019-11-12 12:08:36</text:p>
          </table:table-cell>
          <table:table-cell office:value-type="float" office:value="27.0202336790098" calcext:value-type="float">
            <text:p>27.0202336790098</text:p>
          </table:table-cell>
          <table:table-cell office:value-type="float" office:value="74.1511698443007" calcext:value-type="float">
            <text:p>74.1511698443007</text:p>
          </table:table-cell>
          <table:table-cell office:value-type="float" office:value="980.691899913626" calcext:value-type="float">
            <text:p>980.69189991362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2238" calcext:value-type="float">
            <text:p>1362238</text:p>
          </table:table-cell>
          <table:table-cell office:value-type="float" office:value="1664387" calcext:value-type="float">
            <text:p>1664387</text:p>
          </table:table-cell>
          <table:table-cell office:value-type="float" office:value="1675103" calcext:value-type="float">
            <text:p>1675103</text:p>
          </table:table-cell>
          <table:table-cell office:value-type="float" office:value="1180918" calcext:value-type="float">
            <text:p>1180918</text:p>
          </table:table-cell>
          <table:table-cell office:value-type="float" office:value="1294605" calcext:value-type="float">
            <text:p>1294605</text:p>
          </table:table-cell>
          <table:table-cell office:value-type="float" office:value="1014076" calcext:value-type="float">
            <text:p>1014076</text:p>
          </table:table-cell>
          <table:table-cell office:value-type="float" office:value="1698631" calcext:value-type="float">
            <text:p>1698631</text:p>
          </table:table-cell>
          <table:table-cell office:value-type="float" office:value="5" calcext:value-type="float">
            <text:p>5</text:p>
          </table:table-cell>
          <table:table-cell office:value-type="float" office:value="0.811957217688229" calcext:value-type="float">
            <text:p>0.811957217688229</text:p>
          </table:table-cell>
          <table:table-cell office:value-type="float" office:value="0.992052077299604" calcext:value-type="float">
            <text:p>0.992052077299604</text:p>
          </table:table-cell>
          <table:table-cell office:value-type="float" office:value="0.998439311795153" calcext:value-type="float">
            <text:p>0.998439311795153</text:p>
          </table:table-cell>
          <table:table-cell office:value-type="float" office:value="0.703882062897928" calcext:value-type="float">
            <text:p>0.703882062897928</text:p>
          </table:table-cell>
          <table:table-cell office:value-type="float" office:value="0.771644803481675" calcext:value-type="float">
            <text:p>0.771644803481675</text:p>
          </table:table-cell>
          <table:table-cell office:value-type="float" office:value="0.604436469606932" calcext:value-type="float">
            <text:p>0.604436469606932</text:p>
          </table:table-cell>
          <table:table-cell office:value-type="float" office:value="1.01246309428967" calcext:value-type="float">
            <text:p>1.01246309428967</text:p>
          </table:table-cell>
          <table:table-cell office:value-type="float" office:value="-109.223587420414" calcext:value-type="float">
            <text:p>-109.223587420414</text:p>
          </table:table-cell>
          <table:table-cell office:value-type="float" office:value="-95.6710393036651" calcext:value-type="float">
            <text:p>-95.6710393036651</text:p>
          </table:table-cell>
          <table:table-cell office:value-type="float" office:value="-129.112706078614" calcext:value-type="float">
            <text:p>-129.112706078614</text:p>
          </table:table-cell>
        </table:table-row>
        <table:table-row table:style-name="ro1">
          <table:table-cell office:value-type="string" calcext:value-type="string">
            <text:p>2019-11-12 12:08:37</text:p>
          </table:table-cell>
          <table:table-cell office:value-type="float" office:value="27.0252878018655" calcext:value-type="float">
            <text:p>27.0252878018655</text:p>
          </table:table-cell>
          <table:table-cell office:value-type="float" office:value="74.1623113028678" calcext:value-type="float">
            <text:p>74.1623113028678</text:p>
          </table:table-cell>
          <table:table-cell office:value-type="float" office:value="980.72797174912" calcext:value-type="float">
            <text:p>980.7279717491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3809" calcext:value-type="float">
            <text:p>1383809</text:p>
          </table:table-cell>
          <table:table-cell office:value-type="float" office:value="1664718" calcext:value-type="float">
            <text:p>1664718</text:p>
          </table:table-cell>
          <table:table-cell office:value-type="float" office:value="1674214" calcext:value-type="float">
            <text:p>1674214</text:p>
          </table:table-cell>
          <table:table-cell office:value-type="float" office:value="1136406" calcext:value-type="float">
            <text:p>1136406</text:p>
          </table:table-cell>
          <table:table-cell office:value-type="float" office:value="1208950" calcext:value-type="float">
            <text:p>1208950</text:p>
          </table:table-cell>
          <table:table-cell office:value-type="float" office:value="1186670" calcext:value-type="float">
            <text:p>1186670</text:p>
          </table:table-cell>
          <table:table-cell office:value-type="float" office:value="1693482" calcext:value-type="float">
            <text:p>1693482</text:p>
          </table:table-cell>
          <table:table-cell office:value-type="float" office:value="5" calcext:value-type="float">
            <text:p>5</text:p>
          </table:table-cell>
          <table:table-cell office:value-type="float" office:value="0.82481453714544" calcext:value-type="float">
            <text:p>0.82481453714544</text:p>
          </table:table-cell>
          <table:table-cell office:value-type="float" office:value="0.99224936869733" calcext:value-type="float">
            <text:p>0.99224936869733</text:p>
          </table:table-cell>
          <table:table-cell office:value-type="float" office:value="0.997909426439932" calcext:value-type="float">
            <text:p>0.997909426439932</text:p>
          </table:table-cell>
          <table:table-cell office:value-type="float" office:value="0.677350840252738" calcext:value-type="float">
            <text:p>0.677350840252738</text:p>
          </table:table-cell>
          <table:table-cell office:value-type="float" office:value="0.720590438913159" calcext:value-type="float">
            <text:p>0.720590438913159</text:p>
          </table:table-cell>
          <table:table-cell office:value-type="float" office:value="0.707310522474113" calcext:value-type="float">
            <text:p>0.707310522474113</text:p>
          </table:table-cell>
          <table:table-cell office:value-type="float" office:value="1.00939405076433" calcext:value-type="float">
            <text:p>1.00939405076433</text:p>
          </table:table-cell>
          <table:table-cell office:value-type="float" office:value="-114.529831949452" calcext:value-type="float">
            <text:p>-114.529831949452</text:p>
          </table:table-cell>
          <table:table-cell office:value-type="float" office:value="-105.881912217368" calcext:value-type="float">
            <text:p>-105.881912217368</text:p>
          </table:table-cell>
          <table:table-cell office:value-type="float" office:value="-108.537895505177" calcext:value-type="float">
            <text:p>-108.537895505177</text:p>
          </table:table-cell>
        </table:table-row>
        <table:table-row table:style-name="ro1">
          <table:table-cell office:value-type="string" calcext:value-type="string">
            <text:p>2019-11-12 12:08:38</text:p>
          </table:table-cell>
          <table:table-cell office:value-type="float" office:value="27.0252878018655" calcext:value-type="float">
            <text:p>27.0252878018655</text:p>
          </table:table-cell>
          <table:table-cell office:value-type="float" office:value="74.1730510278885" calcext:value-type="float">
            <text:p>74.1730510278885</text:p>
          </table:table-cell>
          <table:table-cell office:value-type="float" office:value="980.72797174912" calcext:value-type="float">
            <text:p>980.7279717491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5445" calcext:value-type="float">
            <text:p>1365445</text:p>
          </table:table-cell>
          <table:table-cell office:value-type="float" office:value="1661188" calcext:value-type="float">
            <text:p>1661188</text:p>
          </table:table-cell>
          <table:table-cell office:value-type="float" office:value="1669512" calcext:value-type="float">
            <text:p>1669512</text:p>
          </table:table-cell>
          <table:table-cell office:value-type="float" office:value="1221727" calcext:value-type="float">
            <text:p>1221727</text:p>
          </table:table-cell>
          <table:table-cell office:value-type="float" office:value="1302743" calcext:value-type="float">
            <text:p>1302743</text:p>
          </table:table-cell>
          <table:table-cell office:value-type="float" office:value="990516" calcext:value-type="float">
            <text:p>990516</text:p>
          </table:table-cell>
          <table:table-cell office:value-type="float" office:value="1693750" calcext:value-type="float">
            <text:p>1693750</text:p>
          </table:table-cell>
          <table:table-cell office:value-type="float" office:value="5" calcext:value-type="float">
            <text:p>5</text:p>
          </table:table-cell>
          <table:table-cell office:value-type="float" office:value="0.813868738874047" calcext:value-type="float">
            <text:p>0.813868738874047</text:p>
          </table:table-cell>
          <table:table-cell office:value-type="float" office:value="0.990145324485937" calcext:value-type="float">
            <text:p>0.990145324485937</text:p>
          </table:table-cell>
          <table:table-cell office:value-type="float" office:value="0.995106815708496" calcext:value-type="float">
            <text:p>0.995106815708496</text:p>
          </table:table-cell>
          <table:table-cell office:value-type="float" office:value="0.728206125283971" calcext:value-type="float">
            <text:p>0.728206125283971</text:p>
          </table:table-cell>
          <table:table-cell office:value-type="float" office:value="0.776495430051736" calcext:value-type="float">
            <text:p>0.776495430051736</text:p>
          </table:table-cell>
          <table:table-cell office:value-type="float" office:value="0.590393613623812" calcext:value-type="float">
            <text:p>0.590393613623812</text:p>
          </table:table-cell>
          <table:table-cell office:value-type="float" office:value="1.00955379123137" calcext:value-type="float">
            <text:p>1.00955379123137</text:p>
          </table:table-cell>
          <table:table-cell office:value-type="float" office:value="-104.358774943206" calcext:value-type="float">
            <text:p>-104.358774943206</text:p>
          </table:table-cell>
          <table:table-cell office:value-type="float" office:value="-94.7009139896529" calcext:value-type="float">
            <text:p>-94.7009139896529</text:p>
          </table:table-cell>
          <table:table-cell office:value-type="float" office:value="-131.921277275238" calcext:value-type="float">
            <text:p>-131.921277275238</text:p>
          </table:table-cell>
        </table:table-row>
        <table:table-row table:style-name="ro1">
          <table:table-cell office:value-type="string" calcext:value-type="string">
            <text:p>2019-11-12 12:08:40</text:p>
          </table:table-cell>
          <table:table-cell office:value-type="float" office:value="27.0252878018655" calcext:value-type="float">
            <text:p>27.0252878018655</text:p>
          </table:table-cell>
          <table:table-cell office:value-type="float" office:value="74.151571543385" calcext:value-type="float">
            <text:p>74.151571543385</text:p>
          </table:table-cell>
          <table:table-cell office:value-type="float" office:value="980.700393185103" calcext:value-type="float">
            <text:p>980.70039318510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6676" calcext:value-type="float">
            <text:p>1376676</text:p>
          </table:table-cell>
          <table:table-cell office:value-type="float" office:value="1665934" calcext:value-type="float">
            <text:p>1665934</text:p>
          </table:table-cell>
          <table:table-cell office:value-type="float" office:value="1672369" calcext:value-type="float">
            <text:p>1672369</text:p>
          </table:table-cell>
          <table:table-cell office:value-type="float" office:value="1317031" calcext:value-type="float">
            <text:p>1317031</text:p>
          </table:table-cell>
          <table:table-cell office:value-type="float" office:value="1334522" calcext:value-type="float">
            <text:p>1334522</text:p>
          </table:table-cell>
          <table:table-cell office:value-type="float" office:value="948247" calcext:value-type="float">
            <text:p>948247</text:p>
          </table:table-cell>
          <table:table-cell office:value-type="float" office:value="1691376" calcext:value-type="float">
            <text:p>1691376</text:p>
          </table:table-cell>
          <table:table-cell office:value-type="float" office:value="5" calcext:value-type="float">
            <text:p>5</text:p>
          </table:table-cell>
          <table:table-cell office:value-type="float" office:value="0.820562937326781" calcext:value-type="float">
            <text:p>0.820562937326781</text:p>
          </table:table-cell>
          <table:table-cell office:value-type="float" office:value="0.9929741612642" calcext:value-type="float">
            <text:p>0.9929741612642</text:p>
          </table:table-cell>
          <table:table-cell office:value-type="float" office:value="0.996809720612731" calcext:value-type="float">
            <text:p>0.996809720612731</text:p>
          </table:table-cell>
          <table:table-cell office:value-type="float" office:value="0.785011742712467" calcext:value-type="float">
            <text:p>0.785011742712467</text:p>
          </table:table-cell>
          <table:table-cell office:value-type="float" office:value="0.795437192372941" calcext:value-type="float">
            <text:p>0.795437192372941</text:p>
          </table:table-cell>
          <table:table-cell office:value-type="float" office:value="0.565199323320308" calcext:value-type="float">
            <text:p>0.565199323320308</text:p>
          </table:table-cell>
          <table:table-cell office:value-type="float" office:value="1.00813877679572" calcext:value-type="float">
            <text:p>1.00813877679572</text:p>
          </table:table-cell>
          <table:table-cell office:value-type="float" office:value="-92.9976514575066" calcext:value-type="float">
            <text:p>-92.9976514575066</text:p>
          </table:table-cell>
          <table:table-cell office:value-type="float" office:value="-90.9125615254118" calcext:value-type="float">
            <text:p>-90.9125615254118</text:p>
          </table:table-cell>
          <table:table-cell office:value-type="float" office:value="-136.960135335938" calcext:value-type="float">
            <text:p>-136.960135335938</text:p>
          </table:table-cell>
        </table:table-row>
        <table:table-row table:style-name="ro1">
          <table:table-cell office:value-type="string" calcext:value-type="string">
            <text:p>2019-11-12 12:08:41</text:p>
          </table:table-cell>
          <table:table-cell office:value-type="float" office:value="27.0202336790098" calcext:value-type="float">
            <text:p>27.0202336790098</text:p>
          </table:table-cell>
          <table:table-cell office:value-type="float" office:value="74.1458000114464" calcext:value-type="float">
            <text:p>74.1458000114464</text:p>
          </table:table-cell>
          <table:table-cell office:value-type="float" office:value="980.691899913626" calcext:value-type="float">
            <text:p>980.69189991362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6638" calcext:value-type="float">
            <text:p>1386638</text:p>
          </table:table-cell>
          <table:table-cell office:value-type="float" office:value="1661400" calcext:value-type="float">
            <text:p>1661400</text:p>
          </table:table-cell>
          <table:table-cell office:value-type="float" office:value="1669105" calcext:value-type="float">
            <text:p>1669105</text:p>
          </table:table-cell>
          <table:table-cell office:value-type="float" office:value="1186826" calcext:value-type="float">
            <text:p>1186826</text:p>
          </table:table-cell>
          <table:table-cell office:value-type="float" office:value="1165334" calcext:value-type="float">
            <text:p>1165334</text:p>
          </table:table-cell>
          <table:table-cell office:value-type="float" office:value="1125572" calcext:value-type="float">
            <text:p>1125572</text:p>
          </table:table-cell>
          <table:table-cell office:value-type="float" office:value="1689427" calcext:value-type="float">
            <text:p>1689427</text:p>
          </table:table-cell>
          <table:table-cell office:value-type="float" office:value="5" calcext:value-type="float">
            <text:p>5</text:p>
          </table:table-cell>
          <table:table-cell office:value-type="float" office:value="0.826500752747149" calcext:value-type="float">
            <text:p>0.826500752747149</text:p>
          </table:table-cell>
          <table:table-cell office:value-type="float" office:value="0.990271686347924" calcext:value-type="float">
            <text:p>0.990271686347924</text:p>
          </table:table-cell>
          <table:table-cell office:value-type="float" office:value="0.994864224775341" calcext:value-type="float">
            <text:p>0.994864224775341</text:p>
          </table:table-cell>
          <table:table-cell office:value-type="float" office:value="0.707403505731047" calcext:value-type="float">
            <text:p>0.707403505731047</text:p>
          </table:table-cell>
          <table:table-cell office:value-type="float" office:value="0.694593273948821" calcext:value-type="float">
            <text:p>0.694593273948821</text:p>
          </table:table-cell>
          <table:table-cell office:value-type="float" office:value="0.67089327226797" calcext:value-type="float">
            <text:p>0.67089327226797</text:p>
          </table:table-cell>
          <table:table-cell office:value-type="float" office:value="1.00697708213056" calcext:value-type="float">
            <text:p>1.00697708213056</text:p>
          </table:table-cell>
          <table:table-cell office:value-type="float" office:value="-108.519298853791" calcext:value-type="float">
            <text:p>-108.519298853791</text:p>
          </table:table-cell>
          <table:table-cell office:value-type="float" office:value="-111.081345210236" calcext:value-type="float">
            <text:p>-111.081345210236</text:p>
          </table:table-cell>
          <table:table-cell office:value-type="float" office:value="-115.821345546406" calcext:value-type="float">
            <text:p>-115.821345546406</text:p>
          </table:table-cell>
        </table:table-row>
        <table:table-row table:style-name="ro1">
          <table:table-cell office:value-type="string" calcext:value-type="string">
            <text:p>2019-11-12 12:08:42</text:p>
          </table:table-cell>
          <table:table-cell office:value-type="float" office:value="27.0151795564452" calcext:value-type="float">
            <text:p>27.0151795564452</text:p>
          </table:table-cell>
          <table:table-cell office:value-type="float" office:value="74.14002858094" calcext:value-type="float">
            <text:p>74.14002858094</text:p>
          </table:table-cell>
          <table:table-cell office:value-type="float" office:value="980.738562911556" calcext:value-type="float">
            <text:p>980.73856291155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3333" calcext:value-type="float">
            <text:p>1383333</text:p>
          </table:table-cell>
          <table:table-cell office:value-type="float" office:value="1656579" calcext:value-type="float">
            <text:p>1656579</text:p>
          </table:table-cell>
          <table:table-cell office:value-type="float" office:value="1668428" calcext:value-type="float">
            <text:p>1668428</text:p>
          </table:table-cell>
          <table:table-cell office:value-type="float" office:value="1309445" calcext:value-type="float">
            <text:p>1309445</text:p>
          </table:table-cell>
          <table:table-cell office:value-type="float" office:value="1370116" calcext:value-type="float">
            <text:p>1370116</text:p>
          </table:table-cell>
          <table:table-cell office:value-type="float" office:value="946124" calcext:value-type="float">
            <text:p>946124</text:p>
          </table:table-cell>
          <table:table-cell office:value-type="float" office:value="1688787" calcext:value-type="float">
            <text:p>1688787</text:p>
          </table:table-cell>
          <table:table-cell office:value-type="float" office:value="5" calcext:value-type="float">
            <text:p>5</text:p>
          </table:table-cell>
          <table:table-cell office:value-type="float" office:value="0.824530819002488" calcext:value-type="float">
            <text:p>0.824530819002488</text:p>
          </table:table-cell>
          <table:table-cell office:value-type="float" office:value="0.98739814608075" calcext:value-type="float">
            <text:p>0.98739814608075</text:p>
          </table:table-cell>
          <table:table-cell office:value-type="float" office:value="0.994460701282108" calcext:value-type="float">
            <text:p>0.994460701282108</text:p>
          </table:table-cell>
          <table:table-cell office:value-type="float" office:value="0.780490133820788" calcext:value-type="float">
            <text:p>0.780490133820788</text:p>
          </table:table-cell>
          <table:table-cell office:value-type="float" office:value="0.8166528721634" calcext:value-type="float">
            <text:p>0.8166528721634</text:p>
          </table:table-cell>
          <table:table-cell office:value-type="float" office:value="0.563933916560878" calcext:value-type="float">
            <text:p>0.563933916560878</text:p>
          </table:table-cell>
          <table:table-cell office:value-type="float" office:value="1.00659561235852" calcext:value-type="float">
            <text:p>1.00659561235852</text:p>
          </table:table-cell>
          <table:table-cell office:value-type="float" office:value="-93.9019732358424" calcext:value-type="float">
            <text:p>-93.9019732358424</text:p>
          </table:table-cell>
          <table:table-cell office:value-type="float" office:value="-86.6694255673201" calcext:value-type="float">
            <text:p>-86.6694255673201</text:p>
          </table:table-cell>
          <table:table-cell office:value-type="float" office:value="-137.213216687824" calcext:value-type="float">
            <text:p>-137.213216687824</text:p>
          </table:table-cell>
        </table:table-row>
        <table:table-row table:style-name="ro1">
          <table:table-cell office:value-type="string" calcext:value-type="string">
            <text:p>2019-11-12 12:08:43</text:p>
          </table:table-cell>
          <table:table-cell office:value-type="float" office:value="27.0202336790098" calcext:value-type="float">
            <text:p>27.0202336790098</text:p>
          </table:table-cell>
          <table:table-cell office:value-type="float" office:value="74.1404301699768" calcext:value-type="float">
            <text:p>74.1404301699768</text:p>
          </table:table-cell>
          <table:table-cell office:value-type="float" office:value="980.747056605431" calcext:value-type="float">
            <text:p>980.74705660543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2001" calcext:value-type="float">
            <text:p>1372001</text:p>
          </table:table-cell>
          <table:table-cell office:value-type="float" office:value="1666235" calcext:value-type="float">
            <text:p>1666235</text:p>
          </table:table-cell>
          <table:table-cell office:value-type="float" office:value="1674074" calcext:value-type="float">
            <text:p>1674074</text:p>
          </table:table-cell>
          <table:table-cell office:value-type="float" office:value="1212607" calcext:value-type="float">
            <text:p>1212607</text:p>
          </table:table-cell>
          <table:table-cell office:value-type="float" office:value="1301687" calcext:value-type="float">
            <text:p>1301687</text:p>
          </table:table-cell>
          <table:table-cell office:value-type="float" office:value="1022534" calcext:value-type="float">
            <text:p>1022534</text:p>
          </table:table-cell>
          <table:table-cell office:value-type="float" office:value="1689372" calcext:value-type="float">
            <text:p>1689372</text:p>
          </table:table-cell>
          <table:table-cell office:value-type="float" office:value="5" calcext:value-type="float">
            <text:p>5</text:p>
          </table:table-cell>
          <table:table-cell office:value-type="float" office:value="0.817776419851353" calcext:value-type="float">
            <text:p>0.817776419851353</text:p>
          </table:table-cell>
          <table:table-cell office:value-type="float" office:value="0.993153571266362" calcext:value-type="float">
            <text:p>0.993153571266362</text:p>
          </table:table-cell>
          <table:table-cell office:value-type="float" office:value="0.997825979927299" calcext:value-type="float">
            <text:p>0.997825979927299</text:p>
          </table:table-cell>
          <table:table-cell office:value-type="float" office:value="0.722770181032441" calcext:value-type="float">
            <text:p>0.722770181032441</text:p>
          </table:table-cell>
          <table:table-cell office:value-type="float" office:value="0.775866004927874" calcext:value-type="float">
            <text:p>0.775866004927874</text:p>
          </table:table-cell>
          <table:table-cell office:value-type="float" office:value="0.609477831063012" calcext:value-type="float">
            <text:p>0.609477831063012</text:p>
          </table:table-cell>
          <table:table-cell office:value-type="float" office:value="1.00694429957203" calcext:value-type="float">
            <text:p>1.00694429957203</text:p>
          </table:table-cell>
          <table:table-cell office:value-type="float" office:value="-105.445963793512" calcext:value-type="float">
            <text:p>-105.445963793512</text:p>
          </table:table-cell>
          <table:table-cell office:value-type="float" office:value="-94.8267990144252" calcext:value-type="float">
            <text:p>-94.8267990144252</text:p>
          </table:table-cell>
          <table:table-cell office:value-type="float" office:value="-128.104433787398" calcext:value-type="float">
            <text:p>-128.104433787398</text:p>
          </table:table-cell>
        </table:table-row>
        <table:table-row table:style-name="ro1">
          <table:table-cell office:value-type="string" calcext:value-type="string">
            <text:p>2019-11-12 12:08:45</text:p>
          </table:table-cell>
          <table:table-cell office:value-type="float" office:value="27.0151795564452" calcext:value-type="float">
            <text:p>27.0151795564452</text:p>
          </table:table-cell>
          <table:table-cell office:value-type="float" office:value="74.14002858094" calcext:value-type="float">
            <text:p>74.14002858094</text:p>
          </table:table-cell>
          <table:table-cell office:value-type="float" office:value="980.766141061229" calcext:value-type="float">
            <text:p>980.76614106122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5183" calcext:value-type="float">
            <text:p>1375183</text:p>
          </table:table-cell>
          <table:table-cell office:value-type="float" office:value="1659042" calcext:value-type="float">
            <text:p>1659042</text:p>
          </table:table-cell>
          <table:table-cell office:value-type="float" office:value="1667869" calcext:value-type="float">
            <text:p>1667869</text:p>
          </table:table-cell>
          <table:table-cell office:value-type="float" office:value="1302490" calcext:value-type="float">
            <text:p>1302490</text:p>
          </table:table-cell>
          <table:table-cell office:value-type="float" office:value="1101277" calcext:value-type="float">
            <text:p>1101277</text:p>
          </table:table-cell>
          <table:table-cell office:value-type="float" office:value="1106886" calcext:value-type="float">
            <text:p>1106886</text:p>
          </table:table-cell>
          <table:table-cell office:value-type="float" office:value="1685973" calcext:value-type="float">
            <text:p>1685973</text:p>
          </table:table-cell>
          <table:table-cell office:value-type="float" office:value="5" calcext:value-type="float">
            <text:p>5</text:p>
          </table:table-cell>
          <table:table-cell office:value-type="float" office:value="0.819673039874201" calcext:value-type="float">
            <text:p>0.819673039874201</text:p>
          </table:table-cell>
          <table:table-cell office:value-type="float" office:value="0.988866208656574" calcext:value-type="float">
            <text:p>0.988866208656574</text:p>
          </table:table-cell>
          <table:table-cell office:value-type="float" office:value="0.994127511278094" calcext:value-type="float">
            <text:p>0.994127511278094</text:p>
          </table:table-cell>
          <table:table-cell office:value-type="float" office:value="0.776344630282477" calcext:value-type="float">
            <text:p>0.776344630282477</text:p>
          </table:table-cell>
          <table:table-cell office:value-type="float" office:value="0.656412322093525" calcext:value-type="float">
            <text:p>0.656412322093525</text:p>
          </table:table-cell>
          <table:table-cell office:value-type="float" office:value="0.65975554701752" calcext:value-type="float">
            <text:p>0.65975554701752</text:p>
          </table:table-cell>
          <table:table-cell office:value-type="float" office:value="1.0049183374546" calcext:value-type="float">
            <text:p>1.0049183374546</text:p>
          </table:table-cell>
          <table:table-cell office:value-type="float" office:value="-94.7310739435046" calcext:value-type="float">
            <text:p>-94.7310739435046</text:p>
          </table:table-cell>
          <table:table-cell office:value-type="float" office:value="-118.717535581295" calcext:value-type="float">
            <text:p>-118.717535581295</text:p>
          </table:table-cell>
          <table:table-cell office:value-type="float" office:value="-118.048890596496" calcext:value-type="float">
            <text:p>-118.048890596496</text:p>
          </table:table-cell>
        </table:table-row>
        <table:table-row table:style-name="ro1">
          <table:table-cell office:value-type="string" calcext:value-type="string">
            <text:p>2019-11-12 12:08:46</text:p>
          </table:table-cell>
          <table:table-cell office:value-type="float" office:value="27.0202336790098" calcext:value-type="float">
            <text:p>27.0202336790098</text:p>
          </table:table-cell>
          <table:table-cell office:value-type="float" office:value="74.1458000114464" calcext:value-type="float">
            <text:p>74.1458000114464</text:p>
          </table:table-cell>
          <table:table-cell office:value-type="float" office:value="980.747056605431" calcext:value-type="float">
            <text:p>980.74705660543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7233" calcext:value-type="float">
            <text:p>1377233</text:p>
          </table:table-cell>
          <table:table-cell office:value-type="float" office:value="1655598" calcext:value-type="float">
            <text:p>1655598</text:p>
          </table:table-cell>
          <table:table-cell office:value-type="float" office:value="1667736" calcext:value-type="float">
            <text:p>1667736</text:p>
          </table:table-cell>
          <table:table-cell office:value-type="float" office:value="1332365" calcext:value-type="float">
            <text:p>1332365</text:p>
          </table:table-cell>
          <table:table-cell office:value-type="float" office:value="1310480" calcext:value-type="float">
            <text:p>1310480</text:p>
          </table:table-cell>
          <table:table-cell office:value-type="float" office:value="938424" calcext:value-type="float">
            <text:p>938424</text:p>
          </table:table-cell>
          <table:table-cell office:value-type="float" office:value="1687938" calcext:value-type="float">
            <text:p>1687938</text:p>
          </table:table-cell>
          <table:table-cell office:value-type="float" office:value="5" calcext:value-type="float">
            <text:p>5</text:p>
          </table:table-cell>
          <table:table-cell office:value-type="float" office:value="0.820894935237758" calcext:value-type="float">
            <text:p>0.820894935237758</text:p>
          </table:table-cell>
          <table:table-cell office:value-type="float" office:value="0.986813424445799" calcext:value-type="float">
            <text:p>0.986813424445799</text:p>
          </table:table-cell>
          <table:table-cell office:value-type="float" office:value="0.994048237091093" calcext:value-type="float">
            <text:p>0.994048237091093</text:p>
          </table:table-cell>
          <table:table-cell office:value-type="float" office:value="0.794151520031872" calcext:value-type="float">
            <text:p>0.794151520031872</text:p>
          </table:table-cell>
          <table:table-cell office:value-type="float" office:value="0.781107041967755" calcext:value-type="float">
            <text:p>0.781107041967755</text:p>
          </table:table-cell>
          <table:table-cell office:value-type="float" office:value="0.559344358366055" calcext:value-type="float">
            <text:p>0.559344358366055</text:p>
          </table:table-cell>
          <table:table-cell office:value-type="float" office:value="1.00608956886406" calcext:value-type="float">
            <text:p>1.00608956886406</text:p>
          </table:table-cell>
          <table:table-cell office:value-type="float" office:value="-91.1696959936256" calcext:value-type="float">
            <text:p>-91.1696959936256</text:p>
          </table:table-cell>
          <table:table-cell office:value-type="float" office:value="-93.7785916064491" calcext:value-type="float">
            <text:p>-93.7785916064491</text:p>
          </table:table-cell>
          <table:table-cell office:value-type="float" office:value="-138.131128326789" calcext:value-type="float">
            <text:p>-138.131128326789</text:p>
          </table:table-cell>
        </table:table-row>
        <table:table-row table:style-name="ro1">
          <table:table-cell office:value-type="string" calcext:value-type="string">
            <text:p>2019-11-12 12:08:47</text:p>
          </table:table-cell>
          <table:table-cell office:value-type="float" office:value="27.0151795564452" calcext:value-type="float">
            <text:p>27.0151795564452</text:p>
          </table:table-cell>
          <table:table-cell office:value-type="float" office:value="74.1561379000717" calcext:value-type="float">
            <text:p>74.1561379000717</text:p>
          </table:table-cell>
          <table:table-cell office:value-type="float" office:value="980.766141061229" calcext:value-type="float">
            <text:p>980.76614106122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0221" calcext:value-type="float">
            <text:p>1380221</text:p>
          </table:table-cell>
          <table:table-cell office:value-type="float" office:value="1658966" calcext:value-type="float">
            <text:p>1658966</text:p>
          </table:table-cell>
          <table:table-cell office:value-type="float" office:value="1668001" calcext:value-type="float">
            <text:p>1668001</text:p>
          </table:table-cell>
          <table:table-cell office:value-type="float" office:value="1265572" calcext:value-type="float">
            <text:p>1265572</text:p>
          </table:table-cell>
          <table:table-cell office:value-type="float" office:value="1150015" calcext:value-type="float">
            <text:p>1150015</text:p>
          </table:table-cell>
          <table:table-cell office:value-type="float" office:value="1107319" calcext:value-type="float">
            <text:p>1107319</text:p>
          </table:table-cell>
          <table:table-cell office:value-type="float" office:value="1686786" calcext:value-type="float">
            <text:p>1686786</text:p>
          </table:table-cell>
          <table:table-cell office:value-type="float" office:value="5" calcext:value-type="float">
            <text:p>5</text:p>
          </table:table-cell>
          <table:table-cell office:value-type="float" office:value="0.822675922235956" calcext:value-type="float">
            <text:p>0.822675922235956</text:p>
          </table:table-cell>
          <table:table-cell office:value-type="float" office:value="0.988820909121145" calcext:value-type="float">
            <text:p>0.988820909121145</text:p>
          </table:table-cell>
          <table:table-cell office:value-type="float" office:value="0.994206189418577" calcext:value-type="float">
            <text:p>0.994206189418577</text:p>
          </table:table-cell>
          <table:table-cell office:value-type="float" office:value="0.754339784901117" calcext:value-type="float">
            <text:p>0.754339784901117</text:p>
          </table:table-cell>
          <table:table-cell office:value-type="float" office:value="0.685462437327199" calcext:value-type="float">
            <text:p>0.685462437327199</text:p>
          </table:table-cell>
          <table:table-cell office:value-type="float" office:value="0.660013635160164" calcext:value-type="float">
            <text:p>0.660013635160164</text:p>
          </table:table-cell>
          <table:table-cell office:value-type="float" office:value="1.00540292327439" calcext:value-type="float">
            <text:p>1.00540292327439</text:p>
          </table:table-cell>
          <table:table-cell office:value-type="float" office:value="-99.1320430197767" calcext:value-type="float">
            <text:p>-99.1320430197767</text:p>
          </table:table-cell>
          <table:table-cell office:value-type="float" office:value="-112.90751253456" calcext:value-type="float">
            <text:p>-112.90751253456</text:p>
          </table:table-cell>
          <table:table-cell office:value-type="float" office:value="-117.997272967967" calcext:value-type="float">
            <text:p>-117.997272967967</text:p>
          </table:table-cell>
        </table:table-row>
        <table:table-row table:style-name="ro1">
          <table:table-cell office:value-type="string" calcext:value-type="string">
            <text:p>2019-11-12 12:08:48</text:p>
          </table:table-cell>
          <table:table-cell office:value-type="float" office:value="27.0101254341716" calcext:value-type="float">
            <text:p>27.0101254341716</text:p>
          </table:table-cell>
          <table:table-cell office:value-type="float" office:value="74.1557361220304" calcext:value-type="float">
            <text:p>74.1557361220304</text:p>
          </table:table-cell>
          <table:table-cell office:value-type="float" office:value="980.702491354669" calcext:value-type="float">
            <text:p>980.70249135466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4554" calcext:value-type="float">
            <text:p>1384554</text:p>
          </table:table-cell>
          <table:table-cell office:value-type="float" office:value="1655014" calcext:value-type="float">
            <text:p>1655014</text:p>
          </table:table-cell>
          <table:table-cell office:value-type="float" office:value="1666448" calcext:value-type="float">
            <text:p>1666448</text:p>
          </table:table-cell>
          <table:table-cell office:value-type="float" office:value="1289222" calcext:value-type="float">
            <text:p>1289222</text:p>
          </table:table-cell>
          <table:table-cell office:value-type="float" office:value="1393087" calcext:value-type="float">
            <text:p>1393087</text:p>
          </table:table-cell>
          <table:table-cell office:value-type="float" office:value="944093" calcext:value-type="float">
            <text:p>944093</text:p>
          </table:table-cell>
          <table:table-cell office:value-type="float" office:value="1686437" calcext:value-type="float">
            <text:p>1686437</text:p>
          </table:table-cell>
          <table:table-cell office:value-type="float" office:value="5" calcext:value-type="float">
            <text:p>5</text:p>
          </table:table-cell>
          <table:table-cell office:value-type="float" office:value="0.825258591801952" calcext:value-type="float">
            <text:p>0.825258591801952</text:p>
          </table:table-cell>
          <table:table-cell office:value-type="float" office:value="0.986465333278815" calcext:value-type="float">
            <text:p>0.986465333278815</text:p>
          </table:table-cell>
          <table:table-cell office:value-type="float" office:value="0.993280529174868" calcext:value-type="float">
            <text:p>0.993280529174868</text:p>
          </table:table-cell>
          <table:table-cell office:value-type="float" office:value="0.76843628507093" calcext:value-type="float">
            <text:p>0.76843628507093</text:p>
          </table:table-cell>
          <table:table-cell office:value-type="float" office:value="0.830344656746943" calcext:value-type="float">
            <text:p>0.830344656746943</text:p>
          </table:table-cell>
          <table:table-cell office:value-type="float" office:value="0.562723346081179" calcext:value-type="float">
            <text:p>0.562723346081179</text:p>
          </table:table-cell>
          <table:table-cell office:value-type="float" office:value="1.00519490303932" calcext:value-type="float">
            <text:p>1.00519490303932</text:p>
          </table:table-cell>
          <table:table-cell office:value-type="float" office:value="-96.312742985814" calcext:value-type="float">
            <text:p>-96.312742985814</text:p>
          </table:table-cell>
          <table:table-cell office:value-type="float" office:value="-83.9310686506115" calcext:value-type="float">
            <text:p>-83.9310686506115</text:p>
          </table:table-cell>
          <table:table-cell office:value-type="float" office:value="-137.455330783764" calcext:value-type="float">
            <text:p>-137.455330783764</text:p>
          </table:table-cell>
        </table:table-row>
        <table:table-row table:style-name="ro1">
          <table:table-cell office:value-type="string" calcext:value-type="string">
            <text:p>2019-11-12 12:08:50</text:p>
          </table:table-cell>
          <table:table-cell office:value-type="float" office:value="27.0151795564452" calcext:value-type="float">
            <text:p>27.0151795564452</text:p>
          </table:table-cell>
          <table:table-cell office:value-type="float" office:value="74.1615076558854" calcext:value-type="float">
            <text:p>74.1615076558854</text:p>
          </table:table-cell>
          <table:table-cell office:value-type="float" office:value="980.738562911556" calcext:value-type="float">
            <text:p>980.73856291155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5109" calcext:value-type="float">
            <text:p>1365109</text:p>
          </table:table-cell>
          <table:table-cell office:value-type="float" office:value="1656117" calcext:value-type="float">
            <text:p>1656117</text:p>
          </table:table-cell>
          <table:table-cell office:value-type="float" office:value="1665416" calcext:value-type="float">
            <text:p>1665416</text:p>
          </table:table-cell>
          <table:table-cell office:value-type="float" office:value="1119233" calcext:value-type="float">
            <text:p>1119233</text:p>
          </table:table-cell>
          <table:table-cell office:value-type="float" office:value="1292056" calcext:value-type="float">
            <text:p>1292056</text:p>
          </table:table-cell>
          <table:table-cell office:value-type="float" office:value="1182299" calcext:value-type="float">
            <text:p>1182299</text:p>
          </table:table-cell>
          <table:table-cell office:value-type="float" office:value="1687593" calcext:value-type="float">
            <text:p>1687593</text:p>
          </table:table-cell>
          <table:table-cell office:value-type="float" office:value="5" calcext:value-type="float">
            <text:p>5</text:p>
          </table:table-cell>
          <table:table-cell office:value-type="float" office:value="0.813668467243727" calcext:value-type="float">
            <text:p>0.813668467243727</text:p>
          </table:table-cell>
          <table:table-cell office:value-type="float" office:value="0.98712277258906" calcext:value-type="float">
            <text:p>0.98712277258906</text:p>
          </table:table-cell>
          <table:table-cell office:value-type="float" office:value="0.992665409167458" calcext:value-type="float">
            <text:p>0.992665409167458</text:p>
          </table:table-cell>
          <table:table-cell office:value-type="float" office:value="0.667114933385245" calcext:value-type="float">
            <text:p>0.667114933385245</text:p>
          </table:table-cell>
          <table:table-cell office:value-type="float" office:value="0.770125480905233" calcext:value-type="float">
            <text:p>0.770125480905233</text:p>
          </table:table-cell>
          <table:table-cell office:value-type="float" office:value="0.704705203140402" calcext:value-type="float">
            <text:p>0.704705203140402</text:p>
          </table:table-cell>
          <table:table-cell office:value-type="float" office:value="1.00588393281507" calcext:value-type="float">
            <text:p>1.00588393281507</text:p>
          </table:table-cell>
          <table:table-cell office:value-type="float" office:value="-116.577013322951" calcext:value-type="float">
            <text:p>-116.577013322951</text:p>
          </table:table-cell>
          <table:table-cell office:value-type="float" office:value="-95.9749038189535" calcext:value-type="float">
            <text:p>-95.9749038189535</text:p>
          </table:table-cell>
          <table:table-cell office:value-type="float" office:value="-109.05895937192" calcext:value-type="float">
            <text:p>-109.05895937192</text:p>
          </table:table-cell>
        </table:table-row>
        <table:table-row table:style-name="ro1">
          <table:table-cell office:value-type="string" calcext:value-type="string">
            <text:p>2019-11-12 12:08:51</text:p>
          </table:table-cell>
          <table:table-cell office:value-type="float" office:value="27.0202336790098" calcext:value-type="float">
            <text:p>27.0202336790098</text:p>
          </table:table-cell>
          <table:table-cell office:value-type="float" office:value="74.1565396685397" calcext:value-type="float">
            <text:p>74.1565396685397</text:p>
          </table:table-cell>
          <table:table-cell office:value-type="float" office:value="980.691899913626" calcext:value-type="float">
            <text:p>980.69189991362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0484" calcext:value-type="float">
            <text:p>1380484</text:p>
          </table:table-cell>
          <table:table-cell office:value-type="float" office:value="1657108" calcext:value-type="float">
            <text:p>1657108</text:p>
          </table:table-cell>
          <table:table-cell office:value-type="float" office:value="1665629" calcext:value-type="float">
            <text:p>1665629</text:p>
          </table:table-cell>
          <table:table-cell office:value-type="float" office:value="1214069" calcext:value-type="float">
            <text:p>1214069</text:p>
          </table:table-cell>
          <table:table-cell office:value-type="float" office:value="1163551" calcext:value-type="float">
            <text:p>1163551</text:p>
          </table:table-cell>
          <table:table-cell office:value-type="float" office:value="1115419" calcext:value-type="float">
            <text:p>1115419</text:p>
          </table:table-cell>
          <table:table-cell office:value-type="float" office:value="1685705" calcext:value-type="float">
            <text:p>1685705</text:p>
          </table:table-cell>
          <table:table-cell office:value-type="float" office:value="5" calcext:value-type="float">
            <text:p>5</text:p>
          </table:table-cell>
          <table:table-cell office:value-type="float" office:value="0.822832682470403" calcext:value-type="float">
            <text:p>0.822832682470403</text:p>
          </table:table-cell>
          <table:table-cell office:value-type="float" office:value="0.987713454689199" calcext:value-type="float">
            <text:p>0.987713454689199</text:p>
          </table:table-cell>
          <table:table-cell office:value-type="float" office:value="0.992792367075964" calcext:value-type="float">
            <text:p>0.992792367075964</text:p>
          </table:table-cell>
          <table:table-cell office:value-type="float" office:value="0.723641601042938" calcext:value-type="float">
            <text:p>0.723641601042938</text:p>
          </table:table-cell>
          <table:table-cell office:value-type="float" office:value="0.693530523005786" calcext:value-type="float">
            <text:p>0.693530523005786</text:p>
          </table:table-cell>
          <table:table-cell office:value-type="float" office:value="0.664841611962511" calcext:value-type="float">
            <text:p>0.664841611962511</text:p>
          </table:table-cell>
          <table:table-cell office:value-type="float" office:value="1.00475859698756" calcext:value-type="float">
            <text:p>1.00475859698756</text:p>
          </table:table-cell>
          <table:table-cell office:value-type="float" office:value="-105.271679791412" calcext:value-type="float">
            <text:p>-105.271679791412</text:p>
          </table:table-cell>
          <table:table-cell office:value-type="float" office:value="-111.293895398843" calcext:value-type="float">
            <text:p>-111.293895398843</text:p>
          </table:table-cell>
          <table:table-cell office:value-type="float" office:value="-117.031677607498" calcext:value-type="float">
            <text:p>-117.031677607498</text:p>
          </table:table-cell>
        </table:table-row>
        <table:table-row table:style-name="ro1">
          <table:table-cell office:value-type="string" calcext:value-type="string">
            <text:p>2019-11-12 12:08:52</text:p>
          </table:table-cell>
          <table:table-cell office:value-type="float" office:value="27.0151795564452" calcext:value-type="float">
            <text:p>27.0151795564452</text:p>
          </table:table-cell>
          <table:table-cell office:value-type="float" office:value="74.1722471416673" calcext:value-type="float">
            <text:p>74.1722471416673</text:p>
          </table:table-cell>
          <table:table-cell office:value-type="float" office:value="980.683406677866" calcext:value-type="float">
            <text:p>980.68340667786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8690" calcext:value-type="float">
            <text:p>1378690</text:p>
          </table:table-cell>
          <table:table-cell office:value-type="float" office:value="1657222" calcext:value-type="float">
            <text:p>1657222</text:p>
          </table:table-cell>
          <table:table-cell office:value-type="float" office:value="1668953" calcext:value-type="float">
            <text:p>1668953</text:p>
          </table:table-cell>
          <table:table-cell office:value-type="float" office:value="1289691" calcext:value-type="float">
            <text:p>1289691</text:p>
          </table:table-cell>
          <table:table-cell office:value-type="float" office:value="1394628" calcext:value-type="float">
            <text:p>1394628</text:p>
          </table:table-cell>
          <table:table-cell office:value-type="float" office:value="943255" calcext:value-type="float">
            <text:p>943255</text:p>
          </table:table-cell>
          <table:table-cell office:value-type="float" office:value="1685224" calcext:value-type="float">
            <text:p>1685224</text:p>
          </table:table-cell>
          <table:table-cell office:value-type="float" office:value="5" calcext:value-type="float">
            <text:p>5</text:p>
          </table:table-cell>
          <table:table-cell office:value-type="float" office:value="0.821763375015661" calcext:value-type="float">
            <text:p>0.821763375015661</text:p>
          </table:table-cell>
          <table:table-cell office:value-type="float" office:value="0.987781403992343" calcext:value-type="float">
            <text:p>0.987781403992343</text:p>
          </table:table-cell>
          <table:table-cell office:value-type="float" office:value="0.994773625704482" calcext:value-type="float">
            <text:p>0.994773625704482</text:p>
          </table:table-cell>
          <table:table-cell office:value-type="float" office:value="0.768715830888251" calcext:value-type="float">
            <text:p>0.768715830888251</text:p>
          </table:table-cell>
          <table:table-cell office:value-type="float" office:value="0.831263164432426" calcext:value-type="float">
            <text:p>0.831263164432426</text:p>
          </table:table-cell>
          <table:table-cell office:value-type="float" office:value="0.562223859098418" calcext:value-type="float">
            <text:p>0.562223859098418</text:p>
          </table:table-cell>
          <table:table-cell office:value-type="float" office:value="1.00447189861201" calcext:value-type="float">
            <text:p>1.00447189861201</text:p>
          </table:table-cell>
          <table:table-cell office:value-type="float" office:value="-96.2568338223498" calcext:value-type="float">
            <text:p>-96.2568338223498</text:p>
          </table:table-cell>
          <table:table-cell office:value-type="float" office:value="-83.7473671135148" calcext:value-type="float">
            <text:p>-83.7473671135148</text:p>
          </table:table-cell>
          <table:table-cell office:value-type="float" office:value="-137.555228180316" calcext:value-type="float">
            <text:p>-137.555228180316</text:p>
          </table:table-cell>
        </table:table-row>
        <table:table-row table:style-name="ro1">
          <table:table-cell office:value-type="string" calcext:value-type="string">
            <text:p>2019-11-12 12:08:53</text:p>
          </table:table-cell>
          <table:table-cell office:value-type="float" office:value="27.0151795564452" calcext:value-type="float">
            <text:p>27.0151795564452</text:p>
          </table:table-cell>
          <table:table-cell office:value-type="float" office:value="74.1722471416673" calcext:value-type="float">
            <text:p>74.1722471416673</text:p>
          </table:table-cell>
          <table:table-cell office:value-type="float" office:value="980.710984783768" calcext:value-type="float">
            <text:p>980.71098478376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5044" calcext:value-type="float">
            <text:p>1375044</text:p>
          </table:table-cell>
          <table:table-cell office:value-type="float" office:value="1655324" calcext:value-type="float">
            <text:p>1655324</text:p>
          </table:table-cell>
          <table:table-cell office:value-type="float" office:value="1664705" calcext:value-type="float">
            <text:p>1664705</text:p>
          </table:table-cell>
          <table:table-cell office:value-type="float" office:value="1113786" calcext:value-type="float">
            <text:p>1113786</text:p>
          </table:table-cell>
          <table:table-cell office:value-type="float" office:value="1251668" calcext:value-type="float">
            <text:p>1251668</text:p>
          </table:table-cell>
          <table:table-cell office:value-type="float" office:value="1162320" calcext:value-type="float">
            <text:p>1162320</text:p>
          </table:table-cell>
          <table:table-cell office:value-type="float" office:value="1685515" calcext:value-type="float">
            <text:p>1685515</text:p>
          </table:table-cell>
          <table:table-cell office:value-type="float" office:value="5" calcext:value-type="float">
            <text:p>5</text:p>
          </table:table-cell>
          <table:table-cell office:value-type="float" office:value="0.819590189408086" calcext:value-type="float">
            <text:p>0.819590189408086</text:p>
          </table:table-cell>
          <table:table-cell office:value-type="float" office:value="0.986650107699646" calcext:value-type="float">
            <text:p>0.986650107699646</text:p>
          </table:table-cell>
          <table:table-cell office:value-type="float" office:value="0.992241620092585" calcext:value-type="float">
            <text:p>0.992241620092585</text:p>
          </table:table-cell>
          <table:table-cell office:value-type="float" office:value="0.663868267997297" calcext:value-type="float">
            <text:p>0.663868267997297</text:p>
          </table:table-cell>
          <table:table-cell office:value-type="float" office:value="0.746052354103607" calcext:value-type="float">
            <text:p>0.746052354103607</text:p>
          </table:table-cell>
          <table:table-cell office:value-type="float" office:value="0.692796789741133" calcext:value-type="float">
            <text:p>0.692796789741133</text:p>
          </table:table-cell>
          <table:table-cell office:value-type="float" office:value="1.00464534814898" calcext:value-type="float">
            <text:p>1.00464534814898</text:p>
          </table:table-cell>
          <table:table-cell office:value-type="float" office:value="-117.226346400541" calcext:value-type="float">
            <text:p>-117.226346400541</text:p>
          </table:table-cell>
          <table:table-cell office:value-type="float" office:value="-100.789529179279" calcext:value-type="float">
            <text:p>-100.789529179279</text:p>
          </table:table-cell>
          <table:table-cell office:value-type="float" office:value="-111.440642051773" calcext:value-type="float">
            <text:p>-111.440642051773</text:p>
          </table:table-cell>
        </table:table-row>
        <table:table-row table:style-name="ro1">
          <table:table-cell office:value-type="string" calcext:value-type="string">
            <text:p>2019-11-12 12:08:55</text:p>
          </table:table-cell>
          <table:table-cell office:value-type="float" office:value="27.0252878018655" calcext:value-type="float">
            <text:p>27.0252878018655</text:p>
          </table:table-cell>
          <table:table-cell office:value-type="float" office:value="74.1623113028678" calcext:value-type="float">
            <text:p>74.1623113028678</text:p>
          </table:table-cell>
          <table:table-cell office:value-type="float" office:value="980.783128942812" calcext:value-type="float">
            <text:p>980.78312894281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8770" calcext:value-type="float">
            <text:p>1358770</text:p>
          </table:table-cell>
          <table:table-cell office:value-type="float" office:value="1654187" calcext:value-type="float">
            <text:p>1654187</text:p>
          </table:table-cell>
          <table:table-cell office:value-type="float" office:value="1665529" calcext:value-type="float">
            <text:p>1665529</text:p>
          </table:table-cell>
          <table:table-cell office:value-type="float" office:value="1368856" calcext:value-type="float">
            <text:p>1368856</text:p>
          </table:table-cell>
          <table:table-cell office:value-type="float" office:value="1151430" calcext:value-type="float">
            <text:p>1151430</text:p>
          </table:table-cell>
          <table:table-cell office:value-type="float" office:value="957140" calcext:value-type="float">
            <text:p>957140</text:p>
          </table:table-cell>
          <table:table-cell office:value-type="float" office:value="1686617" calcext:value-type="float">
            <text:p>1686617</text:p>
          </table:table-cell>
          <table:table-cell office:value-type="float" office:value="5" calcext:value-type="float">
            <text:p>5</text:p>
          </table:table-cell>
          <table:table-cell office:value-type="float" office:value="0.809890128361002" calcext:value-type="float">
            <text:p>0.809890128361002</text:p>
          </table:table-cell>
          <table:table-cell office:value-type="float" office:value="0.98597240280776" calcext:value-type="float">
            <text:p>0.98597240280776</text:p>
          </table:table-cell>
          <table:table-cell office:value-type="float" office:value="0.992732762424083" calcext:value-type="float">
            <text:p>0.992732762424083</text:p>
          </table:table-cell>
          <table:table-cell office:value-type="float" office:value="0.815901853549701" calcext:value-type="float">
            <text:p>0.815901853549701</text:p>
          </table:table-cell>
          <table:table-cell office:value-type="float" office:value="0.686305843151312" calcext:value-type="float">
            <text:p>0.686305843151312</text:p>
          </table:table-cell>
          <table:table-cell office:value-type="float" office:value="0.570499965012069" calcext:value-type="float">
            <text:p>0.570499965012069</text:p>
          </table:table-cell>
          <table:table-cell office:value-type="float" office:value="1.00530219141271" calcext:value-type="float">
            <text:p>1.00530219141271</text:p>
          </table:table-cell>
          <table:table-cell office:value-type="float" office:value="-86.8196292900597" calcext:value-type="float">
            <text:p>-86.8196292900597</text:p>
          </table:table-cell>
          <table:table-cell office:value-type="float" office:value="-112.738831369738" calcext:value-type="float">
            <text:p>-112.738831369738</text:p>
          </table:table-cell>
          <table:table-cell office:value-type="float" office:value="-135.900006997586" calcext:value-type="float">
            <text:p>-135.900006997586</text:p>
          </table:table-cell>
        </table:table-row>
        <table:table-row table:style-name="ro1">
          <table:table-cell office:value-type="string" calcext:value-type="string">
            <text:p>2019-11-12 12:08:56</text:p>
          </table:table-cell>
          <table:table-cell office:value-type="float" office:value="27.0151795564452" calcext:value-type="float">
            <text:p>27.0151795564452</text:p>
          </table:table-cell>
          <table:table-cell office:value-type="float" office:value="74.1990957053574" calcext:value-type="float">
            <text:p>74.1990957053574</text:p>
          </table:table-cell>
          <table:table-cell office:value-type="float" office:value="980.710984783768" calcext:value-type="float">
            <text:p>980.71098478376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5040" calcext:value-type="float">
            <text:p>1355040</text:p>
          </table:table-cell>
          <table:table-cell office:value-type="float" office:value="1653977" calcext:value-type="float">
            <text:p>1653977</text:p>
          </table:table-cell>
          <table:table-cell office:value-type="float" office:value="1663429" calcext:value-type="float">
            <text:p>1663429</text:p>
          </table:table-cell>
          <table:table-cell office:value-type="float" office:value="1129251" calcext:value-type="float">
            <text:p>1129251</text:p>
          </table:table-cell>
          <table:table-cell office:value-type="float" office:value="1364009" calcext:value-type="float">
            <text:p>1364009</text:p>
          </table:table-cell>
          <table:table-cell office:value-type="float" office:value="961097" calcext:value-type="float">
            <text:p>961097</text:p>
          </table:table-cell>
          <table:table-cell office:value-type="float" office:value="1690079" calcext:value-type="float">
            <text:p>1690079</text:p>
          </table:table-cell>
          <table:table-cell office:value-type="float" office:value="5" calcext:value-type="float">
            <text:p>5</text:p>
          </table:table-cell>
          <table:table-cell office:value-type="float" office:value="0.807666874845847" calcext:value-type="float">
            <text:p>0.807666874845847</text:p>
          </table:table-cell>
          <table:table-cell office:value-type="float" office:value="0.985847233038811" calcext:value-type="float">
            <text:p>0.985847233038811</text:p>
          </table:table-cell>
          <table:table-cell office:value-type="float" office:value="0.991481064734586" calcext:value-type="float">
            <text:p>0.991481064734586</text:p>
          </table:table-cell>
          <table:table-cell office:value-type="float" office:value="0.673086127410665" calcext:value-type="float">
            <text:p>0.673086127410665</text:p>
          </table:table-cell>
          <table:table-cell office:value-type="float" office:value="0.813012816073038" calcext:value-type="float">
            <text:p>0.813012816073038</text:p>
          </table:table-cell>
          <table:table-cell office:value-type="float" office:value="0.572858521086993" calcext:value-type="float">
            <text:p>0.572858521086993</text:p>
          </table:table-cell>
          <table:table-cell office:value-type="float" office:value="1.00736570446082" calcext:value-type="float">
            <text:p>1.00736570446082</text:p>
          </table:table-cell>
          <table:table-cell office:value-type="float" office:value="-115.382774517867" calcext:value-type="float">
            <text:p>-115.382774517867</text:p>
          </table:table-cell>
          <table:table-cell office:value-type="float" office:value="-87.3974367853924" calcext:value-type="float">
            <text:p>-87.3974367853924</text:p>
          </table:table-cell>
          <table:table-cell office:value-type="float" office:value="-135.428295782601" calcext:value-type="float">
            <text:p>-135.428295782601</text:p>
          </table:table-cell>
        </table:table-row>
        <table:table-row table:style-name="ro1">
          <table:table-cell office:value-type="string" calcext:value-type="string">
            <text:p>2019-11-12 12:08:57</text:p>
          </table:table-cell>
          <table:table-cell office:value-type="float" office:value="27.0252878018655" calcext:value-type="float">
            <text:p>27.0252878018655</text:p>
          </table:table-cell>
          <table:table-cell office:value-type="float" office:value="74.1945303745438" calcext:value-type="float">
            <text:p>74.1945303745438</text:p>
          </table:table-cell>
          <table:table-cell office:value-type="float" office:value="980.700393185103" calcext:value-type="float">
            <text:p>980.70039318510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3191" calcext:value-type="float">
            <text:p>1383191</text:p>
          </table:table-cell>
          <table:table-cell office:value-type="float" office:value="1653810" calcext:value-type="float">
            <text:p>1653810</text:p>
          </table:table-cell>
          <table:table-cell office:value-type="float" office:value="1664303" calcext:value-type="float">
            <text:p>1664303</text:p>
          </table:table-cell>
          <table:table-cell office:value-type="float" office:value="1277933" calcext:value-type="float">
            <text:p>1277933</text:p>
          </table:table-cell>
          <table:table-cell office:value-type="float" office:value="1400071" calcext:value-type="float">
            <text:p>1400071</text:p>
          </table:table-cell>
          <table:table-cell office:value-type="float" office:value="945200" calcext:value-type="float">
            <text:p>945200</text:p>
          </table:table-cell>
          <table:table-cell office:value-type="float" office:value="1683863" calcext:value-type="float">
            <text:p>1683863</text:p>
          </table:table-cell>
          <table:table-cell office:value-type="float" office:value="5" calcext:value-type="float">
            <text:p>5</text:p>
          </table:table-cell>
          <table:table-cell office:value-type="float" office:value="0.824446180396817" calcext:value-type="float">
            <text:p>0.824446180396817</text:p>
          </table:table-cell>
          <table:table-cell office:value-type="float" office:value="0.98574769327017" calcext:value-type="float">
            <text:p>0.98574769327017</text:p>
          </table:table-cell>
          <table:table-cell office:value-type="float" office:value="0.992002009392024" calcext:value-type="float">
            <text:p>0.992002009392024</text:p>
          </table:table-cell>
          <table:table-cell office:value-type="float" office:value="0.761707515920104" calcext:value-type="float">
            <text:p>0.761707515920104</text:p>
          </table:table-cell>
          <table:table-cell office:value-type="float" office:value="0.834507445634299" calcext:value-type="float">
            <text:p>0.834507445634299</text:p>
          </table:table-cell>
          <table:table-cell office:value-type="float" office:value="0.5633831695775" calcext:value-type="float">
            <text:p>0.5633831695775</text:p>
          </table:table-cell>
          <table:table-cell office:value-type="float" office:value="1.00366067929991" calcext:value-type="float">
            <text:p>1.00366067929991</text:p>
          </table:table-cell>
          <table:table-cell office:value-type="float" office:value="-97.6584968159791" calcext:value-type="float">
            <text:p>-97.6584968159791</text:p>
          </table:table-cell>
          <table:table-cell office:value-type="float" office:value="-83.0985108731402" calcext:value-type="float">
            <text:p>-83.0985108731402</text:p>
          </table:table-cell>
          <table:table-cell office:value-type="float" office:value="-137.3233660845" calcext:value-type="float">
            <text:p>-137.3233660845</text:p>
          </table:table-cell>
        </table:table-row>
        <table:table-row table:style-name="ro1">
          <table:table-cell office:value-type="string" calcext:value-type="string">
            <text:p>2019-11-12 12:08:58</text:p>
          </table:table-cell>
          <table:table-cell office:value-type="float" office:value="27.0151795564452" calcext:value-type="float">
            <text:p>27.0151795564452</text:p>
          </table:table-cell>
          <table:table-cell office:value-type="float" office:value="74.1883563057268" calcext:value-type="float">
            <text:p>74.1883563057268</text:p>
          </table:table-cell>
          <table:table-cell office:value-type="float" office:value="980.738562911556" calcext:value-type="float">
            <text:p>980.73856291155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8583" calcext:value-type="float">
            <text:p>1368583</text:p>
          </table:table-cell>
          <table:table-cell office:value-type="float" office:value="1655552" calcext:value-type="float">
            <text:p>1655552</text:p>
          </table:table-cell>
          <table:table-cell office:value-type="float" office:value="1664044" calcext:value-type="float">
            <text:p>1664044</text:p>
          </table:table-cell>
          <table:table-cell office:value-type="float" office:value="1329083" calcext:value-type="float">
            <text:p>1329083</text:p>
          </table:table-cell>
          <table:table-cell office:value-type="float" office:value="1139806" calcext:value-type="float">
            <text:p>1139806</text:p>
          </table:table-cell>
          <table:table-cell office:value-type="float" office:value="1079301" calcext:value-type="float">
            <text:p>1079301</text:p>
          </table:table-cell>
          <table:table-cell office:value-type="float" office:value="1684595" calcext:value-type="float">
            <text:p>1684595</text:p>
          </table:table-cell>
          <table:table-cell office:value-type="float" office:value="5" calcext:value-type="float">
            <text:p>5</text:p>
          </table:table-cell>
          <table:table-cell office:value-type="float" office:value="0.815739132850067" calcext:value-type="float">
            <text:p>0.815739132850067</text:p>
          </table:table-cell>
          <table:table-cell office:value-type="float" office:value="0.986786006305934" calcext:value-type="float">
            <text:p>0.986786006305934</text:p>
          </table:table-cell>
          <table:table-cell office:value-type="float" office:value="0.991847633343653" calcext:value-type="float">
            <text:p>0.991847633343653</text:p>
          </table:table-cell>
          <table:table-cell office:value-type="float" office:value="0.792195295357143" calcext:value-type="float">
            <text:p>0.792195295357143</text:p>
          </table:table-cell>
          <table:table-cell office:value-type="float" office:value="0.679377398416686" calcext:value-type="float">
            <text:p>0.679377398416686</text:p>
          </table:table-cell>
          <table:table-cell office:value-type="float" office:value="0.643313603796196" calcext:value-type="float">
            <text:p>0.643313603796196</text:p>
          </table:table-cell>
          <table:table-cell office:value-type="float" office:value="1.00409698535168" calcext:value-type="float">
            <text:p>1.00409698535168</text:p>
          </table:table-cell>
          <table:table-cell office:value-type="float" office:value="-91.5609409285714" calcext:value-type="float">
            <text:p>-91.5609409285714</text:p>
          </table:table-cell>
          <table:table-cell office:value-type="float" office:value="-114.124520316663" calcext:value-type="float">
            <text:p>-114.124520316663</text:p>
          </table:table-cell>
          <table:table-cell office:value-type="float" office:value="-121.337279240761" calcext:value-type="float">
            <text:p>-121.337279240761</text:p>
          </table:table-cell>
        </table:table-row>
        <table:table-row table:style-name="ro1">
          <table:table-cell office:value-type="string" calcext:value-type="string">
            <text:p>2019-11-12 12:09:00</text:p>
          </table:table-cell>
          <table:table-cell office:value-type="float" office:value="27.0202336790098" calcext:value-type="float">
            <text:p>27.0202336790098</text:p>
          </table:table-cell>
          <table:table-cell office:value-type="float" office:value="74.1780188793423" calcext:value-type="float">
            <text:p>74.1780188793423</text:p>
          </table:table-cell>
          <table:table-cell office:value-type="float" office:value="980.80221338478" calcext:value-type="float">
            <text:p>980.8022133847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9472" calcext:value-type="float">
            <text:p>1369472</text:p>
          </table:table-cell>
          <table:table-cell office:value-type="float" office:value="1661257" calcext:value-type="float">
            <text:p>1661257</text:p>
          </table:table-cell>
          <table:table-cell office:value-type="float" office:value="1667504" calcext:value-type="float">
            <text:p>1667504</text:p>
          </table:table-cell>
          <table:table-cell office:value-type="float" office:value="1287260" calcext:value-type="float">
            <text:p>1287260</text:p>
          </table:table-cell>
          <table:table-cell office:value-type="float" office:value="1367351" calcext:value-type="float">
            <text:p>1367351</text:p>
          </table:table-cell>
          <table:table-cell office:value-type="float" office:value="941779" calcext:value-type="float">
            <text:p>941779</text:p>
          </table:table-cell>
          <table:table-cell office:value-type="float" office:value="1683920" calcext:value-type="float">
            <text:p>1683920</text:p>
          </table:table-cell>
          <table:table-cell office:value-type="float" office:value="5" calcext:value-type="float">
            <text:p>5</text:p>
          </table:table-cell>
          <table:table-cell office:value-type="float" office:value="0.816269018205287" calcext:value-type="float">
            <text:p>0.816269018205287</text:p>
          </table:table-cell>
          <table:table-cell office:value-type="float" office:value="0.990186451695734" calcext:value-type="float">
            <text:p>0.990186451695734</text:p>
          </table:table-cell>
          <table:table-cell office:value-type="float" office:value="0.993909954298729" calcext:value-type="float">
            <text:p>0.993909954298729</text:p>
          </table:table-cell>
          <table:table-cell office:value-type="float" office:value="0.767266841801028" calcext:value-type="float">
            <text:p>0.767266841801028</text:p>
          </table:table-cell>
          <table:table-cell office:value-type="float" office:value="0.815004803538895" calcext:value-type="float">
            <text:p>0.815004803538895</text:p>
          </table:table-cell>
          <table:table-cell office:value-type="float" office:value="0.561344094436657" calcext:value-type="float">
            <text:p>0.561344094436657</text:p>
          </table:table-cell>
          <table:table-cell office:value-type="float" office:value="1.00369465395148" calcext:value-type="float">
            <text:p>1.00369465395148</text:p>
          </table:table-cell>
          <table:table-cell office:value-type="float" office:value="-96.5466316397943" calcext:value-type="float">
            <text:p>-96.5466316397943</text:p>
          </table:table-cell>
          <table:table-cell office:value-type="float" office:value="-86.999039292221" calcext:value-type="float">
            <text:p>-86.999039292221</text:p>
          </table:table-cell>
          <table:table-cell office:value-type="float" office:value="-137.731181112669" calcext:value-type="float">
            <text:p>-137.731181112669</text:p>
          </table:table-cell>
        </table:table-row>
        <table:table-row table:style-name="ro1">
          <table:table-cell office:value-type="string" calcext:value-type="string">
            <text:p>2019-11-12 12:09:01</text:p>
          </table:table-cell>
          <table:table-cell office:value-type="float" office:value="27.0050713121891" calcext:value-type="float">
            <text:p>27.0050713121891</text:p>
          </table:table-cell>
          <table:table-cell office:value-type="float" office:value="74.1768128275021" calcext:value-type="float">
            <text:p>74.1768128275021</text:p>
          </table:table-cell>
          <table:table-cell office:value-type="float" office:value="980.721575630966" calcext:value-type="float">
            <text:p>980.72157563096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7484" calcext:value-type="float">
            <text:p>1367484</text:p>
          </table:table-cell>
          <table:table-cell office:value-type="float" office:value="1654235" calcext:value-type="float">
            <text:p>1654235</text:p>
          </table:table-cell>
          <table:table-cell office:value-type="float" office:value="1663569" calcext:value-type="float">
            <text:p>1663569</text:p>
          </table:table-cell>
          <table:table-cell office:value-type="float" office:value="1119958" calcext:value-type="float">
            <text:p>1119958</text:p>
          </table:table-cell>
          <table:table-cell office:value-type="float" office:value="1284827" calcext:value-type="float">
            <text:p>1284827</text:p>
          </table:table-cell>
          <table:table-cell office:value-type="float" office:value="1177641" calcext:value-type="float">
            <text:p>1177641</text:p>
          </table:table-cell>
          <table:table-cell office:value-type="float" office:value="1684555" calcext:value-type="float">
            <text:p>1684555</text:p>
          </table:table-cell>
          <table:table-cell office:value-type="float" office:value="5" calcext:value-type="float">
            <text:p>5</text:p>
          </table:table-cell>
          <table:table-cell office:value-type="float" office:value="0.815084077725897" calcext:value-type="float">
            <text:p>0.815084077725897</text:p>
          </table:table-cell>
          <table:table-cell office:value-type="float" office:value="0.986001013040663" calcext:value-type="float">
            <text:p>0.986001013040663</text:p>
          </table:table-cell>
          <table:table-cell office:value-type="float" office:value="0.991564511247219" calcext:value-type="float">
            <text:p>0.991564511247219</text:p>
          </table:table-cell>
          <table:table-cell office:value-type="float" office:value="0.667547067111381" calcext:value-type="float">
            <text:p>0.667547067111381</text:p>
          </table:table-cell>
          <table:table-cell office:value-type="float" office:value="0.765816660620768" calcext:value-type="float">
            <text:p>0.765816660620768</text:p>
          </table:table-cell>
          <table:table-cell office:value-type="float" office:value="0.701928818455794" calcext:value-type="float">
            <text:p>0.701928818455794</text:p>
          </table:table-cell>
          <table:table-cell office:value-type="float" office:value="1.00407314349093" calcext:value-type="float">
            <text:p>1.00407314349093</text:p>
          </table:table-cell>
          <table:table-cell office:value-type="float" office:value="-116.490586577724" calcext:value-type="float">
            <text:p>-116.490586577724</text:p>
          </table:table-cell>
          <table:table-cell office:value-type="float" office:value="-96.8366678758464" calcext:value-type="float">
            <text:p>-96.8366678758464</text:p>
          </table:table-cell>
          <table:table-cell office:value-type="float" office:value="-109.614236308841" calcext:value-type="float">
            <text:p>-109.614236308841</text:p>
          </table:table-cell>
        </table:table-row>
        <table:table-row table:style-name="ro1">
          <table:table-cell office:value-type="string" calcext:value-type="string">
            <text:p>2019-11-12 12:09:02</text:p>
          </table:table-cell>
          <table:table-cell office:value-type="float" office:value="27.0151795564452" calcext:value-type="float">
            <text:p>27.0151795564452</text:p>
          </table:table-cell>
          <table:table-cell office:value-type="float" office:value="74.1615076558854" calcext:value-type="float">
            <text:p>74.1615076558854</text:p>
          </table:table-cell>
          <table:table-cell office:value-type="float" office:value="980.683406677866" calcext:value-type="float">
            <text:p>980.68340667786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0354" calcext:value-type="float">
            <text:p>1360354</text:p>
          </table:table-cell>
          <table:table-cell office:value-type="float" office:value="1654724" calcext:value-type="float">
            <text:p>1654724</text:p>
          </table:table-cell>
          <table:table-cell office:value-type="float" office:value="1663323" calcext:value-type="float">
            <text:p>1663323</text:p>
          </table:table-cell>
          <table:table-cell office:value-type="float" office:value="1388889" calcext:value-type="float">
            <text:p>1388889</text:p>
          </table:table-cell>
          <table:table-cell office:value-type="float" office:value="1132990" calcext:value-type="float">
            <text:p>1132990</text:p>
          </table:table-cell>
          <table:table-cell office:value-type="float" office:value="1045201" calcext:value-type="float">
            <text:p>1045201</text:p>
          </table:table-cell>
          <table:table-cell office:value-type="float" office:value="1684746" calcext:value-type="float">
            <text:p>1684746</text:p>
          </table:table-cell>
          <table:table-cell office:value-type="float" office:value="5" calcext:value-type="float">
            <text:p>5</text:p>
          </table:table-cell>
          <table:table-cell office:value-type="float" office:value="0.810834266046794" calcext:value-type="float">
            <text:p>0.810834266046794</text:p>
          </table:table-cell>
          <table:table-cell office:value-type="float" office:value="0.98629247978836" calcext:value-type="float">
            <text:p>0.98629247978836</text:p>
          </table:table-cell>
          <table:table-cell office:value-type="float" office:value="0.991417883803592" calcext:value-type="float">
            <text:p>0.991417883803592</text:p>
          </table:table-cell>
          <table:table-cell office:value-type="float" office:value="0.827842453460986" calcext:value-type="float">
            <text:p>0.827842453460986</text:p>
          </table:table-cell>
          <table:table-cell office:value-type="float" office:value="0.675314745344489" calcext:value-type="float">
            <text:p>0.675314745344489</text:p>
          </table:table-cell>
          <table:table-cell office:value-type="float" office:value="0.622988417504837" calcext:value-type="float">
            <text:p>0.622988417504837</text:p>
          </table:table-cell>
          <table:table-cell office:value-type="float" office:value="1.00418698837602" calcext:value-type="float">
            <text:p>1.00418698837602</text:p>
          </table:table-cell>
          <table:table-cell office:value-type="float" office:value="-84.4315093078028" calcext:value-type="float">
            <text:p>-84.4315093078028</text:p>
          </table:table-cell>
          <table:table-cell office:value-type="float" office:value="-114.937050931102" calcext:value-type="float">
            <text:p>-114.937050931102</text:p>
          </table:table-cell>
          <table:table-cell office:value-type="float" office:value="-125.402316499033" calcext:value-type="float">
            <text:p>-125.402316499033</text:p>
          </table:table-cell>
        </table:table-row>
        <table:table-row table:style-name="ro1">
          <table:table-cell office:value-type="string" calcext:value-type="string">
            <text:p>2019-11-12 12:09:03</text:p>
          </table:table-cell>
          <table:table-cell office:value-type="float" office:value="27.0202336790098" calcext:value-type="float">
            <text:p>27.0202336790098</text:p>
          </table:table-cell>
          <table:table-cell office:value-type="float" office:value="74.1619094841633" calcext:value-type="float">
            <text:p>74.1619094841633</text:p>
          </table:table-cell>
          <table:table-cell office:value-type="float" office:value="980.719478248585" calcext:value-type="float">
            <text:p>980.71947824858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9751" calcext:value-type="float">
            <text:p>1359751</text:p>
          </table:table-cell>
          <table:table-cell office:value-type="float" office:value="1653314" calcext:value-type="float">
            <text:p>1653314</text:p>
          </table:table-cell>
          <table:table-cell office:value-type="float" office:value="1662677" calcext:value-type="float">
            <text:p>1662677</text:p>
          </table:table-cell>
          <table:table-cell office:value-type="float" office:value="1117579" calcext:value-type="float">
            <text:p>1117579</text:p>
          </table:table-cell>
          <table:table-cell office:value-type="float" office:value="1305332" calcext:value-type="float">
            <text:p>1305332</text:p>
          </table:table-cell>
          <table:table-cell office:value-type="float" office:value="1176325" calcext:value-type="float">
            <text:p>1176325</text:p>
          </table:table-cell>
          <table:table-cell office:value-type="float" office:value="1684546" calcext:value-type="float">
            <text:p>1684546</text:p>
          </table:table-cell>
          <table:table-cell office:value-type="float" office:value="5" calcext:value-type="float">
            <text:p>5</text:p>
          </table:table-cell>
          <table:table-cell office:value-type="float" office:value="0.810474849995953" calcext:value-type="float">
            <text:p>0.810474849995953</text:p>
          </table:table-cell>
          <table:table-cell office:value-type="float" office:value="0.985452054196841" calcext:value-type="float">
            <text:p>0.985452054196841</text:p>
          </table:table-cell>
          <table:table-cell office:value-type="float" office:value="0.991032837752442" calcext:value-type="float">
            <text:p>0.991032837752442</text:p>
          </table:table-cell>
          <table:table-cell office:value-type="float" office:value="0.666129072443136" calcext:value-type="float">
            <text:p>0.666129072443136</text:p>
          </table:table-cell>
          <table:table-cell office:value-type="float" office:value="0.77803859448893" calcext:value-type="float">
            <text:p>0.77803859448893</text:p>
          </table:table-cell>
          <table:table-cell office:value-type="float" office:value="0.701144421237042" calcext:value-type="float">
            <text:p>0.701144421237042</text:p>
          </table:table-cell>
          <table:table-cell office:value-type="float" office:value="1.00406777907226" calcext:value-type="float">
            <text:p>1.00406777907226</text:p>
          </table:table-cell>
          <table:table-cell office:value-type="float" office:value="-116.774185511373" calcext:value-type="float">
            <text:p>-116.774185511373</text:p>
          </table:table-cell>
          <table:table-cell office:value-type="float" office:value="-94.392281102214" calcext:value-type="float">
            <text:p>-94.392281102214</text:p>
          </table:table-cell>
          <table:table-cell office:value-type="float" office:value="-109.771115752592" calcext:value-type="float">
            <text:p>-109.771115752592</text:p>
          </table:table-cell>
        </table:table-row>
        <table:table-row table:style-name="ro1">
          <table:table-cell office:value-type="string" calcext:value-type="string">
            <text:p>2019-11-12 12:09:05</text:p>
          </table:table-cell>
          <table:table-cell office:value-type="float" office:value="27.0101254341716" calcext:value-type="float">
            <text:p>27.0101254341716</text:p>
          </table:table-cell>
          <table:table-cell office:value-type="float" office:value="74.1611058180341" calcext:value-type="float">
            <text:p>74.1611058180341</text:p>
          </table:table-cell>
          <table:table-cell office:value-type="float" office:value="980.757647174017" calcext:value-type="float">
            <text:p>980.75764717401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7237" calcext:value-type="float">
            <text:p>1367237</text:p>
          </table:table-cell>
          <table:table-cell office:value-type="float" office:value="1651861" calcext:value-type="float">
            <text:p>1651861</text:p>
          </table:table-cell>
          <table:table-cell office:value-type="float" office:value="1664365" calcext:value-type="float">
            <text:p>1664365</text:p>
          </table:table-cell>
          <table:table-cell office:value-type="float" office:value="1343334" calcext:value-type="float">
            <text:p>1343334</text:p>
          </table:table-cell>
          <table:table-cell office:value-type="float" office:value="1243367" calcext:value-type="float">
            <text:p>1243367</text:p>
          </table:table-cell>
          <table:table-cell office:value-type="float" office:value="963006" calcext:value-type="float">
            <text:p>963006</text:p>
          </table:table-cell>
          <table:table-cell office:value-type="float" office:value="1691123" calcext:value-type="float">
            <text:p>1691123</text:p>
          </table:table-cell>
          <table:table-cell office:value-type="float" office:value="5" calcext:value-type="float">
            <text:p>5</text:p>
          </table:table-cell>
          <table:table-cell office:value-type="float" office:value="0.814936854235751" calcext:value-type="float">
            <text:p>0.814936854235751</text:p>
          </table:table-cell>
          <table:table-cell office:value-type="float" office:value="0.984585998605013" calcext:value-type="float">
            <text:p>0.984585998605013</text:p>
          </table:table-cell>
          <table:table-cell office:value-type="float" office:value="0.99203896427619" calcext:value-type="float">
            <text:p>0.99203896427619</text:p>
          </table:table-cell>
          <table:table-cell office:value-type="float" office:value="0.800689554296679" calcext:value-type="float">
            <text:p>0.800689554296679</text:p>
          </table:table-cell>
          <table:table-cell office:value-type="float" office:value="0.741104571950981" calcext:value-type="float">
            <text:p>0.741104571950981</text:p>
          </table:table-cell>
          <table:table-cell office:value-type="float" office:value="0.573996373891398" calcext:value-type="float">
            <text:p>0.573996373891398</text:p>
          </table:table-cell>
          <table:table-cell office:value-type="float" office:value="1.00798797702646" calcext:value-type="float">
            <text:p>1.00798797702646</text:p>
          </table:table-cell>
          <table:table-cell office:value-type="float" office:value="-89.8620891406642" calcext:value-type="float">
            <text:p>-89.8620891406642</text:p>
          </table:table-cell>
          <table:table-cell office:value-type="float" office:value="-101.779085609804" calcext:value-type="float">
            <text:p>-101.779085609804</text:p>
          </table:table-cell>
          <table:table-cell office:value-type="float" office:value="-135.20072522172" calcext:value-type="float">
            <text:p>-135.20072522172</text:p>
          </table:table-cell>
        </table:table-row>
        <table:table-row table:style-name="ro1">
          <table:table-cell office:value-type="string" calcext:value-type="string">
            <text:p>2019-11-12 12:09:06</text:p>
          </table:table-cell>
          <table:table-cell office:value-type="float" office:value="27.0151795564452" calcext:value-type="float">
            <text:p>27.0151795564452</text:p>
          </table:table-cell>
          <table:table-cell office:value-type="float" office:value="74.1561379000717" calcext:value-type="float">
            <text:p>74.1561379000717</text:p>
          </table:table-cell>
          <table:table-cell office:value-type="float" office:value="980.738562911556" calcext:value-type="float">
            <text:p>980.73856291155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1746" calcext:value-type="float">
            <text:p>1371746</text:p>
          </table:table-cell>
          <table:table-cell office:value-type="float" office:value="1654045" calcext:value-type="float">
            <text:p>1654045</text:p>
          </table:table-cell>
          <table:table-cell office:value-type="float" office:value="1663135" calcext:value-type="float">
            <text:p>1663135</text:p>
          </table:table-cell>
          <table:table-cell office:value-type="float" office:value="1116180" calcext:value-type="float">
            <text:p>1116180</text:p>
          </table:table-cell>
          <table:table-cell office:value-type="float" office:value="1269663" calcext:value-type="float">
            <text:p>1269663</text:p>
          </table:table-cell>
          <table:table-cell office:value-type="float" office:value="1172030" calcext:value-type="float">
            <text:p>1172030</text:p>
          </table:table-cell>
          <table:table-cell office:value-type="float" office:value="1683974" calcext:value-type="float">
            <text:p>1683974</text:p>
          </table:table-cell>
          <table:table-cell office:value-type="float" office:value="5" calcext:value-type="float">
            <text:p>5</text:p>
          </table:table-cell>
          <table:table-cell office:value-type="float" office:value="0.817624427989057" calcext:value-type="float">
            <text:p>0.817624427989057</text:p>
          </table:table-cell>
          <table:table-cell office:value-type="float" office:value="0.98588776420209" calcext:value-type="float">
            <text:p>0.98588776420209</text:p>
          </table:table-cell>
          <table:table-cell office:value-type="float" office:value="0.991305827058056" calcext:value-type="float">
            <text:p>0.991305827058056</text:p>
          </table:table-cell>
          <table:table-cell office:value-type="float" office:value="0.665295203363324" calcext:value-type="float">
            <text:p>0.665295203363324</text:p>
          </table:table-cell>
          <table:table-cell office:value-type="float" office:value="0.756778211209561" calcext:value-type="float">
            <text:p>0.756778211209561</text:p>
          </table:table-cell>
          <table:table-cell office:value-type="float" office:value="0.698584401438761" calcext:value-type="float">
            <text:p>0.698584401438761</text:p>
          </table:table-cell>
          <table:table-cell office:value-type="float" office:value="1.0037268404635" calcext:value-type="float">
            <text:p>1.0037268404635</text:p>
          </table:table-cell>
          <table:table-cell office:value-type="float" office:value="-116.940959327335" calcext:value-type="float">
            <text:p>-116.940959327335</text:p>
          </table:table-cell>
          <table:table-cell office:value-type="float" office:value="-98.6443577580878" calcext:value-type="float">
            <text:p>-98.6443577580878</text:p>
          </table:table-cell>
          <table:table-cell office:value-type="float" office:value="-110.283119712248" calcext:value-type="float">
            <text:p>-110.283119712248</text:p>
          </table:table-cell>
        </table:table-row>
        <table:table-row table:style-name="ro1">
          <table:table-cell office:value-type="string" calcext:value-type="string">
            <text:p>2019-11-12 12:09:07</text:p>
          </table:table-cell>
          <table:table-cell office:value-type="float" office:value="27.0101254341716" calcext:value-type="float">
            <text:p>27.0101254341716</text:p>
          </table:table-cell>
          <table:table-cell office:value-type="float" office:value="74.1449967041782" calcext:value-type="float">
            <text:p>74.1449967041782</text:p>
          </table:table-cell>
          <table:table-cell office:value-type="float" office:value="980.7300692534" calcext:value-type="float">
            <text:p>980.730069253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3395" calcext:value-type="float">
            <text:p>1373395</text:p>
          </table:table-cell>
          <table:table-cell office:value-type="float" office:value="1653259" calcext:value-type="float">
            <text:p>1653259</text:p>
          </table:table-cell>
          <table:table-cell office:value-type="float" office:value="1662211" calcext:value-type="float">
            <text:p>1662211</text:p>
          </table:table-cell>
          <table:table-cell office:value-type="float" office:value="1229639" calcext:value-type="float">
            <text:p>1229639</text:p>
          </table:table-cell>
          <table:table-cell office:value-type="float" office:value="1387857" calcext:value-type="float">
            <text:p>1387857</text:p>
          </table:table-cell>
          <table:table-cell office:value-type="float" office:value="960208" calcext:value-type="float">
            <text:p>960208</text:p>
          </table:table-cell>
          <table:table-cell office:value-type="float" office:value="1683684" calcext:value-type="float">
            <text:p>1683684</text:p>
          </table:table-cell>
          <table:table-cell office:value-type="float" office:value="5" calcext:value-type="float">
            <text:p>5</text:p>
          </table:table-cell>
          <table:table-cell office:value-type="float" office:value="0.818607308698572" calcext:value-type="float">
            <text:p>0.818607308698572</text:p>
          </table:table-cell>
          <table:table-cell office:value-type="float" office:value="0.985419271638306" calcext:value-type="float">
            <text:p>0.985419271638306</text:p>
          </table:table-cell>
          <table:table-cell office:value-type="float" office:value="0.990755080074678" calcext:value-type="float">
            <text:p>0.990755080074678</text:p>
          </table:table-cell>
          <table:table-cell office:value-type="float" office:value="0.732922045340782" calcext:value-type="float">
            <text:p>0.732922045340782</text:p>
          </table:table-cell>
          <table:table-cell office:value-type="float" office:value="0.827227333453576" calcext:value-type="float">
            <text:p>0.827227333453576</text:p>
          </table:table-cell>
          <table:table-cell office:value-type="float" office:value="0.572328635731773" calcext:value-type="float">
            <text:p>0.572328635731773</text:p>
          </table:table-cell>
          <table:table-cell office:value-type="float" office:value="1.00355398697305" calcext:value-type="float">
            <text:p>1.00355398697305</text:p>
          </table:table-cell>
          <table:table-cell office:value-type="float" office:value="-103.415590931844" calcext:value-type="float">
            <text:p>-103.415590931844</text:p>
          </table:table-cell>
          <table:table-cell office:value-type="float" office:value="-84.5545333092848" calcext:value-type="float">
            <text:p>-84.5545333092848</text:p>
          </table:table-cell>
          <table:table-cell office:value-type="float" office:value="-135.534272853645" calcext:value-type="float">
            <text:p>-135.534272853645</text:p>
          </table:table-cell>
        </table:table-row>
        <table:table-row table:style-name="ro1">
          <table:table-cell office:value-type="string" calcext:value-type="string">
            <text:p>2019-11-12 12:09:08</text:p>
          </table:table-cell>
          <table:table-cell office:value-type="float" office:value="27.0202336790098" calcext:value-type="float">
            <text:p>27.0202336790098</text:p>
          </table:table-cell>
          <table:table-cell office:value-type="float" office:value="74.1404301699768" calcext:value-type="float">
            <text:p>74.1404301699768</text:p>
          </table:table-cell>
          <table:table-cell office:value-type="float" office:value="980.664321600553" calcext:value-type="float">
            <text:p>980.66432160055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8819" calcext:value-type="float">
            <text:p>1368819</text:p>
          </table:table-cell>
          <table:table-cell office:value-type="float" office:value="1653593" calcext:value-type="float">
            <text:p>1653593</text:p>
          </table:table-cell>
          <table:table-cell office:value-type="float" office:value="1662796" calcext:value-type="float">
            <text:p>1662796</text:p>
          </table:table-cell>
          <table:table-cell office:value-type="float" office:value="1124057" calcext:value-type="float">
            <text:p>1124057</text:p>
          </table:table-cell>
          <table:table-cell office:value-type="float" office:value="1286768" calcext:value-type="float">
            <text:p>1286768</text:p>
          </table:table-cell>
          <table:table-cell office:value-type="float" office:value="1179025" calcext:value-type="float">
            <text:p>1179025</text:p>
          </table:table-cell>
          <table:table-cell office:value-type="float" office:value="1683102" calcext:value-type="float">
            <text:p>1683102</text:p>
          </table:table-cell>
          <table:table-cell office:value-type="float" office:value="5" calcext:value-type="float">
            <text:p>5</text:p>
          </table:table-cell>
          <table:table-cell office:value-type="float" office:value="0.815879799828505" calcext:value-type="float">
            <text:p>0.815879799828505</text:p>
          </table:table-cell>
          <table:table-cell office:value-type="float" office:value="0.985618351175588" calcext:value-type="float">
            <text:p>0.985618351175588</text:p>
          </table:table-cell>
          <table:table-cell office:value-type="float" office:value="0.99110376728818" calcext:value-type="float">
            <text:p>0.99110376728818</text:p>
          </table:table-cell>
          <table:table-cell office:value-type="float" office:value="0.669990261791976" calcext:value-type="float">
            <text:p>0.669990261791976</text:p>
          </table:table-cell>
          <table:table-cell office:value-type="float" office:value="0.766973586913775" calcext:value-type="float">
            <text:p>0.766973586913775</text:p>
          </table:table-cell>
          <table:table-cell office:value-type="float" office:value="0.702753746837824" calcext:value-type="float">
            <text:p>0.702753746837824</text:p>
          </table:table-cell>
          <table:table-cell office:value-type="float" office:value="1.0032070878991" calcext:value-type="float">
            <text:p>1.0032070878991</text:p>
          </table:table-cell>
          <table:table-cell office:value-type="float" office:value="-116.001947641605" calcext:value-type="float">
            <text:p>-116.001947641605</text:p>
          </table:table-cell>
          <table:table-cell office:value-type="float" office:value="-96.605282617245" calcext:value-type="float">
            <text:p>-96.605282617245</text:p>
          </table:table-cell>
          <table:table-cell office:value-type="float" office:value="-109.449250632435" calcext:value-type="float">
            <text:p>-109.449250632435</text:p>
          </table:table-cell>
        </table:table-row>
        <table:table-row table:style-name="ro1">
          <table:table-cell office:value-type="string" calcext:value-type="string">
            <text:p>2019-11-12 12:09:10</text:p>
          </table:table-cell>
          <table:table-cell office:value-type="float" office:value="27.0151795564452" calcext:value-type="float">
            <text:p>27.0151795564452</text:p>
          </table:table-cell>
          <table:table-cell office:value-type="float" office:value="74.1346587906658" calcext:value-type="float">
            <text:p>74.1346587906658</text:p>
          </table:table-cell>
          <table:table-cell office:value-type="float" office:value="980.655828593849" calcext:value-type="float">
            <text:p>980.65582859384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6555" calcext:value-type="float">
            <text:p>1356555</text:p>
          </table:table-cell>
          <table:table-cell office:value-type="float" office:value="1653404" calcext:value-type="float">
            <text:p>1653404</text:p>
          </table:table-cell>
          <table:table-cell office:value-type="float" office:value="1663564" calcext:value-type="float">
            <text:p>1663564</text:p>
          </table:table-cell>
          <table:table-cell office:value-type="float" office:value="1383444" calcext:value-type="float">
            <text:p>1383444</text:p>
          </table:table-cell>
          <table:table-cell office:value-type="float" office:value="1136985" calcext:value-type="float">
            <text:p>1136985</text:p>
          </table:table-cell>
          <table:table-cell office:value-type="float" office:value="1000198" calcext:value-type="float">
            <text:p>1000198</text:p>
          </table:table-cell>
          <table:table-cell office:value-type="float" office:value="1683788" calcext:value-type="float">
            <text:p>1683788</text:p>
          </table:table-cell>
          <table:table-cell office:value-type="float" office:value="5" calcext:value-type="float">
            <text:p>5</text:p>
          </table:table-cell>
          <table:table-cell office:value-type="float" office:value="0.808569885321842" calcext:value-type="float">
            <text:p>0.808569885321842</text:p>
          </table:table-cell>
          <table:table-cell office:value-type="float" office:value="0.985505698383534" calcext:value-type="float">
            <text:p>0.985505698383534</text:p>
          </table:table-cell>
          <table:table-cell office:value-type="float" office:value="0.991561531014625" calcext:value-type="float">
            <text:p>0.991561531014625</text:p>
          </table:table-cell>
          <table:table-cell office:value-type="float" office:value="0.824596980166075" calcext:value-type="float">
            <text:p>0.824596980166075</text:p>
          </table:table-cell>
          <table:table-cell office:value-type="float" office:value="0.677695951187128" calcext:value-type="float">
            <text:p>0.677695951187128</text:p>
          </table:table-cell>
          <table:table-cell office:value-type="float" office:value="0.596164536018912" calcext:value-type="float">
            <text:p>0.596164536018912</text:p>
          </table:table-cell>
          <table:table-cell office:value-type="float" office:value="1.003615975811" calcext:value-type="float">
            <text:p>1.003615975811</text:p>
          </table:table-cell>
          <table:table-cell office:value-type="float" office:value="-85.0806039667849" calcext:value-type="float">
            <text:p>-85.0806039667849</text:p>
          </table:table-cell>
          <table:table-cell office:value-type="float" office:value="-114.460809762574" calcext:value-type="float">
            <text:p>-114.460809762574</text:p>
          </table:table-cell>
          <table:table-cell office:value-type="float" office:value="-130.767092796218" calcext:value-type="float">
            <text:p>-130.767092796218</text:p>
          </table:table-cell>
        </table:table-row>
        <table:table-row table:style-name="ro1">
          <table:table-cell office:value-type="string" calcext:value-type="string">
            <text:p>2019-11-12 12:09:11</text:p>
          </table:table-cell>
          <table:table-cell office:value-type="float" office:value="27.0151795564452" calcext:value-type="float">
            <text:p>27.0151795564452</text:p>
          </table:table-cell>
          <table:table-cell office:value-type="float" office:value="74.145398362599" calcext:value-type="float">
            <text:p>74.145398362599</text:p>
          </table:table-cell>
          <table:table-cell office:value-type="float" office:value="980.710984783768" calcext:value-type="float">
            <text:p>980.71098478376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5400" calcext:value-type="float">
            <text:p>1375400</text:p>
          </table:table-cell>
          <table:table-cell office:value-type="float" office:value="1657081" calcext:value-type="float">
            <text:p>1657081</text:p>
          </table:table-cell>
          <table:table-cell office:value-type="float" office:value="1664550" calcext:value-type="float">
            <text:p>1664550</text:p>
          </table:table-cell>
          <table:table-cell office:value-type="float" office:value="1273443" calcext:value-type="float">
            <text:p>1273443</text:p>
          </table:table-cell>
          <table:table-cell office:value-type="float" office:value="1406018" calcext:value-type="float">
            <text:p>1406018</text:p>
          </table:table-cell>
          <table:table-cell office:value-type="float" office:value="947003" calcext:value-type="float">
            <text:p>947003</text:p>
          </table:table-cell>
          <table:table-cell office:value-type="float" office:value="1682629" calcext:value-type="float">
            <text:p>1682629</text:p>
          </table:table-cell>
          <table:table-cell office:value-type="float" office:value="5" calcext:value-type="float">
            <text:p>5</text:p>
          </table:table-cell>
          <table:table-cell office:value-type="float" office:value="0.819802381968782" calcext:value-type="float">
            <text:p>0.819802381968782</text:p>
          </table:table-cell>
          <table:table-cell office:value-type="float" office:value="0.987697361433191" calcext:value-type="float">
            <text:p>0.987697361433191</text:p>
          </table:table-cell>
          <table:table-cell office:value-type="float" office:value="0.99214923288217" calcext:value-type="float">
            <text:p>0.99214923288217</text:p>
          </table:table-cell>
          <table:table-cell office:value-type="float" office:value="0.759031267050656" calcext:value-type="float">
            <text:p>0.759031267050656</text:p>
          </table:table-cell>
          <table:table-cell office:value-type="float" office:value="0.838052134281651" calcext:value-type="float">
            <text:p>0.838052134281651</text:p>
          </table:table-cell>
          <table:table-cell office:value-type="float" office:value="0.564457841450911" calcext:value-type="float">
            <text:p>0.564457841450911</text:p>
          </table:table-cell>
          <table:table-cell office:value-type="float" office:value="1.0029251578957" calcext:value-type="float">
            <text:p>1.0029251578957</text:p>
          </table:table-cell>
          <table:table-cell office:value-type="float" office:value="-98.1937465898688" calcext:value-type="float">
            <text:p>-98.1937465898688</text:p>
          </table:table-cell>
          <table:table-cell office:value-type="float" office:value="-82.3895731436697" calcext:value-type="float">
            <text:p>-82.3895731436697</text:p>
          </table:table-cell>
          <table:table-cell office:value-type="float" office:value="-137.108431709818" calcext:value-type="float">
            <text:p>-137.108431709818</text:p>
          </table:table-cell>
        </table:table-row>
        <table:table-row table:style-name="ro1">
          <table:table-cell office:value-type="string" calcext:value-type="string">
            <text:p>2019-11-12 12:09:12</text:p>
          </table:table-cell>
          <table:table-cell office:value-type="float" office:value="27.0202336790098" calcext:value-type="float">
            <text:p>27.0202336790098</text:p>
          </table:table-cell>
          <table:table-cell office:value-type="float" office:value="74.1565396685397" calcext:value-type="float">
            <text:p>74.1565396685397</text:p>
          </table:table-cell>
          <table:table-cell office:value-type="float" office:value="980.774634984162" calcext:value-type="float">
            <text:p>980.77463498416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6564" calcext:value-type="float">
            <text:p>1386564</text:p>
          </table:table-cell>
          <table:table-cell office:value-type="float" office:value="1662326" calcext:value-type="float">
            <text:p>1662326</text:p>
          </table:table-cell>
          <table:table-cell office:value-type="float" office:value="1664346" calcext:value-type="float">
            <text:p>1664346</text:p>
          </table:table-cell>
          <table:table-cell office:value-type="float" office:value="1121409" calcext:value-type="float">
            <text:p>1121409</text:p>
          </table:table-cell>
          <table:table-cell office:value-type="float" office:value="1313745" calcext:value-type="float">
            <text:p>1313745</text:p>
          </table:table-cell>
          <table:table-cell office:value-type="float" office:value="1169512" calcext:value-type="float">
            <text:p>1169512</text:p>
          </table:table-cell>
          <table:table-cell office:value-type="float" office:value="1683938" calcext:value-type="float">
            <text:p>1683938</text:p>
          </table:table-cell>
          <table:table-cell office:value-type="float" office:value="5" calcext:value-type="float">
            <text:p>5</text:p>
          </table:table-cell>
          <table:table-cell office:value-type="float" office:value="0.826456645304757" calcext:value-type="float">
            <text:p>0.826456645304757</text:p>
          </table:table-cell>
          <table:table-cell office:value-type="float" office:value="0.99082362542434" calcext:value-type="float">
            <text:p>0.99082362542434</text:p>
          </table:table-cell>
          <table:table-cell office:value-type="float" office:value="0.992027639392333" calcext:value-type="float">
            <text:p>0.992027639392333</text:p>
          </table:table-cell>
          <table:table-cell office:value-type="float" office:value="0.668411930610172" calcext:value-type="float">
            <text:p>0.668411930610172</text:p>
          </table:table-cell>
          <table:table-cell office:value-type="float" office:value="0.783053133851663" calcext:value-type="float">
            <text:p>0.783053133851663</text:p>
          </table:table-cell>
          <table:table-cell office:value-type="float" office:value="0.697083556304402" calcext:value-type="float">
            <text:p>0.697083556304402</text:p>
          </table:table-cell>
          <table:table-cell office:value-type="float" office:value="1.00370538278882" calcext:value-type="float">
            <text:p>1.00370538278882</text:p>
          </table:table-cell>
          <table:table-cell office:value-type="float" office:value="-116.317613877966" calcext:value-type="float">
            <text:p>-116.317613877966</text:p>
          </table:table-cell>
          <table:table-cell office:value-type="float" office:value="-93.3893732296673" calcext:value-type="float">
            <text:p>-93.3893732296673</text:p>
          </table:table-cell>
          <table:table-cell office:value-type="float" office:value="-110.58328873912" calcext:value-type="float">
            <text:p>-110.58328873912</text:p>
          </table:table-cell>
        </table:table-row>
        <table:table-row table:style-name="ro1">
          <table:table-cell office:value-type="string" calcext:value-type="string">
            <text:p>2019-11-12 12:09:13</text:p>
          </table:table-cell>
          <table:table-cell office:value-type="float" office:value="27.0101254341716" calcext:value-type="float">
            <text:p>27.0101254341716</text:p>
          </table:table-cell>
          <table:table-cell office:value-type="float" office:value="74.1557361220304" calcext:value-type="float">
            <text:p>74.1557361220304</text:p>
          </table:table-cell>
          <table:table-cell office:value-type="float" office:value="980.674913477823" calcext:value-type="float">
            <text:p>980.67491347782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6445" calcext:value-type="float">
            <text:p>1356445</text:p>
          </table:table-cell>
          <table:table-cell office:value-type="float" office:value="1653700" calcext:value-type="float">
            <text:p>1653700</text:p>
          </table:table-cell>
          <table:table-cell office:value-type="float" office:value="1662828" calcext:value-type="float">
            <text:p>1662828</text:p>
          </table:table-cell>
          <table:table-cell office:value-type="float" office:value="1390367" calcext:value-type="float">
            <text:p>1390367</text:p>
          </table:table-cell>
          <table:table-cell office:value-type="float" office:value="1137390" calcext:value-type="float">
            <text:p>1137390</text:p>
          </table:table-cell>
          <table:table-cell office:value-type="float" office:value="1026645" calcext:value-type="float">
            <text:p>1026645</text:p>
          </table:table-cell>
          <table:table-cell office:value-type="float" office:value="1683642" calcext:value-type="float">
            <text:p>1683642</text:p>
          </table:table-cell>
          <table:table-cell office:value-type="float" office:value="5" calcext:value-type="float">
            <text:p>5</text:p>
          </table:table-cell>
          <table:table-cell office:value-type="float" office:value="0.808504320204773" calcext:value-type="float">
            <text:p>0.808504320204773</text:p>
          </table:table-cell>
          <table:table-cell office:value-type="float" office:value="0.985682128153101" calcext:value-type="float">
            <text:p>0.985682128153101</text:p>
          </table:table-cell>
          <table:table-cell office:value-type="float" office:value="0.991122840776782" calcext:value-type="float">
            <text:p>0.991122840776782</text:p>
          </table:table-cell>
          <table:table-cell office:value-type="float" office:value="0.828723410215784" calcext:value-type="float">
            <text:p>0.828723410215784</text:p>
          </table:table-cell>
          <table:table-cell office:value-type="float" office:value="0.677937350027245" calcext:value-type="float">
            <text:p>0.677937350027245</text:p>
          </table:table-cell>
          <table:table-cell office:value-type="float" office:value="0.611928178301832" calcext:value-type="float">
            <text:p>0.611928178301832</text:p>
          </table:table-cell>
          <table:table-cell office:value-type="float" office:value="1.00352895301926" calcext:value-type="float">
            <text:p>1.00352895301926</text:p>
          </table:table-cell>
          <table:table-cell office:value-type="float" office:value="-84.2553179568431" calcext:value-type="float">
            <text:p>-84.2553179568431</text:p>
          </table:table-cell>
          <table:table-cell office:value-type="float" office:value="-114.412529994551" calcext:value-type="float">
            <text:p>-114.412529994551</text:p>
          </table:table-cell>
          <table:table-cell office:value-type="float" office:value="-127.614364339634" calcext:value-type="float">
            <text:p>-127.614364339634</text:p>
          </table:table-cell>
        </table:table-row>
        <table:table-row table:style-name="ro1">
          <table:table-cell office:value-type="string" calcext:value-type="string">
            <text:p>2019-11-12 12:09:15</text:p>
          </table:table-cell>
          <table:table-cell office:value-type="float" office:value="27.0202336790098" calcext:value-type="float">
            <text:p>27.0202336790098</text:p>
          </table:table-cell>
          <table:table-cell office:value-type="float" office:value="74.1404301699768" calcext:value-type="float">
            <text:p>74.1404301699768</text:p>
          </table:table-cell>
          <table:table-cell office:value-type="float" office:value="980.747056605431" calcext:value-type="float">
            <text:p>980.74705660543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6249" calcext:value-type="float">
            <text:p>1366249</text:p>
          </table:table-cell>
          <table:table-cell office:value-type="float" office:value="1653498" calcext:value-type="float">
            <text:p>1653498</text:p>
          </table:table-cell>
          <table:table-cell office:value-type="float" office:value="1665037" calcext:value-type="float">
            <text:p>1665037</text:p>
          </table:table-cell>
          <table:table-cell office:value-type="float" office:value="1366317" calcext:value-type="float">
            <text:p>1366317</text:p>
          </table:table-cell>
          <table:table-cell office:value-type="float" office:value="1132656" calcext:value-type="float">
            <text:p>1132656</text:p>
          </table:table-cell>
          <table:table-cell office:value-type="float" office:value="1063484" calcext:value-type="float">
            <text:p>1063484</text:p>
          </table:table-cell>
          <table:table-cell office:value-type="float" office:value="1683005" calcext:value-type="float">
            <text:p>1683005</text:p>
          </table:table-cell>
          <table:table-cell office:value-type="float" office:value="5" calcext:value-type="float">
            <text:p>5</text:p>
          </table:table-cell>
          <table:table-cell office:value-type="float" office:value="0.814347960275168" calcext:value-type="float">
            <text:p>0.814347960275168</text:p>
          </table:table-cell>
          <table:table-cell office:value-type="float" office:value="0.985561726756302" calcext:value-type="float">
            <text:p>0.985561726756302</text:p>
          </table:table-cell>
          <table:table-cell office:value-type="float" office:value="0.992439507536829" calcext:value-type="float">
            <text:p>0.992439507536829</text:p>
          </table:table-cell>
          <table:table-cell office:value-type="float" office:value="0.814388491438447" calcext:value-type="float">
            <text:p>0.814388491438447</text:p>
          </table:table-cell>
          <table:table-cell office:value-type="float" office:value="0.675115665807207" calcext:value-type="float">
            <text:p>0.675115665807207</text:p>
          </table:table-cell>
          <table:table-cell office:value-type="float" office:value="0.633885936008207" calcext:value-type="float">
            <text:p>0.633885936008207</text:p>
          </table:table-cell>
          <table:table-cell office:value-type="float" office:value="1.00314927138678" calcext:value-type="float">
            <text:p>1.00314927138678</text:p>
          </table:table-cell>
          <table:table-cell office:value-type="float" office:value="-87.1223017123105" calcext:value-type="float">
            <text:p>-87.1223017123105</text:p>
          </table:table-cell>
          <table:table-cell office:value-type="float" office:value="-114.976866838559" calcext:value-type="float">
            <text:p>-114.976866838559</text:p>
          </table:table-cell>
          <table:table-cell office:value-type="float" office:value="-123.222812798359" calcext:value-type="float">
            <text:p>-123.222812798359</text:p>
          </table:table-cell>
        </table:table-row>
        <table:table-row table:style-name="ro1">
          <table:table-cell office:value-type="string" calcext:value-type="string">
            <text:p>2019-11-12 12:09:16</text:p>
          </table:table-cell>
          <table:table-cell office:value-type="float" office:value="27.0101254341716" calcext:value-type="float">
            <text:p>27.0101254341716</text:p>
          </table:table-cell>
          <table:table-cell office:value-type="float" office:value="74.1342572518663" calcext:value-type="float">
            <text:p>74.1342572518663</text:p>
          </table:table-cell>
          <table:table-cell office:value-type="float" office:value="980.757647174017" calcext:value-type="float">
            <text:p>980.75764717401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2893" calcext:value-type="float">
            <text:p>1382893</text:p>
          </table:table-cell>
          <table:table-cell office:value-type="float" office:value="1652165" calcext:value-type="float">
            <text:p>1652165</text:p>
          </table:table-cell>
          <table:table-cell office:value-type="float" office:value="1663459" calcext:value-type="float">
            <text:p>1663459</text:p>
          </table:table-cell>
          <table:table-cell office:value-type="float" office:value="1292069" calcext:value-type="float">
            <text:p>1292069</text:p>
          </table:table-cell>
          <table:table-cell office:value-type="float" office:value="1387465" calcext:value-type="float">
            <text:p>1387465</text:p>
          </table:table-cell>
          <table:table-cell office:value-type="float" office:value="943970" calcext:value-type="float">
            <text:p>943970</text:p>
          </table:table-cell>
          <table:table-cell office:value-type="float" office:value="1681913" calcext:value-type="float">
            <text:p>1681913</text:p>
          </table:table-cell>
          <table:table-cell office:value-type="float" office:value="5" calcext:value-type="float">
            <text:p>5</text:p>
          </table:table-cell>
          <table:table-cell office:value-type="float" office:value="0.824268558534212" calcext:value-type="float">
            <text:p>0.824268558534212</text:p>
          </table:table-cell>
          <table:table-cell office:value-type="float" office:value="0.98476719674673" calcext:value-type="float">
            <text:p>0.98476719674673</text:p>
          </table:table-cell>
          <table:table-cell office:value-type="float" office:value="0.99149894613015" calcext:value-type="float">
            <text:p>0.99149894613015</text:p>
          </table:table-cell>
          <table:table-cell office:value-type="float" office:value="0.770133229509977" calcext:value-type="float">
            <text:p>0.770133229509977</text:p>
          </table:table-cell>
          <table:table-cell office:value-type="float" office:value="0.826993683218203" calcext:value-type="float">
            <text:p>0.826993683218203</text:p>
          </table:table-cell>
          <table:table-cell office:value-type="float" office:value="0.562650032359366" calcext:value-type="float">
            <text:p>0.562650032359366</text:p>
          </table:table-cell>
          <table:table-cell office:value-type="float" office:value="1.00249838858824" calcext:value-type="float">
            <text:p>1.00249838858824</text:p>
          </table:table-cell>
          <table:table-cell office:value-type="float" office:value="-95.9733540980046" calcext:value-type="float">
            <text:p>-95.9733540980046</text:p>
          </table:table-cell>
          <table:table-cell office:value-type="float" office:value="-84.6012633563594" calcext:value-type="float">
            <text:p>-84.6012633563594</text:p>
          </table:table-cell>
          <table:table-cell office:value-type="float" office:value="-137.469993528127" calcext:value-type="float">
            <text:p>-137.469993528127</text:p>
          </table:table-cell>
        </table:table-row>
        <table:table-row table:style-name="ro1">
          <table:table-cell office:value-type="string" calcext:value-type="string">
            <text:p>2019-11-12 12:09:17</text:p>
          </table:table-cell>
          <table:table-cell office:value-type="float" office:value="27.0101254341716" calcext:value-type="float">
            <text:p>27.0101254341716</text:p>
          </table:table-cell>
          <table:table-cell office:value-type="float" office:value="74.128887512788" calcext:value-type="float">
            <text:p>74.128887512788</text:p>
          </table:table-cell>
          <table:table-cell office:value-type="float" office:value="980.674913477823" calcext:value-type="float">
            <text:p>980.67491347782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0563" calcext:value-type="float">
            <text:p>1360563</text:p>
          </table:table-cell>
          <table:table-cell office:value-type="float" office:value="1653131" calcext:value-type="float">
            <text:p>1653131</text:p>
          </table:table-cell>
          <table:table-cell office:value-type="float" office:value="1662159" calcext:value-type="float">
            <text:p>1662159</text:p>
          </table:table-cell>
          <table:table-cell office:value-type="float" office:value="1118541" calcext:value-type="float">
            <text:p>1118541</text:p>
          </table:table-cell>
          <table:table-cell office:value-type="float" office:value="1303455" calcext:value-type="float">
            <text:p>1303455</text:p>
          </table:table-cell>
          <table:table-cell office:value-type="float" office:value="1181117" calcext:value-type="float">
            <text:p>1181117</text:p>
          </table:table-cell>
          <table:table-cell office:value-type="float" office:value="1690592" calcext:value-type="float">
            <text:p>1690592</text:p>
          </table:table-cell>
          <table:table-cell office:value-type="float" office:value="5" calcext:value-type="float">
            <text:p>5</text:p>
          </table:table-cell>
          <table:table-cell office:value-type="float" office:value="0.810958839769225" calcext:value-type="float">
            <text:p>0.810958839769225</text:p>
          </table:table-cell>
          <table:table-cell office:value-type="float" office:value="0.985342977683899" calcext:value-type="float">
            <text:p>0.985342977683899</text:p>
          </table:table-cell>
          <table:table-cell office:value-type="float" office:value="0.9907240856557" calcext:value-type="float">
            <text:p>0.9907240856557</text:p>
          </table:table-cell>
          <table:table-cell office:value-type="float" office:value="0.66670246919423" calcext:value-type="float">
            <text:p>0.66670246919423</text:p>
          </table:table-cell>
          <table:table-cell office:value-type="float" office:value="0.776919815173127" calcext:value-type="float">
            <text:p>0.776919815173127</text:p>
          </table:table-cell>
          <table:table-cell office:value-type="float" office:value="0.704000676155171" calcext:value-type="float">
            <text:p>0.704000676155171</text:p>
          </table:table-cell>
          <table:table-cell office:value-type="float" office:value="1.00767147632497" calcext:value-type="float">
            <text:p>1.00767147632497</text:p>
          </table:table-cell>
          <table:table-cell office:value-type="float" office:value="-116.659506161154" calcext:value-type="float">
            <text:p>-116.659506161154</text:p>
          </table:table-cell>
          <table:table-cell office:value-type="float" office:value="-94.6160369653746" calcext:value-type="float">
            <text:p>-94.6160369653746</text:p>
          </table:table-cell>
          <table:table-cell office:value-type="float" office:value="-109.199864768966" calcext:value-type="float">
            <text:p>-109.199864768966</text:p>
          </table:table-cell>
        </table:table-row>
        <table:table-row table:style-name="ro1">
          <table:table-cell office:value-type="string" calcext:value-type="string">
            <text:p>2019-11-12 12:09:18</text:p>
          </table:table-cell>
          <table:table-cell office:value-type="float" office:value="27.0151795564452" calcext:value-type="float">
            <text:p>27.0151795564452</text:p>
          </table:table-cell>
          <table:table-cell office:value-type="float" office:value="74.1239191842721" calcext:value-type="float">
            <text:p>74.1239191842721</text:p>
          </table:table-cell>
          <table:table-cell office:value-type="float" office:value="980.683406677866" calcext:value-type="float">
            <text:p>980.68340667786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7365" calcext:value-type="float">
            <text:p>1377365</text:p>
          </table:table-cell>
          <table:table-cell office:value-type="float" office:value="1656309" calcext:value-type="float">
            <text:p>1656309</text:p>
          </table:table-cell>
          <table:table-cell office:value-type="float" office:value="1665244" calcext:value-type="float">
            <text:p>1665244</text:p>
          </table:table-cell>
          <table:table-cell office:value-type="float" office:value="1143283" calcext:value-type="float">
            <text:p>1143283</text:p>
          </table:table-cell>
          <table:table-cell office:value-type="float" office:value="1236649" calcext:value-type="float">
            <text:p>1236649</text:p>
          </table:table-cell>
          <table:table-cell office:value-type="float" office:value="1159462" calcext:value-type="float">
            <text:p>1159462</text:p>
          </table:table-cell>
          <table:table-cell office:value-type="float" office:value="1682215" calcext:value-type="float">
            <text:p>1682215</text:p>
          </table:table-cell>
          <table:table-cell office:value-type="float" office:value="5" calcext:value-type="float">
            <text:p>5</text:p>
          </table:table-cell>
          <table:table-cell office:value-type="float" office:value="0.82097361337824" calcext:value-type="float">
            <text:p>0.82097361337824</text:p>
          </table:table-cell>
          <table:table-cell office:value-type="float" office:value="0.987237213520672" calcext:value-type="float">
            <text:p>0.987237213520672</text:p>
          </table:table-cell>
          <table:table-cell office:value-type="float" office:value="0.992562889166223" calcext:value-type="float">
            <text:p>0.992562889166223</text:p>
          </table:table-cell>
          <table:table-cell office:value-type="float" office:value="0.681449852162582" calcext:value-type="float">
            <text:p>0.681449852162582</text:p>
          </table:table-cell>
          <table:table-cell office:value-type="float" office:value="0.737100331437627" calcext:value-type="float">
            <text:p>0.737100331437627</text:p>
          </table:table-cell>
          <table:table-cell office:value-type="float" office:value="0.69109328879038" calcext:value-type="float">
            <text:p>0.69109328879038</text:p>
          </table:table-cell>
          <table:table-cell office:value-type="float" office:value="1.00267839463692" calcext:value-type="float">
            <text:p>1.00267839463692</text:p>
          </table:table-cell>
          <table:table-cell office:value-type="float" office:value="-113.710029567484" calcext:value-type="float">
            <text:p>-113.710029567484</text:p>
          </table:table-cell>
          <table:table-cell office:value-type="float" office:value="-102.579933712475" calcext:value-type="float">
            <text:p>-102.579933712475</text:p>
          </table:table-cell>
          <table:table-cell office:value-type="float" office:value="-111.781342241924" calcext:value-type="float">
            <text:p>-111.781342241924</text:p>
          </table:table-cell>
        </table:table-row>
        <table:table-row table:style-name="ro1">
          <table:table-cell office:value-type="string" calcext:value-type="string">
            <text:p>2019-11-12 12:09:20</text:p>
          </table:table-cell>
          <table:table-cell office:value-type="float" office:value="27.0000171904976" calcext:value-type="float">
            <text:p>27.0000171904976</text:p>
          </table:table-cell>
          <table:table-cell office:value-type="float" office:value="74.1173452613342" calcext:value-type="float">
            <text:p>74.1173452613342</text:p>
          </table:table-cell>
          <table:table-cell office:value-type="float" office:value="980.713082044254" calcext:value-type="float">
            <text:p>980.71308204425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7813" calcext:value-type="float">
            <text:p>1357813</text:p>
          </table:table-cell>
          <table:table-cell office:value-type="float" office:value="1653626" calcext:value-type="float">
            <text:p>1653626</text:p>
          </table:table-cell>
          <table:table-cell office:value-type="float" office:value="1662479" calcext:value-type="float">
            <text:p>1662479</text:p>
          </table:table-cell>
          <table:table-cell office:value-type="float" office:value="1390813" calcext:value-type="float">
            <text:p>1390813</text:p>
          </table:table-cell>
          <table:table-cell office:value-type="float" office:value="1140918" calcext:value-type="float">
            <text:p>1140918</text:p>
          </table:table-cell>
          <table:table-cell office:value-type="float" office:value="1027723" calcext:value-type="float">
            <text:p>1027723</text:p>
          </table:table-cell>
          <table:table-cell office:value-type="float" office:value="1683037" calcext:value-type="float">
            <text:p>1683037</text:p>
          </table:table-cell>
          <table:table-cell office:value-type="float" office:value="5" calcext:value-type="float">
            <text:p>5</text:p>
          </table:table-cell>
          <table:table-cell office:value-type="float" office:value="0.809319711842503" calcext:value-type="float">
            <text:p>0.809319711842503</text:p>
          </table:table-cell>
          <table:table-cell office:value-type="float" office:value="0.985638020710709" calcext:value-type="float">
            <text:p>0.985638020710709</text:p>
          </table:table-cell>
          <table:table-cell office:value-type="float" office:value="0.990914820541718" calcext:value-type="float">
            <text:p>0.990914820541718</text:p>
          </table:table-cell>
          <table:table-cell office:value-type="float" office:value="0.828989246963173" calcext:value-type="float">
            <text:p>0.828989246963173</text:p>
          </table:table-cell>
          <table:table-cell office:value-type="float" office:value="0.680040202145601" calcext:value-type="float">
            <text:p>0.680040202145601</text:p>
          </table:table-cell>
          <table:table-cell office:value-type="float" office:value="0.612570716449108" calcext:value-type="float">
            <text:p>0.612570716449108</text:p>
          </table:table-cell>
          <table:table-cell office:value-type="float" office:value="1.00316834487538" calcext:value-type="float">
            <text:p>1.00316834487538</text:p>
          </table:table-cell>
          <table:table-cell office:value-type="float" office:value="-84.2021506073654" calcext:value-type="float">
            <text:p>-84.2021506073654</text:p>
          </table:table-cell>
          <table:table-cell office:value-type="float" office:value="-113.99195957088" calcext:value-type="float">
            <text:p>-113.99195957088</text:p>
          </table:table-cell>
          <table:table-cell office:value-type="float" office:value="-127.485856710178" calcext:value-type="float">
            <text:p>-127.485856710178</text:p>
          </table:table-cell>
        </table:table-row>
        <table:table-row table:style-name="ro1">
          <table:table-cell office:value-type="string" calcext:value-type="string">
            <text:p>2019-11-12 12:09:21</text:p>
          </table:table-cell>
          <table:table-cell office:value-type="float" office:value="27.0101254341716" calcext:value-type="float">
            <text:p>27.0101254341716</text:p>
          </table:table-cell>
          <table:table-cell office:value-type="float" office:value="74.1342572518663" calcext:value-type="float">
            <text:p>74.1342572518663</text:p>
          </table:table-cell>
          <table:table-cell office:value-type="float" office:value="980.674913477823" calcext:value-type="float">
            <text:p>980.67491347782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6823" calcext:value-type="float">
            <text:p>1376823</text:p>
          </table:table-cell>
          <table:table-cell office:value-type="float" office:value="1652430" calcext:value-type="float">
            <text:p>1652430</text:p>
          </table:table-cell>
          <table:table-cell office:value-type="float" office:value="1661969" calcext:value-type="float">
            <text:p>1661969</text:p>
          </table:table-cell>
          <table:table-cell office:value-type="float" office:value="1250139" calcext:value-type="float">
            <text:p>1250139</text:p>
          </table:table-cell>
          <table:table-cell office:value-type="float" office:value="1400208" calcext:value-type="float">
            <text:p>1400208</text:p>
          </table:table-cell>
          <table:table-cell office:value-type="float" office:value="946602" calcext:value-type="float">
            <text:p>946602</text:p>
          </table:table-cell>
          <table:table-cell office:value-type="float" office:value="1688807" calcext:value-type="float">
            <text:p>1688807</text:p>
          </table:table-cell>
          <table:table-cell office:value-type="float" office:value="5" calcext:value-type="float">
            <text:p>5</text:p>
          </table:table-cell>
          <table:table-cell office:value-type="float" office:value="0.820650556165046" calcext:value-type="float">
            <text:p>0.820650556165046</text:p>
          </table:table-cell>
          <table:table-cell office:value-type="float" office:value="0.984925149074214" calcext:value-type="float">
            <text:p>0.984925149074214</text:p>
          </table:table-cell>
          <table:table-cell office:value-type="float" office:value="0.990610836817126" calcext:value-type="float">
            <text:p>0.990610836817126</text:p>
          </table:table-cell>
          <table:table-cell office:value-type="float" office:value="0.74514099897635" calcext:value-type="float">
            <text:p>0.74514099897635</text:p>
          </table:table-cell>
          <table:table-cell office:value-type="float" office:value="0.834589104007376" calcext:value-type="float">
            <text:p>0.834589104007376</text:p>
          </table:table-cell>
          <table:table-cell office:value-type="float" office:value="0.564218826796869" calcext:value-type="float">
            <text:p>0.564218826796869</text:p>
          </table:table-cell>
          <table:table-cell office:value-type="float" office:value="1.0066075332889" calcext:value-type="float">
            <text:p>1.0066075332889</text:p>
          </table:table-cell>
          <table:table-cell office:value-type="float" office:value="-100.97180020473" calcext:value-type="float">
            <text:p>-100.97180020473</text:p>
          </table:table-cell>
          <table:table-cell office:value-type="float" office:value="-83.0821791985249" calcext:value-type="float">
            <text:p>-83.0821791985249</text:p>
          </table:table-cell>
          <table:table-cell office:value-type="float" office:value="-137.156234640626" calcext:value-type="float">
            <text:p>-137.156234640626</text:p>
          </table:table-cell>
        </table:table-row>
        <table:table-row table:style-name="ro1">
          <table:table-cell office:value-type="string" calcext:value-type="string">
            <text:p>2019-11-12 12:09:22</text:p>
          </table:table-cell>
          <table:table-cell office:value-type="float" office:value="27.0050713121891" calcext:value-type="float">
            <text:p>27.0050713121891</text:p>
          </table:table-cell>
          <table:table-cell office:value-type="float" office:value="74.123116336344" calcext:value-type="float">
            <text:p>74.123116336344</text:p>
          </table:table-cell>
          <table:table-cell office:value-type="float" office:value="980.611265083576" calcext:value-type="float">
            <text:p>980.61126508357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2155" calcext:value-type="float">
            <text:p>1382155</text:p>
          </table:table-cell>
          <table:table-cell office:value-type="float" office:value="1651975" calcext:value-type="float">
            <text:p>1651975</text:p>
          </table:table-cell>
          <table:table-cell office:value-type="float" office:value="1663866" calcext:value-type="float">
            <text:p>1663866</text:p>
          </table:table-cell>
          <table:table-cell office:value-type="float" office:value="1297570" calcext:value-type="float">
            <text:p>1297570</text:p>
          </table:table-cell>
          <table:table-cell office:value-type="float" office:value="1376178" calcext:value-type="float">
            <text:p>1376178</text:p>
          </table:table-cell>
          <table:table-cell office:value-type="float" office:value="943524" calcext:value-type="float">
            <text:p>943524</text:p>
          </table:table-cell>
          <table:table-cell office:value-type="float" office:value="1682119" calcext:value-type="float">
            <text:p>1682119</text:p>
          </table:table-cell>
          <table:table-cell office:value-type="float" office:value="5" calcext:value-type="float">
            <text:p>5</text:p>
          </table:table-cell>
          <table:table-cell office:value-type="float" office:value="0.823828676203331" calcext:value-type="float">
            <text:p>0.823828676203331</text:p>
          </table:table-cell>
          <table:table-cell office:value-type="float" office:value="0.984653947908157" calcext:value-type="float">
            <text:p>0.984653947908157</text:p>
          </table:table-cell>
          <table:table-cell office:value-type="float" office:value="0.991741537063305" calcext:value-type="float">
            <text:p>0.991741537063305</text:p>
          </table:table-cell>
          <table:table-cell office:value-type="float" office:value="0.773412081409941" calcext:value-type="float">
            <text:p>0.773412081409941</text:p>
          </table:table-cell>
          <table:table-cell office:value-type="float" office:value="0.820266106160415" calcext:value-type="float">
            <text:p>0.820266106160415</text:p>
          </table:table-cell>
          <table:table-cell office:value-type="float" office:value="0.562384195611977" calcext:value-type="float">
            <text:p>0.562384195611977</text:p>
          </table:table-cell>
          <table:table-cell office:value-type="float" office:value="1.00262117417111" calcext:value-type="float">
            <text:p>1.00262117417111</text:p>
          </table:table-cell>
          <table:table-cell office:value-type="float" office:value="-95.3175837180118" calcext:value-type="float">
            <text:p>-95.3175837180118</text:p>
          </table:table-cell>
          <table:table-cell office:value-type="float" office:value="-85.946778767917" calcext:value-type="float">
            <text:p>-85.946778767917</text:p>
          </table:table-cell>
          <table:table-cell office:value-type="float" office:value="-137.523160877605" calcext:value-type="float">
            <text:p>-137.523160877605</text:p>
          </table:table-cell>
        </table:table-row>
        <table:table-row table:style-name="ro1">
          <table:table-cell office:value-type="string" calcext:value-type="string">
            <text:p>2019-11-12 12:09:23</text:p>
          </table:table-cell>
          <table:table-cell office:value-type="float" office:value="27.0000171904976" calcext:value-type="float">
            <text:p>27.0000171904976</text:p>
          </table:table-cell>
          <table:table-cell office:value-type="float" office:value="74.1441933586165" calcext:value-type="float">
            <text:p>74.1441933586165</text:p>
          </table:table-cell>
          <table:table-cell office:value-type="float" office:value="980.657927184899" calcext:value-type="float">
            <text:p>980.65792718489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1084" calcext:value-type="float">
            <text:p>1381084</text:p>
          </table:table-cell>
          <table:table-cell office:value-type="float" office:value="1654546" calcext:value-type="float">
            <text:p>1654546</text:p>
          </table:table-cell>
          <table:table-cell office:value-type="float" office:value="1663163" calcext:value-type="float">
            <text:p>1663163</text:p>
          </table:table-cell>
          <table:table-cell office:value-type="float" office:value="1116057" calcext:value-type="float">
            <text:p>1116057</text:p>
          </table:table-cell>
          <table:table-cell office:value-type="float" office:value="1223881" calcext:value-type="float">
            <text:p>1223881</text:p>
          </table:table-cell>
          <table:table-cell office:value-type="float" office:value="1149582" calcext:value-type="float">
            <text:p>1149582</text:p>
          </table:table-cell>
          <table:table-cell office:value-type="float" office:value="1682304" calcext:value-type="float">
            <text:p>1682304</text:p>
          </table:table-cell>
          <table:table-cell office:value-type="float" office:value="5" calcext:value-type="float">
            <text:p>5</text:p>
          </table:table-cell>
          <table:table-cell office:value-type="float" office:value="0.823190310381688" calcext:value-type="float">
            <text:p>0.823190310381688</text:p>
          </table:table-cell>
          <table:table-cell office:value-type="float" office:value="0.986186383508013" calcext:value-type="float">
            <text:p>0.986186383508013</text:p>
          </table:table-cell>
          <table:table-cell office:value-type="float" office:value="0.991322516360583" calcext:value-type="float">
            <text:p>0.991322516360583</text:p>
          </table:table-cell>
          <table:table-cell office:value-type="float" office:value="0.66522188964151" calcext:value-type="float">
            <text:p>0.66522188964151</text:p>
          </table:table-cell>
          <table:table-cell office:value-type="float" office:value="0.729490009485484" calcext:value-type="float">
            <text:p>0.729490009485484</text:p>
          </table:table-cell>
          <table:table-cell office:value-type="float" office:value="0.685204349184555" calcext:value-type="float">
            <text:p>0.685204349184555</text:p>
          </table:table-cell>
          <table:table-cell office:value-type="float" office:value="1.00273144277709" calcext:value-type="float">
            <text:p>1.00273144277709</text:p>
          </table:table-cell>
          <table:table-cell office:value-type="float" office:value="-116.955622071698" calcext:value-type="float">
            <text:p>-116.955622071698</text:p>
          </table:table-cell>
          <table:table-cell office:value-type="float" office:value="-104.101998102903" calcext:value-type="float">
            <text:p>-104.101998102903</text:p>
          </table:table-cell>
          <table:table-cell office:value-type="float" office:value="-112.959130163089" calcext:value-type="float">
            <text:p>-112.959130163089</text:p>
          </table:table-cell>
        </table:table-row>
        <table:table-row table:style-name="ro1">
          <table:table-cell office:value-type="string" calcext:value-type="string">
            <text:p>2019-11-12 12:09:25</text:p>
          </table:table-cell>
          <table:table-cell office:value-type="float" office:value="27.0101254341716" calcext:value-type="float">
            <text:p>27.0101254341716</text:p>
          </table:table-cell>
          <table:table-cell office:value-type="float" office:value="74.1342572518663" calcext:value-type="float">
            <text:p>74.1342572518663</text:p>
          </table:table-cell>
          <table:table-cell office:value-type="float" office:value="980.7300692534" calcext:value-type="float">
            <text:p>980.730069253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7700" calcext:value-type="float">
            <text:p>1357700</text:p>
          </table:table-cell>
          <table:table-cell office:value-type="float" office:value="1653781" calcext:value-type="float">
            <text:p>1653781</text:p>
          </table:table-cell>
          <table:table-cell office:value-type="float" office:value="1662871" calcext:value-type="float">
            <text:p>1662871</text:p>
          </table:table-cell>
          <table:table-cell office:value-type="float" office:value="1388324" calcext:value-type="float">
            <text:p>1388324</text:p>
          </table:table-cell>
          <table:table-cell office:value-type="float" office:value="1138605" calcext:value-type="float">
            <text:p>1138605</text:p>
          </table:table-cell>
          <table:table-cell office:value-type="float" office:value="1037864" calcext:value-type="float">
            <text:p>1037864</text:p>
          </table:table-cell>
          <table:table-cell office:value-type="float" office:value="1683098" calcext:value-type="float">
            <text:p>1683098</text:p>
          </table:table-cell>
          <table:table-cell office:value-type="float" office:value="5" calcext:value-type="float">
            <text:p>5</text:p>
          </table:table-cell>
          <table:table-cell office:value-type="float" office:value="0.809252358585877" calcext:value-type="float">
            <text:p>0.809252358585877</text:p>
          </table:table-cell>
          <table:table-cell office:value-type="float" office:value="0.985730407921124" calcext:value-type="float">
            <text:p>0.985730407921124</text:p>
          </table:table-cell>
          <table:table-cell office:value-type="float" office:value="0.991148470777091" calcext:value-type="float">
            <text:p>0.991148470777091</text:p>
          </table:table-cell>
          <table:table-cell office:value-type="float" office:value="0.827505687177859" calcext:value-type="float">
            <text:p>0.827505687177859</text:p>
          </table:table-cell>
          <table:table-cell office:value-type="float" office:value="0.678661546547597" calcext:value-type="float">
            <text:p>0.678661546547597</text:p>
          </table:table-cell>
          <table:table-cell office:value-type="float" office:value="0.618615224196341" calcext:value-type="float">
            <text:p>0.618615224196341</text:p>
          </table:table-cell>
          <table:table-cell office:value-type="float" office:value="1.00320470371302" calcext:value-type="float">
            <text:p>1.00320470371302</text:p>
          </table:table-cell>
          <table:table-cell office:value-type="float" office:value="-84.4988625644282" calcext:value-type="float">
            <text:p>-84.4988625644282</text:p>
          </table:table-cell>
          <table:table-cell office:value-type="float" office:value="-114.267690690481" calcext:value-type="float">
            <text:p>-114.267690690481</text:p>
          </table:table-cell>
          <table:table-cell office:value-type="float" office:value="-126.276955160732" calcext:value-type="float">
            <text:p>-126.276955160732</text:p>
          </table:table-cell>
        </table:table-row>
        <table:table-row table:style-name="ro1">
          <table:table-cell office:value-type="string" calcext:value-type="string">
            <text:p>2019-11-12 12:09:26</text:p>
          </table:table-cell>
          <table:table-cell office:value-type="float" office:value="27.0151795564452" calcext:value-type="float">
            <text:p>27.0151795564452</text:p>
          </table:table-cell>
          <table:table-cell office:value-type="float" office:value="74.1346587906658" calcext:value-type="float">
            <text:p>74.1346587906658</text:p>
          </table:table-cell>
          <table:table-cell office:value-type="float" office:value="980.683406677866" calcext:value-type="float">
            <text:p>980.68340667786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0953" calcext:value-type="float">
            <text:p>1380953</text:p>
          </table:table-cell>
          <table:table-cell office:value-type="float" office:value="1654086" calcext:value-type="float">
            <text:p>1654086</text:p>
          </table:table-cell>
          <table:table-cell office:value-type="float" office:value="1663190" calcext:value-type="float">
            <text:p>1663190</text:p>
          </table:table-cell>
          <table:table-cell office:value-type="float" office:value="1116627" calcext:value-type="float">
            <text:p>1116627</text:p>
          </table:table-cell>
          <table:table-cell office:value-type="float" office:value="1233055" calcext:value-type="float">
            <text:p>1233055</text:p>
          </table:table-cell>
          <table:table-cell office:value-type="float" office:value="1150657" calcext:value-type="float">
            <text:p>1150657</text:p>
          </table:table-cell>
          <table:table-cell office:value-type="float" office:value="1681905" calcext:value-type="float">
            <text:p>1681905</text:p>
          </table:table-cell>
          <table:table-cell office:value-type="float" office:value="5" calcext:value-type="float">
            <text:p>5</text:p>
          </table:table-cell>
          <table:table-cell office:value-type="float" office:value="0.823112228287724" calcext:value-type="float">
            <text:p>0.823112228287724</text:p>
          </table:table-cell>
          <table:table-cell office:value-type="float" office:value="0.985912202109361" calcext:value-type="float">
            <text:p>0.985912202109361</text:p>
          </table:table-cell>
          <table:table-cell office:value-type="float" office:value="0.991338609616591" calcext:value-type="float">
            <text:p>0.991338609616591</text:p>
          </table:table-cell>
          <table:table-cell office:value-type="float" office:value="0.665561636157231" calcext:value-type="float">
            <text:p>0.665561636157231</text:p>
          </table:table-cell>
          <table:table-cell office:value-type="float" office:value="0.734958140249031" calcext:value-type="float">
            <text:p>0.734958140249031</text:p>
          </table:table-cell>
          <table:table-cell office:value-type="float" office:value="0.685845099192273" calcext:value-type="float">
            <text:p>0.685845099192273</text:p>
          </table:table-cell>
          <table:table-cell office:value-type="float" office:value="1.00249362021609" calcext:value-type="float">
            <text:p>1.00249362021609</text:p>
          </table:table-cell>
          <table:table-cell office:value-type="float" office:value="-116.887672768554" calcext:value-type="float">
            <text:p>-116.887672768554</text:p>
          </table:table-cell>
          <table:table-cell office:value-type="float" office:value="-103.008371950194" calcext:value-type="float">
            <text:p>-103.008371950194</text:p>
          </table:table-cell>
          <table:table-cell office:value-type="float" office:value="-112.830980161545" calcext:value-type="float">
            <text:p>-112.830980161545</text:p>
          </table:table-cell>
        </table:table-row>
        <table:table-row table:style-name="ro1">
          <table:table-cell office:value-type="string" calcext:value-type="string">
            <text:p>2019-11-12 12:09:27</text:p>
          </table:table-cell>
          <table:table-cell office:value-type="float" office:value="27.0050713121891" calcext:value-type="float">
            <text:p>27.0050713121891</text:p>
          </table:table-cell>
          <table:table-cell office:value-type="float" office:value="74.1284860242261" calcext:value-type="float">
            <text:p>74.1284860242261</text:p>
          </table:table-cell>
          <table:table-cell office:value-type="float" office:value="980.69399796129" calcext:value-type="float">
            <text:p>980.6939979612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7911" calcext:value-type="float">
            <text:p>1357911</text:p>
          </table:table-cell>
          <table:table-cell office:value-type="float" office:value="1653357" calcext:value-type="float">
            <text:p>1653357</text:p>
          </table:table-cell>
          <table:table-cell office:value-type="float" office:value="1662880" calcext:value-type="float">
            <text:p>1662880</text:p>
          </table:table-cell>
          <table:table-cell office:value-type="float" office:value="1391491" calcext:value-type="float">
            <text:p>1391491</text:p>
          </table:table-cell>
          <table:table-cell office:value-type="float" office:value="1135729" calcext:value-type="float">
            <text:p>1135729</text:p>
          </table:table-cell>
          <table:table-cell office:value-type="float" office:value="1036198" calcext:value-type="float">
            <text:p>1036198</text:p>
          </table:table-cell>
          <table:table-cell office:value-type="float" office:value="1682981" calcext:value-type="float">
            <text:p>1682981</text:p>
          </table:table-cell>
          <table:table-cell office:value-type="float" office:value="5" calcext:value-type="float">
            <text:p>5</text:p>
          </table:table-cell>
          <table:table-cell office:value-type="float" office:value="0.809378124401346" calcext:value-type="float">
            <text:p>0.809378124401346</text:p>
          </table:table-cell>
          <table:table-cell office:value-type="float" office:value="0.98547768419715" calcext:value-type="float">
            <text:p>0.98547768419715</text:p>
          </table:table-cell>
          <table:table-cell office:value-type="float" office:value="0.99115383519576" calcext:value-type="float">
            <text:p>0.99115383519576</text:p>
          </table:table-cell>
          <table:table-cell office:value-type="float" office:value="0.829393366502925" calcext:value-type="float">
            <text:p>0.829393366502925</text:p>
          </table:table-cell>
          <table:table-cell office:value-type="float" office:value="0.676947316759505" calcext:value-type="float">
            <text:p>0.676947316759505</text:p>
          </table:table-cell>
          <table:table-cell office:value-type="float" office:value="0.617622210696007" calcext:value-type="float">
            <text:p>0.617622210696007</text:p>
          </table:table-cell>
          <table:table-cell office:value-type="float" office:value="1.00313496627032" calcext:value-type="float">
            <text:p>1.00313496627032</text:p>
          </table:table-cell>
          <table:table-cell office:value-type="float" office:value="-84.121326699415" calcext:value-type="float">
            <text:p>-84.121326699415</text:p>
          </table:table-cell>
          <table:table-cell office:value-type="float" office:value="-114.610536648099" calcext:value-type="float">
            <text:p>-114.610536648099</text:p>
          </table:table-cell>
          <table:table-cell office:value-type="float" office:value="-126.475557860799" calcext:value-type="float">
            <text:p>-126.475557860799</text:p>
          </table:table-cell>
        </table:table-row>
        <table:table-row table:style-name="ro1">
          <table:table-cell office:value-type="string" calcext:value-type="string">
            <text:p>2019-11-12 12:09:28</text:p>
          </table:table-cell>
          <table:table-cell office:value-type="float" office:value="27.0050713121891" calcext:value-type="float">
            <text:p>27.0050713121891</text:p>
          </table:table-cell>
          <table:table-cell office:value-type="float" office:value="74.1284860242261" calcext:value-type="float">
            <text:p>74.1284860242261</text:p>
          </table:table-cell>
          <table:table-cell office:value-type="float" office:value="980.69399796129" calcext:value-type="float">
            <text:p>980.6939979612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6755" calcext:value-type="float">
            <text:p>1366755</text:p>
          </table:table-cell>
          <table:table-cell office:value-type="float" office:value="1652047" calcext:value-type="float">
            <text:p>1652047</text:p>
          </table:table-cell>
          <table:table-cell office:value-type="float" office:value="1664520" calcext:value-type="float">
            <text:p>1664520</text:p>
          </table:table-cell>
          <table:table-cell office:value-type="float" office:value="1346964" calcext:value-type="float">
            <text:p>1346964</text:p>
          </table:table-cell>
          <table:table-cell office:value-type="float" office:value="1225152" calcext:value-type="float">
            <text:p>1225152</text:p>
          </table:table-cell>
          <table:table-cell office:value-type="float" office:value="952652" calcext:value-type="float">
            <text:p>952652</text:p>
          </table:table-cell>
          <table:table-cell office:value-type="float" office:value="1690237" calcext:value-type="float">
            <text:p>1690237</text:p>
          </table:table-cell>
          <table:table-cell office:value-type="float" office:value="5" calcext:value-type="float">
            <text:p>5</text:p>
          </table:table-cell>
          <table:table-cell office:value-type="float" office:value="0.814649559813685" calcext:value-type="float">
            <text:p>0.814649559813685</text:p>
          </table:table-cell>
          <table:table-cell office:value-type="float" office:value="0.984696863257511" calcext:value-type="float">
            <text:p>0.984696863257511</text:p>
          </table:table-cell>
          <table:table-cell office:value-type="float" office:value="0.992131351486606" calcext:value-type="float">
            <text:p>0.992131351486606</text:p>
          </table:table-cell>
          <table:table-cell office:value-type="float" office:value="0.802853203159953" calcext:value-type="float">
            <text:p>0.802853203159953</text:p>
          </table:table-cell>
          <table:table-cell office:value-type="float" office:value="0.730247584610889" calcext:value-type="float">
            <text:p>0.730247584610889</text:p>
          </table:table-cell>
          <table:table-cell office:value-type="float" office:value="0.567824908235658" calcext:value-type="float">
            <text:p>0.567824908235658</text:p>
          </table:table-cell>
          <table:table-cell office:value-type="float" office:value="1.0074598798108" calcext:value-type="float">
            <text:p>1.0074598798108</text:p>
          </table:table-cell>
          <table:table-cell office:value-type="float" office:value="-89.4293593680095" calcext:value-type="float">
            <text:p>-89.4293593680095</text:p>
          </table:table-cell>
          <table:table-cell office:value-type="float" office:value="-103.950483077822" calcext:value-type="float">
            <text:p>-103.950483077822</text:p>
          </table:table-cell>
          <table:table-cell office:value-type="float" office:value="-136.435018352868" calcext:value-type="float">
            <text:p>-136.435018352868</text:p>
          </table:table-cell>
        </table:table-row>
        <table:table-row table:style-name="ro1">
          <table:table-cell office:value-type="string" calcext:value-type="string">
            <text:p>2019-11-12 12:09:30</text:p>
          </table:table-cell>
          <table:table-cell office:value-type="float" office:value="27.0050713121891" calcext:value-type="float">
            <text:p>27.0050713121891</text:p>
          </table:table-cell>
          <table:table-cell office:value-type="float" office:value="74.123116336344" calcext:value-type="float">
            <text:p>74.123116336344</text:p>
          </table:table-cell>
          <table:table-cell office:value-type="float" office:value="980.69399796129" calcext:value-type="float">
            <text:p>980.6939979612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3617" calcext:value-type="float">
            <text:p>1373617</text:p>
          </table:table-cell>
          <table:table-cell office:value-type="float" office:value="1652463" calcext:value-type="float">
            <text:p>1652463</text:p>
          </table:table-cell>
          <table:table-cell office:value-type="float" office:value="1664474" calcext:value-type="float">
            <text:p>1664474</text:p>
          </table:table-cell>
          <table:table-cell office:value-type="float" office:value="1332999" calcext:value-type="float">
            <text:p>1332999</text:p>
          </table:table-cell>
          <table:table-cell office:value-type="float" office:value="1281402" calcext:value-type="float">
            <text:p>1281402</text:p>
          </table:table-cell>
          <table:table-cell office:value-type="float" office:value="934996" calcext:value-type="float">
            <text:p>934996</text:p>
          </table:table-cell>
          <table:table-cell office:value-type="float" office:value="1682202" calcext:value-type="float">
            <text:p>1682202</text:p>
          </table:table-cell>
          <table:table-cell office:value-type="float" office:value="5" calcext:value-type="float">
            <text:p>5</text:p>
          </table:table-cell>
          <table:table-cell office:value-type="float" office:value="0.818739631025747" calcext:value-type="float">
            <text:p>0.818739631025747</text:p>
          </table:table-cell>
          <table:table-cell office:value-type="float" office:value="0.984944818609335" calcext:value-type="float">
            <text:p>0.984944818609335</text:p>
          </table:table-cell>
          <table:table-cell office:value-type="float" office:value="0.99210393334674" calcext:value-type="float">
            <text:p>0.99210393334674</text:p>
          </table:table-cell>
          <table:table-cell office:value-type="float" office:value="0.794529413524796" calcext:value-type="float">
            <text:p>0.794529413524796</text:p>
          </table:table-cell>
          <table:table-cell office:value-type="float" office:value="0.76377520129385" calcext:value-type="float">
            <text:p>0.76377520129385</text:p>
          </table:table-cell>
          <table:table-cell office:value-type="float" office:value="0.557301110899581" calcext:value-type="float">
            <text:p>0.557301110899581</text:p>
          </table:table-cell>
          <table:table-cell office:value-type="float" office:value="1.00267064603217" calcext:value-type="float">
            <text:p>1.00267064603217</text:p>
          </table:table-cell>
          <table:table-cell office:value-type="float" office:value="-91.0941172950407" calcext:value-type="float">
            <text:p>-91.0941172950407</text:p>
          </table:table-cell>
          <table:table-cell office:value-type="float" office:value="-97.24495974123" calcext:value-type="float">
            <text:p>-97.24495974123</text:p>
          </table:table-cell>
          <table:table-cell office:value-type="float" office:value="-138.539777820084" calcext:value-type="float">
            <text:p>-138.539777820084</text:p>
          </table:table-cell>
        </table:table-row>
        <table:table-row table:style-name="ro1">
          <table:table-cell office:value-type="string" calcext:value-type="string">
            <text:p>2019-11-12 12:09:31</text:p>
          </table:table-cell>
          <table:table-cell office:value-type="float" office:value="27.0050713121891" calcext:value-type="float">
            <text:p>27.0050713121891</text:p>
          </table:table-cell>
          <table:table-cell office:value-type="float" office:value="74.1070072210091" calcext:value-type="float">
            <text:p>74.1070072210091</text:p>
          </table:table-cell>
          <table:table-cell office:value-type="float" office:value="980.776731035971" calcext:value-type="float">
            <text:p>980.77673103597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5478" calcext:value-type="float">
            <text:p>1385478</text:p>
          </table:table-cell>
          <table:table-cell office:value-type="float" office:value="1653843" calcext:value-type="float">
            <text:p>1653843</text:p>
          </table:table-cell>
          <table:table-cell office:value-type="float" office:value="1662993" calcext:value-type="float">
            <text:p>1662993</text:p>
          </table:table-cell>
          <table:table-cell office:value-type="float" office:value="1120164" calcext:value-type="float">
            <text:p>1120164</text:p>
          </table:table-cell>
          <table:table-cell office:value-type="float" office:value="1225972" calcext:value-type="float">
            <text:p>1225972</text:p>
          </table:table-cell>
          <table:table-cell office:value-type="float" office:value="1147869" calcext:value-type="float">
            <text:p>1147869</text:p>
          </table:table-cell>
          <table:table-cell office:value-type="float" office:value="1681519" calcext:value-type="float">
            <text:p>1681519</text:p>
          </table:table-cell>
          <table:table-cell office:value-type="float" office:value="5" calcext:value-type="float">
            <text:p>5</text:p>
          </table:table-cell>
          <table:table-cell office:value-type="float" office:value="0.825809338785331" calcext:value-type="float">
            <text:p>0.825809338785331</text:p>
          </table:table-cell>
          <table:table-cell office:value-type="float" office:value="0.98576736280529" calcext:value-type="float">
            <text:p>0.98576736280529</text:p>
          </table:table-cell>
          <table:table-cell office:value-type="float" office:value="0.991221188452386" calcext:value-type="float">
            <text:p>0.991221188452386</text:p>
          </table:table-cell>
          <table:table-cell office:value-type="float" office:value="0.667669852694255" calcext:value-type="float">
            <text:p>0.667669852694255</text:p>
          </table:table-cell>
          <table:table-cell office:value-type="float" office:value="0.730736342756312" calcext:value-type="float">
            <text:p>0.730736342756312</text:p>
          </table:table-cell>
          <table:table-cell office:value-type="float" office:value="0.684183321497836" calcext:value-type="float">
            <text:p>0.684183321497836</text:p>
          </table:table-cell>
          <table:table-cell office:value-type="float" office:value="1.00226354625983" calcext:value-type="float">
            <text:p>1.00226354625983</text:p>
          </table:table-cell>
          <table:table-cell office:value-type="float" office:value="-116.466029461149" calcext:value-type="float">
            <text:p>-116.466029461149</text:p>
          </table:table-cell>
          <table:table-cell office:value-type="float" office:value="-103.852731448738" calcext:value-type="float">
            <text:p>-103.852731448738</text:p>
          </table:table-cell>
          <table:table-cell office:value-type="float" office:value="-113.163335700433" calcext:value-type="float">
            <text:p>-113.163335700433</text:p>
          </table:table-cell>
        </table:table-row>
        <table:table-row table:style-name="ro1">
          <table:table-cell office:value-type="string" calcext:value-type="string">
            <text:p>2019-11-12 12:09:32</text:p>
          </table:table-cell>
          <table:table-cell office:value-type="float" office:value="27.0101254341716" calcext:value-type="float">
            <text:p>27.0101254341716</text:p>
          </table:table-cell>
          <table:table-cell office:value-type="float" office:value="74.1074084703253" calcext:value-type="float">
            <text:p>74.1074084703253</text:p>
          </table:table-cell>
          <table:table-cell office:value-type="float" office:value="980.7300692534" calcext:value-type="float">
            <text:p>980.730069253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0229" calcext:value-type="float">
            <text:p>1370229</text:p>
          </table:table-cell>
          <table:table-cell office:value-type="float" office:value="1663331" calcext:value-type="float">
            <text:p>1663331</text:p>
          </table:table-cell>
          <table:table-cell office:value-type="float" office:value="1672292" calcext:value-type="float">
            <text:p>1672292</text:p>
          </table:table-cell>
          <table:table-cell office:value-type="float" office:value="1183586" calcext:value-type="float">
            <text:p>1183586</text:p>
          </table:table-cell>
          <table:table-cell office:value-type="float" office:value="1236908" calcext:value-type="float">
            <text:p>1236908</text:p>
          </table:table-cell>
          <table:table-cell office:value-type="float" office:value="1152507" calcext:value-type="float">
            <text:p>1152507</text:p>
          </table:table-cell>
          <table:table-cell office:value-type="float" office:value="1681284" calcext:value-type="float">
            <text:p>1681284</text:p>
          </table:table-cell>
          <table:table-cell office:value-type="float" office:value="5" calcext:value-type="float">
            <text:p>5</text:p>
          </table:table-cell>
          <table:table-cell office:value-type="float" office:value="0.816720225420025" calcext:value-type="float">
            <text:p>0.816720225420025</text:p>
          </table:table-cell>
          <table:table-cell office:value-type="float" office:value="0.991422652175743" calcext:value-type="float">
            <text:p>0.991422652175743</text:p>
          </table:table-cell>
          <table:table-cell office:value-type="float" office:value="0.996763825030783" calcext:value-type="float">
            <text:p>0.996763825030783</text:p>
          </table:table-cell>
          <table:table-cell office:value-type="float" office:value="0.705472315010108" calcext:value-type="float">
            <text:p>0.705472315010108</text:p>
          </table:table-cell>
          <table:table-cell office:value-type="float" office:value="0.737254707485999" calcext:value-type="float">
            <text:p>0.737254707485999</text:p>
          </table:table-cell>
          <table:table-cell office:value-type="float" office:value="0.686947785252069" calcext:value-type="float">
            <text:p>0.686947785252069</text:p>
          </table:table-cell>
          <table:table-cell office:value-type="float" office:value="1.00212347532791" calcext:value-type="float">
            <text:p>1.00212347532791</text:p>
          </table:table-cell>
          <table:table-cell office:value-type="float" office:value="-108.905536997978" calcext:value-type="float">
            <text:p>-108.905536997978</text:p>
          </table:table-cell>
          <table:table-cell office:value-type="float" office:value="-102.5490585028" calcext:value-type="float">
            <text:p>-102.5490585028</text:p>
          </table:table-cell>
          <table:table-cell office:value-type="float" office:value="-112.610442949586" calcext:value-type="float">
            <text:p>-112.610442949586</text:p>
          </table:table-cell>
        </table:table-row>
        <table:table-row table:style-name="ro1">
          <table:table-cell office:value-type="string" calcext:value-type="string">
            <text:p>2019-11-12 12:09:34</text:p>
          </table:table-cell>
          <table:table-cell office:value-type="float" office:value="27.0000171904976" calcext:value-type="float">
            <text:p>27.0000171904976</text:p>
          </table:table-cell>
          <table:table-cell office:value-type="float" office:value="74.0958666284466" calcext:value-type="float">
            <text:p>74.0958666284466</text:p>
          </table:table-cell>
          <table:table-cell office:value-type="float" office:value="980.740659506759" calcext:value-type="float">
            <text:p>980.74065950675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5922" calcext:value-type="float">
            <text:p>1355922</text:p>
          </table:table-cell>
          <table:table-cell office:value-type="float" office:value="1652841" calcext:value-type="float">
            <text:p>1652841</text:p>
          </table:table-cell>
          <table:table-cell office:value-type="float" office:value="1662875" calcext:value-type="float">
            <text:p>1662875</text:p>
          </table:table-cell>
          <table:table-cell office:value-type="float" office:value="1385556" calcext:value-type="float">
            <text:p>1385556</text:p>
          </table:table-cell>
          <table:table-cell office:value-type="float" office:value="1138671" calcext:value-type="float">
            <text:p>1138671</text:p>
          </table:table-cell>
          <table:table-cell office:value-type="float" office:value="1007670" calcext:value-type="float">
            <text:p>1007670</text:p>
          </table:table-cell>
          <table:table-cell office:value-type="float" office:value="1682234" calcext:value-type="float">
            <text:p>1682234</text:p>
          </table:table-cell>
          <table:table-cell office:value-type="float" office:value="5" calcext:value-type="float">
            <text:p>5</text:p>
          </table:table-cell>
          <table:table-cell office:value-type="float" office:value="0.808192587875436" calcext:value-type="float">
            <text:p>0.808192587875436</text:p>
          </table:table-cell>
          <table:table-cell office:value-type="float" office:value="0.985170124193445" calcext:value-type="float">
            <text:p>0.985170124193445</text:p>
          </table:table-cell>
          <table:table-cell office:value-type="float" office:value="0.991150854963166" calcext:value-type="float">
            <text:p>0.991150854963166</text:p>
          </table:table-cell>
          <table:table-cell office:value-type="float" office:value="0.825855830413798" calcext:value-type="float">
            <text:p>0.825855830413798</text:p>
          </table:table-cell>
          <table:table-cell office:value-type="float" office:value="0.678700885617839" calcext:value-type="float">
            <text:p>0.678700885617839</text:p>
          </table:table-cell>
          <table:table-cell office:value-type="float" office:value="0.600618195607447" calcext:value-type="float">
            <text:p>0.600618195607447</text:p>
          </table:table-cell>
          <table:table-cell office:value-type="float" office:value="1.00268971952077" calcext:value-type="float">
            <text:p>1.00268971952077</text:p>
          </table:table-cell>
          <table:table-cell office:value-type="float" office:value="-84.8288339172404" calcext:value-type="float">
            <text:p>-84.8288339172404</text:p>
          </table:table-cell>
          <table:table-cell office:value-type="float" office:value="-114.259822876432" calcext:value-type="float">
            <text:p>-114.259822876432</text:p>
          </table:table-cell>
          <table:table-cell office:value-type="float" office:value="-129.876360878511" calcext:value-type="float">
            <text:p>-129.876360878511</text:p>
          </table:table-cell>
        </table:table-row>
        <table:table-row table:style-name="ro1">
          <table:table-cell office:value-type="string" calcext:value-type="string">
            <text:p>2019-11-12 12:09:35</text:p>
          </table:table-cell>
          <table:table-cell office:value-type="float" office:value="26.9949630690971" calcext:value-type="float">
            <text:p>26.9949630690971</text:p>
          </table:table-cell>
          <table:table-cell office:value-type="float" office:value="74.0900958596616" calcext:value-type="float">
            <text:p>74.0900958596616</text:p>
          </table:table-cell>
          <table:table-cell office:value-type="float" office:value="980.677011281703" calcext:value-type="float">
            <text:p>980.67701128170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0749" calcext:value-type="float">
            <text:p>1360749</text:p>
          </table:table-cell>
          <table:table-cell office:value-type="float" office:value="1652671" calcext:value-type="float">
            <text:p>1652671</text:p>
          </table:table-cell>
          <table:table-cell office:value-type="float" office:value="1661514" calcext:value-type="float">
            <text:p>1661514</text:p>
          </table:table-cell>
          <table:table-cell office:value-type="float" office:value="1168540" calcext:value-type="float">
            <text:p>1168540</text:p>
          </table:table-cell>
          <table:table-cell office:value-type="float" office:value="1368444" calcext:value-type="float">
            <text:p>1368444</text:p>
          </table:table-cell>
          <table:table-cell office:value-type="float" office:value="1026516" calcext:value-type="float">
            <text:p>1026516</text:p>
          </table:table-cell>
          <table:table-cell office:value-type="float" office:value="1682757" calcext:value-type="float">
            <text:p>1682757</text:p>
          </table:table-cell>
          <table:table-cell office:value-type="float" office:value="5" calcext:value-type="float">
            <text:p>5</text:p>
          </table:table-cell>
          <table:table-cell office:value-type="float" office:value="0.811069704421723" calcext:value-type="float">
            <text:p>0.811069704421723</text:p>
          </table:table-cell>
          <table:table-cell office:value-type="float" office:value="0.985068796285247" calcext:value-type="float">
            <text:p>0.985068796285247</text:p>
          </table:table-cell>
          <table:table-cell office:value-type="float" office:value="0.990339635651068" calcext:value-type="float">
            <text:p>0.990339635651068</text:p>
          </table:table-cell>
          <table:table-cell office:value-type="float" office:value="0.69650419908812" calcext:value-type="float">
            <text:p>0.69650419908812</text:p>
          </table:table-cell>
          <table:table-cell office:value-type="float" office:value="0.815656282383952" calcext:value-type="float">
            <text:p>0.815656282383952</text:p>
          </table:table-cell>
          <table:table-cell office:value-type="float" office:value="0.611851288300906" calcext:value-type="float">
            <text:p>0.611851288300906</text:p>
          </table:table-cell>
          <table:table-cell office:value-type="float" office:value="1.00300145185011" calcext:value-type="float">
            <text:p>1.00300145185011</text:p>
          </table:table-cell>
          <table:table-cell office:value-type="float" office:value="-110.699160182376" calcext:value-type="float">
            <text:p>-110.699160182376</text:p>
          </table:table-cell>
          <table:table-cell office:value-type="float" office:value="-86.8687435232095" calcext:value-type="float">
            <text:p>-86.8687435232095</text:p>
          </table:table-cell>
          <table:table-cell office:value-type="float" office:value="-127.629742339819" calcext:value-type="float">
            <text:p>-127.629742339819</text:p>
          </table:table-cell>
        </table:table-row>
        <table:table-row table:style-name="ro1">
          <table:table-cell office:value-type="string" calcext:value-type="string">
            <text:p>2019-11-12 12:09:36</text:p>
          </table:table-cell>
          <table:table-cell office:value-type="float" office:value="27.0000171904976" calcext:value-type="float">
            <text:p>27.0000171904976</text:p>
          </table:table-cell>
          <table:table-cell office:value-type="float" office:value="74.1066059621195" calcext:value-type="float">
            <text:p>74.1066059621195</text:p>
          </table:table-cell>
          <table:table-cell office:value-type="float" office:value="980.685504603634" calcext:value-type="float">
            <text:p>980.68550460363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3638" calcext:value-type="float">
            <text:p>1373638</text:p>
          </table:table-cell>
          <table:table-cell office:value-type="float" office:value="1655984" calcext:value-type="float">
            <text:p>1655984</text:p>
          </table:table-cell>
          <table:table-cell office:value-type="float" office:value="1666126" calcext:value-type="float">
            <text:p>1666126</text:p>
          </table:table-cell>
          <table:table-cell office:value-type="float" office:value="1201046" calcext:value-type="float">
            <text:p>1201046</text:p>
          </table:table-cell>
          <table:table-cell office:value-type="float" office:value="1189723" calcext:value-type="float">
            <text:p>1189723</text:p>
          </table:table-cell>
          <table:table-cell office:value-type="float" office:value="1134605" calcext:value-type="float">
            <text:p>1134605</text:p>
          </table:table-cell>
          <table:table-cell office:value-type="float" office:value="1681149" calcext:value-type="float">
            <text:p>1681149</text:p>
          </table:table-cell>
          <table:table-cell office:value-type="float" office:value="5" calcext:value-type="float">
            <text:p>5</text:p>
          </table:table-cell>
          <table:table-cell office:value-type="float" office:value="0.818752148002642" calcext:value-type="float">
            <text:p>0.818752148002642</text:p>
          </table:table-cell>
          <table:table-cell office:value-type="float" office:value="0.987043498402059" calcext:value-type="float">
            <text:p>0.987043498402059</text:p>
          </table:table-cell>
          <table:table-cell office:value-type="float" office:value="0.993088602195812" calcext:value-type="float">
            <text:p>0.993088602195812</text:p>
          </table:table-cell>
          <table:table-cell office:value-type="float" office:value="0.715879287228499" calcext:value-type="float">
            <text:p>0.715879287228499</text:p>
          </table:table-cell>
          <table:table-cell office:value-type="float" office:value="0.709130252496034" calcext:value-type="float">
            <text:p>0.709130252496034</text:p>
          </table:table-cell>
          <table:table-cell office:value-type="float" office:value="0.676277360472364" calcext:value-type="float">
            <text:p>0.676277360472364</text:p>
          </table:table-cell>
          <table:table-cell office:value-type="float" office:value="1.00204300904787" calcext:value-type="float">
            <text:p>1.00204300904787</text:p>
          </table:table-cell>
          <table:table-cell office:value-type="float" office:value="-106.8241425543" calcext:value-type="float">
            <text:p>-106.8241425543</text:p>
          </table:table-cell>
          <table:table-cell office:value-type="float" office:value="-108.173949500793" calcext:value-type="float">
            <text:p>-108.173949500793</text:p>
          </table:table-cell>
          <table:table-cell office:value-type="float" office:value="-114.744527905527" calcext:value-type="float">
            <text:p>-114.744527905527</text:p>
          </table:table-cell>
        </table:table-row>
        <table:table-row table:style-name="ro1">
          <table:table-cell office:value-type="string" calcext:value-type="string">
            <text:p>2019-11-12 12:09:37</text:p>
          </table:table-cell>
          <table:table-cell office:value-type="float" office:value="27.0050713121891" calcext:value-type="float">
            <text:p>27.0050713121891</text:p>
          </table:table-cell>
          <table:table-cell office:value-type="float" office:value="74.1177466398471" calcext:value-type="float">
            <text:p>74.1177466398471</text:p>
          </table:table-cell>
          <table:table-cell office:value-type="float" office:value="980.721575630966" calcext:value-type="float">
            <text:p>980.72157563096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8216" calcext:value-type="float">
            <text:p>1368216</text:p>
          </table:table-cell>
          <table:table-cell office:value-type="float" office:value="1651783" calcext:value-type="float">
            <text:p>1651783</text:p>
          </table:table-cell>
          <table:table-cell office:value-type="float" office:value="1663840" calcext:value-type="float">
            <text:p>1663840</text:p>
          </table:table-cell>
          <table:table-cell office:value-type="float" office:value="1343096" calcext:value-type="float">
            <text:p>1343096</text:p>
          </table:table-cell>
          <table:table-cell office:value-type="float" office:value="1239938" calcext:value-type="float">
            <text:p>1239938</text:p>
          </table:table-cell>
          <table:table-cell office:value-type="float" office:value="938261" calcext:value-type="float">
            <text:p>938261</text:p>
          </table:table-cell>
          <table:table-cell office:value-type="float" office:value="1681620" calcext:value-type="float">
            <text:p>1681620</text:p>
          </table:table-cell>
          <table:table-cell office:value-type="float" office:value="5" calcext:value-type="float">
            <text:p>5</text:p>
          </table:table-cell>
          <table:table-cell office:value-type="float" office:value="0.815520383777664" calcext:value-type="float">
            <text:p>0.815520383777664</text:p>
          </table:table-cell>
          <table:table-cell office:value-type="float" office:value="0.984539506976546" calcext:value-type="float">
            <text:p>0.984539506976546</text:p>
          </table:table-cell>
          <table:table-cell office:value-type="float" office:value="0.991726039853816" calcext:value-type="float">
            <text:p>0.991726039853816</text:p>
          </table:table-cell>
          <table:table-cell office:value-type="float" office:value="0.800547695225202" calcext:value-type="float">
            <text:p>0.800547695225202</text:p>
          </table:table-cell>
          <table:table-cell office:value-type="float" office:value="0.739060728437987" calcext:value-type="float">
            <text:p>0.739060728437987</text:p>
          </table:table-cell>
          <table:table-cell office:value-type="float" office:value="0.55924720278349" calcext:value-type="float">
            <text:p>0.55924720278349</text:p>
          </table:table-cell>
          <table:table-cell office:value-type="float" office:value="1.00232374695823" calcext:value-type="float">
            <text:p>1.00232374695823</text:p>
          </table:table-cell>
          <table:table-cell office:value-type="float" office:value="-89.8904609549595" calcext:value-type="float">
            <text:p>-89.8904609549595</text:p>
          </table:table-cell>
          <table:table-cell office:value-type="float" office:value="-102.187854312403" calcext:value-type="float">
            <text:p>-102.187854312403</text:p>
          </table:table-cell>
          <table:table-cell office:value-type="float" office:value="-138.150559443302" calcext:value-type="float">
            <text:p>-138.150559443302</text:p>
          </table:table-cell>
        </table:table-row>
        <table:table-row table:style-name="ro1">
          <table:table-cell office:value-type="string" calcext:value-type="string">
            <text:p>2019-11-12 12:09:38</text:p>
          </table:table-cell>
          <table:table-cell office:value-type="float" office:value="27.0000171904976" calcext:value-type="float">
            <text:p>27.0000171904976</text:p>
          </table:table-cell>
          <table:table-cell office:value-type="float" office:value="74.0529089491731" calcext:value-type="float">
            <text:p>74.0529089491731</text:p>
          </table:table-cell>
          <table:table-cell office:value-type="float" office:value="980.713082044254" calcext:value-type="float">
            <text:p>980.71308204425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7842" calcext:value-type="float">
            <text:p>1367842</text:p>
          </table:table-cell>
          <table:table-cell office:value-type="float" office:value="1652395" calcext:value-type="float">
            <text:p>1652395</text:p>
          </table:table-cell>
          <table:table-cell office:value-type="float" office:value="1661905" calcext:value-type="float">
            <text:p>1661905</text:p>
          </table:table-cell>
          <table:table-cell office:value-type="float" office:value="1201899" calcext:value-type="float">
            <text:p>1201899</text:p>
          </table:table-cell>
          <table:table-cell office:value-type="float" office:value="1380903" calcext:value-type="float">
            <text:p>1380903</text:p>
          </table:table-cell>
          <table:table-cell office:value-type="float" office:value="977262" calcext:value-type="float">
            <text:p>977262</text:p>
          </table:table-cell>
          <table:table-cell office:value-type="float" office:value="1681684" calcext:value-type="float">
            <text:p>1681684</text:p>
          </table:table-cell>
          <table:table-cell office:value-type="float" office:value="5" calcext:value-type="float">
            <text:p>5</text:p>
          </table:table-cell>
          <table:table-cell office:value-type="float" office:value="0.81529746237963" calcext:value-type="float">
            <text:p>0.81529746237963</text:p>
          </table:table-cell>
          <table:table-cell office:value-type="float" office:value="0.984904287446056" calcext:value-type="float">
            <text:p>0.984904287446056</text:p>
          </table:table-cell>
          <table:table-cell office:value-type="float" office:value="0.990572689839922" calcext:value-type="float">
            <text:p>0.990572689839922</text:p>
          </table:table-cell>
          <table:table-cell office:value-type="float" office:value="0.716387714909043" calcext:value-type="float">
            <text:p>0.716387714909043</text:p>
          </table:table-cell>
          <table:table-cell office:value-type="float" office:value="0.823082425961784" calcext:value-type="float">
            <text:p>0.823082425961784</text:p>
          </table:table-cell>
          <table:table-cell office:value-type="float" office:value="0.582493613063528" calcext:value-type="float">
            <text:p>0.582493613063528</text:p>
          </table:table-cell>
          <table:table-cell office:value-type="float" office:value="1.00236189393543" calcext:value-type="float">
            <text:p>1.00236189393543</text:p>
          </table:table-cell>
          <table:table-cell office:value-type="float" office:value="-106.722457018191" calcext:value-type="float">
            <text:p>-106.722457018191</text:p>
          </table:table-cell>
          <table:table-cell office:value-type="float" office:value="-85.3835148076433" calcext:value-type="float">
            <text:p>-85.3835148076433</text:p>
          </table:table-cell>
          <table:table-cell office:value-type="float" office:value="-133.501277387294" calcext:value-type="float">
            <text:p>-133.501277387294</text:p>
          </table:table-cell>
        </table:table-row>
        <table:table-row table:style-name="ro1">
          <table:table-cell office:value-type="string" calcext:value-type="string">
            <text:p>2019-11-12 12:09:40</text:p>
          </table:table-cell>
          <table:table-cell office:value-type="float" office:value="27.0000171904976" calcext:value-type="float">
            <text:p>27.0000171904976</text:p>
          </table:table-cell>
          <table:table-cell office:value-type="float" office:value="74.0636484206788" calcext:value-type="float">
            <text:p>74.0636484206788</text:p>
          </table:table-cell>
          <table:table-cell office:value-type="float" office:value="980.713082044254" calcext:value-type="float">
            <text:p>980.71308204425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4667" calcext:value-type="float">
            <text:p>1364667</text:p>
          </table:table-cell>
          <table:table-cell office:value-type="float" office:value="1657812" calcext:value-type="float">
            <text:p>1657812</text:p>
          </table:table-cell>
          <table:table-cell office:value-type="float" office:value="1665787" calcext:value-type="float">
            <text:p>1665787</text:p>
          </table:table-cell>
          <table:table-cell office:value-type="float" office:value="1140741" calcext:value-type="float">
            <text:p>1140741</text:p>
          </table:table-cell>
          <table:table-cell office:value-type="float" office:value="1355621" calcext:value-type="float">
            <text:p>1355621</text:p>
          </table:table-cell>
          <table:table-cell office:value-type="float" office:value="1077732" calcext:value-type="float">
            <text:p>1077732</text:p>
          </table:table-cell>
          <table:table-cell office:value-type="float" office:value="1682357" calcext:value-type="float">
            <text:p>1682357</text:p>
          </table:table-cell>
          <table:table-cell office:value-type="float" office:value="5" calcext:value-type="float">
            <text:p>5</text:p>
          </table:table-cell>
          <table:table-cell office:value-type="float" office:value="0.813405014682414" calcext:value-type="float">
            <text:p>0.813405014682414</text:p>
          </table:table-cell>
          <table:table-cell office:value-type="float" office:value="0.98813307143844" calcext:value-type="float">
            <text:p>0.98813307143844</text:p>
          </table:table-cell>
          <table:table-cell office:value-type="float" office:value="0.992886542425936" calcext:value-type="float">
            <text:p>0.992886542425936</text:p>
          </table:table-cell>
          <table:table-cell office:value-type="float" office:value="0.679934701911771" calcext:value-type="float">
            <text:p>0.679934701911771</text:p>
          </table:table-cell>
          <table:table-cell office:value-type="float" office:value="0.808013177873275" calcext:value-type="float">
            <text:p>0.808013177873275</text:p>
          </table:table-cell>
          <table:table-cell office:value-type="float" office:value="0.642378406808186" calcext:value-type="float">
            <text:p>0.642378406808186</text:p>
          </table:table-cell>
          <table:table-cell office:value-type="float" office:value="1.00276303324259" calcext:value-type="float">
            <text:p>1.00276303324259</text:p>
          </table:table-cell>
          <table:table-cell office:value-type="float" office:value="-114.013059617646" calcext:value-type="float">
            <text:p>-114.013059617646</text:p>
          </table:table-cell>
          <table:table-cell office:value-type="float" office:value="-88.397364425345" calcext:value-type="float">
            <text:p>-88.397364425345</text:p>
          </table:table-cell>
          <table:table-cell office:value-type="float" office:value="-121.524318638363" calcext:value-type="float">
            <text:p>-121.524318638363</text:p>
          </table:table-cell>
        </table:table-row>
        <table:table-row table:style-name="ro1">
          <table:table-cell office:value-type="string" calcext:value-type="string">
            <text:p>2019-11-12 12:09:41</text:p>
          </table:table-cell>
          <table:table-cell office:value-type="float" office:value="27.0000171904976" calcext:value-type="float">
            <text:p>27.0000171904976</text:p>
          </table:table-cell>
          <table:table-cell office:value-type="float" office:value="74.0690181435098" calcext:value-type="float">
            <text:p>74.0690181435098</text:p>
          </table:table-cell>
          <table:table-cell office:value-type="float" office:value="980.740659506759" calcext:value-type="float">
            <text:p>980.74065950675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4265" calcext:value-type="float">
            <text:p>1384265</text:p>
          </table:table-cell>
          <table:table-cell office:value-type="float" office:value="1654460" calcext:value-type="float">
            <text:p>1654460</text:p>
          </table:table-cell>
          <table:table-cell office:value-type="float" office:value="1663453" calcext:value-type="float">
            <text:p>1663453</text:p>
          </table:table-cell>
          <table:table-cell office:value-type="float" office:value="1162950" calcext:value-type="float">
            <text:p>1162950</text:p>
          </table:table-cell>
          <table:table-cell office:value-type="float" office:value="1188389" calcext:value-type="float">
            <text:p>1188389</text:p>
          </table:table-cell>
          <table:table-cell office:value-type="float" office:value="1129295" calcext:value-type="float">
            <text:p>1129295</text:p>
          </table:table-cell>
          <table:table-cell office:value-type="float" office:value="1680272" calcext:value-type="float">
            <text:p>1680272</text:p>
          </table:table-cell>
          <table:table-cell office:value-type="float" office:value="5" calcext:value-type="float">
            <text:p>5</text:p>
          </table:table-cell>
          <table:table-cell office:value-type="float" office:value="0.825086334358017" calcext:value-type="float">
            <text:p>0.825086334358017</text:p>
          </table:table-cell>
          <table:table-cell office:value-type="float" office:value="0.986135123507395" calcext:value-type="float">
            <text:p>0.986135123507395</text:p>
          </table:table-cell>
          <table:table-cell office:value-type="float" office:value="0.991495369851037" calcext:value-type="float">
            <text:p>0.991495369851037</text:p>
          </table:table-cell>
          <table:table-cell office:value-type="float" office:value="0.693172299047983" calcext:value-type="float">
            <text:p>0.693172299047983</text:p>
          </table:table-cell>
          <table:table-cell office:value-type="float" office:value="0.708335126439944" calcext:value-type="float">
            <text:p>0.708335126439944</text:p>
          </table:table-cell>
          <table:table-cell office:value-type="float" office:value="0.673112353457493" calcext:value-type="float">
            <text:p>0.673112353457493</text:p>
          </table:table-cell>
          <table:table-cell office:value-type="float" office:value="1.00152027625087" calcext:value-type="float">
            <text:p>1.00152027625087</text:p>
          </table:table-cell>
          <table:table-cell office:value-type="float" office:value="-111.365540190403" calcext:value-type="float">
            <text:p>-111.365540190403</text:p>
          </table:table-cell>
          <table:table-cell office:value-type="float" office:value="-108.332974712011" calcext:value-type="float">
            <text:p>-108.332974712011</text:p>
          </table:table-cell>
          <table:table-cell office:value-type="float" office:value="-115.377529308501" calcext:value-type="float">
            <text:p>-115.377529308501</text:p>
          </table:table-cell>
        </table:table-row>
        <table:table-row table:style-name="ro1">
          <table:table-cell office:value-type="string" calcext:value-type="string">
            <text:p>2019-11-12 12:09:42</text:p>
          </table:table-cell>
          <table:table-cell office:value-type="float" office:value="26.9949630690971" calcext:value-type="float">
            <text:p>26.9949630690971</text:p>
          </table:table-cell>
          <table:table-cell office:value-type="float" office:value="74.0578779590843" calcext:value-type="float">
            <text:p>74.0578779590843</text:p>
          </table:table-cell>
          <table:table-cell office:value-type="float" office:value="980.649434092022" calcext:value-type="float">
            <text:p>980.64943409202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6444" calcext:value-type="float">
            <text:p>1376444</text:p>
          </table:table-cell>
          <table:table-cell office:value-type="float" office:value="1651986" calcext:value-type="float">
            <text:p>1651986</text:p>
          </table:table-cell>
          <table:table-cell office:value-type="float" office:value="1664511" calcext:value-type="float">
            <text:p>1664511</text:p>
          </table:table-cell>
          <table:table-cell office:value-type="float" office:value="1323664" calcext:value-type="float">
            <text:p>1323664</text:p>
          </table:table-cell>
          <table:table-cell office:value-type="float" office:value="1313681" calcext:value-type="float">
            <text:p>1313681</text:p>
          </table:table-cell>
          <table:table-cell office:value-type="float" office:value="937932" calcext:value-type="float">
            <text:p>937932</text:p>
          </table:table-cell>
          <table:table-cell office:value-type="float" office:value="1680317" calcext:value-type="float">
            <text:p>1680317</text:p>
          </table:table-cell>
          <table:table-cell office:value-type="float" office:value="5" calcext:value-type="float">
            <text:p>5</text:p>
          </table:table-cell>
          <table:table-cell office:value-type="float" office:value="0.820424654534418" calcext:value-type="float">
            <text:p>0.820424654534418</text:p>
          </table:table-cell>
          <table:table-cell office:value-type="float" office:value="0.984660504419863" calcext:value-type="float">
            <text:p>0.984660504419863</text:p>
          </table:table-cell>
          <table:table-cell office:value-type="float" office:value="0.992125987067936" calcext:value-type="float">
            <text:p>0.992125987067936</text:p>
          </table:table-cell>
          <table:table-cell office:value-type="float" office:value="0.788965319271722" calcext:value-type="float">
            <text:p>0.788965319271722</text:p>
          </table:table-cell>
          <table:table-cell office:value-type="float" office:value="0.78301498687446" calcext:value-type="float">
            <text:p>0.78301498687446</text:p>
          </table:table-cell>
          <table:table-cell office:value-type="float" office:value="0.559051103478802" calcext:value-type="float">
            <text:p>0.559051103478802</text:p>
          </table:table-cell>
          <table:table-cell office:value-type="float" office:value="1.00154709834422" calcext:value-type="float">
            <text:p>1.00154709834422</text:p>
          </table:table-cell>
          <table:table-cell office:value-type="float" office:value="-92.2069361456557" calcext:value-type="float">
            <text:p>-92.2069361456557</text:p>
          </table:table-cell>
          <table:table-cell office:value-type="float" office:value="-93.3970026251081" calcext:value-type="float">
            <text:p>-93.3970026251081</text:p>
          </table:table-cell>
          <table:table-cell office:value-type="float" office:value="-138.18977930424" calcext:value-type="float">
            <text:p>-138.18977930424</text:p>
          </table:table-cell>
        </table:table-row>
        <table:table-row table:style-name="ro1">
          <table:table-cell office:value-type="string" calcext:value-type="string">
            <text:p>2019-11-12 12:09:44</text:p>
          </table:table-cell>
          <table:table-cell office:value-type="float" office:value="27.0050713121891" calcext:value-type="float">
            <text:p>27.0050713121891</text:p>
          </table:table-cell>
          <table:table-cell office:value-type="float" office:value="74.0533096099349" calcext:value-type="float">
            <text:p>74.0533096099349</text:p>
          </table:table-cell>
          <table:table-cell office:value-type="float" office:value="980.69399796129" calcext:value-type="float">
            <text:p>980.6939979612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3462" calcext:value-type="float">
            <text:p>1373462</text:p>
          </table:table-cell>
          <table:table-cell office:value-type="float" office:value="1653378" calcext:value-type="float">
            <text:p>1653378</text:p>
          </table:table-cell>
          <table:table-cell office:value-type="float" office:value="1663005" calcext:value-type="float">
            <text:p>1663005</text:p>
          </table:table-cell>
          <table:table-cell office:value-type="float" office:value="1229971" calcext:value-type="float">
            <text:p>1229971</text:p>
          </table:table-cell>
          <table:table-cell office:value-type="float" office:value="1393573" calcext:value-type="float">
            <text:p>1393573</text:p>
          </table:table-cell>
          <table:table-cell office:value-type="float" office:value="958753" calcext:value-type="float">
            <text:p>958753</text:p>
          </table:table-cell>
          <table:table-cell office:value-type="float" office:value="1680284" calcext:value-type="float">
            <text:p>1680284</text:p>
          </table:table-cell>
          <table:table-cell office:value-type="float" office:value="5" calcext:value-type="float">
            <text:p>5</text:p>
          </table:table-cell>
          <table:table-cell office:value-type="float" office:value="0.818647243815332" calcext:value-type="float">
            <text:p>0.818647243815332</text:p>
          </table:table-cell>
          <table:table-cell office:value-type="float" office:value="0.985490201174045" calcext:value-type="float">
            <text:p>0.985490201174045</text:p>
          </table:table-cell>
          <table:table-cell office:value-type="float" office:value="0.991228341010611" calcext:value-type="float">
            <text:p>0.991228341010611</text:p>
          </table:table-cell>
          <table:table-cell office:value-type="float" office:value="0.733119932785026" calcext:value-type="float">
            <text:p>0.733119932785026</text:p>
          </table:table-cell>
          <table:table-cell office:value-type="float" office:value="0.830634335355083" calcext:value-type="float">
            <text:p>0.830634335355083</text:p>
          </table:table-cell>
          <table:table-cell office:value-type="float" office:value="0.571461388046907" calcext:value-type="float">
            <text:p>0.571461388046907</text:p>
          </table:table-cell>
          <table:table-cell office:value-type="float" office:value="1.0015274288091" calcext:value-type="float">
            <text:p>1.0015274288091</text:p>
          </table:table-cell>
          <table:table-cell office:value-type="float" office:value="-103.376013442995" calcext:value-type="float">
            <text:p>-103.376013442995</text:p>
          </table:table-cell>
          <table:table-cell office:value-type="float" office:value="-83.8731329289833" calcext:value-type="float">
            <text:p>-83.8731329289833</text:p>
          </table:table-cell>
          <table:table-cell office:value-type="float" office:value="-135.707722390619" calcext:value-type="float">
            <text:p>-135.707722390619</text:p>
          </table:table-cell>
        </table:table-row>
        <table:table-row table:style-name="ro1">
          <table:table-cell office:value-type="string" calcext:value-type="string">
            <text:p>2019-11-12 12:09:45</text:p>
          </table:table-cell>
          <table:table-cell office:value-type="float" office:value="26.9899089479877" calcext:value-type="float">
            <text:p>26.9899089479877</text:p>
          </table:table-cell>
          <table:table-cell office:value-type="float" office:value="74.0467379698822" calcext:value-type="float">
            <text:p>74.0467379698822</text:p>
          </table:table-cell>
          <table:table-cell office:value-type="float" office:value="980.751249008683" calcext:value-type="float">
            <text:p>980.75124900868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6707" calcext:value-type="float">
            <text:p>1376707</text:p>
          </table:table-cell>
          <table:table-cell office:value-type="float" office:value="1656247" calcext:value-type="float">
            <text:p>1656247</text:p>
          </table:table-cell>
          <table:table-cell office:value-type="float" office:value="1664833" calcext:value-type="float">
            <text:p>1664833</text:p>
          </table:table-cell>
          <table:table-cell office:value-type="float" office:value="1185139" calcext:value-type="float">
            <text:p>1185139</text:p>
          </table:table-cell>
          <table:table-cell office:value-type="float" office:value="1215261" calcext:value-type="float">
            <text:p>1215261</text:p>
          </table:table-cell>
          <table:table-cell office:value-type="float" office:value="1150156" calcext:value-type="float">
            <text:p>1150156</text:p>
          </table:table-cell>
          <table:table-cell office:value-type="float" office:value="1679820" calcext:value-type="float">
            <text:p>1679820</text:p>
          </table:table-cell>
          <table:table-cell office:value-type="float" office:value="5" calcext:value-type="float">
            <text:p>5</text:p>
          </table:table-cell>
          <table:table-cell office:value-type="float" office:value="0.820581414768864" calcext:value-type="float">
            <text:p>0.820581414768864</text:p>
          </table:table-cell>
          <table:table-cell office:value-type="float" office:value="0.987200258636505" calcext:value-type="float">
            <text:p>0.987200258636505</text:p>
          </table:table-cell>
          <table:table-cell office:value-type="float" office:value="0.992317914046992" calcext:value-type="float">
            <text:p>0.992317914046992</text:p>
          </table:table-cell>
          <table:table-cell office:value-type="float" office:value="0.706397975253817" calcext:value-type="float">
            <text:p>0.706397975253817</text:p>
          </table:table-cell>
          <table:table-cell office:value-type="float" office:value="0.724352088493358" calcext:value-type="float">
            <text:p>0.724352088493358</text:p>
          </table:table-cell>
          <table:table-cell office:value-type="float" office:value="0.685546479886351" calcext:value-type="float">
            <text:p>0.685546479886351</text:p>
          </table:table-cell>
          <table:table-cell office:value-type="float" office:value="1.00125086322437" calcext:value-type="float">
            <text:p>1.00125086322437</text:p>
          </table:table-cell>
          <table:table-cell office:value-type="float" office:value="-108.720404949237" calcext:value-type="float">
            <text:p>-108.720404949237</text:p>
          </table:table-cell>
          <table:table-cell office:value-type="float" office:value="-105.129582301328" calcext:value-type="float">
            <text:p>-105.129582301328</text:p>
          </table:table-cell>
          <table:table-cell office:value-type="float" office:value="-112.89070402273" calcext:value-type="float">
            <text:p>-112.89070402273</text:p>
          </table:table-cell>
        </table:table-row>
        <table:table-row table:style-name="ro1">
          <table:table-cell office:value-type="string" calcext:value-type="string">
            <text:p>2019-11-12 12:09:46</text:p>
          </table:table-cell>
          <table:table-cell office:value-type="float" office:value="26.9899089479877" calcext:value-type="float">
            <text:p>26.9899089479877</text:p>
          </table:table-cell>
          <table:table-cell office:value-type="float" office:value="74.0413683322211" calcext:value-type="float">
            <text:p>74.0413683322211</text:p>
          </table:table-cell>
          <table:table-cell office:value-type="float" office:value="980.668517995498" calcext:value-type="float">
            <text:p>980.66851799549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6390" calcext:value-type="float">
            <text:p>1356390</text:p>
          </table:table-cell>
          <table:table-cell office:value-type="float" office:value="1654163" calcext:value-type="float">
            <text:p>1654163</text:p>
          </table:table-cell>
          <table:table-cell office:value-type="float" office:value="1663541" calcext:value-type="float">
            <text:p>1663541</text:p>
          </table:table-cell>
          <table:table-cell office:value-type="float" office:value="1387720" calcext:value-type="float">
            <text:p>1387720</text:p>
          </table:table-cell>
          <table:table-cell office:value-type="float" office:value="1138806" calcext:value-type="float">
            <text:p>1138806</text:p>
          </table:table-cell>
          <table:table-cell office:value-type="float" office:value="1022300" calcext:value-type="float">
            <text:p>1022300</text:p>
          </table:table-cell>
          <table:table-cell office:value-type="float" office:value="1687220" calcext:value-type="float">
            <text:p>1687220</text:p>
          </table:table-cell>
          <table:table-cell office:value-type="float" office:value="5" calcext:value-type="float">
            <text:p>5</text:p>
          </table:table-cell>
          <table:table-cell office:value-type="float" office:value="0.808471537646238" calcext:value-type="float">
            <text:p>0.808471537646238</text:p>
          </table:table-cell>
          <table:table-cell office:value-type="float" office:value="0.985958097691309" calcext:value-type="float">
            <text:p>0.985958097691309</text:p>
          </table:table-cell>
          <table:table-cell office:value-type="float" office:value="0.991547821944692" calcext:value-type="float">
            <text:p>0.991547821944692</text:p>
          </table:table-cell>
          <table:table-cell office:value-type="float" office:value="0.827145675080499" calcext:value-type="float">
            <text:p>0.827145675080499</text:p>
          </table:table-cell>
          <table:table-cell office:value-type="float" office:value="0.678781351897878" calcext:value-type="float">
            <text:p>0.678781351897878</text:p>
          </table:table-cell>
          <table:table-cell office:value-type="float" office:value="0.609338356177611" calcext:value-type="float">
            <text:p>0.609338356177611</text:p>
          </table:table-cell>
          <table:table-cell office:value-type="float" office:value="1.00566160746355" calcext:value-type="float">
            <text:p>1.00566160746355</text:p>
          </table:table-cell>
          <table:table-cell office:value-type="float" office:value="-84.5708649839002" calcext:value-type="float">
            <text:p>-84.5708649839002</text:p>
          </table:table-cell>
          <table:table-cell office:value-type="float" office:value="-114.243729620424" calcext:value-type="float">
            <text:p>-114.243729620424</text:p>
          </table:table-cell>
          <table:table-cell office:value-type="float" office:value="-128.132328764478" calcext:value-type="float">
            <text:p>-128.132328764478</text:p>
          </table:table-cell>
        </table:table-row>
        <table:table-row table:style-name="ro1">
          <table:table-cell office:value-type="string" calcext:value-type="string">
            <text:p>2019-11-12 12:09:47</text:p>
          </table:table-cell>
          <table:table-cell office:value-type="float" office:value="26.9899089479877" calcext:value-type="float">
            <text:p>26.9899089479877</text:p>
          </table:table-cell>
          <table:table-cell office:value-type="float" office:value="74.0252593675529" calcext:value-type="float">
            <text:p>74.0252593675529</text:p>
          </table:table-cell>
          <table:table-cell office:value-type="float" office:value="980.751249008683" calcext:value-type="float">
            <text:p>980.75124900868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3012" calcext:value-type="float">
            <text:p>1383012</text:p>
          </table:table-cell>
          <table:table-cell office:value-type="float" office:value="1652658" calcext:value-type="float">
            <text:p>1652658</text:p>
          </table:table-cell>
          <table:table-cell office:value-type="float" office:value="1663287" calcext:value-type="float">
            <text:p>1663287</text:p>
          </table:table-cell>
          <table:table-cell office:value-type="float" office:value="1273746" calcext:value-type="float">
            <text:p>1273746</text:p>
          </table:table-cell>
          <table:table-cell office:value-type="float" office:value="1407701" calcext:value-type="float">
            <text:p>1407701</text:p>
          </table:table-cell>
          <table:table-cell office:value-type="float" office:value="948175" calcext:value-type="float">
            <text:p>948175</text:p>
          </table:table-cell>
          <table:table-cell office:value-type="float" office:value="1679243" calcext:value-type="float">
            <text:p>1679243</text:p>
          </table:table-cell>
          <table:table-cell office:value-type="float" office:value="5" calcext:value-type="float">
            <text:p>5</text:p>
          </table:table-cell>
          <table:table-cell office:value-type="float" office:value="0.82433948806995" calcext:value-type="float">
            <text:p>0.82433948806995</text:p>
          </table:table-cell>
          <table:table-cell office:value-type="float" office:value="0.985061047680503" calcext:value-type="float">
            <text:p>0.985061047680503</text:p>
          </table:table-cell>
          <table:table-cell office:value-type="float" office:value="0.991396426128915" calcext:value-type="float">
            <text:p>0.991396426128915</text:p>
          </table:table-cell>
          <table:table-cell office:value-type="float" office:value="0.759211869145855" calcext:value-type="float">
            <text:p>0.759211869145855</text:p>
          </table:table-cell>
          <table:table-cell office:value-type="float" office:value="0.839055280572805" calcext:value-type="float">
            <text:p>0.839055280572805</text:p>
          </table:table-cell>
          <table:table-cell office:value-type="float" office:value="0.565156407970954" calcext:value-type="float">
            <text:p>0.565156407970954</text:p>
          </table:table-cell>
          <table:table-cell office:value-type="float" office:value="1.00090694438302" calcext:value-type="float">
            <text:p>1.00090694438302</text:p>
          </table:table-cell>
          <table:table-cell office:value-type="float" office:value="-98.1576261708291" calcext:value-type="float">
            <text:p>-98.1576261708291</text:p>
          </table:table-cell>
          <table:table-cell office:value-type="float" office:value="-82.1889438854389" calcext:value-type="float">
            <text:p>-82.1889438854389</text:p>
          </table:table-cell>
          <table:table-cell office:value-type="float" office:value="-136.968718405809" calcext:value-type="float">
            <text:p>-136.968718405809</text:p>
          </table:table-cell>
        </table:table-row>
        <table:table-row table:style-name="ro1">
          <table:table-cell office:value-type="string" calcext:value-type="string">
            <text:p>2019-11-12 12:09:49</text:p>
          </table:table-cell>
          <table:table-cell office:value-type="float" office:value="26.9949630690971" calcext:value-type="float">
            <text:p>26.9949630690971</text:p>
          </table:table-cell>
          <table:table-cell office:value-type="float" office:value="74.0363991864125" calcext:value-type="float">
            <text:p>74.0363991864125</text:p>
          </table:table-cell>
          <table:table-cell office:value-type="float" office:value="980.732165726717" calcext:value-type="float">
            <text:p>980.73216572671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9144" calcext:value-type="float">
            <text:p>1369144</text:p>
          </table:table-cell>
          <table:table-cell office:value-type="float" office:value="1654683" calcext:value-type="float">
            <text:p>1654683</text:p>
          </table:table-cell>
          <table:table-cell office:value-type="float" office:value="1662893" calcext:value-type="float">
            <text:p>1662893</text:p>
          </table:table-cell>
          <table:table-cell office:value-type="float" office:value="1333244" calcext:value-type="float">
            <text:p>1333244</text:p>
          </table:table-cell>
          <table:table-cell office:value-type="float" office:value="1138987" calcext:value-type="float">
            <text:p>1138987</text:p>
          </table:table-cell>
          <table:table-cell office:value-type="float" office:value="1082401" calcext:value-type="float">
            <text:p>1082401</text:p>
          </table:table-cell>
          <table:table-cell office:value-type="float" office:value="1679557" calcext:value-type="float">
            <text:p>1679557</text:p>
          </table:table-cell>
          <table:table-cell office:value-type="float" office:value="5" calcext:value-type="float">
            <text:p>5</text:p>
          </table:table-cell>
          <table:table-cell office:value-type="float" office:value="0.816073514947118" calcext:value-type="float">
            <text:p>0.816073514947118</text:p>
          </table:table-cell>
          <table:table-cell office:value-type="float" office:value="0.986268041881089" calcext:value-type="float">
            <text:p>0.986268041881089</text:p>
          </table:table-cell>
          <table:table-cell office:value-type="float" office:value="0.991161583800505" calcext:value-type="float">
            <text:p>0.991161583800505</text:p>
          </table:table-cell>
          <table:table-cell office:value-type="float" office:value="0.794675444921904" calcext:value-type="float">
            <text:p>0.794675444921904</text:p>
          </table:table-cell>
          <table:table-cell office:value-type="float" office:value="0.678889236317782" calcext:value-type="float">
            <text:p>0.678889236317782</text:p>
          </table:table-cell>
          <table:table-cell office:value-type="float" office:value="0.645161348004502" calcext:value-type="float">
            <text:p>0.645161348004502</text:p>
          </table:table-cell>
          <table:table-cell office:value-type="float" office:value="1.00109410298992" calcext:value-type="float">
            <text:p>1.00109410298992</text:p>
          </table:table-cell>
          <table:table-cell office:value-type="float" office:value="-91.0649110156191" calcext:value-type="float">
            <text:p>-91.0649110156191</text:p>
          </table:table-cell>
          <table:table-cell office:value-type="float" office:value="-114.222152736444" calcext:value-type="float">
            <text:p>-114.222152736444</text:p>
          </table:table-cell>
          <table:table-cell office:value-type="float" office:value="-120.9677303991" calcext:value-type="float">
            <text:p>-120.9677303991</text:p>
          </table:table-cell>
        </table:table-row>
        <table:table-row table:style-name="ro1">
          <table:table-cell office:value-type="string" calcext:value-type="string">
            <text:p>2019-11-12 12:09:50</text:p>
          </table:table-cell>
          <table:table-cell office:value-type="float" office:value="26.979800706642" calcext:value-type="float">
            <text:p>26.979800706642</text:p>
          </table:table-cell>
          <table:table-cell office:value-type="float" office:value="74.0298281210316" calcext:value-type="float">
            <text:p>74.0298281210316</text:p>
          </table:table-cell>
          <table:table-cell office:value-type="float" office:value="980.679108054681" calcext:value-type="float">
            <text:p>980.67910805468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5098" calcext:value-type="float">
            <text:p>1355098</text:p>
          </table:table-cell>
          <table:table-cell office:value-type="float" office:value="1653054" calcext:value-type="float">
            <text:p>1653054</text:p>
          </table:table-cell>
          <table:table-cell office:value-type="float" office:value="1662252" calcext:value-type="float">
            <text:p>1662252</text:p>
          </table:table-cell>
          <table:table-cell office:value-type="float" office:value="1129799" calcext:value-type="float">
            <text:p>1129799</text:p>
          </table:table-cell>
          <table:table-cell office:value-type="float" office:value="1341039" calcext:value-type="float">
            <text:p>1341039</text:p>
          </table:table-cell>
          <table:table-cell office:value-type="float" office:value="1038173" calcext:value-type="float">
            <text:p>1038173</text:p>
          </table:table-cell>
          <table:table-cell office:value-type="float" office:value="1687065" calcext:value-type="float">
            <text:p>1687065</text:p>
          </table:table-cell>
          <table:table-cell office:value-type="float" office:value="5" calcext:value-type="float">
            <text:p>5</text:p>
          </table:table-cell>
          <table:table-cell office:value-type="float" office:value="0.807701445543938" calcext:value-type="float">
            <text:p>0.807701445543938</text:p>
          </table:table-cell>
          <table:table-cell office:value-type="float" office:value="0.985297082101951" calcext:value-type="float">
            <text:p>0.985297082101951</text:p>
          </table:table-cell>
          <table:table-cell office:value-type="float" office:value="0.990779517981949" calcext:value-type="float">
            <text:p>0.990779517981949</text:p>
          </table:table-cell>
          <table:table-cell office:value-type="float" office:value="0.673412760902972" calcext:value-type="float">
            <text:p>0.673412760902972</text:p>
          </table:table-cell>
          <table:table-cell office:value-type="float" office:value="0.799321627536014" calcext:value-type="float">
            <text:p>0.799321627536014</text:p>
          </table:table-cell>
          <table:table-cell office:value-type="float" office:value="0.618799402570653" calcext:value-type="float">
            <text:p>0.618799402570653</text:p>
          </table:table-cell>
          <table:table-cell office:value-type="float" office:value="1.00556922025314" calcext:value-type="float">
            <text:p>1.00556922025314</text:p>
          </table:table-cell>
          <table:table-cell office:value-type="float" office:value="-115.317447819406" calcext:value-type="float">
            <text:p>-115.317447819406</text:p>
          </table:table-cell>
          <table:table-cell office:value-type="float" office:value="-90.1356744927972" calcext:value-type="float">
            <text:p>-90.1356744927972</text:p>
          </table:table-cell>
          <table:table-cell office:value-type="float" office:value="-126.240119485869" calcext:value-type="float">
            <text:p>-126.240119485869</text:p>
          </table:table-cell>
        </table:table-row>
        <table:table-row table:style-name="ro1">
          <table:table-cell office:value-type="string" calcext:value-type="string">
            <text:p>2019-11-12 12:09:51</text:p>
          </table:table-cell>
          <table:table-cell office:value-type="float" office:value="26.979800706642" calcext:value-type="float">
            <text:p>26.979800706642</text:p>
          </table:table-cell>
          <table:table-cell office:value-type="float" office:value="74.0244585771573" calcext:value-type="float">
            <text:p>74.0244585771573</text:p>
          </table:table-cell>
          <table:table-cell office:value-type="float" office:value="980.651531530277" calcext:value-type="float">
            <text:p>980.65153153027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6474" calcext:value-type="float">
            <text:p>1356474</text:p>
          </table:table-cell>
          <table:table-cell office:value-type="float" office:value="1652022" calcext:value-type="float">
            <text:p>1652022</text:p>
          </table:table-cell>
          <table:table-cell office:value-type="float" office:value="1663771" calcext:value-type="float">
            <text:p>1663771</text:p>
          </table:table-cell>
          <table:table-cell office:value-type="float" office:value="1368342" calcext:value-type="float">
            <text:p>1368342</text:p>
          </table:table-cell>
          <table:table-cell office:value-type="float" office:value="1151060" calcext:value-type="float">
            <text:p>1151060</text:p>
          </table:table-cell>
          <table:table-cell office:value-type="float" office:value="965570" calcext:value-type="float">
            <text:p>965570</text:p>
          </table:table-cell>
          <table:table-cell office:value-type="float" office:value="1680627" calcext:value-type="float">
            <text:p>1680627</text:p>
          </table:table-cell>
          <table:table-cell office:value-type="float" office:value="5" calcext:value-type="float">
            <text:p>5</text:p>
          </table:table-cell>
          <table:table-cell office:value-type="float" office:value="0.808521605553818" calcext:value-type="float">
            <text:p>0.808521605553818</text:p>
          </table:table-cell>
          <table:table-cell office:value-type="float" office:value="0.984681962094541" calcext:value-type="float">
            <text:p>0.984681962094541</text:p>
          </table:table-cell>
          <table:table-cell office:value-type="float" office:value="0.991684912644018" calcext:value-type="float">
            <text:p>0.991684912644018</text:p>
          </table:table-cell>
          <table:table-cell office:value-type="float" office:value="0.815595485639034" calcext:value-type="float">
            <text:p>0.815595485639034</text:p>
          </table:table-cell>
          <table:table-cell office:value-type="float" office:value="0.686085305939353" calcext:value-type="float">
            <text:p>0.686085305939353</text:p>
          </table:table-cell>
          <table:table-cell office:value-type="float" office:value="0.575524637165622" calcext:value-type="float">
            <text:p>0.575524637165622</text:p>
          </table:table-cell>
          <table:table-cell office:value-type="float" office:value="1.00173187276505" calcext:value-type="float">
            <text:p>1.00173187276505</text:p>
          </table:table-cell>
          <table:table-cell office:value-type="float" office:value="-86.8809028721932" calcext:value-type="float">
            <text:p>-86.8809028721932</text:p>
          </table:table-cell>
          <table:table-cell office:value-type="float" office:value="-112.782938812129" calcext:value-type="float">
            <text:p>-112.782938812129</text:p>
          </table:table-cell>
          <table:table-cell office:value-type="float" office:value="-134.895072566876" calcext:value-type="float">
            <text:p>-134.895072566876</text:p>
          </table:table-cell>
        </table:table-row>
        <table:table-row table:style-name="ro1">
          <table:table-cell office:value-type="string" calcext:value-type="string">
            <text:p>2019-11-12 12:09:52</text:p>
          </table:table-cell>
          <table:table-cell office:value-type="float" office:value="26.9696924664604" calcext:value-type="float">
            <text:p>26.9696924664604</text:p>
          </table:table-cell>
          <table:table-cell office:value-type="float" office:value="74.0182883156092" calcext:value-type="float">
            <text:p>74.0182883156092</text:p>
          </table:table-cell>
          <table:table-cell office:value-type="float" office:value="980.662121274288" calcext:value-type="float">
            <text:p>980.66212127428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2462" calcext:value-type="float">
            <text:p>1382462</text:p>
          </table:table-cell>
          <table:table-cell office:value-type="float" office:value="1652816" calcext:value-type="float">
            <text:p>1652816</text:p>
          </table:table-cell>
          <table:table-cell office:value-type="float" office:value="1663372" calcext:value-type="float">
            <text:p>1663372</text:p>
          </table:table-cell>
          <table:table-cell office:value-type="float" office:value="1280030" calcext:value-type="float">
            <text:p>1280030</text:p>
          </table:table-cell>
          <table:table-cell office:value-type="float" office:value="1407589" calcext:value-type="float">
            <text:p>1407589</text:p>
          </table:table-cell>
          <table:table-cell office:value-type="float" office:value="951863" calcext:value-type="float">
            <text:p>951863</text:p>
          </table:table-cell>
          <table:table-cell office:value-type="float" office:value="1679684" calcext:value-type="float">
            <text:p>1679684</text:p>
          </table:table-cell>
          <table:table-cell office:value-type="float" office:value="5" calcext:value-type="float">
            <text:p>5</text:p>
          </table:table-cell>
          <table:table-cell office:value-type="float" office:value="0.824011662484605" calcext:value-type="float">
            <text:p>0.824011662484605</text:p>
          </table:table-cell>
          <table:table-cell office:value-type="float" office:value="0.985155223030474" calcext:value-type="float">
            <text:p>0.985155223030474</text:p>
          </table:table-cell>
          <table:table-cell office:value-type="float" office:value="0.991447090083014" calcext:value-type="float">
            <text:p>0.991447090083014</text:p>
          </table:table-cell>
          <table:table-cell office:value-type="float" office:value="0.762957425470045" calcext:value-type="float">
            <text:p>0.762957425470045</text:p>
          </table:table-cell>
          <table:table-cell office:value-type="float" office:value="0.838988523362699" calcext:value-type="float">
            <text:p>0.838988523362699</text:p>
          </table:table-cell>
          <table:table-cell office:value-type="float" office:value="0.567354627532319" calcext:value-type="float">
            <text:p>0.567354627532319</text:p>
          </table:table-cell>
          <table:table-cell office:value-type="float" office:value="1.00116980089781" calcext:value-type="float">
            <text:p>1.00116980089781</text:p>
          </table:table-cell>
          <table:table-cell office:value-type="float" office:value="-97.408514905991" calcext:value-type="float">
            <text:p>-97.408514905991</text:p>
          </table:table-cell>
          <table:table-cell office:value-type="float" office:value="-82.2022953274602" calcext:value-type="float">
            <text:p>-82.2022953274602</text:p>
          </table:table-cell>
          <table:table-cell office:value-type="float" office:value="-136.529074493536" calcext:value-type="float">
            <text:p>-136.529074493536</text:p>
          </table:table-cell>
        </table:table-row>
        <table:table-row table:style-name="ro1">
          <table:table-cell office:value-type="string" calcext:value-type="string">
            <text:p>2019-11-12 12:09:54</text:p>
          </table:table-cell>
          <table:table-cell office:value-type="float" office:value="26.9747465864057" calcext:value-type="float">
            <text:p>26.9747465864057</text:p>
          </table:table-cell>
          <table:table-cell office:value-type="float" office:value="74.0509055017622" calcext:value-type="float">
            <text:p>74.0509055017622</text:p>
          </table:table-cell>
          <table:table-cell office:value-type="float" office:value="980.670614646617" calcext:value-type="float">
            <text:p>980.67061464661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4505" calcext:value-type="float">
            <text:p>1374505</text:p>
          </table:table-cell>
          <table:table-cell office:value-type="float" office:value="1654568" calcext:value-type="float">
            <text:p>1654568</text:p>
          </table:table-cell>
          <table:table-cell office:value-type="float" office:value="1662970" calcext:value-type="float">
            <text:p>1662970</text:p>
          </table:table-cell>
          <table:table-cell office:value-type="float" office:value="1285889" calcext:value-type="float">
            <text:p>1285889</text:p>
          </table:table-cell>
          <table:table-cell office:value-type="float" office:value="1151614" calcext:value-type="float">
            <text:p>1151614</text:p>
          </table:table-cell>
          <table:table-cell office:value-type="float" office:value="1095236" calcext:value-type="float">
            <text:p>1095236</text:p>
          </table:table-cell>
          <table:table-cell office:value-type="float" office:value="1679832" calcext:value-type="float">
            <text:p>1679832</text:p>
          </table:table-cell>
          <table:table-cell office:value-type="float" office:value="5" calcext:value-type="float">
            <text:p>5</text:p>
          </table:table-cell>
          <table:table-cell office:value-type="float" office:value="0.819268920334449" calcext:value-type="float">
            <text:p>0.819268920334449</text:p>
          </table:table-cell>
          <table:table-cell office:value-type="float" office:value="0.986199496531426" calcext:value-type="float">
            <text:p>0.986199496531426</text:p>
          </table:table-cell>
          <table:table-cell office:value-type="float" office:value="0.991207479382453" calcext:value-type="float">
            <text:p>0.991207479382453</text:p>
          </table:table-cell>
          <table:table-cell office:value-type="float" office:value="0.766449662023742" calcext:value-type="float">
            <text:p>0.766449662023742</text:p>
          </table:table-cell>
          <table:table-cell office:value-type="float" office:value="0.686415515710773" calcext:value-type="float">
            <text:p>0.686415515710773</text:p>
          </table:table-cell>
          <table:table-cell office:value-type="float" office:value="0.652811605073405" calcext:value-type="float">
            <text:p>0.652811605073405</text:p>
          </table:table-cell>
          <table:table-cell office:value-type="float" office:value="1.0012580157826" calcext:value-type="float">
            <text:p>1.0012580157826</text:p>
          </table:table-cell>
          <table:table-cell office:value-type="float" office:value="-96.7100675952515" calcext:value-type="float">
            <text:p>-96.7100675952515</text:p>
          </table:table-cell>
          <table:table-cell office:value-type="float" office:value="-112.716896857845" calcext:value-type="float">
            <text:p>-112.716896857845</text:p>
          </table:table-cell>
          <table:table-cell office:value-type="float" office:value="-119.437678985319" calcext:value-type="float">
            <text:p>-119.437678985319</text:p>
          </table:table-cell>
        </table:table-row>
        <table:table-row table:style-name="ro1">
          <table:table-cell office:value-type="string" calcext:value-type="string">
            <text:p>2019-11-12 12:09:55</text:p>
          </table:table-cell>
          <table:table-cell office:value-type="float" office:value="26.979800706642" calcext:value-type="float">
            <text:p>26.979800706642</text:p>
          </table:table-cell>
          <table:table-cell office:value-type="float" office:value="74.0566757111968" calcext:value-type="float">
            <text:p>74.0566757111968</text:p>
          </table:table-cell>
          <table:table-cell office:value-type="float" office:value="980.761837759194" calcext:value-type="float">
            <text:p>980.76183775919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0117" calcext:value-type="float">
            <text:p>1380117</text:p>
          </table:table-cell>
          <table:table-cell office:value-type="float" office:value="1654009" calcext:value-type="float">
            <text:p>1654009</text:p>
          </table:table-cell>
          <table:table-cell office:value-type="float" office:value="1663681" calcext:value-type="float">
            <text:p>1663681</text:p>
          </table:table-cell>
          <table:table-cell office:value-type="float" office:value="1112670" calcext:value-type="float">
            <text:p>1112670</text:p>
          </table:table-cell>
          <table:table-cell office:value-type="float" office:value="1233331" calcext:value-type="float">
            <text:p>1233331</text:p>
          </table:table-cell>
          <table:table-cell office:value-type="float" office:value="1153274" calcext:value-type="float">
            <text:p>1153274</text:p>
          </table:table-cell>
          <table:table-cell office:value-type="float" office:value="1679974" calcext:value-type="float">
            <text:p>1679974</text:p>
          </table:table-cell>
          <table:table-cell office:value-type="float" office:value="5" calcext:value-type="float">
            <text:p>5</text:p>
          </table:table-cell>
          <table:table-cell office:value-type="float" office:value="0.822613933398" calcext:value-type="float">
            <text:p>0.822613933398</text:p>
          </table:table-cell>
          <table:table-cell office:value-type="float" office:value="0.985866306527413" calcext:value-type="float">
            <text:p>0.985866306527413</text:p>
          </table:table-cell>
          <table:table-cell office:value-type="float" office:value="0.991631268457326" calcext:value-type="float">
            <text:p>0.991631268457326</text:p>
          </table:table-cell>
          <table:table-cell office:value-type="float" office:value="0.663203080082307" calcext:value-type="float">
            <text:p>0.663203080082307</text:p>
          </table:table-cell>
          <table:table-cell office:value-type="float" office:value="0.735122649088222" calcext:value-type="float">
            <text:p>0.735122649088222</text:p>
          </table:table-cell>
          <table:table-cell office:value-type="float" office:value="0.687404952931995" calcext:value-type="float">
            <text:p>0.687404952931995</text:p>
          </table:table-cell>
          <table:table-cell office:value-type="float" office:value="1.00134265438827" calcext:value-type="float">
            <text:p>1.00134265438827</text:p>
          </table:table-cell>
          <table:table-cell office:value-type="float" office:value="-117.359383983539" calcext:value-type="float">
            <text:p>-117.359383983539</text:p>
          </table:table-cell>
          <table:table-cell office:value-type="float" office:value="-102.975470182356" calcext:value-type="float">
            <text:p>-102.975470182356</text:p>
          </table:table-cell>
          <table:table-cell office:value-type="float" office:value="-112.519009413601" calcext:value-type="float">
            <text:p>-112.519009413601</text:p>
          </table:table-cell>
        </table:table-row>
        <table:table-row table:style-name="ro1">
          <table:table-cell office:value-type="string" calcext:value-type="string">
            <text:p>2019-11-12 12:09:56</text:p>
          </table:table-cell>
          <table:table-cell office:value-type="float" office:value="26.9747465864057" calcext:value-type="float">
            <text:p>26.9747465864057</text:p>
          </table:table-cell>
          <table:table-cell office:value-type="float" office:value="74.0562749427541" calcext:value-type="float">
            <text:p>74.0562749427541</text:p>
          </table:table-cell>
          <table:table-cell office:value-type="float" office:value="980.670614646617" calcext:value-type="float">
            <text:p>980.67061464661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4696" calcext:value-type="float">
            <text:p>1364696</text:p>
          </table:table-cell>
          <table:table-cell office:value-type="float" office:value="1652431" calcext:value-type="float">
            <text:p>1652431</text:p>
          </table:table-cell>
          <table:table-cell office:value-type="float" office:value="1664463" calcext:value-type="float">
            <text:p>1664463</text:p>
          </table:table-cell>
          <table:table-cell office:value-type="float" office:value="1355800" calcext:value-type="float">
            <text:p>1355800</text:p>
          </table:table-cell>
          <table:table-cell office:value-type="float" office:value="1201961" calcext:value-type="float">
            <text:p>1201961</text:p>
          </table:table-cell>
          <table:table-cell office:value-type="float" office:value="944946" calcext:value-type="float">
            <text:p>944946</text:p>
          </table:table-cell>
          <table:table-cell office:value-type="float" office:value="1680694" calcext:value-type="float">
            <text:p>1680694</text:p>
          </table:table-cell>
          <table:table-cell office:value-type="float" office:value="5" calcext:value-type="float">
            <text:p>5</text:p>
          </table:table-cell>
          <table:table-cell office:value-type="float" office:value="0.813422300031459" calcext:value-type="float">
            <text:p>0.813422300031459</text:p>
          </table:table-cell>
          <table:table-cell office:value-type="float" office:value="0.984925745120733" calcext:value-type="float">
            <text:p>0.984925745120733</text:p>
          </table:table-cell>
          <table:table-cell office:value-type="float" office:value="0.992097376835034" calcext:value-type="float">
            <text:p>0.992097376835034</text:p>
          </table:table-cell>
          <table:table-cell office:value-type="float" office:value="0.808119870200141" calcext:value-type="float">
            <text:p>0.808119870200141</text:p>
          </table:table-cell>
          <table:table-cell office:value-type="float" office:value="0.716424669793209" calcext:value-type="float">
            <text:p>0.716424669793209</text:p>
          </table:table-cell>
          <table:table-cell office:value-type="float" office:value="0.563231773761722" calcext:value-type="float">
            <text:p>0.563231773761722</text:p>
          </table:table-cell>
          <table:table-cell office:value-type="float" office:value="1.00177180788181" calcext:value-type="float">
            <text:p>1.00177180788181</text:p>
          </table:table-cell>
          <table:table-cell office:value-type="float" office:value="-88.3760259599717" calcext:value-type="float">
            <text:p>-88.3760259599717</text:p>
          </table:table-cell>
          <table:table-cell office:value-type="float" office:value="-106.715066041358" calcext:value-type="float">
            <text:p>-106.715066041358</text:p>
          </table:table-cell>
          <table:table-cell office:value-type="float" office:value="-137.353645247656" calcext:value-type="float">
            <text:p>-137.353645247656</text:p>
          </table:table-cell>
        </table:table-row>
        <table:table-row table:style-name="ro1">
          <table:table-cell office:value-type="string" calcext:value-type="string">
            <text:p>2019-11-12 12:09:57</text:p>
          </table:table-cell>
          <table:table-cell office:value-type="float" office:value="26.979800706642" calcext:value-type="float">
            <text:p>26.979800706642</text:p>
          </table:table-cell>
          <table:table-cell office:value-type="float" office:value="74.0727841619308" calcext:value-type="float">
            <text:p>74.0727841619308</text:p>
          </table:table-cell>
          <table:table-cell office:value-type="float" office:value="980.706684600969" calcext:value-type="float">
            <text:p>980.70668460096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4699" calcext:value-type="float">
            <text:p>1364699</text:p>
          </table:table-cell>
          <table:table-cell office:value-type="float" office:value="1654556" calcext:value-type="float">
            <text:p>1654556</text:p>
          </table:table-cell>
          <table:table-cell office:value-type="float" office:value="1663775" calcext:value-type="float">
            <text:p>1663775</text:p>
          </table:table-cell>
          <table:table-cell office:value-type="float" office:value="1245248" calcext:value-type="float">
            <text:p>1245248</text:p>
          </table:table-cell>
          <table:table-cell office:value-type="float" office:value="1408392" calcext:value-type="float">
            <text:p>1408392</text:p>
          </table:table-cell>
          <table:table-cell office:value-type="float" office:value="949240" calcext:value-type="float">
            <text:p>949240</text:p>
          </table:table-cell>
          <table:table-cell office:value-type="float" office:value="1682862" calcext:value-type="float">
            <text:p>1682862</text:p>
          </table:table-cell>
          <table:table-cell office:value-type="float" office:value="5" calcext:value-type="float">
            <text:p>5</text:p>
          </table:table-cell>
          <table:table-cell office:value-type="float" office:value="0.813424088171016" calcext:value-type="float">
            <text:p>0.813424088171016</text:p>
          </table:table-cell>
          <table:table-cell office:value-type="float" office:value="0.986192343973201" calcext:value-type="float">
            <text:p>0.986192343973201</text:p>
          </table:table-cell>
          <table:table-cell office:value-type="float" office:value="0.991687296830094" calcext:value-type="float">
            <text:p>0.991687296830094</text:p>
          </table:table-cell>
          <table:table-cell office:value-type="float" office:value="0.742225735452859" calcext:value-type="float">
            <text:p>0.742225735452859</text:p>
          </table:table-cell>
          <table:table-cell office:value-type="float" office:value="0.839467148717302" calcext:value-type="float">
            <text:p>0.839467148717302</text:p>
          </table:table-cell>
          <table:table-cell office:value-type="float" office:value="0.565791197513485" calcext:value-type="float">
            <text:p>0.565791197513485</text:p>
          </table:table-cell>
          <table:table-cell office:value-type="float" office:value="1.00306403673459" calcext:value-type="float">
            <text:p>1.00306403673459</text:p>
          </table:table-cell>
          <table:table-cell office:value-type="float" office:value="-101.554852909428" calcext:value-type="float">
            <text:p>-101.554852909428</text:p>
          </table:table-cell>
          <table:table-cell office:value-type="float" office:value="-82.1065702565396" calcext:value-type="float">
            <text:p>-82.1065702565396</text:p>
          </table:table-cell>
          <table:table-cell office:value-type="float" office:value="-136.841760497303" calcext:value-type="float">
            <text:p>-136.841760497303</text:p>
          </table:table-cell>
        </table:table-row>
        <table:table-row table:style-name="ro1">
          <table:table-cell office:value-type="string" calcext:value-type="string">
            <text:p>2019-11-12 12:09:59</text:p>
          </table:table-cell>
          <table:table-cell office:value-type="float" office:value="26.9848548271693" calcext:value-type="float">
            <text:p>26.9848548271693</text:p>
          </table:table-cell>
          <table:table-cell office:value-type="float" office:value="74.051706909447" calcext:value-type="float">
            <text:p>74.051706909447</text:p>
          </table:table-cell>
          <table:table-cell office:value-type="float" office:value="980.687601498479" calcext:value-type="float">
            <text:p>980.68760149847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9622" calcext:value-type="float">
            <text:p>1359622</text:p>
          </table:table-cell>
          <table:table-cell office:value-type="float" office:value="1654271" calcext:value-type="float">
            <text:p>1654271</text:p>
          </table:table-cell>
          <table:table-cell office:value-type="float" office:value="1663721" calcext:value-type="float">
            <text:p>1663721</text:p>
          </table:table-cell>
          <table:table-cell office:value-type="float" office:value="1170135" calcext:value-type="float">
            <text:p>1170135</text:p>
          </table:table-cell>
          <table:table-cell office:value-type="float" office:value="1385853" calcext:value-type="float">
            <text:p>1385853</text:p>
          </table:table-cell>
          <table:table-cell office:value-type="float" office:value="972397" calcext:value-type="float">
            <text:p>972397</text:p>
          </table:table-cell>
          <table:table-cell office:value-type="float" office:value="1681124" calcext:value-type="float">
            <text:p>1681124</text:p>
          </table:table-cell>
          <table:table-cell office:value-type="float" office:value="5" calcext:value-type="float">
            <text:p>5</text:p>
          </table:table-cell>
          <table:table-cell office:value-type="float" office:value="0.810397959995027" calcext:value-type="float">
            <text:p>0.810397959995027</text:p>
          </table:table-cell>
          <table:table-cell office:value-type="float" office:value="0.98602247071534" calcext:value-type="float">
            <text:p>0.98602247071534</text:p>
          </table:table-cell>
          <table:table-cell office:value-type="float" office:value="0.991655110318078" calcext:value-type="float">
            <text:p>0.991655110318078</text:p>
          </table:table-cell>
          <table:table-cell office:value-type="float" office:value="0.697454893285619" calcext:value-type="float">
            <text:p>0.697454893285619</text:p>
          </table:table-cell>
          <table:table-cell office:value-type="float" office:value="0.826032856229884" calcext:value-type="float">
            <text:p>0.826032856229884</text:p>
          </table:table-cell>
          <table:table-cell office:value-type="float" office:value="0.579593846749526" calcext:value-type="float">
            <text:p>0.579593846749526</text:p>
          </table:table-cell>
          <table:table-cell office:value-type="float" office:value="1.0020281078849" calcext:value-type="float">
            <text:p>1.0020281078849</text:p>
          </table:table-cell>
          <table:table-cell office:value-type="float" office:value="-110.509021342876" calcext:value-type="float">
            <text:p>-110.509021342876</text:p>
          </table:table-cell>
          <table:table-cell office:value-type="float" office:value="-84.7934287540232" calcext:value-type="float">
            <text:p>-84.7934287540232</text:p>
          </table:table-cell>
          <table:table-cell office:value-type="float" office:value="-134.081230650095" calcext:value-type="float">
            <text:p>-134.081230650095</text:p>
          </table:table-cell>
        </table:table-row>
        <table:table-row table:style-name="ro1">
          <table:table-cell office:value-type="string" calcext:value-type="string">
            <text:p>2019-11-12 12:10:00</text:p>
          </table:table-cell>
          <table:table-cell office:value-type="float" office:value="26.9747465864057" calcext:value-type="float">
            <text:p>26.9747465864057</text:p>
          </table:table-cell>
          <table:table-cell office:value-type="float" office:value="74.0562749427541" calcext:value-type="float">
            <text:p>74.0562749427541</text:p>
          </table:table-cell>
          <table:table-cell office:value-type="float" office:value="980.698190963852" calcext:value-type="float">
            <text:p>980.69819096385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9345" calcext:value-type="float">
            <text:p>1359345</text:p>
          </table:table-cell>
          <table:table-cell office:value-type="float" office:value="1654134" calcext:value-type="float">
            <text:p>1654134</text:p>
          </table:table-cell>
          <table:table-cell office:value-type="float" office:value="1664416" calcext:value-type="float">
            <text:p>1664416</text:p>
          </table:table-cell>
          <table:table-cell office:value-type="float" office:value="1155634" calcext:value-type="float">
            <text:p>1155634</text:p>
          </table:table-cell>
          <table:table-cell office:value-type="float" office:value="1370952" calcext:value-type="float">
            <text:p>1370952</text:p>
          </table:table-cell>
          <table:table-cell office:value-type="float" office:value="989523" calcext:value-type="float">
            <text:p>989523</text:p>
          </table:table-cell>
          <table:table-cell office:value-type="float" office:value="1683643" calcext:value-type="float">
            <text:p>1683643</text:p>
          </table:table-cell>
          <table:table-cell office:value-type="float" office:value="5" calcext:value-type="float">
            <text:p>5</text:p>
          </table:table-cell>
          <table:table-cell office:value-type="float" office:value="0.810232855109317" calcext:value-type="float">
            <text:p>0.810232855109317</text:p>
          </table:table-cell>
          <table:table-cell office:value-type="float" office:value="0.985940812342264" calcext:value-type="float">
            <text:p>0.985940812342264</text:p>
          </table:table-cell>
          <table:table-cell office:value-type="float" office:value="0.992069362648649" calcext:value-type="float">
            <text:p>0.992069362648649</text:p>
          </table:table-cell>
          <table:table-cell office:value-type="float" office:value="0.688811622716382" calcext:value-type="float">
            <text:p>0.688811622716382</text:p>
          </table:table-cell>
          <table:table-cell office:value-type="float" office:value="0.817151167053123" calcext:value-type="float">
            <text:p>0.817151167053123</text:p>
          </table:table-cell>
          <table:table-cell office:value-type="float" office:value="0.589801739430635" calcext:value-type="float">
            <text:p>0.589801739430635</text:p>
          </table:table-cell>
          <table:table-cell office:value-type="float" office:value="1.00352954906577" calcext:value-type="float">
            <text:p>1.00352954906577</text:p>
          </table:table-cell>
          <table:table-cell office:value-type="float" office:value="-112.237675456724" calcext:value-type="float">
            <text:p>-112.237675456724</text:p>
          </table:table-cell>
          <table:table-cell office:value-type="float" office:value="-86.5697665893753" calcext:value-type="float">
            <text:p>-86.5697665893753</text:p>
          </table:table-cell>
          <table:table-cell office:value-type="float" office:value="-132.039652113873" calcext:value-type="float">
            <text:p>-132.039652113873</text:p>
          </table:table-cell>
        </table:table-row>
        <table:table-row table:style-name="ro1">
          <table:table-cell office:value-type="string" calcext:value-type="string">
            <text:p>2019-11-12 12:10:01</text:p>
          </table:table-cell>
          <table:table-cell office:value-type="float" office:value="26.9899089479877" calcext:value-type="float">
            <text:p>26.9899089479877</text:p>
          </table:table-cell>
          <table:table-cell office:value-type="float" office:value="74.0843251923136" calcext:value-type="float">
            <text:p>74.0843251923136</text:p>
          </table:table-cell>
          <table:table-cell office:value-type="float" office:value="980.668517995498" calcext:value-type="float">
            <text:p>980.66851799549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9375" calcext:value-type="float">
            <text:p>1379375</text:p>
          </table:table-cell>
          <table:table-cell office:value-type="float" office:value="1654119" calcext:value-type="float">
            <text:p>1654119</text:p>
          </table:table-cell>
          <table:table-cell office:value-type="float" office:value="1663401" calcext:value-type="float">
            <text:p>1663401</text:p>
          </table:table-cell>
          <table:table-cell office:value-type="float" office:value="1111211" calcext:value-type="float">
            <text:p>1111211</text:p>
          </table:table-cell>
          <table:table-cell office:value-type="float" office:value="1228352" calcext:value-type="float">
            <text:p>1228352</text:p>
          </table:table-cell>
          <table:table-cell office:value-type="float" office:value="1148725" calcext:value-type="float">
            <text:p>1148725</text:p>
          </table:table-cell>
          <table:table-cell office:value-type="float" office:value="1679268" calcext:value-type="float">
            <text:p>1679268</text:p>
          </table:table-cell>
          <table:table-cell office:value-type="float" office:value="5" calcext:value-type="float">
            <text:p>5</text:p>
          </table:table-cell>
          <table:table-cell office:value-type="float" office:value="0.822171666881045" calcext:value-type="float">
            <text:p>0.822171666881045</text:p>
          </table:table-cell>
          <table:table-cell office:value-type="float" office:value="0.985931871644481" calcext:value-type="float">
            <text:p>0.985931871644481</text:p>
          </table:table-cell>
          <table:table-cell office:value-type="float" office:value="0.991464375432059" calcext:value-type="float">
            <text:p>0.991464375432059</text:p>
          </table:table-cell>
          <table:table-cell office:value-type="float" office:value="0.662333448211366" calcext:value-type="float">
            <text:p>0.662333448211366</text:p>
          </table:table-cell>
          <table:table-cell office:value-type="float" office:value="0.732154933471076" calcext:value-type="float">
            <text:p>0.732154933471076</text:p>
          </table:table-cell>
          <table:table-cell office:value-type="float" office:value="0.684693537317936" calcext:value-type="float">
            <text:p>0.684693537317936</text:p>
          </table:table-cell>
          <table:table-cell office:value-type="float" office:value="1.00092184554599" calcext:value-type="float">
            <text:p>1.00092184554599</text:p>
          </table:table-cell>
          <table:table-cell office:value-type="float" office:value="-117.533310357727" calcext:value-type="float">
            <text:p>-117.533310357727</text:p>
          </table:table-cell>
          <table:table-cell office:value-type="float" office:value="-103.569013305785" calcext:value-type="float">
            <text:p>-103.569013305785</text:p>
          </table:table-cell>
          <table:table-cell office:value-type="float" office:value="-113.061292536413" calcext:value-type="float">
            <text:p>-113.061292536413</text:p>
          </table:table-cell>
        </table:table-row>
        <table:table-row table:style-name="ro1">
          <table:table-cell office:value-type="string" calcext:value-type="string">
            <text:p>2019-11-12 12:10:02</text:p>
          </table:table-cell>
          <table:table-cell office:value-type="float" office:value="26.9848548271693" calcext:value-type="float">
            <text:p>26.9848548271693</text:p>
          </table:table-cell>
          <table:table-cell office:value-type="float" office:value="74.051706909447" calcext:value-type="float">
            <text:p>74.051706909447</text:p>
          </table:table-cell>
          <table:table-cell office:value-type="float" office:value="980.742755071045" calcext:value-type="float">
            <text:p>980.74275507104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4966" calcext:value-type="float">
            <text:p>1384966</text:p>
          </table:table-cell>
          <table:table-cell office:value-type="float" office:value="1653673" calcext:value-type="float">
            <text:p>1653673</text:p>
          </table:table-cell>
          <table:table-cell office:value-type="float" office:value="1667469" calcext:value-type="float">
            <text:p>1667469</text:p>
          </table:table-cell>
          <table:table-cell office:value-type="float" office:value="1315694" calcext:value-type="float">
            <text:p>1315694</text:p>
          </table:table-cell>
          <table:table-cell office:value-type="float" office:value="1275113" calcext:value-type="float">
            <text:p>1275113</text:p>
          </table:table-cell>
          <table:table-cell office:value-type="float" office:value="940783" calcext:value-type="float">
            <text:p>940783</text:p>
          </table:table-cell>
          <table:table-cell office:value-type="float" office:value="1680893" calcext:value-type="float">
            <text:p>1680893</text:p>
          </table:table-cell>
          <table:table-cell office:value-type="float" office:value="5" calcext:value-type="float">
            <text:p>5</text:p>
          </table:table-cell>
          <table:table-cell office:value-type="float" office:value="0.825504162967701" calcext:value-type="float">
            <text:p>0.825504162967701</text:p>
          </table:table-cell>
          <table:table-cell office:value-type="float" office:value="0.985666034897093" calcext:value-type="float">
            <text:p>0.985666034897093</text:p>
          </table:table-cell>
          <table:table-cell office:value-type="float" office:value="0.993889092670571" calcext:value-type="float">
            <text:p>0.993889092670571</text:p>
          </table:table-cell>
          <table:table-cell office:value-type="float" office:value="0.78421482851682" calcext:value-type="float">
            <text:p>0.78421482851682</text:p>
          </table:table-cell>
          <table:table-cell office:value-type="float" office:value="0.760026664737065" calcext:value-type="float">
            <text:p>0.760026664737065</text:p>
          </table:table-cell>
          <table:table-cell office:value-type="float" office:value="0.560750432103924" calcext:value-type="float">
            <text:p>0.560750432103924</text:p>
          </table:table-cell>
          <table:table-cell office:value-type="float" office:value="1.00189042113905" calcext:value-type="float">
            <text:p>1.00189042113905</text:p>
          </table:table-cell>
          <table:table-cell office:value-type="float" office:value="-93.1570342966359" calcext:value-type="float">
            <text:p>-93.1570342966359</text:p>
          </table:table-cell>
          <table:table-cell office:value-type="float" office:value="-97.9946670525869" calcext:value-type="float">
            <text:p>-97.9946670525869</text:p>
          </table:table-cell>
          <table:table-cell office:value-type="float" office:value="-137.849913579215" calcext:value-type="float">
            <text:p>-137.849913579215</text:p>
          </table:table-cell>
        </table:table-row>
        <table:table-row table:style-name="ro1">
          <table:table-cell office:value-type="string" calcext:value-type="string">
            <text:p>2019-11-12 12:10:04</text:p>
          </table:table-cell>
          <table:table-cell office:value-type="float" office:value="26.979800706642" calcext:value-type="float">
            <text:p>26.979800706642</text:p>
          </table:table-cell>
          <table:table-cell office:value-type="float" office:value="74.0620452033886" calcext:value-type="float">
            <text:p>74.0620452033886</text:p>
          </table:table-cell>
          <table:table-cell office:value-type="float" office:value="980.679108054681" calcext:value-type="float">
            <text:p>980.67910805468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8372" calcext:value-type="float">
            <text:p>1358372</text:p>
          </table:table-cell>
          <table:table-cell office:value-type="float" office:value="1654908" calcext:value-type="float">
            <text:p>1654908</text:p>
          </table:table-cell>
          <table:table-cell office:value-type="float" office:value="1663819" calcext:value-type="float">
            <text:p>1663819</text:p>
          </table:table-cell>
          <table:table-cell office:value-type="float" office:value="1141508" calcext:value-type="float">
            <text:p>1141508</text:p>
          </table:table-cell>
          <table:table-cell office:value-type="float" office:value="1364811" calcext:value-type="float">
            <text:p>1364811</text:p>
          </table:table-cell>
          <table:table-cell office:value-type="float" office:value="1032694" calcext:value-type="float">
            <text:p>1032694</text:p>
          </table:table-cell>
          <table:table-cell office:value-type="float" office:value="1683563" calcext:value-type="float">
            <text:p>1683563</text:p>
          </table:table-cell>
          <table:table-cell office:value-type="float" office:value="5" calcext:value-type="float">
            <text:p>5</text:p>
          </table:table-cell>
          <table:table-cell office:value-type="float" office:value="0.809652901846516" calcext:value-type="float">
            <text:p>0.809652901846516</text:p>
          </table:table-cell>
          <table:table-cell office:value-type="float" office:value="0.986402152347821" calcext:value-type="float">
            <text:p>0.986402152347821</text:p>
          </table:table-cell>
          <table:table-cell office:value-type="float" office:value="0.991713522876921" calcext:value-type="float">
            <text:p>0.991713522876921</text:p>
          </table:table-cell>
          <table:table-cell office:value-type="float" office:value="0.680391869591697" calcext:value-type="float">
            <text:p>0.680391869591697</text:p>
          </table:table-cell>
          <table:table-cell office:value-type="float" office:value="0.813490845381122" calcext:value-type="float">
            <text:p>0.813490845381122</text:p>
          </table:table-cell>
          <table:table-cell office:value-type="float" office:value="0.615533663694103" calcext:value-type="float">
            <text:p>0.615533663694103</text:p>
          </table:table-cell>
          <table:table-cell office:value-type="float" office:value="1.00348186534427" calcext:value-type="float">
            <text:p>1.00348186534427</text:p>
          </table:table-cell>
          <table:table-cell office:value-type="float" office:value="-113.921626081661" calcext:value-type="float">
            <text:p>-113.921626081661</text:p>
          </table:table-cell>
          <table:table-cell office:value-type="float" office:value="-87.3018309237756" calcext:value-type="float">
            <text:p>-87.3018309237756</text:p>
          </table:table-cell>
          <table:table-cell office:value-type="float" office:value="-126.893267261179" calcext:value-type="float">
            <text:p>-126.893267261179</text:p>
          </table:table-cell>
        </table:table-row>
        <table:table-row table:style-name="ro1">
          <table:table-cell office:value-type="string" calcext:value-type="string">
            <text:p>2019-11-12 12:10:05</text:p>
          </table:table-cell>
          <table:table-cell office:value-type="float" office:value="26.9747465864057" calcext:value-type="float">
            <text:p>26.9747465864057</text:p>
          </table:table-cell>
          <table:table-cell office:value-type="float" office:value="74.0347971271051" calcext:value-type="float">
            <text:p>74.0347971271051</text:p>
          </table:table-cell>
          <table:table-cell office:value-type="float" office:value="980.725767302969" calcext:value-type="float">
            <text:p>980.72576730296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9726" calcext:value-type="float">
            <text:p>1389726</text:p>
          </table:table-cell>
          <table:table-cell office:value-type="float" office:value="1660693" calcext:value-type="float">
            <text:p>1660693</text:p>
          </table:table-cell>
          <table:table-cell office:value-type="float" office:value="1667432" calcext:value-type="float">
            <text:p>1667432</text:p>
          </table:table-cell>
          <table:table-cell office:value-type="float" office:value="1112942" calcext:value-type="float">
            <text:p>1112942</text:p>
          </table:table-cell>
          <table:table-cell office:value-type="float" office:value="1276037" calcext:value-type="float">
            <text:p>1276037</text:p>
          </table:table-cell>
          <table:table-cell office:value-type="float" office:value="1173454" calcext:value-type="float">
            <text:p>1173454</text:p>
          </table:table-cell>
          <table:table-cell office:value-type="float" office:value="1679933" calcext:value-type="float">
            <text:p>1679933</text:p>
          </table:table-cell>
          <table:table-cell office:value-type="float" office:value="5" calcext:value-type="float">
            <text:p>5</text:p>
          </table:table-cell>
          <table:table-cell office:value-type="float" office:value="0.828341344397228" calcext:value-type="float">
            <text:p>0.828341344397228</text:p>
          </table:table-cell>
          <table:table-cell office:value-type="float" office:value="0.989850281459127" calcext:value-type="float">
            <text:p>0.989850281459127</text:p>
          </table:table-cell>
          <table:table-cell office:value-type="float" office:value="0.993867038949375" calcext:value-type="float">
            <text:p>0.993867038949375</text:p>
          </table:table-cell>
          <table:table-cell office:value-type="float" office:value="0.663365204735423" calcext:value-type="float">
            <text:p>0.663365204735423</text:p>
          </table:table-cell>
          <table:table-cell office:value-type="float" office:value="0.760577411720444" calcext:value-type="float">
            <text:p>0.760577411720444</text:p>
          </table:table-cell>
          <table:table-cell office:value-type="float" office:value="0.699433171681544" calcext:value-type="float">
            <text:p>0.699433171681544</text:p>
          </table:table-cell>
          <table:table-cell office:value-type="float" office:value="1.001318216481" calcext:value-type="float">
            <text:p>1.001318216481</text:p>
          </table:table-cell>
          <table:table-cell office:value-type="float" office:value="-117.326959052915" calcext:value-type="float">
            <text:p>-117.326959052915</text:p>
          </table:table-cell>
          <table:table-cell office:value-type="float" office:value="-97.8845176559112" calcext:value-type="float">
            <text:p>-97.8845176559112</text:p>
          </table:table-cell>
          <table:table-cell office:value-type="float" office:value="-110.113365663691" calcext:value-type="float">
            <text:p>-110.113365663691</text:p>
          </table:table-cell>
        </table:table-row>
        <table:table-row table:style-name="ro1">
          <table:table-cell office:value-type="string" calcext:value-type="string">
            <text:p>2019-11-12 12:10:06</text:p>
          </table:table-cell>
          <table:table-cell office:value-type="float" office:value="26.9747465864057" calcext:value-type="float">
            <text:p>26.9747465864057</text:p>
          </table:table-cell>
          <table:table-cell office:value-type="float" office:value="74.0240581675992" calcext:value-type="float">
            <text:p>74.0240581675992</text:p>
          </table:table-cell>
          <table:table-cell office:value-type="float" office:value="980.670614646617" calcext:value-type="float">
            <text:p>980.67061464661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1665" calcext:value-type="float">
            <text:p>1381665</text:p>
          </table:table-cell>
          <table:table-cell office:value-type="float" office:value="1651909" calcext:value-type="float">
            <text:p>1651909</text:p>
          </table:table-cell>
          <table:table-cell office:value-type="float" office:value="1662485" calcext:value-type="float">
            <text:p>1662485</text:p>
          </table:table-cell>
          <table:table-cell office:value-type="float" office:value="1256979" calcext:value-type="float">
            <text:p>1256979</text:p>
          </table:table-cell>
          <table:table-cell office:value-type="float" office:value="1406471" calcext:value-type="float">
            <text:p>1406471</text:p>
          </table:table-cell>
          <table:table-cell office:value-type="float" office:value="950244" calcext:value-type="float">
            <text:p>950244</text:p>
          </table:table-cell>
          <table:table-cell office:value-type="float" office:value="1679449" calcext:value-type="float">
            <text:p>1679449</text:p>
          </table:table-cell>
          <table:table-cell office:value-type="float" office:value="5" calcext:value-type="float">
            <text:p>5</text:p>
          </table:table-cell>
          <table:table-cell office:value-type="float" office:value="0.823536613409115" calcext:value-type="float">
            <text:p>0.823536613409115</text:p>
          </table:table-cell>
          <table:table-cell office:value-type="float" office:value="0.984614608837916" calcext:value-type="float">
            <text:p>0.984614608837916</text:p>
          </table:table-cell>
          <table:table-cell office:value-type="float" office:value="0.990918396820831" calcext:value-type="float">
            <text:p>0.990918396820831</text:p>
          </table:table-cell>
          <table:table-cell office:value-type="float" office:value="0.749217957164998" calcext:value-type="float">
            <text:p>0.749217957164998</text:p>
          </table:table-cell>
          <table:table-cell office:value-type="float" office:value="0.838322143354671" calcext:value-type="float">
            <text:p>0.838322143354671</text:p>
          </table:table-cell>
          <table:table-cell office:value-type="float" office:value="0.566389628218368" calcext:value-type="float">
            <text:p>0.566389628218368</text:p>
          </table:table-cell>
          <table:table-cell office:value-type="float" office:value="1.00102972996589" calcext:value-type="float">
            <text:p>1.00102972996589</text:p>
          </table:table-cell>
          <table:table-cell office:value-type="float" office:value="-100.156408567" calcext:value-type="float">
            <text:p>-100.156408567</text:p>
          </table:table-cell>
          <table:table-cell office:value-type="float" office:value="-82.3355713290657" calcext:value-type="float">
            <text:p>-82.3355713290657</text:p>
          </table:table-cell>
          <table:table-cell office:value-type="float" office:value="-136.722074356326" calcext:value-type="float">
            <text:p>-136.722074356326</text:p>
          </table:table-cell>
        </table:table-row>
        <table:table-row table:style-name="ro1">
          <table:table-cell office:value-type="string" calcext:value-type="string">
            <text:p>2019-11-12 12:10:07</text:p>
          </table:table-cell>
          <table:table-cell office:value-type="float" office:value="26.9848548271693" calcext:value-type="float">
            <text:p>26.9848548271693</text:p>
          </table:table-cell>
          <table:table-cell office:value-type="float" office:value="74.0355981759058" calcext:value-type="float">
            <text:p>74.0355981759058</text:p>
          </table:table-cell>
          <table:table-cell office:value-type="float" office:value="980.687601498479" calcext:value-type="float">
            <text:p>980.68760149847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6718" calcext:value-type="float">
            <text:p>1366718</text:p>
          </table:table-cell>
          <table:table-cell office:value-type="float" office:value="1652778" calcext:value-type="float">
            <text:p>1652778</text:p>
          </table:table-cell>
          <table:table-cell office:value-type="float" office:value="1662221" calcext:value-type="float">
            <text:p>1662221</text:p>
          </table:table-cell>
          <table:table-cell office:value-type="float" office:value="1114431" calcext:value-type="float">
            <text:p>1114431</text:p>
          </table:table-cell>
          <table:table-cell office:value-type="float" office:value="1294286" calcext:value-type="float">
            <text:p>1294286</text:p>
          </table:table-cell>
          <table:table-cell office:value-type="float" office:value="1185283" calcext:value-type="float">
            <text:p>1185283</text:p>
          </table:table-cell>
          <table:table-cell office:value-type="float" office:value="1680380" calcext:value-type="float">
            <text:p>1680380</text:p>
          </table:table-cell>
          <table:table-cell office:value-type="float" office:value="5" calcext:value-type="float">
            <text:p>5</text:p>
          </table:table-cell>
          <table:table-cell office:value-type="float" office:value="0.814627506092489" calcext:value-type="float">
            <text:p>0.814627506092489</text:p>
          </table:table-cell>
          <table:table-cell office:value-type="float" office:value="0.98513257326276" calcext:value-type="float">
            <text:p>0.98513257326276</text:p>
          </table:table-cell>
          <table:table-cell office:value-type="float" office:value="0.990761040539866" calcext:value-type="float">
            <text:p>0.990761040539866</text:p>
          </table:table-cell>
          <table:table-cell office:value-type="float" office:value="0.664252718001928" calcext:value-type="float">
            <text:p>0.664252718001928</text:p>
          </table:table-cell>
          <table:table-cell office:value-type="float" office:value="0.771454664642175" calcext:value-type="float">
            <text:p>0.771454664642175</text:p>
          </table:table-cell>
          <table:table-cell office:value-type="float" office:value="0.706483805952526" calcext:value-type="float">
            <text:p>0.706483805952526</text:p>
          </table:table-cell>
          <table:table-cell office:value-type="float" office:value="1.0015846492749" calcext:value-type="float">
            <text:p>1.0015846492749</text:p>
          </table:table-cell>
          <table:table-cell office:value-type="float" office:value="-117.149456399614" calcext:value-type="float">
            <text:p>-117.149456399614</text:p>
          </table:table-cell>
          <table:table-cell office:value-type="float" office:value="-95.709067071565" calcext:value-type="float">
            <text:p>-95.709067071565</text:p>
          </table:table-cell>
          <table:table-cell office:value-type="float" office:value="-108.703238809495" calcext:value-type="float">
            <text:p>-108.703238809495</text:p>
          </table:table-cell>
        </table:table-row>
        <table:table-row table:style-name="ro1">
          <table:table-cell office:value-type="string" calcext:value-type="string">
            <text:p>2019-11-12 12:10:09</text:p>
          </table:table-cell>
          <table:table-cell office:value-type="float" office:value="26.9747465864057" calcext:value-type="float">
            <text:p>26.9747465864057</text:p>
          </table:table-cell>
          <table:table-cell office:value-type="float" office:value="74.0186886749259" calcext:value-type="float">
            <text:p>74.0186886749259</text:p>
          </table:table-cell>
          <table:table-cell office:value-type="float" office:value="980.725767302969" calcext:value-type="float">
            <text:p>980.72576730296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5817" calcext:value-type="float">
            <text:p>1365817</text:p>
          </table:table-cell>
          <table:table-cell office:value-type="float" office:value="1654501" calcext:value-type="float">
            <text:p>1654501</text:p>
          </table:table-cell>
          <table:table-cell office:value-type="float" office:value="1662362" calcext:value-type="float">
            <text:p>1662362</text:p>
          </table:table-cell>
          <table:table-cell office:value-type="float" office:value="1361625" calcext:value-type="float">
            <text:p>1361625</text:p>
          </table:table-cell>
          <table:table-cell office:value-type="float" office:value="1136884" calcext:value-type="float">
            <text:p>1136884</text:p>
          </table:table-cell>
          <table:table-cell office:value-type="float" office:value="1071175" calcext:value-type="float">
            <text:p>1071175</text:p>
          </table:table-cell>
          <table:table-cell office:value-type="float" office:value="1679918" calcext:value-type="float">
            <text:p>1679918</text:p>
          </table:table-cell>
          <table:table-cell office:value-type="float" office:value="5" calcext:value-type="float">
            <text:p>5</text:p>
          </table:table-cell>
          <table:table-cell office:value-type="float" office:value="0.814090468179043" calcext:value-type="float">
            <text:p>0.814090468179043</text:p>
          </table:table-cell>
          <table:table-cell office:value-type="float" office:value="0.986159561414666" calcext:value-type="float">
            <text:p>0.986159561414666</text:p>
          </table:table-cell>
          <table:table-cell office:value-type="float" office:value="0.990845083099017" calcext:value-type="float">
            <text:p>0.990845083099017</text:p>
          </table:table-cell>
          <table:table-cell office:value-type="float" office:value="0.811591841172199" calcext:value-type="float">
            <text:p>0.811591841172199</text:p>
          </table:table-cell>
          <table:table-cell office:value-type="float" office:value="0.677635750488728" calcext:value-type="float">
            <text:p>0.677635750488728</text:p>
          </table:table-cell>
          <table:table-cell office:value-type="float" office:value="0.638470129784361" calcext:value-type="float">
            <text:p>0.638470129784361</text:p>
          </table:table-cell>
          <table:table-cell office:value-type="float" office:value="1.00130927578321" calcext:value-type="float">
            <text:p>1.00130927578321</text:p>
          </table:table-cell>
          <table:table-cell office:value-type="float" office:value="-87.6816317655601" calcext:value-type="float">
            <text:p>-87.6816317655601</text:p>
          </table:table-cell>
          <table:table-cell office:value-type="float" office:value="-114.472849902254" calcext:value-type="float">
            <text:p>-114.472849902254</text:p>
          </table:table-cell>
          <table:table-cell office:value-type="float" office:value="-122.305974043128" calcext:value-type="float">
            <text:p>-122.305974043128</text:p>
          </table:table-cell>
        </table:table-row>
        <table:table-row table:style-name="ro1">
          <table:table-cell office:value-type="string" calcext:value-type="string">
            <text:p>2019-11-12 12:10:10</text:p>
          </table:table-cell>
          <table:table-cell office:value-type="float" office:value="26.9646383468062" calcext:value-type="float">
            <text:p>26.9646383468062</text:p>
          </table:table-cell>
          <table:table-cell office:value-type="float" office:value="73.9964103684121" calcext:value-type="float">
            <text:p>73.9964103684121</text:p>
          </table:table-cell>
          <table:table-cell office:value-type="float" office:value="980.681203796827" calcext:value-type="float">
            <text:p>980.68120379682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4277" calcext:value-type="float">
            <text:p>1364277</text:p>
          </table:table-cell>
          <table:table-cell office:value-type="float" office:value="1655622" calcext:value-type="float">
            <text:p>1655622</text:p>
          </table:table-cell>
          <table:table-cell office:value-type="float" office:value="1661763" calcext:value-type="float">
            <text:p>1661763</text:p>
          </table:table-cell>
          <table:table-cell office:value-type="float" office:value="1376796" calcext:value-type="float">
            <text:p>1376796</text:p>
          </table:table-cell>
          <table:table-cell office:value-type="float" office:value="1121511" calcext:value-type="float">
            <text:p>1121511</text:p>
          </table:table-cell>
          <table:table-cell office:value-type="float" office:value="962135" calcext:value-type="float">
            <text:p>962135</text:p>
          </table:table-cell>
          <table:table-cell office:value-type="float" office:value="1678619" calcext:value-type="float">
            <text:p>1678619</text:p>
          </table:table-cell>
          <table:table-cell office:value-type="float" office:value="5" calcext:value-type="float">
            <text:p>5</text:p>
          </table:table-cell>
          <table:table-cell office:value-type="float" office:value="0.813172556540079" calcext:value-type="float">
            <text:p>0.813172556540079</text:p>
          </table:table-cell>
          <table:table-cell office:value-type="float" office:value="0.98682772956225" calcext:value-type="float">
            <text:p>0.98682772956225</text:p>
          </table:table-cell>
          <table:table-cell office:value-type="float" office:value="0.990488051234251" calcext:value-type="float">
            <text:p>0.990488051234251</text:p>
          </table:table-cell>
          <table:table-cell office:value-type="float" office:value="0.820634462909038" calcext:value-type="float">
            <text:p>0.820634462909038</text:p>
          </table:table-cell>
          <table:table-cell office:value-type="float" office:value="0.66847272735509" calcext:value-type="float">
            <text:p>0.66847272735509</text:p>
          </table:table-cell>
          <table:table-cell office:value-type="float" office:value="0.573477217373516" calcext:value-type="float">
            <text:p>0.573477217373516</text:p>
          </table:table-cell>
          <table:table-cell office:value-type="float" office:value="1.00053501135528" calcext:value-type="float">
            <text:p>1.00053501135528</text:p>
          </table:table-cell>
          <table:table-cell office:value-type="float" office:value="-85.8731074181923" calcext:value-type="float">
            <text:p>-85.8731074181923</text:p>
          </table:table-cell>
          <table:table-cell office:value-type="float" office:value="-116.305454528982" calcext:value-type="float">
            <text:p>-116.305454528982</text:p>
          </table:table-cell>
          <table:table-cell office:value-type="float" office:value="-135.304556525297" calcext:value-type="float">
            <text:p>-135.304556525297</text:p>
          </table:table-cell>
        </table:table-row>
        <table:table-row table:style-name="ro1">
          <table:table-cell office:value-type="string" calcext:value-type="string">
            <text:p>2019-11-12 12:10:11</text:p>
          </table:table-cell>
          <table:table-cell office:value-type="float" office:value="26.9646383468062" calcext:value-type="float">
            <text:p>26.9646383468062</text:p>
          </table:table-cell>
          <table:table-cell office:value-type="float" office:value="74.012518565062" calcext:value-type="float">
            <text:p>74.012518565062</text:p>
          </table:table-cell>
          <table:table-cell office:value-type="float" office:value="980.708779677841" calcext:value-type="float">
            <text:p>980.70877967784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3230" calcext:value-type="float">
            <text:p>1383230</text:p>
          </table:table-cell>
          <table:table-cell office:value-type="float" office:value="1652637" calcext:value-type="float">
            <text:p>1652637</text:p>
          </table:table-cell>
          <table:table-cell office:value-type="float" office:value="1663596" calcext:value-type="float">
            <text:p>1663596</text:p>
          </table:table-cell>
          <table:table-cell office:value-type="float" office:value="1288401" calcext:value-type="float">
            <text:p>1288401</text:p>
          </table:table-cell>
          <table:table-cell office:value-type="float" office:value="1402473" calcext:value-type="float">
            <text:p>1402473</text:p>
          </table:table-cell>
          <table:table-cell office:value-type="float" office:value="950629" calcext:value-type="float">
            <text:p>950629</text:p>
          </table:table-cell>
          <table:table-cell office:value-type="float" office:value="1679756" calcext:value-type="float">
            <text:p>1679756</text:p>
          </table:table-cell>
          <table:table-cell office:value-type="float" office:value="5" calcext:value-type="float">
            <text:p>5</text:p>
          </table:table-cell>
          <table:table-cell office:value-type="float" office:value="0.82446942621105" calcext:value-type="float">
            <text:p>0.82446942621105</text:p>
          </table:table-cell>
          <table:table-cell office:value-type="float" office:value="0.985048530703608" calcext:value-type="float">
            <text:p>0.985048530703608</text:p>
          </table:table-cell>
          <table:table-cell office:value-type="float" office:value="0.991580604503227" calcext:value-type="float">
            <text:p>0.991580604503227</text:p>
          </table:table-cell>
          <table:table-cell office:value-type="float" office:value="0.767946930878989" calcext:value-type="float">
            <text:p>0.767946930878989</text:p>
          </table:table-cell>
          <table:table-cell office:value-type="float" office:value="0.835939149372476" calcext:value-type="float">
            <text:p>0.835939149372476</text:p>
          </table:table-cell>
          <table:table-cell office:value-type="float" office:value="0.566619106128109" calcext:value-type="float">
            <text:p>0.566619106128109</text:p>
          </table:table-cell>
          <table:table-cell office:value-type="float" office:value="1.00121271624717" calcext:value-type="float">
            <text:p>1.00121271624717</text:p>
          </table:table-cell>
          <table:table-cell office:value-type="float" office:value="-96.4106138242023" calcext:value-type="float">
            <text:p>-96.4106138242023</text:p>
          </table:table-cell>
          <table:table-cell office:value-type="float" office:value="-82.8121701255047" calcext:value-type="float">
            <text:p>-82.8121701255047</text:p>
          </table:table-cell>
          <table:table-cell office:value-type="float" office:value="-136.676178774378" calcext:value-type="float">
            <text:p>-136.676178774378</text:p>
          </table:table-cell>
        </table:table-row>
        <table:table-row table:style-name="ro1">
          <table:table-cell office:value-type="string" calcext:value-type="string">
            <text:p>2019-11-12 12:10:12</text:p>
          </table:table-cell>
          <table:table-cell office:value-type="float" office:value="26.9646383468062" calcext:value-type="float">
            <text:p>26.9646383468062</text:p>
          </table:table-cell>
          <table:table-cell office:value-type="float" office:value="73.9964103684121" calcext:value-type="float">
            <text:p>73.9964103684121</text:p>
          </table:table-cell>
          <table:table-cell office:value-type="float" office:value="980.681203796827" calcext:value-type="float">
            <text:p>980.68120379682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9757" calcext:value-type="float">
            <text:p>1359757</text:p>
          </table:table-cell>
          <table:table-cell office:value-type="float" office:value="1655052" calcext:value-type="float">
            <text:p>1655052</text:p>
          </table:table-cell>
          <table:table-cell office:value-type="float" office:value="1664079" calcext:value-type="float">
            <text:p>1664079</text:p>
          </table:table-cell>
          <table:table-cell office:value-type="float" office:value="1179343" calcext:value-type="float">
            <text:p>1179343</text:p>
          </table:table-cell>
          <table:table-cell office:value-type="float" office:value="1385565" calcext:value-type="float">
            <text:p>1385565</text:p>
          </table:table-cell>
          <table:table-cell office:value-type="float" office:value="969370" calcext:value-type="float">
            <text:p>969370</text:p>
          </table:table-cell>
          <table:table-cell office:value-type="float" office:value="1683073" calcext:value-type="float">
            <text:p>1683073</text:p>
          </table:table-cell>
          <table:table-cell office:value-type="float" office:value="5" calcext:value-type="float">
            <text:p>5</text:p>
          </table:table-cell>
          <table:table-cell office:value-type="float" office:value="0.810478426275066" calcext:value-type="float">
            <text:p>0.810478426275066</text:p>
          </table:table-cell>
          <table:table-cell office:value-type="float" office:value="0.98648798304653" calcext:value-type="float">
            <text:p>0.98648798304653</text:p>
          </table:table-cell>
          <table:table-cell office:value-type="float" office:value="0.991868494971811" calcext:value-type="float">
            <text:p>0.991868494971811</text:p>
          </table:table-cell>
          <table:table-cell office:value-type="float" office:value="0.702943289630805" calcext:value-type="float">
            <text:p>0.702943289630805</text:p>
          </table:table-cell>
          <table:table-cell office:value-type="float" office:value="0.825861194832467" calcext:value-type="float">
            <text:p>0.825861194832467</text:p>
          </table:table-cell>
          <table:table-cell office:value-type="float" office:value="0.577789613937093" calcext:value-type="float">
            <text:p>0.577789613937093</text:p>
          </table:table-cell>
          <table:table-cell office:value-type="float" office:value="1.00318980255005" calcext:value-type="float">
            <text:p>1.00318980255005</text:p>
          </table:table-cell>
          <table:table-cell office:value-type="float" office:value="-109.411342073839" calcext:value-type="float">
            <text:p>-109.411342073839</text:p>
          </table:table-cell>
          <table:table-cell office:value-type="float" office:value="-84.8277610335065" calcext:value-type="float">
            <text:p>-84.8277610335065</text:p>
          </table:table-cell>
          <table:table-cell office:value-type="float" office:value="-134.442077212581" calcext:value-type="float">
            <text:p>-134.442077212581</text:p>
          </table:table-cell>
        </table:table-row>
        <table:table-row table:style-name="ro1">
          <table:table-cell office:value-type="string" calcext:value-type="string">
            <text:p>2019-11-12 12:10:14</text:p>
          </table:table-cell>
          <table:table-cell office:value-type="float" office:value="26.9747465864057" calcext:value-type="float">
            <text:p>26.9747465864057</text:p>
          </table:table-cell>
          <table:table-cell office:value-type="float" office:value="74.0079496637385" calcext:value-type="float">
            <text:p>74.0079496637385</text:p>
          </table:table-cell>
          <table:table-cell office:value-type="float" office:value="980.725767302969" calcext:value-type="float">
            <text:p>980.72576730296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9588" calcext:value-type="float">
            <text:p>1359588</text:p>
          </table:table-cell>
          <table:table-cell office:value-type="float" office:value="1654212" calcext:value-type="float">
            <text:p>1654212</text:p>
          </table:table-cell>
          <table:table-cell office:value-type="float" office:value="1663444" calcext:value-type="float">
            <text:p>1663444</text:p>
          </table:table-cell>
          <table:table-cell office:value-type="float" office:value="1149722" calcext:value-type="float">
            <text:p>1149722</text:p>
          </table:table-cell>
          <table:table-cell office:value-type="float" office:value="1368550" calcext:value-type="float">
            <text:p>1368550</text:p>
          </table:table-cell>
          <table:table-cell office:value-type="float" office:value="1036707" calcext:value-type="float">
            <text:p>1036707</text:p>
          </table:table-cell>
          <table:table-cell office:value-type="float" office:value="1681293" calcext:value-type="float">
            <text:p>1681293</text:p>
          </table:table-cell>
          <table:table-cell office:value-type="float" office:value="5" calcext:value-type="float">
            <text:p>5</text:p>
          </table:table-cell>
          <table:table-cell office:value-type="float" office:value="0.810377694413387" calcext:value-type="float">
            <text:p>0.810377694413387</text:p>
          </table:table-cell>
          <table:table-cell office:value-type="float" office:value="0.985987303970731" calcext:value-type="float">
            <text:p>0.985987303970731</text:p>
          </table:table-cell>
          <table:table-cell office:value-type="float" office:value="0.991490005432368" calcext:value-type="float">
            <text:p>0.991490005432368</text:p>
          </table:table-cell>
          <table:table-cell office:value-type="float" office:value="0.685287795697188" calcext:value-type="float">
            <text:p>0.685287795697188</text:p>
          </table:table-cell>
          <table:table-cell office:value-type="float" office:value="0.815719463314946" calcext:value-type="float">
            <text:p>0.815719463314946</text:p>
          </table:table-cell>
          <table:table-cell office:value-type="float" office:value="0.61792559837408" calcext:value-type="float">
            <text:p>0.61792559837408</text:p>
          </table:table-cell>
          <table:table-cell office:value-type="float" office:value="1.00212883974658" calcext:value-type="float">
            <text:p>1.00212883974658</text:p>
          </table:table-cell>
          <table:table-cell office:value-type="float" office:value="-112.942440860562" calcext:value-type="float">
            <text:p>-112.942440860562</text:p>
          </table:table-cell>
          <table:table-cell office:value-type="float" office:value="-86.8561073370108" calcext:value-type="float">
            <text:p>-86.8561073370108</text:p>
          </table:table-cell>
          <table:table-cell office:value-type="float" office:value="-126.414880325184" calcext:value-type="float">
            <text:p>-126.414880325184</text:p>
          </table:table-cell>
        </table:table-row>
        <table:table-row table:style-name="ro1">
          <table:table-cell office:value-type="string" calcext:value-type="string">
            <text:p>2019-11-12 12:10:15</text:p>
          </table:table-cell>
          <table:table-cell office:value-type="float" office:value="26.9747465864057" calcext:value-type="float">
            <text:p>26.9747465864057</text:p>
          </table:table-cell>
          <table:table-cell office:value-type="float" office:value="73.9972106180969" calcext:value-type="float">
            <text:p>73.9972106180969</text:p>
          </table:table-cell>
          <table:table-cell office:value-type="float" office:value="980.725767302969" calcext:value-type="float">
            <text:p>980.72576730296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2650" calcext:value-type="float">
            <text:p>1372650</text:p>
          </table:table-cell>
          <table:table-cell office:value-type="float" office:value="1653462" calcext:value-type="float">
            <text:p>1653462</text:p>
          </table:table-cell>
          <table:table-cell office:value-type="float" office:value="1662897" calcext:value-type="float">
            <text:p>1662897</text:p>
          </table:table-cell>
          <table:table-cell office:value-type="float" office:value="1113001" calcext:value-type="float">
            <text:p>1113001</text:p>
          </table:table-cell>
          <table:table-cell office:value-type="float" office:value="1270655" calcext:value-type="float">
            <text:p>1270655</text:p>
          </table:table-cell>
          <table:table-cell office:value-type="float" office:value="1170231" calcext:value-type="float">
            <text:p>1170231</text:p>
          </table:table-cell>
          <table:table-cell office:value-type="float" office:value="1680304" calcext:value-type="float">
            <text:p>1680304</text:p>
          </table:table-cell>
          <table:table-cell office:value-type="float" office:value="5" calcext:value-type="float">
            <text:p>5</text:p>
          </table:table-cell>
          <table:table-cell office:value-type="float" office:value="0.81816325404206" calcext:value-type="float">
            <text:p>0.81816325404206</text:p>
          </table:table-cell>
          <table:table-cell office:value-type="float" office:value="0.985540269081625" calcext:value-type="float">
            <text:p>0.985540269081625</text:p>
          </table:table-cell>
          <table:table-cell office:value-type="float" office:value="0.99116396798658" calcext:value-type="float">
            <text:p>0.99116396798658</text:p>
          </table:table-cell>
          <table:table-cell office:value-type="float" office:value="0.663400371480032" calcext:value-type="float">
            <text:p>0.663400371480032</text:p>
          </table:table-cell>
          <table:table-cell office:value-type="float" office:value="0.757369489356219" calcext:value-type="float">
            <text:p>0.757369489356219</text:p>
          </table:table-cell>
          <table:table-cell office:value-type="float" office:value="0.697512113751425" calcext:value-type="float">
            <text:p>0.697512113751425</text:p>
          </table:table-cell>
          <table:table-cell office:value-type="float" office:value="1.00153934973947" calcext:value-type="float">
            <text:p>1.00153934973947</text:p>
          </table:table-cell>
          <table:table-cell office:value-type="float" office:value="-117.319925703994" calcext:value-type="float">
            <text:p>-117.319925703994</text:p>
          </table:table-cell>
          <table:table-cell office:value-type="float" office:value="-98.5261021287563" calcext:value-type="float">
            <text:p>-98.5261021287563</text:p>
          </table:table-cell>
          <table:table-cell office:value-type="float" office:value="-110.497577249715" calcext:value-type="float">
            <text:p>-110.497577249715</text:p>
          </table:table-cell>
        </table:table-row>
        <table:table-row table:style-name="ro1">
          <table:table-cell office:value-type="string" calcext:value-type="string">
            <text:p>2019-11-12 12:10:16</text:p>
          </table:table-cell>
          <table:table-cell office:value-type="float" office:value="26.9747465864057" calcext:value-type="float">
            <text:p>26.9747465864057</text:p>
          </table:table-cell>
          <table:table-cell office:value-type="float" office:value="73.9918410823557" calcext:value-type="float">
            <text:p>73.9918410823557</text:p>
          </table:table-cell>
          <table:table-cell office:value-type="float" office:value="980.670614646617" calcext:value-type="float">
            <text:p>980.67061464661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5008" calcext:value-type="float">
            <text:p>1385008</text:p>
          </table:table-cell>
          <table:table-cell office:value-type="float" office:value="1652174" calcext:value-type="float">
            <text:p>1652174</text:p>
          </table:table-cell>
          <table:table-cell office:value-type="float" office:value="1663488" calcext:value-type="float">
            <text:p>1663488</text:p>
          </table:table-cell>
          <table:table-cell office:value-type="float" office:value="1302391" calcext:value-type="float">
            <text:p>1302391</text:p>
          </table:table-cell>
          <table:table-cell office:value-type="float" office:value="1378419" calcext:value-type="float">
            <text:p>1378419</text:p>
          </table:table-cell>
          <table:table-cell office:value-type="float" office:value="946401" calcext:value-type="float">
            <text:p>946401</text:p>
          </table:table-cell>
          <table:table-cell office:value-type="float" office:value="1679318" calcext:value-type="float">
            <text:p>1679318</text:p>
          </table:table-cell>
          <table:table-cell office:value-type="float" office:value="5" calcext:value-type="float">
            <text:p>5</text:p>
          </table:table-cell>
          <table:table-cell office:value-type="float" office:value="0.825529196921491" calcext:value-type="float">
            <text:p>0.825529196921491</text:p>
          </table:table-cell>
          <table:table-cell office:value-type="float" office:value="0.9847725611654" calcext:value-type="float">
            <text:p>0.9847725611654</text:p>
          </table:table-cell>
          <table:table-cell office:value-type="float" office:value="0.991516231479196" calcext:value-type="float">
            <text:p>0.991516231479196</text:p>
          </table:table-cell>
          <table:table-cell office:value-type="float" office:value="0.776285621677115" calcext:value-type="float">
            <text:p>0.776285621677115</text:p>
          </table:table-cell>
          <table:table-cell office:value-type="float" office:value="0.821601846409064" calcext:value-type="float">
            <text:p>0.821601846409064</text:p>
          </table:table-cell>
          <table:table-cell office:value-type="float" office:value="0.564099021446588" calcext:value-type="float">
            <text:p>0.564099021446588</text:p>
          </table:table-cell>
          <table:table-cell office:value-type="float" office:value="1.00095164787193" calcext:value-type="float">
            <text:p>1.00095164787193</text:p>
          </table:table-cell>
          <table:table-cell office:value-type="float" office:value="-94.742875664577" calcext:value-type="float">
            <text:p>-94.742875664577</text:p>
          </table:table-cell>
          <table:table-cell office:value-type="float" office:value="-85.6796307181872" calcext:value-type="float">
            <text:p>-85.6796307181872</text:p>
          </table:table-cell>
          <table:table-cell office:value-type="float" office:value="-137.180195710682" calcext:value-type="float">
            <text:p>-137.180195710682</text:p>
          </table:table-cell>
        </table:table-row>
        <table:table-row table:style-name="ro1">
          <table:table-cell office:value-type="string" calcext:value-type="string">
            <text:p>2019-11-12 12:10:17</text:p>
          </table:table-cell>
          <table:table-cell office:value-type="float" office:value="26.9646383468062" calcext:value-type="float">
            <text:p>26.9646383468062</text:p>
          </table:table-cell>
          <table:table-cell office:value-type="float" office:value="73.9534547983655" calcext:value-type="float">
            <text:p>73.9534547983655</text:p>
          </table:table-cell>
          <table:table-cell office:value-type="float" office:value="980.653627937696" calcext:value-type="float">
            <text:p>980.65362793769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3028" calcext:value-type="float">
            <text:p>1383028</text:p>
          </table:table-cell>
          <table:table-cell office:value-type="float" office:value="1653995" calcext:value-type="float">
            <text:p>1653995</text:p>
          </table:table-cell>
          <table:table-cell office:value-type="float" office:value="1663234" calcext:value-type="float">
            <text:p>1663234</text:p>
          </table:table-cell>
          <table:table-cell office:value-type="float" office:value="1147113" calcext:value-type="float">
            <text:p>1147113</text:p>
          </table:table-cell>
          <table:table-cell office:value-type="float" office:value="1195575" calcext:value-type="float">
            <text:p>1195575</text:p>
          </table:table-cell>
          <table:table-cell office:value-type="float" office:value="1134549" calcext:value-type="float">
            <text:p>1134549</text:p>
          </table:table-cell>
          <table:table-cell office:value-type="float" office:value="1679712" calcext:value-type="float">
            <text:p>1679712</text:p>
          </table:table-cell>
          <table:table-cell office:value-type="float" office:value="5" calcext:value-type="float">
            <text:p>5</text:p>
          </table:table-cell>
          <table:table-cell office:value-type="float" office:value="0.824349024814251" calcext:value-type="float">
            <text:p>0.824349024814251</text:p>
          </table:table-cell>
          <table:table-cell office:value-type="float" office:value="0.985857961876149" calcext:value-type="float">
            <text:p>0.985857961876149</text:p>
          </table:table-cell>
          <table:table-cell office:value-type="float" office:value="0.991364835663418" calcext:value-type="float">
            <text:p>0.991364835663418</text:p>
          </table:table-cell>
          <table:table-cell office:value-type="float" office:value="0.683732710329617" calcext:value-type="float">
            <text:p>0.683732710329617</text:p>
          </table:table-cell>
          <table:table-cell office:value-type="float" office:value="0.7126183167241" calcext:value-type="float">
            <text:p>0.7126183167241</text:p>
          </table:table-cell>
          <table:table-cell office:value-type="float" office:value="0.676243981867311" calcext:value-type="float">
            <text:p>0.676243981867311</text:p>
          </table:table-cell>
          <table:table-cell office:value-type="float" office:value="1.00118649020034" calcext:value-type="float">
            <text:p>1.00118649020034</text:p>
          </table:table-cell>
          <table:table-cell office:value-type="float" office:value="-113.253457934077" calcext:value-type="float">
            <text:p>-113.253457934077</text:p>
          </table:table-cell>
          <table:table-cell office:value-type="float" office:value="-107.47633665518" calcext:value-type="float">
            <text:p>-107.47633665518</text:p>
          </table:table-cell>
          <table:table-cell office:value-type="float" office:value="-114.751203626538" calcext:value-type="float">
            <text:p>-114.751203626538</text:p>
          </table:table-cell>
        </table:table-row>
        <table:table-row table:style-name="ro1">
          <table:table-cell office:value-type="string" calcext:value-type="string">
            <text:p>2019-11-12 12:10:18</text:p>
          </table:table-cell>
          <table:table-cell office:value-type="float" office:value="26.9696924664604" calcext:value-type="float">
            <text:p>26.9696924664604</text:p>
          </table:table-cell>
          <table:table-cell office:value-type="float" office:value="73.9538544494631" calcext:value-type="float">
            <text:p>73.9538544494631</text:p>
          </table:table-cell>
          <table:table-cell office:value-type="float" office:value="980.744849604484" calcext:value-type="float">
            <text:p>980.74484960448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6186" calcext:value-type="float">
            <text:p>1386186</text:p>
          </table:table-cell>
          <table:table-cell office:value-type="float" office:value="1654149" calcext:value-type="float">
            <text:p>1654149</text:p>
          </table:table-cell>
          <table:table-cell office:value-type="float" office:value="1665246" calcext:value-type="float">
            <text:p>1665246</text:p>
          </table:table-cell>
          <table:table-cell office:value-type="float" office:value="1292354" calcext:value-type="float">
            <text:p>1292354</text:p>
          </table:table-cell>
          <table:table-cell office:value-type="float" office:value="1351424" calcext:value-type="float">
            <text:p>1351424</text:p>
          </table:table-cell>
          <table:table-cell office:value-type="float" office:value="942108" calcext:value-type="float">
            <text:p>942108</text:p>
          </table:table-cell>
          <table:table-cell office:value-type="float" office:value="1682941" calcext:value-type="float">
            <text:p>1682941</text:p>
          </table:table-cell>
          <table:table-cell office:value-type="float" office:value="5" calcext:value-type="float">
            <text:p>5</text:p>
          </table:table-cell>
          <table:table-cell office:value-type="float" office:value="0.826231339720647" calcext:value-type="float">
            <text:p>0.826231339720647</text:p>
          </table:table-cell>
          <table:table-cell office:value-type="float" office:value="0.985949753040046" calcext:value-type="float">
            <text:p>0.985949753040046</text:p>
          </table:table-cell>
          <table:table-cell office:value-type="float" office:value="0.99256408125926" calcext:value-type="float">
            <text:p>0.99256408125926</text:p>
          </table:table-cell>
          <table:table-cell office:value-type="float" office:value="0.770303102767837" calcext:value-type="float">
            <text:p>0.770303102767837</text:p>
          </table:table-cell>
          <table:table-cell office:value-type="float" office:value="0.805511570633837" calcext:value-type="float">
            <text:p>0.805511570633837</text:p>
          </table:table-cell>
          <table:table-cell office:value-type="float" office:value="0.561540193741345" calcext:value-type="float">
            <text:p>0.561540193741345</text:p>
          </table:table-cell>
          <table:table-cell office:value-type="float" office:value="1.00311112440957" calcext:value-type="float">
            <text:p>1.00311112440957</text:p>
          </table:table-cell>
          <table:table-cell office:value-type="float" office:value="-95.9393794464325" calcext:value-type="float">
            <text:p>-95.9393794464325</text:p>
          </table:table-cell>
          <table:table-cell office:value-type="float" office:value="-88.8976858732326" calcext:value-type="float">
            <text:p>-88.8976858732326</text:p>
          </table:table-cell>
          <table:table-cell office:value-type="float" office:value="-137.691961251731" calcext:value-type="float">
            <text:p>-137.691961251731</text:p>
          </table:table-cell>
        </table:table-row>
        <table:table-row table:style-name="ro1">
          <table:table-cell office:value-type="string" calcext:value-type="string">
            <text:p>2019-11-12 12:10:20</text:p>
          </table:table-cell>
          <table:table-cell office:value-type="float" office:value="26.9646383468062" calcext:value-type="float">
            <text:p>26.9646383468062</text:p>
          </table:table-cell>
          <table:table-cell office:value-type="float" office:value="73.9427158197219" calcext:value-type="float">
            <text:p>73.9427158197219</text:p>
          </table:table-cell>
          <table:table-cell office:value-type="float" office:value="980.708779677841" calcext:value-type="float">
            <text:p>980.70877967784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2404" calcext:value-type="float">
            <text:p>1372404</text:p>
          </table:table-cell>
          <table:table-cell office:value-type="float" office:value="1651536" calcext:value-type="float">
            <text:p>1651536</text:p>
          </table:table-cell>
          <table:table-cell office:value-type="float" office:value="1664023" calcext:value-type="float">
            <text:p>1664023</text:p>
          </table:table-cell>
          <table:table-cell office:value-type="float" office:value="1336853" calcext:value-type="float">
            <text:p>1336853</text:p>
          </table:table-cell>
          <table:table-cell office:value-type="float" office:value="1284345" calcext:value-type="float">
            <text:p>1284345</text:p>
          </table:table-cell>
          <table:table-cell office:value-type="float" office:value="939256" calcext:value-type="float">
            <text:p>939256</text:p>
          </table:table-cell>
          <table:table-cell office:value-type="float" office:value="1679980" calcext:value-type="float">
            <text:p>1679980</text:p>
          </table:table-cell>
          <table:table-cell office:value-type="float" office:value="5" calcext:value-type="float">
            <text:p>5</text:p>
          </table:table-cell>
          <table:table-cell office:value-type="float" office:value="0.818016626598433" calcext:value-type="float">
            <text:p>0.818016626598433</text:p>
          </table:table-cell>
          <table:table-cell office:value-type="float" office:value="0.9843922834864" calcext:value-type="float">
            <text:p>0.9843922834864</text:p>
          </table:table-cell>
          <table:table-cell office:value-type="float" office:value="0.991835116366758" calcext:value-type="float">
            <text:p>0.991835116366758</text:p>
          </table:table-cell>
          <table:table-cell office:value-type="float" office:value="0.796826576808283" calcext:value-type="float">
            <text:p>0.796826576808283</text:p>
          </table:table-cell>
          <table:table-cell office:value-type="float" office:value="0.765529366198703" calcext:value-type="float">
            <text:p>0.765529366198703</text:p>
          </table:table-cell>
          <table:table-cell office:value-type="float" office:value="0.559840269069704" calcext:value-type="float">
            <text:p>0.559840269069704</text:p>
          </table:table-cell>
          <table:table-cell office:value-type="float" office:value="1.00134623066738" calcext:value-type="float">
            <text:p>1.00134623066738</text:p>
          </table:table-cell>
          <table:table-cell office:value-type="float" office:value="-90.6346846383434" calcext:value-type="float">
            <text:p>-90.6346846383434</text:p>
          </table:table-cell>
          <table:table-cell office:value-type="float" office:value="-96.8941267602595" calcext:value-type="float">
            <text:p>-96.8941267602595</text:p>
          </table:table-cell>
          <table:table-cell office:value-type="float" office:value="-138.031946186059" calcext:value-type="float">
            <text:p>-138.031946186059</text:p>
          </table:table-cell>
        </table:table-row>
        <table:table-row table:style-name="ro1">
          <table:table-cell office:value-type="string" calcext:value-type="string">
            <text:p>2019-11-12 12:10:21</text:p>
          </table:table-cell>
          <table:table-cell office:value-type="float" office:value="26.9696924664604" calcext:value-type="float">
            <text:p>26.9696924664604</text:p>
          </table:table-cell>
          <table:table-cell office:value-type="float" office:value="73.9699630322803" calcext:value-type="float">
            <text:p>73.9699630322803</text:p>
          </table:table-cell>
          <table:table-cell office:value-type="float" office:value="980.717273472536" calcext:value-type="float">
            <text:p>980.71727347253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2687" calcext:value-type="float">
            <text:p>1382687</text:p>
          </table:table-cell>
          <table:table-cell office:value-type="float" office:value="1654021" calcext:value-type="float">
            <text:p>1654021</text:p>
          </table:table-cell>
          <table:table-cell office:value-type="float" office:value="1663349" calcext:value-type="float">
            <text:p>1663349</text:p>
          </table:table-cell>
          <table:table-cell office:value-type="float" office:value="1131583" calcext:value-type="float">
            <text:p>1131583</text:p>
          </table:table-cell>
          <table:table-cell office:value-type="float" office:value="1208448" calcext:value-type="float">
            <text:p>1208448</text:p>
          </table:table-cell>
          <table:table-cell office:value-type="float" office:value="1139986" calcext:value-type="float">
            <text:p>1139986</text:p>
          </table:table-cell>
          <table:table-cell office:value-type="float" office:value="1679885" calcext:value-type="float">
            <text:p>1679885</text:p>
          </table:table-cell>
          <table:table-cell office:value-type="float" office:value="5" calcext:value-type="float">
            <text:p>5</text:p>
          </table:table-cell>
          <table:table-cell office:value-type="float" office:value="0.824145772951337" calcext:value-type="float">
            <text:p>0.824145772951337</text:p>
          </table:table-cell>
          <table:table-cell office:value-type="float" office:value="0.985873459085638" calcext:value-type="float">
            <text:p>0.985873459085638</text:p>
          </table:table-cell>
          <table:table-cell office:value-type="float" office:value="0.991433381013081" calcext:value-type="float">
            <text:p>0.991433381013081</text:p>
          </table:table-cell>
          <table:table-cell office:value-type="float" office:value="0.674476107892526" calcext:value-type="float">
            <text:p>0.674476107892526</text:p>
          </table:table-cell>
          <table:table-cell office:value-type="float" office:value="0.720291223560718" calcext:value-type="float">
            <text:p>0.720291223560718</text:p>
          </table:table-cell>
          <table:table-cell office:value-type="float" office:value="0.679484686790071" calcext:value-type="float">
            <text:p>0.679484686790071</text:p>
          </table:table-cell>
          <table:table-cell office:value-type="float" office:value="1.00128960624809" calcext:value-type="float">
            <text:p>1.00128960624809</text:p>
          </table:table-cell>
          <table:table-cell office:value-type="float" office:value="-115.104778421495" calcext:value-type="float">
            <text:p>-115.104778421495</text:p>
          </table:table-cell>
          <table:table-cell office:value-type="float" office:value="-105.941755287857" calcext:value-type="float">
            <text:p>-105.941755287857</text:p>
          </table:table-cell>
          <table:table-cell office:value-type="float" office:value="-114.103062641986" calcext:value-type="float">
            <text:p>-114.103062641986</text:p>
          </table:table-cell>
        </table:table-row>
        <table:table-row table:style-name="ro1">
          <table:table-cell office:value-type="string" calcext:value-type="string">
            <text:p>2019-11-12 12:10:22</text:p>
          </table:table-cell>
          <table:table-cell office:value-type="float" office:value="26.9646383468062" calcext:value-type="float">
            <text:p>26.9646383468062</text:p>
          </table:table-cell>
          <table:table-cell office:value-type="float" office:value="73.9641937425563" calcext:value-type="float">
            <text:p>73.9641937425563</text:p>
          </table:table-cell>
          <table:table-cell office:value-type="float" office:value="980.708779677841" calcext:value-type="float">
            <text:p>980.70877967784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8527" calcext:value-type="float">
            <text:p>1358527</text:p>
          </table:table-cell>
          <table:table-cell office:value-type="float" office:value="1657915" calcext:value-type="float">
            <text:p>1657915</text:p>
          </table:table-cell>
          <table:table-cell office:value-type="float" office:value="1667177" calcext:value-type="float">
            <text:p>1667177</text:p>
          </table:table-cell>
          <table:table-cell office:value-type="float" office:value="1392435" calcext:value-type="float">
            <text:p>1392435</text:p>
          </table:table-cell>
          <table:table-cell office:value-type="float" office:value="1137215" calcext:value-type="float">
            <text:p>1137215</text:p>
          </table:table-cell>
          <table:table-cell office:value-type="float" office:value="1061464" calcext:value-type="float">
            <text:p>1061464</text:p>
          </table:table-cell>
          <table:table-cell office:value-type="float" office:value="1680884" calcext:value-type="float">
            <text:p>1680884</text:p>
          </table:table-cell>
          <table:table-cell office:value-type="float" office:value="5" calcext:value-type="float">
            <text:p>5</text:p>
          </table:table-cell>
          <table:table-cell office:value-type="float" office:value="0.809745289056932" calcext:value-type="float">
            <text:p>0.809745289056932</text:p>
          </table:table-cell>
          <table:table-cell office:value-type="float" office:value="0.988194464229877" calcext:value-type="float">
            <text:p>0.988194464229877</text:p>
          </table:table-cell>
          <table:table-cell office:value-type="float" office:value="0.993715047087079" calcext:value-type="float">
            <text:p>0.993715047087079</text:p>
          </table:table-cell>
          <table:table-cell office:value-type="float" office:value="0.829956034416679" calcext:value-type="float">
            <text:p>0.829956034416679</text:p>
          </table:table-cell>
          <table:table-cell office:value-type="float" office:value="0.677833041886454" calcext:value-type="float">
            <text:p>0.677833041886454</text:p>
          </table:table-cell>
          <table:table-cell office:value-type="float" office:value="0.632681922040215" calcext:value-type="float">
            <text:p>0.632681922040215</text:p>
          </table:table-cell>
          <table:table-cell office:value-type="float" office:value="1.00188505672038" calcext:value-type="float">
            <text:p>1.00188505672038</text:p>
          </table:table-cell>
          <table:table-cell office:value-type="float" office:value="-84.0087931166641" calcext:value-type="float">
            <text:p>-84.0087931166641</text:p>
          </table:table-cell>
          <table:table-cell office:value-type="float" office:value="-114.433391622709" calcext:value-type="float">
            <text:p>-114.433391622709</text:p>
          </table:table-cell>
          <table:table-cell office:value-type="float" office:value="-123.463615591957" calcext:value-type="float">
            <text:p>-123.463615591957</text:p>
          </table:table-cell>
        </table:table-row>
        <table:table-row table:style-name="ro1">
          <table:table-cell office:value-type="string" calcext:value-type="string">
            <text:p>2019-11-12 12:10:23</text:p>
          </table:table-cell>
          <table:table-cell office:value-type="float" office:value="26.9545301083708" calcext:value-type="float">
            <text:p>26.9545301083708</text:p>
          </table:table-cell>
          <table:table-cell office:value-type="float" office:value="73.9365473454695" calcext:value-type="float">
            <text:p>73.9365473454695</text:p>
          </table:table-cell>
          <table:table-cell office:value-type="float" office:value="980.746943107144" calcext:value-type="float">
            <text:p>980.74694310714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3514" calcext:value-type="float">
            <text:p>1383514</text:p>
          </table:table-cell>
          <table:table-cell office:value-type="float" office:value="1652645" calcext:value-type="float">
            <text:p>1652645</text:p>
          </table:table-cell>
          <table:table-cell office:value-type="float" office:value="1662939" calcext:value-type="float">
            <text:p>1662939</text:p>
          </table:table-cell>
          <table:table-cell office:value-type="float" office:value="1268588" calcext:value-type="float">
            <text:p>1268588</text:p>
          </table:table-cell>
          <table:table-cell office:value-type="float" office:value="1409229" calcext:value-type="float">
            <text:p>1409229</text:p>
          </table:table-cell>
          <table:table-cell office:value-type="float" office:value="953575" calcext:value-type="float">
            <text:p>953575</text:p>
          </table:table-cell>
          <table:table-cell office:value-type="float" office:value="1679918" calcext:value-type="float">
            <text:p>1679918</text:p>
          </table:table-cell>
          <table:table-cell office:value-type="float" office:value="5" calcext:value-type="float">
            <text:p>5</text:p>
          </table:table-cell>
          <table:table-cell office:value-type="float" office:value="0.824638703422392" calcext:value-type="float">
            <text:p>0.824638703422392</text:p>
          </table:table-cell>
          <table:table-cell office:value-type="float" office:value="0.985053299075758" calcext:value-type="float">
            <text:p>0.985053299075758</text:p>
          </table:table-cell>
          <table:table-cell office:value-type="float" office:value="0.99118900194037" calcext:value-type="float">
            <text:p>0.99118900194037</text:p>
          </table:table-cell>
          <table:table-cell office:value-type="float" office:value="0.756137461201842" calcext:value-type="float">
            <text:p>0.756137461201842</text:p>
          </table:table-cell>
          <table:table-cell office:value-type="float" office:value="0.839966039653544" calcext:value-type="float">
            <text:p>0.839966039653544</text:p>
          </table:table-cell>
          <table:table-cell office:value-type="float" office:value="0.568375059172518" calcext:value-type="float">
            <text:p>0.568375059172518</text:p>
          </table:table-cell>
          <table:table-cell office:value-type="float" office:value="1.00130927578321" calcext:value-type="float">
            <text:p>1.00130927578321</text:p>
          </table:table-cell>
          <table:table-cell office:value-type="float" office:value="-98.7725077596316" calcext:value-type="float">
            <text:p>-98.7725077596316</text:p>
          </table:table-cell>
          <table:table-cell office:value-type="float" office:value="-82.0067920692911" calcext:value-type="float">
            <text:p>-82.0067920692911</text:p>
          </table:table-cell>
          <table:table-cell office:value-type="float" office:value="-136.324988165496" calcext:value-type="float">
            <text:p>-136.324988165496</text:p>
          </table:table-cell>
        </table:table-row>
        <table:table-row table:style-name="ro1">
          <table:table-cell office:value-type="string" calcext:value-type="string">
            <text:p>2019-11-12 12:10:25</text:p>
          </table:table-cell>
          <table:table-cell office:value-type="float" office:value="26.9646383468062" calcext:value-type="float">
            <text:p>26.9646383468062</text:p>
          </table:table-cell>
          <table:table-cell office:value-type="float" office:value="73.9534547983655" calcext:value-type="float">
            <text:p>73.9534547983655</text:p>
          </table:table-cell>
          <table:table-cell office:value-type="float" office:value="980.736355580737" calcext:value-type="float">
            <text:p>980.73635558073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0065" calcext:value-type="float">
            <text:p>1370065</text:p>
          </table:table-cell>
          <table:table-cell office:value-type="float" office:value="1654125" calcext:value-type="float">
            <text:p>1654125</text:p>
          </table:table-cell>
          <table:table-cell office:value-type="float" office:value="1665757" calcext:value-type="float">
            <text:p>1665757</text:p>
          </table:table-cell>
          <table:table-cell office:value-type="float" office:value="1121455" calcext:value-type="float">
            <text:p>1121455</text:p>
          </table:table-cell>
          <table:table-cell office:value-type="float" office:value="1332516" calcext:value-type="float">
            <text:p>1332516</text:p>
          </table:table-cell>
          <table:table-cell office:value-type="float" office:value="1129646" calcext:value-type="float">
            <text:p>1129646</text:p>
          </table:table-cell>
          <table:table-cell office:value-type="float" office:value="1681213" calcext:value-type="float">
            <text:p>1681213</text:p>
          </table:table-cell>
          <table:table-cell office:value-type="float" office:value="5" calcext:value-type="float">
            <text:p>5</text:p>
          </table:table-cell>
          <table:table-cell office:value-type="float" office:value="0.81662247379094" calcext:value-type="float">
            <text:p>0.81662247379094</text:p>
          </table:table-cell>
          <table:table-cell office:value-type="float" office:value="0.985935447923594" calcext:value-type="float">
            <text:p>0.985935447923594</text:p>
          </table:table-cell>
          <table:table-cell office:value-type="float" office:value="0.992868661030371" calcext:value-type="float">
            <text:p>0.992868661030371</text:p>
          </table:table-cell>
          <table:table-cell office:value-type="float" office:value="0.668439348750037" calcext:value-type="float">
            <text:p>0.668439348750037</text:p>
          </table:table-cell>
          <table:table-cell office:value-type="float" office:value="0.794241523056212" calcext:value-type="float">
            <text:p>0.794241523056212</text:p>
          </table:table-cell>
          <table:table-cell office:value-type="float" office:value="0.673321565785595" calcext:value-type="float">
            <text:p>0.673321565785595</text:p>
          </table:table-cell>
          <table:table-cell office:value-type="float" office:value="1.00208115602507" calcext:value-type="float">
            <text:p>1.00208115602507</text:p>
          </table:table-cell>
          <table:table-cell office:value-type="float" office:value="-116.312130249993" calcext:value-type="float">
            <text:p>-116.312130249993</text:p>
          </table:table-cell>
          <table:table-cell office:value-type="float" office:value="-91.1516953887576" calcext:value-type="float">
            <text:p>-91.1516953887576</text:p>
          </table:table-cell>
          <table:table-cell office:value-type="float" office:value="-115.335686842881" calcext:value-type="float">
            <text:p>-115.335686842881</text:p>
          </table:table-cell>
        </table:table-row>
        <table:table-row table:style-name="ro1">
          <table:table-cell office:value-type="string" calcext:value-type="string">
            <text:p>2019-11-12 12:10:26</text:p>
          </table:table-cell>
          <table:table-cell office:value-type="float" office:value="26.9646383468062" calcext:value-type="float">
            <text:p>26.9646383468062</text:p>
          </table:table-cell>
          <table:table-cell office:value-type="float" office:value="73.9641937425563" calcext:value-type="float">
            <text:p>73.9641937425563</text:p>
          </table:table-cell>
          <table:table-cell office:value-type="float" office:value="980.708779677841" calcext:value-type="float">
            <text:p>980.70877967784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6000" calcext:value-type="float">
            <text:p>1356000</text:p>
          </table:table-cell>
          <table:table-cell office:value-type="float" office:value="1652725" calcext:value-type="float">
            <text:p>1652725</text:p>
          </table:table-cell>
          <table:table-cell office:value-type="float" office:value="1663443" calcext:value-type="float">
            <text:p>1663443</text:p>
          </table:table-cell>
          <table:table-cell office:value-type="float" office:value="1380436" calcext:value-type="float">
            <text:p>1380436</text:p>
          </table:table-cell>
          <table:table-cell office:value-type="float" office:value="1144840" calcext:value-type="float">
            <text:p>1144840</text:p>
          </table:table-cell>
          <table:table-cell office:value-type="float" office:value="975921" calcext:value-type="float">
            <text:p>975921</text:p>
          </table:table-cell>
          <table:table-cell office:value-type="float" office:value="1680595" calcext:value-type="float">
            <text:p>1680595</text:p>
          </table:table-cell>
          <table:table-cell office:value-type="float" office:value="5" calcext:value-type="float">
            <text:p>5</text:p>
          </table:table-cell>
          <table:table-cell office:value-type="float" office:value="0.808239079503903" calcext:value-type="float">
            <text:p>0.808239079503903</text:p>
          </table:table-cell>
          <table:table-cell office:value-type="float" office:value="0.985100982797263" calcext:value-type="float">
            <text:p>0.985100982797263</text:p>
          </table:table-cell>
          <table:table-cell office:value-type="float" office:value="0.991489409385849" calcext:value-type="float">
            <text:p>0.991489409385849</text:p>
          </table:table-cell>
          <table:table-cell office:value-type="float" office:value="0.8228040722375" calcext:value-type="float">
            <text:p>0.8228040722375</text:p>
          </table:table-cell>
          <table:table-cell office:value-type="float" office:value="0.682377896592366" calcext:value-type="float">
            <text:p>0.682377896592366</text:p>
          </table:table-cell>
          <table:table-cell office:value-type="float" office:value="0.581694314681806" calcext:value-type="float">
            <text:p>0.581694314681806</text:p>
          </table:table-cell>
          <table:table-cell office:value-type="float" office:value="1.00171279927645" calcext:value-type="float">
            <text:p>1.00171279927645</text:p>
          </table:table-cell>
          <table:table-cell office:value-type="float" office:value="-85.4391855525" calcext:value-type="float">
            <text:p>-85.4391855525</text:p>
          </table:table-cell>
          <table:table-cell office:value-type="float" office:value="-113.524420681527" calcext:value-type="float">
            <text:p>-113.524420681527</text:p>
          </table:table-cell>
          <table:table-cell office:value-type="float" office:value="-133.661137063639" calcext:value-type="float">
            <text:p>-133.661137063639</text:p>
          </table:table-cell>
        </table:table-row>
        <table:table-row table:style-name="ro1">
          <table:table-cell office:value-type="string" calcext:value-type="string">
            <text:p>2019-11-12 12:10:27</text:p>
          </table:table-cell>
          <table:table-cell office:value-type="float" office:value="26.959584227443" calcext:value-type="float">
            <text:p>26.959584227443</text:p>
          </table:table-cell>
          <table:table-cell office:value-type="float" office:value="73.9637939622511" calcext:value-type="float">
            <text:p>73.9637939622511</text:p>
          </table:table-cell>
          <table:table-cell office:value-type="float" office:value="980.700285918887" calcext:value-type="float">
            <text:p>980.70028591888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5484" calcext:value-type="float">
            <text:p>1355484</text:p>
          </table:table-cell>
          <table:table-cell office:value-type="float" office:value="1654412" calcext:value-type="float">
            <text:p>1654412</text:p>
          </table:table-cell>
          <table:table-cell office:value-type="float" office:value="1669375" calcext:value-type="float">
            <text:p>1669375</text:p>
          </table:table-cell>
          <table:table-cell office:value-type="float" office:value="1254769" calcext:value-type="float">
            <text:p>1254769</text:p>
          </table:table-cell>
          <table:table-cell office:value-type="float" office:value="1399705" calcext:value-type="float">
            <text:p>1399705</text:p>
          </table:table-cell>
          <table:table-cell office:value-type="float" office:value="940026" calcext:value-type="float">
            <text:p>940026</text:p>
          </table:table-cell>
          <table:table-cell office:value-type="float" office:value="1680069" calcext:value-type="float">
            <text:p>1680069</text:p>
          </table:table-cell>
          <table:table-cell office:value-type="float" office:value="5" calcext:value-type="float">
            <text:p>5</text:p>
          </table:table-cell>
          <table:table-cell office:value-type="float" office:value="0.807931519500198" calcext:value-type="float">
            <text:p>0.807931519500198</text:p>
          </table:table-cell>
          <table:table-cell office:value-type="float" office:value="0.986106513274492" calcext:value-type="float">
            <text:p>0.986106513274492</text:p>
          </table:table-cell>
          <table:table-cell office:value-type="float" office:value="0.995025157335419" calcext:value-type="float">
            <text:p>0.995025157335419</text:p>
          </table:table-cell>
          <table:table-cell office:value-type="float" office:value="0.747900694358432" calcext:value-type="float">
            <text:p>0.747900694358432</text:p>
          </table:table-cell>
          <table:table-cell office:value-type="float" office:value="0.834289292608415" calcext:value-type="float">
            <text:p>0.834289292608415</text:p>
          </table:table-cell>
          <table:table-cell office:value-type="float" office:value="0.560299224889186" calcext:value-type="float">
            <text:p>0.560299224889186</text:p>
          </table:table-cell>
          <table:table-cell office:value-type="float" office:value="1.00139927880755" calcext:value-type="float">
            <text:p>1.00139927880755</text:p>
          </table:table-cell>
          <table:table-cell office:value-type="float" office:value="-100.419861128314" calcext:value-type="float">
            <text:p>-100.419861128314</text:p>
          </table:table-cell>
          <table:table-cell office:value-type="float" office:value="-83.142141478317" calcext:value-type="float">
            <text:p>-83.142141478317</text:p>
          </table:table-cell>
          <table:table-cell office:value-type="float" office:value="-137.940155022163" calcext:value-type="float">
            <text:p>-137.940155022163</text:p>
          </table:table-cell>
        </table:table-row>
        <table:table-row table:style-name="ro1">
          <table:table-cell office:value-type="string" calcext:value-type="string">
            <text:p>2019-11-12 12:10:28</text:p>
          </table:table-cell>
          <table:table-cell office:value-type="float" office:value="26.959584227443" calcext:value-type="float">
            <text:p>26.959584227443</text:p>
          </table:table-cell>
          <table:table-cell office:value-type="float" office:value="73.9423162786856" calcext:value-type="float">
            <text:p>73.9423162786856</text:p>
          </table:table-cell>
          <table:table-cell office:value-type="float" office:value="980.700285918887" calcext:value-type="float">
            <text:p>980.70028591888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4171" calcext:value-type="float">
            <text:p>1364171</text:p>
          </table:table-cell>
          <table:table-cell office:value-type="float" office:value="1652551" calcext:value-type="float">
            <text:p>1652551</text:p>
          </table:table-cell>
          <table:table-cell office:value-type="float" office:value="1662645" calcext:value-type="float">
            <text:p>1662645</text:p>
          </table:table-cell>
          <table:table-cell office:value-type="float" office:value="1116565" calcext:value-type="float">
            <text:p>1116565</text:p>
          </table:table-cell>
          <table:table-cell office:value-type="float" office:value="1309167" calcext:value-type="float">
            <text:p>1309167</text:p>
          </table:table-cell>
          <table:table-cell office:value-type="float" office:value="1185909" calcext:value-type="float">
            <text:p>1185909</text:p>
          </table:table-cell>
          <table:table-cell office:value-type="float" office:value="1681180" calcext:value-type="float">
            <text:p>1681180</text:p>
          </table:table-cell>
          <table:table-cell office:value-type="float" office:value="5" calcext:value-type="float">
            <text:p>5</text:p>
          </table:table-cell>
          <table:table-cell office:value-type="float" office:value="0.813109375609085" calcext:value-type="float">
            <text:p>0.813109375609085</text:p>
          </table:table-cell>
          <table:table-cell office:value-type="float" office:value="0.98499727070299" calcext:value-type="float">
            <text:p>0.98499727070299</text:p>
          </table:table-cell>
          <table:table-cell office:value-type="float" office:value="0.99101376426384" calcext:value-type="float">
            <text:p>0.99101376426384</text:p>
          </table:table-cell>
          <table:table-cell office:value-type="float" office:value="0.665524681273065" calcext:value-type="float">
            <text:p>0.665524681273065</text:p>
          </table:table-cell>
          <table:table-cell office:value-type="float" office:value="0.780324432888559" calcext:value-type="float">
            <text:p>0.780324432888559</text:p>
          </table:table-cell>
          <table:table-cell office:value-type="float" office:value="0.7068569310733" calcext:value-type="float">
            <text:p>0.7068569310733</text:p>
          </table:table-cell>
          <table:table-cell office:value-type="float" office:value="1.00206148648995" calcext:value-type="float">
            <text:p>1.00206148648995</text:p>
          </table:table-cell>
          <table:table-cell office:value-type="float" office:value="-116.895063745387" calcext:value-type="float">
            <text:p>-116.895063745387</text:p>
          </table:table-cell>
          <table:table-cell office:value-type="float" office:value="-93.9351134222881" calcext:value-type="float">
            <text:p>-93.9351134222881</text:p>
          </table:table-cell>
          <table:table-cell office:value-type="float" office:value="-108.62861378534" calcext:value-type="float">
            <text:p>-108.62861378534</text:p>
          </table:table-cell>
        </table:table-row>
        <table:table-row table:style-name="ro1">
          <table:table-cell office:value-type="string" calcext:value-type="string">
            <text:p>2019-11-12 12:10:30</text:p>
          </table:table-cell>
          <table:table-cell office:value-type="float" office:value="26.9646383468062" calcext:value-type="float">
            <text:p>26.9646383468062</text:p>
          </table:table-cell>
          <table:table-cell office:value-type="float" office:value="73.9588242747675" calcext:value-type="float">
            <text:p>73.9588242747675</text:p>
          </table:table-cell>
          <table:table-cell office:value-type="float" office:value="980.736355580737" calcext:value-type="float">
            <text:p>980.73635558073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2143" calcext:value-type="float">
            <text:p>1362143</text:p>
          </table:table-cell>
          <table:table-cell office:value-type="float" office:value="1654004" calcext:value-type="float">
            <text:p>1654004</text:p>
          </table:table-cell>
          <table:table-cell office:value-type="float" office:value="1661767" calcext:value-type="float">
            <text:p>1661767</text:p>
          </table:table-cell>
          <table:table-cell office:value-type="float" office:value="1367849" calcext:value-type="float">
            <text:p>1367849</text:p>
          </table:table-cell>
          <table:table-cell office:value-type="float" office:value="1138295" calcext:value-type="float">
            <text:p>1138295</text:p>
          </table:table-cell>
          <table:table-cell office:value-type="float" office:value="1066862" calcext:value-type="float">
            <text:p>1066862</text:p>
          </table:table-cell>
          <table:table-cell office:value-type="float" office:value="1680477" calcext:value-type="float">
            <text:p>1680477</text:p>
          </table:table-cell>
          <table:table-cell office:value-type="float" office:value="5" calcext:value-type="float">
            <text:p>5</text:p>
          </table:table-cell>
          <table:table-cell office:value-type="float" office:value="0.811900593268942" calcext:value-type="float">
            <text:p>0.811900593268942</text:p>
          </table:table-cell>
          <table:table-cell office:value-type="float" office:value="0.985863326294819" calcext:value-type="float">
            <text:p>0.985863326294819</text:p>
          </table:table-cell>
          <table:table-cell office:value-type="float" office:value="0.990490435420327" calcext:value-type="float">
            <text:p>0.990490435420327</text:p>
          </table:table-cell>
          <table:table-cell office:value-type="float" office:value="0.815301634705262" calcext:value-type="float">
            <text:p>0.815301634705262</text:p>
          </table:table-cell>
          <table:table-cell office:value-type="float" office:value="0.678476772126767" calcext:value-type="float">
            <text:p>0.678476772126767</text:p>
          </table:table-cell>
          <table:table-cell office:value-type="float" office:value="0.635899381148741" calcext:value-type="float">
            <text:p>0.635899381148741</text:p>
          </table:table-cell>
          <table:table-cell office:value-type="float" office:value="1.00164246578723" calcext:value-type="float">
            <text:p>1.00164246578723</text:p>
          </table:table-cell>
          <table:table-cell office:value-type="float" office:value="-86.9396730589477" calcext:value-type="float">
            <text:p>-86.9396730589477</text:p>
          </table:table-cell>
          <table:table-cell office:value-type="float" office:value="-114.304645574647" calcext:value-type="float">
            <text:p>-114.304645574647</text:p>
          </table:table-cell>
          <table:table-cell office:value-type="float" office:value="-122.820123770252" calcext:value-type="float">
            <text:p>-122.820123770252</text:p>
          </table:table-cell>
        </table:table-row>
        <table:table-row table:style-name="ro1">
          <table:table-cell office:value-type="string" calcext:value-type="string">
            <text:p>2019-11-12 12:10:31</text:p>
          </table:table-cell>
          <table:table-cell office:value-type="float" office:value="26.9646383468062" calcext:value-type="float">
            <text:p>26.9646383468062</text:p>
          </table:table-cell>
          <table:table-cell office:value-type="float" office:value="73.9534547983655" calcext:value-type="float">
            <text:p>73.9534547983655</text:p>
          </table:table-cell>
          <table:table-cell office:value-type="float" office:value="980.791507452175" calcext:value-type="float">
            <text:p>980.79150745217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5678" calcext:value-type="float">
            <text:p>1355678</text:p>
          </table:table-cell>
          <table:table-cell office:value-type="float" office:value="1652659" calcext:value-type="float">
            <text:p>1652659</text:p>
          </table:table-cell>
          <table:table-cell office:value-type="float" office:value="1661624" calcext:value-type="float">
            <text:p>1661624</text:p>
          </table:table-cell>
          <table:table-cell office:value-type="float" office:value="1126211" calcext:value-type="float">
            <text:p>1126211</text:p>
          </table:table-cell>
          <table:table-cell office:value-type="float" office:value="1336544" calcext:value-type="float">
            <text:p>1336544</text:p>
          </table:table-cell>
          <table:table-cell office:value-type="float" office:value="1139514" calcext:value-type="float">
            <text:p>1139514</text:p>
          </table:table-cell>
          <table:table-cell office:value-type="float" office:value="1681452" calcext:value-type="float">
            <text:p>1681452</text:p>
          </table:table-cell>
          <table:table-cell office:value-type="float" office:value="5" calcext:value-type="float">
            <text:p>5</text:p>
          </table:table-cell>
          <table:table-cell office:value-type="float" office:value="0.808047152524847" calcext:value-type="float">
            <text:p>0.808047152524847</text:p>
          </table:table-cell>
          <table:table-cell office:value-type="float" office:value="0.985061643727022" calcext:value-type="float">
            <text:p>0.985061643727022</text:p>
          </table:table-cell>
          <table:table-cell office:value-type="float" office:value="0.990405200768137" calcext:value-type="float">
            <text:p>0.990405200768137</text:p>
          </table:table-cell>
          <table:table-cell office:value-type="float" office:value="0.671274145993489" calcext:value-type="float">
            <text:p>0.671274145993489</text:p>
          </table:table-cell>
          <table:table-cell office:value-type="float" office:value="0.796642398433971" calcext:value-type="float">
            <text:p>0.796642398433971</text:p>
          </table:table-cell>
          <table:table-cell office:value-type="float" office:value="0.679203352833194" calcext:value-type="float">
            <text:p>0.679203352833194</text:p>
          </table:table-cell>
          <table:table-cell office:value-type="float" office:value="1.00222361114307" calcext:value-type="float">
            <text:p>1.00222361114307</text:p>
          </table:table-cell>
          <table:table-cell office:value-type="float" office:value="-115.745170801302" calcext:value-type="float">
            <text:p>-115.745170801302</text:p>
          </table:table-cell>
          <table:table-cell office:value-type="float" office:value="-90.6715203132058" calcext:value-type="float">
            <text:p>-90.6715203132058</text:p>
          </table:table-cell>
          <table:table-cell office:value-type="float" office:value="-114.159329433361" calcext:value-type="float">
            <text:p>-114.159329433361</text:p>
          </table:table-cell>
        </table:table-row>
        <table:table-row table:style-name="ro1">
          <table:table-cell office:value-type="string" calcext:value-type="string">
            <text:p>2019-11-12 12:10:32</text:p>
          </table:table-cell>
          <table:table-cell office:value-type="float" office:value="26.9545301083708" calcext:value-type="float">
            <text:p>26.9545301083708</text:p>
          </table:table-cell>
          <table:table-cell office:value-type="float" office:value="73.9526554674495" calcext:value-type="float">
            <text:p>73.9526554674495</text:p>
          </table:table-cell>
          <table:table-cell office:value-type="float" office:value="980.719367640469" calcext:value-type="float">
            <text:p>980.71936764046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6211" calcext:value-type="float">
            <text:p>1366211</text:p>
          </table:table-cell>
          <table:table-cell office:value-type="float" office:value="1653768" calcext:value-type="float">
            <text:p>1653768</text:p>
          </table:table-cell>
          <table:table-cell office:value-type="float" office:value="1666220" calcext:value-type="float">
            <text:p>1666220</text:p>
          </table:table-cell>
          <table:table-cell office:value-type="float" office:value="1365633" calcext:value-type="float">
            <text:p>1365633</text:p>
          </table:table-cell>
          <table:table-cell office:value-type="float" office:value="1160269" calcext:value-type="float">
            <text:p>1160269</text:p>
          </table:table-cell>
          <table:table-cell office:value-type="float" office:value="983046" calcext:value-type="float">
            <text:p>983046</text:p>
          </table:table-cell>
          <table:table-cell office:value-type="float" office:value="1683271" calcext:value-type="float">
            <text:p>1683271</text:p>
          </table:table-cell>
          <table:table-cell office:value-type="float" office:value="5" calcext:value-type="float">
            <text:p>5</text:p>
          </table:table-cell>
          <table:table-cell office:value-type="float" office:value="0.814325310507454" calcext:value-type="float">
            <text:p>0.814325310507454</text:p>
          </table:table-cell>
          <table:table-cell office:value-type="float" office:value="0.98572265931638" calcext:value-type="float">
            <text:p>0.98572265931638</text:p>
          </table:table-cell>
          <table:table-cell office:value-type="float" office:value="0.99314463056858" calcext:value-type="float">
            <text:p>0.99314463056858</text:p>
          </table:table-cell>
          <table:table-cell office:value-type="float" office:value="0.813980795619583" calcext:value-type="float">
            <text:p>0.813980795619583</text:p>
          </table:table-cell>
          <table:table-cell office:value-type="float" office:value="0.691574298331058" calcext:value-type="float">
            <text:p>0.691574298331058</text:p>
          </table:table-cell>
          <table:table-cell office:value-type="float" office:value="0.585941146128314" calcext:value-type="float">
            <text:p>0.585941146128314</text:p>
          </table:table-cell>
          <table:table-cell office:value-type="float" office:value="1.00330781976078" calcext:value-type="float">
            <text:p>1.00330781976078</text:p>
          </table:table-cell>
          <table:table-cell office:value-type="float" office:value="-87.2038408760835" calcext:value-type="float">
            <text:p>-87.2038408760835</text:p>
          </table:table-cell>
          <table:table-cell office:value-type="float" office:value="-111.685140333788" calcext:value-type="float">
            <text:p>-111.685140333788</text:p>
          </table:table-cell>
          <table:table-cell office:value-type="float" office:value="-132.811770774337" calcext:value-type="float">
            <text:p>-132.811770774337</text:p>
          </table:table-cell>
        </table:table-row>
        <table:table-row table:style-name="ro1">
          <table:table-cell office:value-type="string" calcext:value-type="string">
            <text:p>2019-11-12 12:10:33</text:p>
          </table:table-cell>
          <table:table-cell office:value-type="float" office:value="26.9545301083708" calcext:value-type="float">
            <text:p>26.9545301083708</text:p>
          </table:table-cell>
          <table:table-cell office:value-type="float" office:value="73.947286102069" calcext:value-type="float">
            <text:p>73.947286102069</text:p>
          </table:table-cell>
          <table:table-cell office:value-type="float" office:value="980.719367640469" calcext:value-type="float">
            <text:p>980.71936764046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4944" calcext:value-type="float">
            <text:p>1374944</text:p>
          </table:table-cell>
          <table:table-cell office:value-type="float" office:value="1653277" calcext:value-type="float">
            <text:p>1653277</text:p>
          </table:table-cell>
          <table:table-cell office:value-type="float" office:value="1662712" calcext:value-type="float">
            <text:p>1662712</text:p>
          </table:table-cell>
          <table:table-cell office:value-type="float" office:value="1240415" calcext:value-type="float">
            <text:p>1240415</text:p>
          </table:table-cell>
          <table:table-cell office:value-type="float" office:value="1397805" calcext:value-type="float">
            <text:p>1397805</text:p>
          </table:table-cell>
          <table:table-cell office:value-type="float" office:value="955368" calcext:value-type="float">
            <text:p>955368</text:p>
          </table:table-cell>
          <table:table-cell office:value-type="float" office:value="1680515" calcext:value-type="float">
            <text:p>1680515</text:p>
          </table:table-cell>
          <table:table-cell office:value-type="float" office:value="5" calcext:value-type="float">
            <text:p>5</text:p>
          </table:table-cell>
          <table:table-cell office:value-type="float" office:value="0.819530584756206" calcext:value-type="float">
            <text:p>0.819530584756206</text:p>
          </table:table-cell>
          <table:table-cell office:value-type="float" office:value="0.985430000475645" calcext:value-type="float">
            <text:p>0.985430000475645</text:p>
          </table:table-cell>
          <table:table-cell office:value-type="float" office:value="0.9910536993806" calcext:value-type="float">
            <text:p>0.9910536993806</text:p>
          </table:table-cell>
          <table:table-cell office:value-type="float" office:value="0.739345042627459" calcext:value-type="float">
            <text:p>0.739345042627459</text:p>
          </table:table-cell>
          <table:table-cell office:value-type="float" office:value="0.83315680422268" calcext:value-type="float">
            <text:p>0.83315680422268</text:p>
          </table:table-cell>
          <table:table-cell office:value-type="float" office:value="0.569443770580741" calcext:value-type="float">
            <text:p>0.569443770580741</text:p>
          </table:table-cell>
          <table:table-cell office:value-type="float" office:value="1.00166511555494" calcext:value-type="float">
            <text:p>1.00166511555494</text:p>
          </table:table-cell>
          <table:table-cell office:value-type="float" office:value="-102.130991474508" calcext:value-type="float">
            <text:p>-102.130991474508</text:p>
          </table:table-cell>
          <table:table-cell office:value-type="float" office:value="-83.3686391554641" calcext:value-type="float">
            <text:p>-83.3686391554641</text:p>
          </table:table-cell>
          <table:table-cell office:value-type="float" office:value="-136.111245883852" calcext:value-type="float">
            <text:p>-136.111245883852</text:p>
          </table:table-cell>
        </table:table-row>
        <table:table-row table:style-name="ro1">
          <table:table-cell office:value-type="string" calcext:value-type="string">
            <text:p>2019-11-12 12:10:35</text:p>
          </table:table-cell>
          <table:table-cell office:value-type="float" office:value="26.9646383468062" calcext:value-type="float">
            <text:p>26.9646383468062</text:p>
          </table:table-cell>
          <table:table-cell office:value-type="float" office:value="73.9534547983655" calcext:value-type="float">
            <text:p>73.9534547983655</text:p>
          </table:table-cell>
          <table:table-cell office:value-type="float" office:value="980.763931505515" calcext:value-type="float">
            <text:p>980.76393150551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7175" calcext:value-type="float">
            <text:p>1367175</text:p>
          </table:table-cell>
          <table:table-cell office:value-type="float" office:value="1656477" calcext:value-type="float">
            <text:p>1656477</text:p>
          </table:table-cell>
          <table:table-cell office:value-type="float" office:value="1664551" calcext:value-type="float">
            <text:p>1664551</text:p>
          </table:table-cell>
          <table:table-cell office:value-type="float" office:value="1266446" calcext:value-type="float">
            <text:p>1266446</text:p>
          </table:table-cell>
          <table:table-cell office:value-type="float" office:value="1169129" calcext:value-type="float">
            <text:p>1169129</text:p>
          </table:table-cell>
          <table:table-cell office:value-type="float" office:value="1130977" calcext:value-type="float">
            <text:p>1130977</text:p>
          </table:table-cell>
          <table:table-cell office:value-type="float" office:value="1680118" calcext:value-type="float">
            <text:p>1680118</text:p>
          </table:table-cell>
          <table:table-cell office:value-type="float" office:value="5" calcext:value-type="float">
            <text:p>5</text:p>
          </table:table-cell>
          <table:table-cell office:value-type="float" office:value="0.814899899351585" calcext:value-type="float">
            <text:p>0.814899899351585</text:p>
          </table:table-cell>
          <table:table-cell office:value-type="float" office:value="0.987337349335831" calcext:value-type="float">
            <text:p>0.987337349335831</text:p>
          </table:table-cell>
          <table:table-cell office:value-type="float" office:value="0.992149828928688" calcext:value-type="float">
            <text:p>0.992149828928688</text:p>
          </table:table-cell>
          <table:table-cell office:value-type="float" office:value="0.754860729558555" calcext:value-type="float">
            <text:p>0.754860729558555</text:p>
          </table:table-cell>
          <table:table-cell office:value-type="float" office:value="0.696855270487698" calcext:value-type="float">
            <text:p>0.696855270487698</text:p>
          </table:table-cell>
          <table:table-cell office:value-type="float" office:value="0.674114903702128" calcext:value-type="float">
            <text:p>0.674114903702128</text:p>
          </table:table-cell>
          <table:table-cell office:value-type="float" office:value="1.00142848508698" calcext:value-type="float">
            <text:p>1.00142848508698</text:p>
          </table:table-cell>
          <table:table-cell office:value-type="float" office:value="-99.027854088289" calcext:value-type="float">
            <text:p>-99.027854088289</text:p>
          </table:table-cell>
          <table:table-cell office:value-type="float" office:value="-110.62894590246" calcext:value-type="float">
            <text:p>-110.62894590246</text:p>
          </table:table-cell>
          <table:table-cell office:value-type="float" office:value="-115.177019259574" calcext:value-type="float">
            <text:p>-115.177019259574</text:p>
          </table:table-cell>
        </table:table-row>
        <table:table-row table:style-name="ro1">
          <table:table-cell office:value-type="string" calcext:value-type="string">
            <text:p>2019-11-12 12:10:36</text:p>
          </table:table-cell>
          <table:table-cell office:value-type="float" office:value="26.9545301083708" calcext:value-type="float">
            <text:p>26.9545301083708</text:p>
          </table:table-cell>
          <table:table-cell office:value-type="float" office:value="73.9419167280756" calcext:value-type="float">
            <text:p>73.9419167280756</text:p>
          </table:table-cell>
          <table:table-cell office:value-type="float" office:value="980.746943107144" calcext:value-type="float">
            <text:p>980.74694310714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8261" calcext:value-type="float">
            <text:p>1378261</text:p>
          </table:table-cell>
          <table:table-cell office:value-type="float" office:value="1653326" calcext:value-type="float">
            <text:p>1653326</text:p>
          </table:table-cell>
          <table:table-cell office:value-type="float" office:value="1666563" calcext:value-type="float">
            <text:p>1666563</text:p>
          </table:table-cell>
          <table:table-cell office:value-type="float" office:value="1363998" calcext:value-type="float">
            <text:p>1363998</text:p>
          </table:table-cell>
          <table:table-cell office:value-type="float" office:value="1144335" calcext:value-type="float">
            <text:p>1144335</text:p>
          </table:table-cell>
          <table:table-cell office:value-type="float" office:value="991349" calcext:value-type="float">
            <text:p>991349</text:p>
          </table:table-cell>
          <table:table-cell office:value-type="float" office:value="1681079" calcext:value-type="float">
            <text:p>1681079</text:p>
          </table:table-cell>
          <table:table-cell office:value-type="float" office:value="5" calcext:value-type="float">
            <text:p>5</text:p>
          </table:table-cell>
          <table:table-cell office:value-type="float" office:value="0.821507671059092" calcext:value-type="float">
            <text:p>0.821507671059092</text:p>
          </table:table-cell>
          <table:table-cell office:value-type="float" office:value="0.985459206755067" calcext:value-type="float">
            <text:p>0.985459206755067</text:p>
          </table:table-cell>
          <table:table-cell office:value-type="float" office:value="0.993349074524531" calcext:value-type="float">
            <text:p>0.993349074524531</text:p>
          </table:table-cell>
          <table:table-cell office:value-type="float" office:value="0.813006259561331" calcext:value-type="float">
            <text:p>0.813006259561331</text:p>
          </table:table-cell>
          <table:table-cell office:value-type="float" office:value="0.682076893100368" calcext:value-type="float">
            <text:p>0.682076893100368</text:p>
          </table:table-cell>
          <table:table-cell office:value-type="float" office:value="0.590890120373979" calcext:value-type="float">
            <text:p>0.590890120373979</text:p>
          </table:table-cell>
          <table:table-cell office:value-type="float" office:value="1.00200128579155" calcext:value-type="float">
            <text:p>1.00200128579155</text:p>
          </table:table-cell>
          <table:table-cell office:value-type="float" office:value="-87.3987480877338" calcext:value-type="float">
            <text:p>-87.3987480877338</text:p>
          </table:table-cell>
          <table:table-cell office:value-type="float" office:value="-113.584621379926" calcext:value-type="float">
            <text:p>-113.584621379926</text:p>
          </table:table-cell>
          <table:table-cell office:value-type="float" office:value="-131.821975925204" calcext:value-type="float">
            <text:p>-131.821975925204</text:p>
          </table:table-cell>
        </table:table-row>
        <table:table-row table:style-name="ro1">
          <table:table-cell office:value-type="string" calcext:value-type="string">
            <text:p>2019-11-12 12:10:37</text:p>
          </table:table-cell>
          <table:table-cell office:value-type="float" office:value="26.9545301083708" calcext:value-type="float">
            <text:p>26.9545301083708</text:p>
          </table:table-cell>
          <table:table-cell office:value-type="float" office:value="73.9311779542505" calcext:value-type="float">
            <text:p>73.9311779542505</text:p>
          </table:table-cell>
          <table:table-cell office:value-type="float" office:value="980.746943107144" calcext:value-type="float">
            <text:p>980.74694310714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5362" calcext:value-type="float">
            <text:p>1375362</text:p>
          </table:table-cell>
          <table:table-cell office:value-type="float" office:value="1652763" calcext:value-type="float">
            <text:p>1652763</text:p>
          </table:table-cell>
          <table:table-cell office:value-type="float" office:value="1662790" calcext:value-type="float">
            <text:p>1662790</text:p>
          </table:table-cell>
          <table:table-cell office:value-type="float" office:value="1244948" calcext:value-type="float">
            <text:p>1244948</text:p>
          </table:table-cell>
          <table:table-cell office:value-type="float" office:value="1403529" calcext:value-type="float">
            <text:p>1403529</text:p>
          </table:table-cell>
          <table:table-cell office:value-type="float" office:value="955143" calcext:value-type="float">
            <text:p>955143</text:p>
          </table:table-cell>
          <table:table-cell office:value-type="float" office:value="1680438" calcext:value-type="float">
            <text:p>1680438</text:p>
          </table:table-cell>
          <table:table-cell office:value-type="float" office:value="5" calcext:value-type="float">
            <text:p>5</text:p>
          </table:table-cell>
          <table:table-cell office:value-type="float" office:value="0.819779732201067" calcext:value-type="float">
            <text:p>0.819779732201067</text:p>
          </table:table-cell>
          <table:table-cell office:value-type="float" office:value="0.985123632564978" calcext:value-type="float">
            <text:p>0.985123632564978</text:p>
          </table:table-cell>
          <table:table-cell office:value-type="float" office:value="0.991100191009067" calcext:value-type="float">
            <text:p>0.991100191009067</text:p>
          </table:table-cell>
          <table:table-cell office:value-type="float" office:value="0.742046921497216" calcext:value-type="float">
            <text:p>0.742046921497216</text:p>
          </table:table-cell>
          <table:table-cell office:value-type="float" office:value="0.836568574496338" calcext:value-type="float">
            <text:p>0.836568574496338</text:p>
          </table:table-cell>
          <table:table-cell office:value-type="float" office:value="0.569309660114009" calcext:value-type="float">
            <text:p>0.569309660114009</text:p>
          </table:table-cell>
          <table:table-cell office:value-type="float" office:value="1.00161921997299" calcext:value-type="float">
            <text:p>1.00161921997299</text:p>
          </table:table-cell>
          <table:table-cell office:value-type="float" office:value="-101.590615700557" calcext:value-type="float">
            <text:p>-101.590615700557</text:p>
          </table:table-cell>
          <table:table-cell office:value-type="float" office:value="-82.6862851007325" calcext:value-type="float">
            <text:p>-82.6862851007325</text:p>
          </table:table-cell>
          <table:table-cell office:value-type="float" office:value="-136.138067977198" calcext:value-type="float">
            <text:p>-136.138067977198</text:p>
          </table:table-cell>
        </table:table-row>
        <table:table-row table:style-name="ro1">
          <table:table-cell office:value-type="string" calcext:value-type="string">
            <text:p>2019-11-12 12:10:38</text:p>
          </table:table-cell>
          <table:table-cell office:value-type="float" office:value="26.9545301083708" calcext:value-type="float">
            <text:p>26.9545301083708</text:p>
          </table:table-cell>
          <table:table-cell office:value-type="float" office:value="73.898961426068" calcext:value-type="float">
            <text:p>73.898961426068</text:p>
          </table:table-cell>
          <table:table-cell office:value-type="float" office:value="980.691792195675" calcext:value-type="float">
            <text:p>980.69179219567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4326" calcext:value-type="float">
            <text:p>1364326</text:p>
          </table:table-cell>
          <table:table-cell office:value-type="float" office:value="1654208" calcext:value-type="float">
            <text:p>1654208</text:p>
          </table:table-cell>
          <table:table-cell office:value-type="float" office:value="1663029" calcext:value-type="float">
            <text:p>1663029</text:p>
          </table:table-cell>
          <table:table-cell office:value-type="float" office:value="1365845" calcext:value-type="float">
            <text:p>1365845</text:p>
          </table:table-cell>
          <table:table-cell office:value-type="float" office:value="1139889" calcext:value-type="float">
            <text:p>1139889</text:p>
          </table:table-cell>
          <table:table-cell office:value-type="float" office:value="1071418" calcext:value-type="float">
            <text:p>1071418</text:p>
          </table:table-cell>
          <table:table-cell office:value-type="float" office:value="1680202" calcext:value-type="float">
            <text:p>1680202</text:p>
          </table:table-cell>
          <table:table-cell office:value-type="float" office:value="5" calcext:value-type="float">
            <text:p>5</text:p>
          </table:table-cell>
          <table:table-cell office:value-type="float" office:value="0.8132017628195" calcext:value-type="float">
            <text:p>0.8132017628195</text:p>
          </table:table-cell>
          <table:table-cell office:value-type="float" office:value="0.985984919784656" calcext:value-type="float">
            <text:p>0.985984919784656</text:p>
          </table:table-cell>
          <table:table-cell office:value-type="float" office:value="0.991242646127063" calcext:value-type="float">
            <text:p>0.991242646127063</text:p>
          </table:table-cell>
          <table:table-cell office:value-type="float" office:value="0.81410715748157" calcext:value-type="float">
            <text:p>0.81410715748157</text:p>
          </table:table-cell>
          <table:table-cell office:value-type="float" office:value="0.679426870277747" calcext:value-type="float">
            <text:p>0.679426870277747</text:p>
          </table:table-cell>
          <table:table-cell office:value-type="float" office:value="0.638614969088432" calcext:value-type="float">
            <text:p>0.638614969088432</text:p>
          </table:table-cell>
          <table:table-cell office:value-type="float" office:value="1.00147855299456" calcext:value-type="float">
            <text:p>1.00147855299456</text:p>
          </table:table-cell>
          <table:table-cell office:value-type="float" office:value="-87.178568503686" calcext:value-type="float">
            <text:p>-87.178568503686</text:p>
          </table:table-cell>
          <table:table-cell office:value-type="float" office:value="-114.114625944451" calcext:value-type="float">
            <text:p>-114.114625944451</text:p>
          </table:table-cell>
          <table:table-cell office:value-type="float" office:value="-122.277006182314" calcext:value-type="float">
            <text:p>-122.277006182314</text:p>
          </table:table-cell>
        </table:table-row>
        <table:table-row table:style-name="ro1">
          <table:table-cell office:value-type="string" calcext:value-type="string">
            <text:p>2019-11-12 12:10:40</text:p>
          </table:table-cell>
          <table:table-cell office:value-type="float" office:value="26.9494759895897" calcext:value-type="float">
            <text:p>26.9494759895897</text:p>
          </table:table-cell>
          <table:table-cell office:value-type="float" office:value="73.8878235524402" calcext:value-type="float">
            <text:p>73.8878235524402</text:p>
          </table:table-cell>
          <table:table-cell office:value-type="float" office:value="980.793599502469" calcext:value-type="float">
            <text:p>980.79359950246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3067" calcext:value-type="float">
            <text:p>1363067</text:p>
          </table:table-cell>
          <table:table-cell office:value-type="float" office:value="1657661" calcext:value-type="float">
            <text:p>1657661</text:p>
          </table:table-cell>
          <table:table-cell office:value-type="float" office:value="1670475" calcext:value-type="float">
            <text:p>1670475</text:p>
          </table:table-cell>
          <table:table-cell office:value-type="float" office:value="1293161" calcext:value-type="float">
            <text:p>1293161</text:p>
          </table:table-cell>
          <table:table-cell office:value-type="float" office:value="1315852" calcext:value-type="float">
            <text:p>1315852</text:p>
          </table:table-cell>
          <table:table-cell office:value-type="float" office:value="944995" calcext:value-type="float">
            <text:p>944995</text:p>
          </table:table-cell>
          <table:table-cell office:value-type="float" office:value="1680843" calcext:value-type="float">
            <text:p>1680843</text:p>
          </table:table-cell>
          <table:table-cell office:value-type="float" office:value="5" calcext:value-type="float">
            <text:p>5</text:p>
          </table:table-cell>
          <table:table-cell office:value-type="float" office:value="0.812451340252321" calcext:value-type="float">
            <text:p>0.812451340252321</text:p>
          </table:table-cell>
          <table:table-cell office:value-type="float" office:value="0.9880430684141" calcext:value-type="float">
            <text:p>0.9880430684141</text:p>
          </table:table-cell>
          <table:table-cell office:value-type="float" office:value="0.995680808506108" calcext:value-type="float">
            <text:p>0.995680808506108</text:p>
          </table:table-cell>
          <table:table-cell office:value-type="float" office:value="0.770784112308516" calcext:value-type="float">
            <text:p>0.770784112308516</text:p>
          </table:table-cell>
          <table:table-cell office:value-type="float" office:value="0.784309003866792" calcext:value-type="float">
            <text:p>0.784309003866792</text:p>
          </table:table-cell>
          <table:table-cell office:value-type="float" office:value="0.563260980041144" calcext:value-type="float">
            <text:p>0.563260980041144</text:p>
          </table:table-cell>
          <table:table-cell office:value-type="float" office:value="1.00186061881311" calcext:value-type="float">
            <text:p>1.00186061881311</text:p>
          </table:table-cell>
          <table:table-cell office:value-type="float" office:value="-95.8431775382969" calcext:value-type="float">
            <text:p>-95.8431775382969</text:p>
          </table:table-cell>
          <table:table-cell office:value-type="float" office:value="-93.1381992266416" calcext:value-type="float">
            <text:p>-93.1381992266416</text:p>
          </table:table-cell>
          <table:table-cell office:value-type="float" office:value="-137.347803991771" calcext:value-type="float">
            <text:p>-137.347803991771</text:p>
          </table:table-cell>
        </table:table-row>
        <table:table-row table:style-name="ro1">
          <table:table-cell office:value-type="string" calcext:value-type="string">
            <text:p>2019-11-12 12:10:41</text:p>
          </table:table-cell>
          <table:table-cell office:value-type="float" office:value="26.9545301083708" calcext:value-type="float">
            <text:p>26.9545301083708</text:p>
          </table:table-cell>
          <table:table-cell office:value-type="float" office:value="73.8667445878246" calcext:value-type="float">
            <text:p>73.8667445878246</text:p>
          </table:table-cell>
          <table:table-cell office:value-type="float" office:value="980.746943107144" calcext:value-type="float">
            <text:p>980.74694310714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6363" calcext:value-type="float">
            <text:p>1356363</text:p>
          </table:table-cell>
          <table:table-cell office:value-type="float" office:value="1652847" calcext:value-type="float">
            <text:p>1652847</text:p>
          </table:table-cell>
          <table:table-cell office:value-type="float" office:value="1662194" calcext:value-type="float">
            <text:p>1662194</text:p>
          </table:table-cell>
          <table:table-cell office:value-type="float" office:value="1121573" calcext:value-type="float">
            <text:p>1121573</text:p>
          </table:table-cell>
          <table:table-cell office:value-type="float" office:value="1332934" calcext:value-type="float">
            <text:p>1332934</text:p>
          </table:table-cell>
          <table:table-cell office:value-type="float" office:value="1154904" calcext:value-type="float">
            <text:p>1154904</text:p>
          </table:table-cell>
          <table:table-cell office:value-type="float" office:value="1681518" calcext:value-type="float">
            <text:p>1681518</text:p>
          </table:table-cell>
          <table:table-cell office:value-type="float" office:value="5" calcext:value-type="float">
            <text:p>5</text:p>
          </table:table-cell>
          <table:table-cell office:value-type="float" office:value="0.80845544439023" calcext:value-type="float">
            <text:p>0.80845544439023</text:p>
          </table:table-cell>
          <table:table-cell office:value-type="float" office:value="0.985173700472557" calcext:value-type="float">
            <text:p>0.985173700472557</text:p>
          </table:table-cell>
          <table:table-cell office:value-type="float" office:value="0.990744947283858" calcext:value-type="float">
            <text:p>0.990744947283858</text:p>
          </table:table-cell>
          <table:table-cell office:value-type="float" office:value="0.668509682239256" calcext:value-type="float">
            <text:p>0.668509682239256</text:p>
          </table:table-cell>
          <table:table-cell office:value-type="float" office:value="0.794490670501074" calcext:value-type="float">
            <text:p>0.794490670501074</text:p>
          </table:table-cell>
          <table:table-cell office:value-type="float" office:value="0.688376508757652" calcext:value-type="float">
            <text:p>0.688376508757652</text:p>
          </table:table-cell>
          <table:table-cell office:value-type="float" office:value="1.00226295021331" calcext:value-type="float">
            <text:p>1.00226295021331</text:p>
          </table:table-cell>
          <table:table-cell office:value-type="float" office:value="-116.298063552149" calcext:value-type="float">
            <text:p>-116.298063552149</text:p>
          </table:table-cell>
          <table:table-cell office:value-type="float" office:value="-91.1018658997853" calcext:value-type="float">
            <text:p>-91.1018658997853</text:p>
          </table:table-cell>
          <table:table-cell office:value-type="float" office:value="-112.32469824847" calcext:value-type="float">
            <text:p>-112.32469824847</text:p>
          </table:table-cell>
        </table:table-row>
        <table:table-row table:style-name="ro1">
          <table:table-cell office:value-type="string" calcext:value-type="string">
            <text:p>2019-11-12 12:10:42</text:p>
          </table:table-cell>
          <table:table-cell office:value-type="float" office:value="26.9494759895897" calcext:value-type="float">
            <text:p>26.9494759895897</text:p>
          </table:table-cell>
          <table:table-cell office:value-type="float" office:value="73.8556069697639" calcext:value-type="float">
            <text:p>73.8556069697639</text:p>
          </table:table-cell>
          <table:table-cell office:value-type="float" office:value="980.766024221082" calcext:value-type="float">
            <text:p>980.76602422108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9399" calcext:value-type="float">
            <text:p>1359399</text:p>
          </table:table-cell>
          <table:table-cell office:value-type="float" office:value="1655153" calcext:value-type="float">
            <text:p>1655153</text:p>
          </table:table-cell>
          <table:table-cell office:value-type="float" office:value="1664425" calcext:value-type="float">
            <text:p>1664425</text:p>
          </table:table-cell>
          <table:table-cell office:value-type="float" office:value="1342676" calcext:value-type="float">
            <text:p>1342676</text:p>
          </table:table-cell>
          <table:table-cell office:value-type="float" office:value="1145207" calcext:value-type="float">
            <text:p>1145207</text:p>
          </table:table-cell>
          <table:table-cell office:value-type="float" office:value="1094112" calcext:value-type="float">
            <text:p>1094112</text:p>
          </table:table-cell>
          <table:table-cell office:value-type="float" office:value="1681363" calcext:value-type="float">
            <text:p>1681363</text:p>
          </table:table-cell>
          <table:table-cell office:value-type="float" office:value="5" calcext:value-type="float">
            <text:p>5</text:p>
          </table:table-cell>
          <table:table-cell office:value-type="float" office:value="0.810265041621332" calcext:value-type="float">
            <text:p>0.810265041621332</text:p>
          </table:table-cell>
          <table:table-cell office:value-type="float" office:value="0.986548183744929" calcext:value-type="float">
            <text:p>0.986548183744929</text:p>
          </table:table-cell>
          <table:table-cell office:value-type="float" office:value="0.992074727067319" calcext:value-type="float">
            <text:p>0.992074727067319</text:p>
          </table:table-cell>
          <table:table-cell office:value-type="float" office:value="0.800297355687303" calcext:value-type="float">
            <text:p>0.800297355687303</text:p>
          </table:table-cell>
          <table:table-cell office:value-type="float" office:value="0.682596645664769" calcext:value-type="float">
            <text:p>0.682596645664769</text:p>
          </table:table-cell>
          <table:table-cell office:value-type="float" office:value="0.652141648786264" calcext:value-type="float">
            <text:p>0.652141648786264</text:p>
          </table:table-cell>
          <table:table-cell office:value-type="float" office:value="1.00217056300289" calcext:value-type="float">
            <text:p>1.00217056300289</text:p>
          </table:table-cell>
          <table:table-cell office:value-type="float" office:value="-89.9405288625394" calcext:value-type="float">
            <text:p>-89.9405288625394</text:p>
          </table:table-cell>
          <table:table-cell office:value-type="float" office:value="-113.480670867046" calcext:value-type="float">
            <text:p>-113.480670867046</text:p>
          </table:table-cell>
          <table:table-cell office:value-type="float" office:value="-119.571670242747" calcext:value-type="float">
            <text:p>-119.571670242747</text:p>
          </table:table-cell>
        </table:table-row>
        <table:table-row table:style-name="ro1">
          <table:table-cell office:value-type="string" calcext:value-type="string">
            <text:p>2019-11-12 12:10:43</text:p>
          </table:table-cell>
          <table:table-cell office:value-type="float" office:value="26.9494759895897" calcext:value-type="float">
            <text:p>26.9494759895897</text:p>
          </table:table-cell>
          <table:table-cell office:value-type="float" office:value="73.8609764217414" calcext:value-type="float">
            <text:p>73.8609764217414</text:p>
          </table:table-cell>
          <table:table-cell office:value-type="float" office:value="980.738448961576" calcext:value-type="float">
            <text:p>980.73844896157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6527" calcext:value-type="float">
            <text:p>1356527</text:p>
          </table:table-cell>
          <table:table-cell office:value-type="float" office:value="1652410" calcext:value-type="float">
            <text:p>1652410</text:p>
          </table:table-cell>
          <table:table-cell office:value-type="float" office:value="1664033" calcext:value-type="float">
            <text:p>1664033</text:p>
          </table:table-cell>
          <table:table-cell office:value-type="float" office:value="1371939" calcext:value-type="float">
            <text:p>1371939</text:p>
          </table:table-cell>
          <table:table-cell office:value-type="float" office:value="1150691" calcext:value-type="float">
            <text:p>1150691</text:p>
          </table:table-cell>
          <table:table-cell office:value-type="float" office:value="972520" calcext:value-type="float">
            <text:p>972520</text:p>
          </table:table-cell>
          <table:table-cell office:value-type="float" office:value="1687723" calcext:value-type="float">
            <text:p>1687723</text:p>
          </table:table-cell>
          <table:table-cell office:value-type="float" office:value="5" calcext:value-type="float">
            <text:p>5</text:p>
          </table:table-cell>
          <table:table-cell office:value-type="float" office:value="0.808553196019315" calcext:value-type="float">
            <text:p>0.808553196019315</text:p>
          </table:table-cell>
          <table:table-cell office:value-type="float" office:value="0.984913228143838" calcext:value-type="float">
            <text:p>0.984913228143838</text:p>
          </table:table-cell>
          <table:table-cell office:value-type="float" office:value="0.991841076831946" calcext:value-type="float">
            <text:p>0.991841076831946</text:p>
          </table:table-cell>
          <table:table-cell office:value-type="float" office:value="0.817739464967187" calcext:value-type="float">
            <text:p>0.817739464967187</text:p>
          </table:table-cell>
          <table:table-cell office:value-type="float" office:value="0.685865364773913" calcext:value-type="float">
            <text:p>0.685865364773913</text:p>
          </table:table-cell>
          <table:table-cell office:value-type="float" office:value="0.579667160471339" calcext:value-type="float">
            <text:p>0.579667160471339</text:p>
          </table:table-cell>
          <table:table-cell office:value-type="float" office:value="1.00596141886251" calcext:value-type="float">
            <text:p>1.00596141886251</text:p>
          </table:table-cell>
          <table:table-cell office:value-type="float" office:value="-86.4521070065626" calcext:value-type="float">
            <text:p>-86.4521070065626</text:p>
          </table:table-cell>
          <table:table-cell office:value-type="float" office:value="-112.826927045217" calcext:value-type="float">
            <text:p>-112.826927045217</text:p>
          </table:table-cell>
          <table:table-cell office:value-type="float" office:value="-134.066567905732" calcext:value-type="float">
            <text:p>-134.066567905732</text:p>
          </table:table-cell>
        </table:table-row>
        <table:table-row table:style-name="ro1">
          <table:table-cell office:value-type="string" calcext:value-type="string">
            <text:p>2019-11-12 12:10:45</text:p>
          </table:table-cell>
          <table:table-cell office:value-type="float" office:value="26.9545301083708" calcext:value-type="float">
            <text:p>26.9545301083708</text:p>
          </table:table-cell>
          <table:table-cell office:value-type="float" office:value="73.8345274395205" calcext:value-type="float">
            <text:p>73.8345274395205</text:p>
          </table:table-cell>
          <table:table-cell office:value-type="float" office:value="980.719367640469" calcext:value-type="float">
            <text:p>980.71936764046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0895" calcext:value-type="float">
            <text:p>1360895</text:p>
          </table:table-cell>
          <table:table-cell office:value-type="float" office:value="1655304" calcext:value-type="float">
            <text:p>1655304</text:p>
          </table:table-cell>
          <table:table-cell office:value-type="float" office:value="1664627" calcext:value-type="float">
            <text:p>1664627</text:p>
          </table:table-cell>
          <table:table-cell office:value-type="float" office:value="1301172" calcext:value-type="float">
            <text:p>1301172</text:p>
          </table:table-cell>
          <table:table-cell office:value-type="float" office:value="1167206" calcext:value-type="float">
            <text:p>1167206</text:p>
          </table:table-cell>
          <table:table-cell office:value-type="float" office:value="1124653" calcext:value-type="float">
            <text:p>1124653</text:p>
          </table:table-cell>
          <table:table-cell office:value-type="float" office:value="1682914" calcext:value-type="float">
            <text:p>1682914</text:p>
          </table:table-cell>
          <table:table-cell office:value-type="float" office:value="5" calcext:value-type="float">
            <text:p>5</text:p>
          </table:table-cell>
          <table:table-cell office:value-type="float" office:value="0.811156727213469" calcext:value-type="float">
            <text:p>0.811156727213469</text:p>
          </table:table-cell>
          <table:table-cell office:value-type="float" office:value="0.986638186769269" calcext:value-type="float">
            <text:p>0.986638186769269</text:p>
          </table:table-cell>
          <table:table-cell office:value-type="float" office:value="0.992195128464118" calcext:value-type="float">
            <text:p>0.992195128464118</text:p>
          </table:table-cell>
          <table:table-cell office:value-type="float" office:value="0.775559040970688" calcext:value-type="float">
            <text:p>0.775559040970688</text:p>
          </table:table-cell>
          <table:table-cell office:value-type="float" office:value="0.69570907303203" calcext:value-type="float">
            <text:p>0.69570907303203</text:p>
          </table:table-cell>
          <table:table-cell office:value-type="float" office:value="0.670345505517185" calcext:value-type="float">
            <text:p>0.670345505517185</text:p>
          </table:table-cell>
          <table:table-cell office:value-type="float" office:value="1.00309503115356" calcext:value-type="float">
            <text:p>1.00309503115356</text:p>
          </table:table-cell>
          <table:table-cell office:value-type="float" office:value="-94.8881918058624" calcext:value-type="float">
            <text:p>-94.8881918058624</text:p>
          </table:table-cell>
          <table:table-cell office:value-type="float" office:value="-110.858185393594" calcext:value-type="float">
            <text:p>-110.858185393594</text:p>
          </table:table-cell>
          <table:table-cell office:value-type="float" office:value="-115.930898896563" calcext:value-type="float">
            <text:p>-115.930898896563</text:p>
          </table:table-cell>
        </table:table-row>
        <table:table-row table:style-name="ro1">
          <table:table-cell office:value-type="string" calcext:value-type="string">
            <text:p>2019-11-12 12:10:46</text:p>
          </table:table-cell>
          <table:table-cell office:value-type="float" office:value="26.9494759895897" calcext:value-type="float">
            <text:p>26.9494759895897</text:p>
          </table:table-cell>
          <table:table-cell office:value-type="float" office:value="73.844868039971" calcext:value-type="float">
            <text:p>73.844868039971</text:p>
          </table:table-cell>
          <table:table-cell office:value-type="float" office:value="980.766024221082" calcext:value-type="float">
            <text:p>980.76602422108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4617" calcext:value-type="float">
            <text:p>1354617</text:p>
          </table:table-cell>
          <table:table-cell office:value-type="float" office:value="1653203" calcext:value-type="float">
            <text:p>1653203</text:p>
          </table:table-cell>
          <table:table-cell office:value-type="float" office:value="1663431" calcext:value-type="float">
            <text:p>1663431</text:p>
          </table:table-cell>
          <table:table-cell office:value-type="float" office:value="1385942" calcext:value-type="float">
            <text:p>1385942</text:p>
          </table:table-cell>
          <table:table-cell office:value-type="float" office:value="1140411" calcext:value-type="float">
            <text:p>1140411</text:p>
          </table:table-cell>
          <table:table-cell office:value-type="float" office:value="1009250" calcext:value-type="float">
            <text:p>1009250</text:p>
          </table:table-cell>
          <table:table-cell office:value-type="float" office:value="1680647" calcext:value-type="float">
            <text:p>1680647</text:p>
          </table:table-cell>
          <table:table-cell office:value-type="float" office:value="5" calcext:value-type="float">
            <text:p>5</text:p>
          </table:table-cell>
          <table:table-cell office:value-type="float" office:value="0.807414747168392" calcext:value-type="float">
            <text:p>0.807414747168392</text:p>
          </table:table-cell>
          <table:table-cell office:value-type="float" office:value="0.985385893033253" calcext:value-type="float">
            <text:p>0.985385893033253</text:p>
          </table:table-cell>
          <table:table-cell office:value-type="float" office:value="0.991482256827624" calcext:value-type="float">
            <text:p>0.991482256827624</text:p>
          </table:table-cell>
          <table:table-cell office:value-type="float" office:value="0.826085904370058" calcext:value-type="float">
            <text:p>0.826085904370058</text:p>
          </table:table-cell>
          <table:table-cell office:value-type="float" office:value="0.679738006560565" calcext:value-type="float">
            <text:p>0.679738006560565</text:p>
          </table:table-cell>
          <table:table-cell office:value-type="float" office:value="0.601559949107164" calcext:value-type="float">
            <text:p>0.601559949107164</text:p>
          </table:table-cell>
          <table:table-cell office:value-type="float" office:value="1.00174379369543" calcext:value-type="float">
            <text:p>1.00174379369543</text:p>
          </table:table-cell>
          <table:table-cell office:value-type="float" office:value="-84.7828191259884" calcext:value-type="float">
            <text:p>-84.7828191259884</text:p>
          </table:table-cell>
          <table:table-cell office:value-type="float" office:value="-114.052398687887" calcext:value-type="float">
            <text:p>-114.052398687887</text:p>
          </table:table-cell>
          <table:table-cell office:value-type="float" office:value="-129.688010178567" calcext:value-type="float">
            <text:p>-129.688010178567</text:p>
          </table:table-cell>
        </table:table-row>
        <table:table-row table:style-name="ro1">
          <table:table-cell office:value-type="string" calcext:value-type="string">
            <text:p>2019-11-12 12:10:47</text:p>
          </table:table-cell>
          <table:table-cell office:value-type="float" office:value="26.9444218710996" calcext:value-type="float">
            <text:p>26.9444218710996</text:p>
          </table:table-cell>
          <table:table-cell office:value-type="float" office:value="73.8444695469619" calcext:value-type="float">
            <text:p>73.8444695469619</text:p>
          </table:table-cell>
          <table:table-cell office:value-type="float" office:value="980.702379843183" calcext:value-type="float">
            <text:p>980.70237984318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7501" calcext:value-type="float">
            <text:p>1367501</text:p>
          </table:table-cell>
          <table:table-cell office:value-type="float" office:value="1652588" calcext:value-type="float">
            <text:p>1652588</text:p>
          </table:table-cell>
          <table:table-cell office:value-type="float" office:value="1662308" calcext:value-type="float">
            <text:p>1662308</text:p>
          </table:table-cell>
          <table:table-cell office:value-type="float" office:value="1210131" calcext:value-type="float">
            <text:p>1210131</text:p>
          </table:table-cell>
          <table:table-cell office:value-type="float" office:value="1391756" calcext:value-type="float">
            <text:p>1391756</text:p>
          </table:table-cell>
          <table:table-cell office:value-type="float" office:value="973981" calcext:value-type="float">
            <text:p>973981</text:p>
          </table:table-cell>
          <table:table-cell office:value-type="float" office:value="1680585" calcext:value-type="float">
            <text:p>1680585</text:p>
          </table:table-cell>
          <table:table-cell office:value-type="float" office:value="5" calcext:value-type="float">
            <text:p>5</text:p>
          </table:table-cell>
          <table:table-cell office:value-type="float" office:value="0.815094210516716" calcext:value-type="float">
            <text:p>0.815094210516716</text:p>
          </table:table-cell>
          <table:table-cell office:value-type="float" office:value="0.985019324424186" calcext:value-type="float">
            <text:p>0.985019324424186</text:p>
          </table:table-cell>
          <table:table-cell office:value-type="float" office:value="0.990812896587002" calcext:value-type="float">
            <text:p>0.990812896587002</text:p>
          </table:table-cell>
          <table:table-cell office:value-type="float" office:value="0.721294369851872" calcext:value-type="float">
            <text:p>0.721294369851872</text:p>
          </table:table-cell>
          <table:table-cell office:value-type="float" office:value="0.829551318830409" calcext:value-type="float">
            <text:p>0.829551318830409</text:p>
          </table:table-cell>
          <table:table-cell office:value-type="float" office:value="0.580537984435318" calcext:value-type="float">
            <text:p>0.580537984435318</text:p>
          </table:table-cell>
          <table:table-cell office:value-type="float" office:value="1.00170683881126" calcext:value-type="float">
            <text:p>1.00170683881126</text:p>
          </table:table-cell>
          <table:table-cell office:value-type="float" office:value="-105.741126029626" calcext:value-type="float">
            <text:p>-105.741126029626</text:p>
          </table:table-cell>
          <table:table-cell office:value-type="float" office:value="-84.0897362339182" calcext:value-type="float">
            <text:p>-84.0897362339182</text:p>
          </table:table-cell>
          <table:table-cell office:value-type="float" office:value="-133.892403112936" calcext:value-type="float">
            <text:p>-133.892403112936</text:p>
          </table:table-cell>
        </table:table-row>
        <table:table-row table:style-name="ro1">
          <table:table-cell office:value-type="string" calcext:value-type="string">
            <text:p>2019-11-12 12:10:48</text:p>
          </table:table-cell>
          <table:table-cell office:value-type="float" office:value="26.9494759895897" calcext:value-type="float">
            <text:p>26.9494759895897</text:p>
          </table:table-cell>
          <table:table-cell office:value-type="float" office:value="73.8502375091737" calcext:value-type="float">
            <text:p>73.8502375091737</text:p>
          </table:table-cell>
          <table:table-cell office:value-type="float" office:value="980.710873723952" calcext:value-type="float">
            <text:p>980.71087372395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2464" calcext:value-type="float">
            <text:p>1362464</text:p>
          </table:table-cell>
          <table:table-cell office:value-type="float" office:value="1652961" calcext:value-type="float">
            <text:p>1652961</text:p>
          </table:table-cell>
          <table:table-cell office:value-type="float" office:value="1662141" calcext:value-type="float">
            <text:p>1662141</text:p>
          </table:table-cell>
          <table:table-cell office:value-type="float" office:value="1115287" calcext:value-type="float">
            <text:p>1115287</text:p>
          </table:table-cell>
          <table:table-cell office:value-type="float" office:value="1307609" calcext:value-type="float">
            <text:p>1307609</text:p>
          </table:table-cell>
          <table:table-cell office:value-type="float" office:value="1184921" calcext:value-type="float">
            <text:p>1184921</text:p>
          </table:table-cell>
          <table:table-cell office:value-type="float" office:value="1680621" calcext:value-type="float">
            <text:p>1680621</text:p>
          </table:table-cell>
          <table:table-cell office:value-type="float" office:value="5" calcext:value-type="float">
            <text:p>5</text:p>
          </table:table-cell>
          <table:table-cell office:value-type="float" office:value="0.812091924201479" calcext:value-type="float">
            <text:p>0.812091924201479</text:p>
          </table:table-cell>
          <table:table-cell office:value-type="float" office:value="0.985241649775702" calcext:value-type="float">
            <text:p>0.985241649775702</text:p>
          </table:table-cell>
          <table:table-cell office:value-type="float" office:value="0.990713356818361" calcext:value-type="float">
            <text:p>0.990713356818361</text:p>
          </table:table-cell>
          <table:table-cell office:value-type="float" office:value="0.664762933822028" calcext:value-type="float">
            <text:p>0.664762933822028</text:p>
          </table:table-cell>
          <table:table-cell office:value-type="float" office:value="0.779395792412256" calcext:value-type="float">
            <text:p>0.779395792412256</text:p>
          </table:table-cell>
          <table:table-cell office:value-type="float" office:value="0.706268037112717" calcext:value-type="float">
            <text:p>0.706268037112717</text:p>
          </table:table-cell>
          <table:table-cell office:value-type="float" office:value="1.00172829648594" calcext:value-type="float">
            <text:p>1.00172829648594</text:p>
          </table:table-cell>
          <table:table-cell office:value-type="float" office:value="-117.047413235594" calcext:value-type="float">
            <text:p>-117.047413235594</text:p>
          </table:table-cell>
          <table:table-cell office:value-type="float" office:value="-94.1208415175487" calcext:value-type="float">
            <text:p>-94.1208415175487</text:p>
          </table:table-cell>
          <table:table-cell office:value-type="float" office:value="-108.746392577457" calcext:value-type="float">
            <text:p>-108.746392577457</text:p>
          </table:table-cell>
        </table:table-row>
        <table:table-row table:style-name="ro1">
          <table:table-cell office:value-type="string" calcext:value-type="string">
            <text:p>2019-11-12 12:10:50</text:p>
          </table:table-cell>
          <table:table-cell office:value-type="float" office:value="26.9343136349926" calcext:value-type="float">
            <text:p>26.9343136349926</text:p>
          </table:table-cell>
          <table:table-cell office:value-type="float" office:value="73.8705188948016" calcext:value-type="float">
            <text:p>73.8705188948016</text:p>
          </table:table-cell>
          <table:table-cell office:value-type="float" office:value="980.685392188895" calcext:value-type="float">
            <text:p>980.68539218889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2778" calcext:value-type="float">
            <text:p>1382778</text:p>
          </table:table-cell>
          <table:table-cell office:value-type="float" office:value="1654624" calcext:value-type="float">
            <text:p>1654624</text:p>
          </table:table-cell>
          <table:table-cell office:value-type="float" office:value="1663450" calcext:value-type="float">
            <text:p>1663450</text:p>
          </table:table-cell>
          <table:table-cell office:value-type="float" office:value="1155538" calcext:value-type="float">
            <text:p>1155538</text:p>
          </table:table-cell>
          <table:table-cell office:value-type="float" office:value="1189016" calcext:value-type="float">
            <text:p>1189016</text:p>
          </table:table-cell>
          <table:table-cell office:value-type="float" office:value="1132033" calcext:value-type="float">
            <text:p>1132033</text:p>
          </table:table-cell>
          <table:table-cell office:value-type="float" office:value="1679836" calcext:value-type="float">
            <text:p>1679836</text:p>
          </table:table-cell>
          <table:table-cell office:value-type="float" office:value="5" calcext:value-type="float">
            <text:p>5</text:p>
          </table:table-cell>
          <table:table-cell office:value-type="float" office:value="0.824200013184549" calcext:value-type="float">
            <text:p>0.824200013184549</text:p>
          </table:table-cell>
          <table:table-cell office:value-type="float" office:value="0.98623287513648" calcext:value-type="float">
            <text:p>0.98623287513648</text:p>
          </table:table-cell>
          <table:table-cell office:value-type="float" office:value="0.991493581711481" calcext:value-type="float">
            <text:p>0.991493581711481</text:p>
          </table:table-cell>
          <table:table-cell office:value-type="float" office:value="0.688754402250576" calcext:value-type="float">
            <text:p>0.688754402250576</text:p>
          </table:table-cell>
          <table:table-cell office:value-type="float" office:value="0.708708847607237" calcext:value-type="float">
            <text:p>0.708708847607237</text:p>
          </table:table-cell>
          <table:table-cell office:value-type="float" office:value="0.67474432882599" calcext:value-type="float">
            <text:p>0.67474432882599</text:p>
          </table:table-cell>
          <table:table-cell office:value-type="float" office:value="1.00126039996867" calcext:value-type="float">
            <text:p>1.00126039996867</text:p>
          </table:table-cell>
          <table:table-cell office:value-type="float" office:value="-112.249119549885" calcext:value-type="float">
            <text:p>-112.249119549885</text:p>
          </table:table-cell>
          <table:table-cell office:value-type="float" office:value="-108.258230478553" calcext:value-type="float">
            <text:p>-108.258230478553</text:p>
          </table:table-cell>
          <table:table-cell office:value-type="float" office:value="-115.051134234802" calcext:value-type="float">
            <text:p>-115.051134234802</text:p>
          </table:table-cell>
        </table:table-row>
        <table:table-row table:style-name="ro1">
          <table:table-cell office:value-type="string" calcext:value-type="string">
            <text:p>2019-11-12 12:10:51</text:p>
          </table:table-cell>
          <table:table-cell office:value-type="float" office:value="26.9393677529006" calcext:value-type="float">
            <text:p>26.9393677529006</text:p>
          </table:table-cell>
          <table:table-cell office:value-type="float" office:value="73.8816563104482" calcext:value-type="float">
            <text:p>73.8816563104482</text:p>
          </table:table-cell>
          <table:table-cell office:value-type="float" office:value="980.666311240518" calcext:value-type="float">
            <text:p>980.66631124051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7406" calcext:value-type="float">
            <text:p>1367406</text:p>
          </table:table-cell>
          <table:table-cell office:value-type="float" office:value="1651656" calcext:value-type="float">
            <text:p>1651656</text:p>
          </table:table-cell>
          <table:table-cell office:value-type="float" office:value="1664669" calcext:value-type="float">
            <text:p>1664669</text:p>
          </table:table-cell>
          <table:table-cell office:value-type="float" office:value="1345987" calcext:value-type="float">
            <text:p>1345987</text:p>
          </table:table-cell>
          <table:table-cell office:value-type="float" office:value="1240030" calcext:value-type="float">
            <text:p>1240030</text:p>
          </table:table-cell>
          <table:table-cell office:value-type="float" office:value="942990" calcext:value-type="float">
            <text:p>942990</text:p>
          </table:table-cell>
          <table:table-cell office:value-type="float" office:value="1680125" calcext:value-type="float">
            <text:p>1680125</text:p>
          </table:table-cell>
          <table:table-cell office:value-type="float" office:value="5" calcext:value-type="float">
            <text:p>5</text:p>
          </table:table-cell>
          <table:table-cell office:value-type="float" office:value="0.81503758609743" calcext:value-type="float">
            <text:p>0.81503758609743</text:p>
          </table:table-cell>
          <table:table-cell office:value-type="float" office:value="0.984463809068657" calcext:value-type="float">
            <text:p>0.984463809068657</text:p>
          </table:table-cell>
          <table:table-cell office:value-type="float" office:value="0.992220162417908" calcext:value-type="float">
            <text:p>0.992220162417908</text:p>
          </table:table-cell>
          <table:table-cell office:value-type="float" office:value="0.802270865711077" calcext:value-type="float">
            <text:p>0.802270865711077</text:p>
          </table:table-cell>
          <table:table-cell office:value-type="float" office:value="0.739115564717718" calcext:value-type="float">
            <text:p>0.739115564717718</text:p>
          </table:table-cell>
          <table:table-cell office:value-type="float" office:value="0.562065906770934" calcext:value-type="float">
            <text:p>0.562065906770934</text:p>
          </table:table-cell>
          <table:table-cell office:value-type="float" office:value="1.00143265741261" calcext:value-type="float">
            <text:p>1.00143265741261</text:p>
          </table:table-cell>
          <table:table-cell office:value-type="float" office:value="-89.5458268577846" calcext:value-type="float">
            <text:p>-89.5458268577846</text:p>
          </table:table-cell>
          <table:table-cell office:value-type="float" office:value="-102.176887056456" calcext:value-type="float">
            <text:p>-102.176887056456</text:p>
          </table:table-cell>
          <table:table-cell office:value-type="float" office:value="-137.586818645813" calcext:value-type="float">
            <text:p>-137.586818645813</text:p>
          </table:table-cell>
        </table:table-row>
        <table:table-row table:style-name="ro1">
          <table:table-cell office:value-type="string" calcext:value-type="string">
            <text:p>2019-11-12 12:10:52</text:p>
          </table:table-cell>
          <table:table-cell office:value-type="float" office:value="26.9393677529006" calcext:value-type="float">
            <text:p>26.9393677529006</text:p>
          </table:table-cell>
          <table:table-cell office:value-type="float" office:value="73.9085026707024" calcext:value-type="float">
            <text:p>73.9085026707024</text:p>
          </table:table-cell>
          <table:table-cell office:value-type="float" office:value="980.693885998163" calcext:value-type="float">
            <text:p>980.69388599816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8222" calcext:value-type="float">
            <text:p>1358222</text:p>
          </table:table-cell>
          <table:table-cell office:value-type="float" office:value="1654406" calcext:value-type="float">
            <text:p>1654406</text:p>
          </table:table-cell>
          <table:table-cell office:value-type="float" office:value="1665563" calcext:value-type="float">
            <text:p>1665563</text:p>
          </table:table-cell>
          <table:table-cell office:value-type="float" office:value="1154306" calcext:value-type="float">
            <text:p>1154306</text:p>
          </table:table-cell>
          <table:table-cell office:value-type="float" office:value="1373927" calcext:value-type="float">
            <text:p>1373927</text:p>
          </table:table-cell>
          <table:table-cell office:value-type="float" office:value="997952" calcext:value-type="float">
            <text:p>997952</text:p>
          </table:table-cell>
          <table:table-cell office:value-type="float" office:value="1682176" calcext:value-type="float">
            <text:p>1682176</text:p>
          </table:table-cell>
          <table:table-cell office:value-type="float" office:value="5" calcext:value-type="float">
            <text:p>5</text:p>
          </table:table-cell>
          <table:table-cell office:value-type="float" office:value="0.809563494868695" calcext:value-type="float">
            <text:p>0.809563494868695</text:p>
          </table:table-cell>
          <table:table-cell office:value-type="float" office:value="0.986102936995379" calcext:value-type="float">
            <text:p>0.986102936995379</text:p>
          </table:table-cell>
          <table:table-cell office:value-type="float" office:value="0.992753028005722" calcext:value-type="float">
            <text:p>0.992753028005722</text:p>
          </table:table-cell>
          <table:table-cell office:value-type="float" office:value="0.688020072939405" calcext:value-type="float">
            <text:p>0.688020072939405</text:p>
          </table:table-cell>
          <table:table-cell office:value-type="float" office:value="0.818924405446578" calcext:value-type="float">
            <text:p>0.818924405446578</text:p>
          </table:table-cell>
          <table:table-cell office:value-type="float" office:value="0.594825815537669" calcext:value-type="float">
            <text:p>0.594825815537669</text:p>
          </table:table-cell>
          <table:table-cell office:value-type="float" office:value="1.00265514882268" calcext:value-type="float">
            <text:p>1.00265514882268</text:p>
          </table:table-cell>
          <table:table-cell office:value-type="float" office:value="-112.395985412119" calcext:value-type="float">
            <text:p>-112.395985412119</text:p>
          </table:table-cell>
          <table:table-cell office:value-type="float" office:value="-86.2151189106845" calcext:value-type="float">
            <text:p>-86.2151189106845</text:p>
          </table:table-cell>
          <table:table-cell office:value-type="float" office:value="-131.034836892466" calcext:value-type="float">
            <text:p>-131.034836892466</text:p>
          </table:table-cell>
        </table:table-row>
        <table:table-row table:style-name="ro1">
          <table:table-cell office:value-type="string" calcext:value-type="string">
            <text:p>2019-11-12 12:10:53</text:p>
          </table:table-cell>
          <table:table-cell office:value-type="float" office:value="26.9494759895897" calcext:value-type="float">
            <text:p>26.9494759895897</text:p>
          </table:table-cell>
          <table:table-cell office:value-type="float" office:value="73.9522557876312" calcext:value-type="float">
            <text:p>73.9522557876312</text:p>
          </table:table-cell>
          <table:table-cell office:value-type="float" office:value="980.683298508209" calcext:value-type="float">
            <text:p>980.68329850820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7164" calcext:value-type="float">
            <text:p>1357164</text:p>
          </table:table-cell>
          <table:table-cell office:value-type="float" office:value="1653180" calcext:value-type="float">
            <text:p>1653180</text:p>
          </table:table-cell>
          <table:table-cell office:value-type="float" office:value="1661930" calcext:value-type="float">
            <text:p>1661930</text:p>
          </table:table-cell>
          <table:table-cell office:value-type="float" office:value="1156286" calcext:value-type="float">
            <text:p>1156286</text:p>
          </table:table-cell>
          <table:table-cell office:value-type="float" office:value="1365520" calcext:value-type="float">
            <text:p>1365520</text:p>
          </table:table-cell>
          <table:table-cell office:value-type="float" office:value="1045695" calcext:value-type="float">
            <text:p>1045695</text:p>
          </table:table-cell>
          <table:table-cell office:value-type="float" office:value="1680923" calcext:value-type="float">
            <text:p>1680923</text:p>
          </table:table-cell>
          <table:table-cell office:value-type="float" office:value="5" calcext:value-type="float">
            <text:p>5</text:p>
          </table:table-cell>
          <table:table-cell office:value-type="float" office:value="0.808932877651796" calcext:value-type="float">
            <text:p>0.808932877651796</text:p>
          </table:table-cell>
          <table:table-cell office:value-type="float" office:value="0.985372183963321" calcext:value-type="float">
            <text:p>0.985372183963321</text:p>
          </table:table-cell>
          <table:table-cell office:value-type="float" office:value="0.990587591002892" calcext:value-type="float">
            <text:p>0.990587591002892</text:p>
          </table:table-cell>
          <table:table-cell office:value-type="float" office:value="0.689200245046645" calcext:value-type="float">
            <text:p>0.689200245046645</text:p>
          </table:table-cell>
          <table:table-cell office:value-type="float" office:value="0.813913442362957" calcext:value-type="float">
            <text:p>0.813913442362957</text:p>
          </table:table-cell>
          <table:table-cell office:value-type="float" office:value="0.623282864485129" calcext:value-type="float">
            <text:p>0.623282864485129</text:p>
          </table:table-cell>
          <table:table-cell office:value-type="float" office:value="1.00190830253462" calcext:value-type="float">
            <text:p>1.00190830253462</text:p>
          </table:table-cell>
          <table:table-cell office:value-type="float" office:value="-112.159950990671" calcext:value-type="float">
            <text:p>-112.159950990671</text:p>
          </table:table-cell>
          <table:table-cell office:value-type="float" office:value="-87.2173115274086" calcext:value-type="float">
            <text:p>-87.2173115274086</text:p>
          </table:table-cell>
          <table:table-cell office:value-type="float" office:value="-125.343427102974" calcext:value-type="float">
            <text:p>-125.343427102974</text:p>
          </table:table-cell>
        </table:table-row>
        <table:table-row table:style-name="ro1">
          <table:table-cell office:value-type="string" calcext:value-type="string">
            <text:p>2019-11-12 12:10:55</text:p>
          </table:table-cell>
          <table:table-cell office:value-type="float" office:value="26.9444218710996" calcext:value-type="float">
            <text:p>26.9444218710996</text:p>
          </table:table-cell>
          <table:table-cell office:value-type="float" office:value="73.978702197783" calcext:value-type="float">
            <text:p>73.978702197783</text:p>
          </table:table-cell>
          <table:table-cell office:value-type="float" office:value="980.647229891676" calcext:value-type="float">
            <text:p>980.64722989167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2931" calcext:value-type="float">
            <text:p>1382931</text:p>
          </table:table-cell>
          <table:table-cell office:value-type="float" office:value="1658093" calcext:value-type="float">
            <text:p>1658093</text:p>
          </table:table-cell>
          <table:table-cell office:value-type="float" office:value="1664781" calcext:value-type="float">
            <text:p>1664781</text:p>
          </table:table-cell>
          <table:table-cell office:value-type="float" office:value="1125904" calcext:value-type="float">
            <text:p>1125904</text:p>
          </table:table-cell>
          <table:table-cell office:value-type="float" office:value="1222634" calcext:value-type="float">
            <text:p>1222634</text:p>
          </table:table-cell>
          <table:table-cell office:value-type="float" office:value="1166807" calcext:value-type="float">
            <text:p>1166807</text:p>
          </table:table-cell>
          <table:table-cell office:value-type="float" office:value="1682182" calcext:value-type="float">
            <text:p>1682182</text:p>
          </table:table-cell>
          <table:table-cell office:value-type="float" office:value="5" calcext:value-type="float">
            <text:p>5</text:p>
          </table:table-cell>
          <table:table-cell office:value-type="float" office:value="0.824291208301927" calcext:value-type="float">
            <text:p>0.824291208301927</text:p>
          </table:table-cell>
          <table:table-cell office:value-type="float" office:value="0.988300560510225" calcext:value-type="float">
            <text:p>0.988300560510225</text:p>
          </table:table-cell>
          <table:table-cell office:value-type="float" office:value="0.992286919628014" calcext:value-type="float">
            <text:p>0.992286919628014</text:p>
          </table:table-cell>
          <table:table-cell office:value-type="float" office:value="0.671091159712214" calcext:value-type="float">
            <text:p>0.671091159712214</text:p>
          </table:table-cell>
          <table:table-cell office:value-type="float" office:value="0.72874673947653" calcext:value-type="float">
            <text:p>0.72874673947653</text:p>
          </table:table-cell>
          <table:table-cell office:value-type="float" office:value="0.695471250471026" calcext:value-type="float">
            <text:p>0.695471250471026</text:p>
          </table:table-cell>
          <table:table-cell office:value-type="float" office:value="1.0026587251018" calcext:value-type="float">
            <text:p>1.0026587251018</text:p>
          </table:table-cell>
          <table:table-cell office:value-type="float" office:value="-115.781768057557" calcext:value-type="float">
            <text:p>-115.781768057557</text:p>
          </table:table-cell>
          <table:table-cell office:value-type="float" office:value="-104.250652104694" calcext:value-type="float">
            <text:p>-104.250652104694</text:p>
          </table:table-cell>
          <table:table-cell office:value-type="float" office:value="-110.905749905795" calcext:value-type="float">
            <text:p>-110.905749905795</text:p>
          </table:table-cell>
        </table:table-row>
        <table:table-row table:style-name="ro1">
          <table:table-cell office:value-type="string" calcext:value-type="string">
            <text:p>2019-11-12 12:10:56</text:p>
          </table:table-cell>
          <table:table-cell office:value-type="float" office:value="26.9545301083708" calcext:value-type="float">
            <text:p>26.9545301083708</text:p>
          </table:table-cell>
          <table:table-cell office:value-type="float" office:value="74.0117179181909" calcext:value-type="float">
            <text:p>74.0117179181909</text:p>
          </table:table-cell>
          <table:table-cell office:value-type="float" office:value="980.691792195675" calcext:value-type="float">
            <text:p>980.69179219567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1582" calcext:value-type="float">
            <text:p>1381582</text:p>
          </table:table-cell>
          <table:table-cell office:value-type="float" office:value="1654678" calcext:value-type="float">
            <text:p>1654678</text:p>
          </table:table-cell>
          <table:table-cell office:value-type="float" office:value="1663826" calcext:value-type="float">
            <text:p>1663826</text:p>
          </table:table-cell>
          <table:table-cell office:value-type="float" office:value="1127135" calcext:value-type="float">
            <text:p>1127135</text:p>
          </table:table-cell>
          <table:table-cell office:value-type="float" office:value="1218315" calcext:value-type="float">
            <text:p>1218315</text:p>
          </table:table-cell>
          <table:table-cell office:value-type="float" office:value="1146446" calcext:value-type="float">
            <text:p>1146446</text:p>
          </table:table-cell>
          <table:table-cell office:value-type="float" office:value="1679335" calcext:value-type="float">
            <text:p>1679335</text:p>
          </table:table-cell>
          <table:table-cell office:value-type="float" office:value="5" calcext:value-type="float">
            <text:p>5</text:p>
          </table:table-cell>
          <table:table-cell office:value-type="float" office:value="0.823487141548054" calcext:value-type="float">
            <text:p>0.823487141548054</text:p>
          </table:table-cell>
          <table:table-cell office:value-type="float" office:value="0.986265061648495" calcext:value-type="float">
            <text:p>0.986265061648495</text:p>
          </table:table-cell>
          <table:table-cell office:value-type="float" office:value="0.991717695202553" calcext:value-type="float">
            <text:p>0.991717695202553</text:p>
          </table:table-cell>
          <table:table-cell office:value-type="float" office:value="0.671824892976867" calcext:value-type="float">
            <text:p>0.671824892976867</text:p>
          </table:table-cell>
          <table:table-cell office:value-type="float" office:value="0.726172414561798" calcext:value-type="float">
            <text:p>0.726172414561798</text:p>
          </table:table-cell>
          <table:table-cell office:value-type="float" office:value="0.683335147301572" calcext:value-type="float">
            <text:p>0.683335147301572</text:p>
          </table:table-cell>
          <table:table-cell office:value-type="float" office:value="1.00096178066275" calcext:value-type="float">
            <text:p>1.00096178066275</text:p>
          </table:table-cell>
          <table:table-cell office:value-type="float" office:value="-115.635021404627" calcext:value-type="float">
            <text:p>-115.635021404627</text:p>
          </table:table-cell>
          <table:table-cell office:value-type="float" office:value="-104.76551708764" calcext:value-type="float">
            <text:p>-104.76551708764</text:p>
          </table:table-cell>
          <table:table-cell office:value-type="float" office:value="-113.332970539686" calcext:value-type="float">
            <text:p>-113.332970539686</text:p>
          </table:table-cell>
        </table:table-row>
        <table:table-row table:style-name="ro1">
          <table:table-cell office:value-type="string" calcext:value-type="string">
            <text:p>2019-11-12 12:10:57</text:p>
          </table:table-cell>
          <table:table-cell office:value-type="float" office:value="26.9444218710996" calcext:value-type="float">
            <text:p>26.9444218710996</text:p>
          </table:table-cell>
          <table:table-cell office:value-type="float" office:value="74.0377628588867" calcext:value-type="float">
            <text:p>74.0377628588867</text:p>
          </table:table-cell>
          <table:table-cell office:value-type="float" office:value="980.729954851757" calcext:value-type="float">
            <text:p>980.72995485175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8492" calcext:value-type="float">
            <text:p>1368492</text:p>
          </table:table-cell>
          <table:table-cell office:value-type="float" office:value="1654399" calcext:value-type="float">
            <text:p>1654399</text:p>
          </table:table-cell>
          <table:table-cell office:value-type="float" office:value="1662984" calcext:value-type="float">
            <text:p>1662984</text:p>
          </table:table-cell>
          <table:table-cell office:value-type="float" office:value="1330752" calcext:value-type="float">
            <text:p>1330752</text:p>
          </table:table-cell>
          <table:table-cell office:value-type="float" office:value="1144288" calcext:value-type="float">
            <text:p>1144288</text:p>
          </table:table-cell>
          <table:table-cell office:value-type="float" office:value="1084722" calcext:value-type="float">
            <text:p>1084722</text:p>
          </table:table-cell>
          <table:table-cell office:value-type="float" office:value="1679371" calcext:value-type="float">
            <text:p>1679371</text:p>
          </table:table-cell>
          <table:table-cell office:value-type="float" office:value="5" calcext:value-type="float">
            <text:p>5</text:p>
          </table:table-cell>
          <table:table-cell office:value-type="float" office:value="0.815684892616855" calcext:value-type="float">
            <text:p>0.815684892616855</text:p>
          </table:table-cell>
          <table:table-cell office:value-type="float" office:value="0.986098764669748" calcext:value-type="float">
            <text:p>0.986098764669748</text:p>
          </table:table-cell>
          <table:table-cell office:value-type="float" office:value="0.991215824033716" calcext:value-type="float">
            <text:p>0.991215824033716</text:p>
          </table:table-cell>
          <table:table-cell office:value-type="float" office:value="0.793190096997034" calcext:value-type="float">
            <text:p>0.793190096997034</text:p>
          </table:table-cell>
          <table:table-cell office:value-type="float" office:value="0.682048878913984" calcext:value-type="float">
            <text:p>0.682048878913984</text:p>
          </table:table-cell>
          <table:table-cell office:value-type="float" office:value="0.646544771974656" calcext:value-type="float">
            <text:p>0.646544771974656</text:p>
          </table:table-cell>
          <table:table-cell office:value-type="float" office:value="1.00098323833743" calcext:value-type="float">
            <text:p>1.00098323833743</text:p>
          </table:table-cell>
          <table:table-cell office:value-type="float" office:value="-91.3619806005931" calcext:value-type="float">
            <text:p>-91.3619806005931</text:p>
          </table:table-cell>
          <table:table-cell office:value-type="float" office:value="-113.590224217203" calcext:value-type="float">
            <text:p>-113.590224217203</text:p>
          </table:table-cell>
          <table:table-cell office:value-type="float" office:value="-120.691045605069" calcext:value-type="float">
            <text:p>-120.691045605069</text:p>
          </table:table-cell>
        </table:table-row>
        <table:table-row table:style-name="ro1">
          <table:table-cell office:value-type="string" calcext:value-type="string">
            <text:p>2019-11-12 12:10:58</text:p>
          </table:table-cell>
          <table:table-cell office:value-type="float" office:value="26.9444218710996" calcext:value-type="float">
            <text:p>26.9444218710996</text:p>
          </table:table-cell>
          <table:table-cell office:value-type="float" office:value="74.0699773257103" calcext:value-type="float">
            <text:p>74.0699773257103</text:p>
          </table:table-cell>
          <table:table-cell office:value-type="float" office:value="980.674804856489" calcext:value-type="float">
            <text:p>980.67480485648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5236" calcext:value-type="float">
            <text:p>1385236</text:p>
          </table:table-cell>
          <table:table-cell office:value-type="float" office:value="1653964" calcext:value-type="float">
            <text:p>1653964</text:p>
          </table:table-cell>
          <table:table-cell office:value-type="float" office:value="1665096" calcext:value-type="float">
            <text:p>1665096</text:p>
          </table:table-cell>
          <table:table-cell office:value-type="float" office:value="1311655" calcext:value-type="float">
            <text:p>1311655</text:p>
          </table:table-cell>
          <table:table-cell office:value-type="float" office:value="1320996" calcext:value-type="float">
            <text:p>1320996</text:p>
          </table:table-cell>
          <table:table-cell office:value-type="float" office:value="940491" calcext:value-type="float">
            <text:p>940491</text:p>
          </table:table-cell>
          <table:table-cell office:value-type="float" office:value="1682570" calcext:value-type="float">
            <text:p>1682570</text:p>
          </table:table-cell>
          <table:table-cell office:value-type="float" office:value="5" calcext:value-type="float">
            <text:p>5</text:p>
          </table:table-cell>
          <table:table-cell office:value-type="float" office:value="0.82566509552778" calcext:value-type="float">
            <text:p>0.82566509552778</text:p>
          </table:table-cell>
          <table:table-cell office:value-type="float" office:value="0.985839484434066" calcext:value-type="float">
            <text:p>0.985839484434066</text:p>
          </table:table-cell>
          <table:table-cell office:value-type="float" office:value="0.992474674281439" calcext:value-type="float">
            <text:p>0.992474674281439</text:p>
          </table:table-cell>
          <table:table-cell office:value-type="float" office:value="0.781807396627354" calcext:value-type="float">
            <text:p>0.781807396627354</text:p>
          </table:table-cell>
          <table:table-cell office:value-type="float" office:value="0.787375067159542" calcext:value-type="float">
            <text:p>0.787375067159542</text:p>
          </table:table-cell>
          <table:table-cell office:value-type="float" office:value="0.560576386520432" calcext:value-type="float">
            <text:p>0.560576386520432</text:p>
          </table:table-cell>
          <table:table-cell office:value-type="float" office:value="1.00288999115109" calcext:value-type="float">
            <text:p>1.00288999115109</text:p>
          </table:table-cell>
          <table:table-cell office:value-type="float" office:value="-93.6385206745292" calcext:value-type="float">
            <text:p>-93.6385206745292</text:p>
          </table:table-cell>
          <table:table-cell office:value-type="float" office:value="-92.5249865680917" calcext:value-type="float">
            <text:p>-92.5249865680917</text:p>
          </table:table-cell>
          <table:table-cell office:value-type="float" office:value="-137.884722695914" calcext:value-type="float">
            <text:p>-137.884722695914</text:p>
          </table:table-cell>
        </table:table-row>
        <table:table-row table:style-name="ro1">
          <table:table-cell office:value-type="string" calcext:value-type="string">
            <text:p>2019-11-12 12:11:00</text:p>
          </table:table-cell>
          <table:table-cell office:value-type="float" office:value="26.9292595173756" calcext:value-type="float">
            <text:p>26.9292595173756</text:p>
          </table:table-cell>
          <table:table-cell office:value-type="float" office:value="74.1224625469872" calcext:value-type="float">
            <text:p>74.1224625469872</text:p>
          </table:table-cell>
          <table:table-cell office:value-type="float" office:value="980.649324115832" calcext:value-type="float">
            <text:p>980.64932411583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7259" calcext:value-type="float">
            <text:p>1357259</text:p>
          </table:table-cell>
          <table:table-cell office:value-type="float" office:value="1653035" calcext:value-type="float">
            <text:p>1653035</text:p>
          </table:table-cell>
          <table:table-cell office:value-type="float" office:value="1662010" calcext:value-type="float">
            <text:p>1662010</text:p>
          </table:table-cell>
          <table:table-cell office:value-type="float" office:value="1152785" calcext:value-type="float">
            <text:p>1152785</text:p>
          </table:table-cell>
          <table:table-cell office:value-type="float" office:value="1364779" calcext:value-type="float">
            <text:p>1364779</text:p>
          </table:table-cell>
          <table:table-cell office:value-type="float" office:value="1058756" calcext:value-type="float">
            <text:p>1058756</text:p>
          </table:table-cell>
          <table:table-cell office:value-type="float" office:value="1680670" calcext:value-type="float">
            <text:p>1680670</text:p>
          </table:table-cell>
          <table:table-cell office:value-type="float" office:value="5" calcext:value-type="float">
            <text:p>5</text:p>
          </table:table-cell>
          <table:table-cell office:value-type="float" office:value="0.808989502071083" calcext:value-type="float">
            <text:p>0.808989502071083</text:p>
          </table:table-cell>
          <table:table-cell office:value-type="float" office:value="0.985285757218093" calcext:value-type="float">
            <text:p>0.985285757218093</text:p>
          </table:table-cell>
          <table:table-cell office:value-type="float" office:value="0.990635274724397" calcext:value-type="float">
            <text:p>0.990635274724397</text:p>
          </table:table-cell>
          <table:table-cell office:value-type="float" office:value="0.687113486184297" calcext:value-type="float">
            <text:p>0.687113486184297</text:p>
          </table:table-cell>
          <table:table-cell office:value-type="float" office:value="0.81347177189252" calcext:value-type="float">
            <text:p>0.81347177189252</text:p>
          </table:table-cell>
          <table:table-cell office:value-type="float" office:value="0.631067828067282" calcext:value-type="float">
            <text:p>0.631067828067282</text:p>
          </table:table-cell>
          <table:table-cell office:value-type="float" office:value="1.00175750276536" calcext:value-type="float">
            <text:p>1.00175750276536</text:p>
          </table:table-cell>
          <table:table-cell office:value-type="float" office:value="-112.577302763141" calcext:value-type="float">
            <text:p>-112.577302763141</text:p>
          </table:table-cell>
          <table:table-cell office:value-type="float" office:value="-87.3056456214959" calcext:value-type="float">
            <text:p>-87.3056456214959</text:p>
          </table:table-cell>
          <table:table-cell office:value-type="float" office:value="-123.786434386544" calcext:value-type="float">
            <text:p>-123.786434386544</text:p>
          </table:table-cell>
        </table:table-row>
        <table:table-row table:style-name="ro1">
          <table:table-cell office:value-type="string" calcext:value-type="string">
            <text:p>2019-11-12 12:11:01</text:p>
          </table:table-cell>
          <table:table-cell office:value-type="float" office:value="26.9343136349926" calcext:value-type="float">
            <text:p>26.9343136349926</text:p>
          </table:table-cell>
          <table:table-cell office:value-type="float" office:value="74.0691752863432" calcext:value-type="float">
            <text:p>74.0691752863432</text:p>
          </table:table-cell>
          <table:table-cell office:value-type="float" office:value="980.712966739371" calcext:value-type="float">
            <text:p>980.71296673937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9439" calcext:value-type="float">
            <text:p>1359439</text:p>
          </table:table-cell>
          <table:table-cell office:value-type="float" office:value="1653413" calcext:value-type="float">
            <text:p>1653413</text:p>
          </table:table-cell>
          <table:table-cell office:value-type="float" office:value="1662915" calcext:value-type="float">
            <text:p>1662915</text:p>
          </table:table-cell>
          <table:table-cell office:value-type="float" office:value="1386806" calcext:value-type="float">
            <text:p>1386806</text:p>
          </table:table-cell>
          <table:table-cell office:value-type="float" office:value="1140500" calcext:value-type="float">
            <text:p>1140500</text:p>
          </table:table-cell>
          <table:table-cell office:value-type="float" office:value="1048782" calcext:value-type="float">
            <text:p>1048782</text:p>
          </table:table-cell>
          <table:table-cell office:value-type="float" office:value="1679668" calcext:value-type="float">
            <text:p>1679668</text:p>
          </table:table-cell>
          <table:table-cell office:value-type="float" office:value="5" calcext:value-type="float">
            <text:p>5</text:p>
          </table:table-cell>
          <table:table-cell office:value-type="float" office:value="0.810288883482085" calcext:value-type="float">
            <text:p>0.810288883482085</text:p>
          </table:table-cell>
          <table:table-cell office:value-type="float" office:value="0.985511062802203" calcext:value-type="float">
            <text:p>0.985511062802203</text:p>
          </table:table-cell>
          <table:table-cell office:value-type="float" office:value="0.991174696823918" calcext:value-type="float">
            <text:p>0.991174696823918</text:p>
          </table:table-cell>
          <table:table-cell office:value-type="float" office:value="0.826600888562308" calcext:value-type="float">
            <text:p>0.826600888562308</text:p>
          </table:table-cell>
          <table:table-cell office:value-type="float" office:value="0.679791054700739" calcext:value-type="float">
            <text:p>0.679791054700739</text:p>
          </table:table-cell>
          <table:table-cell office:value-type="float" office:value="0.625122860088689" calcext:value-type="float">
            <text:p>0.625122860088689</text:p>
          </table:table-cell>
          <table:table-cell office:value-type="float" office:value="1.00116026415351" calcext:value-type="float">
            <text:p>1.00116026415351</text:p>
          </table:table-cell>
          <table:table-cell office:value-type="float" office:value="-84.6798222875383" calcext:value-type="float">
            <text:p>-84.6798222875383</text:p>
          </table:table-cell>
          <table:table-cell office:value-type="float" office:value="-114.041789059852" calcext:value-type="float">
            <text:p>-114.041789059852</text:p>
          </table:table-cell>
          <table:table-cell office:value-type="float" office:value="-124.975427982262" calcext:value-type="float">
            <text:p>-124.975427982262</text:p>
          </table:table-cell>
        </table:table-row>
        <table:table-row table:style-name="ro1">
          <table:table-cell office:value-type="string" calcext:value-type="string">
            <text:p>2019-11-12 12:11:02</text:p>
          </table:table-cell>
          <table:table-cell office:value-type="float" office:value="26.9343136349926" calcext:value-type="float">
            <text:p>26.9343136349926</text:p>
          </table:table-cell>
          <table:table-cell office:value-type="float" office:value="74.0476994880837" calcext:value-type="float">
            <text:p>74.0476994880837</text:p>
          </table:table-cell>
          <table:table-cell office:value-type="float" office:value="980.685392188895" calcext:value-type="float">
            <text:p>980.68539218889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7897" calcext:value-type="float">
            <text:p>1357897</text:p>
          </table:table-cell>
          <table:table-cell office:value-type="float" office:value="1654873" calcext:value-type="float">
            <text:p>1654873</text:p>
          </table:table-cell>
          <table:table-cell office:value-type="float" office:value="1666189" calcext:value-type="float">
            <text:p>1666189</text:p>
          </table:table-cell>
          <table:table-cell office:value-type="float" office:value="1393029" calcext:value-type="float">
            <text:p>1393029</text:p>
          </table:table-cell>
          <table:table-cell office:value-type="float" office:value="1145226" calcext:value-type="float">
            <text:p>1145226</text:p>
          </table:table-cell>
          <table:table-cell office:value-type="float" office:value="1062875" calcext:value-type="float">
            <text:p>1062875</text:p>
          </table:table-cell>
          <table:table-cell office:value-type="float" office:value="1681530" calcext:value-type="float">
            <text:p>1681530</text:p>
          </table:table-cell>
          <table:table-cell office:value-type="float" office:value="5" calcext:value-type="float">
            <text:p>5</text:p>
          </table:table-cell>
          <table:table-cell office:value-type="float" office:value="0.809369779750083" calcext:value-type="float">
            <text:p>0.809369779750083</text:p>
          </table:table-cell>
          <table:table-cell office:value-type="float" office:value="0.986381290719663" calcext:value-type="float">
            <text:p>0.986381290719663</text:p>
          </table:table-cell>
          <table:table-cell office:value-type="float" office:value="0.993126153126496" calcext:value-type="float">
            <text:p>0.993126153126496</text:p>
          </table:table-cell>
          <table:table-cell office:value-type="float" office:value="0.830310086048852" calcext:value-type="float">
            <text:p>0.830310086048852</text:p>
          </table:table-cell>
          <table:table-cell office:value-type="float" office:value="0.682607970548626" calcext:value-type="float">
            <text:p>0.682607970548626</text:p>
          </table:table-cell>
          <table:table-cell office:value-type="float" office:value="0.633522943678253" calcext:value-type="float">
            <text:p>0.633522943678253</text:p>
          </table:table-cell>
          <table:table-cell office:value-type="float" office:value="1.00227010277153" calcext:value-type="float">
            <text:p>1.00227010277153</text:p>
          </table:table-cell>
          <table:table-cell office:value-type="float" office:value="-83.9379827902297" calcext:value-type="float">
            <text:p>-83.9379827902297</text:p>
          </table:table-cell>
          <table:table-cell office:value-type="float" office:value="-113.478405890275" calcext:value-type="float">
            <text:p>-113.478405890275</text:p>
          </table:table-cell>
          <table:table-cell office:value-type="float" office:value="-123.295411264349" calcext:value-type="float">
            <text:p>-123.295411264349</text:p>
          </table:table-cell>
        </table:table-row>
        <table:table-row table:style-name="ro1">
          <table:table-cell office:value-type="string" calcext:value-type="string">
            <text:p>2019-11-12 12:11:03</text:p>
          </table:table-cell>
          <table:table-cell office:value-type="float" office:value="26.9393677529006" calcext:value-type="float">
            <text:p>26.9393677529006</text:p>
          </table:table-cell>
          <table:table-cell office:value-type="float" office:value="73.9729330568664" calcext:value-type="float">
            <text:p>73.9729330568664</text:p>
          </table:table-cell>
          <table:table-cell office:value-type="float" office:value="980.749035579094" calcext:value-type="float">
            <text:p>980.74903557909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8793" calcext:value-type="float">
            <text:p>1358793</text:p>
          </table:table-cell>
          <table:table-cell office:value-type="float" office:value="1654896" calcext:value-type="float">
            <text:p>1654896</text:p>
          </table:table-cell>
          <table:table-cell office:value-type="float" office:value="1664831" calcext:value-type="float">
            <text:p>1664831</text:p>
          </table:table-cell>
          <table:table-cell office:value-type="float" office:value="1387458" calcext:value-type="float">
            <text:p>1387458</text:p>
          </table:table-cell>
          <table:table-cell office:value-type="float" office:value="1140477" calcext:value-type="float">
            <text:p>1140477</text:p>
          </table:table-cell>
          <table:table-cell office:value-type="float" office:value="1050465" calcext:value-type="float">
            <text:p>1050465</text:p>
          </table:table-cell>
          <table:table-cell office:value-type="float" office:value="1680159" calcext:value-type="float">
            <text:p>1680159</text:p>
          </table:table-cell>
          <table:table-cell office:value-type="float" office:value="5" calcext:value-type="float">
            <text:p>5</text:p>
          </table:table-cell>
          <table:table-cell office:value-type="float" office:value="0.809903837430935" calcext:value-type="float">
            <text:p>0.809903837430935</text:p>
          </table:table-cell>
          <table:table-cell office:value-type="float" office:value="0.986394999789595" calcext:value-type="float">
            <text:p>0.986394999789595</text:p>
          </table:table-cell>
          <table:table-cell office:value-type="float" office:value="0.992316721953955" calcext:value-type="float">
            <text:p>0.992316721953955</text:p>
          </table:table-cell>
          <table:table-cell office:value-type="float" office:value="0.826989510892571" calcext:value-type="float">
            <text:p>0.826989510892571</text:p>
          </table:table-cell>
          <table:table-cell office:value-type="float" office:value="0.679777345630806" calcext:value-type="float">
            <text:p>0.679777345630806</text:p>
          </table:table-cell>
          <table:table-cell office:value-type="float" office:value="0.626126006379844" calcext:value-type="float">
            <text:p>0.626126006379844</text:p>
          </table:table-cell>
          <table:table-cell office:value-type="float" office:value="1.00145292299425" calcext:value-type="float">
            <text:p>1.00145292299425</text:p>
          </table:table-cell>
          <table:table-cell office:value-type="float" office:value="-84.6020978214857" calcext:value-type="float">
            <text:p>-84.6020978214857</text:p>
          </table:table-cell>
          <table:table-cell office:value-type="float" office:value="-114.044530873839" calcext:value-type="float">
            <text:p>-114.044530873839</text:p>
          </table:table-cell>
          <table:table-cell office:value-type="float" office:value="-124.774798724031" calcext:value-type="float">
            <text:p>-124.774798724031</text:p>
          </table:table-cell>
        </table:table-row>
        <table:table-row table:style-name="ro1">
          <table:table-cell office:value-type="string" calcext:value-type="string">
            <text:p>2019-11-12 12:11:05</text:p>
          </table:table-cell>
          <table:table-cell office:value-type="float" office:value="26.9343136349926" calcext:value-type="float">
            <text:p>26.9343136349926</text:p>
          </table:table-cell>
          <table:table-cell office:value-type="float" office:value="73.9081034407072" calcext:value-type="float">
            <text:p>73.9081034407072</text:p>
          </table:table-cell>
          <table:table-cell office:value-type="float" office:value="980.685392188895" calcext:value-type="float">
            <text:p>980.68539218889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4409" calcext:value-type="float">
            <text:p>1354409</text:p>
          </table:table-cell>
          <table:table-cell office:value-type="float" office:value="1652900" calcext:value-type="float">
            <text:p>1652900</text:p>
          </table:table-cell>
          <table:table-cell office:value-type="float" office:value="1661256" calcext:value-type="float">
            <text:p>1661256</text:p>
          </table:table-cell>
          <table:table-cell office:value-type="float" office:value="1118447" calcext:value-type="float">
            <text:p>1118447</text:p>
          </table:table-cell>
          <table:table-cell office:value-type="float" office:value="1327188" calcext:value-type="float">
            <text:p>1327188</text:p>
          </table:table-cell>
          <table:table-cell office:value-type="float" office:value="1159510" calcext:value-type="float">
            <text:p>1159510</text:p>
          </table:table-cell>
          <table:table-cell office:value-type="float" office:value="1679927" calcext:value-type="float">
            <text:p>1679927</text:p>
          </table:table-cell>
          <table:table-cell office:value-type="float" office:value="5" calcext:value-type="float">
            <text:p>5</text:p>
          </table:table-cell>
          <table:table-cell office:value-type="float" office:value="0.807290769492479" calcext:value-type="float">
            <text:p>0.807290769492479</text:p>
          </table:table-cell>
          <table:table-cell office:value-type="float" office:value="0.985205290938054" calcext:value-type="float">
            <text:p>0.985205290938054</text:p>
          </table:table-cell>
          <table:table-cell office:value-type="float" office:value="0.990185855649215" calcext:value-type="float">
            <text:p>0.990185855649215</text:p>
          </table:table-cell>
          <table:table-cell office:value-type="float" office:value="0.666646440821462" calcext:value-type="float">
            <text:p>0.666646440821462</text:p>
          </table:table-cell>
          <table:table-cell office:value-type="float" office:value="0.791065787204002" calcext:value-type="float">
            <text:p>0.791065787204002</text:p>
          </table:table-cell>
          <table:table-cell office:value-type="float" office:value="0.691121899023282" calcext:value-type="float">
            <text:p>0.691121899023282</text:p>
          </table:table-cell>
          <table:table-cell office:value-type="float" office:value="1.00131464020188" calcext:value-type="float">
            <text:p>1.00131464020188</text:p>
          </table:table-cell>
          <table:table-cell office:value-type="float" office:value="-116.670711835708" calcext:value-type="float">
            <text:p>-116.670711835708</text:p>
          </table:table-cell>
          <table:table-cell office:value-type="float" office:value="-91.7868425591997" calcext:value-type="float">
            <text:p>-91.7868425591997</text:p>
          </table:table-cell>
          <table:table-cell office:value-type="float" office:value="-111.775620195344" calcext:value-type="float">
            <text:p>-111.775620195344</text:p>
          </table:table-cell>
        </table:table-row>
        <table:table-row table:style-name="ro1">
          <table:table-cell office:value-type="string" calcext:value-type="string">
            <text:p>2019-11-12 12:11:06</text:p>
          </table:table-cell>
          <table:table-cell office:value-type="float" office:value="26.9393677529006" calcext:value-type="float">
            <text:p>26.9393677529006</text:p>
          </table:table-cell>
          <table:table-cell office:value-type="float" office:value="73.9514563992739" calcext:value-type="float">
            <text:p>73.9514563992739</text:p>
          </table:table-cell>
          <table:table-cell office:value-type="float" office:value="980.749035579094" calcext:value-type="float">
            <text:p>980.74903557909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1885" calcext:value-type="float">
            <text:p>1381885</text:p>
          </table:table-cell>
          <table:table-cell office:value-type="float" office:value="1654459" calcext:value-type="float">
            <text:p>1654459</text:p>
          </table:table-cell>
          <table:table-cell office:value-type="float" office:value="1663139" calcext:value-type="float">
            <text:p>1663139</text:p>
          </table:table-cell>
          <table:table-cell office:value-type="float" office:value="1116084" calcext:value-type="float">
            <text:p>1116084</text:p>
          </table:table-cell>
          <table:table-cell office:value-type="float" office:value="1231334" calcext:value-type="float">
            <text:p>1231334</text:p>
          </table:table-cell>
          <table:table-cell office:value-type="float" office:value="1150482" calcext:value-type="float">
            <text:p>1150482</text:p>
          </table:table-cell>
          <table:table-cell office:value-type="float" office:value="1679313" calcext:value-type="float">
            <text:p>1679313</text:p>
          </table:table-cell>
          <table:table-cell office:value-type="float" office:value="5" calcext:value-type="float">
            <text:p>5</text:p>
          </table:table-cell>
          <table:table-cell office:value-type="float" office:value="0.823667743643253" calcext:value-type="float">
            <text:p>0.823667743643253</text:p>
          </table:table-cell>
          <table:table-cell office:value-type="float" office:value="0.986134527460876" calcext:value-type="float">
            <text:p>0.986134527460876</text:p>
          </table:table-cell>
          <table:table-cell office:value-type="float" office:value="0.991308211244132" calcext:value-type="float">
            <text:p>0.991308211244132</text:p>
          </table:table-cell>
          <table:table-cell office:value-type="float" office:value="0.665237982897518" calcext:value-type="float">
            <text:p>0.665237982897518</text:p>
          </table:table-cell>
          <table:table-cell office:value-type="float" office:value="0.733932344190162" calcext:value-type="float">
            <text:p>0.733932344190162</text:p>
          </table:table-cell>
          <table:table-cell office:value-type="float" office:value="0.685740791051482" calcext:value-type="float">
            <text:p>0.685740791051482</text:p>
          </table:table-cell>
          <table:table-cell office:value-type="float" office:value="1.00094866763934" calcext:value-type="float">
            <text:p>1.00094866763934</text:p>
          </table:table-cell>
          <table:table-cell office:value-type="float" office:value="-116.952403420496" calcext:value-type="float">
            <text:p>-116.952403420496</text:p>
          </table:table-cell>
          <table:table-cell office:value-type="float" office:value="-103.213531161968" calcext:value-type="float">
            <text:p>-103.213531161968</text:p>
          </table:table-cell>
          <table:table-cell office:value-type="float" office:value="-112.851841789704" calcext:value-type="float">
            <text:p>-112.851841789704</text:p>
          </table:table-cell>
        </table:table-row>
        <table:table-row table:style-name="ro1">
          <table:table-cell office:value-type="string" calcext:value-type="string">
            <text:p>2019-11-12 12:11:07</text:p>
          </table:table-cell>
          <table:table-cell office:value-type="float" office:value="26.9444218710996" calcext:value-type="float">
            <text:p>26.9444218710996</text:p>
          </table:table-cell>
          <table:table-cell office:value-type="float" office:value="73.9196404945774" calcext:value-type="float">
            <text:p>73.9196404945774</text:p>
          </table:table-cell>
          <table:table-cell office:value-type="float" office:value="980.674804856489" calcext:value-type="float">
            <text:p>980.67480485648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9925" calcext:value-type="float">
            <text:p>1369925</text:p>
          </table:table-cell>
          <table:table-cell office:value-type="float" office:value="1650894" calcext:value-type="float">
            <text:p>1650894</text:p>
          </table:table-cell>
          <table:table-cell office:value-type="float" office:value="1664311" calcext:value-type="float">
            <text:p>1664311</text:p>
          </table:table-cell>
          <table:table-cell office:value-type="float" office:value="1342911" calcext:value-type="float">
            <text:p>1342911</text:p>
          </table:table-cell>
          <table:table-cell office:value-type="float" office:value="1256833" calcext:value-type="float">
            <text:p>1256833</text:p>
          </table:table-cell>
          <table:table-cell office:value-type="float" office:value="939835" calcext:value-type="float">
            <text:p>939835</text:p>
          </table:table-cell>
          <table:table-cell office:value-type="float" office:value="1679705" calcext:value-type="float">
            <text:p>1679705</text:p>
          </table:table-cell>
          <table:table-cell office:value-type="float" office:value="5" calcext:value-type="float">
            <text:p>5</text:p>
          </table:table-cell>
          <table:table-cell office:value-type="float" office:value="0.816539027278307" calcext:value-type="float">
            <text:p>0.816539027278307</text:p>
          </table:table-cell>
          <table:table-cell office:value-type="float" office:value="0.984009621621325" calcext:value-type="float">
            <text:p>0.984009621621325</text:p>
          </table:table-cell>
          <table:table-cell office:value-type="float" office:value="0.992006777764175" calcext:value-type="float">
            <text:p>0.992006777764175</text:p>
          </table:table-cell>
          <table:table-cell office:value-type="float" office:value="0.800437426619223" calcext:value-type="float">
            <text:p>0.800437426619223</text:p>
          </table:table-cell>
          <table:table-cell office:value-type="float" office:value="0.749130934373252" calcext:value-type="float">
            <text:p>0.749130934373252</text:p>
          </table:table-cell>
          <table:table-cell office:value-type="float" office:value="0.560185380004094" calcext:value-type="float">
            <text:p>0.560185380004094</text:p>
          </table:table-cell>
          <table:table-cell office:value-type="float" office:value="1.00118231787471" calcext:value-type="float">
            <text:p>1.00118231787471</text:p>
          </table:table-cell>
          <table:table-cell office:value-type="float" office:value="-89.9125146761554" calcext:value-type="float">
            <text:p>-89.9125146761554</text:p>
          </table:table-cell>
          <table:table-cell office:value-type="float" office:value="-100.17381312535" calcext:value-type="float">
            <text:p>-100.17381312535</text:p>
          </table:table-cell>
          <table:table-cell office:value-type="float" office:value="-137.962923999181" calcext:value-type="float">
            <text:p>-137.962923999181</text:p>
          </table:table-cell>
        </table:table-row>
        <table:table-row table:style-name="ro1">
          <table:table-cell office:value-type="string" calcext:value-type="string">
            <text:p>2019-11-12 12:11:08</text:p>
          </table:table-cell>
          <table:table-cell office:value-type="float" office:value="26.9343136349926" calcext:value-type="float">
            <text:p>26.9343136349926</text:p>
          </table:table-cell>
          <table:table-cell office:value-type="float" office:value="73.881257379549" calcext:value-type="float">
            <text:p>73.881257379549</text:p>
          </table:table-cell>
          <table:table-cell office:value-type="float" office:value="980.657817660299" calcext:value-type="float">
            <text:p>980.65781766029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5288" calcext:value-type="float">
            <text:p>1365288</text:p>
          </table:table-cell>
          <table:table-cell office:value-type="float" office:value="1653534" calcext:value-type="float">
            <text:p>1653534</text:p>
          </table:table-cell>
          <table:table-cell office:value-type="float" office:value="1662159" calcext:value-type="float">
            <text:p>1662159</text:p>
          </table:table-cell>
          <table:table-cell office:value-type="float" office:value="1196208" calcext:value-type="float">
            <text:p>1196208</text:p>
          </table:table-cell>
          <table:table-cell office:value-type="float" office:value="1384494" calcext:value-type="float">
            <text:p>1384494</text:p>
          </table:table-cell>
          <table:table-cell office:value-type="float" office:value="985349" calcext:value-type="float">
            <text:p>985349</text:p>
          </table:table-cell>
          <table:table-cell office:value-type="float" office:value="1680257" calcext:value-type="float">
            <text:p>1680257</text:p>
          </table:table-cell>
          <table:table-cell office:value-type="float" office:value="5" calcext:value-type="float">
            <text:p>5</text:p>
          </table:table-cell>
          <table:table-cell office:value-type="float" office:value="0.813775159570594" calcext:value-type="float">
            <text:p>0.813775159570594</text:p>
          </table:table-cell>
          <table:table-cell office:value-type="float" office:value="0.985583184430979" calcext:value-type="float">
            <text:p>0.985583184430979</text:p>
          </table:table-cell>
          <table:table-cell office:value-type="float" office:value="0.9907240856557" calcext:value-type="float">
            <text:p>0.9907240856557</text:p>
          </table:table-cell>
          <table:table-cell office:value-type="float" office:value="0.712995614170505" calcext:value-type="float">
            <text:p>0.712995614170505</text:p>
          </table:table-cell>
          <table:table-cell office:value-type="float" office:value="0.825222829010824" calcext:value-type="float">
            <text:p>0.825222829010824</text:p>
          </table:table-cell>
          <table:table-cell office:value-type="float" office:value="0.587313841261129" calcext:value-type="float">
            <text:p>0.587313841261129</text:p>
          </table:table-cell>
          <table:table-cell office:value-type="float" office:value="1.00151133555309" calcext:value-type="float">
            <text:p>1.00151133555309</text:p>
          </table:table-cell>
          <table:table-cell office:value-type="float" office:value="-107.400877165899" calcext:value-type="float">
            <text:p>-107.400877165899</text:p>
          </table:table-cell>
          <table:table-cell office:value-type="float" office:value="-84.9554341978352" calcext:value-type="float">
            <text:p>-84.9554341978352</text:p>
          </table:table-cell>
          <table:table-cell office:value-type="float" office:value="-132.537231747774" calcext:value-type="float">
            <text:p>-132.537231747774</text:p>
          </table:table-cell>
        </table:table-row>
        <table:table-row table:style-name="ro1">
          <table:table-cell office:value-type="string" calcext:value-type="string">
            <text:p>2019-11-12 12:11:10</text:p>
          </table:table-cell>
          <table:table-cell office:value-type="float" office:value="26.9292595173756" calcext:value-type="float">
            <text:p>26.9292595173756</text:p>
          </table:table-cell>
          <table:table-cell office:value-type="float" office:value="73.8808584390763" calcext:value-type="float">
            <text:p>73.8808584390763</text:p>
          </table:table-cell>
          <table:table-cell office:value-type="float" office:value="980.704472736809" calcext:value-type="float">
            <text:p>980.70447273680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8401" calcext:value-type="float">
            <text:p>1358401</text:p>
          </table:table-cell>
          <table:table-cell office:value-type="float" office:value="1653193" calcext:value-type="float">
            <text:p>1653193</text:p>
          </table:table-cell>
          <table:table-cell office:value-type="float" office:value="1662687" calcext:value-type="float">
            <text:p>1662687</text:p>
          </table:table-cell>
          <table:table-cell office:value-type="float" office:value="1115586" calcext:value-type="float">
            <text:p>1115586</text:p>
          </table:table-cell>
          <table:table-cell office:value-type="float" office:value="1312324" calcext:value-type="float">
            <text:p>1312324</text:p>
          </table:table-cell>
          <table:table-cell office:value-type="float" office:value="1180607" calcext:value-type="float">
            <text:p>1180607</text:p>
          </table:table-cell>
          <table:table-cell office:value-type="float" office:value="1679870" calcext:value-type="float">
            <text:p>1679870</text:p>
          </table:table-cell>
          <table:table-cell office:value-type="float" office:value="5" calcext:value-type="float">
            <text:p>5</text:p>
          </table:table-cell>
          <table:table-cell office:value-type="float" office:value="0.809670187195562" calcext:value-type="float">
            <text:p>0.809670187195562</text:p>
          </table:table-cell>
          <table:table-cell office:value-type="float" office:value="0.985379932568065" calcext:value-type="float">
            <text:p>0.985379932568065</text:p>
          </table:table-cell>
          <table:table-cell office:value-type="float" office:value="0.99103879821763" calcext:value-type="float">
            <text:p>0.99103879821763</text:p>
          </table:table-cell>
          <table:table-cell office:value-type="float" office:value="0.664941151731152" calcext:value-type="float">
            <text:p>0.664941151731152</text:p>
          </table:table-cell>
          <table:table-cell office:value-type="float" office:value="0.782206151748437" calcext:value-type="float">
            <text:p>0.782206151748437</text:p>
          </table:table-cell>
          <table:table-cell office:value-type="float" office:value="0.703696692430579" calcext:value-type="float">
            <text:p>0.703696692430579</text:p>
          </table:table-cell>
          <table:table-cell office:value-type="float" office:value="1.00128066555031" calcext:value-type="float">
            <text:p>1.00128066555031</text:p>
          </table:table-cell>
          <table:table-cell office:value-type="float" office:value="-117.01176965377" calcext:value-type="float">
            <text:p>-117.01176965377</text:p>
          </table:table-cell>
          <table:table-cell office:value-type="float" office:value="-93.5587696503126" calcext:value-type="float">
            <text:p>-93.5587696503126</text:p>
          </table:table-cell>
          <table:table-cell office:value-type="float" office:value="-109.260661513884" calcext:value-type="float">
            <text:p>-109.260661513884</text:p>
          </table:table-cell>
        </table:table-row>
        <table:table-row table:style-name="ro1">
          <table:table-cell office:value-type="string" calcext:value-type="string">
            <text:p>2019-11-12 12:11:11</text:p>
          </table:table-cell>
          <table:table-cell office:value-type="float" office:value="26.9393677529006" calcext:value-type="float">
            <text:p>26.9393677529006</text:p>
          </table:table-cell>
          <table:table-cell office:value-type="float" office:value="73.7581602801445" calcext:value-type="float">
            <text:p>73.7581602801445</text:p>
          </table:table-cell>
          <table:table-cell office:value-type="float" office:value="980.666311240518" calcext:value-type="float">
            <text:p>980.66631124051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6914" calcext:value-type="float">
            <text:p>1376914</text:p>
          </table:table-cell>
          <table:table-cell office:value-type="float" office:value="1654904" calcext:value-type="float">
            <text:p>1654904</text:p>
          </table:table-cell>
          <table:table-cell office:value-type="float" office:value="1663213" calcext:value-type="float">
            <text:p>1663213</text:p>
          </table:table-cell>
          <table:table-cell office:value-type="float" office:value="1259136" calcext:value-type="float">
            <text:p>1259136</text:p>
          </table:table-cell>
          <table:table-cell office:value-type="float" office:value="1152837" calcext:value-type="float">
            <text:p>1152837</text:p>
          </table:table-cell>
          <table:table-cell office:value-type="float" office:value="1104319" calcext:value-type="float">
            <text:p>1104319</text:p>
          </table:table-cell>
          <table:table-cell office:value-type="float" office:value="1678356" calcext:value-type="float">
            <text:p>1678356</text:p>
          </table:table-cell>
          <table:table-cell office:value-type="float" office:value="5" calcext:value-type="float">
            <text:p>5</text:p>
          </table:table-cell>
          <table:table-cell office:value-type="float" office:value="0.820704796398258" calcext:value-type="float">
            <text:p>0.820704796398258</text:p>
          </table:table-cell>
          <table:table-cell office:value-type="float" office:value="0.986399768161746" calcext:value-type="float">
            <text:p>0.986399768161746</text:p>
          </table:table-cell>
          <table:table-cell office:value-type="float" office:value="0.991352318686523" calcext:value-type="float">
            <text:p>0.991352318686523</text:p>
          </table:table-cell>
          <table:table-cell office:value-type="float" office:value="0.750503629506067" calcext:value-type="float">
            <text:p>0.750503629506067</text:p>
          </table:table-cell>
          <table:table-cell office:value-type="float" office:value="0.687144480603275" calcext:value-type="float">
            <text:p>0.687144480603275</text:p>
          </table:table-cell>
          <table:table-cell office:value-type="float" office:value="0.65822549560374" calcext:value-type="float">
            <text:p>0.65822549560374</text:p>
          </table:table-cell>
          <table:table-cell office:value-type="float" office:value="1.00037825112084" calcext:value-type="float">
            <text:p>1.00037825112084</text:p>
          </table:table-cell>
          <table:table-cell office:value-type="float" office:value="-99.8992740987866" calcext:value-type="float">
            <text:p>-99.8992740987866</text:p>
          </table:table-cell>
          <table:table-cell office:value-type="float" office:value="-112.571103879345" calcext:value-type="float">
            <text:p>-112.571103879345</text:p>
          </table:table-cell>
          <table:table-cell office:value-type="float" office:value="-118.354900879252" calcext:value-type="float">
            <text:p>-118.354900879252</text:p>
          </table:table-cell>
        </table:table-row>
        <table:table-row table:style-name="ro1">
          <table:table-cell office:value-type="string" calcext:value-type="string">
            <text:p>2019-11-12 12:11:12</text:p>
          </table:table-cell>
          <table:table-cell office:value-type="float" office:value="26.9393677529006" calcext:value-type="float">
            <text:p>26.9393677529006</text:p>
          </table:table-cell>
          <table:table-cell office:value-type="float" office:value="73.7366822445971" calcext:value-type="float">
            <text:p>73.7366822445971</text:p>
          </table:table-cell>
          <table:table-cell office:value-type="float" office:value="980.666311240518" calcext:value-type="float">
            <text:p>980.66631124051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2068" calcext:value-type="float">
            <text:p>1362068</text:p>
          </table:table-cell>
          <table:table-cell office:value-type="float" office:value="1654886" calcext:value-type="float">
            <text:p>1654886</text:p>
          </table:table-cell>
          <table:table-cell office:value-type="float" office:value="1664251" calcext:value-type="float">
            <text:p>1664251</text:p>
          </table:table-cell>
          <table:table-cell office:value-type="float" office:value="1222746" calcext:value-type="float">
            <text:p>1222746</text:p>
          </table:table-cell>
          <table:table-cell office:value-type="float" office:value="1404152" calcext:value-type="float">
            <text:p>1404152</text:p>
          </table:table-cell>
          <table:table-cell office:value-type="float" office:value="953455" calcext:value-type="float">
            <text:p>953455</text:p>
          </table:table-cell>
          <table:table-cell office:value-type="float" office:value="1678724" calcext:value-type="float">
            <text:p>1678724</text:p>
          </table:table-cell>
          <table:table-cell office:value-type="float" office:value="5" calcext:value-type="float">
            <text:p>5</text:p>
          </table:table-cell>
          <table:table-cell office:value-type="float" office:value="0.811855889780031" calcext:value-type="float">
            <text:p>0.811855889780031</text:p>
          </table:table-cell>
          <table:table-cell office:value-type="float" office:value="0.986389039324408" calcext:value-type="float">
            <text:p>0.986389039324408</text:p>
          </table:table-cell>
          <table:table-cell office:value-type="float" office:value="0.991971014973046" calcext:value-type="float">
            <text:p>0.991971014973046</text:p>
          </table:table-cell>
          <table:table-cell office:value-type="float" office:value="0.728813496686637" calcext:value-type="float">
            <text:p>0.728813496686637</text:p>
          </table:table-cell>
          <table:table-cell office:value-type="float" office:value="0.836939911477555" calcext:value-type="float">
            <text:p>0.836939911477555</text:p>
          </table:table-cell>
          <table:table-cell office:value-type="float" office:value="0.568303533590261" calcext:value-type="float">
            <text:p>0.568303533590261</text:p>
          </table:table-cell>
          <table:table-cell office:value-type="float" office:value="1.00059759623976" calcext:value-type="float">
            <text:p>1.00059759623976</text:p>
          </table:table-cell>
          <table:table-cell office:value-type="float" office:value="-104.237300662673" calcext:value-type="float">
            <text:p>-104.237300662673</text:p>
          </table:table-cell>
          <table:table-cell office:value-type="float" office:value="-82.612017704489" calcext:value-type="float">
            <text:p>-82.612017704489</text:p>
          </table:table-cell>
          <table:table-cell office:value-type="float" office:value="-136.339293281948" calcext:value-type="float">
            <text:p>-136.339293281948</text:p>
          </table:table-cell>
        </table:table-row>
        <table:table-row table:style-name="ro1">
          <table:table-cell office:value-type="string" calcext:value-type="string">
            <text:p>2019-11-12 12:11:13</text:p>
          </table:table-cell>
          <table:table-cell office:value-type="float" office:value="26.9393677529006" calcext:value-type="float">
            <text:p>26.9393677529006</text:p>
          </table:table-cell>
          <table:table-cell office:value-type="float" office:value="73.7044649329095" calcext:value-type="float">
            <text:p>73.7044649329095</text:p>
          </table:table-cell>
          <table:table-cell office:value-type="float" office:value="980.666311240518" calcext:value-type="float">
            <text:p>980.66631124051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5271" calcext:value-type="float">
            <text:p>1385271</text:p>
          </table:table-cell>
          <table:table-cell office:value-type="float" office:value="1656497" calcext:value-type="float">
            <text:p>1656497</text:p>
          </table:table-cell>
          <table:table-cell office:value-type="float" office:value="1665864" calcext:value-type="float">
            <text:p>1665864</text:p>
          </table:table-cell>
          <table:table-cell office:value-type="float" office:value="1122924" calcext:value-type="float">
            <text:p>1122924</text:p>
          </table:table-cell>
          <table:table-cell office:value-type="float" office:value="1311554" calcext:value-type="float">
            <text:p>1311554</text:p>
          </table:table-cell>
          <table:table-cell office:value-type="float" office:value="1178629" calcext:value-type="float">
            <text:p>1178629</text:p>
          </table:table-cell>
          <table:table-cell office:value-type="float" office:value="1680088" calcext:value-type="float">
            <text:p>1680088</text:p>
          </table:table-cell>
          <table:table-cell office:value-type="float" office:value="5" calcext:value-type="float">
            <text:p>5</text:p>
          </table:table-cell>
          <table:table-cell office:value-type="float" office:value="0.825685957155938" calcext:value-type="float">
            <text:p>0.825685957155938</text:p>
          </table:table-cell>
          <table:table-cell office:value-type="float" office:value="0.987349270266207" calcext:value-type="float">
            <text:p>0.987349270266207</text:p>
          </table:table-cell>
          <table:table-cell office:value-type="float" office:value="0.992932438007884" calcext:value-type="float">
            <text:p>0.992932438007884</text:p>
          </table:table-cell>
          <table:table-cell office:value-type="float" office:value="0.669314941086166" calcext:value-type="float">
            <text:p>0.669314941086166</text:p>
          </table:table-cell>
          <table:table-cell office:value-type="float" office:value="0.781747195928955" calcext:value-type="float">
            <text:p>0.781747195928955</text:p>
          </table:table-cell>
          <table:table-cell office:value-type="float" office:value="0.702517712416376" calcext:value-type="float">
            <text:p>0.702517712416376</text:p>
          </table:table-cell>
          <table:table-cell office:value-type="float" office:value="1.00141060369141" calcext:value-type="float">
            <text:p>1.00141060369141</text:p>
          </table:table-cell>
          <table:table-cell office:value-type="float" office:value="-116.137011782767" calcext:value-type="float">
            <text:p>-116.137011782767</text:p>
          </table:table-cell>
          <table:table-cell office:value-type="float" office:value="-93.6505608142091" calcext:value-type="float">
            <text:p>-93.6505608142091</text:p>
          </table:table-cell>
          <table:table-cell office:value-type="float" office:value="-109.496457516725" calcext:value-type="float">
            <text:p>-109.496457516725</text:p>
          </table:table-cell>
        </table:table-row>
        <table:table-row table:style-name="ro1">
          <table:table-cell office:value-type="string" calcext:value-type="string">
            <text:p>2019-11-12 12:11:15</text:p>
          </table:table-cell>
          <table:table-cell office:value-type="float" office:value="26.9393677529006" calcext:value-type="float">
            <text:p>26.9393677529006</text:p>
          </table:table-cell>
          <table:table-cell office:value-type="float" office:value="73.8118547661577" calcext:value-type="float">
            <text:p>73.8118547661577</text:p>
          </table:table-cell>
          <table:table-cell office:value-type="float" office:value="980.749035579094" calcext:value-type="float">
            <text:p>980.74903557909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9833" calcext:value-type="float">
            <text:p>1379833</text:p>
          </table:table-cell>
          <table:table-cell office:value-type="float" office:value="1655372" calcext:value-type="float">
            <text:p>1655372</text:p>
          </table:table-cell>
          <table:table-cell office:value-type="float" office:value="1663619" calcext:value-type="float">
            <text:p>1663619</text:p>
          </table:table-cell>
          <table:table-cell office:value-type="float" office:value="1217344" calcext:value-type="float">
            <text:p>1217344</text:p>
          </table:table-cell>
          <table:table-cell office:value-type="float" office:value="1169904" calcext:value-type="float">
            <text:p>1169904</text:p>
          </table:table-cell>
          <table:table-cell office:value-type="float" office:value="1117963" calcext:value-type="float">
            <text:p>1117963</text:p>
          </table:table-cell>
          <table:table-cell office:value-type="float" office:value="1682352" calcext:value-type="float">
            <text:p>1682352</text:p>
          </table:table-cell>
          <table:table-cell office:value-type="float" office:value="5" calcext:value-type="float">
            <text:p>5</text:p>
          </table:table-cell>
          <table:table-cell office:value-type="float" office:value="0.822444656186659" calcext:value-type="float">
            <text:p>0.822444656186659</text:p>
          </table:table-cell>
          <table:table-cell office:value-type="float" office:value="0.986678717932548" calcext:value-type="float">
            <text:p>0.986678717932548</text:p>
          </table:table-cell>
          <table:table-cell office:value-type="float" office:value="0.991594313573159" calcext:value-type="float">
            <text:p>0.991594313573159</text:p>
          </table:table-cell>
          <table:table-cell office:value-type="float" office:value="0.725593653392035" calcext:value-type="float">
            <text:p>0.725593653392035</text:p>
          </table:table-cell>
          <table:table-cell office:value-type="float" office:value="0.697317206539775" calcext:value-type="float">
            <text:p>0.697317206539775</text:p>
          </table:table-cell>
          <table:table-cell office:value-type="float" office:value="0.666357954306359" calcext:value-type="float">
            <text:p>0.666357954306359</text:p>
          </table:table-cell>
          <table:table-cell office:value-type="float" office:value="1.00276005300999" calcext:value-type="float">
            <text:p>1.00276005300999</text:p>
          </table:table-cell>
          <table:table-cell office:value-type="float" office:value="-104.881269321593" calcext:value-type="float">
            <text:p>-104.881269321593</text:p>
          </table:table-cell>
          <table:table-cell office:value-type="float" office:value="-110.536558692045" calcext:value-type="float">
            <text:p>-110.536558692045</text:p>
          </table:table-cell>
          <table:table-cell office:value-type="float" office:value="-116.728409138728" calcext:value-type="float">
            <text:p>-116.728409138728</text:p>
          </table:table-cell>
        </table:table-row>
        <table:table-row table:style-name="ro1">
          <table:table-cell office:value-type="string" calcext:value-type="string">
            <text:p>2019-11-12 12:11:16</text:p>
          </table:table-cell>
          <table:table-cell office:value-type="float" office:value="26.9343136349926" calcext:value-type="float">
            <text:p>26.9343136349926</text:p>
          </table:table-cell>
          <table:table-cell office:value-type="float" office:value="73.7255459791042" calcext:value-type="float">
            <text:p>73.7255459791042</text:p>
          </table:table-cell>
          <table:table-cell office:value-type="float" office:value="980.657817660299" calcext:value-type="float">
            <text:p>980.65781766029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2329" calcext:value-type="float">
            <text:p>1362329</text:p>
          </table:table-cell>
          <table:table-cell office:value-type="float" office:value="1654419" calcext:value-type="float">
            <text:p>1654419</text:p>
          </table:table-cell>
          <table:table-cell office:value-type="float" office:value="1665942" calcext:value-type="float">
            <text:p>1665942</text:p>
          </table:table-cell>
          <table:table-cell office:value-type="float" office:value="1370141" calcext:value-type="float">
            <text:p>1370141</text:p>
          </table:table-cell>
          <table:table-cell office:value-type="float" office:value="1158106" calcext:value-type="float">
            <text:p>1158106</text:p>
          </table:table-cell>
          <table:table-cell office:value-type="float" office:value="969335" calcext:value-type="float">
            <text:p>969335</text:p>
          </table:table-cell>
          <table:table-cell office:value-type="float" office:value="1680049" calcext:value-type="float">
            <text:p>1680049</text:p>
          </table:table-cell>
          <table:table-cell office:value-type="float" office:value="5" calcext:value-type="float">
            <text:p>5</text:p>
          </table:table-cell>
          <table:table-cell office:value-type="float" office:value="0.81201145792144" calcext:value-type="float">
            <text:p>0.81201145792144</text:p>
          </table:table-cell>
          <table:table-cell office:value-type="float" office:value="0.986110685600124" calcext:value-type="float">
            <text:p>0.986110685600124</text:p>
          </table:table-cell>
          <table:table-cell office:value-type="float" office:value="0.992978929636351" calcext:value-type="float">
            <text:p>0.992978929636351</text:p>
          </table:table-cell>
          <table:table-cell office:value-type="float" office:value="0.81666777332637" calcext:value-type="float">
            <text:p>0.81666777332637</text:p>
          </table:table-cell>
          <table:table-cell office:value-type="float" office:value="0.690285049710876" calcext:value-type="float">
            <text:p>0.690285049710876</text:p>
          </table:table-cell>
          <table:table-cell office:value-type="float" office:value="0.577768752308935" calcext:value-type="float">
            <text:p>0.577768752308935</text:p>
          </table:table-cell>
          <table:table-cell office:value-type="float" office:value="1.00138735787718" calcext:value-type="float">
            <text:p>1.00138735787718</text:p>
          </table:table-cell>
          <table:table-cell office:value-type="float" office:value="-86.666445334726" calcext:value-type="float">
            <text:p>-86.666445334726</text:p>
          </table:table-cell>
          <table:table-cell office:value-type="float" office:value="-111.942990057825" calcext:value-type="float">
            <text:p>-111.942990057825</text:p>
          </table:table-cell>
          <table:table-cell office:value-type="float" office:value="-134.446249538213" calcext:value-type="float">
            <text:p>-134.446249538213</text:p>
          </table:table-cell>
        </table:table-row>
        <table:table-row table:style-name="ro1">
          <table:table-cell office:value-type="string" calcext:value-type="string">
            <text:p>2019-11-12 12:11:17</text:p>
          </table:table-cell>
          <table:table-cell office:value-type="float" office:value="26.9444218710996" calcext:value-type="float">
            <text:p>26.9444218710996</text:p>
          </table:table-cell>
          <table:table-cell office:value-type="float" office:value="73.6726438993912" calcext:value-type="float">
            <text:p>73.6726438993912</text:p>
          </table:table-cell>
          <table:table-cell office:value-type="float" office:value="980.702379843183" calcext:value-type="float">
            <text:p>980.70237984318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6221" calcext:value-type="float">
            <text:p>1356221</text:p>
          </table:table-cell>
          <table:table-cell office:value-type="float" office:value="1653535" calcext:value-type="float">
            <text:p>1653535</text:p>
          </table:table-cell>
          <table:table-cell office:value-type="float" office:value="1662511" calcext:value-type="float">
            <text:p>1662511</text:p>
          </table:table-cell>
          <table:table-cell office:value-type="float" office:value="1148155" calcext:value-type="float">
            <text:p>1148155</text:p>
          </table:table-cell>
          <table:table-cell office:value-type="float" office:value="1363015" calcext:value-type="float">
            <text:p>1363015</text:p>
          </table:table-cell>
          <table:table-cell office:value-type="float" office:value="1069242" calcext:value-type="float">
            <text:p>1069242</text:p>
          </table:table-cell>
          <table:table-cell office:value-type="float" office:value="1680869" calcext:value-type="float">
            <text:p>1680869</text:p>
          </table:table-cell>
          <table:table-cell office:value-type="float" office:value="5" calcext:value-type="float">
            <text:p>5</text:p>
          </table:table-cell>
          <table:table-cell office:value-type="float" office:value="0.80837080578456" calcext:value-type="float">
            <text:p>0.80837080578456</text:p>
          </table:table-cell>
          <table:table-cell office:value-type="float" office:value="0.985583780477498" calcext:value-type="float">
            <text:p>0.985583780477498</text:p>
          </table:table-cell>
          <table:table-cell office:value-type="float" office:value="0.99093389403032" calcext:value-type="float">
            <text:p>0.99093389403032</text:p>
          </table:table-cell>
          <table:table-cell office:value-type="float" office:value="0.684353790802216" calcext:value-type="float">
            <text:p>0.684353790802216</text:p>
          </table:table-cell>
          <table:table-cell office:value-type="float" office:value="0.812420345833343" calcext:value-type="float">
            <text:p>0.812420345833343</text:p>
          </table:table-cell>
          <table:table-cell office:value-type="float" office:value="0.637317971863505" calcext:value-type="float">
            <text:p>0.637317971863505</text:p>
          </table:table-cell>
          <table:table-cell office:value-type="float" office:value="1.0018761160226" calcext:value-type="float">
            <text:p>1.0018761160226</text:p>
          </table:table-cell>
          <table:table-cell office:value-type="float" office:value="-113.129241839557" calcext:value-type="float">
            <text:p>-113.129241839557</text:p>
          </table:table-cell>
          <table:table-cell office:value-type="float" office:value="-87.5159308333314" calcext:value-type="float">
            <text:p>-87.5159308333314</text:p>
          </table:table-cell>
          <table:table-cell office:value-type="float" office:value="-122.536405627299" calcext:value-type="float">
            <text:p>-122.536405627299</text:p>
          </table:table-cell>
        </table:table-row>
        <table:table-row table:style-name="ro1">
          <table:table-cell office:value-type="string" calcext:value-type="string">
            <text:p>2019-11-12 12:11:18</text:p>
          </table:table-cell>
          <table:table-cell office:value-type="float" office:value="26.9393677529006" calcext:value-type="float">
            <text:p>26.9393677529006</text:p>
          </table:table-cell>
          <table:table-cell office:value-type="float" office:value="73.6561383840534" calcext:value-type="float">
            <text:p>73.6561383840534</text:p>
          </table:table-cell>
          <table:table-cell office:value-type="float" office:value="980.638736504754" calcext:value-type="float">
            <text:p>980.63873650475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7284" calcext:value-type="float">
            <text:p>1367284</text:p>
          </table:table-cell>
          <table:table-cell office:value-type="float" office:value="1654890" calcext:value-type="float">
            <text:p>1654890</text:p>
          </table:table-cell>
          <table:table-cell office:value-type="float" office:value="1663343" calcext:value-type="float">
            <text:p>1663343</text:p>
          </table:table-cell>
          <table:table-cell office:value-type="float" office:value="1348853" calcext:value-type="float">
            <text:p>1348853</text:p>
          </table:table-cell>
          <table:table-cell office:value-type="float" office:value="1141275" calcext:value-type="float">
            <text:p>1141275</text:p>
          </table:table-cell>
          <table:table-cell office:value-type="float" office:value="1078482" calcext:value-type="float">
            <text:p>1078482</text:p>
          </table:table-cell>
          <table:table-cell office:value-type="float" office:value="1679825" calcext:value-type="float">
            <text:p>1679825</text:p>
          </table:table-cell>
          <table:table-cell office:value-type="float" office:value="5" calcext:value-type="float">
            <text:p>5</text:p>
          </table:table-cell>
          <table:table-cell office:value-type="float" office:value="0.814964868422135" calcext:value-type="float">
            <text:p>0.814964868422135</text:p>
          </table:table-cell>
          <table:table-cell office:value-type="float" office:value="0.986391423510483" calcext:value-type="float">
            <text:p>0.986391423510483</text:p>
          </table:table-cell>
          <table:table-cell office:value-type="float" office:value="0.991429804733968" calcext:value-type="float">
            <text:p>0.991429804733968</text:p>
          </table:table-cell>
          <table:table-cell office:value-type="float" office:value="0.803979135033981" calcext:value-type="float">
            <text:p>0.803979135033981</text:p>
          </table:table-cell>
          <table:table-cell office:value-type="float" office:value="0.680252990752815" calcext:value-type="float">
            <text:p>0.680252990752815</text:p>
          </table:table-cell>
          <table:table-cell office:value-type="float" office:value="0.642825441697292" calcext:value-type="float">
            <text:p>0.642825441697292</text:p>
          </table:table-cell>
          <table:table-cell office:value-type="float" office:value="1.00125384345696" calcext:value-type="float">
            <text:p>1.00125384345696</text:p>
          </table:table-cell>
          <table:table-cell office:value-type="float" office:value="-89.2041729932038" calcext:value-type="float">
            <text:p>-89.2041729932038</text:p>
          </table:table-cell>
          <table:table-cell office:value-type="float" office:value="-113.949401849437" calcext:value-type="float">
            <text:p>-113.949401849437</text:p>
          </table:table-cell>
          <table:table-cell office:value-type="float" office:value="-121.434911660542" calcext:value-type="float">
            <text:p>-121.434911660542</text:p>
          </table:table-cell>
        </table:table-row>
        <table:table-row table:style-name="ro1">
          <table:table-cell office:value-type="string" calcext:value-type="string">
            <text:p>2019-11-12 12:11:20</text:p>
          </table:table-cell>
          <table:table-cell office:value-type="float" office:value="26.9343136349926" calcext:value-type="float">
            <text:p>26.9343136349926</text:p>
          </table:table-cell>
          <table:table-cell office:value-type="float" office:value="73.6503723659805" calcext:value-type="float">
            <text:p>73.6503723659805</text:p>
          </table:table-cell>
          <table:table-cell office:value-type="float" office:value="980.685392188895" calcext:value-type="float">
            <text:p>980.68539218889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4273" calcext:value-type="float">
            <text:p>1384273</text:p>
          </table:table-cell>
          <table:table-cell office:value-type="float" office:value="1654450" calcext:value-type="float">
            <text:p>1654450</text:p>
          </table:table-cell>
          <table:table-cell office:value-type="float" office:value="1667853" calcext:value-type="float">
            <text:p>1667853</text:p>
          </table:table-cell>
          <table:table-cell office:value-type="float" office:value="1319151" calcext:value-type="float">
            <text:p>1319151</text:p>
          </table:table-cell>
          <table:table-cell office:value-type="float" office:value="1316214" calcext:value-type="float">
            <text:p>1316214</text:p>
          </table:table-cell>
          <table:table-cell office:value-type="float" office:value="941386" calcext:value-type="float">
            <text:p>941386</text:p>
          </table:table-cell>
          <table:table-cell office:value-type="float" office:value="1678983" calcext:value-type="float">
            <text:p>1678983</text:p>
          </table:table-cell>
          <table:table-cell office:value-type="float" office:value="5" calcext:value-type="float">
            <text:p>5</text:p>
          </table:table-cell>
          <table:table-cell office:value-type="float" office:value="0.825091102730167" calcext:value-type="float">
            <text:p>0.825091102730167</text:p>
          </table:table-cell>
          <table:table-cell office:value-type="float" office:value="0.986129163042207" calcext:value-type="float">
            <text:p>0.986129163042207</text:p>
          </table:table-cell>
          <table:table-cell office:value-type="float" office:value="0.994117974533793" calcext:value-type="float">
            <text:p>0.994117974533793</text:p>
          </table:table-cell>
          <table:table-cell office:value-type="float" office:value="0.78627536133234" calcext:value-type="float">
            <text:p>0.78627536133234</text:p>
          </table:table-cell>
          <table:table-cell office:value-type="float" office:value="0.784524772706601" calcext:value-type="float">
            <text:p>0.784524772706601</text:p>
          </table:table-cell>
          <table:table-cell office:value-type="float" office:value="0.561109848154765" calcext:value-type="float">
            <text:p>0.561109848154765</text:p>
          </table:table-cell>
          <table:table-cell office:value-type="float" office:value="1.00075197228813" calcext:value-type="float">
            <text:p>1.00075197228813</text:p>
          </table:table-cell>
          <table:table-cell office:value-type="float" office:value="-92.7449277335319" calcext:value-type="float">
            <text:p>-92.7449277335319</text:p>
          </table:table-cell>
          <table:table-cell office:value-type="float" office:value="-93.0950454586799" calcext:value-type="float">
            <text:p>-93.0950454586799</text:p>
          </table:table-cell>
          <table:table-cell office:value-type="float" office:value="-137.778030369047" calcext:value-type="float">
            <text:p>-137.778030369047</text:p>
          </table:table-cell>
        </table:table-row>
        <table:table-row table:style-name="ro1">
          <table:table-cell office:value-type="string" calcext:value-type="string">
            <text:p>2019-11-12 12:11:21</text:p>
          </table:table-cell>
          <table:table-cell office:value-type="float" office:value="26.9444218710996" calcext:value-type="float">
            <text:p>26.9444218710996</text:p>
          </table:table-cell>
          <table:table-cell office:value-type="float" office:value="73.6941225876326" calcext:value-type="float">
            <text:p>73.6941225876326</text:p>
          </table:table-cell>
          <table:table-cell office:value-type="float" office:value="980.674804856489" calcext:value-type="float">
            <text:p>980.67480485648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3571" calcext:value-type="float">
            <text:p>1373571</text:p>
          </table:table-cell>
          <table:table-cell office:value-type="float" office:value="1655429" calcext:value-type="float">
            <text:p>1655429</text:p>
          </table:table-cell>
          <table:table-cell office:value-type="float" office:value="1666310" calcext:value-type="float">
            <text:p>1666310</text:p>
          </table:table-cell>
          <table:table-cell office:value-type="float" office:value="1115681" calcext:value-type="float">
            <text:p>1115681</text:p>
          </table:table-cell>
          <table:table-cell office:value-type="float" office:value="1284618" calcext:value-type="float">
            <text:p>1284618</text:p>
          </table:table-cell>
          <table:table-cell office:value-type="float" office:value="1179688" calcext:value-type="float">
            <text:p>1179688</text:p>
          </table:table-cell>
          <table:table-cell office:value-type="float" office:value="1679381" calcext:value-type="float">
            <text:p>1679381</text:p>
          </table:table-cell>
          <table:table-cell office:value-type="float" office:value="5" calcext:value-type="float">
            <text:p>5</text:p>
          </table:table-cell>
          <table:table-cell office:value-type="float" office:value="0.818712212885882" calcext:value-type="float">
            <text:p>0.818712212885882</text:p>
          </table:table-cell>
          <table:table-cell office:value-type="float" office:value="0.98671269258412" calcext:value-type="float">
            <text:p>0.98671269258412</text:p>
          </table:table-cell>
          <table:table-cell office:value-type="float" office:value="0.993198274755272" calcext:value-type="float">
            <text:p>0.993198274755272</text:p>
          </table:table-cell>
          <table:table-cell office:value-type="float" office:value="0.664997776150438" calcext:value-type="float">
            <text:p>0.664997776150438</text:p>
          </table:table-cell>
          <table:table-cell office:value-type="float" office:value="0.765692086898337" calcext:value-type="float">
            <text:p>0.765692086898337</text:p>
          </table:table-cell>
          <table:table-cell office:value-type="float" office:value="0.703148925679794" calcext:value-type="float">
            <text:p>0.703148925679794</text:p>
          </table:table-cell>
          <table:table-cell office:value-type="float" office:value="1.00098919880261" calcext:value-type="float">
            <text:p>1.00098919880261</text:p>
          </table:table-cell>
          <table:table-cell office:value-type="float" office:value="-117.000444769912" calcext:value-type="float">
            <text:p>-117.000444769912</text:p>
          </table:table-cell>
          <table:table-cell office:value-type="float" office:value="-96.8615826203326" calcext:value-type="float">
            <text:p>-96.8615826203326</text:p>
          </table:table-cell>
          <table:table-cell office:value-type="float" office:value="-109.370214864041" calcext:value-type="float">
            <text:p>-109.370214864041</text:p>
          </table:table-cell>
        </table:table-row>
        <table:table-row table:style-name="ro1">
          <table:table-cell office:value-type="string" calcext:value-type="string">
            <text:p>2019-11-12 12:11:22</text:p>
          </table:table-cell>
          <table:table-cell office:value-type="float" office:value="26.9393677529006" calcext:value-type="float">
            <text:p>26.9393677529006</text:p>
          </table:table-cell>
          <table:table-cell office:value-type="float" office:value="73.7420517664023" calcext:value-type="float">
            <text:p>73.7420517664023</text:p>
          </table:table-cell>
          <table:table-cell office:value-type="float" office:value="980.721460777688" calcext:value-type="float">
            <text:p>980.72146077768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0312" calcext:value-type="float">
            <text:p>1380312</text:p>
          </table:table-cell>
          <table:table-cell office:value-type="float" office:value="1654895" calcext:value-type="float">
            <text:p>1654895</text:p>
          </table:table-cell>
          <table:table-cell office:value-type="float" office:value="1667577" calcext:value-type="float">
            <text:p>1667577</text:p>
          </table:table-cell>
          <table:table-cell office:value-type="float" office:value="1350154" calcext:value-type="float">
            <text:p>1350154</text:p>
          </table:table-cell>
          <table:table-cell office:value-type="float" office:value="1195112" calcext:value-type="float">
            <text:p>1195112</text:p>
          </table:table-cell>
          <table:table-cell office:value-type="float" office:value="951415" calcext:value-type="float">
            <text:p>951415</text:p>
          </table:table-cell>
          <table:table-cell office:value-type="float" office:value="1682384" calcext:value-type="float">
            <text:p>1682384</text:p>
          </table:table-cell>
          <table:table-cell office:value-type="float" office:value="5" calcext:value-type="float">
            <text:p>5</text:p>
          </table:table-cell>
          <table:table-cell office:value-type="float" office:value="0.822730162469168" calcext:value-type="float">
            <text:p>0.822730162469168</text:p>
          </table:table-cell>
          <table:table-cell office:value-type="float" office:value="0.986394403743077" calcext:value-type="float">
            <text:p>0.986394403743077</text:p>
          </table:table-cell>
          <table:table-cell office:value-type="float" office:value="0.993953465694602" calcext:value-type="float">
            <text:p>0.993953465694602</text:p>
          </table:table-cell>
          <table:table-cell office:value-type="float" office:value="0.804754591554951" calcext:value-type="float">
            <text:p>0.804754591554951</text:p>
          </table:table-cell>
          <table:table-cell office:value-type="float" office:value="0.712342347185891" calcext:value-type="float">
            <text:p>0.712342347185891</text:p>
          </table:table-cell>
          <table:table-cell office:value-type="float" office:value="0.567087598691893" calcext:value-type="float">
            <text:p>0.567087598691893</text:p>
          </table:table-cell>
          <table:table-cell office:value-type="float" office:value="1.0027791264986" calcext:value-type="float">
            <text:p>1.0027791264986</text:p>
          </table:table-cell>
          <table:table-cell office:value-type="float" office:value="-89.0490816890099" calcext:value-type="float">
            <text:p>-89.0490816890099</text:p>
          </table:table-cell>
          <table:table-cell office:value-type="float" office:value="-107.531530562822" calcext:value-type="float">
            <text:p>-107.531530562822</text:p>
          </table:table-cell>
          <table:table-cell office:value-type="float" office:value="-136.582480261622" calcext:value-type="float">
            <text:p>-136.582480261622</text:p>
          </table:table-cell>
        </table:table-row>
        <table:table-row table:style-name="ro1">
          <table:table-cell office:value-type="string" calcext:value-type="string">
            <text:p>2019-11-12 12:11:23</text:p>
          </table:table-cell>
          <table:table-cell office:value-type="float" office:value="26.9444218710996" calcext:value-type="float">
            <text:p>26.9444218710996</text:p>
          </table:table-cell>
          <table:table-cell office:value-type="float" office:value="73.8015139618607" calcext:value-type="float">
            <text:p>73.8015139618607</text:p>
          </table:table-cell>
          <table:table-cell office:value-type="float" office:value="980.729954851757" calcext:value-type="float">
            <text:p>980.72995485175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3010" calcext:value-type="float">
            <text:p>1383010</text:p>
          </table:table-cell>
          <table:table-cell office:value-type="float" office:value="1654617" calcext:value-type="float">
            <text:p>1654617</text:p>
          </table:table-cell>
          <table:table-cell office:value-type="float" office:value="1667960" calcext:value-type="float">
            <text:p>1667960</text:p>
          </table:table-cell>
          <table:table-cell office:value-type="float" office:value="1346060" calcext:value-type="float">
            <text:p>1346060</text:p>
          </table:table-cell>
          <table:table-cell office:value-type="float" office:value="1192722" calcext:value-type="float">
            <text:p>1192722</text:p>
          </table:table-cell>
          <table:table-cell office:value-type="float" office:value="951669" calcext:value-type="float">
            <text:p>951669</text:p>
          </table:table-cell>
          <table:table-cell office:value-type="float" office:value="1682905" calcext:value-type="float">
            <text:p>1682905</text:p>
          </table:table-cell>
          <table:table-cell office:value-type="float" office:value="5" calcext:value-type="float">
            <text:p>5</text:p>
          </table:table-cell>
          <table:table-cell office:value-type="float" office:value="0.824338295976912" calcext:value-type="float">
            <text:p>0.824338295976912</text:p>
          </table:table-cell>
          <table:table-cell office:value-type="float" office:value="0.986228702810848" calcext:value-type="float">
            <text:p>0.986228702810848</text:p>
          </table:table-cell>
          <table:table-cell office:value-type="float" office:value="0.994181751511306" calcext:value-type="float">
            <text:p>0.994181751511306</text:p>
          </table:table-cell>
          <table:table-cell office:value-type="float" office:value="0.80231437710695" calcext:value-type="float">
            <text:p>0.80231437710695</text:p>
          </table:table-cell>
          <table:table-cell office:value-type="float" office:value="0.71091779600594" calcext:value-type="float">
            <text:p>0.71091779600594</text:p>
          </table:table-cell>
          <table:table-cell office:value-type="float" office:value="0.56723899450767" calcext:value-type="float">
            <text:p>0.56723899450767</text:p>
          </table:table-cell>
          <table:table-cell office:value-type="float" office:value="1.00308966673489" calcext:value-type="float">
            <text:p>1.00308966673489</text:p>
          </table:table-cell>
          <table:table-cell office:value-type="float" office:value="-89.53712457861" calcext:value-type="float">
            <text:p>-89.53712457861</text:p>
          </table:table-cell>
          <table:table-cell office:value-type="float" office:value="-107.816440798812" calcext:value-type="float">
            <text:p>-107.816440798812</text:p>
          </table:table-cell>
          <table:table-cell office:value-type="float" office:value="-136.552201098466" calcext:value-type="float">
            <text:p>-136.552201098466</text:p>
          </table:table-cell>
        </table:table-row>
        <table:table-row table:style-name="ro1">
          <table:table-cell office:value-type="string" calcext:value-type="string">
            <text:p>2019-11-12 12:11:25</text:p>
          </table:table-cell>
          <table:table-cell office:value-type="float" office:value="26.9444218710996" calcext:value-type="float">
            <text:p>26.9444218710996</text:p>
          </table:table-cell>
          <table:table-cell office:value-type="float" office:value="73.8229918233106" calcext:value-type="float">
            <text:p>73.8229918233106</text:p>
          </table:table-cell>
          <table:table-cell office:value-type="float" office:value="980.674804856489" calcext:value-type="float">
            <text:p>980.67480485648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7579" calcext:value-type="float">
            <text:p>1357579</text:p>
          </table:table-cell>
          <table:table-cell office:value-type="float" office:value="1653588" calcext:value-type="float">
            <text:p>1653588</text:p>
          </table:table-cell>
          <table:table-cell office:value-type="float" office:value="1662578" calcext:value-type="float">
            <text:p>1662578</text:p>
          </table:table-cell>
          <table:table-cell office:value-type="float" office:value="1118860" calcext:value-type="float">
            <text:p>1118860</text:p>
          </table:table-cell>
          <table:table-cell office:value-type="float" office:value="1319300" calcext:value-type="float">
            <text:p>1319300</text:p>
          </table:table-cell>
          <table:table-cell office:value-type="float" office:value="1176121" calcext:value-type="float">
            <text:p>1176121</text:p>
          </table:table-cell>
          <table:table-cell office:value-type="float" office:value="1679993" calcext:value-type="float">
            <text:p>1679993</text:p>
          </table:table-cell>
          <table:table-cell office:value-type="float" office:value="5" calcext:value-type="float">
            <text:p>5</text:p>
          </table:table-cell>
          <table:table-cell office:value-type="float" office:value="0.809180236957102" calcext:value-type="float">
            <text:p>0.809180236957102</text:p>
          </table:table-cell>
          <table:table-cell office:value-type="float" office:value="0.985615370942994" calcext:value-type="float">
            <text:p>0.985615370942994</text:p>
          </table:table-cell>
          <table:table-cell office:value-type="float" office:value="0.99097382914708" calcext:value-type="float">
            <text:p>0.99097382914708</text:p>
          </table:table-cell>
          <table:table-cell office:value-type="float" office:value="0.66689260803373" calcext:value-type="float">
            <text:p>0.66689260803373</text:p>
          </table:table-cell>
          <table:table-cell office:value-type="float" office:value="0.786364172263643" calcext:value-type="float">
            <text:p>0.786364172263643</text:p>
          </table:table-cell>
          <table:table-cell office:value-type="float" office:value="0.701022827747205" calcext:value-type="float">
            <text:p>0.701022827747205</text:p>
          </table:table-cell>
          <table:table-cell office:value-type="float" office:value="1.00135397927212" calcext:value-type="float">
            <text:p>1.00135397927212</text:p>
          </table:table-cell>
          <table:table-cell office:value-type="float" office:value="-116.621478393254" calcext:value-type="float">
            <text:p>-116.621478393254</text:p>
          </table:table-cell>
          <table:table-cell office:value-type="float" office:value="-92.7271655472714" calcext:value-type="float">
            <text:p>-92.7271655472714</text:p>
          </table:table-cell>
          <table:table-cell office:value-type="float" office:value="-109.795434450559" calcext:value-type="float">
            <text:p>-109.795434450559</text:p>
          </table:table-cell>
        </table:table-row>
        <table:table-row table:style-name="ro1">
          <table:table-cell office:value-type="string" calcext:value-type="string">
            <text:p>2019-11-12 12:11:26</text:p>
          </table:table-cell>
          <table:table-cell office:value-type="float" office:value="26.9444218710996" calcext:value-type="float">
            <text:p>26.9444218710996</text:p>
          </table:table-cell>
          <table:table-cell office:value-type="float" office:value="73.8766858740664" calcext:value-type="float">
            <text:p>73.8766858740664</text:p>
          </table:table-cell>
          <table:table-cell office:value-type="float" office:value="980.647229891676" calcext:value-type="float">
            <text:p>980.64722989167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9956" calcext:value-type="float">
            <text:p>1369956</text:p>
          </table:table-cell>
          <table:table-cell office:value-type="float" office:value="1653158" calcext:value-type="float">
            <text:p>1653158</text:p>
          </table:table-cell>
          <table:table-cell office:value-type="float" office:value="1665423" calcext:value-type="float">
            <text:p>1665423</text:p>
          </table:table-cell>
          <table:table-cell office:value-type="float" office:value="1366196" calcext:value-type="float">
            <text:p>1366196</text:p>
          </table:table-cell>
          <table:table-cell office:value-type="float" office:value="1167157" calcext:value-type="float">
            <text:p>1167157</text:p>
          </table:table-cell>
          <table:table-cell office:value-type="float" office:value="960304" calcext:value-type="float">
            <text:p>960304</text:p>
          </table:table-cell>
          <table:table-cell office:value-type="float" office:value="1679835" calcext:value-type="float">
            <text:p>1679835</text:p>
          </table:table-cell>
          <table:table-cell office:value-type="float" office:value="5" calcext:value-type="float">
            <text:p>5</text:p>
          </table:table-cell>
          <table:table-cell office:value-type="float" office:value="0.81655750472039" calcext:value-type="float">
            <text:p>0.81655750472039</text:p>
          </table:table-cell>
          <table:table-cell office:value-type="float" office:value="0.985359070939907" calcext:value-type="float">
            <text:p>0.985359070939907</text:p>
          </table:table-cell>
          <table:table-cell office:value-type="float" office:value="0.992669581493089" calcext:value-type="float">
            <text:p>0.992669581493089</text:p>
          </table:table-cell>
          <table:table-cell office:value-type="float" office:value="0.814316369809672" calcext:value-type="float">
            <text:p>0.814316369809672</text:p>
          </table:table-cell>
          <table:table-cell office:value-type="float" office:value="0.695679866752609" calcext:value-type="float">
            <text:p>0.695679866752609</text:p>
          </table:table-cell>
          <table:table-cell office:value-type="float" office:value="0.572385856197578" calcext:value-type="float">
            <text:p>0.572385856197578</text:p>
          </table:table-cell>
          <table:table-cell office:value-type="float" office:value="1.00125980392215" calcext:value-type="float">
            <text:p>1.00125980392215</text:p>
          </table:table-cell>
          <table:table-cell office:value-type="float" office:value="-87.1367260380657" calcext:value-type="float">
            <text:p>-87.1367260380657</text:p>
          </table:table-cell>
          <table:table-cell office:value-type="float" office:value="-110.864026649478" calcext:value-type="float">
            <text:p>-110.864026649478</text:p>
          </table:table-cell>
          <table:table-cell office:value-type="float" office:value="-135.522828760484" calcext:value-type="float">
            <text:p>-135.522828760484</text:p>
          </table:table-cell>
        </table:table-row>
        <table:table-row table:style-name="ro1">
          <table:table-cell office:value-type="string" calcext:value-type="string">
            <text:p>2019-11-12 12:11:27</text:p>
          </table:table-cell>
          <table:table-cell office:value-type="float" office:value="26.9444218710996" calcext:value-type="float">
            <text:p>26.9444218710996</text:p>
          </table:table-cell>
          <table:table-cell office:value-type="float" office:value="73.8766858740664" calcext:value-type="float">
            <text:p>73.8766858740664</text:p>
          </table:table-cell>
          <table:table-cell office:value-type="float" office:value="980.674804856489" calcext:value-type="float">
            <text:p>980.67480485648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1044" calcext:value-type="float">
            <text:p>1381044</text:p>
          </table:table-cell>
          <table:table-cell office:value-type="float" office:value="1656222" calcext:value-type="float">
            <text:p>1656222</text:p>
          </table:table-cell>
          <table:table-cell office:value-type="float" office:value="1666218" calcext:value-type="float">
            <text:p>1666218</text:p>
          </table:table-cell>
          <table:table-cell office:value-type="float" office:value="1114911" calcext:value-type="float">
            <text:p>1114911</text:p>
          </table:table-cell>
          <table:table-cell office:value-type="float" office:value="1314611" calcext:value-type="float">
            <text:p>1314611</text:p>
          </table:table-cell>
          <table:table-cell office:value-type="float" office:value="1182466" calcext:value-type="float">
            <text:p>1182466</text:p>
          </table:table-cell>
          <table:table-cell office:value-type="float" office:value="1680030" calcext:value-type="float">
            <text:p>1680030</text:p>
          </table:table-cell>
          <table:table-cell office:value-type="float" office:value="5" calcext:value-type="float">
            <text:p>5</text:p>
          </table:table-cell>
          <table:table-cell office:value-type="float" office:value="0.823166468520935" calcext:value-type="float">
            <text:p>0.823166468520935</text:p>
          </table:table-cell>
          <table:table-cell office:value-type="float" office:value="0.987185357473535" calcext:value-type="float">
            <text:p>0.987185357473535</text:p>
          </table:table-cell>
          <table:table-cell office:value-type="float" office:value="0.993143438475542" calcext:value-type="float">
            <text:p>0.993143438475542</text:p>
          </table:table-cell>
          <table:table-cell office:value-type="float" office:value="0.664538820330956" calcext:value-type="float">
            <text:p>0.664538820330956</text:p>
          </table:table-cell>
          <table:table-cell office:value-type="float" office:value="0.783569310136951" calcext:value-type="float">
            <text:p>0.783569310136951</text:p>
          </table:table-cell>
          <table:table-cell office:value-type="float" office:value="0.704804742909043" calcext:value-type="float">
            <text:p>0.704804742909043</text:p>
          </table:table-cell>
          <table:table-cell office:value-type="float" office:value="1.00137603299332" calcext:value-type="float">
            <text:p>1.00137603299332</text:p>
          </table:table-cell>
          <table:table-cell office:value-type="float" office:value="-117.092235933809" calcext:value-type="float">
            <text:p>-117.092235933809</text:p>
          </table:table-cell>
          <table:table-cell office:value-type="float" office:value="-93.2861379726098" calcext:value-type="float">
            <text:p>-93.2861379726098</text:p>
          </table:table-cell>
          <table:table-cell office:value-type="float" office:value="-109.039051418191" calcext:value-type="float">
            <text:p>-109.039051418191</text:p>
          </table:table-cell>
        </table:table-row>
        <table:table-row table:style-name="ro1">
          <table:table-cell office:value-type="string" calcext:value-type="string">
            <text:p>2019-11-12 12:11:28</text:p>
          </table:table-cell>
          <table:table-cell office:value-type="float" office:value="26.9292595173756" calcext:value-type="float">
            <text:p>26.9292595173756</text:p>
          </table:table-cell>
          <table:table-cell office:value-type="float" office:value="73.8915967697365" calcext:value-type="float">
            <text:p>73.8915967697365</text:p>
          </table:table-cell>
          <table:table-cell office:value-type="float" office:value="980.67689841538" calcext:value-type="float">
            <text:p>980.6768984153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2059" calcext:value-type="float">
            <text:p>1362059</text:p>
          </table:table-cell>
          <table:table-cell office:value-type="float" office:value="1653826" calcext:value-type="float">
            <text:p>1653826</text:p>
          </table:table-cell>
          <table:table-cell office:value-type="float" office:value="1663435" calcext:value-type="float">
            <text:p>1663435</text:p>
          </table:table-cell>
          <table:table-cell office:value-type="float" office:value="1377696" calcext:value-type="float">
            <text:p>1377696</text:p>
          </table:table-cell>
          <table:table-cell office:value-type="float" office:value="1138488" calcext:value-type="float">
            <text:p>1138488</text:p>
          </table:table-cell>
          <table:table-cell office:value-type="float" office:value="1062763" calcext:value-type="float">
            <text:p>1062763</text:p>
          </table:table-cell>
          <table:table-cell office:value-type="float" office:value="1679274" calcext:value-type="float">
            <text:p>1679274</text:p>
          </table:table-cell>
          <table:table-cell office:value-type="float" office:value="5" calcext:value-type="float">
            <text:p>5</text:p>
          </table:table-cell>
          <table:table-cell office:value-type="float" office:value="0.811850525361362" calcext:value-type="float">
            <text:p>0.811850525361362</text:p>
          </table:table-cell>
          <table:table-cell office:value-type="float" office:value="0.985757230014471" calcext:value-type="float">
            <text:p>0.985757230014471</text:p>
          </table:table-cell>
          <table:table-cell office:value-type="float" office:value="0.991484641013699" calcext:value-type="float">
            <text:p>0.991484641013699</text:p>
          </table:table-cell>
          <table:table-cell office:value-type="float" office:value="0.821170904775966" calcext:value-type="float">
            <text:p>0.821170904775966</text:p>
          </table:table-cell>
          <table:table-cell office:value-type="float" office:value="0.678591809104897" calcext:value-type="float">
            <text:p>0.678591809104897</text:p>
          </table:table-cell>
          <table:table-cell office:value-type="float" office:value="0.633456186468147" calcext:value-type="float">
            <text:p>0.633456186468147</text:p>
          </table:table-cell>
          <table:table-cell office:value-type="float" office:value="1.0009254218251" calcext:value-type="float">
            <text:p>1.0009254218251</text:p>
          </table:table-cell>
          <table:table-cell office:value-type="float" office:value="-85.7658190448069" calcext:value-type="float">
            <text:p>-85.7658190448069</text:p>
          </table:table-cell>
          <table:table-cell office:value-type="float" office:value="-114.281638179021" calcext:value-type="float">
            <text:p>-114.281638179021</text:p>
          </table:table-cell>
          <table:table-cell office:value-type="float" office:value="-123.308762706371" calcext:value-type="float">
            <text:p>-123.308762706371</text:p>
          </table:table-cell>
        </table:table-row>
        <table:table-row table:style-name="ro1">
          <table:table-cell office:value-type="string" calcext:value-type="string">
            <text:p>2019-11-12 12:11:30</text:p>
          </table:table-cell>
          <table:table-cell office:value-type="float" office:value="26.9494759895897" calcext:value-type="float">
            <text:p>26.9494759895897</text:p>
          </table:table-cell>
          <table:table-cell office:value-type="float" office:value="73.9522557876312" calcext:value-type="float">
            <text:p>73.9522557876312</text:p>
          </table:table-cell>
          <table:table-cell office:value-type="float" office:value="980.738448961576" calcext:value-type="float">
            <text:p>980.73844896157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8920" calcext:value-type="float">
            <text:p>1378920</text:p>
          </table:table-cell>
          <table:table-cell office:value-type="float" office:value="1653020" calcext:value-type="float">
            <text:p>1653020</text:p>
          </table:table-cell>
          <table:table-cell office:value-type="float" office:value="1664893" calcext:value-type="float">
            <text:p>1664893</text:p>
          </table:table-cell>
          <table:table-cell office:value-type="float" office:value="1317167" calcext:value-type="float">
            <text:p>1317167</text:p>
          </table:table-cell>
          <table:table-cell office:value-type="float" office:value="1339510" calcext:value-type="float">
            <text:p>1339510</text:p>
          </table:table-cell>
          <table:table-cell office:value-type="float" office:value="940592" calcext:value-type="float">
            <text:p>940592</text:p>
          </table:table-cell>
          <table:table-cell office:value-type="float" office:value="1679047" calcext:value-type="float">
            <text:p>1679047</text:p>
          </table:table-cell>
          <table:table-cell office:value-type="float" office:value="5" calcext:value-type="float">
            <text:p>5</text:p>
          </table:table-cell>
          <table:table-cell office:value-type="float" office:value="0.821900465714987" calcext:value-type="float">
            <text:p>0.821900465714987</text:p>
          </table:table-cell>
          <table:table-cell office:value-type="float" office:value="0.985276816520311" calcext:value-type="float">
            <text:p>0.985276816520311</text:p>
          </table:table-cell>
          <table:table-cell office:value-type="float" office:value="0.992353676838121" calcext:value-type="float">
            <text:p>0.992353676838121</text:p>
          </table:table-cell>
          <table:table-cell office:value-type="float" office:value="0.785092805039025" calcext:value-type="float">
            <text:p>0.785092805039025</text:p>
          </table:table-cell>
          <table:table-cell office:value-type="float" office:value="0.798410272408756" calcext:value-type="float">
            <text:p>0.798410272408756</text:p>
          </table:table-cell>
          <table:table-cell office:value-type="float" office:value="0.560636587218832" calcext:value-type="float">
            <text:p>0.560636587218832</text:p>
          </table:table-cell>
          <table:table-cell office:value-type="float" office:value="1.00079011926533" calcext:value-type="float">
            <text:p>1.00079011926533</text:p>
          </table:table-cell>
          <table:table-cell office:value-type="float" office:value="-92.981438992195" calcext:value-type="float">
            <text:p>-92.981438992195</text:p>
          </table:table-cell>
          <table:table-cell office:value-type="float" office:value="-90.3179455182487" calcext:value-type="float">
            <text:p>-90.3179455182487</text:p>
          </table:table-cell>
          <table:table-cell office:value-type="float" office:value="-137.872682556234" calcext:value-type="float">
            <text:p>-137.872682556234</text:p>
          </table:table-cell>
        </table:table-row>
        <table:table-row table:style-name="ro1">
          <table:table-cell office:value-type="string" calcext:value-type="string">
            <text:p>2019-11-12 12:11:31</text:p>
          </table:table-cell>
          <table:table-cell office:value-type="float" office:value="26.9444218710996" calcext:value-type="float">
            <text:p>26.9444218710996</text:p>
          </table:table-cell>
          <table:table-cell office:value-type="float" office:value="73.9894405773135" calcext:value-type="float">
            <text:p>73.9894405773135</text:p>
          </table:table-cell>
          <table:table-cell office:value-type="float" office:value="980.785104934549" calcext:value-type="float">
            <text:p>980.78510493454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0848" calcext:value-type="float">
            <text:p>1360848</text:p>
          </table:table-cell>
          <table:table-cell office:value-type="float" office:value="1661271" calcext:value-type="float">
            <text:p>1661271</text:p>
          </table:table-cell>
          <table:table-cell office:value-type="float" office:value="1670212" calcext:value-type="float">
            <text:p>1670212</text:p>
          </table:table-cell>
          <table:table-cell office:value-type="float" office:value="1280565" calcext:value-type="float">
            <text:p>1280565</text:p>
          </table:table-cell>
          <table:table-cell office:value-type="float" office:value="1365024" calcext:value-type="float">
            <text:p>1365024</text:p>
          </table:table-cell>
          <table:table-cell office:value-type="float" office:value="944436" calcext:value-type="float">
            <text:p>944436</text:p>
          </table:table-cell>
          <table:table-cell office:value-type="float" office:value="1678536" calcext:value-type="float">
            <text:p>1678536</text:p>
          </table:table-cell>
          <table:table-cell office:value-type="float" office:value="5" calcext:value-type="float">
            <text:p>5</text:p>
          </table:table-cell>
          <table:table-cell office:value-type="float" office:value="0.811128713027085" calcext:value-type="float">
            <text:p>0.811128713027085</text:p>
          </table:table-cell>
          <table:table-cell office:value-type="float" office:value="0.990194796346998" calcext:value-type="float">
            <text:p>0.990194796346998</text:p>
          </table:table-cell>
          <table:table-cell office:value-type="float" office:value="0.995524048271662" calcext:value-type="float">
            <text:p>0.995524048271662</text:p>
          </table:table-cell>
          <table:table-cell office:value-type="float" office:value="0.763276310357608" calcext:value-type="float">
            <text:p>0.763276310357608</text:p>
          </table:table-cell>
          <table:table-cell office:value-type="float" office:value="0.813617803289628" calcext:value-type="float">
            <text:p>0.813617803289628</text:p>
          </table:table-cell>
          <table:table-cell office:value-type="float" office:value="0.56292779003713" calcext:value-type="float">
            <text:p>0.56292779003713</text:p>
          </table:table-cell>
          <table:table-cell office:value-type="float" office:value="1.00048553949422" calcext:value-type="float">
            <text:p>1.00048553949422</text:p>
          </table:table-cell>
          <table:table-cell office:value-type="float" office:value="-97.3447379284785" calcext:value-type="float">
            <text:p>-97.3447379284785</text:p>
          </table:table-cell>
          <table:table-cell office:value-type="float" office:value="-87.2764393420743" calcext:value-type="float">
            <text:p>-87.2764393420743</text:p>
          </table:table-cell>
          <table:table-cell office:value-type="float" office:value="-137.414441992574" calcext:value-type="float">
            <text:p>-137.414441992574</text:p>
          </table:table-cell>
        </table:table-row>
        <table:table-row table:style-name="ro1">
          <table:table-cell office:value-type="string" calcext:value-type="string">
            <text:p>2019-11-12 12:11:32</text:p>
          </table:table-cell>
          <table:table-cell office:value-type="float" office:value="26.9343136349926" calcext:value-type="float">
            <text:p>26.9343136349926</text:p>
          </table:table-cell>
          <table:table-cell office:value-type="float" office:value="74.0315925489627" calcext:value-type="float">
            <text:p>74.0315925489627</text:p>
          </table:table-cell>
          <table:table-cell office:value-type="float" office:value="980.740541311728" calcext:value-type="float">
            <text:p>980.74054131172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7493" calcext:value-type="float">
            <text:p>1357493</text:p>
          </table:table-cell>
          <table:table-cell office:value-type="float" office:value="1654753" calcext:value-type="float">
            <text:p>1654753</text:p>
          </table:table-cell>
          <table:table-cell office:value-type="float" office:value="1664102" calcext:value-type="float">
            <text:p>1664102</text:p>
          </table:table-cell>
          <table:table-cell office:value-type="float" office:value="1133868" calcext:value-type="float">
            <text:p>1133868</text:p>
          </table:table-cell>
          <table:table-cell office:value-type="float" office:value="1367604" calcext:value-type="float">
            <text:p>1367604</text:p>
          </table:table-cell>
          <table:table-cell office:value-type="float" office:value="1037881" calcext:value-type="float">
            <text:p>1037881</text:p>
          </table:table-cell>
          <table:table-cell office:value-type="float" office:value="1680504" calcext:value-type="float">
            <text:p>1680504</text:p>
          </table:table-cell>
          <table:table-cell office:value-type="float" office:value="5" calcext:value-type="float">
            <text:p>5</text:p>
          </table:table-cell>
          <table:table-cell office:value-type="float" office:value="0.809128976956484" calcext:value-type="float">
            <text:p>0.809128976956484</text:p>
          </table:table-cell>
          <table:table-cell office:value-type="float" office:value="0.986309765137406" calcext:value-type="float">
            <text:p>0.986309765137406</text:p>
          </table:table-cell>
          <table:table-cell office:value-type="float" office:value="0.991882204041744" calcext:value-type="float">
            <text:p>0.991882204041744</text:p>
          </table:table-cell>
          <table:table-cell office:value-type="float" office:value="0.675838074188003" calcext:value-type="float">
            <text:p>0.675838074188003</text:p>
          </table:table-cell>
          <table:table-cell office:value-type="float" office:value="0.815155603308154" calcext:value-type="float">
            <text:p>0.815155603308154</text:p>
          </table:table-cell>
          <table:table-cell office:value-type="float" office:value="0.618625356987161" calcext:value-type="float">
            <text:p>0.618625356987161</text:p>
          </table:table-cell>
          <table:table-cell office:value-type="float" office:value="1.00165855904324" calcext:value-type="float">
            <text:p>1.00165855904324</text:p>
          </table:table-cell>
          <table:table-cell office:value-type="float" office:value="-114.832385162399" calcext:value-type="float">
            <text:p>-114.832385162399</text:p>
          </table:table-cell>
          <table:table-cell office:value-type="float" office:value="-86.9688793383693" calcext:value-type="float">
            <text:p>-86.9688793383693</text:p>
          </table:table-cell>
          <table:table-cell office:value-type="float" office:value="-126.274928602568" calcext:value-type="float">
            <text:p>-126.274928602568</text:p>
          </table:table-cell>
        </table:table-row>
        <table:table-row table:style-name="ro1">
          <table:table-cell office:value-type="string" calcext:value-type="string">
            <text:p>2019-11-12 12:11:33</text:p>
          </table:table-cell>
          <table:table-cell office:value-type="float" office:value="26.9393677529006" calcext:value-type="float">
            <text:p>26.9393677529006</text:p>
          </table:table-cell>
          <table:table-cell office:value-type="float" office:value="74.037362202871" calcext:value-type="float">
            <text:p>74.037362202871</text:p>
          </table:table-cell>
          <table:table-cell office:value-type="float" office:value="980.666311240518" calcext:value-type="float">
            <text:p>980.66631124051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7006" calcext:value-type="float">
            <text:p>1377006</text:p>
          </table:table-cell>
          <table:table-cell office:value-type="float" office:value="1655192" calcext:value-type="float">
            <text:p>1655192</text:p>
          </table:table-cell>
          <table:table-cell office:value-type="float" office:value="1663379" calcext:value-type="float">
            <text:p>1663379</text:p>
          </table:table-cell>
          <table:table-cell office:value-type="float" office:value="1253490" calcext:value-type="float">
            <text:p>1253490</text:p>
          </table:table-cell>
          <table:table-cell office:value-type="float" office:value="1158751" calcext:value-type="float">
            <text:p>1158751</text:p>
          </table:table-cell>
          <table:table-cell office:value-type="float" office:value="1108811" calcext:value-type="float">
            <text:p>1108811</text:p>
          </table:table-cell>
          <table:table-cell office:value-type="float" office:value="1678674" calcext:value-type="float">
            <text:p>1678674</text:p>
          </table:table-cell>
          <table:table-cell office:value-type="float" office:value="5" calcext:value-type="float">
            <text:p>5</text:p>
          </table:table-cell>
          <table:table-cell office:value-type="float" office:value="0.820759632677988" calcext:value-type="float">
            <text:p>0.820759632677988</text:p>
          </table:table-cell>
          <table:table-cell office:value-type="float" office:value="0.986571429559163" calcext:value-type="float">
            <text:p>0.986571429559163</text:p>
          </table:table-cell>
          <table:table-cell office:value-type="float" office:value="0.991451262408646" calcext:value-type="float">
            <text:p>0.991451262408646</text:p>
          </table:table-cell>
          <table:table-cell office:value-type="float" office:value="0.747138350860876" calcext:value-type="float">
            <text:p>0.747138350860876</text:p>
          </table:table-cell>
          <table:table-cell office:value-type="float" office:value="0.690669499715507" calcext:value-type="float">
            <text:p>0.690669499715507</text:p>
          </table:table-cell>
          <table:table-cell office:value-type="float" office:value="0.660902936566226" calcext:value-type="float">
            <text:p>0.660902936566226</text:p>
          </table:table-cell>
          <table:table-cell office:value-type="float" office:value="1.00056779391382" calcext:value-type="float">
            <text:p>1.00056779391382</text:p>
          </table:table-cell>
          <table:table-cell office:value-type="float" office:value="-100.572329827825" calcext:value-type="float">
            <text:p>-100.572329827825</text:p>
          </table:table-cell>
          <table:table-cell office:value-type="float" office:value="-111.866100056899" calcext:value-type="float">
            <text:p>-111.866100056899</text:p>
          </table:table-cell>
          <table:table-cell office:value-type="float" office:value="-117.819412686755" calcext:value-type="float">
            <text:p>-117.819412686755</text:p>
          </table:table-cell>
        </table:table-row>
        <table:table-row table:style-name="ro1">
          <table:table-cell office:value-type="string" calcext:value-type="string">
            <text:p>2019-11-12 12:11:35</text:p>
          </table:table-cell>
          <table:table-cell office:value-type="float" office:value="26.9444218710996" calcext:value-type="float">
            <text:p>26.9444218710996</text:p>
          </table:table-cell>
          <table:table-cell office:value-type="float" office:value="74.0323937509394" calcext:value-type="float">
            <text:p>74.0323937509394</text:p>
          </table:table-cell>
          <table:table-cell office:value-type="float" office:value="980.647229891676" calcext:value-type="float">
            <text:p>980.64722989167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5756" calcext:value-type="float">
            <text:p>1375756</text:p>
          </table:table-cell>
          <table:table-cell office:value-type="float" office:value="1653693" calcext:value-type="float">
            <text:p>1653693</text:p>
          </table:table-cell>
          <table:table-cell office:value-type="float" office:value="1668725" calcext:value-type="float">
            <text:p>1668725</text:p>
          </table:table-cell>
          <table:table-cell office:value-type="float" office:value="1367618" calcext:value-type="float">
            <text:p>1367618</text:p>
          </table:table-cell>
          <table:table-cell office:value-type="float" office:value="1178363" calcext:value-type="float">
            <text:p>1178363</text:p>
          </table:table-cell>
          <table:table-cell office:value-type="float" office:value="961362" calcext:value-type="float">
            <text:p>961362</text:p>
          </table:table-cell>
          <table:table-cell office:value-type="float" office:value="1678884" calcext:value-type="float">
            <text:p>1678884</text:p>
          </table:table-cell>
          <table:table-cell office:value-type="float" office:value="5" calcext:value-type="float">
            <text:p>5</text:p>
          </table:table-cell>
          <table:table-cell office:value-type="float" office:value="0.820014574529478" calcext:value-type="float">
            <text:p>0.820014574529478</text:p>
          </table:table-cell>
          <table:table-cell office:value-type="float" office:value="0.985677955827469" calcext:value-type="float">
            <text:p>0.985677955827469</text:p>
          </table:table-cell>
          <table:table-cell office:value-type="float" office:value="0.994637727098194" calcext:value-type="float">
            <text:p>0.994637727098194</text:p>
          </table:table-cell>
          <table:table-cell office:value-type="float" office:value="0.815163947959417" calcext:value-type="float">
            <text:p>0.815163947959417</text:p>
          </table:table-cell>
          <table:table-cell office:value-type="float" office:value="0.702359164042373" calcext:value-type="float">
            <text:p>0.702359164042373</text:p>
          </table:table-cell>
          <table:table-cell office:value-type="float" office:value="0.573016473414477" calcext:value-type="float">
            <text:p>0.573016473414477</text:p>
          </table:table-cell>
          <table:table-cell office:value-type="float" office:value="1.00069296368277" calcext:value-type="float">
            <text:p>1.00069296368277</text:p>
          </table:table-cell>
          <table:table-cell office:value-type="float" office:value="-86.9672104081166" calcext:value-type="float">
            <text:p>-86.9672104081166</text:p>
          </table:table-cell>
          <table:table-cell office:value-type="float" office:value="-109.528167191525" calcext:value-type="float">
            <text:p>-109.528167191525</text:p>
          </table:table-cell>
          <table:table-cell office:value-type="float" office:value="-135.396705317105" calcext:value-type="float">
            <text:p>-135.396705317105</text:p>
          </table:table-cell>
        </table:table-row>
        <table:table-row table:style-name="ro1">
          <table:table-cell office:value-type="string" calcext:value-type="string">
            <text:p>2019-11-12 12:11:36</text:p>
          </table:table-cell>
          <table:table-cell office:value-type="float" office:value="26.9393677529006" calcext:value-type="float">
            <text:p>26.9393677529006</text:p>
          </table:table-cell>
          <table:table-cell office:value-type="float" office:value="74.0803142778966" calcext:value-type="float">
            <text:p>74.0803142778966</text:p>
          </table:table-cell>
          <table:table-cell office:value-type="float" office:value="980.666311240518" calcext:value-type="float">
            <text:p>980.66631124051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9618" calcext:value-type="float">
            <text:p>1359618</text:p>
          </table:table-cell>
          <table:table-cell office:value-type="float" office:value="1653289" calcext:value-type="float">
            <text:p>1653289</text:p>
          </table:table-cell>
          <table:table-cell office:value-type="float" office:value="1662767" calcext:value-type="float">
            <text:p>1662767</text:p>
          </table:table-cell>
          <table:table-cell office:value-type="float" office:value="1164961" calcext:value-type="float">
            <text:p>1164961</text:p>
          </table:table-cell>
          <table:table-cell office:value-type="float" office:value="1372863" calcext:value-type="float">
            <text:p>1372863</text:p>
          </table:table-cell>
          <table:table-cell office:value-type="float" office:value="1031512" calcext:value-type="float">
            <text:p>1031512</text:p>
          </table:table-cell>
          <table:table-cell office:value-type="float" office:value="1680456" calcext:value-type="float">
            <text:p>1680456</text:p>
          </table:table-cell>
          <table:table-cell office:value-type="float" office:value="5" calcext:value-type="float">
            <text:p>5</text:p>
          </table:table-cell>
          <table:table-cell office:value-type="float" office:value="0.810395575808951" calcext:value-type="float">
            <text:p>0.810395575808951</text:p>
          </table:table-cell>
          <table:table-cell office:value-type="float" office:value="0.985437153033871" calcext:value-type="float">
            <text:p>0.985437153033871</text:p>
          </table:table-cell>
          <table:table-cell office:value-type="float" office:value="0.991086481939135" calcext:value-type="float">
            <text:p>0.991086481939135</text:p>
          </table:table-cell>
          <table:table-cell office:value-type="float" office:value="0.694370948597306" calcext:value-type="float">
            <text:p>0.694370948597306</text:p>
          </table:table-cell>
          <table:table-cell office:value-type="float" office:value="0.818290211950566" calcext:value-type="float">
            <text:p>0.818290211950566</text:p>
          </table:table-cell>
          <table:table-cell office:value-type="float" office:value="0.614829136708872" calcext:value-type="float">
            <text:p>0.614829136708872</text:p>
          </table:table-cell>
          <table:table-cell office:value-type="float" office:value="1.00162994881033" calcext:value-type="float">
            <text:p>1.00162994881033</text:p>
          </table:table-cell>
          <table:table-cell office:value-type="float" office:value="-111.125810280539" calcext:value-type="float">
            <text:p>-111.125810280539</text:p>
          </table:table-cell>
          <table:table-cell office:value-type="float" office:value="-86.3419576098868" calcext:value-type="float">
            <text:p>-86.3419576098868</text:p>
          </table:table-cell>
          <table:table-cell office:value-type="float" office:value="-127.034172658226" calcext:value-type="float">
            <text:p>-127.034172658226</text:p>
          </table:table-cell>
        </table:table-row>
        <table:table-row table:style-name="ro1">
          <table:table-cell office:value-type="string" calcext:value-type="string">
            <text:p>2019-11-12 12:11:37</text:p>
          </table:table-cell>
          <table:table-cell office:value-type="float" office:value="26.9393677529006" calcext:value-type="float">
            <text:p>26.9393677529006</text:p>
          </table:table-cell>
          <table:table-cell office:value-type="float" office:value="74.1608479329621" calcext:value-type="float">
            <text:p>74.1608479329621</text:p>
          </table:table-cell>
          <table:table-cell office:value-type="float" office:value="980.721460777688" calcext:value-type="float">
            <text:p>980.72146077768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5961" calcext:value-type="float">
            <text:p>1375961</text:p>
          </table:table-cell>
          <table:table-cell office:value-type="float" office:value="1654260" calcext:value-type="float">
            <text:p>1654260</text:p>
          </table:table-cell>
          <table:table-cell office:value-type="float" office:value="1667804" calcext:value-type="float">
            <text:p>1667804</text:p>
          </table:table-cell>
          <table:table-cell office:value-type="float" office:value="1350656" calcext:value-type="float">
            <text:p>1350656</text:p>
          </table:table-cell>
          <table:table-cell office:value-type="float" office:value="1179513" calcext:value-type="float">
            <text:p>1179513</text:p>
          </table:table-cell>
          <table:table-cell office:value-type="float" office:value="960809" calcext:value-type="float">
            <text:p>960809</text:p>
          </table:table-cell>
          <table:table-cell office:value-type="float" office:value="1680077" calcext:value-type="float">
            <text:p>1680077</text:p>
          </table:table-cell>
          <table:table-cell office:value-type="float" office:value="5" calcext:value-type="float">
            <text:p>5</text:p>
          </table:table-cell>
          <table:table-cell office:value-type="float" office:value="0.820136764065834" calcext:value-type="float">
            <text:p>0.820136764065834</text:p>
          </table:table-cell>
          <table:table-cell office:value-type="float" office:value="0.986015914203633" calcext:value-type="float">
            <text:p>0.986015914203633</text:p>
          </table:table-cell>
          <table:table-cell office:value-type="float" office:value="0.994088768254371" calcext:value-type="float">
            <text:p>0.994088768254371</text:p>
          </table:table-cell>
          <table:table-cell office:value-type="float" office:value="0.805053806907392" calcext:value-type="float">
            <text:p>0.805053806907392</text:p>
          </table:table-cell>
          <table:table-cell office:value-type="float" office:value="0.703044617539003" calcext:value-type="float">
            <text:p>0.703044617539003</text:p>
          </table:table-cell>
          <table:table-cell office:value-type="float" office:value="0.572686859689577" calcext:value-type="float">
            <text:p>0.572686859689577</text:p>
          </table:table-cell>
          <table:table-cell office:value-type="float" office:value="1.0014040471797" calcext:value-type="float">
            <text:p>1.0014040471797</text:p>
          </table:table-cell>
          <table:table-cell office:value-type="float" office:value="-88.9892386185215" calcext:value-type="float">
            <text:p>-88.9892386185215</text:p>
          </table:table-cell>
          <table:table-cell office:value-type="float" office:value="-109.391076492199" calcext:value-type="float">
            <text:p>-109.391076492199</text:p>
          </table:table-cell>
          <table:table-cell office:value-type="float" office:value="-135.462628062085" calcext:value-type="float">
            <text:p>-135.462628062085</text:p>
          </table:table-cell>
        </table:table-row>
        <table:table-row table:style-name="ro1">
          <table:table-cell office:value-type="string" calcext:value-type="string">
            <text:p>2019-11-12 12:11:38</text:p>
          </table:table-cell>
          <table:table-cell office:value-type="float" office:value="26.9343136349926" calcext:value-type="float">
            <text:p>26.9343136349926</text:p>
          </table:table-cell>
          <table:table-cell office:value-type="float" office:value="74.1711834463489" calcext:value-type="float">
            <text:p>74.1711834463489</text:p>
          </table:table-cell>
          <table:table-cell office:value-type="float" office:value="980.712966739371" calcext:value-type="float">
            <text:p>980.71296673937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5461" calcext:value-type="float">
            <text:p>1375461</text:p>
          </table:table-cell>
          <table:table-cell office:value-type="float" office:value="1653388" calcext:value-type="float">
            <text:p>1653388</text:p>
          </table:table-cell>
          <table:table-cell office:value-type="float" office:value="1663074" calcext:value-type="float">
            <text:p>1663074</text:p>
          </table:table-cell>
          <table:table-cell office:value-type="float" office:value="1246417" calcext:value-type="float">
            <text:p>1246417</text:p>
          </table:table-cell>
          <table:table-cell office:value-type="float" office:value="1404369" calcext:value-type="float">
            <text:p>1404369</text:p>
          </table:table-cell>
          <table:table-cell office:value-type="float" office:value="958753" calcext:value-type="float">
            <text:p>958753</text:p>
          </table:table-cell>
          <table:table-cell office:value-type="float" office:value="1678749" calcext:value-type="float">
            <text:p>1678749</text:p>
          </table:table-cell>
          <table:table-cell office:value-type="float" office:value="5" calcext:value-type="float">
            <text:p>5</text:p>
          </table:table-cell>
          <table:table-cell office:value-type="float" office:value="0.819838740806429" calcext:value-type="float">
            <text:p>0.819838740806429</text:p>
          </table:table-cell>
          <table:table-cell office:value-type="float" office:value="0.985496161639233" calcext:value-type="float">
            <text:p>0.985496161639233</text:p>
          </table:table-cell>
          <table:table-cell office:value-type="float" office:value="0.991269468220409" calcext:value-type="float">
            <text:p>0.991269468220409</text:p>
          </table:table-cell>
          <table:table-cell office:value-type="float" office:value="0.742922513833346" calcext:value-type="float">
            <text:p>0.742922513833346</text:p>
          </table:table-cell>
          <table:table-cell office:value-type="float" office:value="0.837069253572137" calcext:value-type="float">
            <text:p>0.837069253572137</text:p>
          </table:table-cell>
          <table:table-cell office:value-type="float" office:value="0.571461388046907" calcext:value-type="float">
            <text:p>0.571461388046907</text:p>
          </table:table-cell>
          <table:table-cell office:value-type="float" office:value="1.00061249740273" calcext:value-type="float">
            <text:p>1.00061249740273</text:p>
          </table:table-cell>
          <table:table-cell office:value-type="float" office:value="-101.415497233331" calcext:value-type="float">
            <text:p>-101.415497233331</text:p>
          </table:table-cell>
          <table:table-cell office:value-type="float" office:value="-82.5861492855727" calcext:value-type="float">
            <text:p>-82.5861492855727</text:p>
          </table:table-cell>
          <table:table-cell office:value-type="float" office:value="-135.707722390619" calcext:value-type="float">
            <text:p>-135.707722390619</text:p>
          </table:table-cell>
        </table:table-row>
        <table:table-row table:style-name="ro1">
          <table:table-cell office:value-type="string" calcext:value-type="string">
            <text:p>2019-11-12 12:11:40</text:p>
          </table:table-cell>
          <table:table-cell office:value-type="float" office:value="26.9343136349926" calcext:value-type="float">
            <text:p>26.9343136349926</text:p>
          </table:table-cell>
          <table:table-cell office:value-type="float" office:value="74.1497083026032" calcext:value-type="float">
            <text:p>74.1497083026032</text:p>
          </table:table-cell>
          <table:table-cell office:value-type="float" office:value="980.685392188895" calcext:value-type="float">
            <text:p>980.68539218889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5144" calcext:value-type="float">
            <text:p>1385144</text:p>
          </table:table-cell>
          <table:table-cell office:value-type="float" office:value="1656435" calcext:value-type="float">
            <text:p>1656435</text:p>
          </table:table-cell>
          <table:table-cell office:value-type="float" office:value="1666794" calcext:value-type="float">
            <text:p>1666794</text:p>
          </table:table-cell>
          <table:table-cell office:value-type="float" office:value="1113744" calcext:value-type="float">
            <text:p>1113744</text:p>
          </table:table-cell>
          <table:table-cell office:value-type="float" office:value="1272845" calcext:value-type="float">
            <text:p>1272845</text:p>
          </table:table-cell>
          <table:table-cell office:value-type="float" office:value="1173807" calcext:value-type="float">
            <text:p>1173807</text:p>
          </table:table-cell>
          <table:table-cell office:value-type="float" office:value="1680979" calcext:value-type="float">
            <text:p>1680979</text:p>
          </table:table-cell>
          <table:table-cell office:value-type="float" office:value="5" calcext:value-type="float">
            <text:p>5</text:p>
          </table:table-cell>
          <table:table-cell office:value-type="float" office:value="0.825610259248049" calcext:value-type="float">
            <text:p>0.825610259248049</text:p>
          </table:table-cell>
          <table:table-cell office:value-type="float" office:value="0.987312315382041" calcext:value-type="float">
            <text:p>0.987312315382041</text:p>
          </table:table-cell>
          <table:table-cell office:value-type="float" office:value="0.993486761270375" calcext:value-type="float">
            <text:p>0.993486761270375</text:p>
          </table:table-cell>
          <table:table-cell office:value-type="float" office:value="0.663843234043507" calcext:value-type="float">
            <text:p>0.663843234043507</text:p>
          </table:table-cell>
          <table:table-cell office:value-type="float" office:value="0.758674831232408" calcext:value-type="float">
            <text:p>0.758674831232408</text:p>
          </table:table-cell>
          <table:table-cell office:value-type="float" office:value="0.699643576102683" calcext:value-type="float">
            <text:p>0.699643576102683</text:p>
          </table:table-cell>
          <table:table-cell office:value-type="float" office:value="1.00194168113967" calcext:value-type="float">
            <text:p>1.00194168113967</text:p>
          </table:table-cell>
          <table:table-cell office:value-type="float" office:value="-117.231353191299" calcext:value-type="float">
            <text:p>-117.231353191299</text:p>
          </table:table-cell>
          <table:table-cell office:value-type="float" office:value="-98.2650337535183" calcext:value-type="float">
            <text:p>-98.2650337535183</text:p>
          </table:table-cell>
          <table:table-cell office:value-type="float" office:value="-110.071284779463" calcext:value-type="float">
            <text:p>-110.071284779463</text:p>
          </table:table-cell>
        </table:table-row>
        <table:table-row table:style-name="ro1">
          <table:table-cell office:value-type="string" calcext:value-type="string">
            <text:p>2019-11-12 12:11:41</text:p>
          </table:table-cell>
          <table:table-cell office:value-type="float" office:value="26.9444218710996" calcext:value-type="float">
            <text:p>26.9444218710996</text:p>
          </table:table-cell>
          <table:table-cell office:value-type="float" office:value="74.1719877585372" calcext:value-type="float">
            <text:p>74.1719877585372</text:p>
          </table:table-cell>
          <table:table-cell office:value-type="float" office:value="980.729954851757" calcext:value-type="float">
            <text:p>980.72995485175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4697" calcext:value-type="float">
            <text:p>1354697</text:p>
          </table:table-cell>
          <table:table-cell office:value-type="float" office:value="1653380" calcext:value-type="float">
            <text:p>1653380</text:p>
          </table:table-cell>
          <table:table-cell office:value-type="float" office:value="1663726" calcext:value-type="float">
            <text:p>1663726</text:p>
          </table:table-cell>
          <table:table-cell office:value-type="float" office:value="1382292" calcext:value-type="float">
            <text:p>1382292</text:p>
          </table:table-cell>
          <table:table-cell office:value-type="float" office:value="1146995" calcext:value-type="float">
            <text:p>1146995</text:p>
          </table:table-cell>
          <table:table-cell office:value-type="float" office:value="976591" calcext:value-type="float">
            <text:p>976591</text:p>
          </table:table-cell>
          <table:table-cell office:value-type="float" office:value="1679506" calcext:value-type="float">
            <text:p>1679506</text:p>
          </table:table-cell>
          <table:table-cell office:value-type="float" office:value="5" calcext:value-type="float">
            <text:p>5</text:p>
          </table:table-cell>
          <table:table-cell office:value-type="float" office:value="0.807462430889896" calcext:value-type="float">
            <text:p>0.807462430889896</text:p>
          </table:table-cell>
          <table:table-cell office:value-type="float" office:value="0.985491393267082" calcext:value-type="float">
            <text:p>0.985491393267082</text:p>
          </table:table-cell>
          <table:table-cell office:value-type="float" office:value="0.991658090550672" calcext:value-type="float">
            <text:p>0.991658090550672</text:p>
          </table:table-cell>
          <table:table-cell office:value-type="float" office:value="0.823910334576408" calcext:value-type="float">
            <text:p>0.823910334576408</text:p>
          </table:table-cell>
          <table:table-cell office:value-type="float" office:value="0.683662376840398" calcext:value-type="float">
            <text:p>0.683662376840398</text:p>
          </table:table-cell>
          <table:table-cell office:value-type="float" office:value="0.582093665849407" calcext:value-type="float">
            <text:p>0.582093665849407</text:p>
          </table:table-cell>
          <table:table-cell office:value-type="float" office:value="1.00106370461747" calcext:value-type="float">
            <text:p>1.00106370461747</text:p>
          </table:table-cell>
          <table:table-cell office:value-type="float" office:value="-85.2179330847184" calcext:value-type="float">
            <text:p>-85.2179330847184</text:p>
          </table:table-cell>
          <table:table-cell office:value-type="float" office:value="-113.26752463192" calcext:value-type="float">
            <text:p>-113.26752463192</text:p>
          </table:table-cell>
          <table:table-cell office:value-type="float" office:value="-133.581266830118" calcext:value-type="float">
            <text:p>-133.581266830118</text:p>
          </table:table-cell>
        </table:table-row>
        <table:table-row table:style-name="ro1">
          <table:table-cell office:value-type="string" calcext:value-type="string">
            <text:p>2019-11-12 12:11:42</text:p>
          </table:table-cell>
          <table:table-cell office:value-type="float" office:value="26.9444218710996" calcext:value-type="float">
            <text:p>26.9444218710996</text:p>
          </table:table-cell>
          <table:table-cell office:value-type="float" office:value="74.1988320925364" calcext:value-type="float">
            <text:p>74.1988320925364</text:p>
          </table:table-cell>
          <table:table-cell office:value-type="float" office:value="980.729954851757" calcext:value-type="float">
            <text:p>980.72995485175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4043" calcext:value-type="float">
            <text:p>1354043</text:p>
          </table:table-cell>
          <table:table-cell office:value-type="float" office:value="1653334" calcext:value-type="float">
            <text:p>1653334</text:p>
          </table:table-cell>
          <table:table-cell office:value-type="float" office:value="1662576" calcext:value-type="float">
            <text:p>1662576</text:p>
          </table:table-cell>
          <table:table-cell office:value-type="float" office:value="1128700" calcext:value-type="float">
            <text:p>1128700</text:p>
          </table:table-cell>
          <table:table-cell office:value-type="float" office:value="1343648" calcext:value-type="float">
            <text:p>1343648</text:p>
          </table:table-cell>
          <table:table-cell office:value-type="float" office:value="1134511" calcext:value-type="float">
            <text:p>1134511</text:p>
          </table:table-cell>
          <table:table-cell office:value-type="float" office:value="1680556" calcext:value-type="float">
            <text:p>1680556</text:p>
          </table:table-cell>
          <table:table-cell office:value-type="float" office:value="5" calcext:value-type="float">
            <text:p>5</text:p>
          </table:table-cell>
          <table:table-cell office:value-type="float" office:value="0.807072616466596" calcext:value-type="float">
            <text:p>0.807072616466596</text:p>
          </table:table-cell>
          <table:table-cell office:value-type="float" office:value="0.985463975127217" calcext:value-type="float">
            <text:p>0.985463975127217</text:p>
          </table:table-cell>
          <table:table-cell office:value-type="float" office:value="0.990972637054042" calcext:value-type="float">
            <text:p>0.990972637054042</text:p>
          </table:table-cell>
          <table:table-cell office:value-type="float" office:value="0.672757705778802" calcext:value-type="float">
            <text:p>0.672757705778802</text:p>
          </table:table-cell>
          <table:table-cell office:value-type="float" office:value="0.800876712903584" calcext:value-type="float">
            <text:p>0.800876712903584</text:p>
          </table:table-cell>
          <table:table-cell office:value-type="float" office:value="0.676221332099597" calcext:value-type="float">
            <text:p>0.676221332099597</text:p>
          </table:table-cell>
          <table:table-cell office:value-type="float" office:value="1.00168955346221" calcext:value-type="float">
            <text:p>1.00168955346221</text:p>
          </table:table-cell>
          <table:table-cell office:value-type="float" office:value="-115.44845884424" calcext:value-type="float">
            <text:p>-115.44845884424</text:p>
          </table:table-cell>
          <table:table-cell office:value-type="float" office:value="-89.8246574192831" calcext:value-type="float">
            <text:p>-89.8246574192831</text:p>
          </table:table-cell>
          <table:table-cell office:value-type="float" office:value="-114.755733580081" calcext:value-type="float">
            <text:p>-114.755733580081</text:p>
          </table:table-cell>
        </table:table-row>
        <table:table-row table:style-name="ro1">
          <table:table-cell office:value-type="string" calcext:value-type="string">
            <text:p>2019-11-12 12:11:43</text:p>
          </table:table-cell>
          <table:table-cell office:value-type="float" office:value="26.9242054000497" calcext:value-type="float">
            <text:p>26.9242054000497</text:p>
          </table:table-cell>
          <table:table-cell office:value-type="float" office:value="74.2186965889411" calcext:value-type="float">
            <text:p>74.2186965889411</text:p>
          </table:table-cell>
          <table:table-cell office:value-type="float" office:value="980.723552884263" calcext:value-type="float">
            <text:p>980.72355288426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0150" calcext:value-type="float">
            <text:p>1370150</text:p>
          </table:table-cell>
          <table:table-cell office:value-type="float" office:value="1656274" calcext:value-type="float">
            <text:p>1656274</text:p>
          </table:table-cell>
          <table:table-cell office:value-type="float" office:value="1667611" calcext:value-type="float">
            <text:p>1667611</text:p>
          </table:table-cell>
          <table:table-cell office:value-type="float" office:value="1370047" calcext:value-type="float">
            <text:p>1370047</text:p>
          </table:table-cell>
          <table:table-cell office:value-type="float" office:value="1158088" calcext:value-type="float">
            <text:p>1158088</text:p>
          </table:table-cell>
          <table:table-cell office:value-type="float" office:value="963242" calcext:value-type="float">
            <text:p>963242</text:p>
          </table:table-cell>
          <table:table-cell office:value-type="float" office:value="1679748" calcext:value-type="float">
            <text:p>1679748</text:p>
          </table:table-cell>
          <table:table-cell office:value-type="float" office:value="5" calcext:value-type="float">
            <text:p>5</text:p>
          </table:table-cell>
          <table:table-cell office:value-type="float" office:value="0.816673137745039" calcext:value-type="float">
            <text:p>0.816673137745039</text:p>
          </table:table-cell>
          <table:table-cell office:value-type="float" office:value="0.987216351892513" calcext:value-type="float">
            <text:p>0.987216351892513</text:p>
          </table:table-cell>
          <table:table-cell office:value-type="float" office:value="0.993973731276241" calcext:value-type="float">
            <text:p>0.993973731276241</text:p>
          </table:table-cell>
          <table:table-cell office:value-type="float" office:value="0.816611744953602" calcext:value-type="float">
            <text:p>0.816611744953602</text:p>
          </table:table-cell>
          <table:table-cell office:value-type="float" office:value="0.690274320873537" calcext:value-type="float">
            <text:p>0.690274320873537</text:p>
          </table:table-cell>
          <table:table-cell office:value-type="float" office:value="0.574137040869837" calcext:value-type="float">
            <text:p>0.574137040869837</text:p>
          </table:table-cell>
          <table:table-cell office:value-type="float" office:value="1.00120794787502" calcext:value-type="float">
            <text:p>1.00120794787502</text:p>
          </table:table-cell>
          <table:table-cell office:value-type="float" office:value="-86.6776510092796" calcext:value-type="float">
            <text:p>-86.6776510092796</text:p>
          </table:table-cell>
          <table:table-cell office:value-type="float" office:value="-111.945135825293" calcext:value-type="float">
            <text:p>-111.945135825293</text:p>
          </table:table-cell>
          <table:table-cell office:value-type="float" office:value="-135.172591826033" calcext:value-type="float">
            <text:p>-135.172591826033</text:p>
          </table:table-cell>
        </table:table-row>
        <table:table-row table:style-name="ro1">
          <table:table-cell office:value-type="string" calcext:value-type="string">
            <text:p>2019-11-12 12:11:45</text:p>
          </table:table-cell>
          <table:table-cell office:value-type="float" office:value="26.9292595173756" calcext:value-type="float">
            <text:p>26.9292595173756</text:p>
          </table:table-cell>
          <table:table-cell office:value-type="float" office:value="74.219099307244" calcext:value-type="float">
            <text:p>74.219099307244</text:p>
          </table:table-cell>
          <table:table-cell office:value-type="float" office:value="980.67689841538" calcext:value-type="float">
            <text:p>980.6768984153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0387" calcext:value-type="float">
            <text:p>1360387</text:p>
          </table:table-cell>
          <table:table-cell office:value-type="float" office:value="1655022" calcext:value-type="float">
            <text:p>1655022</text:p>
          </table:table-cell>
          <table:table-cell office:value-type="float" office:value="1666413" calcext:value-type="float">
            <text:p>1666413</text:p>
          </table:table-cell>
          <table:table-cell office:value-type="float" office:value="1229135" calcext:value-type="float">
            <text:p>1229135</text:p>
          </table:table-cell>
          <table:table-cell office:value-type="float" office:value="1409529" calcext:value-type="float">
            <text:p>1409529</text:p>
          </table:table-cell>
          <table:table-cell office:value-type="float" office:value="954469" calcext:value-type="float">
            <text:p>954469</text:p>
          </table:table-cell>
          <table:table-cell office:value-type="float" office:value="1680974" calcext:value-type="float">
            <text:p>1680974</text:p>
          </table:table-cell>
          <table:table-cell office:value-type="float" office:value="5" calcext:value-type="float">
            <text:p>5</text:p>
          </table:table-cell>
          <table:table-cell office:value-type="float" office:value="0.810853935581915" calcext:value-type="float">
            <text:p>0.810853935581915</text:p>
          </table:table-cell>
          <table:table-cell office:value-type="float" office:value="0.986470101650965" calcext:value-type="float">
            <text:p>0.986470101650965</text:p>
          </table:table-cell>
          <table:table-cell office:value-type="float" office:value="0.99325966754671" calcext:value-type="float">
            <text:p>0.99325966754671</text:p>
          </table:table-cell>
          <table:table-cell office:value-type="float" office:value="0.732621637895302" calcext:value-type="float">
            <text:p>0.732621637895302</text:p>
          </table:table-cell>
          <table:table-cell office:value-type="float" office:value="0.840144853609187" calcext:value-type="float">
            <text:p>0.840144853609187</text:p>
          </table:table-cell>
          <table:table-cell office:value-type="float" office:value="0.568907924760333" calcext:value-type="float">
            <text:p>0.568907924760333</text:p>
          </table:table-cell>
          <table:table-cell office:value-type="float" office:value="1.00193870090708" calcext:value-type="float">
            <text:p>1.00193870090708</text:p>
          </table:table-cell>
          <table:table-cell office:value-type="float" office:value="-103.47567242094" calcext:value-type="float">
            <text:p>-103.47567242094</text:p>
          </table:table-cell>
          <table:table-cell office:value-type="float" office:value="-81.9710292781626" calcext:value-type="float">
            <text:p>-81.9710292781626</text:p>
          </table:table-cell>
          <table:table-cell office:value-type="float" office:value="-136.218415047933" calcext:value-type="float">
            <text:p>-136.218415047933</text:p>
          </table:table-cell>
        </table:table-row>
        <table:table-row table:style-name="ro1">
          <table:table-cell office:value-type="string" calcext:value-type="string">
            <text:p>2019-11-12 12:11:46</text:p>
          </table:table-cell>
          <table:table-cell office:value-type="float" office:value="26.9343136349926" calcext:value-type="float">
            <text:p>26.9343136349926</text:p>
          </table:table-cell>
          <table:table-cell office:value-type="float" office:value="74.2033959036068" calcext:value-type="float">
            <text:p>74.2033959036068</text:p>
          </table:table-cell>
          <table:table-cell office:value-type="float" office:value="980.740541311728" calcext:value-type="float">
            <text:p>980.74054131172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9539" calcext:value-type="float">
            <text:p>1369539</text:p>
          </table:table-cell>
          <table:table-cell office:value-type="float" office:value="1653370" calcext:value-type="float">
            <text:p>1653370</text:p>
          </table:table-cell>
          <table:table-cell office:value-type="float" office:value="1663453" calcext:value-type="float">
            <text:p>1663453</text:p>
          </table:table-cell>
          <table:table-cell office:value-type="float" office:value="1124624" calcext:value-type="float">
            <text:p>1124624</text:p>
          </table:table-cell>
          <table:table-cell office:value-type="float" office:value="1286140" calcext:value-type="float">
            <text:p>1286140</text:p>
          </table:table-cell>
          <table:table-cell office:value-type="float" office:value="1179517" calcext:value-type="float">
            <text:p>1179517</text:p>
          </table:table-cell>
          <table:table-cell office:value-type="float" office:value="1679346" calcext:value-type="float">
            <text:p>1679346</text:p>
          </table:table-cell>
          <table:table-cell office:value-type="float" office:value="5" calcext:value-type="float">
            <text:p>5</text:p>
          </table:table-cell>
          <table:table-cell office:value-type="float" office:value="0.816308953322047" calcext:value-type="float">
            <text:p>0.816308953322047</text:p>
          </table:table-cell>
          <table:table-cell office:value-type="float" office:value="0.985485432801894" calcext:value-type="float">
            <text:p>0.985485432801894</text:p>
          </table:table-cell>
          <table:table-cell office:value-type="float" office:value="0.991495369851037" calcext:value-type="float">
            <text:p>0.991495369851037</text:p>
          </table:table-cell>
          <table:table-cell office:value-type="float" office:value="0.67032822016814" calcext:value-type="float">
            <text:p>0.67032822016814</text:p>
          </table:table-cell>
          <table:table-cell office:value-type="float" office:value="0.766599269699963" calcext:value-type="float">
            <text:p>0.766599269699963</text:p>
          </table:table-cell>
          <table:table-cell office:value-type="float" office:value="0.703047001725078" calcext:value-type="float">
            <text:p>0.703047001725078</text:p>
          </table:table-cell>
          <table:table-cell office:value-type="float" office:value="1.00096833717446" calcext:value-type="float">
            <text:p>1.00096833717446</text:p>
          </table:table-cell>
          <table:table-cell office:value-type="float" office:value="-115.934355966372" calcext:value-type="float">
            <text:p>-115.934355966372</text:p>
          </table:table-cell>
          <table:table-cell office:value-type="float" office:value="-96.6801460600074" calcext:value-type="float">
            <text:p>-96.6801460600074</text:p>
          </table:table-cell>
          <table:table-cell office:value-type="float" office:value="-109.390599654984" calcext:value-type="float">
            <text:p>-109.390599654984</text:p>
          </table:table-cell>
        </table:table-row>
        <table:table-row table:style-name="ro1">
          <table:table-cell office:value-type="string" calcext:value-type="string">
            <text:p>2019-11-12 12:11:47</text:p>
          </table:table-cell>
          <table:table-cell office:value-type="float" office:value="26.9343136349926" calcext:value-type="float">
            <text:p>26.9343136349926</text:p>
          </table:table-cell>
          <table:table-cell office:value-type="float" office:value="74.2248707028716" calcext:value-type="float">
            <text:p>74.2248707028716</text:p>
          </table:table-cell>
          <table:table-cell office:value-type="float" office:value="980.740541311728" calcext:value-type="float">
            <text:p>980.74054131172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0245" calcext:value-type="float">
            <text:p>1360245</text:p>
          </table:table-cell>
          <table:table-cell office:value-type="float" office:value="1654560" calcext:value-type="float">
            <text:p>1654560</text:p>
          </table:table-cell>
          <table:table-cell office:value-type="float" office:value="1663384" calcext:value-type="float">
            <text:p>1663384</text:p>
          </table:table-cell>
          <table:table-cell office:value-type="float" office:value="1379864" calcext:value-type="float">
            <text:p>1379864</text:p>
          </table:table-cell>
          <table:table-cell office:value-type="float" office:value="1140649" calcext:value-type="float">
            <text:p>1140649</text:p>
          </table:table-cell>
          <table:table-cell office:value-type="float" office:value="1060529" calcext:value-type="float">
            <text:p>1060529</text:p>
          </table:table-cell>
          <table:table-cell office:value-type="float" office:value="1679316" calcext:value-type="float">
            <text:p>1679316</text:p>
          </table:table-cell>
          <table:table-cell office:value-type="float" office:value="5" calcext:value-type="float">
            <text:p>5</text:p>
          </table:table-cell>
          <table:table-cell office:value-type="float" office:value="0.810769296976244" calcext:value-type="float">
            <text:p>0.810769296976244</text:p>
          </table:table-cell>
          <table:table-cell office:value-type="float" office:value="0.986194728159276" calcext:value-type="float">
            <text:p>0.986194728159276</text:p>
          </table:table-cell>
          <table:table-cell office:value-type="float" office:value="0.99145424264124" calcext:value-type="float">
            <text:p>0.99145424264124</text:p>
          </table:table-cell>
          <table:table-cell office:value-type="float" office:value="0.822463133628742" calcext:value-type="float">
            <text:p>0.822463133628742</text:p>
          </table:table-cell>
          <table:table-cell office:value-type="float" office:value="0.679879865632041" calcext:value-type="float">
            <text:p>0.679879865632041</text:p>
          </table:table-cell>
          <table:table-cell office:value-type="float" office:value="0.632124618545129" calcext:value-type="float">
            <text:p>0.632124618545129</text:p>
          </table:table-cell>
          <table:table-cell office:value-type="float" office:value="1.00095045577889" calcext:value-type="float">
            <text:p>1.00095045577889</text:p>
          </table:table-cell>
          <table:table-cell office:value-type="float" office:value="-85.5073732742516" calcext:value-type="float">
            <text:p>-85.5073732742516</text:p>
          </table:table-cell>
          <table:table-cell office:value-type="float" office:value="-114.024026873592" calcext:value-type="float">
            <text:p>-114.024026873592</text:p>
          </table:table-cell>
          <table:table-cell office:value-type="float" office:value="-123.575076290974" calcext:value-type="float">
            <text:p>-123.575076290974</text:p>
          </table:table-cell>
        </table:table-row>
        <table:table-row table:style-name="ro1">
          <table:table-cell office:value-type="string" calcext:value-type="string">
            <text:p>2019-11-12 12:11:48</text:p>
          </table:table-cell>
          <table:table-cell office:value-type="float" office:value="26.9343136349926" calcext:value-type="float">
            <text:p>26.9343136349926</text:p>
          </table:table-cell>
          <table:table-cell office:value-type="float" office:value="74.240976711894" calcext:value-type="float">
            <text:p>74.240976711894</text:p>
          </table:table-cell>
          <table:table-cell office:value-type="float" office:value="980.685392188895" calcext:value-type="float">
            <text:p>980.68539218889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1798" calcext:value-type="float">
            <text:p>1371798</text:p>
          </table:table-cell>
          <table:table-cell office:value-type="float" office:value="1652482" calcext:value-type="float">
            <text:p>1652482</text:p>
          </table:table-cell>
          <table:table-cell office:value-type="float" office:value="1664740" calcext:value-type="float">
            <text:p>1664740</text:p>
          </table:table-cell>
          <table:table-cell office:value-type="float" office:value="1332631" calcext:value-type="float">
            <text:p>1332631</text:p>
          </table:table-cell>
          <table:table-cell office:value-type="float" office:value="1288798" calcext:value-type="float">
            <text:p>1288798</text:p>
          </table:table-cell>
          <table:table-cell office:value-type="float" office:value="938616" calcext:value-type="float">
            <text:p>938616</text:p>
          </table:table-cell>
          <table:table-cell office:value-type="float" office:value="1686237" calcext:value-type="float">
            <text:p>1686237</text:p>
          </table:table-cell>
          <table:table-cell office:value-type="float" office:value="5" calcext:value-type="float">
            <text:p>5</text:p>
          </table:table-cell>
          <table:table-cell office:value-type="float" office:value="0.817655422408035" calcext:value-type="float">
            <text:p>0.817655422408035</text:p>
          </table:table-cell>
          <table:table-cell office:value-type="float" office:value="0.984956143493193" calcext:value-type="float">
            <text:p>0.984956143493193</text:p>
          </table:table-cell>
          <table:table-cell office:value-type="float" office:value="0.992262481720743" calcext:value-type="float">
            <text:p>0.992262481720743</text:p>
          </table:table-cell>
          <table:table-cell office:value-type="float" office:value="0.794310068405875" calcext:value-type="float">
            <text:p>0.794310068405875</text:p>
          </table:table-cell>
          <table:table-cell office:value-type="float" office:value="0.768183561346955" calcext:value-type="float">
            <text:p>0.768183561346955</text:p>
          </table:table-cell>
          <table:table-cell office:value-type="float" office:value="0.559458799297667" calcext:value-type="float">
            <text:p>0.559458799297667</text:p>
          </table:table-cell>
          <table:table-cell office:value-type="float" office:value="1.00507569373556" calcext:value-type="float">
            <text:p>1.00507569373556</text:p>
          </table:table-cell>
          <table:table-cell office:value-type="float" office:value="-91.137986318825" calcext:value-type="float">
            <text:p>-91.137986318825</text:p>
          </table:table-cell>
          <table:table-cell office:value-type="float" office:value="-96.3632877306089" calcext:value-type="float">
            <text:p>-96.3632877306089</text:p>
          </table:table-cell>
          <table:table-cell office:value-type="float" office:value="-138.108240140467" calcext:value-type="float">
            <text:p>-138.108240140467</text:p>
          </table:table-cell>
        </table:table-row>
        <table:table-row table:style-name="ro1">
          <table:table-cell office:value-type="string" calcext:value-type="string">
            <text:p>2019-11-12 12:11:50</text:p>
          </table:table-cell>
          <table:table-cell office:value-type="float" office:value="26.9393677529006" calcext:value-type="float">
            <text:p>26.9393677529006</text:p>
          </table:table-cell>
          <table:table-cell office:value-type="float" office:value="74.2306421999285" calcext:value-type="float">
            <text:p>74.2306421999285</text:p>
          </table:table-cell>
          <table:table-cell office:value-type="float" office:value="980.638736504754" calcext:value-type="float">
            <text:p>980.63873650475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4899" calcext:value-type="float">
            <text:p>1364899</text:p>
          </table:table-cell>
          <table:table-cell office:value-type="float" office:value="1654945" calcext:value-type="float">
            <text:p>1654945</text:p>
          </table:table-cell>
          <table:table-cell office:value-type="float" office:value="1663642" calcext:value-type="float">
            <text:p>1663642</text:p>
          </table:table-cell>
          <table:table-cell office:value-type="float" office:value="1366051" calcext:value-type="float">
            <text:p>1366051</text:p>
          </table:table-cell>
          <table:table-cell office:value-type="float" office:value="1140066" calcext:value-type="float">
            <text:p>1140066</text:p>
          </table:table-cell>
          <table:table-cell office:value-type="float" office:value="1071122" calcext:value-type="float">
            <text:p>1071122</text:p>
          </table:table-cell>
          <table:table-cell office:value-type="float" office:value="1679245" calcext:value-type="float">
            <text:p>1679245</text:p>
          </table:table-cell>
          <table:table-cell office:value-type="float" office:value="5" calcext:value-type="float">
            <text:p>5</text:p>
          </table:table-cell>
          <table:table-cell office:value-type="float" office:value="0.813543297474777" calcext:value-type="float">
            <text:p>0.813543297474777</text:p>
          </table:table-cell>
          <table:table-cell office:value-type="float" office:value="0.986424206069017" calcext:value-type="float">
            <text:p>0.986424206069017</text:p>
          </table:table-cell>
          <table:table-cell office:value-type="float" office:value="0.991608022643092" calcext:value-type="float">
            <text:p>0.991608022643092</text:p>
          </table:table-cell>
          <table:table-cell office:value-type="float" office:value="0.814229943064444" calcext:value-type="float">
            <text:p>0.814229943064444</text:p>
          </table:table-cell>
          <table:table-cell office:value-type="float" office:value="0.679532370511576" calcext:value-type="float">
            <text:p>0.679532370511576</text:p>
          </table:table-cell>
          <table:table-cell office:value-type="float" office:value="0.638438539318864" calcext:value-type="float">
            <text:p>0.638438539318864</text:p>
          </table:table-cell>
          <table:table-cell office:value-type="float" office:value="1.00090813647606" calcext:value-type="float">
            <text:p>1.00090813647606</text:p>
          </table:table-cell>
          <table:table-cell office:value-type="float" office:value="-87.1540113871111" calcext:value-type="float">
            <text:p>-87.1540113871111</text:p>
          </table:table-cell>
          <table:table-cell office:value-type="float" office:value="-114.093525897685" calcext:value-type="float">
            <text:p>-114.093525897685</text:p>
          </table:table-cell>
          <table:table-cell office:value-type="float" office:value="-122.312292136227" calcext:value-type="float">
            <text:p>-122.312292136227</text:p>
          </table:table-cell>
        </table:table-row>
        <table:table-row table:style-name="ro1">
          <table:table-cell office:value-type="string" calcext:value-type="string">
            <text:p>2019-11-12 12:11:51</text:p>
          </table:table-cell>
          <table:table-cell office:value-type="float" office:value="26.9393677529006" calcext:value-type="float">
            <text:p>26.9393677529006</text:p>
          </table:table-cell>
          <table:table-cell office:value-type="float" office:value="74.2735917946353" calcext:value-type="float">
            <text:p>74.2735917946353</text:p>
          </table:table-cell>
          <table:table-cell office:value-type="float" office:value="980.77661040238" calcext:value-type="float">
            <text:p>980.7766104023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1212" calcext:value-type="float">
            <text:p>1381212</text:p>
          </table:table-cell>
          <table:table-cell office:value-type="float" office:value="1652935" calcext:value-type="float">
            <text:p>1652935</text:p>
          </table:table-cell>
          <table:table-cell office:value-type="float" office:value="1664663" calcext:value-type="float">
            <text:p>1664663</text:p>
          </table:table-cell>
          <table:table-cell office:value-type="float" office:value="1301806" calcext:value-type="float">
            <text:p>1301806</text:p>
          </table:table-cell>
          <table:table-cell office:value-type="float" office:value="1391807" calcext:value-type="float">
            <text:p>1391807</text:p>
          </table:table-cell>
          <table:table-cell office:value-type="float" office:value="947975" calcext:value-type="float">
            <text:p>947975</text:p>
          </table:table-cell>
          <table:table-cell office:value-type="float" office:value="1678061" calcext:value-type="float">
            <text:p>1678061</text:p>
          </table:table-cell>
          <table:table-cell office:value-type="float" office:value="5" calcext:value-type="float">
            <text:p>5</text:p>
          </table:table-cell>
          <table:table-cell office:value-type="float" office:value="0.823266604336095" calcext:value-type="float">
            <text:p>0.823266604336095</text:p>
          </table:table-cell>
          <table:table-cell office:value-type="float" office:value="0.985226152566213" calcext:value-type="float">
            <text:p>0.985226152566213</text:p>
          </table:table-cell>
          <table:table-cell office:value-type="float" office:value="0.992216586138795" calcext:value-type="float">
            <text:p>0.992216586138795</text:p>
          </table:table-cell>
          <table:table-cell office:value-type="float" office:value="0.775936934463612" calcext:value-type="float">
            <text:p>0.775936934463612</text:p>
          </table:table-cell>
          <table:table-cell office:value-type="float" office:value="0.829581717202868" calcext:value-type="float">
            <text:p>0.829581717202868</text:p>
          </table:table-cell>
          <table:table-cell office:value-type="float" office:value="0.565037198667192" calcext:value-type="float">
            <text:p>0.565037198667192</text:p>
          </table:table-cell>
          <table:table-cell office:value-type="float" office:value="1.00020241739779" calcext:value-type="float">
            <text:p>1.00020241739779</text:p>
          </table:table-cell>
          <table:table-cell office:value-type="float" office:value="-94.8126131072775" calcext:value-type="float">
            <text:p>-94.8126131072775</text:p>
          </table:table-cell>
          <table:table-cell office:value-type="float" office:value="-84.0836565594264" calcext:value-type="float">
            <text:p>-84.0836565594264</text:p>
          </table:table-cell>
          <table:table-cell office:value-type="float" office:value="-136.992560266562" calcext:value-type="float">
            <text:p>-136.992560266562</text:p>
          </table:table-cell>
        </table:table-row>
        <table:table-row table:style-name="ro1">
          <table:table-cell office:value-type="string" calcext:value-type="string">
            <text:p>2019-11-12 12:11:52</text:p>
          </table:table-cell>
          <table:table-cell office:value-type="float" office:value="26.9444218710996" calcext:value-type="float">
            <text:p>26.9444218710996</text:p>
          </table:table-cell>
          <table:table-cell office:value-type="float" office:value="74.2847325144486" calcext:value-type="float">
            <text:p>74.2847325144486</text:p>
          </table:table-cell>
          <table:table-cell office:value-type="float" office:value="980.729954851757" calcext:value-type="float">
            <text:p>980.72995485175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2982" calcext:value-type="float">
            <text:p>1362982</text:p>
          </table:table-cell>
          <table:table-cell office:value-type="float" office:value="1653439" calcext:value-type="float">
            <text:p>1653439</text:p>
          </table:table-cell>
          <table:table-cell office:value-type="float" office:value="1663689" calcext:value-type="float">
            <text:p>1663689</text:p>
          </table:table-cell>
          <table:table-cell office:value-type="float" office:value="1119217" calcext:value-type="float">
            <text:p>1119217</text:p>
          </table:table-cell>
          <table:table-cell office:value-type="float" office:value="1300283" calcext:value-type="float">
            <text:p>1300283</text:p>
          </table:table-cell>
          <table:table-cell office:value-type="float" office:value="1186089" calcext:value-type="float">
            <text:p>1186089</text:p>
          </table:table-cell>
          <table:table-cell office:value-type="float" office:value="1679083" calcext:value-type="float">
            <text:p>1679083</text:p>
          </table:table-cell>
          <table:table-cell office:value-type="float" office:value="5" calcext:value-type="float">
            <text:p>5</text:p>
          </table:table-cell>
          <table:table-cell office:value-type="float" office:value="0.812400676298222" calcext:value-type="float">
            <text:p>0.812400676298222</text:p>
          </table:table-cell>
          <table:table-cell office:value-type="float" office:value="0.985526560011692" calcext:value-type="float">
            <text:p>0.985526560011692</text:p>
          </table:table-cell>
          <table:table-cell office:value-type="float" office:value="0.991636036829476" calcext:value-type="float">
            <text:p>0.991636036829476</text:p>
          </table:table-cell>
          <table:table-cell office:value-type="float" office:value="0.667105396640944" calcext:value-type="float">
            <text:p>0.667105396640944</text:p>
          </table:table-cell>
          <table:table-cell office:value-type="float" office:value="0.775029155615467" calcext:value-type="float">
            <text:p>0.775029155615467</text:p>
          </table:table-cell>
          <table:table-cell office:value-type="float" office:value="0.706964219446685" calcext:value-type="float">
            <text:p>0.706964219446685</text:p>
          </table:table-cell>
          <table:table-cell office:value-type="float" office:value="1.00081157694001" calcext:value-type="float">
            <text:p>1.00081157694001</text:p>
          </table:table-cell>
          <table:table-cell office:value-type="float" office:value="-116.578920671811" calcext:value-type="float">
            <text:p>-116.578920671811</text:p>
          </table:table-cell>
          <table:table-cell office:value-type="float" office:value="-94.9941688769065" calcext:value-type="float">
            <text:p>-94.9941688769065</text:p>
          </table:table-cell>
          <table:table-cell office:value-type="float" office:value="-108.607156110663" calcext:value-type="float">
            <text:p>-108.607156110663</text:p>
          </table:table-cell>
        </table:table-row>
        <table:table-row table:style-name="ro1">
          <table:table-cell office:value-type="string" calcext:value-type="string">
            <text:p>2019-11-12 12:11:53</text:p>
          </table:table-cell>
          <table:table-cell office:value-type="float" office:value="26.9444218710996" calcext:value-type="float">
            <text:p>26.9444218710996</text:p>
          </table:table-cell>
          <table:table-cell office:value-type="float" office:value="74.2901012176126" calcext:value-type="float">
            <text:p>74.2901012176126</text:p>
          </table:table-cell>
          <table:table-cell office:value-type="float" office:value="980.674804856489" calcext:value-type="float">
            <text:p>980.67480485648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7464" calcext:value-type="float">
            <text:p>1357464</text:p>
          </table:table-cell>
          <table:table-cell office:value-type="float" office:value="1655496" calcext:value-type="float">
            <text:p>1655496</text:p>
          </table:table-cell>
          <table:table-cell office:value-type="float" office:value="1666352" calcext:value-type="float">
            <text:p>1666352</text:p>
          </table:table-cell>
          <table:table-cell office:value-type="float" office:value="1388246" calcext:value-type="float">
            <text:p>1388246</text:p>
          </table:table-cell>
          <table:table-cell office:value-type="float" office:value="1142403" calcext:value-type="float">
            <text:p>1142403</text:p>
          </table:table-cell>
          <table:table-cell office:value-type="float" office:value="1033168" calcext:value-type="float">
            <text:p>1033168</text:p>
          </table:table-cell>
          <table:table-cell office:value-type="float" office:value="1678525" calcext:value-type="float">
            <text:p>1678525</text:p>
          </table:table-cell>
          <table:table-cell office:value-type="float" office:value="5" calcext:value-type="float">
            <text:p>5</text:p>
          </table:table-cell>
          <table:table-cell office:value-type="float" office:value="0.809111691607439" calcext:value-type="float">
            <text:p>0.809111691607439</text:p>
          </table:table-cell>
          <table:table-cell office:value-type="float" office:value="0.98675262770088" calcext:value-type="float">
            <text:p>0.98675262770088</text:p>
          </table:table-cell>
          <table:table-cell office:value-type="float" office:value="0.993223308709062" calcext:value-type="float">
            <text:p>0.993223308709062</text:p>
          </table:table-cell>
          <table:table-cell office:value-type="float" office:value="0.827459195549392" calcext:value-type="float">
            <text:p>0.827459195549392</text:p>
          </table:table-cell>
          <table:table-cell office:value-type="float" office:value="0.680925331226031" calcext:value-type="float">
            <text:p>0.680925331226031</text:p>
          </table:table-cell>
          <table:table-cell office:value-type="float" office:value="0.615816189744018" calcext:value-type="float">
            <text:p>0.615816189744018</text:p>
          </table:table-cell>
          <table:table-cell office:value-type="float" office:value="1.00047898298251" calcext:value-type="float">
            <text:p>1.00047898298251</text:p>
          </table:table-cell>
          <table:table-cell office:value-type="float" office:value="-84.5081608901216" calcext:value-type="float">
            <text:p>-84.5081608901216</text:p>
          </table:table-cell>
          <table:table-cell office:value-type="float" office:value="-113.814933754794" calcext:value-type="float">
            <text:p>-113.814933754794</text:p>
          </table:table-cell>
          <table:table-cell office:value-type="float" office:value="-126.836762051196" calcext:value-type="float">
            <text:p>-126.836762051196</text:p>
          </table:table-cell>
        </table:table-row>
        <table:table-row table:style-name="ro1">
          <table:table-cell office:value-type="string" calcext:value-type="string">
            <text:p>2019-11-12 12:11:55</text:p>
          </table:table-cell>
          <table:table-cell office:value-type="float" office:value="26.9444218710996" calcext:value-type="float">
            <text:p>26.9444218710996</text:p>
          </table:table-cell>
          <table:table-cell office:value-type="float" office:value="74.3062072754302" calcext:value-type="float">
            <text:p>74.3062072754302</text:p>
          </table:table-cell>
          <table:table-cell office:value-type="float" office:value="980.702379843183" calcext:value-type="float">
            <text:p>980.70237984318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4782" calcext:value-type="float">
            <text:p>1354782</text:p>
          </table:table-cell>
          <table:table-cell office:value-type="float" office:value="1655413" calcext:value-type="float">
            <text:p>1655413</text:p>
          </table:table-cell>
          <table:table-cell office:value-type="float" office:value="1670474" calcext:value-type="float">
            <text:p>1670474</text:p>
          </table:table-cell>
          <table:table-cell office:value-type="float" office:value="1264948" calcext:value-type="float">
            <text:p>1264948</text:p>
          </table:table-cell>
          <table:table-cell office:value-type="float" office:value="1394544" calcext:value-type="float">
            <text:p>1394544</text:p>
          </table:table-cell>
          <table:table-cell office:value-type="float" office:value="941497" calcext:value-type="float">
            <text:p>941497</text:p>
          </table:table-cell>
          <table:table-cell office:value-type="float" office:value="1678352" calcext:value-type="float">
            <text:p>1678352</text:p>
          </table:table-cell>
          <table:table-cell office:value-type="float" office:value="5" calcext:value-type="float">
            <text:p>5</text:p>
          </table:table-cell>
          <table:table-cell office:value-type="float" office:value="0.807513094843995" calcext:value-type="float">
            <text:p>0.807513094843995</text:p>
          </table:table-cell>
          <table:table-cell office:value-type="float" office:value="0.986703155839819" calcext:value-type="float">
            <text:p>0.986703155839819</text:p>
          </table:table-cell>
          <table:table-cell office:value-type="float" office:value="0.99568021245959" calcext:value-type="float">
            <text:p>0.99568021245959</text:p>
          </table:table-cell>
          <table:table-cell office:value-type="float" office:value="0.75396785187338" calcext:value-type="float">
            <text:p>0.75396785187338</text:p>
          </table:table-cell>
          <table:table-cell office:value-type="float" office:value="0.831213096524846" calcext:value-type="float">
            <text:p>0.831213096524846</text:p>
          </table:table-cell>
          <table:table-cell office:value-type="float" office:value="0.561176009318353" calcext:value-type="float">
            <text:p>0.561176009318353</text:p>
          </table:table-cell>
          <table:table-cell office:value-type="float" office:value="1.00037586693476" calcext:value-type="float">
            <text:p>1.00037586693476</text:p>
          </table:table-cell>
          <table:table-cell office:value-type="float" office:value="-99.2064296253239" calcext:value-type="float">
            <text:p>-99.2064296253239</text:p>
          </table:table-cell>
          <table:table-cell office:value-type="float" office:value="-83.7573806950308" calcext:value-type="float">
            <text:p>-83.7573806950308</text:p>
          </table:table-cell>
          <table:table-cell office:value-type="float" office:value="-137.764798136329" calcext:value-type="float">
            <text:p>-137.764798136329</text:p>
          </table:table-cell>
        </table:table-row>
        <table:table-row table:style-name="ro1">
          <table:table-cell office:value-type="string" calcext:value-type="string">
            <text:p>2019-11-12 12:11:56</text:p>
          </table:table-cell>
          <table:table-cell office:value-type="float" office:value="26.9444218710996" calcext:value-type="float">
            <text:p>26.9444218710996</text:p>
          </table:table-cell>
          <table:table-cell office:value-type="float" office:value="74.2847325144486" calcext:value-type="float">
            <text:p>74.2847325144486</text:p>
          </table:table-cell>
          <table:table-cell office:value-type="float" office:value="980.647229891676" calcext:value-type="float">
            <text:p>980.64722989167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9746" calcext:value-type="float">
            <text:p>1369746</text:p>
          </table:table-cell>
          <table:table-cell office:value-type="float" office:value="1653897" calcext:value-type="float">
            <text:p>1653897</text:p>
          </table:table-cell>
          <table:table-cell office:value-type="float" office:value="1663729" calcext:value-type="float">
            <text:p>1663729</text:p>
          </table:table-cell>
          <table:table-cell office:value-type="float" office:value="1115835" calcext:value-type="float">
            <text:p>1115835</text:p>
          </table:table-cell>
          <table:table-cell office:value-type="float" office:value="1283487" calcext:value-type="float">
            <text:p>1283487</text:p>
          </table:table-cell>
          <table:table-cell office:value-type="float" office:value="1175724" calcext:value-type="float">
            <text:p>1175724</text:p>
          </table:table-cell>
          <table:table-cell office:value-type="float" office:value="1679090" calcext:value-type="float">
            <text:p>1679090</text:p>
          </table:table-cell>
          <table:table-cell office:value-type="float" office:value="5" calcext:value-type="float">
            <text:p>5</text:p>
          </table:table-cell>
          <table:table-cell office:value-type="float" office:value="0.816432334951441" calcext:value-type="float">
            <text:p>0.816432334951441</text:p>
          </table:table-cell>
          <table:table-cell office:value-type="float" office:value="0.985799549317306" calcext:value-type="float">
            <text:p>0.985799549317306</text:p>
          </table:table-cell>
          <table:table-cell office:value-type="float" office:value="0.991659878690228" calcext:value-type="float">
            <text:p>0.991659878690228</text:p>
          </table:table-cell>
          <table:table-cell office:value-type="float" office:value="0.665089567314335" calcext:value-type="float">
            <text:p>0.665089567314335</text:p>
          </table:table-cell>
          <table:table-cell office:value-type="float" office:value="0.765017958285565" calcext:value-type="float">
            <text:p>0.765017958285565</text:p>
          </table:table-cell>
          <table:table-cell office:value-type="float" office:value="0.700786197279238" calcext:value-type="float">
            <text:p>0.700786197279238</text:p>
          </table:table-cell>
          <table:table-cell office:value-type="float" office:value="1.00081574926564" calcext:value-type="float">
            <text:p>1.00081574926564</text:p>
          </table:table-cell>
          <table:table-cell office:value-type="float" office:value="-116.982086537133" calcext:value-type="float">
            <text:p>-116.982086537133</text:p>
          </table:table-cell>
          <table:table-cell office:value-type="float" office:value="-96.996408342887" calcext:value-type="float">
            <text:p>-96.996408342887</text:p>
          </table:table-cell>
          <table:table-cell office:value-type="float" office:value="-109.842760544152" calcext:value-type="float">
            <text:p>-109.842760544152</text:p>
          </table:table-cell>
        </table:table-row>
        <table:table-row table:style-name="ro1">
          <table:table-cell office:value-type="string" calcext:value-type="string">
            <text:p>2019-11-12 12:11:57</text:p>
          </table:table-cell>
          <table:table-cell office:value-type="float" office:value="26.9444218710996" calcext:value-type="float">
            <text:p>26.9444218710996</text:p>
          </table:table-cell>
          <table:table-cell office:value-type="float" office:value="74.2578888694424" calcext:value-type="float">
            <text:p>74.2578888694424</text:p>
          </table:table-cell>
          <table:table-cell office:value-type="float" office:value="980.592080027694" calcext:value-type="float">
            <text:p>980.59208002769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5743" calcext:value-type="float">
            <text:p>1365743</text:p>
          </table:table-cell>
          <table:table-cell office:value-type="float" office:value="1655725" calcext:value-type="float">
            <text:p>1655725</text:p>
          </table:table-cell>
          <table:table-cell office:value-type="float" office:value="1664322" calcext:value-type="float">
            <text:p>1664322</text:p>
          </table:table-cell>
          <table:table-cell office:value-type="float" office:value="1354108" calcext:value-type="float">
            <text:p>1354108</text:p>
          </table:table-cell>
          <table:table-cell office:value-type="float" office:value="1143123" calcext:value-type="float">
            <text:p>1143123</text:p>
          </table:table-cell>
          <table:table-cell office:value-type="float" office:value="1074506" calcext:value-type="float">
            <text:p>1074506</text:p>
          </table:table-cell>
          <table:table-cell office:value-type="float" office:value="1678221" calcext:value-type="float">
            <text:p>1678221</text:p>
          </table:table-cell>
          <table:table-cell office:value-type="float" office:value="5" calcext:value-type="float">
            <text:p>5</text:p>
          </table:table-cell>
          <table:table-cell office:value-type="float" office:value="0.814046360736652" calcext:value-type="float">
            <text:p>0.814046360736652</text:p>
          </table:table-cell>
          <table:table-cell office:value-type="float" office:value="0.986889122353687" calcext:value-type="float">
            <text:p>0.986889122353687</text:p>
          </table:table-cell>
          <table:table-cell office:value-type="float" office:value="0.992013334275882" calcext:value-type="float">
            <text:p>0.992013334275882</text:p>
          </table:table-cell>
          <table:table-cell office:value-type="float" office:value="0.807111359490318" calcext:value-type="float">
            <text:p>0.807111359490318</text:p>
          </table:table-cell>
          <table:table-cell office:value-type="float" office:value="0.681354484719573" calcext:value-type="float">
            <text:p>0.681354484719573</text:p>
          </table:table-cell>
          <table:table-cell office:value-type="float" office:value="0.640455560738511" calcext:value-type="float">
            <text:p>0.640455560738511</text:p>
          </table:table-cell>
          <table:table-cell office:value-type="float" office:value="1.0002977848408" calcext:value-type="float">
            <text:p>1.0002977848408</text:p>
          </table:table-cell>
          <table:table-cell office:value-type="float" office:value="-88.5777281019364" calcext:value-type="float">
            <text:p>-88.5777281019364</text:p>
          </table:table-cell>
          <table:table-cell office:value-type="float" office:value="-113.729103056085" calcext:value-type="float">
            <text:p>-113.729103056085</text:p>
          </table:table-cell>
          <table:table-cell office:value-type="float" office:value="-121.908887852298" calcext:value-type="float">
            <text:p>-121.908887852298</text:p>
          </table:table-cell>
        </table:table-row>
        <table:table-row table:style-name="ro1">
          <table:table-cell office:value-type="string" calcext:value-type="string">
            <text:p>2019-11-12 12:11:58</text:p>
          </table:table-cell>
          <table:table-cell office:value-type="float" office:value="26.9393677529006" calcext:value-type="float">
            <text:p>26.9393677529006</text:p>
          </table:table-cell>
          <table:table-cell office:value-type="float" office:value="74.1232658017403" calcext:value-type="float">
            <text:p>74.1232658017403</text:p>
          </table:table-cell>
          <table:table-cell office:value-type="float" office:value="980.749035579094" calcext:value-type="float">
            <text:p>980.74903557909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4820" calcext:value-type="float">
            <text:p>1384820</text:p>
          </table:table-cell>
          <table:table-cell office:value-type="float" office:value="1654662" calcext:value-type="float">
            <text:p>1654662</text:p>
          </table:table-cell>
          <table:table-cell office:value-type="float" office:value="1667296" calcext:value-type="float">
            <text:p>1667296</text:p>
          </table:table-cell>
          <table:table-cell office:value-type="float" office:value="1320889" calcext:value-type="float">
            <text:p>1320889</text:p>
          </table:table-cell>
          <table:table-cell office:value-type="float" office:value="1313038" calcext:value-type="float">
            <text:p>1313038</text:p>
          </table:table-cell>
          <table:table-cell office:value-type="float" office:value="938890" calcext:value-type="float">
            <text:p>938890</text:p>
          </table:table-cell>
          <table:table-cell office:value-type="float" office:value="1678072" calcext:value-type="float">
            <text:p>1678072</text:p>
          </table:table-cell>
          <table:table-cell office:value-type="float" office:value="5" calcext:value-type="float">
            <text:p>5</text:p>
          </table:table-cell>
          <table:table-cell office:value-type="float" office:value="0.825417140175955" calcext:value-type="float">
            <text:p>0.825417140175955</text:p>
          </table:table-cell>
          <table:table-cell office:value-type="float" office:value="0.986255524904194" calcext:value-type="float">
            <text:p>0.986255524904194</text:p>
          </table:table-cell>
          <table:table-cell office:value-type="float" office:value="0.993785976622817" calcext:value-type="float">
            <text:p>0.993785976622817</text:p>
          </table:table-cell>
          <table:table-cell office:value-type="float" office:value="0.787311290182029" calcext:value-type="float">
            <text:p>0.787311290182029</text:p>
          </table:table-cell>
          <table:table-cell office:value-type="float" office:value="0.782631728962866" calcext:value-type="float">
            <text:p>0.782631728962866</text:p>
          </table:table-cell>
          <table:table-cell office:value-type="float" office:value="0.55962211604382" calcext:value-type="float">
            <text:p>0.55962211604382</text:p>
          </table:table-cell>
          <table:table-cell office:value-type="float" office:value="1.00020897390949" calcext:value-type="float">
            <text:p>1.00020897390949</text:p>
          </table:table-cell>
          <table:table-cell office:value-type="float" office:value="-92.5377419635942" calcext:value-type="float">
            <text:p>-92.5377419635942</text:p>
          </table:table-cell>
          <table:table-cell office:value-type="float" office:value="-93.4736542074268" calcext:value-type="float">
            <text:p>-93.4736542074268</text:p>
          </table:table-cell>
          <table:table-cell office:value-type="float" office:value="-138.075576791236" calcext:value-type="float">
            <text:p>-138.075576791236</text:p>
          </table:table-cell>
        </table:table-row>
        <table:table-row table:style-name="ro1">
          <table:table-cell office:value-type="string" calcext:value-type="string">
            <text:p>2019-11-12 12:12:00</text:p>
          </table:table-cell>
          <table:table-cell office:value-type="float" office:value="26.9343136349926" calcext:value-type="float">
            <text:p>26.9343136349926</text:p>
          </table:table-cell>
          <table:table-cell office:value-type="float" office:value="73.9510566907349" calcext:value-type="float">
            <text:p>73.9510566907349</text:p>
          </table:table-cell>
          <table:table-cell office:value-type="float" office:value="980.685392188895" calcext:value-type="float">
            <text:p>980.68539218889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3490" calcext:value-type="float">
            <text:p>1363490</text:p>
          </table:table-cell>
          <table:table-cell office:value-type="float" office:value="1656429" calcext:value-type="float">
            <text:p>1656429</text:p>
          </table:table-cell>
          <table:table-cell office:value-type="float" office:value="1666168" calcext:value-type="float">
            <text:p>1666168</text:p>
          </table:table-cell>
          <table:table-cell office:value-type="float" office:value="1162201" calcext:value-type="float">
            <text:p>1162201</text:p>
          </table:table-cell>
          <table:table-cell office:value-type="float" office:value="1383386" calcext:value-type="float">
            <text:p>1383386</text:p>
          </table:table-cell>
          <table:table-cell office:value-type="float" office:value="991389" calcext:value-type="float">
            <text:p>991389</text:p>
          </table:table-cell>
          <table:table-cell office:value-type="float" office:value="1681912" calcext:value-type="float">
            <text:p>1681912</text:p>
          </table:table-cell>
          <table:table-cell office:value-type="float" office:value="5" calcext:value-type="float">
            <text:p>5</text:p>
          </table:table-cell>
          <table:table-cell office:value-type="float" office:value="0.812703467929777" calcext:value-type="float">
            <text:p>0.812703467929777</text:p>
          </table:table-cell>
          <table:table-cell office:value-type="float" office:value="0.987308739102928" calcext:value-type="float">
            <text:p>0.987308739102928</text:p>
          </table:table-cell>
          <table:table-cell office:value-type="float" office:value="0.993113636149602" calcext:value-type="float">
            <text:p>0.993113636149602</text:p>
          </table:table-cell>
          <table:table-cell office:value-type="float" office:value="0.692725860205395" calcext:value-type="float">
            <text:p>0.692725860205395</text:p>
          </table:table-cell>
          <table:table-cell office:value-type="float" office:value="0.824562409467984" calcext:value-type="float">
            <text:p>0.824562409467984</text:p>
          </table:table-cell>
          <table:table-cell office:value-type="float" office:value="0.590913962234731" calcext:value-type="float">
            <text:p>0.590913962234731</text:p>
          </table:table-cell>
          <table:table-cell office:value-type="float" office:value="1.00249779254172" calcext:value-type="float">
            <text:p>1.00249779254172</text:p>
          </table:table-cell>
          <table:table-cell office:value-type="float" office:value="-111.454827958921" calcext:value-type="float">
            <text:p>-111.454827958921</text:p>
          </table:table-cell>
          <table:table-cell office:value-type="float" office:value="-85.0875181064031" calcext:value-type="float">
            <text:p>-85.0875181064031</text:p>
          </table:table-cell>
          <table:table-cell office:value-type="float" office:value="-131.817207553054" calcext:value-type="float">
            <text:p>-131.817207553054</text:p>
          </table:table-cell>
        </table:table-row>
        <table:table-row table:style-name="ro1">
          <table:table-cell office:value-type="string" calcext:value-type="string">
            <text:p>2019-11-12 12:12:01</text:p>
          </table:table-cell>
          <table:table-cell office:value-type="float" office:value="26.9343136349926" calcext:value-type="float">
            <text:p>26.9343136349926</text:p>
          </table:table-cell>
          <table:table-cell office:value-type="float" office:value="73.9242109740577" calcext:value-type="float">
            <text:p>73.9242109740577</text:p>
          </table:table-cell>
          <table:table-cell office:value-type="float" office:value="980.740541311728" calcext:value-type="float">
            <text:p>980.74054131172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4259" calcext:value-type="float">
            <text:p>1354259</text:p>
          </table:table-cell>
          <table:table-cell office:value-type="float" office:value="1653588" calcext:value-type="float">
            <text:p>1653588</text:p>
          </table:table-cell>
          <table:table-cell office:value-type="float" office:value="1662956" calcext:value-type="float">
            <text:p>1662956</text:p>
          </table:table-cell>
          <table:table-cell office:value-type="float" office:value="1134562" calcext:value-type="float">
            <text:p>1134562</text:p>
          </table:table-cell>
          <table:table-cell office:value-type="float" office:value="1349025" calcext:value-type="float">
            <text:p>1349025</text:p>
          </table:table-cell>
          <table:table-cell office:value-type="float" office:value="1121761" calcext:value-type="float">
            <text:p>1121761</text:p>
          </table:table-cell>
          <table:table-cell office:value-type="float" office:value="1679378" calcext:value-type="float">
            <text:p>1679378</text:p>
          </table:table-cell>
          <table:table-cell office:value-type="float" office:value="5" calcext:value-type="float">
            <text:p>5</text:p>
          </table:table-cell>
          <table:table-cell office:value-type="float" office:value="0.807201362514658" calcext:value-type="float">
            <text:p>0.807201362514658</text:p>
          </table:table-cell>
          <table:table-cell office:value-type="float" office:value="0.985615370942994" calcext:value-type="float">
            <text:p>0.985615370942994</text:p>
          </table:table-cell>
          <table:table-cell office:value-type="float" office:value="0.99119913473119" calcext:value-type="float">
            <text:p>0.99119913473119</text:p>
          </table:table-cell>
          <table:table-cell office:value-type="float" office:value="0.676251730472056" calcext:value-type="float">
            <text:p>0.676251730472056</text:p>
          </table:table-cell>
          <table:table-cell office:value-type="float" office:value="0.804081655035216" calcext:value-type="float">
            <text:p>0.804081655035216</text:p>
          </table:table-cell>
          <table:table-cell office:value-type="float" office:value="0.668621738984792" calcext:value-type="float">
            <text:p>0.668621738984792</text:p>
          </table:table-cell>
          <table:table-cell office:value-type="float" office:value="1.00098741066306" calcext:value-type="float">
            <text:p>1.00098741066306</text:p>
          </table:table-cell>
          <table:table-cell office:value-type="float" office:value="-114.749653905589" calcext:value-type="float">
            <text:p>-114.749653905589</text:p>
          </table:table-cell>
          <table:table-cell office:value-type="float" office:value="-89.1836689929568" calcext:value-type="float">
            <text:p>-89.1836689929568</text:p>
          </table:table-cell>
          <table:table-cell office:value-type="float" office:value="-116.275652203042" calcext:value-type="float">
            <text:p>-116.275652203042</text:p>
          </table:table-cell>
        </table:table-row>
        <table:table-row table:style-name="ro1">
          <table:table-cell office:value-type="string" calcext:value-type="string">
            <text:p>2019-11-12 12:12:02</text:p>
          </table:table-cell>
          <table:table-cell office:value-type="float" office:value="26.9343136349926" calcext:value-type="float">
            <text:p>26.9343136349926</text:p>
          </table:table-cell>
          <table:table-cell office:value-type="float" office:value="73.9295801346172" calcext:value-type="float">
            <text:p>73.9295801346172</text:p>
          </table:table-cell>
          <table:table-cell office:value-type="float" office:value="980.740541311728" calcext:value-type="float">
            <text:p>980.74054131172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5505" calcext:value-type="float">
            <text:p>1355505</text:p>
          </table:table-cell>
          <table:table-cell office:value-type="float" office:value="1652878" calcext:value-type="float">
            <text:p>1652878</text:p>
          </table:table-cell>
          <table:table-cell office:value-type="float" office:value="1664215" calcext:value-type="float">
            <text:p>1664215</text:p>
          </table:table-cell>
          <table:table-cell office:value-type="float" office:value="1378452" calcext:value-type="float">
            <text:p>1378452</text:p>
          </table:table-cell>
          <table:table-cell office:value-type="float" office:value="1145376" calcext:value-type="float">
            <text:p>1145376</text:p>
          </table:table-cell>
          <table:table-cell office:value-type="float" office:value="987893" calcext:value-type="float">
            <text:p>987893</text:p>
          </table:table-cell>
          <table:table-cell office:value-type="float" office:value="1678790" calcext:value-type="float">
            <text:p>1678790</text:p>
          </table:table-cell>
          <table:table-cell office:value-type="float" office:value="5" calcext:value-type="float">
            <text:p>5</text:p>
          </table:table-cell>
          <table:table-cell office:value-type="float" office:value="0.807944036477093" calcext:value-type="float">
            <text:p>0.807944036477093</text:p>
          </table:table-cell>
          <table:table-cell office:value-type="float" office:value="0.985192177914641" calcext:value-type="float">
            <text:p>0.985192177914641</text:p>
          </table:table-cell>
          <table:table-cell office:value-type="float" office:value="0.991949557298369" calcext:value-type="float">
            <text:p>0.991949557298369</text:p>
          </table:table-cell>
          <table:table-cell office:value-type="float" office:value="0.821621515944185" calcext:value-type="float">
            <text:p>0.821621515944185</text:p>
          </table:table-cell>
          <table:table-cell office:value-type="float" office:value="0.682697377526447" calcext:value-type="float">
            <text:p>0.682697377526447</text:p>
          </table:table-cell>
          <table:table-cell office:value-type="float" office:value="0.588830183604977" calcext:value-type="float">
            <text:p>0.588830183604977</text:p>
          </table:table-cell>
          <table:table-cell office:value-type="float" office:value="1.00063693531" calcext:value-type="float">
            <text:p>1.00063693531</text:p>
          </table:table-cell>
          <table:table-cell office:value-type="float" office:value="-85.6756968111631" calcext:value-type="float">
            <text:p>-85.6756968111631</text:p>
          </table:table-cell>
          <table:table-cell office:value-type="float" office:value="-113.460524494711" calcext:value-type="float">
            <text:p>-113.460524494711</text:p>
          </table:table-cell>
          <table:table-cell office:value-type="float" office:value="-132.233963279004" calcext:value-type="float">
            <text:p>-132.233963279004</text:p>
          </table:table-cell>
        </table:table-row>
        <table:table-row table:style-name="ro1">
          <table:table-cell office:value-type="string" calcext:value-type="string">
            <text:p>2019-11-12 12:12:03</text:p>
          </table:table-cell>
          <table:table-cell office:value-type="float" office:value="26.9343136349926" calcext:value-type="float">
            <text:p>26.9343136349926</text:p>
          </table:table-cell>
          <table:table-cell office:value-type="float" office:value="73.9510566907349" calcext:value-type="float">
            <text:p>73.9510566907349</text:p>
          </table:table-cell>
          <table:table-cell office:value-type="float" office:value="980.712966739371" calcext:value-type="float">
            <text:p>980.71296673937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6392" calcext:value-type="float">
            <text:p>1356392</text:p>
          </table:table-cell>
          <table:table-cell office:value-type="float" office:value="1653860" calcext:value-type="float">
            <text:p>1653860</text:p>
          </table:table-cell>
          <table:table-cell office:value-type="float" office:value="1663248" calcext:value-type="float">
            <text:p>1663248</text:p>
          </table:table-cell>
          <table:table-cell office:value-type="float" office:value="1152782" calcext:value-type="float">
            <text:p>1152782</text:p>
          </table:table-cell>
          <table:table-cell office:value-type="float" office:value="1365639" calcext:value-type="float">
            <text:p>1365639</text:p>
          </table:table-cell>
          <table:table-cell office:value-type="float" office:value="1066587" calcext:value-type="float">
            <text:p>1066587</text:p>
          </table:table-cell>
          <table:table-cell office:value-type="float" office:value="1685789" calcext:value-type="float">
            <text:p>1685789</text:p>
          </table:table-cell>
          <table:table-cell office:value-type="float" office:value="5" calcext:value-type="float">
            <text:p>5</text:p>
          </table:table-cell>
          <table:table-cell office:value-type="float" office:value="0.808472729739276" calcext:value-type="float">
            <text:p>0.808472729739276</text:p>
          </table:table-cell>
          <table:table-cell office:value-type="float" office:value="0.98577749559611" calcext:value-type="float">
            <text:p>0.98577749559611</text:p>
          </table:table-cell>
          <table:table-cell office:value-type="float" office:value="0.991373180314682" calcext:value-type="float">
            <text:p>0.991373180314682</text:p>
          </table:table-cell>
          <table:table-cell office:value-type="float" office:value="0.687111698044741" calcext:value-type="float">
            <text:p>0.687111698044741</text:p>
          </table:table-cell>
          <table:table-cell office:value-type="float" office:value="0.813984371898695" calcext:value-type="float">
            <text:p>0.813984371898695</text:p>
          </table:table-cell>
          <table:table-cell office:value-type="float" office:value="0.635735468356069" calcext:value-type="float">
            <text:p>0.635735468356069</text:p>
          </table:table-cell>
          <table:table-cell office:value-type="float" office:value="1.00480866489514" calcext:value-type="float">
            <text:p>1.00480866489514</text:p>
          </table:table-cell>
          <table:table-cell office:value-type="float" office:value="-112.577660391052" calcext:value-type="float">
            <text:p>-112.577660391052</text:p>
          </table:table-cell>
          <table:table-cell office:value-type="float" office:value="-87.2031256202609" calcext:value-type="float">
            <text:p>-87.2031256202609</text:p>
          </table:table-cell>
          <table:table-cell office:value-type="float" office:value="-122.852906328786" calcext:value-type="float">
            <text:p>-122.852906328786</text:p>
          </table:table-cell>
        </table:table-row>
        <table:table-row table:style-name="ro1">
          <table:table-cell office:value-type="string" calcext:value-type="string">
            <text:p>2019-11-12 12:12:05</text:p>
          </table:table-cell>
          <table:table-cell office:value-type="float" office:value="26.9343136349926" calcext:value-type="float">
            <text:p>26.9343136349926</text:p>
          </table:table-cell>
          <table:table-cell office:value-type="float" office:value="73.9242109740577" calcext:value-type="float">
            <text:p>73.9242109740577</text:p>
          </table:table-cell>
          <table:table-cell office:value-type="float" office:value="980.712966739371" calcext:value-type="float">
            <text:p>980.71296673937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7894" calcext:value-type="float">
            <text:p>1367894</text:p>
          </table:table-cell>
          <table:table-cell office:value-type="float" office:value="1653141" calcext:value-type="float">
            <text:p>1653141</text:p>
          </table:table-cell>
          <table:table-cell office:value-type="float" office:value="1662000" calcext:value-type="float">
            <text:p>1662000</text:p>
          </table:table-cell>
          <table:table-cell office:value-type="float" office:value="1209615" calcext:value-type="float">
            <text:p>1209615</text:p>
          </table:table-cell>
          <table:table-cell office:value-type="float" office:value="1391737" calcext:value-type="float">
            <text:p>1391737</text:p>
          </table:table-cell>
          <table:table-cell office:value-type="float" office:value="971509" calcext:value-type="float">
            <text:p>971509</text:p>
          </table:table-cell>
          <table:table-cell office:value-type="float" office:value="1678464" calcext:value-type="float">
            <text:p>1678464</text:p>
          </table:table-cell>
          <table:table-cell office:value-type="float" office:value="5" calcext:value-type="float">
            <text:p>5</text:p>
          </table:table-cell>
          <table:table-cell office:value-type="float" office:value="0.815328456798608" calcext:value-type="float">
            <text:p>0.815328456798608</text:p>
          </table:table-cell>
          <table:table-cell office:value-type="float" office:value="0.985348938149087" calcext:value-type="float">
            <text:p>0.985348938149087</text:p>
          </table:table-cell>
          <table:table-cell office:value-type="float" office:value="0.990629314259209" calcext:value-type="float">
            <text:p>0.990629314259209</text:p>
          </table:table-cell>
          <table:table-cell office:value-type="float" office:value="0.720986809848167" calcext:value-type="float">
            <text:p>0.720986809848167</text:p>
          </table:table-cell>
          <table:table-cell office:value-type="float" office:value="0.829539993946552" calcext:value-type="float">
            <text:p>0.829539993946552</text:p>
          </table:table-cell>
          <table:table-cell office:value-type="float" office:value="0.579064557440824" calcext:value-type="float">
            <text:p>0.579064557440824</text:p>
          </table:table-cell>
          <table:table-cell office:value-type="float" office:value="1.00044262414487" calcext:value-type="float">
            <text:p>1.00044262414487</text:p>
          </table:table-cell>
          <table:table-cell office:value-type="float" office:value="-105.802638030367" calcext:value-type="float">
            <text:p>-105.802638030367</text:p>
          </table:table-cell>
          <table:table-cell office:value-type="float" office:value="-84.0920012106897" calcext:value-type="float">
            <text:p>-84.0920012106897</text:p>
          </table:table-cell>
          <table:table-cell office:value-type="float" office:value="-134.187088511835" calcext:value-type="float">
            <text:p>-134.187088511835</text:p>
          </table:table-cell>
        </table:table-row>
        <table:table-row table:style-name="ro1">
          <table:table-cell office:value-type="string" calcext:value-type="string">
            <text:p>2019-11-12 12:12:06</text:p>
          </table:table-cell>
          <table:table-cell office:value-type="float" office:value="26.9343136349926" calcext:value-type="float">
            <text:p>26.9343136349926</text:p>
          </table:table-cell>
          <table:table-cell office:value-type="float" office:value="73.9510566907349" calcext:value-type="float">
            <text:p>73.9510566907349</text:p>
          </table:table-cell>
          <table:table-cell office:value-type="float" office:value="980.685392188895" calcext:value-type="float">
            <text:p>980.68539218889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6875" calcext:value-type="float">
            <text:p>1366875</text:p>
          </table:table-cell>
          <table:table-cell office:value-type="float" office:value="1657780" calcext:value-type="float">
            <text:p>1657780</text:p>
          </table:table-cell>
          <table:table-cell office:value-type="float" office:value="1667120" calcext:value-type="float">
            <text:p>1667120</text:p>
          </table:table-cell>
          <table:table-cell office:value-type="float" office:value="1272599" calcext:value-type="float">
            <text:p>1272599</text:p>
          </table:table-cell>
          <table:table-cell office:value-type="float" office:value="1169017" calcext:value-type="float">
            <text:p>1169017</text:p>
          </table:table-cell>
          <table:table-cell office:value-type="float" office:value="1122545" calcext:value-type="float">
            <text:p>1122545</text:p>
          </table:table-cell>
          <table:table-cell office:value-type="float" office:value="1680277" calcext:value-type="float">
            <text:p>1680277</text:p>
          </table:table-cell>
          <table:table-cell office:value-type="float" office:value="5" calcext:value-type="float">
            <text:p>5</text:p>
          </table:table-cell>
          <table:table-cell office:value-type="float" office:value="0.814721085395942" calcext:value-type="float">
            <text:p>0.814721085395942</text:p>
          </table:table-cell>
          <table:table-cell office:value-type="float" office:value="0.988113997949838" calcext:value-type="float">
            <text:p>0.988113997949838</text:p>
          </table:table-cell>
          <table:table-cell office:value-type="float" office:value="0.993681072435507" calcext:value-type="float">
            <text:p>0.993681072435507</text:p>
          </table:table-cell>
          <table:table-cell office:value-type="float" office:value="0.758528203788782" calcext:value-type="float">
            <text:p>0.758528203788782</text:p>
          </table:table-cell>
          <table:table-cell office:value-type="float" office:value="0.696788513277592" calcext:value-type="float">
            <text:p>0.696788513277592</text:p>
          </table:table-cell>
          <table:table-cell office:value-type="float" office:value="0.669089039455538" calcext:value-type="float">
            <text:p>0.669089039455538</text:p>
          </table:table-cell>
          <table:table-cell office:value-type="float" office:value="1.00152325648347" calcext:value-type="float">
            <text:p>1.00152325648347</text:p>
          </table:table-cell>
          <table:table-cell office:value-type="float" office:value="-98.2943592422437" calcext:value-type="float">
            <text:p>-98.2943592422437</text:p>
          </table:table-cell>
          <table:table-cell office:value-type="float" office:value="-110.642297344482" calcext:value-type="float">
            <text:p>-110.642297344482</text:p>
          </table:table-cell>
          <table:table-cell office:value-type="float" office:value="-116.182192108892" calcext:value-type="float">
            <text:p>-116.182192108892</text:p>
          </table:table-cell>
        </table:table-row>
        <table:table-row table:style-name="ro1">
          <table:table-cell office:value-type="string" calcext:value-type="string">
            <text:p>2019-11-12 12:12:07</text:p>
          </table:table-cell>
          <table:table-cell office:value-type="float" office:value="26.9292595173756" calcext:value-type="float">
            <text:p>26.9292595173756</text:p>
          </table:table-cell>
          <table:table-cell office:value-type="float" office:value="73.9399188314223" calcext:value-type="float">
            <text:p>73.9399188314223</text:p>
          </table:table-cell>
          <table:table-cell office:value-type="float" office:value="980.732047080117" calcext:value-type="float">
            <text:p>980.73204708011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1933" calcext:value-type="float">
            <text:p>1381933</text:p>
          </table:table-cell>
          <table:table-cell office:value-type="float" office:value="1654556" calcext:value-type="float">
            <text:p>1654556</text:p>
          </table:table-cell>
          <table:table-cell office:value-type="float" office:value="1667461" calcext:value-type="float">
            <text:p>1667461</text:p>
          </table:table-cell>
          <table:table-cell office:value-type="float" office:value="1342388" calcext:value-type="float">
            <text:p>1342388</text:p>
          </table:table-cell>
          <table:table-cell office:value-type="float" office:value="1236805" calcext:value-type="float">
            <text:p>1236805</text:p>
          </table:table-cell>
          <table:table-cell office:value-type="float" office:value="943155" calcext:value-type="float">
            <text:p>943155</text:p>
          </table:table-cell>
          <table:table-cell office:value-type="float" office:value="1678437" calcext:value-type="float">
            <text:p>1678437</text:p>
          </table:table-cell>
          <table:table-cell office:value-type="float" office:value="5" calcext:value-type="float">
            <text:p>5</text:p>
          </table:table-cell>
          <table:table-cell office:value-type="float" office:value="0.823696353876156" calcext:value-type="float">
            <text:p>0.823696353876156</text:p>
          </table:table-cell>
          <table:table-cell office:value-type="float" office:value="0.986192343973201" calcext:value-type="float">
            <text:p>0.986192343973201</text:p>
          </table:table-cell>
          <table:table-cell office:value-type="float" office:value="0.99388432429842" calcext:value-type="float">
            <text:p>0.99388432429842</text:p>
          </table:table-cell>
          <table:table-cell office:value-type="float" office:value="0.800125694289886" calcext:value-type="float">
            <text:p>0.800125694289886</text:p>
          </table:table-cell>
          <table:table-cell office:value-type="float" office:value="0.737193314694561" calcext:value-type="float">
            <text:p>0.737193314694561</text:p>
          </table:table-cell>
          <table:table-cell office:value-type="float" office:value="0.562164254446537" calcext:value-type="float">
            <text:p>0.562164254446537</text:p>
          </table:table-cell>
          <table:table-cell office:value-type="float" office:value="1.00042653088886" calcext:value-type="float">
            <text:p>1.00042653088886</text:p>
          </table:table-cell>
          <table:table-cell office:value-type="float" office:value="-89.9748611420227" calcext:value-type="float">
            <text:p>-89.9748611420227</text:p>
          </table:table-cell>
          <table:table-cell office:value-type="float" office:value="-102.561337061088" calcext:value-type="float">
            <text:p>-102.561337061088</text:p>
          </table:table-cell>
          <table:table-cell office:value-type="float" office:value="-137.567149110693" calcext:value-type="float">
            <text:p>-137.567149110693</text:p>
          </table:table-cell>
        </table:table-row>
        <table:table-row table:style-name="ro1">
          <table:table-cell office:value-type="string" calcext:value-type="string">
            <text:p>2019-11-12 12:12:08</text:p>
          </table:table-cell>
          <table:table-cell office:value-type="float" office:value="26.9191512830148" calcext:value-type="float">
            <text:p>26.9191512830148</text:p>
          </table:table-cell>
          <table:table-cell office:value-type="float" office:value="73.9283816693695" calcext:value-type="float">
            <text:p>73.9283816693695</text:p>
          </table:table-cell>
          <table:table-cell office:value-type="float" office:value="980.715058724168" calcext:value-type="float">
            <text:p>980.71505872416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1693" calcext:value-type="float">
            <text:p>1361693</text:p>
          </table:table-cell>
          <table:table-cell office:value-type="float" office:value="1655307" calcext:value-type="float">
            <text:p>1655307</text:p>
          </table:table-cell>
          <table:table-cell office:value-type="float" office:value="1664678" calcext:value-type="float">
            <text:p>1664678</text:p>
          </table:table-cell>
          <table:table-cell office:value-type="float" office:value="1186295" calcext:value-type="float">
            <text:p>1186295</text:p>
          </table:table-cell>
          <table:table-cell office:value-type="float" office:value="1397732" calcext:value-type="float">
            <text:p>1397732</text:p>
          </table:table-cell>
          <table:table-cell office:value-type="float" office:value="960263" calcext:value-type="float">
            <text:p>960263</text:p>
          </table:table-cell>
          <table:table-cell office:value-type="float" office:value="1678234" calcext:value-type="float">
            <text:p>1678234</text:p>
          </table:table-cell>
          <table:table-cell office:value-type="float" office:value="5" calcext:value-type="float">
            <text:p>5</text:p>
          </table:table-cell>
          <table:table-cell office:value-type="float" office:value="0.811632372335478" calcext:value-type="float">
            <text:p>0.811632372335478</text:p>
          </table:table-cell>
          <table:table-cell office:value-type="float" office:value="0.986639974908826" calcext:value-type="float">
            <text:p>0.986639974908826</text:p>
          </table:table-cell>
          <table:table-cell office:value-type="float" office:value="0.992225526836577" calcext:value-type="float">
            <text:p>0.992225526836577</text:p>
          </table:table-cell>
          <table:table-cell office:value-type="float" office:value="0.70708700502956" calcext:value-type="float">
            <text:p>0.70708700502956</text:p>
          </table:table-cell>
          <table:table-cell office:value-type="float" office:value="0.833113292826807" calcext:value-type="float">
            <text:p>0.833113292826807</text:p>
          </table:table-cell>
          <table:table-cell office:value-type="float" office:value="0.572361418290307" calcext:value-type="float">
            <text:p>0.572361418290307</text:p>
          </table:table-cell>
          <table:table-cell office:value-type="float" office:value="1.00030553344554" calcext:value-type="float">
            <text:p>1.00030553344554</text:p>
          </table:table-cell>
          <table:table-cell office:value-type="float" office:value="-108.582598994088" calcext:value-type="float">
            <text:p>-108.582598994088</text:p>
          </table:table-cell>
          <table:table-cell office:value-type="float" office:value="-83.3773414346387" calcext:value-type="float">
            <text:p>-83.3773414346387</text:p>
          </table:table-cell>
          <table:table-cell office:value-type="float" office:value="-135.527716341939" calcext:value-type="float">
            <text:p>-135.527716341939</text:p>
          </table:table-cell>
        </table:table-row>
        <table:table-row table:style-name="ro1">
          <table:table-cell office:value-type="string" calcext:value-type="string">
            <text:p>2019-11-12 12:12:10</text:p>
          </table:table-cell>
          <table:table-cell office:value-type="float" office:value="26.9242054000497" calcext:value-type="float">
            <text:p>26.9242054000497</text:p>
          </table:table-cell>
          <table:table-cell office:value-type="float" office:value="73.9448882384593" calcext:value-type="float">
            <text:p>73.9448882384593</text:p>
          </table:table-cell>
          <table:table-cell office:value-type="float" office:value="980.695978770002" calcext:value-type="float">
            <text:p>980.69597877000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5348" calcext:value-type="float">
            <text:p>1355348</text:p>
          </table:table-cell>
          <table:table-cell office:value-type="float" office:value="1653926" calcext:value-type="float">
            <text:p>1653926</text:p>
          </table:table-cell>
          <table:table-cell office:value-type="float" office:value="1663325" calcext:value-type="float">
            <text:p>1663325</text:p>
          </table:table-cell>
          <table:table-cell office:value-type="float" office:value="1120963" calcext:value-type="float">
            <text:p>1120963</text:p>
          </table:table-cell>
          <table:table-cell office:value-type="float" office:value="1335778" calcext:value-type="float">
            <text:p>1335778</text:p>
          </table:table-cell>
          <table:table-cell office:value-type="float" office:value="1149096" calcext:value-type="float">
            <text:p>1149096</text:p>
          </table:table-cell>
          <table:table-cell office:value-type="float" office:value="1679609" calcext:value-type="float">
            <text:p>1679609</text:p>
          </table:table-cell>
          <table:table-cell office:value-type="float" office:value="5" calcext:value-type="float">
            <text:p>5</text:p>
          </table:table-cell>
          <table:table-cell office:value-type="float" office:value="0.80785045717364" calcext:value-type="float">
            <text:p>0.80785045717364</text:p>
          </table:table-cell>
          <table:table-cell office:value-type="float" office:value="0.985816834666352" calcext:value-type="float">
            <text:p>0.985816834666352</text:p>
          </table:table-cell>
          <table:table-cell office:value-type="float" office:value="0.99141907589663" calcext:value-type="float">
            <text:p>0.99141907589663</text:p>
          </table:table-cell>
          <table:table-cell office:value-type="float" office:value="0.668146093862783" calcext:value-type="float">
            <text:p>0.668146093862783</text:p>
          </table:table-cell>
          <table:table-cell office:value-type="float" office:value="0.796185826800564" calcext:value-type="float">
            <text:p>0.796185826800564</text:p>
          </table:table-cell>
          <table:table-cell office:value-type="float" office:value="0.684914670576414" calcext:value-type="float">
            <text:p>0.684914670576414</text:p>
          </table:table-cell>
          <table:table-cell office:value-type="float" office:value="1.0011250974089" calcext:value-type="float">
            <text:p>1.0011250974089</text:p>
          </table:table-cell>
          <table:table-cell office:value-type="float" office:value="-116.370781227443" calcext:value-type="float">
            <text:p>-116.370781227443</text:p>
          </table:table-cell>
          <table:table-cell office:value-type="float" office:value="-90.7628346398872" calcext:value-type="float">
            <text:p>-90.7628346398872</text:p>
          </table:table-cell>
          <table:table-cell office:value-type="float" office:value="-113.017065884717" calcext:value-type="float">
            <text:p>-113.017065884717</text:p>
          </table:table-cell>
        </table:table-row>
        <table:table-row table:style-name="ro1">
          <table:table-cell office:value-type="string" calcext:value-type="string">
            <text:p>2019-11-12 12:12:11</text:p>
          </table:table-cell>
          <table:table-cell office:value-type="float" office:value="26.9343136349926" calcext:value-type="float">
            <text:p>26.9343136349926</text:p>
          </table:table-cell>
          <table:table-cell office:value-type="float" office:value="73.9403184299001" calcext:value-type="float">
            <text:p>73.9403184299001</text:p>
          </table:table-cell>
          <table:table-cell office:value-type="float" office:value="980.685392188895" calcext:value-type="float">
            <text:p>980.68539218889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5498" calcext:value-type="float">
            <text:p>1355498</text:p>
          </table:table-cell>
          <table:table-cell office:value-type="float" office:value="1653059" calcext:value-type="float">
            <text:p>1653059</text:p>
          </table:table-cell>
          <table:table-cell office:value-type="float" office:value="1665103" calcext:value-type="float">
            <text:p>1665103</text:p>
          </table:table-cell>
          <table:table-cell office:value-type="float" office:value="1371920" calcext:value-type="float">
            <text:p>1371920</text:p>
          </table:table-cell>
          <table:table-cell office:value-type="float" office:value="1156020" calcext:value-type="float">
            <text:p>1156020</text:p>
          </table:table-cell>
          <table:table-cell office:value-type="float" office:value="970875" calcext:value-type="float">
            <text:p>970875</text:p>
          </table:table-cell>
          <table:table-cell office:value-type="float" office:value="1679216" calcext:value-type="float">
            <text:p>1679216</text:p>
          </table:table-cell>
          <table:table-cell office:value-type="float" office:value="5" calcext:value-type="float">
            <text:p>5</text:p>
          </table:table-cell>
          <table:table-cell office:value-type="float" office:value="0.807939864151462" calcext:value-type="float">
            <text:p>0.807939864151462</text:p>
          </table:table-cell>
          <table:table-cell office:value-type="float" office:value="0.985300062334545" calcext:value-type="float">
            <text:p>0.985300062334545</text:p>
          </table:table-cell>
          <table:table-cell office:value-type="float" office:value="0.992478846607071" calcext:value-type="float">
            <text:p>0.992478846607071</text:p>
          </table:table-cell>
          <table:table-cell office:value-type="float" office:value="0.81772814008333" calcext:value-type="float">
            <text:p>0.81772814008333</text:p>
          </table:table-cell>
          <table:table-cell office:value-type="float" office:value="0.689041696672642" calcext:value-type="float">
            <text:p>0.689041696672642</text:p>
          </table:table-cell>
          <table:table-cell office:value-type="float" office:value="0.5786866639479" calcext:value-type="float">
            <text:p>0.5786866639479</text:p>
          </table:table-cell>
          <table:table-cell office:value-type="float" office:value="1.00089085112701" calcext:value-type="float">
            <text:p>1.00089085112701</text:p>
          </table:table-cell>
          <table:table-cell office:value-type="float" office:value="-86.4543719833341" calcext:value-type="float">
            <text:p>-86.4543719833341</text:p>
          </table:table-cell>
          <table:table-cell office:value-type="float" office:value="-112.191660665472" calcext:value-type="float">
            <text:p>-112.191660665472</text:p>
          </table:table-cell>
          <table:table-cell office:value-type="float" office:value="-134.26266721042" calcext:value-type="float">
            <text:p>-134.26266721042</text:p>
          </table:table-cell>
        </table:table-row>
        <table:table-row table:style-name="ro1">
          <table:table-cell office:value-type="string" calcext:value-type="string">
            <text:p>2019-11-12 12:12:12</text:p>
          </table:table-cell>
          <table:table-cell office:value-type="float" office:value="26.9191512830148" calcext:value-type="float">
            <text:p>26.9191512830148</text:p>
          </table:table-cell>
          <table:table-cell office:value-type="float" office:value="73.9820710067934" calcext:value-type="float">
            <text:p>73.9820710067934</text:p>
          </table:table-cell>
          <table:table-cell office:value-type="float" office:value="980.687484838955" calcext:value-type="float">
            <text:p>980.68748483895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9740" calcext:value-type="float">
            <text:p>1359740</text:p>
          </table:table-cell>
          <table:table-cell office:value-type="float" office:value="1654446" calcext:value-type="float">
            <text:p>1654446</text:p>
          </table:table-cell>
          <table:table-cell office:value-type="float" office:value="1663385" calcext:value-type="float">
            <text:p>1663385</text:p>
          </table:table-cell>
          <table:table-cell office:value-type="float" office:value="1176473" calcext:value-type="float">
            <text:p>1176473</text:p>
          </table:table-cell>
          <table:table-cell office:value-type="float" office:value="1401616" calcext:value-type="float">
            <text:p>1401616</text:p>
          </table:table-cell>
          <table:table-cell office:value-type="float" office:value="952755" calcext:value-type="float">
            <text:p>952755</text:p>
          </table:table-cell>
          <table:table-cell office:value-type="float" office:value="1685023" calcext:value-type="float">
            <text:p>1685023</text:p>
          </table:table-cell>
          <table:table-cell office:value-type="float" office:value="5" calcext:value-type="float">
            <text:p>5</text:p>
          </table:table-cell>
          <table:table-cell office:value-type="float" office:value="0.810468293484246" calcext:value-type="float">
            <text:p>0.810468293484246</text:p>
          </table:table-cell>
          <table:table-cell office:value-type="float" office:value="0.986126778856132" calcext:value-type="float">
            <text:p>0.986126778856132</text:p>
          </table:table-cell>
          <table:table-cell office:value-type="float" office:value="0.991454838687758" calcext:value-type="float">
            <text:p>0.991454838687758</text:p>
          </table:table-cell>
          <table:table-cell office:value-type="float" office:value="0.701232636121826" calcext:value-type="float">
            <text:p>0.701232636121826</text:p>
          </table:table-cell>
          <table:table-cell office:value-type="float" office:value="0.835428337505858" calcext:value-type="float">
            <text:p>0.835428337505858</text:p>
          </table:table-cell>
          <table:table-cell office:value-type="float" office:value="0.567886301027095" calcext:value-type="float">
            <text:p>0.567886301027095</text:p>
          </table:table-cell>
          <table:table-cell office:value-type="float" office:value="1.00435209326173" calcext:value-type="float">
            <text:p>1.00435209326173</text:p>
          </table:table-cell>
          <table:table-cell office:value-type="float" office:value="-109.753472775635" calcext:value-type="float">
            <text:p>-109.753472775635</text:p>
          </table:table-cell>
          <table:table-cell office:value-type="float" office:value="-82.9143324988285" calcext:value-type="float">
            <text:p>-82.9143324988285</text:p>
          </table:table-cell>
          <table:table-cell office:value-type="float" office:value="-136.422739794581" calcext:value-type="float">
            <text:p>-136.422739794581</text:p>
          </table:table-cell>
        </table:table-row>
        <table:table-row table:style-name="ro1">
          <table:table-cell office:value-type="string" calcext:value-type="string">
            <text:p>2019-11-12 12:12:13</text:p>
          </table:table-cell>
          <table:table-cell office:value-type="float" office:value="26.9242054000497" calcext:value-type="float">
            <text:p>26.9242054000497</text:p>
          </table:table-cell>
          <table:table-cell office:value-type="float" office:value="74.0683732086823" calcext:value-type="float">
            <text:p>74.0683732086823</text:p>
          </table:table-cell>
          <table:table-cell office:value-type="float" office:value="980.723552884263" calcext:value-type="float">
            <text:p>980.72355288426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4457" calcext:value-type="float">
            <text:p>1354457</text:p>
          </table:table-cell>
          <table:table-cell office:value-type="float" office:value="1654268" calcext:value-type="float">
            <text:p>1654268</text:p>
          </table:table-cell>
          <table:table-cell office:value-type="float" office:value="1663407" calcext:value-type="float">
            <text:p>1663407</text:p>
          </table:table-cell>
          <table:table-cell office:value-type="float" office:value="1126377" calcext:value-type="float">
            <text:p>1126377</text:p>
          </table:table-cell>
          <table:table-cell office:value-type="float" office:value="1334708" calcext:value-type="float">
            <text:p>1334708</text:p>
          </table:table-cell>
          <table:table-cell office:value-type="float" office:value="1147580" calcext:value-type="float">
            <text:p>1147580</text:p>
          </table:table-cell>
          <table:table-cell office:value-type="float" office:value="1679804" calcext:value-type="float">
            <text:p>1679804</text:p>
          </table:table-cell>
          <table:table-cell office:value-type="float" office:value="5" calcext:value-type="float">
            <text:p>5</text:p>
          </table:table-cell>
          <table:table-cell office:value-type="float" office:value="0.807319379725382" calcext:value-type="float">
            <text:p>0.807319379725382</text:p>
          </table:table-cell>
          <table:table-cell office:value-type="float" office:value="0.986020682575784" calcext:value-type="float">
            <text:p>0.986020682575784</text:p>
          </table:table-cell>
          <table:table-cell office:value-type="float" office:value="0.991467951711172" calcext:value-type="float">
            <text:p>0.991467951711172</text:p>
          </table:table-cell>
          <table:table-cell office:value-type="float" office:value="0.671373089715611" calcext:value-type="float">
            <text:p>0.671373089715611</text:p>
          </table:table-cell>
          <table:table-cell office:value-type="float" office:value="0.795548057025439" calcext:value-type="float">
            <text:p>0.795548057025439</text:p>
          </table:table-cell>
          <table:table-cell office:value-type="float" office:value="0.684011064053901" calcext:value-type="float">
            <text:p>0.684011064053901</text:p>
          </table:table-cell>
          <table:table-cell office:value-type="float" office:value="1.00124132648007" calcext:value-type="float">
            <text:p>1.00124132648007</text:p>
          </table:table-cell>
          <table:table-cell office:value-type="float" office:value="-115.725382056878" calcext:value-type="float">
            <text:p>-115.725382056878</text:p>
          </table:table-cell>
          <table:table-cell office:value-type="float" office:value="-90.8903885949121" calcext:value-type="float">
            <text:p>-90.8903885949121</text:p>
          </table:table-cell>
          <table:table-cell office:value-type="float" office:value="-113.19778718922" calcext:value-type="float">
            <text:p>-113.19778718922</text:p>
          </table:table-cell>
        </table:table-row>
        <table:table-row table:style-name="ro1">
          <table:table-cell office:value-type="string" calcext:value-type="string">
            <text:p>2019-11-12 12:12:15</text:p>
          </table:table-cell>
          <table:table-cell office:value-type="float" office:value="26.9242054000497" calcext:value-type="float">
            <text:p>26.9242054000497</text:p>
          </table:table-cell>
          <table:table-cell office:value-type="float" office:value="74.1059546867022" calcext:value-type="float">
            <text:p>74.1059546867022</text:p>
          </table:table-cell>
          <table:table-cell office:value-type="float" office:value="980.640830607121" calcext:value-type="float">
            <text:p>980.64083060712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7706" calcext:value-type="float">
            <text:p>1367706</text:p>
          </table:table-cell>
          <table:table-cell office:value-type="float" office:value="1655525" calcext:value-type="float">
            <text:p>1655525</text:p>
          </table:table-cell>
          <table:table-cell office:value-type="float" office:value="1664286" calcext:value-type="float">
            <text:p>1664286</text:p>
          </table:table-cell>
          <table:table-cell office:value-type="float" office:value="1334977" calcext:value-type="float">
            <text:p>1334977</text:p>
          </table:table-cell>
          <table:table-cell office:value-type="float" office:value="1148664" calcext:value-type="float">
            <text:p>1148664</text:p>
          </table:table-cell>
          <table:table-cell office:value-type="float" office:value="1084623" calcext:value-type="float">
            <text:p>1084623</text:p>
          </table:table-cell>
          <table:table-cell office:value-type="float" office:value="1678548" calcext:value-type="float">
            <text:p>1678548</text:p>
          </table:table-cell>
          <table:table-cell office:value-type="float" office:value="5" calcext:value-type="float">
            <text:p>5</text:p>
          </table:table-cell>
          <table:table-cell office:value-type="float" office:value="0.815216400053072" calcext:value-type="float">
            <text:p>0.815216400053072</text:p>
          </table:table-cell>
          <table:table-cell office:value-type="float" office:value="0.986769913049926" calcext:value-type="float">
            <text:p>0.986769913049926</text:p>
          </table:table-cell>
          <table:table-cell office:value-type="float" office:value="0.991991876601204" calcext:value-type="float">
            <text:p>0.991991876601204</text:p>
          </table:table-cell>
          <table:table-cell office:value-type="float" office:value="0.795708393538999" calcext:value-type="float">
            <text:p>0.795708393538999</text:p>
          </table:table-cell>
          <table:table-cell office:value-type="float" office:value="0.684657178480289" calcext:value-type="float">
            <text:p>0.684657178480289</text:p>
          </table:table-cell>
          <table:table-cell office:value-type="float" office:value="0.646485763369294" calcext:value-type="float">
            <text:p>0.646485763369294</text:p>
          </table:table-cell>
          <table:table-cell office:value-type="float" office:value="1.00049269205245" calcext:value-type="float">
            <text:p>1.00049269205245</text:p>
          </table:table-cell>
          <table:table-cell office:value-type="float" office:value="-90.8583212922002" calcext:value-type="float">
            <text:p>-90.8583212922002</text:p>
          </table:table-cell>
          <table:table-cell office:value-type="float" office:value="-113.068564303942" calcext:value-type="float">
            <text:p>-113.068564303942</text:p>
          </table:table-cell>
          <table:table-cell office:value-type="float" office:value="-120.702847326141" calcext:value-type="float">
            <text:p>-120.702847326141</text:p>
          </table:table-cell>
        </table:table-row>
        <table:table-row table:style-name="ro1">
          <table:table-cell office:value-type="string" calcext:value-type="string">
            <text:p>2019-11-12 12:12:16</text:p>
          </table:table-cell>
          <table:table-cell office:value-type="float" office:value="26.9292595173756" calcext:value-type="float">
            <text:p>26.9292595173756</text:p>
          </table:table-cell>
          <table:table-cell office:value-type="float" office:value="74.1600438408647" calcext:value-type="float">
            <text:p>74.1600438408647</text:p>
          </table:table-cell>
          <table:table-cell office:value-type="float" office:value="980.704472736809" calcext:value-type="float">
            <text:p>980.70447273680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5077" calcext:value-type="float">
            <text:p>1385077</text:p>
          </table:table-cell>
          <table:table-cell office:value-type="float" office:value="1657412" calcext:value-type="float">
            <text:p>1657412</text:p>
          </table:table-cell>
          <table:table-cell office:value-type="float" office:value="1668718" calcext:value-type="float">
            <text:p>1668718</text:p>
          </table:table-cell>
          <table:table-cell office:value-type="float" office:value="1322565" calcext:value-type="float">
            <text:p>1322565</text:p>
          </table:table-cell>
          <table:table-cell office:value-type="float" office:value="1300464" calcext:value-type="float">
            <text:p>1300464</text:p>
          </table:table-cell>
          <table:table-cell office:value-type="float" office:value="941997" calcext:value-type="float">
            <text:p>941997</text:p>
          </table:table-cell>
          <table:table-cell office:value-type="float" office:value="1681964" calcext:value-type="float">
            <text:p>1681964</text:p>
          </table:table-cell>
          <table:table-cell office:value-type="float" office:value="5" calcext:value-type="float">
            <text:p>5</text:p>
          </table:table-cell>
          <table:table-cell office:value-type="float" office:value="0.825570324131289" calcext:value-type="float">
            <text:p>0.825570324131289</text:p>
          </table:table-cell>
          <table:table-cell office:value-type="float" office:value="0.987894652830917" calcext:value-type="float">
            <text:p>0.987894652830917</text:p>
          </table:table-cell>
          <table:table-cell office:value-type="float" office:value="0.994633554772562" calcext:value-type="float">
            <text:p>0.994633554772562</text:p>
          </table:table-cell>
          <table:table-cell office:value-type="float" office:value="0.788310264147552" calcext:value-type="float">
            <text:p>0.788310264147552</text:p>
          </table:table-cell>
          <table:table-cell office:value-type="float" office:value="0.775137040035372" calcext:value-type="float">
            <text:p>0.775137040035372</text:p>
          </table:table-cell>
          <table:table-cell office:value-type="float" office:value="0.561474032577757" calcext:value-type="float">
            <text:p>0.561474032577757</text:p>
          </table:table-cell>
          <table:table-cell office:value-type="float" office:value="1.0025287869607" calcext:value-type="float">
            <text:p>1.0025287869607</text:p>
          </table:table-cell>
          <table:table-cell office:value-type="float" office:value="-92.3379471704897" calcext:value-type="float">
            <text:p>-92.3379471704897</text:p>
          </table:table-cell>
          <table:table-cell office:value-type="float" office:value="-94.9725919929256" calcext:value-type="float">
            <text:p>-94.9725919929256</text:p>
          </table:table-cell>
          <table:table-cell office:value-type="float" office:value="-137.705193484449" calcext:value-type="float">
            <text:p>-137.705193484449</text:p>
          </table:table-cell>
        </table:table-row>
        <table:table-row table:style-name="ro1">
          <table:table-cell office:value-type="string" calcext:value-type="string">
            <text:p>2019-11-12 12:12:17</text:p>
          </table:table-cell>
          <table:table-cell office:value-type="float" office:value="26.9242054000497" calcext:value-type="float">
            <text:p>26.9242054000497</text:p>
          </table:table-cell>
          <table:table-cell office:value-type="float" office:value="74.2240651562245" calcext:value-type="float">
            <text:p>74.2240651562245</text:p>
          </table:table-cell>
          <table:table-cell office:value-type="float" office:value="980.695978770002" calcext:value-type="float">
            <text:p>980.69597877000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2540" calcext:value-type="float">
            <text:p>1382540</text:p>
          </table:table-cell>
          <table:table-cell office:value-type="float" office:value="1655450" calcext:value-type="float">
            <text:p>1655450</text:p>
          </table:table-cell>
          <table:table-cell office:value-type="float" office:value="1667772" calcext:value-type="float">
            <text:p>1667772</text:p>
          </table:table-cell>
          <table:table-cell office:value-type="float" office:value="1303000" calcext:value-type="float">
            <text:p>1303000</text:p>
          </table:table-cell>
          <table:table-cell office:value-type="float" office:value="1384031" calcext:value-type="float">
            <text:p>1384031</text:p>
          </table:table-cell>
          <table:table-cell office:value-type="float" office:value="946686" calcext:value-type="float">
            <text:p>946686</text:p>
          </table:table-cell>
          <table:table-cell office:value-type="float" office:value="1677720" calcext:value-type="float">
            <text:p>1677720</text:p>
          </table:table-cell>
          <table:table-cell office:value-type="float" office:value="5" calcext:value-type="float">
            <text:p>5</text:p>
          </table:table-cell>
          <table:table-cell office:value-type="float" office:value="0.824058154113073" calcext:value-type="float">
            <text:p>0.824058154113073</text:p>
          </table:table-cell>
          <table:table-cell office:value-type="float" office:value="0.986725209561015" calcext:value-type="float">
            <text:p>0.986725209561015</text:p>
          </table:table-cell>
          <table:table-cell office:value-type="float" office:value="0.99406969476577" calcext:value-type="float">
            <text:p>0.99406969476577</text:p>
          </table:table-cell>
          <table:table-cell office:value-type="float" office:value="0.776648614007069" calcext:value-type="float">
            <text:p>0.776648614007069</text:p>
          </table:table-cell>
          <table:table-cell office:value-type="float" office:value="0.824946859472616" calcext:value-type="float">
            <text:p>0.824946859472616</text:p>
          </table:table-cell>
          <table:table-cell office:value-type="float" office:value="0.564268894704449" calcext:value-type="float">
            <text:p>0.564268894704449</text:p>
          </table:table-cell>
          <table:table-cell office:value-type="float" office:value="0.999999165534874" calcext:value-type="float">
            <text:p>0.999999165534874</text:p>
          </table:table-cell>
          <table:table-cell office:value-type="float" office:value="-94.6702771985861" calcext:value-type="float">
            <text:p>-94.6702771985861</text:p>
          </table:table-cell>
          <table:table-cell office:value-type="float" office:value="-85.0106281054769" calcext:value-type="float">
            <text:p>-85.0106281054769</text:p>
          </table:table-cell>
          <table:table-cell office:value-type="float" office:value="-137.14622105911" calcext:value-type="float">
            <text:p>-137.14622105911</text:p>
          </table:table-cell>
        </table:table-row>
        <table:table-row table:style-name="ro1">
          <table:table-cell office:value-type="string" calcext:value-type="string">
            <text:p>2019-11-12 12:12:18</text:p>
          </table:table-cell>
          <table:table-cell office:value-type="float" office:value="26.9242054000497" calcext:value-type="float">
            <text:p>26.9242054000497</text:p>
          </table:table-cell>
          <table:table-cell office:value-type="float" office:value="74.2938557472496" calcext:value-type="float">
            <text:p>74.2938557472496</text:p>
          </table:table-cell>
          <table:table-cell office:value-type="float" office:value="980.668404677622" calcext:value-type="float">
            <text:p>980.66840467762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9178" calcext:value-type="float">
            <text:p>1359178</text:p>
          </table:table-cell>
          <table:table-cell office:value-type="float" office:value="1654179" calcext:value-type="float">
            <text:p>1654179</text:p>
          </table:table-cell>
          <table:table-cell office:value-type="float" office:value="1663097" calcext:value-type="float">
            <text:p>1663097</text:p>
          </table:table-cell>
          <table:table-cell office:value-type="float" office:value="1156970" calcext:value-type="float">
            <text:p>1156970</text:p>
          </table:table-cell>
          <table:table-cell office:value-type="float" office:value="1367761" calcext:value-type="float">
            <text:p>1367761</text:p>
          </table:table-cell>
          <table:table-cell office:value-type="float" office:value="1045936" calcext:value-type="float">
            <text:p>1045936</text:p>
          </table:table-cell>
          <table:table-cell office:value-type="float" office:value="1679675" calcext:value-type="float">
            <text:p>1679675</text:p>
          </table:table-cell>
          <table:table-cell office:value-type="float" office:value="5" calcext:value-type="float">
            <text:p>5</text:p>
          </table:table-cell>
          <table:table-cell office:value-type="float" office:value="0.810133315340676" calcext:value-type="float">
            <text:p>0.810133315340676</text:p>
          </table:table-cell>
          <table:table-cell office:value-type="float" office:value="0.98596763443561" calcext:value-type="float">
            <text:p>0.98596763443561</text:p>
          </table:table-cell>
          <table:table-cell office:value-type="float" office:value="0.991283177290342" calcext:value-type="float">
            <text:p>0.991283177290342</text:p>
          </table:table-cell>
          <table:table-cell office:value-type="float" office:value="0.68960794086551" calcext:value-type="float">
            <text:p>0.68960794086551</text:p>
          </table:table-cell>
          <table:table-cell office:value-type="float" office:value="0.815249182611606" calcext:value-type="float">
            <text:p>0.815249182611606</text:p>
          </table:table-cell>
          <table:table-cell office:value-type="float" office:value="0.623426511696161" calcext:value-type="float">
            <text:p>0.623426511696161</text:p>
          </table:table-cell>
          <table:table-cell office:value-type="float" office:value="1.00116443647914" calcext:value-type="float">
            <text:p>1.00116443647914</text:p>
          </table:table-cell>
          <table:table-cell office:value-type="float" office:value="-112.078411826898" calcext:value-type="float">
            <text:p>-112.078411826898</text:p>
          </table:table-cell>
          <table:table-cell office:value-type="float" office:value="-86.9501634776787" calcext:value-type="float">
            <text:p>-86.9501634776787</text:p>
          </table:table-cell>
          <table:table-cell office:value-type="float" office:value="-125.314697660768" calcext:value-type="float">
            <text:p>-125.314697660768</text:p>
          </table:table-cell>
        </table:table-row>
        <table:table-row table:style-name="ro1">
          <table:table-cell office:value-type="string" calcext:value-type="string">
            <text:p>2019-11-12 12:12:20</text:p>
          </table:table-cell>
          <table:table-cell office:value-type="float" office:value="26.9191512830148" calcext:value-type="float">
            <text:p>26.9191512830148</text:p>
          </table:table-cell>
          <table:table-cell office:value-type="float" office:value="74.3363990362938" calcext:value-type="float">
            <text:p>74.3363990362938</text:p>
          </table:table-cell>
          <table:table-cell office:value-type="float" office:value="980.687484838955" calcext:value-type="float">
            <text:p>980.68748483895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9899" calcext:value-type="float">
            <text:p>1379899</text:p>
          </table:table-cell>
          <table:table-cell office:value-type="float" office:value="1655750" calcext:value-type="float">
            <text:p>1655750</text:p>
          </table:table-cell>
          <table:table-cell office:value-type="float" office:value="1664128" calcext:value-type="float">
            <text:p>1664128</text:p>
          </table:table-cell>
          <table:table-cell office:value-type="float" office:value="1212538" calcext:value-type="float">
            <text:p>1212538</text:p>
          </table:table-cell>
          <table:table-cell office:value-type="float" office:value="1172359" calcext:value-type="float">
            <text:p>1172359</text:p>
          </table:table-cell>
          <table:table-cell office:value-type="float" office:value="1118431" calcext:value-type="float">
            <text:p>1118431</text:p>
          </table:table-cell>
          <table:table-cell office:value-type="float" office:value="1677774" calcext:value-type="float">
            <text:p>1677774</text:p>
          </table:table-cell>
          <table:table-cell office:value-type="float" office:value="5" calcext:value-type="float">
            <text:p>5</text:p>
          </table:table-cell>
          <table:table-cell office:value-type="float" office:value="0.8224839952569" calcext:value-type="float">
            <text:p>0.8224839952569</text:p>
          </table:table-cell>
          <table:table-cell office:value-type="float" office:value="0.986904023516658" calcext:value-type="float">
            <text:p>0.986904023516658</text:p>
          </table:table-cell>
          <table:table-cell office:value-type="float" office:value="0.991897701251233" calcext:value-type="float">
            <text:p>0.991897701251233</text:p>
          </table:table-cell>
          <table:table-cell office:value-type="float" office:value="0.722729053822643" calcext:value-type="float">
            <text:p>0.722729053822643</text:p>
          </table:table-cell>
          <table:table-cell office:value-type="float" office:value="0.698780500743449" calcext:value-type="float">
            <text:p>0.698780500743449</text:p>
          </table:table-cell>
          <table:table-cell office:value-type="float" office:value="0.666636904077161" calcext:value-type="float">
            <text:p>0.666636904077161</text:p>
          </table:table-cell>
          <table:table-cell office:value-type="float" office:value="1.00003135204689" calcext:value-type="float">
            <text:p>1.00003135204689</text:p>
          </table:table-cell>
          <table:table-cell office:value-type="float" office:value="-105.454189235471" calcext:value-type="float">
            <text:p>-105.454189235471</text:p>
          </table:table-cell>
          <table:table-cell office:value-type="float" office:value="-110.24389985131" calcext:value-type="float">
            <text:p>-110.24389985131</text:p>
          </table:table-cell>
          <table:table-cell office:value-type="float" office:value="-116.672619184568" calcext:value-type="float">
            <text:p>-116.672619184568</text:p>
          </table:table-cell>
        </table:table-row>
        <table:table-row table:style-name="ro1">
          <table:table-cell office:value-type="string" calcext:value-type="string">
            <text:p>2019-11-12 12:12:21</text:p>
          </table:table-cell>
          <table:table-cell office:value-type="float" office:value="26.9191512830148" calcext:value-type="float">
            <text:p>26.9191512830148</text:p>
          </table:table-cell>
          <table:table-cell office:value-type="float" office:value="74.3632405403007" calcext:value-type="float">
            <text:p>74.3632405403007</text:p>
          </table:table-cell>
          <table:table-cell office:value-type="float" office:value="980.632337134166" calcext:value-type="float">
            <text:p>980.63233713416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3241" calcext:value-type="float">
            <text:p>1363241</text:p>
          </table:table-cell>
          <table:table-cell office:value-type="float" office:value="1652555" calcext:value-type="float">
            <text:p>1652555</text:p>
          </table:table-cell>
          <table:table-cell office:value-type="float" office:value="1664732" calcext:value-type="float">
            <text:p>1664732</text:p>
          </table:table-cell>
          <table:table-cell office:value-type="float" office:value="1369634" calcext:value-type="float">
            <text:p>1369634</text:p>
          </table:table-cell>
          <table:table-cell office:value-type="float" office:value="1169267" calcext:value-type="float">
            <text:p>1169267</text:p>
          </table:table-cell>
          <table:table-cell office:value-type="float" office:value="960155" calcext:value-type="float">
            <text:p>960155</text:p>
          </table:table-cell>
          <table:table-cell office:value-type="float" office:value="1685506" calcext:value-type="float">
            <text:p>1685506</text:p>
          </table:table-cell>
          <table:table-cell office:value-type="float" office:value="5" calcext:value-type="float">
            <text:p>5</text:p>
          </table:table-cell>
          <table:table-cell office:value-type="float" office:value="0.812555052346593" calcext:value-type="float">
            <text:p>0.812555052346593</text:p>
          </table:table-cell>
          <table:table-cell office:value-type="float" office:value="0.984999654889066" calcext:value-type="float">
            <text:p>0.984999654889066</text:p>
          </table:table-cell>
          <table:table-cell office:value-type="float" office:value="0.992257713348593" calcext:value-type="float">
            <text:p>0.992257713348593</text:p>
          </table:table-cell>
          <table:table-cell office:value-type="float" office:value="0.816365577741334" calcext:value-type="float">
            <text:p>0.816365577741334</text:p>
          </table:table-cell>
          <table:table-cell office:value-type="float" office:value="0.696937524907294" calcext:value-type="float">
            <text:p>0.696937524907294</text:p>
          </table:table-cell>
          <table:table-cell office:value-type="float" office:value="0.572297045266276" calcext:value-type="float">
            <text:p>0.572297045266276</text:p>
          </table:table-cell>
          <table:table-cell office:value-type="float" office:value="1.00463998373031" calcext:value-type="float">
            <text:p>1.00463998373031</text:p>
          </table:table-cell>
          <table:table-cell office:value-type="float" office:value="-86.7268844517332" calcext:value-type="float">
            <text:p>-86.7268844517332</text:p>
          </table:table-cell>
          <table:table-cell office:value-type="float" office:value="-110.612495018541" calcext:value-type="float">
            <text:p>-110.612495018541</text:p>
          </table:table-cell>
          <table:table-cell office:value-type="float" office:value="-135.540590946745" calcext:value-type="float">
            <text:p>-135.540590946745</text:p>
          </table:table-cell>
        </table:table-row>
        <table:table-row table:style-name="ro1">
          <table:table-cell office:value-type="string" calcext:value-type="string">
            <text:p>2019-11-12 12:12:22</text:p>
          </table:table-cell>
          <table:table-cell office:value-type="float" office:value="26.9191512830148" calcext:value-type="float">
            <text:p>26.9191512830148</text:p>
          </table:table-cell>
          <table:table-cell office:value-type="float" office:value="74.3525039645322" calcext:value-type="float">
            <text:p>74.3525039645322</text:p>
          </table:table-cell>
          <table:table-cell office:value-type="float" office:value="980.659910975621" calcext:value-type="float">
            <text:p>980.65991097562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2344" calcext:value-type="float">
            <text:p>1382344</text:p>
          </table:table-cell>
          <table:table-cell office:value-type="float" office:value="1655711" calcext:value-type="float">
            <text:p>1655711</text:p>
          </table:table-cell>
          <table:table-cell office:value-type="float" office:value="1664406" calcext:value-type="float">
            <text:p>1664406</text:p>
          </table:table-cell>
          <table:table-cell office:value-type="float" office:value="1219502" calcext:value-type="float">
            <text:p>1219502</text:p>
          </table:table-cell>
          <table:table-cell office:value-type="float" office:value="1170024" calcext:value-type="float">
            <text:p>1170024</text:p>
          </table:table-cell>
          <table:table-cell office:value-type="float" office:value="1118437" calcext:value-type="float">
            <text:p>1118437</text:p>
          </table:table-cell>
          <table:table-cell office:value-type="float" office:value="1678186" calcext:value-type="float">
            <text:p>1678186</text:p>
          </table:table-cell>
          <table:table-cell office:value-type="float" office:value="5" calcext:value-type="float">
            <text:p>5</text:p>
          </table:table-cell>
          <table:table-cell office:value-type="float" office:value="0.823941328995386" calcext:value-type="float">
            <text:p>0.823941328995386</text:p>
          </table:table-cell>
          <table:table-cell office:value-type="float" office:value="0.986880777702424" calcext:value-type="float">
            <text:p>0.986880777702424</text:p>
          </table:table-cell>
          <table:table-cell office:value-type="float" office:value="0.992063402183462" calcext:value-type="float">
            <text:p>0.992063402183462</text:p>
          </table:table-cell>
          <table:table-cell office:value-type="float" office:value="0.726879921779623" calcext:value-type="float">
            <text:p>0.726879921779623</text:p>
          </table:table-cell>
          <table:table-cell office:value-type="float" office:value="0.697388732122032" calcext:value-type="float">
            <text:p>0.697388732122032</text:p>
          </table:table-cell>
          <table:table-cell office:value-type="float" office:value="0.666640480356274" calcext:value-type="float">
            <text:p>0.666640480356274</text:p>
          </table:table-cell>
          <table:table-cell office:value-type="float" office:value="1.00027692321264" calcext:value-type="float">
            <text:p>1.00027692321264</text:p>
          </table:table-cell>
          <table:table-cell office:value-type="float" office:value="-104.624015644075" calcext:value-type="float">
            <text:p>-104.624015644075</text:p>
          </table:table-cell>
          <table:table-cell office:value-type="float" office:value="-110.522253575594" calcext:value-type="float">
            <text:p>-110.522253575594</text:p>
          </table:table-cell>
          <table:table-cell office:value-type="float" office:value="-116.671903928745" calcext:value-type="float">
            <text:p>-116.671903928745</text:p>
          </table:table-cell>
        </table:table-row>
        <table:table-row table:style-name="ro1">
          <table:table-cell office:value-type="string" calcext:value-type="string">
            <text:p>2019-11-12 12:12:23</text:p>
          </table:table-cell>
          <table:table-cell office:value-type="float" office:value="26.9242054000497" calcext:value-type="float">
            <text:p>26.9242054000497</text:p>
          </table:table-cell>
          <table:table-cell office:value-type="float" office:value="74.3690132176774" calcext:value-type="float">
            <text:p>74.3690132176774</text:p>
          </table:table-cell>
          <table:table-cell office:value-type="float" office:value="980.723552884263" calcext:value-type="float">
            <text:p>980.72355288426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1488" calcext:value-type="float">
            <text:p>1371488</text:p>
          </table:table-cell>
          <table:table-cell office:value-type="float" office:value="1653075" calcext:value-type="float">
            <text:p>1653075</text:p>
          </table:table-cell>
          <table:table-cell office:value-type="float" office:value="1665430" calcext:value-type="float">
            <text:p>1665430</text:p>
          </table:table-cell>
          <table:table-cell office:value-type="float" office:value="1334265" calcext:value-type="float">
            <text:p>1334265</text:p>
          </table:table-cell>
          <table:table-cell office:value-type="float" office:value="1282973" calcext:value-type="float">
            <text:p>1282973</text:p>
          </table:table-cell>
          <table:table-cell office:value-type="float" office:value="938319" calcext:value-type="float">
            <text:p>938319</text:p>
          </table:table-cell>
          <table:table-cell office:value-type="float" office:value="1678377" calcext:value-type="float">
            <text:p>1678377</text:p>
          </table:table-cell>
          <table:table-cell office:value-type="float" office:value="5" calcext:value-type="float">
            <text:p>5</text:p>
          </table:table-cell>
          <table:table-cell office:value-type="float" office:value="0.817470647987205" calcext:value-type="float">
            <text:p>0.817470647987205</text:p>
          </table:table-cell>
          <table:table-cell office:value-type="float" office:value="0.985309599078846" calcext:value-type="float">
            <text:p>0.985309599078846</text:p>
          </table:table-cell>
          <table:table-cell office:value-type="float" office:value="0.992673753818721" calcext:value-type="float">
            <text:p>0.992673753818721</text:p>
          </table:table-cell>
          <table:table-cell office:value-type="float" office:value="0.795284008417607" calcext:value-type="float">
            <text:p>0.795284008417607</text:p>
          </table:table-cell>
          <table:table-cell office:value-type="float" office:value="0.764711590374898" calcext:value-type="float">
            <text:p>0.764711590374898</text:p>
          </table:table-cell>
          <table:table-cell office:value-type="float" office:value="0.559281773481581" calcext:value-type="float">
            <text:p>0.559281773481581</text:p>
          </table:table-cell>
          <table:table-cell office:value-type="float" office:value="1.00039076809773" calcext:value-type="float">
            <text:p>1.00039076809773</text:p>
          </table:table-cell>
          <table:table-cell office:value-type="float" office:value="-90.9431983164785" calcext:value-type="float">
            <text:p>-90.9431983164785</text:p>
          </table:table-cell>
          <table:table-cell office:value-type="float" office:value="-97.0576819250205" calcext:value-type="float">
            <text:p>-97.0576819250205</text:p>
          </table:table-cell>
          <table:table-cell office:value-type="float" office:value="-138.143645303684" calcext:value-type="float">
            <text:p>-138.143645303684</text:p>
          </table:table-cell>
        </table:table-row>
        <table:table-row table:style-name="ro1">
          <table:table-cell office:value-type="string" calcext:value-type="string">
            <text:p>2019-11-12 12:12:25</text:p>
          </table:table-cell>
          <table:table-cell office:value-type="float" office:value="26.9191512830148" calcext:value-type="float">
            <text:p>26.9191512830148</text:p>
          </table:table-cell>
          <table:table-cell office:value-type="float" office:value="74.3632405403007" calcext:value-type="float">
            <text:p>74.3632405403007</text:p>
          </table:table-cell>
          <table:table-cell office:value-type="float" office:value="980.604763314591" calcext:value-type="float">
            <text:p>980.60476331459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2011" calcext:value-type="float">
            <text:p>1382011</text:p>
          </table:table-cell>
          <table:table-cell office:value-type="float" office:value="1655062" calcext:value-type="float">
            <text:p>1655062</text:p>
          </table:table-cell>
          <table:table-cell office:value-type="float" office:value="1664473" calcext:value-type="float">
            <text:p>1664473</text:p>
          </table:table-cell>
          <table:table-cell office:value-type="float" office:value="1134886" calcext:value-type="float">
            <text:p>1134886</text:p>
          </table:table-cell>
          <table:table-cell office:value-type="float" office:value="1214953" calcext:value-type="float">
            <text:p>1214953</text:p>
          </table:table-cell>
          <table:table-cell office:value-type="float" office:value="1174643" calcext:value-type="float">
            <text:p>1174643</text:p>
          </table:table-cell>
          <table:table-cell office:value-type="float" office:value="1686013" calcext:value-type="float">
            <text:p>1686013</text:p>
          </table:table-cell>
          <table:table-cell office:value-type="float" office:value="5" calcext:value-type="float">
            <text:p>5</text:p>
          </table:table-cell>
          <table:table-cell office:value-type="float" office:value="0.823742845504623" calcext:value-type="float">
            <text:p>0.823742845504623</text:p>
          </table:table-cell>
          <table:table-cell office:value-type="float" office:value="0.986493943511718" calcext:value-type="float">
            <text:p>0.986493943511718</text:p>
          </table:table-cell>
          <table:table-cell office:value-type="float" office:value="0.992103337300222" calcext:value-type="float">
            <text:p>0.992103337300222</text:p>
          </table:table-cell>
          <table:table-cell office:value-type="float" office:value="0.67644484954415" calcext:value-type="float">
            <text:p>0.67644484954415</text:p>
          </table:table-cell>
          <table:table-cell office:value-type="float" office:value="0.724168506165565" calcext:value-type="float">
            <text:p>0.724168506165565</text:p>
          </table:table-cell>
          <table:table-cell office:value-type="float" office:value="0.700141870992407" calcext:value-type="float">
            <text:p>0.700141870992407</text:p>
          </table:table-cell>
          <table:table-cell office:value-type="float" office:value="1.00494217931535" calcext:value-type="float">
            <text:p>1.00494217931535</text:p>
          </table:table-cell>
          <table:table-cell office:value-type="float" office:value="-114.71103009117" calcext:value-type="float">
            <text:p>-114.71103009117</text:p>
          </table:table-cell>
          <table:table-cell office:value-type="float" office:value="-105.166298766887" calcext:value-type="float">
            <text:p>-105.166298766887</text:p>
          </table:table-cell>
          <table:table-cell office:value-type="float" office:value="-109.971625801519" calcext:value-type="float">
            <text:p>-109.971625801519</text:p>
          </table:table-cell>
        </table:table-row>
        <table:table-row table:style-name="ro1">
          <table:table-cell office:value-type="string" calcext:value-type="string">
            <text:p>2019-11-12 12:12:26</text:p>
          </table:table-cell>
          <table:table-cell office:value-type="float" office:value="26.9191512830148" calcext:value-type="float">
            <text:p>26.9191512830148</text:p>
          </table:table-cell>
          <table:table-cell office:value-type="float" office:value="74.3578722567222" calcext:value-type="float">
            <text:p>74.3578722567222</text:p>
          </table:table-cell>
          <table:table-cell office:value-type="float" office:value="980.74263263126" calcext:value-type="float">
            <text:p>980.7426326312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3245" calcext:value-type="float">
            <text:p>1383245</text:p>
          </table:table-cell>
          <table:table-cell office:value-type="float" office:value="1655702" calcext:value-type="float">
            <text:p>1655702</text:p>
          </table:table-cell>
          <table:table-cell office:value-type="float" office:value="1664090" calcext:value-type="float">
            <text:p>1664090</text:p>
          </table:table-cell>
          <table:table-cell office:value-type="float" office:value="1194633" calcext:value-type="float">
            <text:p>1194633</text:p>
          </table:table-cell>
          <table:table-cell office:value-type="float" office:value="1181794" calcext:value-type="float">
            <text:p>1181794</text:p>
          </table:table-cell>
          <table:table-cell office:value-type="float" office:value="1125136" calcext:value-type="float">
            <text:p>1125136</text:p>
          </table:table-cell>
          <table:table-cell office:value-type="float" office:value="1678078" calcext:value-type="float">
            <text:p>1678078</text:p>
          </table:table-cell>
          <table:table-cell office:value-type="float" office:value="5" calcext:value-type="float">
            <text:p>5</text:p>
          </table:table-cell>
          <table:table-cell office:value-type="float" office:value="0.824478366908832" calcext:value-type="float">
            <text:p>0.824478366908832</text:p>
          </table:table-cell>
          <table:table-cell office:value-type="float" office:value="0.986875413283755" calcext:value-type="float">
            <text:p>0.986875413283755</text:p>
          </table:table-cell>
          <table:table-cell office:value-type="float" office:value="0.991875051483518" calcext:value-type="float">
            <text:p>0.991875051483518</text:p>
          </table:table-cell>
          <table:table-cell office:value-type="float" office:value="0.712056840903382" calcext:value-type="float">
            <text:p>0.712056840903382</text:p>
          </table:table-cell>
          <table:table-cell office:value-type="float" office:value="0.704404199648404" calcext:value-type="float">
            <text:p>0.704404199648404</text:p>
          </table:table-cell>
          <table:table-cell office:value-type="float" office:value="0.67063339598577" calcext:value-type="float">
            <text:p>0.67063339598577</text:p>
          </table:table-cell>
          <table:table-cell office:value-type="float" office:value="1.00021255018861" calcext:value-type="float">
            <text:p>1.00021255018861</text:p>
          </table:table-cell>
          <table:table-cell office:value-type="float" office:value="-107.588631819324" calcext:value-type="float">
            <text:p>-107.588631819324</text:p>
          </table:table-cell>
          <table:table-cell office:value-type="float" office:value="-109.119160070319" calcext:value-type="float">
            <text:p>-109.119160070319</text:p>
          </table:table-cell>
          <table:table-cell office:value-type="float" office:value="-115.873320802846" calcext:value-type="float">
            <text:p>-115.873320802846</text:p>
          </table:table-cell>
        </table:table-row>
        <table:table-row table:style-name="ro1">
          <table:table-cell office:value-type="string" calcext:value-type="string">
            <text:p>2019-11-12 12:12:27</text:p>
          </table:table-cell>
          <table:table-cell office:value-type="float" office:value="26.9292595173756" calcext:value-type="float">
            <text:p>26.9292595173756</text:p>
          </table:table-cell>
          <table:table-cell office:value-type="float" office:value="74.3425755515387" calcext:value-type="float">
            <text:p>74.3425755515387</text:p>
          </table:table-cell>
          <table:table-cell office:value-type="float" office:value="980.704472736809" calcext:value-type="float">
            <text:p>980.70447273680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3954" calcext:value-type="float">
            <text:p>1363954</text:p>
          </table:table-cell>
          <table:table-cell office:value-type="float" office:value="1654188" calcext:value-type="float">
            <text:p>1654188</text:p>
          </table:table-cell>
          <table:table-cell office:value-type="float" office:value="1665610" calcext:value-type="float">
            <text:p>1665610</text:p>
          </table:table-cell>
          <table:table-cell office:value-type="float" office:value="1390535" calcext:value-type="float">
            <text:p>1390535</text:p>
          </table:table-cell>
          <table:table-cell office:value-type="float" office:value="1142709" calcext:value-type="float">
            <text:p>1142709</text:p>
          </table:table-cell>
          <table:table-cell office:value-type="float" office:value="1046957" calcext:value-type="float">
            <text:p>1046957</text:p>
          </table:table-cell>
          <table:table-cell office:value-type="float" office:value="1681006" calcext:value-type="float">
            <text:p>1681006</text:p>
          </table:table-cell>
          <table:table-cell office:value-type="float" office:value="5" calcext:value-type="float">
            <text:p>5</text:p>
          </table:table-cell>
          <table:table-cell office:value-type="float" office:value="0.812980033514504" calcext:value-type="float">
            <text:p>0.812980033514504</text:p>
          </table:table-cell>
          <table:table-cell office:value-type="float" office:value="0.985972998854279" calcext:value-type="float">
            <text:p>0.985972998854279</text:p>
          </table:table-cell>
          <table:table-cell office:value-type="float" office:value="0.992781042192106" calcext:value-type="float">
            <text:p>0.992781042192106</text:p>
          </table:table-cell>
          <table:table-cell office:value-type="float" office:value="0.828823546030944" calcext:value-type="float">
            <text:p>0.828823546030944</text:p>
          </table:table-cell>
          <table:table-cell office:value-type="float" office:value="0.681107721460786" calcext:value-type="float">
            <text:p>0.681107721460786</text:p>
          </table:table-cell>
          <table:table-cell office:value-type="float" office:value="0.624035075191864" calcext:value-type="float">
            <text:p>0.624035075191864</text:p>
          </table:table-cell>
          <table:table-cell office:value-type="float" office:value="1.00195777439568" calcext:value-type="float">
            <text:p>1.00195777439568</text:p>
          </table:table-cell>
          <table:table-cell office:value-type="float" office:value="-84.2352907938112" calcext:value-type="float">
            <text:p>-84.2352907938112</text:p>
          </table:table-cell>
          <table:table-cell office:value-type="float" office:value="-113.778455707843" calcext:value-type="float">
            <text:p>-113.778455707843</text:p>
          </table:table-cell>
          <table:table-cell office:value-type="float" office:value="-125.192984961627" calcext:value-type="float">
            <text:p>-125.192984961627</text:p>
          </table:table-cell>
        </table:table-row>
        <table:table-row table:style-name="ro1">
          <table:table-cell office:value-type="string" calcext:value-type="string">
            <text:p>2019-11-12 12:12:28</text:p>
          </table:table-cell>
          <table:table-cell office:value-type="float" office:value="26.9292595173756" calcext:value-type="float">
            <text:p>26.9292595173756</text:p>
          </table:table-cell>
          <table:table-cell office:value-type="float" office:value="74.3264702128116" calcext:value-type="float">
            <text:p>74.3264702128116</text:p>
          </table:table-cell>
          <table:table-cell office:value-type="float" office:value="980.649324115832" calcext:value-type="float">
            <text:p>980.64932411583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4428" calcext:value-type="float">
            <text:p>1354428</text:p>
          </table:table-cell>
          <table:table-cell office:value-type="float" office:value="1653674" calcext:value-type="float">
            <text:p>1653674</text:p>
          </table:table-cell>
          <table:table-cell office:value-type="float" office:value="1664211" calcext:value-type="float">
            <text:p>1664211</text:p>
          </table:table-cell>
          <table:table-cell office:value-type="float" office:value="1379235" calcext:value-type="float">
            <text:p>1379235</text:p>
          </table:table-cell>
          <table:table-cell office:value-type="float" office:value="1141755" calcext:value-type="float">
            <text:p>1141755</text:p>
          </table:table-cell>
          <table:table-cell office:value-type="float" office:value="1092172" calcext:value-type="float">
            <text:p>1092172</text:p>
          </table:table-cell>
          <table:table-cell office:value-type="float" office:value="1684732" calcext:value-type="float">
            <text:p>1684732</text:p>
          </table:table-cell>
          <table:table-cell office:value-type="float" office:value="5" calcext:value-type="float">
            <text:p>5</text:p>
          </table:table-cell>
          <table:table-cell office:value-type="float" office:value="0.807302094376337" calcext:value-type="float">
            <text:p>0.807302094376337</text:p>
          </table:table-cell>
          <table:table-cell office:value-type="float" office:value="0.985666630943612" calcext:value-type="float">
            <text:p>0.985666630943612</text:p>
          </table:table-cell>
          <table:table-cell office:value-type="float" office:value="0.991947173112294" calcext:value-type="float">
            <text:p>0.991947173112294</text:p>
          </table:table-cell>
          <table:table-cell office:value-type="float" office:value="0.822088220368411" calcext:value-type="float">
            <text:p>0.822088220368411</text:p>
          </table:table-cell>
          <table:table-cell office:value-type="float" office:value="0.680539093081843" calcext:value-type="float">
            <text:p>0.680539093081843</text:p>
          </table:table-cell>
          <table:table-cell office:value-type="float" office:value="0.650985318539777" calcext:value-type="float">
            <text:p>0.650985318539777</text:p>
          </table:table-cell>
          <table:table-cell office:value-type="float" office:value="1.00417864372476" calcext:value-type="float">
            <text:p>1.00417864372476</text:p>
          </table:table-cell>
          <table:table-cell office:value-type="float" office:value="-85.5823559263177" calcext:value-type="float">
            <text:p>-85.5823559263177</text:p>
          </table:table-cell>
          <table:table-cell office:value-type="float" office:value="-113.892181383631" calcext:value-type="float">
            <text:p>-113.892181383631</text:p>
          </table:table-cell>
          <table:table-cell office:value-type="float" office:value="-119.802936292045" calcext:value-type="float">
            <text:p>-119.802936292045</text:p>
          </table:table-cell>
        </table:table-row>
        <table:table-row table:style-name="ro1">
          <table:table-cell office:value-type="string" calcext:value-type="string">
            <text:p>2019-11-12 12:12:30</text:p>
          </table:table-cell>
          <table:table-cell office:value-type="float" office:value="26.9292595173756" calcext:value-type="float">
            <text:p>26.9292595173756</text:p>
          </table:table-cell>
          <table:table-cell office:value-type="float" office:value="74.3103647965781" calcext:value-type="float">
            <text:p>74.3103647965781</text:p>
          </table:table-cell>
          <table:table-cell office:value-type="float" office:value="980.67689841538" calcext:value-type="float">
            <text:p>980.6768984153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6833" calcext:value-type="float">
            <text:p>1356833</text:p>
          </table:table-cell>
          <table:table-cell office:value-type="float" office:value="1653927" calcext:value-type="float">
            <text:p>1653927</text:p>
          </table:table-cell>
          <table:table-cell office:value-type="float" office:value="1663157" calcext:value-type="float">
            <text:p>1663157</text:p>
          </table:table-cell>
          <table:table-cell office:value-type="float" office:value="1148658" calcext:value-type="float">
            <text:p>1148658</text:p>
          </table:table-cell>
          <table:table-cell office:value-type="float" office:value="1362278" calcext:value-type="float">
            <text:p>1362278</text:p>
          </table:table-cell>
          <table:table-cell office:value-type="float" office:value="1063979" calcext:value-type="float">
            <text:p>1063979</text:p>
          </table:table-cell>
          <table:table-cell office:value-type="float" office:value="1679444" calcext:value-type="float">
            <text:p>1679444</text:p>
          </table:table-cell>
          <table:table-cell office:value-type="float" office:value="5" calcext:value-type="float">
            <text:p>5</text:p>
          </table:table-cell>
          <table:table-cell office:value-type="float" office:value="0.808735586254071" calcext:value-type="float">
            <text:p>0.808735586254071</text:p>
          </table:table-cell>
          <table:table-cell office:value-type="float" office:value="0.98581743071287" calcext:value-type="float">
            <text:p>0.98581743071287</text:p>
          </table:table-cell>
          <table:table-cell office:value-type="float" office:value="0.99131894008147" calcext:value-type="float">
            <text:p>0.99131894008147</text:p>
          </table:table-cell>
          <table:table-cell office:value-type="float" office:value="0.684653602201176" calcext:value-type="float">
            <text:p>0.684653602201176</text:p>
          </table:table-cell>
          <table:table-cell office:value-type="float" office:value="0.811981059548981" calcext:value-type="float">
            <text:p>0.811981059548981</text:p>
          </table:table-cell>
          <table:table-cell office:value-type="float" office:value="0.634180979035017" calcext:value-type="float">
            <text:p>0.634180979035017</text:p>
          </table:table-cell>
          <table:table-cell office:value-type="float" office:value="1.0010267497333" calcext:value-type="float">
            <text:p>1.0010267497333</text:p>
          </table:table-cell>
          <table:table-cell office:value-type="float" office:value="-113.069279559765" calcext:value-type="float">
            <text:p>-113.069279559765</text:p>
          </table:table-cell>
          <table:table-cell office:value-type="float" office:value="-87.6037880902038" calcext:value-type="float">
            <text:p>-87.6037880902038</text:p>
          </table:table-cell>
          <table:table-cell office:value-type="float" office:value="-123.163804192997" calcext:value-type="float">
            <text:p>-123.163804192997</text:p>
          </table:table-cell>
        </table:table-row>
        <table:table-row table:style-name="ro1">
          <table:table-cell office:value-type="string" calcext:value-type="string">
            <text:p>2019-11-12 12:12:31</text:p>
          </table:table-cell>
          <table:table-cell office:value-type="float" office:value="26.9242054000497" calcext:value-type="float">
            <text:p>26.9242054000497</text:p>
          </table:table-cell>
          <table:table-cell office:value-type="float" office:value="74.2831188279737" calcext:value-type="float">
            <text:p>74.2831188279737</text:p>
          </table:table-cell>
          <table:table-cell office:value-type="float" office:value="980.640830607121" calcext:value-type="float">
            <text:p>980.64083060712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5490" calcext:value-type="float">
            <text:p>1385490</text:p>
          </table:table-cell>
          <table:table-cell office:value-type="float" office:value="1658721" calcext:value-type="float">
            <text:p>1658721</text:p>
          </table:table-cell>
          <table:table-cell office:value-type="float" office:value="1666626" calcext:value-type="float">
            <text:p>1666626</text:p>
          </table:table-cell>
          <table:table-cell office:value-type="float" office:value="1120973" calcext:value-type="float">
            <text:p>1120973</text:p>
          </table:table-cell>
          <table:table-cell office:value-type="float" office:value="1285104" calcext:value-type="float">
            <text:p>1285104</text:p>
          </table:table-cell>
          <table:table-cell office:value-type="float" office:value="1177184" calcext:value-type="float">
            <text:p>1177184</text:p>
          </table:table-cell>
          <table:table-cell office:value-type="float" office:value="1678478" calcext:value-type="float">
            <text:p>1678478</text:p>
          </table:table-cell>
          <table:table-cell office:value-type="float" office:value="5" calcext:value-type="float">
            <text:p>5</text:p>
          </table:table-cell>
          <table:table-cell office:value-type="float" office:value="0.825816491343557" calcext:value-type="float">
            <text:p>0.825816491343557</text:p>
          </table:table-cell>
          <table:table-cell office:value-type="float" office:value="0.988674877724037" calcext:value-type="float">
            <text:p>0.988674877724037</text:p>
          </table:table-cell>
          <table:table-cell office:value-type="float" office:value="0.993386625455216" calcext:value-type="float">
            <text:p>0.993386625455216</text:p>
          </table:table-cell>
          <table:table-cell office:value-type="float" office:value="0.668152054327971" calcext:value-type="float">
            <text:p>0.668152054327971</text:p>
          </table:table-cell>
          <table:table-cell office:value-type="float" office:value="0.765981765506478" calcext:value-type="float">
            <text:p>0.765981765506478</text:p>
          </table:table-cell>
          <table:table-cell office:value-type="float" office:value="0.701656425196698" calcext:value-type="float">
            <text:p>0.701656425196698</text:p>
          </table:table-cell>
          <table:table-cell office:value-type="float" office:value="1.00045096879613" calcext:value-type="float">
            <text:p>1.00045096879613</text:p>
          </table:table-cell>
          <table:table-cell office:value-type="float" office:value="-116.369589134406" calcext:value-type="float">
            <text:p>-116.369589134406</text:p>
          </table:table-cell>
          <table:table-cell office:value-type="float" office:value="-96.8036468987044" calcext:value-type="float">
            <text:p>-96.8036468987044</text:p>
          </table:table-cell>
          <table:table-cell office:value-type="float" office:value="-109.66871496066" calcext:value-type="float">
            <text:p>-109.66871496066</text:p>
          </table:table-cell>
        </table:table-row>
        <table:table-row table:style-name="ro1">
          <table:table-cell office:value-type="string" calcext:value-type="string">
            <text:p>2019-11-12 12:12:32</text:p>
          </table:table-cell>
          <table:table-cell office:value-type="float" office:value="26.9242054000497" calcext:value-type="float">
            <text:p>26.9242054000497</text:p>
          </table:table-cell>
          <table:table-cell office:value-type="float" office:value="74.2723818742513" calcext:value-type="float">
            <text:p>74.2723818742513</text:p>
          </table:table-cell>
          <table:table-cell office:value-type="float" office:value="980.751127020402" calcext:value-type="float">
            <text:p>980.75112702040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7493" calcext:value-type="float">
            <text:p>1367493</text:p>
          </table:table-cell>
          <table:table-cell office:value-type="float" office:value="1653422" calcext:value-type="float">
            <text:p>1653422</text:p>
          </table:table-cell>
          <table:table-cell office:value-type="float" office:value="1665566" calcext:value-type="float">
            <text:p>1665566</text:p>
          </table:table-cell>
          <table:table-cell office:value-type="float" office:value="1352239" calcext:value-type="float">
            <text:p>1352239</text:p>
          </table:table-cell>
          <table:table-cell office:value-type="float" office:value="1237731" calcext:value-type="float">
            <text:p>1237731</text:p>
          </table:table-cell>
          <table:table-cell office:value-type="float" office:value="946565" calcext:value-type="float">
            <text:p>946565</text:p>
          </table:table-cell>
          <table:table-cell office:value-type="float" office:value="1678542" calcext:value-type="float">
            <text:p>1678542</text:p>
          </table:table-cell>
          <table:table-cell office:value-type="float" office:value="5" calcext:value-type="float">
            <text:p>5</text:p>
          </table:table-cell>
          <table:table-cell office:value-type="float" office:value="0.815089442144566" calcext:value-type="float">
            <text:p>0.815089442144566</text:p>
          </table:table-cell>
          <table:table-cell office:value-type="float" office:value="0.985516427220872" calcext:value-type="float">
            <text:p>0.985516427220872</text:p>
          </table:table-cell>
          <table:table-cell office:value-type="float" office:value="0.992754816145279" calcext:value-type="float">
            <text:p>0.992754816145279</text:p>
          </table:table-cell>
          <table:table-cell office:value-type="float" office:value="0.805997348546666" calcext:value-type="float">
            <text:p>0.805997348546666</text:p>
          </table:table-cell>
          <table:table-cell office:value-type="float" office:value="0.737745253770978" calcext:value-type="float">
            <text:p>0.737745253770978</text:p>
          </table:table-cell>
          <table:table-cell office:value-type="float" office:value="0.564196773075673" calcext:value-type="float">
            <text:p>0.564196773075673</text:p>
          </table:table-cell>
          <table:table-cell office:value-type="float" office:value="1.00048911577333" calcext:value-type="float">
            <text:p>1.00048911577333</text:p>
          </table:table-cell>
          <table:table-cell office:value-type="float" office:value="-88.8005302906669" calcext:value-type="float">
            <text:p>-88.8005302906669</text:p>
          </table:table-cell>
          <table:table-cell office:value-type="float" office:value="-102.450949245804" calcext:value-type="float">
            <text:p>-102.450949245804</text:p>
          </table:table-cell>
          <table:table-cell office:value-type="float" office:value="-137.160645384865" calcext:value-type="float">
            <text:p>-137.160645384865</text:p>
          </table:table-cell>
        </table:table-row>
        <table:table-row table:style-name="ro1">
          <table:table-cell office:value-type="string" calcext:value-type="string">
            <text:p>2019-11-12 12:12:33</text:p>
          </table:table-cell>
          <table:table-cell office:value-type="float" office:value="26.9242054000497" calcext:value-type="float">
            <text:p>26.9242054000497</text:p>
          </table:table-cell>
          <table:table-cell office:value-type="float" office:value="74.2831188279737" calcext:value-type="float">
            <text:p>74.2831188279737</text:p>
          </table:table-cell>
          <table:table-cell office:value-type="float" office:value="980.723552884263" calcext:value-type="float">
            <text:p>980.72355288426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5028" calcext:value-type="float">
            <text:p>1355028</text:p>
          </table:table-cell>
          <table:table-cell office:value-type="float" office:value="1653943" calcext:value-type="float">
            <text:p>1653943</text:p>
          </table:table-cell>
          <table:table-cell office:value-type="float" office:value="1663195" calcext:value-type="float">
            <text:p>1663195</text:p>
          </table:table-cell>
          <table:table-cell office:value-type="float" office:value="1143199" calcext:value-type="float">
            <text:p>1143199</text:p>
          </table:table-cell>
          <table:table-cell office:value-type="float" office:value="1362605" calcext:value-type="float">
            <text:p>1362605</text:p>
          </table:table-cell>
          <table:table-cell office:value-type="float" office:value="1076576" calcext:value-type="float">
            <text:p>1076576</text:p>
          </table:table-cell>
          <table:table-cell office:value-type="float" office:value="1679533" calcext:value-type="float">
            <text:p>1679533</text:p>
          </table:table-cell>
          <table:table-cell office:value-type="float" office:value="5" calcext:value-type="float">
            <text:p>5</text:p>
          </table:table-cell>
          <table:table-cell office:value-type="float" office:value="0.807659722287622" calcext:value-type="float">
            <text:p>0.807659722287622</text:p>
          </table:table-cell>
          <table:table-cell office:value-type="float" office:value="0.985826967457171" calcext:value-type="float">
            <text:p>0.985826967457171</text:p>
          </table:table-cell>
          <table:table-cell office:value-type="float" office:value="0.991341589849185" calcext:value-type="float">
            <text:p>0.991341589849185</text:p>
          </table:table-cell>
          <table:table-cell office:value-type="float" office:value="0.681399784255002" calcext:value-type="float">
            <text:p>0.681399784255002</text:p>
          </table:table-cell>
          <table:table-cell office:value-type="float" office:value="0.812175966760631" calcext:value-type="float">
            <text:p>0.812175966760631</text:p>
          </table:table-cell>
          <table:table-cell office:value-type="float" office:value="0.641689377032444" calcext:value-type="float">
            <text:p>0.641689377032444</text:p>
          </table:table-cell>
          <table:table-cell office:value-type="float" office:value="1.00107979787347" calcext:value-type="float">
            <text:p>1.00107979787347</text:p>
          </table:table-cell>
          <table:table-cell office:value-type="float" office:value="-113.720043149" calcext:value-type="float">
            <text:p>-113.720043149</text:p>
          </table:table-cell>
          <table:table-cell office:value-type="float" office:value="-87.5648066478737" calcext:value-type="float">
            <text:p>-87.5648066478737</text:p>
          </table:table-cell>
          <table:table-cell office:value-type="float" office:value="-121.662124593511" calcext:value-type="float">
            <text:p>-121.662124593511</text:p>
          </table:table-cell>
        </table:table-row>
        <table:table-row table:style-name="ro1">
          <table:table-cell office:value-type="string" calcext:value-type="string">
            <text:p>2019-11-12 12:12:35</text:p>
          </table:table-cell>
          <table:table-cell office:value-type="float" office:value="26.9242054000497" calcext:value-type="float">
            <text:p>26.9242054000497</text:p>
          </table:table-cell>
          <table:table-cell office:value-type="float" office:value="74.3045926320789" calcext:value-type="float">
            <text:p>74.3045926320789</text:p>
          </table:table-cell>
          <table:table-cell office:value-type="float" office:value="980.723552884263" calcext:value-type="float">
            <text:p>980.72355288426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0098" calcext:value-type="float">
            <text:p>1380098</text:p>
          </table:table-cell>
          <table:table-cell office:value-type="float" office:value="1659595" calcext:value-type="float">
            <text:p>1659595</text:p>
          </table:table-cell>
          <table:table-cell office:value-type="float" office:value="1667941" calcext:value-type="float">
            <text:p>1667941</text:p>
          </table:table-cell>
          <table:table-cell office:value-type="float" office:value="1139607" calcext:value-type="float">
            <text:p>1139607</text:p>
          </table:table-cell>
          <table:table-cell office:value-type="float" office:value="1224841" calcext:value-type="float">
            <text:p>1224841</text:p>
          </table:table-cell>
          <table:table-cell office:value-type="float" office:value="1154654" calcext:value-type="float">
            <text:p>1154654</text:p>
          </table:table-cell>
          <table:table-cell office:value-type="float" office:value="1681335" calcext:value-type="float">
            <text:p>1681335</text:p>
          </table:table-cell>
          <table:table-cell office:value-type="float" office:value="5" calcext:value-type="float">
            <text:p>5</text:p>
          </table:table-cell>
          <table:table-cell office:value-type="float" office:value="0.822602608514143" calcext:value-type="float">
            <text:p>0.822602608514143</text:p>
          </table:table-cell>
          <table:table-cell office:value-type="float" office:value="0.989195822381475" calcext:value-type="float">
            <text:p>0.989195822381475</text:p>
          </table:table-cell>
          <table:table-cell office:value-type="float" office:value="0.994170426627448" calcext:value-type="float">
            <text:p>0.994170426627448</text:p>
          </table:table-cell>
          <table:table-cell office:value-type="float" office:value="0.679258785159443" calcext:value-type="float">
            <text:p>0.679258785159443</text:p>
          </table:table-cell>
          <table:table-cell office:value-type="float" office:value="0.73006221414354" calcext:value-type="float">
            <text:p>0.73006221414354</text:p>
          </table:table-cell>
          <table:table-cell office:value-type="float" office:value="0.68822749712795" calcext:value-type="float">
            <text:p>0.68822749712795</text:p>
          </table:table-cell>
          <table:table-cell office:value-type="float" office:value="1.00215387370037" calcext:value-type="float">
            <text:p>1.00215387370037</text:p>
          </table:table-cell>
          <table:table-cell office:value-type="float" office:value="-114.148242968111" calcext:value-type="float">
            <text:p>-114.148242968111</text:p>
          </table:table-cell>
          <table:table-cell office:value-type="float" office:value="-103.987557171292" calcext:value-type="float">
            <text:p>-103.987557171292</text:p>
          </table:table-cell>
          <table:table-cell office:value-type="float" office:value="-112.35450057441" calcext:value-type="float">
            <text:p>-112.35450057441</text:p>
          </table:table-cell>
        </table:table-row>
        <table:table-row table:style-name="ro1">
          <table:table-cell office:value-type="string" calcext:value-type="string">
            <text:p>2019-11-12 12:12:36</text:p>
          </table:table-cell>
          <table:table-cell office:value-type="float" office:value="26.9242054000497" calcext:value-type="float">
            <text:p>26.9242054000497</text:p>
          </table:table-cell>
          <table:table-cell office:value-type="float" office:value="74.3582765395273" calcext:value-type="float">
            <text:p>74.3582765395273</text:p>
          </table:table-cell>
          <table:table-cell office:value-type="float" office:value="980.668404677622" calcext:value-type="float">
            <text:p>980.66840467762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2173" calcext:value-type="float">
            <text:p>1362173</text:p>
          </table:table-cell>
          <table:table-cell office:value-type="float" office:value="1655254" calcext:value-type="float">
            <text:p>1655254</text:p>
          </table:table-cell>
          <table:table-cell office:value-type="float" office:value="1664151" calcext:value-type="float">
            <text:p>1664151</text:p>
          </table:table-cell>
          <table:table-cell office:value-type="float" office:value="1369680" calcext:value-type="float">
            <text:p>1369680</text:p>
          </table:table-cell>
          <table:table-cell office:value-type="float" office:value="1139924" calcext:value-type="float">
            <text:p>1139924</text:p>
          </table:table-cell>
          <table:table-cell office:value-type="float" office:value="1066188" calcext:value-type="float">
            <text:p>1066188</text:p>
          </table:table-cell>
          <table:table-cell office:value-type="float" office:value="1678465" calcext:value-type="float">
            <text:p>1678465</text:p>
          </table:table-cell>
          <table:table-cell office:value-type="float" office:value="5" calcext:value-type="float">
            <text:p>5</text:p>
          </table:table-cell>
          <table:table-cell office:value-type="float" office:value="0.811918474664506" calcext:value-type="float">
            <text:p>0.811918474664506</text:p>
          </table:table-cell>
          <table:table-cell office:value-type="float" office:value="0.986608384443329" calcext:value-type="float">
            <text:p>0.986608384443329</text:p>
          </table:table-cell>
          <table:table-cell office:value-type="float" office:value="0.991911410321165" calcext:value-type="float">
            <text:p>0.991911410321165</text:p>
          </table:table-cell>
          <table:table-cell office:value-type="float" office:value="0.816392995881199" calcext:value-type="float">
            <text:p>0.816392995881199</text:p>
          </table:table-cell>
          <table:table-cell office:value-type="float" office:value="0.679447731905905" calcext:value-type="float">
            <text:p>0.679447731905905</text:p>
          </table:table-cell>
          <table:table-cell office:value-type="float" office:value="0.635497645795065" calcext:value-type="float">
            <text:p>0.635497645795065</text:p>
          </table:table-cell>
          <table:table-cell office:value-type="float" office:value="1.00044322019139" calcext:value-type="float">
            <text:p>1.00044322019139</text:p>
          </table:table-cell>
          <table:table-cell office:value-type="float" office:value="-86.7214008237601" calcext:value-type="float">
            <text:p>-86.7214008237601</text:p>
          </table:table-cell>
          <table:table-cell office:value-type="float" office:value="-114.110453618819" calcext:value-type="float">
            <text:p>-114.110453618819</text:p>
          </table:table-cell>
          <table:table-cell office:value-type="float" office:value="-122.900470840987" calcext:value-type="float">
            <text:p>-122.900470840987</text:p>
          </table:table-cell>
        </table:table-row>
        <table:table-row table:style-name="ro1">
          <table:table-cell office:value-type="string" calcext:value-type="string">
            <text:p>2019-11-12 12:12:37</text:p>
          </table:table-cell>
          <table:table-cell office:value-type="float" office:value="26.9242054000497" calcext:value-type="float">
            <text:p>26.9242054000497</text:p>
          </table:table-cell>
          <table:table-cell office:value-type="float" office:value="74.342171457715" calcext:value-type="float">
            <text:p>74.342171457715</text:p>
          </table:table-cell>
          <table:table-cell office:value-type="float" office:value="980.613256558499" calcext:value-type="float">
            <text:p>980.61325655849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6340" calcext:value-type="float">
            <text:p>1356340</text:p>
          </table:table-cell>
          <table:table-cell office:value-type="float" office:value="1654149" calcext:value-type="float">
            <text:p>1654149</text:p>
          </table:table-cell>
          <table:table-cell office:value-type="float" office:value="1663374" calcext:value-type="float">
            <text:p>1663374</text:p>
          </table:table-cell>
          <table:table-cell office:value-type="float" office:value="1145623" calcext:value-type="float">
            <text:p>1145623</text:p>
          </table:table-cell>
          <table:table-cell office:value-type="float" office:value="1361692" calcext:value-type="float">
            <text:p>1361692</text:p>
          </table:table-cell>
          <table:table-cell office:value-type="float" office:value="1069199" calcext:value-type="float">
            <text:p>1069199</text:p>
          </table:table-cell>
          <table:table-cell office:value-type="float" office:value="1679696" calcext:value-type="float">
            <text:p>1679696</text:p>
          </table:table-cell>
          <table:table-cell office:value-type="float" office:value="5" calcext:value-type="float">
            <text:p>5</text:p>
          </table:table-cell>
          <table:table-cell office:value-type="float" office:value="0.808441735320298" calcext:value-type="float">
            <text:p>0.808441735320298</text:p>
          </table:table-cell>
          <table:table-cell office:value-type="float" office:value="0.985949753040046" calcext:value-type="float">
            <text:p>0.985949753040046</text:p>
          </table:table-cell>
          <table:table-cell office:value-type="float" office:value="0.991448282176051" calcext:value-type="float">
            <text:p>0.991448282176051</text:p>
          </table:table-cell>
          <table:table-cell office:value-type="float" office:value="0.682844601016593" calcext:value-type="float">
            <text:p>0.682844601016593</text:p>
          </table:table-cell>
          <table:table-cell office:value-type="float" office:value="0.811631776288959" calcext:value-type="float">
            <text:p>0.811631776288959</text:p>
          </table:table-cell>
          <table:table-cell office:value-type="float" office:value="0.637292341863196" calcext:value-type="float">
            <text:p>0.637292341863196</text:p>
          </table:table-cell>
          <table:table-cell office:value-type="float" office:value="1.00117695345604" calcext:value-type="float">
            <text:p>1.00117695345604</text:p>
          </table:table-cell>
          <table:table-cell office:value-type="float" office:value="-113.431079796681" calcext:value-type="float">
            <text:p>-113.431079796681</text:p>
          </table:table-cell>
          <table:table-cell office:value-type="float" office:value="-87.6736447422081" calcext:value-type="float">
            <text:p>-87.6736447422081</text:p>
          </table:table-cell>
          <table:table-cell office:value-type="float" office:value="-122.541531627361" calcext:value-type="float">
            <text:p>-122.541531627361</text:p>
          </table:table-cell>
        </table:table-row>
        <table:table-row table:style-name="ro1">
          <table:table-cell office:value-type="string" calcext:value-type="string">
            <text:p>2019-11-12 12:12:38</text:p>
          </table:table-cell>
          <table:table-cell office:value-type="float" office:value="26.9191512830148" calcext:value-type="float">
            <text:p>26.9191512830148</text:p>
          </table:table-cell>
          <table:table-cell office:value-type="float" office:value="74.3471356637308" calcext:value-type="float">
            <text:p>74.3471356637308</text:p>
          </table:table-cell>
          <table:table-cell office:value-type="float" office:value="980.632337134166" calcext:value-type="float">
            <text:p>980.63233713416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0493" calcext:value-type="float">
            <text:p>1380493</text:p>
          </table:table-cell>
          <table:table-cell office:value-type="float" office:value="1654003" calcext:value-type="float">
            <text:p>1654003</text:p>
          </table:table-cell>
          <table:table-cell office:value-type="float" office:value="1664227" calcext:value-type="float">
            <text:p>1664227</text:p>
          </table:table-cell>
          <table:table-cell office:value-type="float" office:value="1265967" calcext:value-type="float">
            <text:p>1265967</text:p>
          </table:table-cell>
          <table:table-cell office:value-type="float" office:value="1412547" calcext:value-type="float">
            <text:p>1412547</text:p>
          </table:table-cell>
          <table:table-cell office:value-type="float" office:value="953546" calcext:value-type="float">
            <text:p>953546</text:p>
          </table:table-cell>
          <table:table-cell office:value-type="float" office:value="1677955" calcext:value-type="float">
            <text:p>1677955</text:p>
          </table:table-cell>
          <table:table-cell office:value-type="float" office:value="5" calcext:value-type="float">
            <text:p>5</text:p>
          </table:table-cell>
          <table:table-cell office:value-type="float" office:value="0.822838046889072" calcext:value-type="float">
            <text:p>0.822838046889072</text:p>
          </table:table-cell>
          <table:table-cell office:value-type="float" office:value="0.9858627302483" calcext:value-type="float">
            <text:p>0.9858627302483</text:p>
          </table:table-cell>
          <table:table-cell office:value-type="float" office:value="0.991956709856595" calcext:value-type="float">
            <text:p>0.991956709856595</text:p>
          </table:table-cell>
          <table:table-cell office:value-type="float" office:value="0.754575223276046" calcext:value-type="float">
            <text:p>0.754575223276046</text:p>
          </table:table-cell>
          <table:table-cell office:value-type="float" office:value="0.84194372200295" calcext:value-type="float">
            <text:p>0.84194372200295</text:p>
          </table:table-cell>
          <table:table-cell office:value-type="float" office:value="0.568357773823473" calcext:value-type="float">
            <text:p>0.568357773823473</text:p>
          </table:table-cell>
          <table:table-cell office:value-type="float" office:value="1.00013923646679" calcext:value-type="float">
            <text:p>1.00013923646679</text:p>
          </table:table-cell>
          <table:table-cell office:value-type="float" office:value="-99.0849553447908" calcext:value-type="float">
            <text:p>-99.0849553447908</text:p>
          </table:table-cell>
          <table:table-cell office:value-type="float" office:value="-81.61125559941" calcext:value-type="float">
            <text:p>-81.61125559941</text:p>
          </table:table-cell>
          <table:table-cell office:value-type="float" office:value="-136.328445235305" calcext:value-type="float">
            <text:p>-136.328445235305</text:p>
          </table:table-cell>
        </table:table-row>
        <table:table-row table:style-name="ro1">
          <table:table-cell office:value-type="string" calcext:value-type="string">
            <text:p>2019-11-12 12:12:40</text:p>
          </table:table-cell>
          <table:table-cell office:value-type="float" office:value="26.9242054000497" calcext:value-type="float">
            <text:p>26.9242054000497</text:p>
          </table:table-cell>
          <table:table-cell office:value-type="float" office:value="74.3368030798876" calcext:value-type="float">
            <text:p>74.3368030798876</text:p>
          </table:table-cell>
          <table:table-cell office:value-type="float" office:value="980.613256558499" calcext:value-type="float">
            <text:p>980.61325655849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5831" calcext:value-type="float">
            <text:p>1385831</text:p>
          </table:table-cell>
          <table:table-cell office:value-type="float" office:value="1656995" calcext:value-type="float">
            <text:p>1656995</text:p>
          </table:table-cell>
          <table:table-cell office:value-type="float" office:value="1668166" calcext:value-type="float">
            <text:p>1668166</text:p>
          </table:table-cell>
          <table:table-cell office:value-type="float" office:value="1118345" calcext:value-type="float">
            <text:p>1118345</text:p>
          </table:table-cell>
          <table:table-cell office:value-type="float" office:value="1246494" calcext:value-type="float">
            <text:p>1246494</text:p>
          </table:table-cell>
          <table:table-cell office:value-type="float" office:value="1158906" calcext:value-type="float">
            <text:p>1158906</text:p>
          </table:table-cell>
          <table:table-cell office:value-type="float" office:value="1678022" calcext:value-type="float">
            <text:p>1678022</text:p>
          </table:table-cell>
          <table:table-cell office:value-type="float" office:value="5" calcext:value-type="float">
            <text:p>5</text:p>
          </table:table-cell>
          <table:table-cell office:value-type="float" office:value="0.82601974320647" calcext:value-type="float">
            <text:p>0.82601974320647</text:p>
          </table:table-cell>
          <table:table-cell office:value-type="float" office:value="0.987646101432574" calcext:value-type="float">
            <text:p>0.987646101432574</text:p>
          </table:table-cell>
          <table:table-cell office:value-type="float" office:value="0.99430453709418" calcext:value-type="float">
            <text:p>0.99430453709418</text:p>
          </table:table-cell>
          <table:table-cell office:value-type="float" office:value="0.666585644076543" calcext:value-type="float">
            <text:p>0.666585644076543</text:p>
          </table:table-cell>
          <table:table-cell office:value-type="float" office:value="0.742968409415294" calcext:value-type="float">
            <text:p>0.742968409415294</text:p>
          </table:table-cell>
          <table:table-cell office:value-type="float" office:value="0.690761886925922" calcext:value-type="float">
            <text:p>0.690761886925922</text:p>
          </table:table-cell>
          <table:table-cell office:value-type="float" office:value="1.00017917158355" calcext:value-type="float">
            <text:p>1.00017917158355</text:p>
          </table:table-cell>
          <table:table-cell office:value-type="float" office:value="-116.682871184691" calcext:value-type="float">
            <text:p>-116.682871184691</text:p>
          </table:table-cell>
          <table:table-cell office:value-type="float" office:value="-101.406318116941" calcext:value-type="float">
            <text:p>-101.406318116941</text:p>
          </table:table-cell>
          <table:table-cell office:value-type="float" office:value="-111.847622614816" calcext:value-type="float">
            <text:p>-111.847622614816</text:p>
          </table:table-cell>
        </table:table-row>
        <table:table-row table:style-name="ro1">
          <table:table-cell office:value-type="string" calcext:value-type="string">
            <text:p>2019-11-12 12:12:41</text:p>
          </table:table-cell>
          <table:table-cell office:value-type="float" office:value="26.9242054000497" calcext:value-type="float">
            <text:p>26.9242054000497</text:p>
          </table:table-cell>
          <table:table-cell office:value-type="float" office:value="74.3314346934486" calcext:value-type="float">
            <text:p>74.3314346934486</text:p>
          </table:table-cell>
          <table:table-cell office:value-type="float" office:value="980.668404677622" calcext:value-type="float">
            <text:p>980.66840467762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3370" calcext:value-type="float">
            <text:p>1383370</text:p>
          </table:table-cell>
          <table:table-cell office:value-type="float" office:value="1653380" calcext:value-type="float">
            <text:p>1653380</text:p>
          </table:table-cell>
          <table:table-cell office:value-type="float" office:value="1664871" calcext:value-type="float">
            <text:p>1664871</text:p>
          </table:table-cell>
          <table:table-cell office:value-type="float" office:value="1286412" calcext:value-type="float">
            <text:p>1286412</text:p>
          </table:table-cell>
          <table:table-cell office:value-type="float" office:value="1402443" calcext:value-type="float">
            <text:p>1402443</text:p>
          </table:table-cell>
          <table:table-cell office:value-type="float" office:value="951013" calcext:value-type="float">
            <text:p>951013</text:p>
          </table:table-cell>
          <table:table-cell office:value-type="float" office:value="1677594" calcext:value-type="float">
            <text:p>1677594</text:p>
          </table:table-cell>
          <table:table-cell office:value-type="float" office:value="5" calcext:value-type="float">
            <text:p>5</text:p>
          </table:table-cell>
          <table:table-cell office:value-type="float" office:value="0.824552872723683" calcext:value-type="float">
            <text:p>0.824552872723683</text:p>
          </table:table-cell>
          <table:table-cell office:value-type="float" office:value="0.985491393267082" calcext:value-type="float">
            <text:p>0.985491393267082</text:p>
          </table:table-cell>
          <table:table-cell office:value-type="float" office:value="0.992340563814707" calcext:value-type="float">
            <text:p>0.992340563814707</text:p>
          </table:table-cell>
          <table:table-cell office:value-type="float" office:value="0.766761394353079" calcext:value-type="float">
            <text:p>0.766761394353079</text:p>
          </table:table-cell>
          <table:table-cell office:value-type="float" office:value="0.835921267976912" calcext:value-type="float">
            <text:p>0.835921267976912</text:p>
          </table:table-cell>
          <table:table-cell office:value-type="float" office:value="0.566847987991332" calcext:value-type="float">
            <text:p>0.566847987991332</text:p>
          </table:table-cell>
          <table:table-cell office:value-type="float" office:value="0.999924063673504" calcext:value-type="float">
            <text:p>0.999924063673504</text:p>
          </table:table-cell>
          <table:table-cell office:value-type="float" office:value="-96.6477211293842" calcext:value-type="float">
            <text:p>-96.6477211293842</text:p>
          </table:table-cell>
          <table:table-cell office:value-type="float" office:value="-82.8157464046176" calcext:value-type="float">
            <text:p>-82.8157464046176</text:p>
          </table:table-cell>
          <table:table-cell office:value-type="float" office:value="-136.630402401734" calcext:value-type="float">
            <text:p>-136.630402401734</text:p>
          </table:table-cell>
        </table:table-row>
        <table:table-row table:style-name="ro1">
          <table:table-cell office:value-type="string" calcext:value-type="string">
            <text:p>2019-11-12 12:12:42</text:p>
          </table:table-cell>
          <table:table-cell office:value-type="float" office:value="26.9292595173756" calcext:value-type="float">
            <text:p>26.9292595173756</text:p>
          </table:table-cell>
          <table:table-cell office:value-type="float" office:value="74.3533124009642" calcext:value-type="float">
            <text:p>74.3533124009642</text:p>
          </table:table-cell>
          <table:table-cell office:value-type="float" office:value="980.649324115832" calcext:value-type="float">
            <text:p>980.64932411583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3270" calcext:value-type="float">
            <text:p>1373270</text:p>
          </table:table-cell>
          <table:table-cell office:value-type="float" office:value="1654530" calcext:value-type="float">
            <text:p>1654530</text:p>
          </table:table-cell>
          <table:table-cell office:value-type="float" office:value="1664267" calcext:value-type="float">
            <text:p>1664267</text:p>
          </table:table-cell>
          <table:table-cell office:value-type="float" office:value="1114403" calcext:value-type="float">
            <text:p>1114403</text:p>
          </table:table-cell>
          <table:table-cell office:value-type="float" office:value="1277346" calcext:value-type="float">
            <text:p>1277346</text:p>
          </table:table-cell>
          <table:table-cell office:value-type="float" office:value="1174345" calcext:value-type="float">
            <text:p>1174345</text:p>
          </table:table-cell>
          <table:table-cell office:value-type="float" office:value="1678031" calcext:value-type="float">
            <text:p>1678031</text:p>
          </table:table-cell>
          <table:table-cell office:value-type="float" office:value="5" calcext:value-type="float">
            <text:p>5</text:p>
          </table:table-cell>
          <table:table-cell office:value-type="float" office:value="0.818532802883721" calcext:value-type="float">
            <text:p>0.818532802883721</text:p>
          </table:table-cell>
          <table:table-cell office:value-type="float" office:value="0.986176846763712" calcext:value-type="float">
            <text:p>0.986176846763712</text:p>
          </table:table-cell>
          <table:table-cell office:value-type="float" office:value="0.991980551717347" calcext:value-type="float">
            <text:p>0.991980551717347</text:p>
          </table:table-cell>
          <table:table-cell office:value-type="float" office:value="0.664236028699401" calcext:value-type="float">
            <text:p>0.664236028699401</text:p>
          </table:table-cell>
          <table:table-cell office:value-type="float" office:value="0.761357636613564" calcext:value-type="float">
            <text:p>0.761357636613564</text:p>
          </table:table-cell>
          <table:table-cell office:value-type="float" office:value="0.699964249129802" calcext:value-type="float">
            <text:p>0.699964249129802</text:p>
          </table:table-cell>
          <table:table-cell office:value-type="float" office:value="1.00018453600222" calcext:value-type="float">
            <text:p>1.00018453600222</text:p>
          </table:table-cell>
          <table:table-cell office:value-type="float" office:value="-117.15279426012" calcext:value-type="float">
            <text:p>-117.15279426012</text:p>
          </table:table-cell>
          <table:table-cell office:value-type="float" office:value="-97.7284726772872" calcext:value-type="float">
            <text:p>-97.7284726772872</text:p>
          </table:table-cell>
          <table:table-cell office:value-type="float" office:value="-110.00715017404" calcext:value-type="float">
            <text:p>-110.00715017404</text:p>
          </table:table-cell>
        </table:table-row>
        <table:table-row table:style-name="ro1">
          <table:table-cell office:value-type="string" calcext:value-type="string">
            <text:p>2019-11-12 12:12:43</text:p>
          </table:table-cell>
          <table:table-cell office:value-type="float" office:value="26.9242054000497" calcext:value-type="float">
            <text:p>26.9242054000497</text:p>
          </table:table-cell>
          <table:table-cell office:value-type="float" office:value="74.3529081875348" calcext:value-type="float">
            <text:p>74.3529081875348</text:p>
          </table:table-cell>
          <table:table-cell office:value-type="float" office:value="980.723552884263" calcext:value-type="float">
            <text:p>980.72355288426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5467" calcext:value-type="float">
            <text:p>1355467</text:p>
          </table:table-cell>
          <table:table-cell office:value-type="float" office:value="1653695" calcext:value-type="float">
            <text:p>1653695</text:p>
          </table:table-cell>
          <table:table-cell office:value-type="float" office:value="1664926" calcext:value-type="float">
            <text:p>1664926</text:p>
          </table:table-cell>
          <table:table-cell office:value-type="float" office:value="1376286" calcext:value-type="float">
            <text:p>1376286</text:p>
          </table:table-cell>
          <table:table-cell office:value-type="float" office:value="1144935" calcext:value-type="float">
            <text:p>1144935</text:p>
          </table:table-cell>
          <table:table-cell office:value-type="float" office:value="986735" calcext:value-type="float">
            <text:p>986735</text:p>
          </table:table-cell>
          <table:table-cell office:value-type="float" office:value="1678955" calcext:value-type="float">
            <text:p>1678955</text:p>
          </table:table-cell>
          <table:table-cell office:value-type="float" office:value="5" calcext:value-type="float">
            <text:p>5</text:p>
          </table:table-cell>
          <table:table-cell office:value-type="float" office:value="0.807921386709378" calcext:value-type="float">
            <text:p>0.807921386709378</text:p>
          </table:table-cell>
          <table:table-cell office:value-type="float" office:value="0.985679147920507" calcext:value-type="float">
            <text:p>0.985679147920507</text:p>
          </table:table-cell>
          <table:table-cell office:value-type="float" office:value="0.992373346373241" calcext:value-type="float">
            <text:p>0.992373346373241</text:p>
          </table:table-cell>
          <table:table-cell office:value-type="float" office:value="0.820330479184446" calcext:value-type="float">
            <text:p>0.820330479184446</text:p>
          </table:table-cell>
          <table:table-cell office:value-type="float" office:value="0.682434521011653" calcext:value-type="float">
            <text:p>0.682434521011653</text:p>
          </table:table-cell>
          <table:table-cell office:value-type="float" office:value="0.588139961736198" calcext:value-type="float">
            <text:p>0.588139961736198</text:p>
          </table:table-cell>
          <table:table-cell office:value-type="float" office:value="1.0007352829856" calcext:value-type="float">
            <text:p>1.0007352829856</text:p>
          </table:table-cell>
          <table:table-cell office:value-type="float" office:value="-85.9339041631108" calcext:value-type="float">
            <text:p>-85.9339041631108</text:p>
          </table:table-cell>
          <table:table-cell office:value-type="float" office:value="-113.513095797669" calcext:value-type="float">
            <text:p>-113.513095797669</text:p>
          </table:table-cell>
          <table:table-cell office:value-type="float" office:value="-132.37200765276" calcext:value-type="float">
            <text:p>-132.37200765276</text:p>
          </table:table-cell>
        </table:table-row>
        <table:table-row table:style-name="ro1">
          <table:table-cell office:value-type="string" calcext:value-type="string">
            <text:p>2019-11-12 12:12:45</text:p>
          </table:table-cell>
          <table:table-cell office:value-type="float" office:value="26.9343136349926" calcext:value-type="float">
            <text:p>26.9343136349926</text:p>
          </table:table-cell>
          <table:table-cell office:value-type="float" office:value="74.3698219937769" calcext:value-type="float">
            <text:p>74.3698219937769</text:p>
          </table:table-cell>
          <table:table-cell office:value-type="float" office:value="980.685392188895" calcext:value-type="float">
            <text:p>980.68539218889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2182" calcext:value-type="float">
            <text:p>1362182</text:p>
          </table:table-cell>
          <table:table-cell office:value-type="float" office:value="1655984" calcext:value-type="float">
            <text:p>1655984</text:p>
          </table:table-cell>
          <table:table-cell office:value-type="float" office:value="1664998" calcext:value-type="float">
            <text:p>1664998</text:p>
          </table:table-cell>
          <table:table-cell office:value-type="float" office:value="1170642" calcext:value-type="float">
            <text:p>1170642</text:p>
          </table:table-cell>
          <table:table-cell office:value-type="float" office:value="1380339" calcext:value-type="float">
            <text:p>1380339</text:p>
          </table:table-cell>
          <table:table-cell office:value-type="float" office:value="1002807" calcext:value-type="float">
            <text:p>1002807</text:p>
          </table:table-cell>
          <table:table-cell office:value-type="float" office:value="1680387" calcext:value-type="float">
            <text:p>1680387</text:p>
          </table:table-cell>
          <table:table-cell office:value-type="float" office:value="5" calcext:value-type="float">
            <text:p>5</text:p>
          </table:table-cell>
          <table:table-cell office:value-type="float" office:value="0.811923839083176" calcext:value-type="float">
            <text:p>0.811923839083176</text:p>
          </table:table-cell>
          <table:table-cell office:value-type="float" office:value="0.987043498402059" calcext:value-type="float">
            <text:p>0.987043498402059</text:p>
          </table:table-cell>
          <table:table-cell office:value-type="float" office:value="0.992416261722596" calcext:value-type="float">
            <text:p>0.992416261722596</text:p>
          </table:table-cell>
          <table:table-cell office:value-type="float" office:value="0.697757088870655" calcext:value-type="float">
            <text:p>0.697757088870655</text:p>
          </table:table-cell>
          <table:table-cell office:value-type="float" office:value="0.822746255725176" calcext:value-type="float">
            <text:p>0.822746255725176</text:p>
          </table:table-cell>
          <table:table-cell office:value-type="float" office:value="0.597719621386483" calcext:value-type="float">
            <text:p>0.597719621386483</text:p>
          </table:table-cell>
          <table:table-cell office:value-type="float" office:value="1.00158882160054" calcext:value-type="float">
            <text:p>1.00158882160054</text:p>
          </table:table-cell>
          <table:table-cell office:value-type="float" office:value="-110.448582225869" calcext:value-type="float">
            <text:p>-110.448582225869</text:p>
          </table:table-cell>
          <table:table-cell office:value-type="float" office:value="-85.4507488549648" calcext:value-type="float">
            <text:p>-85.4507488549648</text:p>
          </table:table-cell>
          <table:table-cell office:value-type="float" office:value="-130.456075722703" calcext:value-type="float">
            <text:p>-130.456075722703</text:p>
          </table:table-cell>
        </table:table-row>
        <table:table-row table:style-name="ro1">
          <table:table-cell office:value-type="string" calcext:value-type="string">
            <text:p>2019-11-12 12:12:46</text:p>
          </table:table-cell>
          <table:table-cell office:value-type="float" office:value="26.9242054000497" calcext:value-type="float">
            <text:p>26.9242054000497</text:p>
          </table:table-cell>
          <table:table-cell office:value-type="float" office:value="74.3314346934486" calcext:value-type="float">
            <text:p>74.3314346934486</text:p>
          </table:table-cell>
          <table:table-cell office:value-type="float" office:value="980.668404677622" calcext:value-type="float">
            <text:p>980.66840467762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7406" calcext:value-type="float">
            <text:p>1387406</text:p>
          </table:table-cell>
          <table:table-cell office:value-type="float" office:value="1658639" calcext:value-type="float">
            <text:p>1658639</text:p>
          </table:table-cell>
          <table:table-cell office:value-type="float" office:value="1667377" calcext:value-type="float">
            <text:p>1667377</text:p>
          </table:table-cell>
          <table:table-cell office:value-type="float" office:value="1111513" calcext:value-type="float">
            <text:p>1111513</text:p>
          </table:table-cell>
          <table:table-cell office:value-type="float" office:value="1257854" calcext:value-type="float">
            <text:p>1257854</text:p>
          </table:table-cell>
          <table:table-cell office:value-type="float" office:value="1163367" calcext:value-type="float">
            <text:p>1163367</text:p>
          </table:table-cell>
          <table:table-cell office:value-type="float" office:value="1677845" calcext:value-type="float">
            <text:p>1677845</text:p>
          </table:table-cell>
          <table:table-cell office:value-type="float" office:value="5" calcext:value-type="float">
            <text:p>5</text:p>
          </table:table-cell>
          <table:table-cell office:value-type="float" office:value="0.826958516473593" calcext:value-type="float">
            <text:p>0.826958516473593</text:p>
          </table:table-cell>
          <table:table-cell office:value-type="float" office:value="0.988626001909495" calcext:value-type="float">
            <text:p>0.988626001909495</text:p>
          </table:table-cell>
          <table:table-cell office:value-type="float" office:value="0.993834256390841" calcext:value-type="float">
            <text:p>0.993834256390841</text:p>
          </table:table-cell>
          <table:table-cell office:value-type="float" office:value="0.662513454260046" calcext:value-type="float">
            <text:p>0.662513454260046</text:p>
          </table:table-cell>
          <table:table-cell office:value-type="float" office:value="0.749739497868955" calcext:value-type="float">
            <text:p>0.749739497868955</text:p>
          </table:table-cell>
          <table:table-cell office:value-type="float" office:value="0.693420850446326" calcext:value-type="float">
            <text:p>0.693420850446326</text:p>
          </table:table-cell>
          <table:table-cell office:value-type="float" office:value="1.00007367134972" calcext:value-type="float">
            <text:p>1.00007367134972</text:p>
          </table:table-cell>
          <table:table-cell office:value-type="float" office:value="-117.497309147991" calcext:value-type="float">
            <text:p>-117.497309147991</text:p>
          </table:table-cell>
          <table:table-cell office:value-type="float" office:value="-100.052100426209" calcext:value-type="float">
            <text:p>-100.052100426209</text:p>
          </table:table-cell>
          <table:table-cell office:value-type="float" office:value="-111.315829910735" calcext:value-type="float">
            <text:p>-111.315829910735</text:p>
          </table:table-cell>
        </table:table-row>
        <table:table-row table:style-name="ro1">
          <table:table-cell office:value-type="string" calcext:value-type="string">
            <text:p>2019-11-12 12:12:47</text:p>
          </table:table-cell>
          <table:table-cell office:value-type="float" office:value="26.9242054000497" calcext:value-type="float">
            <text:p>26.9242054000497</text:p>
          </table:table-cell>
          <table:table-cell office:value-type="float" office:value="74.3260662983979" calcext:value-type="float">
            <text:p>74.3260662983979</text:p>
          </table:table-cell>
          <table:table-cell office:value-type="float" office:value="980.723552884263" calcext:value-type="float">
            <text:p>980.72355288426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9446" calcext:value-type="float">
            <text:p>1379446</text:p>
          </table:table-cell>
          <table:table-cell office:value-type="float" office:value="1657372" calcext:value-type="float">
            <text:p>1657372</text:p>
          </table:table-cell>
          <table:table-cell office:value-type="float" office:value="1668142" calcext:value-type="float">
            <text:p>1668142</text:p>
          </table:table-cell>
          <table:table-cell office:value-type="float" office:value="1268014" calcext:value-type="float">
            <text:p>1268014</text:p>
          </table:table-cell>
          <table:table-cell office:value-type="float" office:value="1413818" calcext:value-type="float">
            <text:p>1413818</text:p>
          </table:table-cell>
          <table:table-cell office:value-type="float" office:value="953527" calcext:value-type="float">
            <text:p>953527</text:p>
          </table:table-cell>
          <table:table-cell office:value-type="float" office:value="1676942" calcext:value-type="float">
            <text:p>1676942</text:p>
          </table:table-cell>
          <table:table-cell office:value-type="float" office:value="5" calcext:value-type="float">
            <text:p>5</text:p>
          </table:table-cell>
          <table:table-cell office:value-type="float" office:value="0.82221398618388" calcext:value-type="float">
            <text:p>0.82221398618388</text:p>
          </table:table-cell>
          <table:table-cell office:value-type="float" office:value="0.987870810970165" calcext:value-type="float">
            <text:p>0.987870810970165</text:p>
          </table:table-cell>
          <table:table-cell office:value-type="float" office:value="0.994290231977729" calcext:value-type="float">
            <text:p>0.994290231977729</text:p>
          </table:table-cell>
          <table:table-cell office:value-type="float" office:value="0.755795330500046" calcext:value-type="float">
            <text:p>0.755795330500046</text:p>
          </table:table-cell>
          <table:table-cell office:value-type="float" office:value="0.842701297128355" calcext:value-type="float">
            <text:p>0.842701297128355</text:p>
          </table:table-cell>
          <table:table-cell office:value-type="float" office:value="0.568346448939615" calcext:value-type="float">
            <text:p>0.568346448939615</text:p>
          </table:table-cell>
          <table:table-cell office:value-type="float" office:value="0.999535441343241" calcext:value-type="float">
            <text:p>0.999535441343241</text:p>
          </table:table-cell>
          <table:table-cell office:value-type="float" office:value="-98.8409338999908" calcext:value-type="float">
            <text:p>-98.8409338999908</text:p>
          </table:table-cell>
          <table:table-cell office:value-type="float" office:value="-81.459740574329" calcext:value-type="float">
            <text:p>-81.459740574329</text:p>
          </table:table-cell>
          <table:table-cell office:value-type="float" office:value="-136.330710212077" calcext:value-type="float">
            <text:p>-136.330710212077</text:p>
          </table:table-cell>
        </table:table-row>
        <table:table-row table:style-name="ro1">
          <table:table-cell office:value-type="string" calcext:value-type="string">
            <text:p>2019-11-12 12:12:48</text:p>
          </table:table-cell>
          <table:table-cell office:value-type="float" office:value="26.9191512830148" calcext:value-type="float">
            <text:p>26.9191512830148</text:p>
          </table:table-cell>
          <table:table-cell office:value-type="float" office:value="74.331030709658" calcext:value-type="float">
            <text:p>74.331030709658</text:p>
          </table:table-cell>
          <table:table-cell office:value-type="float" office:value="980.687484838955" calcext:value-type="float">
            <text:p>980.68748483895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7217" calcext:value-type="float">
            <text:p>1377217</text:p>
          </table:table-cell>
          <table:table-cell office:value-type="float" office:value="1656952" calcext:value-type="float">
            <text:p>1656952</text:p>
          </table:table-cell>
          <table:table-cell office:value-type="float" office:value="1671842" calcext:value-type="float">
            <text:p>1671842</text:p>
          </table:table-cell>
          <table:table-cell office:value-type="float" office:value="1121473" calcext:value-type="float">
            <text:p>1121473</text:p>
          </table:table-cell>
          <table:table-cell office:value-type="float" office:value="1312901" calcext:value-type="float">
            <text:p>1312901</text:p>
          </table:table-cell>
          <table:table-cell office:value-type="float" office:value="1138547" calcext:value-type="float">
            <text:p>1138547</text:p>
          </table:table-cell>
          <table:table-cell office:value-type="float" office:value="1679316" calcext:value-type="float">
            <text:p>1679316</text:p>
          </table:table-cell>
          <table:table-cell office:value-type="float" office:value="5" calcext:value-type="float">
            <text:p>5</text:p>
          </table:table-cell>
          <table:table-cell office:value-type="float" office:value="0.820885398493457" calcext:value-type="float">
            <text:p>0.820885398493457</text:p>
          </table:table-cell>
          <table:table-cell office:value-type="float" office:value="0.987620471432265" calcext:value-type="float">
            <text:p>0.987620471432265</text:p>
          </table:table-cell>
          <table:table-cell office:value-type="float" office:value="0.996495604097319" calcext:value-type="float">
            <text:p>0.996495604097319</text:p>
          </table:table-cell>
          <table:table-cell office:value-type="float" office:value="0.668450077587375" calcext:value-type="float">
            <text:p>0.668450077587375</text:p>
          </table:table-cell>
          <table:table-cell office:value-type="float" office:value="0.782550070589789" calcext:value-type="float">
            <text:p>0.782550070589789</text:p>
          </table:table-cell>
          <table:table-cell office:value-type="float" office:value="0.678626975849506" calcext:value-type="float">
            <text:p>0.678626975849506</text:p>
          </table:table-cell>
          <table:table-cell office:value-type="float" office:value="1.00095045577889" calcext:value-type="float">
            <text:p>1.00095045577889</text:p>
          </table:table-cell>
          <table:table-cell office:value-type="float" office:value="-116.309984482525" calcext:value-type="float">
            <text:p>-116.309984482525</text:p>
          </table:table-cell>
          <table:table-cell office:value-type="float" office:value="-93.4899858820422" calcext:value-type="float">
            <text:p>-93.4899858820422</text:p>
          </table:table-cell>
          <table:table-cell office:value-type="float" office:value="-114.274604830099" calcext:value-type="float">
            <text:p>-114.274604830099</text:p>
          </table:table-cell>
        </table:table-row>
        <table:table-row table:style-name="ro1">
          <table:table-cell office:value-type="string" calcext:value-type="string">
            <text:p>2019-11-12 12:12:50</text:p>
          </table:table-cell>
          <table:table-cell office:value-type="float" office:value="26.9242054000497" calcext:value-type="float">
            <text:p>26.9242054000497</text:p>
          </table:table-cell>
          <table:table-cell office:value-type="float" office:value="74.3475398269307" calcext:value-type="float">
            <text:p>74.3475398269307</text:p>
          </table:table-cell>
          <table:table-cell office:value-type="float" office:value="980.723552884263" calcext:value-type="float">
            <text:p>980.72355288426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7526" calcext:value-type="float">
            <text:p>1367526</text:p>
          </table:table-cell>
          <table:table-cell office:value-type="float" office:value="1655657" calcext:value-type="float">
            <text:p>1655657</text:p>
          </table:table-cell>
          <table:table-cell office:value-type="float" office:value="1664467" calcext:value-type="float">
            <text:p>1664467</text:p>
          </table:table-cell>
          <table:table-cell office:value-type="float" office:value="1323930" calcext:value-type="float">
            <text:p>1323930</text:p>
          </table:table-cell>
          <table:table-cell office:value-type="float" office:value="1151761" calcext:value-type="float">
            <text:p>1151761</text:p>
          </table:table-cell>
          <table:table-cell office:value-type="float" office:value="1087836" calcext:value-type="float">
            <text:p>1087836</text:p>
          </table:table-cell>
          <table:table-cell office:value-type="float" office:value="1677497" calcext:value-type="float">
            <text:p>1677497</text:p>
          </table:table-cell>
          <table:table-cell office:value-type="float" office:value="5" calcext:value-type="float">
            <text:p>5</text:p>
          </table:table-cell>
          <table:table-cell office:value-type="float" office:value="0.815109111679687" calcext:value-type="float">
            <text:p>0.815109111679687</text:p>
          </table:table-cell>
          <table:table-cell office:value-type="float" office:value="0.986848591190408" calcext:value-type="float">
            <text:p>0.986848591190408</text:p>
          </table:table-cell>
          <table:table-cell office:value-type="float" office:value="0.992099761021109" calcext:value-type="float">
            <text:p>0.992099761021109</text:p>
          </table:table-cell>
          <table:table-cell office:value-type="float" office:value="0.789123867645725" calcext:value-type="float">
            <text:p>0.789123867645725</text:p>
          </table:table-cell>
          <table:table-cell office:value-type="float" office:value="0.686503134549038" calcext:value-type="float">
            <text:p>0.686503134549038</text:p>
          </table:table-cell>
          <table:table-cell office:value-type="float" office:value="0.648400860834224" calcext:value-type="float">
            <text:p>0.648400860834224</text:p>
          </table:table-cell>
          <table:table-cell office:value-type="float" office:value="0.999866247161179" calcext:value-type="float">
            <text:p>0.999866247161179</text:p>
          </table:table-cell>
          <table:table-cell office:value-type="float" office:value="-92.1752264708551" calcext:value-type="float">
            <text:p>-92.1752264708551</text:p>
          </table:table-cell>
          <table:table-cell office:value-type="float" office:value="-112.699373090192" calcext:value-type="float">
            <text:p>-112.699373090192</text:p>
          </table:table-cell>
          <table:table-cell office:value-type="float" office:value="-120.319827833155" calcext:value-type="float">
            <text:p>-120.319827833155</text:p>
          </table:table-cell>
        </table:table-row>
        <table:table-row table:style-name="ro1">
          <table:table-cell office:value-type="string" calcext:value-type="string">
            <text:p>2019-11-12 12:12:51</text:p>
          </table:table-cell>
          <table:table-cell office:value-type="float" office:value="26.9343136349926" calcext:value-type="float">
            <text:p>26.9343136349926</text:p>
          </table:table-cell>
          <table:table-cell office:value-type="float" office:value="74.3268741176521" calcext:value-type="float">
            <text:p>74.3268741176521</text:p>
          </table:table-cell>
          <table:table-cell office:value-type="float" office:value="980.712966739371" calcext:value-type="float">
            <text:p>980.71296673937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2526" calcext:value-type="float">
            <text:p>1372526</text:p>
          </table:table-cell>
          <table:table-cell office:value-type="float" office:value="1654222" calcext:value-type="float">
            <text:p>1654222</text:p>
          </table:table-cell>
          <table:table-cell office:value-type="float" office:value="1663712" calcext:value-type="float">
            <text:p>1663712</text:p>
          </table:table-cell>
          <table:table-cell office:value-type="float" office:value="1223844" calcext:value-type="float">
            <text:p>1223844</text:p>
          </table:table-cell>
          <table:table-cell office:value-type="float" office:value="1399349" calcext:value-type="float">
            <text:p>1399349</text:p>
          </table:table-cell>
          <table:table-cell office:value-type="float" office:value="962077" calcext:value-type="float">
            <text:p>962077</text:p>
          </table:table-cell>
          <table:table-cell office:value-type="float" office:value="1677719" calcext:value-type="float">
            <text:p>1677719</text:p>
          </table:table-cell>
          <table:table-cell office:value-type="float" office:value="5" calcext:value-type="float">
            <text:p>5</text:p>
          </table:table-cell>
          <table:table-cell office:value-type="float" office:value="0.818089344273727" calcext:value-type="float">
            <text:p>0.818089344273727</text:p>
          </table:table-cell>
          <table:table-cell office:value-type="float" office:value="0.985993264435919" calcext:value-type="float">
            <text:p>0.985993264435919</text:p>
          </table:table-cell>
          <table:table-cell office:value-type="float" office:value="0.991649745899409" calcext:value-type="float">
            <text:p>0.991649745899409</text:p>
          </table:table-cell>
          <table:table-cell office:value-type="float" office:value="0.729467955764288" calcext:value-type="float">
            <text:p>0.729467955764288</text:p>
          </table:table-cell>
          <table:table-cell office:value-type="float" office:value="0.83407710004772" calcext:value-type="float">
            <text:p>0.83407710004772</text:p>
          </table:table-cell>
          <table:table-cell office:value-type="float" office:value="0.573442646675425" calcext:value-type="float">
            <text:p>0.573442646675425</text:p>
          </table:table-cell>
          <table:table-cell office:value-type="float" office:value="0.999998569488355" calcext:value-type="float">
            <text:p>0.999998569488355</text:p>
          </table:table-cell>
          <table:table-cell office:value-type="float" office:value="-104.106408847142" calcext:value-type="float">
            <text:p>-104.106408847142</text:p>
          </table:table-cell>
          <table:table-cell office:value-type="float" office:value="-83.1845799904561" calcext:value-type="float">
            <text:p>-83.1845799904561</text:p>
          </table:table-cell>
          <table:table-cell office:value-type="float" office:value="-135.311470664915" calcext:value-type="float">
            <text:p>-135.311470664915</text:p>
          </table:table-cell>
        </table:table-row>
        <table:table-row table:style-name="ro1">
          <table:table-cell office:value-type="string" calcext:value-type="string">
            <text:p>2019-11-12 12:12:52</text:p>
          </table:table-cell>
          <table:table-cell office:value-type="float" office:value="26.9343136349926" calcext:value-type="float">
            <text:p>26.9343136349926</text:p>
          </table:table-cell>
          <table:table-cell office:value-type="float" office:value="74.2624512700221" calcext:value-type="float">
            <text:p>74.2624512700221</text:p>
          </table:table-cell>
          <table:table-cell office:value-type="float" office:value="980.712966739371" calcext:value-type="float">
            <text:p>980.71296673937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9296" calcext:value-type="float">
            <text:p>1379296</text:p>
          </table:table-cell>
          <table:table-cell office:value-type="float" office:value="1656218" calcext:value-type="float">
            <text:p>1656218</text:p>
          </table:table-cell>
          <table:table-cell office:value-type="float" office:value="1664503" calcext:value-type="float">
            <text:p>1664503</text:p>
          </table:table-cell>
          <table:table-cell office:value-type="float" office:value="1233710" calcext:value-type="float">
            <text:p>1233710</text:p>
          </table:table-cell>
          <table:table-cell office:value-type="float" office:value="1169599" calcext:value-type="float">
            <text:p>1169599</text:p>
          </table:table-cell>
          <table:table-cell office:value-type="float" office:value="1112987" calcext:value-type="float">
            <text:p>1112987</text:p>
          </table:table-cell>
          <table:table-cell office:value-type="float" office:value="1677467" calcext:value-type="float">
            <text:p>1677467</text:p>
          </table:table-cell>
          <table:table-cell office:value-type="float" office:value="5" calcext:value-type="float">
            <text:p>5</text:p>
          </table:table-cell>
          <table:table-cell office:value-type="float" office:value="0.822124579206059" calcext:value-type="float">
            <text:p>0.822124579206059</text:p>
          </table:table-cell>
          <table:table-cell office:value-type="float" office:value="0.98718297328746" calcext:value-type="float">
            <text:p>0.98718297328746</text:p>
          </table:table-cell>
          <table:table-cell office:value-type="float" office:value="0.992121218695786" calcext:value-type="float">
            <text:p>0.992121218695786</text:p>
          </table:table-cell>
          <table:table-cell office:value-type="float" office:value="0.73534855071885" calcext:value-type="float">
            <text:p>0.73534855071885</text:p>
          </table:table-cell>
          <table:table-cell office:value-type="float" office:value="0.697135412351538" calcext:value-type="float">
            <text:p>0.697135412351538</text:p>
          </table:table-cell>
          <table:table-cell office:value-type="float" office:value="0.663392026828769" calcext:value-type="float">
            <text:p>0.663392026828769</text:p>
          </table:table-cell>
          <table:table-cell office:value-type="float" office:value="0.999848365765615" calcext:value-type="float">
            <text:p>0.999848365765615</text:p>
          </table:table-cell>
          <table:table-cell office:value-type="float" office:value="-102.93028985623" calcext:value-type="float">
            <text:p>-102.93028985623</text:p>
          </table:table-cell>
          <table:table-cell office:value-type="float" office:value="-110.572917529692" calcext:value-type="float">
            <text:p>-110.572917529692</text:p>
          </table:table-cell>
          <table:table-cell office:value-type="float" office:value="-117.321594634246" calcext:value-type="float">
            <text:p>-117.321594634246</text:p>
          </table:table-cell>
        </table:table-row>
        <table:table-row table:style-name="ro1">
          <table:table-cell office:value-type="string" calcext:value-type="string">
            <text:p>2019-11-12 12:12:53</text:p>
          </table:table-cell>
          <table:table-cell office:value-type="float" office:value="26.9191512830148" calcext:value-type="float">
            <text:p>26.9191512830148</text:p>
          </table:table-cell>
          <table:table-cell office:value-type="float" office:value="74.2075568202786" calcext:value-type="float">
            <text:p>74.2075568202786</text:p>
          </table:table-cell>
          <table:table-cell office:value-type="float" office:value="980.632337134166" calcext:value-type="float">
            <text:p>980.63233713416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3269" calcext:value-type="float">
            <text:p>1383269</text:p>
          </table:table-cell>
          <table:table-cell office:value-type="float" office:value="1657713" calcext:value-type="float">
            <text:p>1657713</text:p>
          </table:table-cell>
          <table:table-cell office:value-type="float" office:value="1669192" calcext:value-type="float">
            <text:p>1669192</text:p>
          </table:table-cell>
          <table:table-cell office:value-type="float" office:value="1343554" calcext:value-type="float">
            <text:p>1343554</text:p>
          </table:table-cell>
          <table:table-cell office:value-type="float" office:value="1258178" calcext:value-type="float">
            <text:p>1258178</text:p>
          </table:table-cell>
          <table:table-cell office:value-type="float" office:value="943874" calcext:value-type="float">
            <text:p>943874</text:p>
          </table:table-cell>
          <table:table-cell office:value-type="float" office:value="1681488" calcext:value-type="float">
            <text:p>1681488</text:p>
          </table:table-cell>
          <table:table-cell office:value-type="float" office:value="5" calcext:value-type="float">
            <text:p>5</text:p>
          </table:table-cell>
          <table:table-cell office:value-type="float" office:value="0.824492672025284" calcext:value-type="float">
            <text:p>0.824492672025284</text:p>
          </table:table-cell>
          <table:table-cell office:value-type="float" office:value="0.988074062833078" calcext:value-type="float">
            <text:p>0.988074062833078</text:p>
          </table:table-cell>
          <table:table-cell office:value-type="float" office:value="0.994916080822477" calcext:value-type="float">
            <text:p>0.994916080822477</text:p>
          </table:table-cell>
          <table:table-cell office:value-type="float" office:value="0.800820684530817" calcext:value-type="float">
            <text:p>0.800820684530817</text:p>
          </table:table-cell>
          <table:table-cell office:value-type="float" office:value="0.749932616941049" calcext:value-type="float">
            <text:p>0.749932616941049</text:p>
          </table:table-cell>
          <table:table-cell office:value-type="float" office:value="0.56259281189356" calcext:value-type="float">
            <text:p>0.56259281189356</text:p>
          </table:table-cell>
          <table:table-cell office:value-type="float" office:value="1.00224506881774" calcext:value-type="float">
            <text:p>1.00224506881774</text:p>
          </table:table-cell>
          <table:table-cell office:value-type="float" office:value="-89.8358630938367" calcext:value-type="float">
            <text:p>-89.8358630938367</text:p>
          </table:table-cell>
          <table:table-cell office:value-type="float" office:value="-100.01347661179" calcext:value-type="float">
            <text:p>-100.01347661179</text:p>
          </table:table-cell>
          <table:table-cell office:value-type="float" office:value="-137.481437621288" calcext:value-type="float">
            <text:p>-137.481437621288</text:p>
          </table:table-cell>
        </table:table-row>
        <table:table-row table:style-name="ro1">
          <table:table-cell office:value-type="string" calcext:value-type="string">
            <text:p>2019-11-12 12:12:55</text:p>
          </table:table-cell>
          <table:table-cell office:value-type="float" office:value="26.9343136349926" calcext:value-type="float">
            <text:p>26.9343136349926</text:p>
          </table:table-cell>
          <table:table-cell office:value-type="float" office:value="74.3322426323098" calcext:value-type="float">
            <text:p>74.3322426323098</text:p>
          </table:table-cell>
          <table:table-cell office:value-type="float" office:value="980.685392188895" calcext:value-type="float">
            <text:p>980.68539218889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9954" calcext:value-type="float">
            <text:p>1359954</text:p>
          </table:table-cell>
          <table:table-cell office:value-type="float" office:value="1653964" calcext:value-type="float">
            <text:p>1653964</text:p>
          </table:table-cell>
          <table:table-cell office:value-type="float" office:value="1663889" calcext:value-type="float">
            <text:p>1663889</text:p>
          </table:table-cell>
          <table:table-cell office:value-type="float" office:value="1114578" calcext:value-type="float">
            <text:p>1114578</text:p>
          </table:table-cell>
          <table:table-cell office:value-type="float" office:value="1312729" calcext:value-type="float">
            <text:p>1312729</text:p>
          </table:table-cell>
          <table:table-cell office:value-type="float" office:value="1182968" calcext:value-type="float">
            <text:p>1182968</text:p>
          </table:table-cell>
          <table:table-cell office:value-type="float" office:value="1678376" calcext:value-type="float">
            <text:p>1678376</text:p>
          </table:table-cell>
          <table:table-cell office:value-type="float" office:value="5" calcext:value-type="float">
            <text:p>5</text:p>
          </table:table-cell>
          <table:table-cell office:value-type="float" office:value="0.810595847439271" calcext:value-type="float">
            <text:p>0.810595847439271</text:p>
          </table:table-cell>
          <table:table-cell office:value-type="float" office:value="0.985839484434066" calcext:value-type="float">
            <text:p>0.985839484434066</text:p>
          </table:table-cell>
          <table:table-cell office:value-type="float" office:value="0.991755246133238" calcext:value-type="float">
            <text:p>0.991755246133238</text:p>
          </table:table-cell>
          <table:table-cell office:value-type="float" office:value="0.664340336840193" calcext:value-type="float">
            <text:p>0.664340336840193</text:p>
          </table:table-cell>
          <table:table-cell office:value-type="float" office:value="0.782447550588554" calcext:value-type="float">
            <text:p>0.782447550588554</text:p>
          </table:table-cell>
          <table:table-cell office:value-type="float" office:value="0.705103958261485" calcext:value-type="float">
            <text:p>0.705103958261485</text:p>
          </table:table-cell>
          <table:table-cell office:value-type="float" office:value="1.00039017205121" calcext:value-type="float">
            <text:p>1.00039017205121</text:p>
          </table:table-cell>
          <table:table-cell office:value-type="float" office:value="-117.131932631961" calcext:value-type="float">
            <text:p>-117.131932631961</text:p>
          </table:table-cell>
          <table:table-cell office:value-type="float" office:value="-93.5104898822892" calcext:value-type="float">
            <text:p>-93.5104898822892</text:p>
          </table:table-cell>
          <table:table-cell office:value-type="float" office:value="-108.979208347703" calcext:value-type="float">
            <text:p>-108.979208347703</text:p>
          </table:table-cell>
        </table:table-row>
        <table:table-row table:style-name="ro1">
          <table:table-cell office:value-type="string" calcext:value-type="string">
            <text:p>2019-11-12 12:12:56</text:p>
          </table:table-cell>
          <table:table-cell office:value-type="float" office:value="26.9242054000497" calcext:value-type="float">
            <text:p>26.9242054000497</text:p>
          </table:table-cell>
          <table:table-cell office:value-type="float" office:value="74.4226960917294" calcext:value-type="float">
            <text:p>74.4226960917294</text:p>
          </table:table-cell>
          <table:table-cell office:value-type="float" office:value="980.695978770002" calcext:value-type="float">
            <text:p>980.69597877000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9760" calcext:value-type="float">
            <text:p>1369760</text:p>
          </table:table-cell>
          <table:table-cell office:value-type="float" office:value="1653286" calcext:value-type="float">
            <text:p>1653286</text:p>
          </table:table-cell>
          <table:table-cell office:value-type="float" office:value="1665882" calcext:value-type="float">
            <text:p>1665882</text:p>
          </table:table-cell>
          <table:table-cell office:value-type="float" office:value="1342244" calcext:value-type="float">
            <text:p>1342244</text:p>
          </table:table-cell>
          <table:table-cell office:value-type="float" office:value="1262803" calcext:value-type="float">
            <text:p>1262803</text:p>
          </table:table-cell>
          <table:table-cell office:value-type="float" office:value="942427" calcext:value-type="float">
            <text:p>942427</text:p>
          </table:table-cell>
          <table:table-cell office:value-type="float" office:value="1678116" calcext:value-type="float">
            <text:p>1678116</text:p>
          </table:table-cell>
          <table:table-cell office:value-type="float" office:value="5" calcext:value-type="float">
            <text:p>5</text:p>
          </table:table-cell>
          <table:table-cell office:value-type="float" office:value="0.816440679602704" calcext:value-type="float">
            <text:p>0.816440679602704</text:p>
          </table:table-cell>
          <table:table-cell office:value-type="float" office:value="0.985435364894314" calcext:value-type="float">
            <text:p>0.985435364894314</text:p>
          </table:table-cell>
          <table:table-cell office:value-type="float" office:value="0.992943166845222" calcext:value-type="float">
            <text:p>0.992943166845222</text:p>
          </table:table-cell>
          <table:table-cell office:value-type="float" office:value="0.800039863591178" calcext:value-type="float">
            <text:p>0.800039863591178</text:p>
          </table:table-cell>
          <table:table-cell office:value-type="float" office:value="0.752689332090537" calcext:value-type="float">
            <text:p>0.752689332090537</text:p>
          </table:table-cell>
          <table:table-cell office:value-type="float" office:value="0.561730332580845" calcext:value-type="float">
            <text:p>0.561730332580845</text:p>
          </table:table-cell>
          <table:table-cell office:value-type="float" office:value="1.00023519995632" calcext:value-type="float">
            <text:p>1.00023519995632</text:p>
          </table:table-cell>
          <table:table-cell office:value-type="float" office:value="-89.9920272817644" calcext:value-type="float">
            <text:p>-89.9920272817644</text:p>
          </table:table-cell>
          <table:table-cell office:value-type="float" office:value="-99.4621335818927" calcext:value-type="float">
            <text:p>-99.4621335818927</text:p>
          </table:table-cell>
          <table:table-cell office:value-type="float" office:value="-137.653933483831" calcext:value-type="float">
            <text:p>-137.653933483831</text:p>
          </table:table-cell>
        </table:table-row>
        <table:table-row table:style-name="ro1">
          <table:table-cell office:value-type="string" calcext:value-type="string">
            <text:p>2019-11-12 12:12:57</text:p>
          </table:table-cell>
          <table:table-cell office:value-type="float" office:value="26.9242054000497" calcext:value-type="float">
            <text:p>26.9242054000497</text:p>
          </table:table-cell>
          <table:table-cell office:value-type="float" office:value="74.4334325632002" calcext:value-type="float">
            <text:p>74.4334325632002</text:p>
          </table:table-cell>
          <table:table-cell office:value-type="float" office:value="980.695978770002" calcext:value-type="float">
            <text:p>980.69597877000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1489" calcext:value-type="float">
            <text:p>1361489</text:p>
          </table:table-cell>
          <table:table-cell office:value-type="float" office:value="1654182" calcext:value-type="float">
            <text:p>1654182</text:p>
          </table:table-cell>
          <table:table-cell office:value-type="float" office:value="1663891" calcext:value-type="float">
            <text:p>1663891</text:p>
          </table:table-cell>
          <table:table-cell office:value-type="float" office:value="1114988" calcext:value-type="float">
            <text:p>1114988</text:p>
          </table:table-cell>
          <table:table-cell office:value-type="float" office:value="1311734" calcext:value-type="float">
            <text:p>1311734</text:p>
          </table:table-cell>
          <table:table-cell office:value-type="float" office:value="1186216" calcext:value-type="float">
            <text:p>1186216</text:p>
          </table:table-cell>
          <table:table-cell office:value-type="float" office:value="1678529" calcext:value-type="float">
            <text:p>1678529</text:p>
          </table:table-cell>
          <table:table-cell office:value-type="float" office:value="5" calcext:value-type="float">
            <text:p>5</text:p>
          </table:table-cell>
          <table:table-cell office:value-type="float" office:value="0.811510778845642" calcext:value-type="float">
            <text:p>0.811510778845642</text:p>
          </table:table-cell>
          <table:table-cell office:value-type="float" office:value="0.985969422575166" calcext:value-type="float">
            <text:p>0.985969422575166</text:p>
          </table:table-cell>
          <table:table-cell office:value-type="float" office:value="0.991756438226275" calcext:value-type="float">
            <text:p>0.991756438226275</text:p>
          </table:table-cell>
          <table:table-cell office:value-type="float" office:value="0.664584715912904" calcext:value-type="float">
            <text:p>0.664584715912904</text:p>
          </table:table-cell>
          <table:table-cell office:value-type="float" office:value="0.78185448430234" calcext:value-type="float">
            <text:p>0.78185448430234</text:p>
          </table:table-cell>
          <table:table-cell office:value-type="float" office:value="0.707039917354574" calcext:value-type="float">
            <text:p>0.707039917354574</text:p>
          </table:table-cell>
          <table:table-cell office:value-type="float" office:value="1.00048136716859" calcext:value-type="float">
            <text:p>1.00048136716859</text:p>
          </table:table-cell>
          <table:table-cell office:value-type="float" office:value="-117.083056817419" calcext:value-type="float">
            <text:p>-117.083056817419</text:p>
          </table:table-cell>
          <table:table-cell office:value-type="float" office:value="-93.629103139532" calcext:value-type="float">
            <text:p>-93.629103139532</text:p>
          </table:table-cell>
          <table:table-cell office:value-type="float" office:value="-108.592016529085" calcext:value-type="float">
            <text:p>-108.592016529085</text:p>
          </table:table-cell>
        </table:table-row>
        <table:table-row table:style-name="ro1">
          <table:table-cell office:value-type="string" calcext:value-type="string">
            <text:p>2019-11-12 12:12:58</text:p>
          </table:table-cell>
          <table:table-cell office:value-type="float" office:value="26.9292595173756" calcext:value-type="float">
            <text:p>26.9292595173756</text:p>
          </table:table-cell>
          <table:table-cell office:value-type="float" office:value="74.5304654431535" calcext:value-type="float">
            <text:p>74.5304654431535</text:p>
          </table:table-cell>
          <table:table-cell office:value-type="float" office:value="980.759621445305" calcext:value-type="float">
            <text:p>980.75962144530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0412" calcext:value-type="float">
            <text:p>1360412</text:p>
          </table:table-cell>
          <table:table-cell office:value-type="float" office:value="1659039" calcext:value-type="float">
            <text:p>1659039</text:p>
          </table:table-cell>
          <table:table-cell office:value-type="float" office:value="1667306" calcext:value-type="float">
            <text:p>1667306</text:p>
          </table:table-cell>
          <table:table-cell office:value-type="float" office:value="1365128" calcext:value-type="float">
            <text:p>1365128</text:p>
          </table:table-cell>
          <table:table-cell office:value-type="float" office:value="1142028" calcext:value-type="float">
            <text:p>1142028</text:p>
          </table:table-cell>
          <table:table-cell office:value-type="float" office:value="1075216" calcext:value-type="float">
            <text:p>1075216</text:p>
          </table:table-cell>
          <table:table-cell office:value-type="float" office:value="1677850" calcext:value-type="float">
            <text:p>1677850</text:p>
          </table:table-cell>
          <table:table-cell office:value-type="float" office:value="5" calcext:value-type="float">
            <text:p>5</text:p>
          </table:table-cell>
          <table:table-cell office:value-type="float" office:value="0.810868836744885" calcext:value-type="float">
            <text:p>0.810868836744885</text:p>
          </table:table-cell>
          <table:table-cell office:value-type="float" office:value="0.988864420517018" calcext:value-type="float">
            <text:p>0.988864420517018</text:p>
          </table:table-cell>
          <table:table-cell office:value-type="float" office:value="0.993791937088005" calcext:value-type="float">
            <text:p>0.993791937088005</text:p>
          </table:table-cell>
          <table:table-cell office:value-type="float" office:value="0.813679792127584" calcext:value-type="float">
            <text:p>0.813679792127584</text:p>
          </table:table-cell>
          <table:table-cell office:value-type="float" office:value="0.680701813781478" calcext:value-type="float">
            <text:p>0.680701813781478</text:p>
          </table:table-cell>
          <table:table-cell office:value-type="float" office:value="0.640878753766865" calcext:value-type="float">
            <text:p>0.640878753766865</text:p>
          </table:table-cell>
          <table:table-cell office:value-type="float" office:value="1.00007665158232" calcext:value-type="float">
            <text:p>1.00007665158232</text:p>
          </table:table-cell>
          <table:table-cell office:value-type="float" office:value="-87.2640415744831" calcext:value-type="float">
            <text:p>-87.2640415744831</text:p>
          </table:table-cell>
          <table:table-cell office:value-type="float" office:value="-113.859637243704" calcext:value-type="float">
            <text:p>-113.859637243704</text:p>
          </table:table-cell>
          <table:table-cell office:value-type="float" office:value="-121.824249246627" calcext:value-type="float">
            <text:p>-121.824249246627</text:p>
          </table:table-cell>
        </table:table-row>
        <table:table-row table:style-name="ro1">
          <table:table-cell office:value-type="string" calcext:value-type="string">
            <text:p>2019-11-12 12:13:00</text:p>
          </table:table-cell>
          <table:table-cell office:value-type="float" office:value="26.9242054000497" calcext:value-type="float">
            <text:p>26.9242054000497</text:p>
          </table:table-cell>
          <table:table-cell office:value-type="float" office:value="74.5730035576849" calcext:value-type="float">
            <text:p>74.5730035576849</text:p>
          </table:table-cell>
          <table:table-cell office:value-type="float" office:value="980.640830607121" calcext:value-type="float">
            <text:p>980.64083060712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0117" calcext:value-type="float">
            <text:p>1360117</text:p>
          </table:table-cell>
          <table:table-cell office:value-type="float" office:value="1658116" calcext:value-type="float">
            <text:p>1658116</text:p>
          </table:table-cell>
          <table:table-cell office:value-type="float" office:value="1665809" calcext:value-type="float">
            <text:p>1665809</text:p>
          </table:table-cell>
          <table:table-cell office:value-type="float" office:value="1392584" calcext:value-type="float">
            <text:p>1392584</text:p>
          </table:table-cell>
          <table:table-cell office:value-type="float" office:value="1140933" calcext:value-type="float">
            <text:p>1140933</text:p>
          </table:table-cell>
          <table:table-cell office:value-type="float" office:value="1057105" calcext:value-type="float">
            <text:p>1057105</text:p>
          </table:table-cell>
          <table:table-cell office:value-type="float" office:value="1678478" calcext:value-type="float">
            <text:p>1678478</text:p>
          </table:table-cell>
          <table:table-cell office:value-type="float" office:value="5" calcext:value-type="float">
            <text:p>5</text:p>
          </table:table-cell>
          <table:table-cell office:value-type="float" office:value="0.810693003021837" calcext:value-type="float">
            <text:p>0.810693003021837</text:p>
          </table:table-cell>
          <table:table-cell office:value-type="float" office:value="0.988314269580158" calcext:value-type="float">
            <text:p>0.988314269580158</text:p>
          </table:table-cell>
          <table:table-cell office:value-type="float" office:value="0.992899655449349" calcext:value-type="float">
            <text:p>0.992899655449349</text:p>
          </table:table-cell>
          <table:table-cell office:value-type="float" office:value="0.830044845347982" calcext:value-type="float">
            <text:p>0.830044845347982</text:p>
          </table:table-cell>
          <table:table-cell office:value-type="float" office:value="0.680049142843383" calcext:value-type="float">
            <text:p>0.680049142843383</text:p>
          </table:table-cell>
          <table:table-cell office:value-type="float" office:value="0.63008375526473" calcext:value-type="float">
            <text:p>0.63008375526473</text:p>
          </table:table-cell>
          <table:table-cell office:value-type="float" office:value="1.00045096879613" calcext:value-type="float">
            <text:p>1.00045096879613</text:p>
          </table:table-cell>
          <table:table-cell office:value-type="float" office:value="-83.9910309304036" calcext:value-type="float">
            <text:p>-83.9910309304036</text:p>
          </table:table-cell>
          <table:table-cell office:value-type="float" office:value="-113.990171431323" calcext:value-type="float">
            <text:p>-113.990171431323</text:p>
          </table:table-cell>
          <table:table-cell office:value-type="float" office:value="-123.983248947054" calcext:value-type="float">
            <text:p>-123.983248947054</text:p>
          </table:table-cell>
        </table:table-row>
        <table:table-row table:style-name="ro1">
          <table:table-cell office:value-type="string" calcext:value-type="string">
            <text:p>2019-11-12 12:13:01</text:p>
          </table:table-cell>
          <table:table-cell office:value-type="float" office:value="26.9191512830148" calcext:value-type="float">
            <text:p>26.9191512830148</text:p>
          </table:table-cell>
          <table:table-cell office:value-type="float" office:value="74.6262758866306" calcext:value-type="float">
            <text:p>74.6262758866306</text:p>
          </table:table-cell>
          <table:table-cell office:value-type="float" office:value="980.632337134166" calcext:value-type="float">
            <text:p>980.63233713416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0214" calcext:value-type="float">
            <text:p>1380214</text:p>
          </table:table-cell>
          <table:table-cell office:value-type="float" office:value="1662085" calcext:value-type="float">
            <text:p>1662085</text:p>
          </table:table-cell>
          <table:table-cell office:value-type="float" office:value="1666801" calcext:value-type="float">
            <text:p>1666801</text:p>
          </table:table-cell>
          <table:table-cell office:value-type="float" office:value="1334737" calcext:value-type="float">
            <text:p>1334737</text:p>
          </table:table-cell>
          <table:table-cell office:value-type="float" office:value="1270212" calcext:value-type="float">
            <text:p>1270212</text:p>
          </table:table-cell>
          <table:table-cell office:value-type="float" office:value="943285" calcext:value-type="float">
            <text:p>943285</text:p>
          </table:table-cell>
          <table:table-cell office:value-type="float" office:value="1681613" calcext:value-type="float">
            <text:p>1681613</text:p>
          </table:table-cell>
          <table:table-cell office:value-type="float" office:value="5" calcext:value-type="float">
            <text:p>5</text:p>
          </table:table-cell>
          <table:table-cell office:value-type="float" office:value="0.822671749910325" calcext:value-type="float">
            <text:p>0.822671749910325</text:p>
          </table:table-cell>
          <table:table-cell office:value-type="float" office:value="0.990679978213307" calcext:value-type="float">
            <text:p>0.990679978213307</text:p>
          </table:table-cell>
          <table:table-cell office:value-type="float" office:value="0.993490933596007" calcext:value-type="float">
            <text:p>0.993490933596007</text:p>
          </table:table-cell>
          <table:table-cell office:value-type="float" office:value="0.795565342374485" calcext:value-type="float">
            <text:p>0.795565342374485</text:p>
          </table:table-cell>
          <table:table-cell office:value-type="float" office:value="0.757105440748386" calcext:value-type="float">
            <text:p>0.757105440748386</text:p>
          </table:table-cell>
          <table:table-cell office:value-type="float" office:value="0.562241740493982" calcext:value-type="float">
            <text:p>0.562241740493982</text:p>
          </table:table-cell>
          <table:table-cell office:value-type="float" office:value="1.00231957463259" calcext:value-type="float">
            <text:p>1.00231957463259</text:p>
          </table:table-cell>
          <table:table-cell office:value-type="float" office:value="-90.886931525103" calcext:value-type="float">
            <text:p>-90.886931525103</text:p>
          </table:table-cell>
          <table:table-cell office:value-type="float" office:value="-98.5789118503227" calcext:value-type="float">
            <text:p>-98.5789118503227</text:p>
          </table:table-cell>
          <table:table-cell office:value-type="float" office:value="-137.551651901204" calcext:value-type="float">
            <text:p>-137.551651901204</text:p>
          </table:table-cell>
        </table:table-row>
        <table:table-row table:style-name="ro1">
          <table:table-cell office:value-type="string" calcext:value-type="string">
            <text:p>2019-11-12 12:13:02</text:p>
          </table:table-cell>
          <table:table-cell office:value-type="float" office:value="26.9242054000497" calcext:value-type="float">
            <text:p>26.9242054000497</text:p>
          </table:table-cell>
          <table:table-cell office:value-type="float" office:value="74.6052114220027" calcext:value-type="float">
            <text:p>74.6052114220027</text:p>
          </table:table-cell>
          <table:table-cell office:value-type="float" office:value="980.640830607121" calcext:value-type="float">
            <text:p>980.64083060712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8464" calcext:value-type="float">
            <text:p>1358464</text:p>
          </table:table-cell>
          <table:table-cell office:value-type="float" office:value="1654361" calcext:value-type="float">
            <text:p>1654361</text:p>
          </table:table-cell>
          <table:table-cell office:value-type="float" office:value="1663643" calcext:value-type="float">
            <text:p>1663643</text:p>
          </table:table-cell>
          <table:table-cell office:value-type="float" office:value="1116001" calcext:value-type="float">
            <text:p>1116001</text:p>
          </table:table-cell>
          <table:table-cell office:value-type="float" office:value="1326397" calcext:value-type="float">
            <text:p>1326397</text:p>
          </table:table-cell>
          <table:table-cell office:value-type="float" office:value="1174726" calcext:value-type="float">
            <text:p>1174726</text:p>
          </table:table-cell>
          <table:table-cell office:value-type="float" office:value="1678662" calcext:value-type="float">
            <text:p>1678662</text:p>
          </table:table-cell>
          <table:table-cell office:value-type="float" office:value="5" calcext:value-type="float">
            <text:p>5</text:p>
          </table:table-cell>
          <table:table-cell office:value-type="float" office:value="0.809707738126247" calcext:value-type="float">
            <text:p>0.809707738126247</text:p>
          </table:table-cell>
          <table:table-cell office:value-type="float" office:value="0.986076114902033" calcext:value-type="float">
            <text:p>0.986076114902033</text:p>
          </table:table-cell>
          <table:table-cell office:value-type="float" office:value="0.991608618689611" calcext:value-type="float">
            <text:p>0.991608618689611</text:p>
          </table:table-cell>
          <table:table-cell office:value-type="float" office:value="0.665188511036457" calcext:value-type="float">
            <text:p>0.665188511036457</text:p>
          </table:table-cell>
          <table:table-cell office:value-type="float" office:value="0.790594314407625" calcext:value-type="float">
            <text:p>0.790594314407625</text:p>
          </table:table-cell>
          <table:table-cell office:value-type="float" office:value="0.700191342853468" calcext:value-type="float">
            <text:p>0.700191342853468</text:p>
          </table:table-cell>
          <table:table-cell office:value-type="float" office:value="1.00056064135559" calcext:value-type="float">
            <text:p>1.00056064135559</text:p>
          </table:table-cell>
          <table:table-cell office:value-type="float" office:value="-116.962297792709" calcext:value-type="float">
            <text:p>-116.962297792709</text:p>
          </table:table-cell>
          <table:table-cell office:value-type="float" office:value="-91.8811371184751" calcext:value-type="float">
            <text:p>-91.8811371184751</text:p>
          </table:table-cell>
          <table:table-cell office:value-type="float" office:value="-109.961731429306" calcext:value-type="float">
            <text:p>-109.961731429306</text:p>
          </table:table-cell>
        </table:table-row>
        <table:table-row table:style-name="ro1">
          <table:table-cell office:value-type="string" calcext:value-type="string">
            <text:p>2019-11-12 12:13:03</text:p>
          </table:table-cell>
          <table:table-cell office:value-type="float" office:value="26.9292595173756" calcext:value-type="float">
            <text:p>26.9292595173756</text:p>
          </table:table-cell>
          <table:table-cell office:value-type="float" office:value="74.5734102228593" calcext:value-type="float">
            <text:p>74.5734102228593</text:p>
          </table:table-cell>
          <table:table-cell office:value-type="float" office:value="980.67689841538" calcext:value-type="float">
            <text:p>980.6768984153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9222" calcext:value-type="float">
            <text:p>1359222</text:p>
          </table:table-cell>
          <table:table-cell office:value-type="float" office:value="1654264" calcext:value-type="float">
            <text:p>1654264</text:p>
          </table:table-cell>
          <table:table-cell office:value-type="float" office:value="1663694" calcext:value-type="float">
            <text:p>1663694</text:p>
          </table:table-cell>
          <table:table-cell office:value-type="float" office:value="1116094" calcext:value-type="float">
            <text:p>1116094</text:p>
          </table:table-cell>
          <table:table-cell office:value-type="float" office:value="1323276" calcext:value-type="float">
            <text:p>1323276</text:p>
          </table:table-cell>
          <table:table-cell office:value-type="float" office:value="1179543" calcext:value-type="float">
            <text:p>1179543</text:p>
          </table:table-cell>
          <table:table-cell office:value-type="float" office:value="1678768" calcext:value-type="float">
            <text:p>1678768</text:p>
          </table:table-cell>
          <table:table-cell office:value-type="float" office:value="5" calcext:value-type="float">
            <text:p>5</text:p>
          </table:table-cell>
          <table:table-cell office:value-type="float" office:value="0.810159541387503" calcext:value-type="float">
            <text:p>0.810159541387503</text:p>
          </table:table-cell>
          <table:table-cell office:value-type="float" office:value="0.986018298389709" calcext:value-type="float">
            <text:p>0.986018298389709</text:p>
          </table:table-cell>
          <table:table-cell office:value-type="float" office:value="0.99163901706207" calcext:value-type="float">
            <text:p>0.99163901706207</text:p>
          </table:table-cell>
          <table:table-cell office:value-type="float" office:value="0.665243943362706" calcext:value-type="float">
            <text:p>0.665243943362706</text:p>
          </table:table-cell>
          <table:table-cell office:value-type="float" office:value="0.788734053222424" calcext:value-type="float">
            <text:p>0.788734053222424</text:p>
          </table:table-cell>
          <table:table-cell office:value-type="float" office:value="0.703062498934567" calcext:value-type="float">
            <text:p>0.703062498934567</text:p>
          </table:table-cell>
          <table:table-cell office:value-type="float" office:value="1.00062382228658" calcext:value-type="float">
            <text:p>1.00062382228658</text:p>
          </table:table-cell>
          <table:table-cell office:value-type="float" office:value="-116.951211327459" calcext:value-type="float">
            <text:p>-116.951211327459</text:p>
          </table:table-cell>
          <table:table-cell office:value-type="float" office:value="-92.2531893555152" calcext:value-type="float">
            <text:p>-92.2531893555152</text:p>
          </table:table-cell>
          <table:table-cell office:value-type="float" office:value="-109.387500213087" calcext:value-type="float">
            <text:p>-109.387500213087</text:p>
          </table:table-cell>
        </table:table-row>
        <table:table-row table:style-name="ro1">
          <table:table-cell office:value-type="string" calcext:value-type="string">
            <text:p>2019-11-12 12:13:05</text:p>
          </table:table-cell>
          <table:table-cell office:value-type="float" office:value="26.9343136349926" calcext:value-type="float">
            <text:p>26.9343136349926</text:p>
          </table:table-cell>
          <table:table-cell office:value-type="float" office:value="74.552344318322" calcext:value-type="float">
            <text:p>74.552344318322</text:p>
          </table:table-cell>
          <table:table-cell office:value-type="float" office:value="980.602668668747" calcext:value-type="float">
            <text:p>980.60266866874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0473" calcext:value-type="float">
            <text:p>1380473</text:p>
          </table:table-cell>
          <table:table-cell office:value-type="float" office:value="1655340" calcext:value-type="float">
            <text:p>1655340</text:p>
          </table:table-cell>
          <table:table-cell office:value-type="float" office:value="1663553" calcext:value-type="float">
            <text:p>1663553</text:p>
          </table:table-cell>
          <table:table-cell office:value-type="float" office:value="1206365" calcext:value-type="float">
            <text:p>1206365</text:p>
          </table:table-cell>
          <table:table-cell office:value-type="float" office:value="1174614" calcext:value-type="float">
            <text:p>1174614</text:p>
          </table:table-cell>
          <table:table-cell office:value-type="float" office:value="1123018" calcext:value-type="float">
            <text:p>1123018</text:p>
          </table:table-cell>
          <table:table-cell office:value-type="float" office:value="1677822" calcext:value-type="float">
            <text:p>1677822</text:p>
          </table:table-cell>
          <table:table-cell office:value-type="float" office:value="5" calcext:value-type="float">
            <text:p>5</text:p>
          </table:table-cell>
          <table:table-cell office:value-type="float" office:value="0.822826125958696" calcext:value-type="float">
            <text:p>0.822826125958696</text:p>
          </table:table-cell>
          <table:table-cell office:value-type="float" office:value="0.986659644443946" calcext:value-type="float">
            <text:p>0.986659644443946</text:p>
          </table:table-cell>
          <table:table-cell office:value-type="float" office:value="0.991554974502918" calcext:value-type="float">
            <text:p>0.991554974502918</text:p>
          </table:table-cell>
          <table:table-cell office:value-type="float" office:value="0.71904965866204" calcext:value-type="float">
            <text:p>0.71904965866204</text:p>
          </table:table-cell>
          <table:table-cell office:value-type="float" office:value="0.700124585643361" calcext:value-type="float">
            <text:p>0.700124585643361</text:p>
          </table:table-cell>
          <table:table-cell office:value-type="float" office:value="0.669370969458934" calcext:value-type="float">
            <text:p>0.669370969458934</text:p>
          </table:table-cell>
          <table:table-cell office:value-type="float" office:value="1.00005996227979" calcext:value-type="float">
            <text:p>1.00005996227979</text:p>
          </table:table-cell>
          <table:table-cell office:value-type="float" office:value="-106.190068267592" calcext:value-type="float">
            <text:p>-106.190068267592</text:p>
          </table:table-cell>
          <table:table-cell office:value-type="float" office:value="-109.975082871328" calcext:value-type="float">
            <text:p>-109.975082871328</text:p>
          </table:table-cell>
          <table:table-cell office:value-type="float" office:value="-116.125806108213" calcext:value-type="float">
            <text:p>-116.125806108213</text:p>
          </table:table-cell>
        </table:table-row>
        <table:table-row table:style-name="ro1">
          <table:table-cell office:value-type="string" calcext:value-type="string">
            <text:p>2019-11-12 12:13:06</text:p>
          </table:table-cell>
          <table:table-cell office:value-type="float" office:value="26.9343136349926" calcext:value-type="float">
            <text:p>26.9343136349926</text:p>
          </table:table-cell>
          <table:table-cell office:value-type="float" office:value="74.6167615853605" calcext:value-type="float">
            <text:p>74.6167615853605</text:p>
          </table:table-cell>
          <table:table-cell office:value-type="float" office:value="980.657817660299" calcext:value-type="float">
            <text:p>980.65781766029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7082" calcext:value-type="float">
            <text:p>1357082</text:p>
          </table:table-cell>
          <table:table-cell office:value-type="float" office:value="1653733" calcext:value-type="float">
            <text:p>1653733</text:p>
          </table:table-cell>
          <table:table-cell office:value-type="float" office:value="1665131" calcext:value-type="float">
            <text:p>1665131</text:p>
          </table:table-cell>
          <table:table-cell office:value-type="float" office:value="1365131" calcext:value-type="float">
            <text:p>1365131</text:p>
          </table:table-cell>
          <table:table-cell office:value-type="float" office:value="1166783" calcext:value-type="float">
            <text:p>1166783</text:p>
          </table:table-cell>
          <table:table-cell office:value-type="float" office:value="962888" calcext:value-type="float">
            <text:p>962888</text:p>
          </table:table-cell>
          <table:table-cell office:value-type="float" office:value="1685588" calcext:value-type="float">
            <text:p>1685588</text:p>
          </table:table-cell>
          <table:table-cell office:value-type="float" office:value="5" calcext:value-type="float">
            <text:p>5</text:p>
          </table:table-cell>
          <table:table-cell office:value-type="float" office:value="0.808884001837254" calcext:value-type="float">
            <text:p>0.808884001837254</text:p>
          </table:table-cell>
          <table:table-cell office:value-type="float" office:value="0.985701797688222" calcext:value-type="float">
            <text:p>0.985701797688222</text:p>
          </table:table-cell>
          <table:table-cell office:value-type="float" office:value="0.992495535909597" calcext:value-type="float">
            <text:p>0.992495535909597</text:p>
          </table:table-cell>
          <table:table-cell office:value-type="float" office:value="0.813681580267141" calcext:value-type="float">
            <text:p>0.813681580267141</text:p>
          </table:table-cell>
          <table:table-cell office:value-type="float" office:value="0.695456945354574" calcext:value-type="float">
            <text:p>0.695456945354574</text:p>
          </table:table-cell>
          <table:table-cell office:value-type="float" office:value="0.573926040402179" calcext:value-type="float">
            <text:p>0.573926040402179</text:p>
          </table:table-cell>
          <table:table-cell office:value-type="float" office:value="1.00468885954486" calcext:value-type="float">
            <text:p>1.00468885954486</text:p>
          </table:table-cell>
          <table:table-cell office:value-type="float" office:value="-87.2636839465718" calcext:value-type="float">
            <text:p>-87.2636839465718</text:p>
          </table:table-cell>
          <table:table-cell office:value-type="float" office:value="-110.908610929085" calcext:value-type="float">
            <text:p>-110.908610929085</text:p>
          </table:table-cell>
          <table:table-cell office:value-type="float" office:value="-135.214791919564" calcext:value-type="float">
            <text:p>-135.214791919564</text:p>
          </table:table-cell>
        </table:table-row>
        <table:table-row table:style-name="ro1">
          <table:table-cell office:value-type="string" calcext:value-type="string">
            <text:p>2019-11-12 12:13:07</text:p>
          </table:table-cell>
          <table:table-cell office:value-type="float" office:value="26.9343136349926" calcext:value-type="float">
            <text:p>26.9343136349926</text:p>
          </table:table-cell>
          <table:table-cell office:value-type="float" office:value="74.7402245475113" calcext:value-type="float">
            <text:p>74.7402245475113</text:p>
          </table:table-cell>
          <table:table-cell office:value-type="float" office:value="980.712966739371" calcext:value-type="float">
            <text:p>980.71296673937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3985" calcext:value-type="float">
            <text:p>1373985</text:p>
          </table:table-cell>
          <table:table-cell office:value-type="float" office:value="1653431" calcext:value-type="float">
            <text:p>1653431</text:p>
          </table:table-cell>
          <table:table-cell office:value-type="float" office:value="1665506" calcext:value-type="float">
            <text:p>1665506</text:p>
          </table:table-cell>
          <table:table-cell office:value-type="float" office:value="1332469" calcext:value-type="float">
            <text:p>1332469</text:p>
          </table:table-cell>
          <table:table-cell office:value-type="float" office:value="1301756" calcext:value-type="float">
            <text:p>1301756</text:p>
          </table:table-cell>
          <table:table-cell office:value-type="float" office:value="941979" calcext:value-type="float">
            <text:p>941979</text:p>
          </table:table-cell>
          <table:table-cell office:value-type="float" office:value="1677649" calcext:value-type="float">
            <text:p>1677649</text:p>
          </table:table-cell>
          <table:table-cell office:value-type="float" office:value="5" calcext:value-type="float">
            <text:p>5</text:p>
          </table:table-cell>
          <table:table-cell office:value-type="float" office:value="0.818958976144669" calcext:value-type="float">
            <text:p>0.818958976144669</text:p>
          </table:table-cell>
          <table:table-cell office:value-type="float" office:value="0.985521791639541" calcext:value-type="float">
            <text:p>0.985521791639541</text:p>
          </table:table-cell>
          <table:table-cell office:value-type="float" office:value="0.99271905335415" calcext:value-type="float">
            <text:p>0.99271905335415</text:p>
          </table:table-cell>
          <table:table-cell office:value-type="float" office:value="0.794213508869828" calcext:value-type="float">
            <text:p>0.794213508869828</text:p>
          </table:table-cell>
          <table:table-cell office:value-type="float" office:value="0.775907132137672" calcext:value-type="float">
            <text:p>0.775907132137672</text:p>
          </table:table-cell>
          <table:table-cell office:value-type="float" office:value="0.561463303740418" calcext:value-type="float">
            <text:p>0.561463303740418</text:p>
          </table:table-cell>
          <table:table-cell office:value-type="float" office:value="0.999956846232038" calcext:value-type="float">
            <text:p>0.999956846232038</text:p>
          </table:table-cell>
          <table:table-cell office:value-type="float" office:value="-91.1572982260344" calcext:value-type="float">
            <text:p>-91.1572982260344</text:p>
          </table:table-cell>
          <table:table-cell office:value-type="float" office:value="-94.8185735724656" calcext:value-type="float">
            <text:p>-94.8185735724656</text:p>
          </table:table-cell>
          <table:table-cell office:value-type="float" office:value="-137.707339251916" calcext:value-type="float">
            <text:p>-137.707339251916</text:p>
          </table:table-cell>
        </table:table-row>
        <table:table-row table:style-name="ro1">
          <table:table-cell office:value-type="string" calcext:value-type="string">
            <text:p>2019-11-12 12:13:08</text:p>
          </table:table-cell>
          <table:table-cell office:value-type="float" office:value="26.9242054000497" calcext:value-type="float">
            <text:p>26.9242054000497</text:p>
          </table:table-cell>
          <table:table-cell office:value-type="float" office:value="74.7501429749492" calcext:value-type="float">
            <text:p>74.7501429749492</text:p>
          </table:table-cell>
          <table:table-cell office:value-type="float" office:value="980.723552884263" calcext:value-type="float">
            <text:p>980.72355288426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0749" calcext:value-type="float">
            <text:p>1380749</text:p>
          </table:table-cell>
          <table:table-cell office:value-type="float" office:value="1656936" calcext:value-type="float">
            <text:p>1656936</text:p>
          </table:table-cell>
          <table:table-cell office:value-type="float" office:value="1664221" calcext:value-type="float">
            <text:p>1664221</text:p>
          </table:table-cell>
          <table:table-cell office:value-type="float" office:value="1267739" calcext:value-type="float">
            <text:p>1267739</text:p>
          </table:table-cell>
          <table:table-cell office:value-type="float" office:value="1414001" calcext:value-type="float">
            <text:p>1414001</text:p>
          </table:table-cell>
          <table:table-cell office:value-type="float" office:value="952178" calcext:value-type="float">
            <text:p>952178</text:p>
          </table:table-cell>
          <table:table-cell office:value-type="float" office:value="1677611" calcext:value-type="float">
            <text:p>1677611</text:p>
          </table:table-cell>
          <table:table-cell office:value-type="float" office:value="5" calcext:value-type="float">
            <text:p>5</text:p>
          </table:table-cell>
          <table:table-cell office:value-type="float" office:value="0.822990634797887" calcext:value-type="float">
            <text:p>0.822990634797887</text:p>
          </table:table-cell>
          <table:table-cell office:value-type="float" office:value="0.987610934687964" calcext:value-type="float">
            <text:p>0.987610934687964</text:p>
          </table:table-cell>
          <table:table-cell office:value-type="float" office:value="0.991953133577482" calcext:value-type="float">
            <text:p>0.991953133577482</text:p>
          </table:table-cell>
          <table:table-cell office:value-type="float" office:value="0.755631417707374" calcext:value-type="float">
            <text:p>0.755631417707374</text:p>
          </table:table-cell>
          <table:table-cell office:value-type="float" office:value="0.842810373641297" calcext:value-type="float">
            <text:p>0.842810373641297</text:p>
          </table:table-cell>
          <table:table-cell office:value-type="float" office:value="0.567542382185743" calcext:value-type="float">
            <text:p>0.567542382185743</text:p>
          </table:table-cell>
          <table:table-cell office:value-type="float" office:value="0.999934196464324" calcext:value-type="float">
            <text:p>0.999934196464324</text:p>
          </table:table-cell>
          <table:table-cell office:value-type="float" office:value="-98.8737164585252" calcext:value-type="float">
            <text:p>-98.8737164585252</text:p>
          </table:table-cell>
          <table:table-cell office:value-type="float" office:value="-81.4379252717406" calcext:value-type="float">
            <text:p>-81.4379252717406</text:p>
          </table:table-cell>
          <table:table-cell office:value-type="float" office:value="-136.491523562851" calcext:value-type="float">
            <text:p>-136.491523562851</text:p>
          </table:table-cell>
        </table:table-row>
        <table:table-row table:style-name="ro1">
          <table:table-cell office:value-type="string" calcext:value-type="string">
            <text:p>2019-11-12 12:13:10</text:p>
          </table:table-cell>
          <table:table-cell office:value-type="float" office:value="26.9292595173756" calcext:value-type="float">
            <text:p>26.9292595173756</text:p>
          </table:table-cell>
          <table:table-cell office:value-type="float" office:value="74.7451838301111" calcext:value-type="float">
            <text:p>74.7451838301111</text:p>
          </table:table-cell>
          <table:table-cell office:value-type="float" office:value="980.649324115832" calcext:value-type="float">
            <text:p>980.64932411583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0435" calcext:value-type="float">
            <text:p>1380435</text:p>
          </table:table-cell>
          <table:table-cell office:value-type="float" office:value="1654034" calcext:value-type="float">
            <text:p>1654034</text:p>
          </table:table-cell>
          <table:table-cell office:value-type="float" office:value="1665760" calcext:value-type="float">
            <text:p>1665760</text:p>
          </table:table-cell>
          <table:table-cell office:value-type="float" office:value="1304492" calcext:value-type="float">
            <text:p>1304492</text:p>
          </table:table-cell>
          <table:table-cell office:value-type="float" office:value="1369569" calcext:value-type="float">
            <text:p>1369569</text:p>
          </table:table-cell>
          <table:table-cell office:value-type="float" office:value="945522" calcext:value-type="float">
            <text:p>945522</text:p>
          </table:table-cell>
          <table:table-cell office:value-type="float" office:value="1677739" calcext:value-type="float">
            <text:p>1677739</text:p>
          </table:table-cell>
          <table:table-cell office:value-type="float" office:value="5" calcext:value-type="float">
            <text:p>5</text:p>
          </table:table-cell>
          <table:table-cell office:value-type="float" office:value="0.822803476190981" calcext:value-type="float">
            <text:p>0.822803476190981</text:p>
          </table:table-cell>
          <table:table-cell office:value-type="float" office:value="0.985881207690383" calcext:value-type="float">
            <text:p>0.985881207690383</text:p>
          </table:table-cell>
          <table:table-cell office:value-type="float" office:value="0.992870449169928" calcext:value-type="float">
            <text:p>0.992870449169928</text:p>
          </table:table-cell>
          <table:table-cell office:value-type="float" office:value="0.777537915413131" calcext:value-type="float">
            <text:p>0.777537915413131</text:p>
          </table:table-cell>
          <table:table-cell office:value-type="float" office:value="0.816326834717612" calcext:value-type="float">
            <text:p>0.816326834717612</text:p>
          </table:table-cell>
          <table:table-cell office:value-type="float" office:value="0.563575096556556" calcext:value-type="float">
            <text:p>0.563575096556556</text:p>
          </table:table-cell>
          <table:table-cell office:value-type="float" office:value="1.00001049041873" calcext:value-type="float">
            <text:p>1.00001049041873</text:p>
          </table:table-cell>
          <table:table-cell office:value-type="float" office:value="-94.4924169173738" calcext:value-type="float">
            <text:p>-94.4924169173738</text:p>
          </table:table-cell>
          <table:table-cell office:value-type="float" office:value="-86.7346330564777" calcext:value-type="float">
            <text:p>-86.7346330564777</text:p>
          </table:table-cell>
          <table:table-cell office:value-type="float" office:value="-137.284980688689" calcext:value-type="float">
            <text:p>-137.284980688689</text:p>
          </table:table-cell>
        </table:table-row>
        <table:table-row table:style-name="ro1">
          <table:table-cell office:value-type="string" calcext:value-type="string">
            <text:p>2019-11-12 12:13:11</text:p>
          </table:table-cell>
          <table:table-cell office:value-type="float" office:value="26.9292595173756" calcext:value-type="float">
            <text:p>26.9292595173756</text:p>
          </table:table-cell>
          <table:table-cell office:value-type="float" office:value="74.7344482380128" calcext:value-type="float">
            <text:p>74.7344482380128</text:p>
          </table:table-cell>
          <table:table-cell office:value-type="float" office:value="980.649324115832" calcext:value-type="float">
            <text:p>980.64932411583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4386" calcext:value-type="float">
            <text:p>1374386</text:p>
          </table:table-cell>
          <table:table-cell office:value-type="float" office:value="1656677" calcext:value-type="float">
            <text:p>1656677</text:p>
          </table:table-cell>
          <table:table-cell office:value-type="float" office:value="1664852" calcext:value-type="float">
            <text:p>1664852</text:p>
          </table:table-cell>
          <table:table-cell office:value-type="float" office:value="1288649" calcext:value-type="float">
            <text:p>1288649</text:p>
          </table:table-cell>
          <table:table-cell office:value-type="float" office:value="1149998" calcext:value-type="float">
            <text:p>1149998</text:p>
          </table:table-cell>
          <table:table-cell office:value-type="float" office:value="1100045" calcext:value-type="float">
            <text:p>1100045</text:p>
          </table:table-cell>
          <table:table-cell office:value-type="float" office:value="1677372" calcext:value-type="float">
            <text:p>1677372</text:p>
          </table:table-cell>
          <table:table-cell office:value-type="float" office:value="5" calcext:value-type="float">
            <text:p>5</text:p>
          </table:table-cell>
          <table:table-cell office:value-type="float" office:value="0.819197990798711" calcext:value-type="float">
            <text:p>0.819197990798711</text:p>
          </table:table-cell>
          <table:table-cell office:value-type="float" office:value="0.987456558639593" calcext:value-type="float">
            <text:p>0.987456558639593</text:p>
          </table:table-cell>
          <table:table-cell office:value-type="float" office:value="0.99232923893085" calcext:value-type="float">
            <text:p>0.99232923893085</text:p>
          </table:table-cell>
          <table:table-cell office:value-type="float" office:value="0.768094750415653" calcext:value-type="float">
            <text:p>0.768094750415653</text:p>
          </table:table-cell>
          <table:table-cell office:value-type="float" office:value="0.685452304536379" calcext:value-type="float">
            <text:p>0.685452304536379</text:p>
          </table:table-cell>
          <table:table-cell office:value-type="float" office:value="0.655677992782354" calcext:value-type="float">
            <text:p>0.655677992782354</text:p>
          </table:table-cell>
          <table:table-cell office:value-type="float" office:value="0.999791741346328" calcext:value-type="float">
            <text:p>0.999791741346328</text:p>
          </table:table-cell>
          <table:table-cell office:value-type="float" office:value="-96.3810499168694" calcext:value-type="float">
            <text:p>-96.3810499168694</text:p>
          </table:table-cell>
          <table:table-cell office:value-type="float" office:value="-112.909539092724" calcext:value-type="float">
            <text:p>-112.909539092724</text:p>
          </table:table-cell>
          <table:table-cell office:value-type="float" office:value="-118.864401443529" calcext:value-type="float">
            <text:p>-118.864401443529</text:p>
          </table:table-cell>
        </table:table-row>
        <table:table-row table:style-name="ro1">
          <table:table-cell office:value-type="string" calcext:value-type="string">
            <text:p>2019-11-12 12:13:12</text:p>
          </table:table-cell>
          <table:table-cell office:value-type="float" office:value="26.9242054000497" calcext:value-type="float">
            <text:p>26.9242054000497</text:p>
          </table:table-cell>
          <table:table-cell office:value-type="float" office:value="74.6910975445357" calcext:value-type="float">
            <text:p>74.6910975445357</text:p>
          </table:table-cell>
          <table:table-cell office:value-type="float" office:value="980.640830607121" calcext:value-type="float">
            <text:p>980.64083060712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2505" calcext:value-type="float">
            <text:p>1382505</text:p>
          </table:table-cell>
          <table:table-cell office:value-type="float" office:value="1655955" calcext:value-type="float">
            <text:p>1655955</text:p>
          </table:table-cell>
          <table:table-cell office:value-type="float" office:value="1667761" calcext:value-type="float">
            <text:p>1667761</text:p>
          </table:table-cell>
          <table:table-cell office:value-type="float" office:value="1351011" calcext:value-type="float">
            <text:p>1351011</text:p>
          </table:table-cell>
          <table:table-cell office:value-type="float" office:value="1219230" calcext:value-type="float">
            <text:p>1219230</text:p>
          </table:table-cell>
          <table:table-cell office:value-type="float" office:value="945803" calcext:value-type="float">
            <text:p>945803</text:p>
          </table:table-cell>
          <table:table-cell office:value-type="float" office:value="1677873" calcext:value-type="float">
            <text:p>1677873</text:p>
          </table:table-cell>
          <table:table-cell office:value-type="float" office:value="5" calcext:value-type="float">
            <text:p>5</text:p>
          </table:table-cell>
          <table:table-cell office:value-type="float" office:value="0.824037292484914" calcext:value-type="float">
            <text:p>0.824037292484914</text:p>
          </table:table-cell>
          <table:table-cell office:value-type="float" office:value="0.987026213053013" calcext:value-type="float">
            <text:p>0.987026213053013</text:p>
          </table:table-cell>
          <table:table-cell office:value-type="float" office:value="0.994063138254063" calcext:value-type="float">
            <text:p>0.994063138254063</text:p>
          </table:table-cell>
          <table:table-cell office:value-type="float" office:value="0.805265403421569" calcext:value-type="float">
            <text:p>0.805265403421569</text:p>
          </table:table-cell>
          <table:table-cell office:value-type="float" office:value="0.726717797126507" calcext:value-type="float">
            <text:p>0.726717797126507</text:p>
          </table:table-cell>
          <table:table-cell office:value-type="float" office:value="0.563742585628341" calcext:value-type="float">
            <text:p>0.563742585628341</text:p>
          </table:table-cell>
          <table:table-cell office:value-type="float" office:value="1.00009036065225" calcext:value-type="float">
            <text:p>1.00009036065225</text:p>
          </table:table-cell>
          <table:table-cell office:value-type="float" office:value="-88.9469193156861" calcext:value-type="float">
            <text:p>-88.9469193156861</text:p>
          </table:table-cell>
          <table:table-cell office:value-type="float" office:value="-104.656440574699" calcext:value-type="float">
            <text:p>-104.656440574699</text:p>
          </table:table-cell>
          <table:table-cell office:value-type="float" office:value="-137.251482874332" calcext:value-type="float">
            <text:p>-137.251482874332</text:p>
          </table:table-cell>
        </table:table-row>
        <table:table-row table:style-name="ro1">
          <table:table-cell office:value-type="string" calcext:value-type="string">
            <text:p>2019-11-12 12:13:13</text:p>
          </table:table-cell>
          <table:table-cell office:value-type="float" office:value="26.9343136349926" calcext:value-type="float">
            <text:p>26.9343136349926</text:p>
          </table:table-cell>
          <table:table-cell office:value-type="float" office:value="74.6704416939033" calcext:value-type="float">
            <text:p>74.6704416939033</text:p>
          </table:table-cell>
          <table:table-cell office:value-type="float" office:value="980.740541311728" calcext:value-type="float">
            <text:p>980.74054131172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2875" calcext:value-type="float">
            <text:p>1362875</text:p>
          </table:table-cell>
          <table:table-cell office:value-type="float" office:value="1656980" calcext:value-type="float">
            <text:p>1656980</text:p>
          </table:table-cell>
          <table:table-cell office:value-type="float" office:value="1668093" calcext:value-type="float">
            <text:p>1668093</text:p>
          </table:table-cell>
          <table:table-cell office:value-type="float" office:value="1171764" calcext:value-type="float">
            <text:p>1171764</text:p>
          </table:table-cell>
          <table:table-cell office:value-type="float" office:value="1387955" calcext:value-type="float">
            <text:p>1387955</text:p>
          </table:table-cell>
          <table:table-cell office:value-type="float" office:value="972349" calcext:value-type="float">
            <text:p>972349</text:p>
          </table:table-cell>
          <table:table-cell office:value-type="float" office:value="1679911" calcext:value-type="float">
            <text:p>1679911</text:p>
          </table:table-cell>
          <table:table-cell office:value-type="float" office:value="5" calcext:value-type="float">
            <text:p>5</text:p>
          </table:table-cell>
          <table:table-cell office:value-type="float" office:value="0.81233689932071" calcext:value-type="float">
            <text:p>0.81233689932071</text:p>
          </table:table-cell>
          <table:table-cell office:value-type="float" office:value="0.987637160734792" calcext:value-type="float">
            <text:p>0.987637160734792</text:p>
          </table:table-cell>
          <table:table-cell office:value-type="float" office:value="0.994261025698307" calcext:value-type="float">
            <text:p>0.994261025698307</text:p>
          </table:table-cell>
          <table:table-cell office:value-type="float" office:value="0.698425853064758" calcext:value-type="float">
            <text:p>0.698425853064758</text:p>
          </table:table-cell>
          <table:table-cell office:value-type="float" office:value="0.827285746012419" calcext:value-type="float">
            <text:p>0.827285746012419</text:p>
          </table:table-cell>
          <table:table-cell office:value-type="float" office:value="0.579565236516623" calcext:value-type="float">
            <text:p>0.579565236516623</text:p>
          </table:table-cell>
          <table:table-cell office:value-type="float" office:value="1.00130510345758" calcext:value-type="float">
            <text:p>1.00130510345758</text:p>
          </table:table-cell>
          <table:table-cell office:value-type="float" office:value="-110.314829387048" calcext:value-type="float">
            <text:p>-110.314829387048</text:p>
          </table:table-cell>
          <table:table-cell office:value-type="float" office:value="-84.5428507975162" calcext:value-type="float">
            <text:p>-84.5428507975162</text:p>
          </table:table-cell>
          <table:table-cell office:value-type="float" office:value="-134.086952696675" calcext:value-type="float">
            <text:p>-134.086952696675</text:p>
          </table:table-cell>
        </table:table-row>
        <table:table-row table:style-name="ro1">
          <table:table-cell office:value-type="string" calcext:value-type="string">
            <text:p>2019-11-12 12:13:15</text:p>
          </table:table-cell>
          <table:table-cell office:value-type="float" office:value="26.9343136349926" calcext:value-type="float">
            <text:p>26.9343136349926</text:p>
          </table:table-cell>
          <table:table-cell office:value-type="float" office:value="74.6489697538305" calcext:value-type="float">
            <text:p>74.6489697538305</text:p>
          </table:table-cell>
          <table:table-cell office:value-type="float" office:value="980.712966739371" calcext:value-type="float">
            <text:p>980.71296673937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9564" calcext:value-type="float">
            <text:p>1359564</text:p>
          </table:table-cell>
          <table:table-cell office:value-type="float" office:value="1657022" calcext:value-type="float">
            <text:p>1657022</text:p>
          </table:table-cell>
          <table:table-cell office:value-type="float" office:value="1668322" calcext:value-type="float">
            <text:p>1668322</text:p>
          </table:table-cell>
          <table:table-cell office:value-type="float" office:value="1215466" calcext:value-type="float">
            <text:p>1215466</text:p>
          </table:table-cell>
          <table:table-cell office:value-type="float" office:value="1391779" calcext:value-type="float">
            <text:p>1391779</text:p>
          </table:table-cell>
          <table:table-cell office:value-type="float" office:value="971838" calcext:value-type="float">
            <text:p>971838</text:p>
          </table:table-cell>
          <table:table-cell office:value-type="float" office:value="1677355" calcext:value-type="float">
            <text:p>1677355</text:p>
          </table:table-cell>
          <table:table-cell office:value-type="float" office:value="5" calcext:value-type="float">
            <text:p>5</text:p>
          </table:table-cell>
          <table:table-cell office:value-type="float" office:value="0.810363389296936" calcext:value-type="float">
            <text:p>0.810363389296936</text:p>
          </table:table-cell>
          <table:table-cell office:value-type="float" office:value="0.987662194688582" calcext:value-type="float">
            <text:p>0.987662194688582</text:p>
          </table:table-cell>
          <table:table-cell office:value-type="float" office:value="0.994397520351114" calcext:value-type="float">
            <text:p>0.994397520351114</text:p>
          </table:table-cell>
          <table:table-cell office:value-type="float" office:value="0.724474278029713" calcext:value-type="float">
            <text:p>0.724474278029713</text:p>
          </table:table-cell>
          <table:table-cell office:value-type="float" office:value="0.829565027900341" calcext:value-type="float">
            <text:p>0.829565027900341</text:p>
          </table:table-cell>
          <table:table-cell office:value-type="float" office:value="0.579260656745512" calcext:value-type="float">
            <text:p>0.579260656745512</text:p>
          </table:table-cell>
          <table:table-cell office:value-type="float" office:value="0.999781608555509" calcext:value-type="float">
            <text:p>0.999781608555509</text:p>
          </table:table-cell>
          <table:table-cell office:value-type="float" office:value="-105.105144394057" calcext:value-type="float">
            <text:p>-105.105144394057</text:p>
          </table:table-cell>
          <table:table-cell office:value-type="float" office:value="-84.0869944199317" calcext:value-type="float">
            <text:p>-84.0869944199317</text:p>
          </table:table-cell>
          <table:table-cell office:value-type="float" office:value="-134.147868650898" calcext:value-type="float">
            <text:p>-134.147868650898</text:p>
          </table:table-cell>
        </table:table-row>
        <table:table-row table:style-name="ro1">
          <table:table-cell office:value-type="string" calcext:value-type="string">
            <text:p>2019-11-12 12:13:16</text:p>
          </table:table-cell>
          <table:table-cell office:value-type="float" office:value="26.9393677529006" calcext:value-type="float">
            <text:p>26.9393677529006</text:p>
          </table:table-cell>
          <table:table-cell office:value-type="float" office:value="74.6171687097401" calcext:value-type="float">
            <text:p>74.6171687097401</text:p>
          </table:table-cell>
          <table:table-cell office:value-type="float" office:value="980.721460777688" calcext:value-type="float">
            <text:p>980.72146077768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7411" calcext:value-type="float">
            <text:p>1377411</text:p>
          </table:table-cell>
          <table:table-cell office:value-type="float" office:value="1655956" calcext:value-type="float">
            <text:p>1655956</text:p>
          </table:table-cell>
          <table:table-cell office:value-type="float" office:value="1665362" calcext:value-type="float">
            <text:p>1665362</text:p>
          </table:table-cell>
          <table:table-cell office:value-type="float" office:value="1118919" calcext:value-type="float">
            <text:p>1118919</text:p>
          </table:table-cell>
          <table:table-cell office:value-type="float" office:value="1259455" calcext:value-type="float">
            <text:p>1259455</text:p>
          </table:table-cell>
          <table:table-cell office:value-type="float" office:value="1163188" calcext:value-type="float">
            <text:p>1163188</text:p>
          </table:table-cell>
          <table:table-cell office:value-type="float" office:value="1676731" calcext:value-type="float">
            <text:p>1676731</text:p>
          </table:table-cell>
          <table:table-cell office:value-type="float" office:value="5" calcext:value-type="float">
            <text:p>5</text:p>
          </table:table-cell>
          <table:table-cell office:value-type="float" office:value="0.821001031518105" calcext:value-type="float">
            <text:p>0.821001031518105</text:p>
          </table:table-cell>
          <table:table-cell office:value-type="float" office:value="0.987026809099532" calcext:value-type="float">
            <text:p>0.987026809099532</text:p>
          </table:table-cell>
          <table:table-cell office:value-type="float" office:value="0.992633222655442" calcext:value-type="float">
            <text:p>0.992633222655442</text:p>
          </table:table-cell>
          <table:table-cell office:value-type="float" office:value="0.666927774778339" calcext:value-type="float">
            <text:p>0.666927774778339</text:p>
          </table:table-cell>
          <table:table-cell office:value-type="float" office:value="0.750693768345567" calcext:value-type="float">
            <text:p>0.750693768345567</text:p>
          </table:table-cell>
          <table:table-cell office:value-type="float" office:value="0.693314158119459" calcext:value-type="float">
            <text:p>0.693314158119459</text:p>
          </table:table-cell>
          <table:table-cell office:value-type="float" office:value="0.999409675527772" calcext:value-type="float">
            <text:p>0.999409675527772</text:p>
          </table:table-cell>
          <table:table-cell office:value-type="float" office:value="-116.614445044332" calcext:value-type="float">
            <text:p>-116.614445044332</text:p>
          </table:table-cell>
          <table:table-cell office:value-type="float" office:value="-99.8612463308866" calcext:value-type="float">
            <text:p>-99.8612463308866</text:p>
          </table:table-cell>
          <table:table-cell office:value-type="float" office:value="-111.337168376108" calcext:value-type="float">
            <text:p>-111.337168376108</text:p>
          </table:table-cell>
        </table:table-row>
        <table:table-row table:style-name="ro1">
          <table:table-cell office:value-type="string" calcext:value-type="string">
            <text:p>2019-11-12 12:13:17</text:p>
          </table:table-cell>
          <table:table-cell office:value-type="float" office:value="26.9242054000497" calcext:value-type="float">
            <text:p>26.9242054000497</text:p>
          </table:table-cell>
          <table:table-cell office:value-type="float" office:value="74.4710099420814" calcext:value-type="float">
            <text:p>74.4710099420814</text:p>
          </table:table-cell>
          <table:table-cell office:value-type="float" office:value="980.751127020402" calcext:value-type="float">
            <text:p>980.75112702040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9223" calcext:value-type="float">
            <text:p>1359223</text:p>
          </table:table-cell>
          <table:table-cell office:value-type="float" office:value="1653924" calcext:value-type="float">
            <text:p>1653924</text:p>
          </table:table-cell>
          <table:table-cell office:value-type="float" office:value="1666145" calcext:value-type="float">
            <text:p>1666145</text:p>
          </table:table-cell>
          <table:table-cell office:value-type="float" office:value="1361969" calcext:value-type="float">
            <text:p>1361969</text:p>
          </table:table-cell>
          <table:table-cell office:value-type="float" office:value="1170332" calcext:value-type="float">
            <text:p>1170332</text:p>
          </table:table-cell>
          <table:table-cell office:value-type="float" office:value="958171" calcext:value-type="float">
            <text:p>958171</text:p>
          </table:table-cell>
          <table:table-cell office:value-type="float" office:value="1677644" calcext:value-type="float">
            <text:p>1677644</text:p>
          </table:table-cell>
          <table:table-cell office:value-type="float" office:value="5" calcext:value-type="float">
            <text:p>5</text:p>
          </table:table-cell>
          <table:table-cell office:value-type="float" office:value="0.810160137434022" calcext:value-type="float">
            <text:p>0.810160137434022</text:p>
          </table:table-cell>
          <table:table-cell office:value-type="float" office:value="0.985815642573314" calcext:value-type="float">
            <text:p>0.985815642573314</text:p>
          </table:table-cell>
          <table:table-cell office:value-type="float" office:value="0.993099927079669" calcext:value-type="float">
            <text:p>0.993099927079669</text:p>
          </table:table-cell>
          <table:table-cell office:value-type="float" office:value="0.811796881174669" calcext:value-type="float">
            <text:p>0.811796881174669</text:p>
          </table:table-cell>
          <table:table-cell office:value-type="float" office:value="0.697572314449825" calcext:value-type="float">
            <text:p>0.697572314449825</text:p>
          </table:table-cell>
          <table:table-cell office:value-type="float" office:value="0.571114488972961" calcext:value-type="float">
            <text:p>0.571114488972961</text:p>
          </table:table-cell>
          <table:table-cell office:value-type="float" office:value="0.999953865999444" calcext:value-type="float">
            <text:p>0.999953865999444</text:p>
          </table:table-cell>
          <table:table-cell office:value-type="float" office:value="-87.6406237650661" calcext:value-type="float">
            <text:p>-87.6406237650661</text:p>
          </table:table-cell>
          <table:table-cell office:value-type="float" office:value="-110.485537110035" calcext:value-type="float">
            <text:p>-110.485537110035</text:p>
          </table:table-cell>
          <table:table-cell office:value-type="float" office:value="-135.777102205408" calcext:value-type="float">
            <text:p>-135.777102205408</text:p>
          </table:table-cell>
        </table:table-row>
        <table:table-row table:style-name="ro1">
          <table:table-cell office:value-type="string" calcext:value-type="string">
            <text:p>2019-11-12 12:13:18</text:p>
          </table:table-cell>
          <table:table-cell office:value-type="float" office:value="26.9242054000497" calcext:value-type="float">
            <text:p>26.9242054000497</text:p>
          </table:table-cell>
          <table:table-cell office:value-type="float" office:value="74.3368030798876" calcext:value-type="float">
            <text:p>74.3368030798876</text:p>
          </table:table-cell>
          <table:table-cell office:value-type="float" office:value="980.640830607121" calcext:value-type="float">
            <text:p>980.64083060712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8775" calcext:value-type="float">
            <text:p>1358775</text:p>
          </table:table-cell>
          <table:table-cell office:value-type="float" office:value="1655267" calcext:value-type="float">
            <text:p>1655267</text:p>
          </table:table-cell>
          <table:table-cell office:value-type="float" office:value="1664289" calcext:value-type="float">
            <text:p>1664289</text:p>
          </table:table-cell>
          <table:table-cell office:value-type="float" office:value="1162177" calcext:value-type="float">
            <text:p>1162177</text:p>
          </table:table-cell>
          <table:table-cell office:value-type="float" office:value="1371618" calcext:value-type="float">
            <text:p>1371618</text:p>
          </table:table-cell>
          <table:table-cell office:value-type="float" office:value="1036450" calcext:value-type="float">
            <text:p>1036450</text:p>
          </table:table-cell>
          <table:table-cell office:value-type="float" office:value="1678479" calcext:value-type="float">
            <text:p>1678479</text:p>
          </table:table-cell>
          <table:table-cell office:value-type="float" office:value="5" calcext:value-type="float">
            <text:p>5</text:p>
          </table:table-cell>
          <table:table-cell office:value-type="float" office:value="0.809893108593596" calcext:value-type="float">
            <text:p>0.809893108593596</text:p>
          </table:table-cell>
          <table:table-cell office:value-type="float" office:value="0.986616133048073" calcext:value-type="float">
            <text:p>0.986616133048073</text:p>
          </table:table-cell>
          <table:table-cell office:value-type="float" office:value="0.991993664740761" calcext:value-type="float">
            <text:p>0.991993664740761</text:p>
          </table:table-cell>
          <table:table-cell office:value-type="float" office:value="0.692711555088944" calcext:value-type="float">
            <text:p>0.692711555088944</text:p>
          </table:table-cell>
          <table:table-cell office:value-type="float" office:value="0.81754813403465" calcext:value-type="float">
            <text:p>0.81754813403465</text:p>
          </table:table-cell>
          <table:table-cell office:value-type="float" office:value="0.617772414418747" calcext:value-type="float">
            <text:p>0.617772414418747</text:p>
          </table:table-cell>
          <table:table-cell office:value-type="float" office:value="1.00045156484265" calcext:value-type="float">
            <text:p>1.00045156484265</text:p>
          </table:table-cell>
          <table:table-cell office:value-type="float" office:value="-111.457688982211" calcext:value-type="float">
            <text:p>-111.457688982211</text:p>
          </table:table-cell>
          <table:table-cell office:value-type="float" office:value="-86.4903731930701" calcext:value-type="float">
            <text:p>-86.4903731930701</text:p>
          </table:table-cell>
          <table:table-cell office:value-type="float" office:value="-126.445517116251" calcext:value-type="float">
            <text:p>-126.445517116251</text:p>
          </table:table-cell>
        </table:table-row>
        <table:table-row table:style-name="ro1">
          <table:table-cell office:value-type="string" calcext:value-type="string">
            <text:p>2019-11-12 12:13:20</text:p>
          </table:table-cell>
          <table:table-cell office:value-type="float" office:value="26.9292595173756" calcext:value-type="float">
            <text:p>26.9292595173756</text:p>
          </table:table-cell>
          <table:table-cell office:value-type="float" office:value="74.2888907877012" calcext:value-type="float">
            <text:p>74.2888907877012</text:p>
          </table:table-cell>
          <table:table-cell office:value-type="float" office:value="980.649324115832" calcext:value-type="float">
            <text:p>980.64932411583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9393" calcext:value-type="float">
            <text:p>1379393</text:p>
          </table:table-cell>
          <table:table-cell office:value-type="float" office:value="1656976" calcext:value-type="float">
            <text:p>1656976</text:p>
          </table:table-cell>
          <table:table-cell office:value-type="float" office:value="1665463" calcext:value-type="float">
            <text:p>1665463</text:p>
          </table:table-cell>
          <table:table-cell office:value-type="float" office:value="1236858" calcext:value-type="float">
            <text:p>1236858</text:p>
          </table:table-cell>
          <table:table-cell office:value-type="float" office:value="1161834" calcext:value-type="float">
            <text:p>1161834</text:p>
          </table:table-cell>
          <table:table-cell office:value-type="float" office:value="1112255" calcext:value-type="float">
            <text:p>1112255</text:p>
          </table:table-cell>
          <table:table-cell office:value-type="float" office:value="1676495" calcext:value-type="float">
            <text:p>1676495</text:p>
          </table:table-cell>
          <table:table-cell office:value-type="float" office:value="5" calcext:value-type="float">
            <text:p>5</text:p>
          </table:table-cell>
          <table:table-cell office:value-type="float" office:value="0.822182395718383" calcext:value-type="float">
            <text:p>0.822182395718383</text:p>
          </table:table-cell>
          <table:table-cell office:value-type="float" office:value="0.987634776548716" calcext:value-type="float">
            <text:p>0.987634776548716</text:p>
          </table:table-cell>
          <table:table-cell office:value-type="float" office:value="0.992693423353841" calcext:value-type="float">
            <text:p>0.992693423353841</text:p>
          </table:table-cell>
          <table:table-cell office:value-type="float" office:value="0.737224905160058" calcext:value-type="float">
            <text:p>0.737224905160058</text:p>
          </table:table-cell>
          <table:table-cell office:value-type="float" office:value="0.692507111132993" calcext:value-type="float">
            <text:p>0.692507111132993</text:p>
          </table:table-cell>
          <table:table-cell office:value-type="float" office:value="0.662955720777001" calcext:value-type="float">
            <text:p>0.662955720777001</text:p>
          </table:table-cell>
          <table:table-cell office:value-type="float" office:value="0.999269008549334" calcext:value-type="float">
            <text:p>0.999269008549334</text:p>
          </table:table-cell>
          <table:table-cell office:value-type="float" office:value="-102.555018967988" calcext:value-type="float">
            <text:p>-102.555018967988</text:p>
          </table:table-cell>
          <table:table-cell office:value-type="float" office:value="-111.498577773401" calcext:value-type="float">
            <text:p>-111.498577773401</text:p>
          </table:table-cell>
          <table:table-cell office:value-type="float" office:value="-117.4088558446" calcext:value-type="float">
            <text:p>-117.4088558446</text:p>
          </table:table-cell>
        </table:table-row>
        <table:table-row table:style-name="ro1">
          <table:table-cell office:value-type="string" calcext:value-type="string">
            <text:p>2019-11-12 12:13:21</text:p>
          </table:table-cell>
          <table:table-cell office:value-type="float" office:value="26.9292595173756" calcext:value-type="float">
            <text:p>26.9292595173756</text:p>
          </table:table-cell>
          <table:table-cell office:value-type="float" office:value="74.2996278093633" calcext:value-type="float">
            <text:p>74.2996278093633</text:p>
          </table:table-cell>
          <table:table-cell office:value-type="float" office:value="980.732047080117" calcext:value-type="float">
            <text:p>980.73204708011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94636" calcext:value-type="float">
            <text:p>1394636</text:p>
          </table:table-cell>
          <table:table-cell office:value-type="float" office:value="1663157" calcext:value-type="float">
            <text:p>1663157</text:p>
          </table:table-cell>
          <table:table-cell office:value-type="float" office:value="1672045" calcext:value-type="float">
            <text:p>1672045</text:p>
          </table:table-cell>
          <table:table-cell office:value-type="float" office:value="1133079" calcext:value-type="float">
            <text:p>1133079</text:p>
          </table:table-cell>
          <table:table-cell office:value-type="float" office:value="1344594" calcext:value-type="float">
            <text:p>1344594</text:p>
          </table:table-cell>
          <table:table-cell office:value-type="float" office:value="1129428" calcext:value-type="float">
            <text:p>1129428</text:p>
          </table:table-cell>
          <table:table-cell office:value-type="float" office:value="1677850" calcext:value-type="float">
            <text:p>1677850</text:p>
          </table:table-cell>
          <table:table-cell office:value-type="float" office:value="5" calcext:value-type="float">
            <text:p>5</text:p>
          </table:table-cell>
          <table:table-cell office:value-type="float" office:value="0.831267932804576" calcext:value-type="float">
            <text:p>0.831267932804576</text:p>
          </table:table-cell>
          <table:table-cell office:value-type="float" office:value="0.99131894008147" calcext:value-type="float">
            <text:p>0.99131894008147</text:p>
          </table:table-cell>
          <table:table-cell office:value-type="float" office:value="0.996616601540637" calcext:value-type="float">
            <text:p>0.996616601540637</text:p>
          </table:table-cell>
          <table:table-cell office:value-type="float" office:value="0.675367793484663" calcext:value-type="float">
            <text:p>0.675367793484663</text:p>
          </table:table-cell>
          <table:table-cell office:value-type="float" office:value="0.801440572910377" calcext:value-type="float">
            <text:p>0.801440572910377</text:p>
          </table:table-cell>
          <table:table-cell office:value-type="float" office:value="0.673191627644494" calcext:value-type="float">
            <text:p>0.673191627644494</text:p>
          </table:table-cell>
          <table:table-cell office:value-type="float" office:value="1.00007665158232" calcext:value-type="float">
            <text:p>1.00007665158232</text:p>
          </table:table-cell>
          <table:table-cell office:value-type="float" office:value="-114.926441303067" calcext:value-type="float">
            <text:p>-114.926441303067</text:p>
          </table:table-cell>
          <table:table-cell office:value-type="float" office:value="-89.7118854179246" calcext:value-type="float">
            <text:p>-89.7118854179246</text:p>
          </table:table-cell>
          <table:table-cell office:value-type="float" office:value="-115.361674471101" calcext:value-type="float">
            <text:p>-115.361674471101</text:p>
          </table:table-cell>
        </table:table-row>
        <table:table-row table:style-name="ro1">
          <table:table-cell office:value-type="string" calcext:value-type="string">
            <text:p>2019-11-12 12:13:22</text:p>
          </table:table-cell>
          <table:table-cell office:value-type="float" office:value="26.9191512830148" calcext:value-type="float">
            <text:p>26.9191512830148</text:p>
          </table:table-cell>
          <table:table-cell office:value-type="float" office:value="74.2343993576586" calcext:value-type="float">
            <text:p>74.2343993576586</text:p>
          </table:table-cell>
          <table:table-cell office:value-type="float" office:value="980.659910975621" calcext:value-type="float">
            <text:p>980.65991097562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8428" calcext:value-type="float">
            <text:p>1378428</text:p>
          </table:table-cell>
          <table:table-cell office:value-type="float" office:value="1655326" calcext:value-type="float">
            <text:p>1655326</text:p>
          </table:table-cell>
          <table:table-cell office:value-type="float" office:value="1667920" calcext:value-type="float">
            <text:p>1667920</text:p>
          </table:table-cell>
          <table:table-cell office:value-type="float" office:value="1356898" calcext:value-type="float">
            <text:p>1356898</text:p>
          </table:table-cell>
          <table:table-cell office:value-type="float" office:value="1172348" calcext:value-type="float">
            <text:p>1172348</text:p>
          </table:table-cell>
          <table:table-cell office:value-type="float" office:value="963710" calcext:value-type="float">
            <text:p>963710</text:p>
          </table:table-cell>
          <table:table-cell office:value-type="float" office:value="1677335" calcext:value-type="float">
            <text:p>1677335</text:p>
          </table:table-cell>
          <table:table-cell office:value-type="float" office:value="5" calcext:value-type="float">
            <text:p>5</text:p>
          </table:table-cell>
          <table:table-cell office:value-type="float" office:value="0.821607210827733" calcext:value-type="float">
            <text:p>0.821607210827733</text:p>
          </table:table-cell>
          <table:table-cell office:value-type="float" office:value="0.986651299792683" calcext:value-type="float">
            <text:p>0.986651299792683</text:p>
          </table:table-cell>
          <table:table-cell office:value-type="float" office:value="0.994157909650553" calcext:value-type="float">
            <text:p>0.994157909650553</text:p>
          </table:table-cell>
          <table:table-cell office:value-type="float" office:value="0.808774329277793" calcext:value-type="float">
            <text:p>0.808774329277793</text:p>
          </table:table-cell>
          <table:table-cell office:value-type="float" office:value="0.698773944231742" calcext:value-type="float">
            <text:p>0.698773944231742</text:p>
          </table:table-cell>
          <table:table-cell office:value-type="float" office:value="0.574415990640639" calcext:value-type="float">
            <text:p>0.574415990640639</text:p>
          </table:table-cell>
          <table:table-cell office:value-type="float" office:value="0.999769687625132" calcext:value-type="float">
            <text:p>0.999769687625132</text:p>
          </table:table-cell>
          <table:table-cell office:value-type="float" office:value="-88.2451341444414" calcext:value-type="float">
            <text:p>-88.2451341444414</text:p>
          </table:table-cell>
          <table:table-cell office:value-type="float" office:value="-110.245211153652" calcext:value-type="float">
            <text:p>-110.245211153652</text:p>
          </table:table-cell>
          <table:table-cell office:value-type="float" office:value="-135.116801871872" calcext:value-type="float">
            <text:p>-135.116801871872</text:p>
          </table:table-cell>
        </table:table-row>
        <table:table-row table:style-name="ro1">
          <table:table-cell office:value-type="string" calcext:value-type="string">
            <text:p>2019-11-12 12:13:23</text:p>
          </table:table-cell>
          <table:table-cell office:value-type="float" office:value="26.9191512830148" calcext:value-type="float">
            <text:p>26.9191512830148</text:p>
          </table:table-cell>
          <table:table-cell office:value-type="float" office:value="74.1807140676126" calcext:value-type="float">
            <text:p>74.1807140676126</text:p>
          </table:table-cell>
          <table:table-cell office:value-type="float" office:value="980.659910975621" calcext:value-type="float">
            <text:p>980.65991097562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1580" calcext:value-type="float">
            <text:p>1371580</text:p>
          </table:table-cell>
          <table:table-cell office:value-type="float" office:value="1656566" calcext:value-type="float">
            <text:p>1656566</text:p>
          </table:table-cell>
          <table:table-cell office:value-type="float" office:value="1665975" calcext:value-type="float">
            <text:p>1665975</text:p>
          </table:table-cell>
          <table:table-cell office:value-type="float" office:value="1126135" calcext:value-type="float">
            <text:p>1126135</text:p>
          </table:table-cell>
          <table:table-cell office:value-type="float" office:value="1342360" calcext:value-type="float">
            <text:p>1342360</text:p>
          </table:table-cell>
          <table:table-cell office:value-type="float" office:value="1139809" calcext:value-type="float">
            <text:p>1139809</text:p>
          </table:table-cell>
          <table:table-cell office:value-type="float" office:value="1677699" calcext:value-type="float">
            <text:p>1677699</text:p>
          </table:table-cell>
          <table:table-cell office:value-type="float" office:value="5" calcext:value-type="float">
            <text:p>5</text:p>
          </table:table-cell>
          <table:table-cell office:value-type="float" office:value="0.817525484266935" calcext:value-type="float">
            <text:p>0.817525484266935</text:p>
          </table:table-cell>
          <table:table-cell office:value-type="float" office:value="0.987390397476005" calcext:value-type="float">
            <text:p>0.987390397476005</text:p>
          </table:table-cell>
          <table:table-cell office:value-type="float" office:value="0.992998599171472" calcext:value-type="float">
            <text:p>0.992998599171472</text:p>
          </table:table-cell>
          <table:table-cell office:value-type="float" office:value="0.671228846458059" calcext:value-type="float">
            <text:p>0.671228846458059</text:p>
          </table:table-cell>
          <table:table-cell office:value-type="float" office:value="0.800109004987359" calcext:value-type="float">
            <text:p>0.800109004987359</text:p>
          </table:table-cell>
          <table:table-cell office:value-type="float" office:value="0.679379186556242" calcext:value-type="float">
            <text:p>0.679379186556242</text:p>
          </table:table-cell>
          <table:table-cell office:value-type="float" office:value="0.999986648557979" calcext:value-type="float">
            <text:p>0.999986648557979</text:p>
          </table:table-cell>
          <table:table-cell office:value-type="float" office:value="-115.754230708388" calcext:value-type="float">
            <text:p>-115.754230708388</text:p>
          </table:table-cell>
          <table:table-cell office:value-type="float" office:value="-89.9781990025281" calcext:value-type="float">
            <text:p>-89.9781990025281</text:p>
          </table:table-cell>
          <table:table-cell office:value-type="float" office:value="-114.124162688752" calcext:value-type="float">
            <text:p>-114.124162688752</text:p>
          </table:table-cell>
        </table:table-row>
        <table:table-row table:style-name="ro1">
          <table:table-cell office:value-type="string" calcext:value-type="string">
            <text:p>2019-11-12 12:13:25</text:p>
          </table:table-cell>
          <table:table-cell office:value-type="float" office:value="26.9191512830148" calcext:value-type="float">
            <text:p>26.9191512830148</text:p>
          </table:table-cell>
          <table:table-cell office:value-type="float" office:value="74.1485024802357" calcext:value-type="float">
            <text:p>74.1485024802357</text:p>
          </table:table-cell>
          <table:table-cell office:value-type="float" office:value="980.659910975621" calcext:value-type="float">
            <text:p>980.65991097562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9820" calcext:value-type="float">
            <text:p>1359820</text:p>
          </table:table-cell>
          <table:table-cell office:value-type="float" office:value="1655852" calcext:value-type="float">
            <text:p>1655852</text:p>
          </table:table-cell>
          <table:table-cell office:value-type="float" office:value="1665176" calcext:value-type="float">
            <text:p>1665176</text:p>
          </table:table-cell>
          <table:table-cell office:value-type="float" office:value="1378865" calcext:value-type="float">
            <text:p>1378865</text:p>
          </table:table-cell>
          <table:table-cell office:value-type="float" office:value="1140155" calcext:value-type="float">
            <text:p>1140155</text:p>
          </table:table-cell>
          <table:table-cell office:value-type="float" office:value="1057357" calcext:value-type="float">
            <text:p>1057357</text:p>
          </table:table-cell>
          <table:table-cell office:value-type="float" office:value="1677556" calcext:value-type="float">
            <text:p>1677556</text:p>
          </table:table-cell>
          <table:table-cell office:value-type="float" office:value="5" calcext:value-type="float">
            <text:p>5</text:p>
          </table:table-cell>
          <table:table-cell office:value-type="float" office:value="0.810515977205751" calcext:value-type="float">
            <text:p>0.810515977205751</text:p>
          </table:table-cell>
          <table:table-cell office:value-type="float" office:value="0.986964820261576" calcext:value-type="float">
            <text:p>0.986964820261576</text:p>
          </table:table-cell>
          <table:table-cell office:value-type="float" office:value="0.992522358002944" calcext:value-type="float">
            <text:p>0.992522358002944</text:p>
          </table:table-cell>
          <table:table-cell office:value-type="float" office:value="0.821867683156452" calcext:value-type="float">
            <text:p>0.821867683156452</text:p>
          </table:table-cell>
          <table:table-cell office:value-type="float" office:value="0.67958541865175" calcext:value-type="float">
            <text:p>0.67958541865175</text:p>
          </table:table-cell>
          <table:table-cell office:value-type="float" office:value="0.63023395898747" calcext:value-type="float">
            <text:p>0.63023395898747</text:p>
          </table:table-cell>
          <table:table-cell office:value-type="float" office:value="0.999901413905789" calcext:value-type="float">
            <text:p>0.999901413905789</text:p>
          </table:table-cell>
          <table:table-cell office:value-type="float" office:value="-85.6264633687095" calcext:value-type="float">
            <text:p>-85.6264633687095</text:p>
          </table:table-cell>
          <table:table-cell office:value-type="float" office:value="-114.08291626965" calcext:value-type="float">
            <text:p>-114.08291626965</text:p>
          </table:table-cell>
          <table:table-cell office:value-type="float" office:value="-123.953208202506" calcext:value-type="float">
            <text:p>-123.953208202506</text:p>
          </table:table-cell>
        </table:table-row>
        <table:table-row table:style-name="ro1">
          <table:table-cell office:value-type="string" calcext:value-type="string">
            <text:p>2019-11-12 12:13:26</text:p>
          </table:table-cell>
          <table:table-cell office:value-type="float" office:value="26.9191512830148" calcext:value-type="float">
            <text:p>26.9191512830148</text:p>
          </table:table-cell>
          <table:table-cell office:value-type="float" office:value="74.2129253449775" calcext:value-type="float">
            <text:p>74.2129253449775</text:p>
          </table:table-cell>
          <table:table-cell office:value-type="float" office:value="980.74263263126" calcext:value-type="float">
            <text:p>980.7426326312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3237" calcext:value-type="float">
            <text:p>1383237</text:p>
          </table:table-cell>
          <table:table-cell office:value-type="float" office:value="1654071" calcext:value-type="float">
            <text:p>1654071</text:p>
          </table:table-cell>
          <table:table-cell office:value-type="float" office:value="1665934" calcext:value-type="float">
            <text:p>1665934</text:p>
          </table:table-cell>
          <table:table-cell office:value-type="float" office:value="1296030" calcext:value-type="float">
            <text:p>1296030</text:p>
          </table:table-cell>
          <table:table-cell office:value-type="float" office:value="1380524" calcext:value-type="float">
            <text:p>1380524</text:p>
          </table:table-cell>
          <table:table-cell office:value-type="float" office:value="946058" calcext:value-type="float">
            <text:p>946058</text:p>
          </table:table-cell>
          <table:table-cell office:value-type="float" office:value="1676494" calcext:value-type="float">
            <text:p>1676494</text:p>
          </table:table-cell>
          <table:table-cell office:value-type="float" office:value="5" calcext:value-type="float">
            <text:p>5</text:p>
          </table:table-cell>
          <table:table-cell office:value-type="float" office:value="0.824473598536682" calcext:value-type="float">
            <text:p>0.824473598536682</text:p>
          </table:table-cell>
          <table:table-cell office:value-type="float" office:value="0.985903261411579" calcext:value-type="float">
            <text:p>0.985903261411579</text:p>
          </table:table-cell>
          <table:table-cell office:value-type="float" office:value="0.9929741612642" calcext:value-type="float">
            <text:p>0.9929741612642</text:p>
          </table:table-cell>
          <table:table-cell office:value-type="float" office:value="0.772494169770976" calcext:value-type="float">
            <text:p>0.772494169770976</text:p>
          </table:table-cell>
          <table:table-cell office:value-type="float" office:value="0.822856524331155" calcext:value-type="float">
            <text:p>0.822856524331155</text:p>
          </table:table-cell>
          <table:table-cell office:value-type="float" office:value="0.563894577490637" calcext:value-type="float">
            <text:p>0.563894577490637</text:p>
          </table:table-cell>
          <table:table-cell office:value-type="float" office:value="0.999268412502815" calcext:value-type="float">
            <text:p>0.999268412502815</text:p>
          </table:table-cell>
          <table:table-cell office:value-type="float" office:value="-95.5011660458047" calcext:value-type="float">
            <text:p>-95.5011660458047</text:p>
          </table:table-cell>
          <table:table-cell office:value-type="float" office:value="-85.4286951337689" calcext:value-type="float">
            <text:p>-85.4286951337689</text:p>
          </table:table-cell>
          <table:table-cell office:value-type="float" office:value="-137.221084501873" calcext:value-type="float">
            <text:p>-137.221084501873</text:p>
          </table:table-cell>
        </table:table-row>
        <table:table-row table:style-name="ro1">
          <table:table-cell office:value-type="string" calcext:value-type="string">
            <text:p>2019-11-12 12:13:27</text:p>
          </table:table-cell>
          <table:table-cell office:value-type="float" office:value="26.9191512830148" calcext:value-type="float">
            <text:p>26.9191512830148</text:p>
          </table:table-cell>
          <table:table-cell office:value-type="float" office:value="74.4867086858482" calcext:value-type="float">
            <text:p>74.4867086858482</text:p>
          </table:table-cell>
          <table:table-cell office:value-type="float" office:value="980.659910975621" calcext:value-type="float">
            <text:p>980.65991097562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0092" calcext:value-type="float">
            <text:p>1360092</text:p>
          </table:table-cell>
          <table:table-cell office:value-type="float" office:value="1655105" calcext:value-type="float">
            <text:p>1655105</text:p>
          </table:table-cell>
          <table:table-cell office:value-type="float" office:value="1664436" calcext:value-type="float">
            <text:p>1664436</text:p>
          </table:table-cell>
          <table:table-cell office:value-type="float" office:value="1114572" calcext:value-type="float">
            <text:p>1114572</text:p>
          </table:table-cell>
          <table:table-cell office:value-type="float" office:value="1320619" calcext:value-type="float">
            <text:p>1320619</text:p>
          </table:table-cell>
          <table:table-cell office:value-type="float" office:value="1175897" calcext:value-type="float">
            <text:p>1175897</text:p>
          </table:table-cell>
          <table:table-cell office:value-type="float" office:value="1678007" calcext:value-type="float">
            <text:p>1678007</text:p>
          </table:table-cell>
          <table:table-cell office:value-type="float" office:value="5" calcext:value-type="float">
            <text:p>5</text:p>
          </table:table-cell>
          <table:table-cell office:value-type="float" office:value="0.810678101858866" calcext:value-type="float">
            <text:p>0.810678101858866</text:p>
          </table:table-cell>
          <table:table-cell office:value-type="float" office:value="0.986519573512026" calcext:value-type="float">
            <text:p>0.986519573512026</text:p>
          </table:table-cell>
          <table:table-cell office:value-type="float" office:value="0.992081283579025" calcext:value-type="float">
            <text:p>0.992081283579025</text:p>
          </table:table-cell>
          <table:table-cell office:value-type="float" office:value="0.66433676056108" calcext:value-type="float">
            <text:p>0.66433676056108</text:p>
          </table:table-cell>
          <table:table-cell office:value-type="float" office:value="0.787150357621951" calcext:value-type="float">
            <text:p>0.787150357621951</text:p>
          </table:table-cell>
          <table:table-cell office:value-type="float" office:value="0.700889313326992" calcext:value-type="float">
            <text:p>0.700889313326992</text:p>
          </table:table-cell>
          <table:table-cell office:value-type="float" office:value="1.00017023088577" calcext:value-type="float">
            <text:p>1.00017023088577</text:p>
          </table:table-cell>
          <table:table-cell office:value-type="float" office:value="-117.132647887784" calcext:value-type="float">
            <text:p>-117.132647887784</text:p>
          </table:table-cell>
          <table:table-cell office:value-type="float" office:value="-92.5699284756098" calcext:value-type="float">
            <text:p>-92.5699284756098</text:p>
          </table:table-cell>
          <table:table-cell office:value-type="float" office:value="-109.822137334602" calcext:value-type="float">
            <text:p>-109.822137334602</text:p>
          </table:table-cell>
        </table:table-row>
        <table:table-row table:style-name="ro1">
          <table:table-cell office:value-type="string" calcext:value-type="string">
            <text:p>2019-11-12 12:13:28</text:p>
          </table:table-cell>
          <table:table-cell office:value-type="float" office:value="26.9242054000497" calcext:value-type="float">
            <text:p>26.9242054000497</text:p>
          </table:table-cell>
          <table:table-cell office:value-type="float" office:value="74.6320510721143" calcext:value-type="float">
            <text:p>74.6320510721143</text:p>
          </table:table-cell>
          <table:table-cell office:value-type="float" office:value="980.613256558499" calcext:value-type="float">
            <text:p>980.61325655849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0538" calcext:value-type="float">
            <text:p>1360538</text:p>
          </table:table-cell>
          <table:table-cell office:value-type="float" office:value="1654184" calcext:value-type="float">
            <text:p>1654184</text:p>
          </table:table-cell>
          <table:table-cell office:value-type="float" office:value="1665959" calcext:value-type="float">
            <text:p>1665959</text:p>
          </table:table-cell>
          <table:table-cell office:value-type="float" office:value="1356518" calcext:value-type="float">
            <text:p>1356518</text:p>
          </table:table-cell>
          <table:table-cell office:value-type="float" office:value="1185189" calcext:value-type="float">
            <text:p>1185189</text:p>
          </table:table-cell>
          <table:table-cell office:value-type="float" office:value="995655" calcext:value-type="float">
            <text:p>995655</text:p>
          </table:table-cell>
          <table:table-cell office:value-type="float" office:value="1684074" calcext:value-type="float">
            <text:p>1684074</text:p>
          </table:table-cell>
          <table:table-cell office:value-type="float" office:value="5" calcext:value-type="float">
            <text:p>5</text:p>
          </table:table-cell>
          <table:table-cell office:value-type="float" office:value="0.810943938606255" calcext:value-type="float">
            <text:p>0.810943938606255</text:p>
          </table:table-cell>
          <table:table-cell office:value-type="float" office:value="0.985970614668204" calcext:value-type="float">
            <text:p>0.985970614668204</text:p>
          </table:table-cell>
          <table:table-cell office:value-type="float" office:value="0.992989062427171" calcext:value-type="float">
            <text:p>0.992989062427171</text:p>
          </table:table-cell>
          <table:table-cell office:value-type="float" office:value="0.808547831600646" calcext:value-type="float">
            <text:p>0.808547831600646</text:p>
          </table:table-cell>
          <table:table-cell office:value-type="float" office:value="0.706427777579758" calcext:value-type="float">
            <text:p>0.706427777579758</text:p>
          </table:table-cell>
          <table:table-cell office:value-type="float" office:value="0.593456696683967" calcext:value-type="float">
            <text:p>0.593456696683967</text:p>
          </table:table-cell>
          <table:table-cell office:value-type="float" office:value="1.00378644511538" calcext:value-type="float">
            <text:p>1.00378644511538</text:p>
          </table:table-cell>
          <table:table-cell office:value-type="float" office:value="-88.2904336798708" calcext:value-type="float">
            <text:p>-88.2904336798708</text:p>
          </table:table-cell>
          <table:table-cell office:value-type="float" office:value="-108.714444484048" calcext:value-type="float">
            <text:p>-108.714444484048</text:p>
          </table:table-cell>
          <table:table-cell office:value-type="float" office:value="-131.308660663207" calcext:value-type="float">
            <text:p>-131.308660663207</text:p>
          </table:table-cell>
        </table:table-row>
        <table:table-row table:style-name="ro1">
          <table:table-cell office:value-type="string" calcext:value-type="string">
            <text:p>2019-11-12 12:13:30</text:p>
          </table:table-cell>
          <table:table-cell office:value-type="float" office:value="26.9191512830148" calcext:value-type="float">
            <text:p>26.9191512830148</text:p>
          </table:table-cell>
          <table:table-cell office:value-type="float" office:value="74.7443666635282" calcext:value-type="float">
            <text:p>74.7443666635282</text:p>
          </table:table-cell>
          <table:table-cell office:value-type="float" office:value="980.687484838955" calcext:value-type="float">
            <text:p>980.68748483895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0979" calcext:value-type="float">
            <text:p>1380979</text:p>
          </table:table-cell>
          <table:table-cell office:value-type="float" office:value="1654266" calcext:value-type="float">
            <text:p>1654266</text:p>
          </table:table-cell>
          <table:table-cell office:value-type="float" office:value="1665360" calcext:value-type="float">
            <text:p>1665360</text:p>
          </table:table-cell>
          <table:table-cell office:value-type="float" office:value="1275392" calcext:value-type="float">
            <text:p>1275392</text:p>
          </table:table-cell>
          <table:table-cell office:value-type="float" office:value="1412024" calcext:value-type="float">
            <text:p>1412024</text:p>
          </table:table-cell>
          <table:table-cell office:value-type="float" office:value="950754" calcext:value-type="float">
            <text:p>950754</text:p>
          </table:table-cell>
          <table:table-cell office:value-type="float" office:value="1676407" calcext:value-type="float">
            <text:p>1676407</text:p>
          </table:table-cell>
          <table:table-cell office:value-type="float" office:value="5" calcext:value-type="float">
            <text:p>5</text:p>
          </table:table-cell>
          <table:table-cell office:value-type="float" office:value="0.823127725497213" calcext:value-type="float">
            <text:p>0.823127725497213</text:p>
          </table:table-cell>
          <table:table-cell office:value-type="float" office:value="0.986019490482746" calcext:value-type="float">
            <text:p>0.986019490482746</text:p>
          </table:table-cell>
          <table:table-cell office:value-type="float" office:value="0.992632030562404" calcext:value-type="float">
            <text:p>0.992632030562404</text:p>
          </table:table-cell>
          <table:table-cell office:value-type="float" office:value="0.760192961715813" calcext:value-type="float">
            <text:p>0.760192961715813</text:p>
          </table:table-cell>
          <table:table-cell office:value-type="float" office:value="0.841631989673613" calcext:value-type="float">
            <text:p>0.841631989673613</text:p>
          </table:table-cell>
          <table:table-cell office:value-type="float" office:value="0.56669361194296" calcext:value-type="float">
            <text:p>0.56669361194296</text:p>
          </table:table-cell>
          <table:table-cell office:value-type="float" office:value="0.999216556455678" calcext:value-type="float">
            <text:p>0.999216556455678</text:p>
          </table:table-cell>
          <table:table-cell office:value-type="float" office:value="-97.9614076568374" calcext:value-type="float">
            <text:p>-97.9614076568374</text:p>
          </table:table-cell>
          <table:table-cell office:value-type="float" office:value="-81.6736020652773" calcext:value-type="float">
            <text:p>-81.6736020652773</text:p>
          </table:table-cell>
          <table:table-cell office:value-type="float" office:value="-136.661277611408" calcext:value-type="float">
            <text:p>-136.661277611408</text:p>
          </table:table-cell>
        </table:table-row>
        <table:table-row table:style-name="ro1">
          <table:table-cell office:value-type="string" calcext:value-type="string">
            <text:p>2019-11-12 12:13:31</text:p>
          </table:table-cell>
          <table:table-cell office:value-type="float" office:value="26.9140971662709" calcext:value-type="float">
            <text:p>26.9140971662709</text:p>
          </table:table-cell>
          <table:table-cell office:value-type="float" office:value="74.8459410649134" calcext:value-type="float">
            <text:p>74.8459410649134</text:p>
          </table:table-cell>
          <table:table-cell office:value-type="float" office:value="980.623843696971" calcext:value-type="float">
            <text:p>980.62384369697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5799" calcext:value-type="float">
            <text:p>1375799</text:p>
          </table:table-cell>
          <table:table-cell office:value-type="float" office:value="1655492" calcext:value-type="float">
            <text:p>1655492</text:p>
          </table:table-cell>
          <table:table-cell office:value-type="float" office:value="1665066" calcext:value-type="float">
            <text:p>1665066</text:p>
          </table:table-cell>
          <table:table-cell office:value-type="float" office:value="1112643" calcext:value-type="float">
            <text:p>1112643</text:p>
          </table:table-cell>
          <table:table-cell office:value-type="float" office:value="1266975" calcext:value-type="float">
            <text:p>1266975</text:p>
          </table:table-cell>
          <table:table-cell office:value-type="float" office:value="1169163" calcext:value-type="float">
            <text:p>1169163</text:p>
          </table:table-cell>
          <table:table-cell office:value-type="float" office:value="1676938" calcext:value-type="float">
            <text:p>1676938</text:p>
          </table:table-cell>
          <table:table-cell office:value-type="float" office:value="5" calcext:value-type="float">
            <text:p>5</text:p>
          </table:table-cell>
          <table:table-cell office:value-type="float" office:value="0.820040204529787" calcext:value-type="float">
            <text:p>0.820040204529787</text:p>
          </table:table-cell>
          <table:table-cell office:value-type="float" office:value="0.986750243514805" calcext:value-type="float">
            <text:p>0.986750243514805</text:p>
          </table:table-cell>
          <table:table-cell office:value-type="float" office:value="0.992456792885875" calcext:value-type="float">
            <text:p>0.992456792885875</text:p>
          </table:table-cell>
          <table:table-cell office:value-type="float" office:value="0.663186986826299" calcext:value-type="float">
            <text:p>0.663186986826299</text:p>
          </table:table-cell>
          <table:table-cell office:value-type="float" office:value="0.755176038167004" calcext:value-type="float">
            <text:p>0.755176038167004</text:p>
          </table:table-cell>
          <table:table-cell office:value-type="float" office:value="0.696875536069338" calcext:value-type="float">
            <text:p>0.696875536069338</text:p>
          </table:table-cell>
          <table:table-cell office:value-type="float" office:value="0.999533057157166" calcext:value-type="float">
            <text:p>0.999533057157166</text:p>
          </table:table-cell>
          <table:table-cell office:value-type="float" office:value="-117.36260263474" calcext:value-type="float">
            <text:p>-117.36260263474</text:p>
          </table:table-cell>
          <table:table-cell office:value-type="float" office:value="-98.9647923665991" calcext:value-type="float">
            <text:p>-98.9647923665991</text:p>
          </table:table-cell>
          <table:table-cell office:value-type="float" office:value="-110.624892786132" calcext:value-type="float">
            <text:p>-110.624892786132</text:p>
          </table:table-cell>
        </table:table-row>
        <table:table-row table:style-name="ro1">
          <table:table-cell office:value-type="string" calcext:value-type="string">
            <text:p>2019-11-12 12:13:32</text:p>
          </table:table-cell>
          <table:table-cell office:value-type="float" office:value="26.9191512830148" calcext:value-type="float">
            <text:p>26.9191512830148</text:p>
          </table:table-cell>
          <table:table-cell office:value-type="float" office:value="74.9053928241909" calcext:value-type="float">
            <text:p>74.9053928241909</text:p>
          </table:table-cell>
          <table:table-cell office:value-type="float" office:value="980.687484838955" calcext:value-type="float">
            <text:p>980.68748483895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0244" calcext:value-type="float">
            <text:p>1360244</text:p>
          </table:table-cell>
          <table:table-cell office:value-type="float" office:value="1656407" calcext:value-type="float">
            <text:p>1656407</text:p>
          </table:table-cell>
          <table:table-cell office:value-type="float" office:value="1668123" calcext:value-type="float">
            <text:p>1668123</text:p>
          </table:table-cell>
          <table:table-cell office:value-type="float" office:value="1390908" calcext:value-type="float">
            <text:p>1390908</text:p>
          </table:table-cell>
          <table:table-cell office:value-type="float" office:value="1142176" calcext:value-type="float">
            <text:p>1142176</text:p>
          </table:table-cell>
          <table:table-cell office:value-type="float" office:value="1051282" calcext:value-type="float">
            <text:p>1051282</text:p>
          </table:table-cell>
          <table:table-cell office:value-type="float" office:value="1677568" calcext:value-type="float">
            <text:p>1677568</text:p>
          </table:table-cell>
          <table:table-cell office:value-type="float" office:value="5" calcext:value-type="float">
            <text:p>5</text:p>
          </table:table-cell>
          <table:table-cell office:value-type="float" office:value="0.810768700929725" calcext:value-type="float">
            <text:p>0.810768700929725</text:p>
          </table:table-cell>
          <table:table-cell office:value-type="float" office:value="0.987295626079515" calcext:value-type="float">
            <text:p>0.987295626079515</text:p>
          </table:table-cell>
          <table:table-cell office:value-type="float" office:value="0.994278907093872" calcext:value-type="float">
            <text:p>0.994278907093872</text:p>
          </table:table-cell>
          <table:table-cell office:value-type="float" office:value="0.82904587138246" calcext:value-type="float">
            <text:p>0.82904587138246</text:p>
          </table:table-cell>
          <table:table-cell office:value-type="float" office:value="0.680790028666261" calcext:value-type="float">
            <text:p>0.680790028666261</text:p>
          </table:table-cell>
          <table:table-cell office:value-type="float" office:value="0.62661297638571" calcext:value-type="float">
            <text:p>0.62661297638571</text:p>
          </table:table-cell>
          <table:table-cell office:value-type="float" office:value="0.999908566464015" calcext:value-type="float">
            <text:p>0.999908566464015</text:p>
          </table:table-cell>
          <table:table-cell office:value-type="float" office:value="-84.1908257235081" calcext:value-type="float">
            <text:p>-84.1908257235081</text:p>
          </table:table-cell>
          <table:table-cell office:value-type="float" office:value="-113.841994266748" calcext:value-type="float">
            <text:p>-113.841994266748</text:p>
          </table:table-cell>
          <table:table-cell office:value-type="float" office:value="-124.677404722858" calcext:value-type="float">
            <text:p>-124.677404722858</text:p>
          </table:table-cell>
        </table:table-row>
        <table:table-row table:style-name="ro1">
          <table:table-cell office:value-type="string" calcext:value-type="string">
            <text:p>2019-11-12 12:13:33</text:p>
          </table:table-cell>
          <table:table-cell office:value-type="float" office:value="26.9140971662709" calcext:value-type="float">
            <text:p>26.9140971662709</text:p>
          </table:table-cell>
          <table:table-cell office:value-type="float" office:value="74.9049824329731" calcext:value-type="float">
            <text:p>74.9049824329731</text:p>
          </table:table-cell>
          <table:table-cell office:value-type="float" office:value="980.65141730938" calcext:value-type="float">
            <text:p>980.6514173093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3214" calcext:value-type="float">
            <text:p>1383214</text:p>
          </table:table-cell>
          <table:table-cell office:value-type="float" office:value="1653888" calcext:value-type="float">
            <text:p>1653888</text:p>
          </table:table-cell>
          <table:table-cell office:value-type="float" office:value="1665867" calcext:value-type="float">
            <text:p>1665867</text:p>
          </table:table-cell>
          <table:table-cell office:value-type="float" office:value="1286931" calcext:value-type="float">
            <text:p>1286931</text:p>
          </table:table-cell>
          <table:table-cell office:value-type="float" office:value="1404002" calcext:value-type="float">
            <text:p>1404002</text:p>
          </table:table-cell>
          <table:table-cell office:value-type="float" office:value="949091" calcext:value-type="float">
            <text:p>949091</text:p>
          </table:table-cell>
          <table:table-cell office:value-type="float" office:value="1676343" calcext:value-type="float">
            <text:p>1676343</text:p>
          </table:table-cell>
          <table:table-cell office:value-type="float" office:value="5" calcext:value-type="float">
            <text:p>5</text:p>
          </table:table-cell>
          <table:table-cell office:value-type="float" office:value="0.824459889466749" calcext:value-type="float">
            <text:p>0.824459889466749</text:p>
          </table:table-cell>
          <table:table-cell office:value-type="float" office:value="0.985794184898637" calcext:value-type="float">
            <text:p>0.985794184898637</text:p>
          </table:table-cell>
          <table:table-cell office:value-type="float" office:value="0.99293422614744" calcext:value-type="float">
            <text:p>0.99293422614744</text:p>
          </table:table-cell>
          <table:table-cell office:value-type="float" office:value="0.767070742496341" calcext:value-type="float">
            <text:p>0.767070742496341</text:p>
          </table:table-cell>
          <table:table-cell office:value-type="float" office:value="0.836850504499734" calcext:value-type="float">
            <text:p>0.836850504499734</text:p>
          </table:table-cell>
          <table:table-cell office:value-type="float" office:value="0.565702386582182" calcext:value-type="float">
            <text:p>0.565702386582182</text:p>
          </table:table-cell>
          <table:table-cell office:value-type="float" office:value="0.999178409478475" calcext:value-type="float">
            <text:p>0.999178409478475</text:p>
          </table:table-cell>
          <table:table-cell office:value-type="float" office:value="-96.5858515007319" calcext:value-type="float">
            <text:p>-96.5858515007319</text:p>
          </table:table-cell>
          <table:table-cell office:value-type="float" office:value="-82.6298991000532" calcext:value-type="float">
            <text:p>-82.6298991000532</text:p>
          </table:table-cell>
          <table:table-cell office:value-type="float" office:value="-136.859522683564" calcext:value-type="float">
            <text:p>-136.859522683564</text:p>
          </table:table-cell>
        </table:table-row>
        <table:table-row table:style-name="ro1">
          <table:table-cell office:value-type="string" calcext:value-type="string">
            <text:p>2019-11-12 12:13:35</text:p>
          </table:table-cell>
          <table:table-cell office:value-type="float" office:value="26.9191512830148" calcext:value-type="float">
            <text:p>26.9191512830148</text:p>
          </table:table-cell>
          <table:table-cell office:value-type="float" office:value="74.8517182984475" calcext:value-type="float">
            <text:p>74.8517182984475</text:p>
          </table:table-cell>
          <table:table-cell office:value-type="float" office:value="980.632337134166" calcext:value-type="float">
            <text:p>980.63233713416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6243" calcext:value-type="float">
            <text:p>1356243</text:p>
          </table:table-cell>
          <table:table-cell office:value-type="float" office:value="1654833" calcext:value-type="float">
            <text:p>1654833</text:p>
          </table:table-cell>
          <table:table-cell office:value-type="float" office:value="1664244" calcext:value-type="float">
            <text:p>1664244</text:p>
          </table:table-cell>
          <table:table-cell office:value-type="float" office:value="1117595" calcext:value-type="float">
            <text:p>1117595</text:p>
          </table:table-cell>
          <table:table-cell office:value-type="float" office:value="1334173" calcext:value-type="float">
            <text:p>1334173</text:p>
          </table:table-cell>
          <table:table-cell office:value-type="float" office:value="1151159" calcext:value-type="float">
            <text:p>1151159</text:p>
          </table:table-cell>
          <table:table-cell office:value-type="float" office:value="1678226" calcext:value-type="float">
            <text:p>1678226</text:p>
          </table:table-cell>
          <table:table-cell office:value-type="float" office:value="5" calcext:value-type="float">
            <text:p>5</text:p>
          </table:table-cell>
          <table:table-cell office:value-type="float" office:value="0.808383918807974" calcext:value-type="float">
            <text:p>0.808383918807974</text:p>
          </table:table-cell>
          <table:table-cell office:value-type="float" office:value="0.986357448858911" calcext:value-type="float">
            <text:p>0.986357448858911</text:p>
          </table:table-cell>
          <table:table-cell office:value-type="float" office:value="0.991966842647414" calcext:value-type="float">
            <text:p>0.991966842647414</text:p>
          </table:table-cell>
          <table:table-cell office:value-type="float" office:value="0.666138609187437" calcext:value-type="float">
            <text:p>0.666138609187437</text:p>
          </table:table-cell>
          <table:table-cell office:value-type="float" office:value="0.795229172137877" calcext:value-type="float">
            <text:p>0.795229172137877</text:p>
          </table:table-cell>
          <table:table-cell office:value-type="float" office:value="0.686144314544715" calcext:value-type="float">
            <text:p>0.686144314544715</text:p>
          </table:table-cell>
          <table:table-cell office:value-type="float" office:value="1.00030076507339" calcext:value-type="float">
            <text:p>1.00030076507339</text:p>
          </table:table-cell>
          <table:table-cell office:value-type="float" office:value="-116.772278162513" calcext:value-type="float">
            <text:p>-116.772278162513</text:p>
          </table:table-cell>
          <table:table-cell office:value-type="float" office:value="-90.9541655724246" calcext:value-type="float">
            <text:p>-90.9541655724246</text:p>
          </table:table-cell>
          <table:table-cell office:value-type="float" office:value="-112.771137091057" calcext:value-type="float">
            <text:p>-112.771137091057</text:p>
          </table:table-cell>
        </table:table-row>
        <table:table-row table:style-name="ro1">
          <table:table-cell office:value-type="string" calcext:value-type="string">
            <text:p>2019-11-12 12:13:36</text:p>
          </table:table-cell>
          <table:table-cell office:value-type="float" office:value="26.9292595173756" calcext:value-type="float">
            <text:p>26.9292595173756</text:p>
          </table:table-cell>
          <table:table-cell office:value-type="float" office:value="74.8310673267943" calcext:value-type="float">
            <text:p>74.8310673267943</text:p>
          </table:table-cell>
          <table:table-cell office:value-type="float" office:value="980.621749838164" calcext:value-type="float">
            <text:p>980.62174983816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94124" calcext:value-type="float">
            <text:p>1394124</text:p>
          </table:table-cell>
          <table:table-cell office:value-type="float" office:value="1663075" calcext:value-type="float">
            <text:p>1663075</text:p>
          </table:table-cell>
          <table:table-cell office:value-type="float" office:value="1672114" calcext:value-type="float">
            <text:p>1672114</text:p>
          </table:table-cell>
          <table:table-cell office:value-type="float" office:value="1121871" calcext:value-type="float">
            <text:p>1121871</text:p>
          </table:table-cell>
          <table:table-cell office:value-type="float" office:value="1331063" calcext:value-type="float">
            <text:p>1331063</text:p>
          </table:table-cell>
          <table:table-cell office:value-type="float" office:value="1153289" calcext:value-type="float">
            <text:p>1153289</text:p>
          </table:table-cell>
          <table:table-cell office:value-type="float" office:value="1678011" calcext:value-type="float">
            <text:p>1678011</text:p>
          </table:table-cell>
          <table:table-cell office:value-type="float" office:value="5" calcext:value-type="float">
            <text:p>5</text:p>
          </table:table-cell>
          <table:table-cell office:value-type="float" office:value="0.830962756986947" calcext:value-type="float">
            <text:p>0.830962756986947</text:p>
          </table:table-cell>
          <table:table-cell office:value-type="float" office:value="0.991270064266928" calcext:value-type="float">
            <text:p>0.991270064266928</text:p>
          </table:table-cell>
          <table:table-cell office:value-type="float" office:value="0.996657728750435" calcext:value-type="float">
            <text:p>0.996657728750435</text:p>
          </table:table-cell>
          <table:table-cell office:value-type="float" office:value="0.668687304101861" calcext:value-type="float">
            <text:p>0.668687304101861</text:p>
          </table:table-cell>
          <table:table-cell office:value-type="float" office:value="0.793375467464384" calcext:value-type="float">
            <text:p>0.793375467464384</text:p>
          </table:table-cell>
          <table:table-cell office:value-type="float" office:value="0.687413893629777" calcext:value-type="float">
            <text:p>0.687413893629777</text:p>
          </table:table-cell>
          <table:table-cell office:value-type="float" office:value="1.00017261507185" calcext:value-type="float">
            <text:p>1.00017261507185</text:p>
          </table:table-cell>
          <table:table-cell office:value-type="float" office:value="-116.262539179628" calcext:value-type="float">
            <text:p>-116.262539179628</text:p>
          </table:table-cell>
          <table:table-cell office:value-type="float" office:value="-91.3249065071233" calcext:value-type="float">
            <text:p>-91.3249065071233</text:p>
          </table:table-cell>
          <table:table-cell office:value-type="float" office:value="-112.517221274045" calcext:value-type="float">
            <text:p>-112.517221274045</text:p>
          </table:table-cell>
        </table:table-row>
        <table:table-row table:style-name="ro1">
          <table:table-cell office:value-type="string" calcext:value-type="string">
            <text:p>2019-11-12 12:13:37</text:p>
          </table:table-cell>
          <table:table-cell office:value-type="float" office:value="26.9242054000497" calcext:value-type="float">
            <text:p>26.9242054000497</text:p>
          </table:table-cell>
          <table:table-cell office:value-type="float" office:value="74.8091873633547" calcext:value-type="float">
            <text:p>74.8091873633547</text:p>
          </table:table-cell>
          <table:table-cell office:value-type="float" office:value="980.668404677622" calcext:value-type="float">
            <text:p>980.66840467762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6033" calcext:value-type="float">
            <text:p>1356033</text:p>
          </table:table-cell>
          <table:table-cell office:value-type="float" office:value="1655270" calcext:value-type="float">
            <text:p>1655270</text:p>
          </table:table-cell>
          <table:table-cell office:value-type="float" office:value="1665447" calcext:value-type="float">
            <text:p>1665447</text:p>
          </table:table-cell>
          <table:table-cell office:value-type="float" office:value="1383167" calcext:value-type="float">
            <text:p>1383167</text:p>
          </table:table-cell>
          <table:table-cell office:value-type="float" office:value="1141009" calcext:value-type="float">
            <text:p>1141009</text:p>
          </table:table-cell>
          <table:table-cell office:value-type="float" office:value="994366" calcext:value-type="float">
            <text:p>994366</text:p>
          </table:table-cell>
          <table:table-cell office:value-type="float" office:value="1677734" calcext:value-type="float">
            <text:p>1677734</text:p>
          </table:table-cell>
          <table:table-cell office:value-type="float" office:value="5" calcext:value-type="float">
            <text:p>5</text:p>
          </table:table-cell>
          <table:table-cell office:value-type="float" office:value="0.808258749039024" calcext:value-type="float">
            <text:p>0.808258749039024</text:p>
          </table:table-cell>
          <table:table-cell office:value-type="float" office:value="0.98661792118763" calcext:value-type="float">
            <text:p>0.98661792118763</text:p>
          </table:table-cell>
          <table:table-cell office:value-type="float" office:value="0.992683886609541" calcext:value-type="float">
            <text:p>0.992683886609541</text:p>
          </table:table-cell>
          <table:table-cell office:value-type="float" office:value="0.824431875280365" calcext:value-type="float">
            <text:p>0.824431875280365</text:p>
          </table:table-cell>
          <table:table-cell office:value-type="float" office:value="0.680094442378812" calcext:value-type="float">
            <text:p>0.680094442378812</text:p>
          </table:table-cell>
          <table:table-cell office:value-type="float" office:value="0.592688392721223" calcext:value-type="float">
            <text:p>0.592688392721223</text:p>
          </table:table-cell>
          <table:table-cell office:value-type="float" office:value="1.00000751018614" calcext:value-type="float">
            <text:p>1.00000751018614</text:p>
          </table:table-cell>
          <table:table-cell office:value-type="float" office:value="-85.1136249439269" calcext:value-type="float">
            <text:p>-85.1136249439269</text:p>
          </table:table-cell>
          <table:table-cell office:value-type="float" office:value="-113.981111524238" calcext:value-type="float">
            <text:p>-113.981111524238</text:p>
          </table:table-cell>
          <table:table-cell office:value-type="float" office:value="-131.462321455755" calcext:value-type="float">
            <text:p>-131.462321455755</text:p>
          </table:table-cell>
        </table:table-row>
        <table:table-row table:style-name="ro1">
          <table:table-cell office:value-type="string" calcext:value-type="string">
            <text:p>2019-11-12 12:13:38</text:p>
          </table:table-cell>
          <table:table-cell office:value-type="float" office:value="26.9191512830148" calcext:value-type="float">
            <text:p>26.9191512830148</text:p>
          </table:table-cell>
          <table:table-cell office:value-type="float" office:value="74.8570857897734" calcext:value-type="float">
            <text:p>74.8570857897734</text:p>
          </table:table-cell>
          <table:table-cell office:value-type="float" office:value="980.632337134166" calcext:value-type="float">
            <text:p>980.63233713416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9402" calcext:value-type="float">
            <text:p>1359402</text:p>
          </table:table-cell>
          <table:table-cell office:value-type="float" office:value="1655461" calcext:value-type="float">
            <text:p>1655461</text:p>
          </table:table-cell>
          <table:table-cell office:value-type="float" office:value="1664807" calcext:value-type="float">
            <text:p>1664807</text:p>
          </table:table-cell>
          <table:table-cell office:value-type="float" office:value="1166686" calcext:value-type="float">
            <text:p>1166686</text:p>
          </table:table-cell>
          <table:table-cell office:value-type="float" office:value="1374532" calcext:value-type="float">
            <text:p>1374532</text:p>
          </table:table-cell>
          <table:table-cell office:value-type="float" office:value="1026510" calcext:value-type="float">
            <text:p>1026510</text:p>
          </table:table-cell>
          <table:table-cell office:value-type="float" office:value="1678226" calcext:value-type="float">
            <text:p>1678226</text:p>
          </table:table-cell>
          <table:table-cell office:value-type="float" office:value="5" calcext:value-type="float">
            <text:p>5</text:p>
          </table:table-cell>
          <table:table-cell office:value-type="float" office:value="0.810266829760889" calcext:value-type="float">
            <text:p>0.810266829760889</text:p>
          </table:table-cell>
          <table:table-cell office:value-type="float" office:value="0.986731766072722" calcext:value-type="float">
            <text:p>0.986731766072722</text:p>
          </table:table-cell>
          <table:table-cell office:value-type="float" office:value="0.992302416837503" calcext:value-type="float">
            <text:p>0.992302416837503</text:p>
          </table:table-cell>
          <table:table-cell office:value-type="float" office:value="0.69539912884225" calcext:value-type="float">
            <text:p>0.69539912884225</text:p>
          </table:table-cell>
          <table:table-cell office:value-type="float" office:value="0.819285013590457" calcext:value-type="float">
            <text:p>0.819285013590457</text:p>
          </table:table-cell>
          <table:table-cell office:value-type="float" office:value="0.611847712021793" calcext:value-type="float">
            <text:p>0.611847712021793</text:p>
          </table:table-cell>
          <table:table-cell office:value-type="float" office:value="1.00030076507339" calcext:value-type="float">
            <text:p>1.00030076507339</text:p>
          </table:table-cell>
          <table:table-cell office:value-type="float" office:value="-110.92017423155" calcext:value-type="float">
            <text:p>-110.92017423155</text:p>
          </table:table-cell>
          <table:table-cell office:value-type="float" office:value="-86.1429972819087" calcext:value-type="float">
            <text:p>-86.1429972819087</text:p>
          </table:table-cell>
          <table:table-cell office:value-type="float" office:value="-127.630457595641" calcext:value-type="float">
            <text:p>-127.630457595641</text:p>
          </table:table-cell>
        </table:table-row>
        <table:table-row table:style-name="ro1">
          <table:table-cell office:value-type="string" calcext:value-type="string">
            <text:p>2019-11-12 12:13:40</text:p>
          </table:table-cell>
          <table:table-cell office:value-type="float" office:value="26.9191512830148" calcext:value-type="float">
            <text:p>26.9191512830148</text:p>
          </table:table-cell>
          <table:table-cell office:value-type="float" office:value="74.889290556888" calcext:value-type="float">
            <text:p>74.889290556888</text:p>
          </table:table-cell>
          <table:table-cell office:value-type="float" office:value="980.687484838955" calcext:value-type="float">
            <text:p>980.68748483895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7560" calcext:value-type="float">
            <text:p>1367560</text:p>
          </table:table-cell>
          <table:table-cell office:value-type="float" office:value="1656646" calcext:value-type="float">
            <text:p>1656646</text:p>
          </table:table-cell>
          <table:table-cell office:value-type="float" office:value="1665029" calcext:value-type="float">
            <text:p>1665029</text:p>
          </table:table-cell>
          <table:table-cell office:value-type="float" office:value="1336744" calcext:value-type="float">
            <text:p>1336744</text:p>
          </table:table-cell>
          <table:table-cell office:value-type="float" office:value="1145558" calcext:value-type="float">
            <text:p>1145558</text:p>
          </table:table-cell>
          <table:table-cell office:value-type="float" office:value="1082759" calcext:value-type="float">
            <text:p>1082759</text:p>
          </table:table-cell>
          <table:table-cell office:value-type="float" office:value="1677202" calcext:value-type="float">
            <text:p>1677202</text:p>
          </table:table-cell>
          <table:table-cell office:value-type="float" office:value="5" calcext:value-type="float">
            <text:p>5</text:p>
          </table:table-cell>
          <table:table-cell office:value-type="float" office:value="0.815129377261326" calcext:value-type="float">
            <text:p>0.815129377261326</text:p>
          </table:table-cell>
          <table:table-cell office:value-type="float" office:value="0.98743808119751" calcext:value-type="float">
            <text:p>0.98743808119751</text:p>
          </table:table-cell>
          <table:table-cell office:value-type="float" office:value="0.992434739164679" calcext:value-type="float">
            <text:p>0.992434739164679</text:p>
          </table:table-cell>
          <table:table-cell office:value-type="float" office:value="0.796761607737733" calcext:value-type="float">
            <text:p>0.796761607737733</text:p>
          </table:table-cell>
          <table:table-cell office:value-type="float" office:value="0.68280585799287" calcext:value-type="float">
            <text:p>0.68280585799287</text:p>
          </table:table-cell>
          <table:table-cell office:value-type="float" office:value="0.645374732658235" calcext:value-type="float">
            <text:p>0.645374732658235</text:p>
          </table:table-cell>
          <table:table-cell office:value-type="float" office:value="0.999690413438131" calcext:value-type="float">
            <text:p>0.999690413438131</text:p>
          </table:table-cell>
          <table:table-cell office:value-type="float" office:value="-90.6476784524534" calcext:value-type="float">
            <text:p>-90.6476784524534</text:p>
          </table:table-cell>
          <table:table-cell office:value-type="float" office:value="-113.438828401426" calcext:value-type="float">
            <text:p>-113.438828401426</text:p>
          </table:table-cell>
          <table:table-cell office:value-type="float" office:value="-120.925053468353" calcext:value-type="float">
            <text:p>-120.925053468353</text:p>
          </table:table-cell>
        </table:table-row>
        <table:table-row table:style-name="ro1">
          <table:table-cell office:value-type="string" calcext:value-type="string">
            <text:p>2019-11-12 12:13:41</text:p>
          </table:table-cell>
          <table:table-cell office:value-type="float" office:value="26.9242054000497" calcext:value-type="float">
            <text:p>26.9242054000497</text:p>
          </table:table-cell>
          <table:table-cell office:value-type="float" office:value="74.8950682500129" calcext:value-type="float">
            <text:p>74.8950682500129</text:p>
          </table:table-cell>
          <table:table-cell office:value-type="float" office:value="980.668404677622" calcext:value-type="float">
            <text:p>980.66840467762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9386" calcext:value-type="float">
            <text:p>1379386</text:p>
          </table:table-cell>
          <table:table-cell office:value-type="float" office:value="1655191" calcext:value-type="float">
            <text:p>1655191</text:p>
          </table:table-cell>
          <table:table-cell office:value-type="float" office:value="1665461" calcext:value-type="float">
            <text:p>1665461</text:p>
          </table:table-cell>
          <table:table-cell office:value-type="float" office:value="1253678" calcext:value-type="float">
            <text:p>1253678</text:p>
          </table:table-cell>
          <table:table-cell office:value-type="float" office:value="1407922" calcext:value-type="float">
            <text:p>1407922</text:p>
          </table:table-cell>
          <table:table-cell office:value-type="float" office:value="951826" calcext:value-type="float">
            <text:p>951826</text:p>
          </table:table-cell>
          <table:table-cell office:value-type="float" office:value="1676797" calcext:value-type="float">
            <text:p>1676797</text:p>
          </table:table-cell>
          <table:table-cell office:value-type="float" office:value="5" calcext:value-type="float">
            <text:p>5</text:p>
          </table:table-cell>
          <table:table-cell office:value-type="float" office:value="0.822178223392752" calcext:value-type="float">
            <text:p>0.822178223392752</text:p>
          </table:table-cell>
          <table:table-cell office:value-type="float" office:value="0.986570833512644" calcext:value-type="float">
            <text:p>0.986570833512644</text:p>
          </table:table-cell>
          <table:table-cell office:value-type="float" office:value="0.992692231260804" calcext:value-type="float">
            <text:p>0.992692231260804</text:p>
          </table:table-cell>
          <table:table-cell office:value-type="float" office:value="0.747250407606412" calcext:value-type="float">
            <text:p>0.747250407606412</text:p>
          </table:table-cell>
          <table:table-cell office:value-type="float" office:value="0.839187006853462" calcext:value-type="float">
            <text:p>0.839187006853462</text:p>
          </table:table-cell>
          <table:table-cell office:value-type="float" office:value="0.567332573811123" calcext:value-type="float">
            <text:p>0.567332573811123</text:p>
          </table:table-cell>
          <table:table-cell office:value-type="float" office:value="0.999449014598014" calcext:value-type="float">
            <text:p>0.999449014598014</text:p>
          </table:table-cell>
          <table:table-cell office:value-type="float" office:value="-100.549918478718" calcext:value-type="float">
            <text:p>-100.549918478718</text:p>
          </table:table-cell>
          <table:table-cell office:value-type="float" office:value="-82.1625986293076" calcext:value-type="float">
            <text:p>-82.1625986293076</text:p>
          </table:table-cell>
          <table:table-cell office:value-type="float" office:value="-136.533485237775" calcext:value-type="float">
            <text:p>-136.533485237775</text:p>
          </table:table-cell>
        </table:table-row>
        <table:table-row table:style-name="ro1">
          <table:table-cell office:value-type="string" calcext:value-type="string">
            <text:p>2019-11-12 12:13:42</text:p>
          </table:table-cell>
          <table:table-cell office:value-type="float" office:value="26.9242054000497" calcext:value-type="float">
            <text:p>26.9242054000497</text:p>
          </table:table-cell>
          <table:table-cell office:value-type="float" office:value="74.8682307097522" calcext:value-type="float">
            <text:p>74.8682307097522</text:p>
          </table:table-cell>
          <table:table-cell office:value-type="float" office:value="980.668404677622" calcext:value-type="float">
            <text:p>980.66840467762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4659" calcext:value-type="float">
            <text:p>1374659</text:p>
          </table:table-cell>
          <table:table-cell office:value-type="float" office:value="1655735" calcext:value-type="float">
            <text:p>1655735</text:p>
          </table:table-cell>
          <table:table-cell office:value-type="float" office:value="1665527" calcext:value-type="float">
            <text:p>1665527</text:p>
          </table:table-cell>
          <table:table-cell office:value-type="float" office:value="1117500" calcext:value-type="float">
            <text:p>1117500</text:p>
          </table:table-cell>
          <table:table-cell office:value-type="float" office:value="1270188" calcext:value-type="float">
            <text:p>1270188</text:p>
          </table:table-cell>
          <table:table-cell office:value-type="float" office:value="1170049" calcext:value-type="float">
            <text:p>1170049</text:p>
          </table:table-cell>
          <table:table-cell office:value-type="float" office:value="1676982" calcext:value-type="float">
            <text:p>1676982</text:p>
          </table:table-cell>
          <table:table-cell office:value-type="float" office:value="5" calcext:value-type="float">
            <text:p>5</text:p>
          </table:table-cell>
          <table:table-cell office:value-type="float" office:value="0.819360711498345" calcext:value-type="float">
            <text:p>0.819360711498345</text:p>
          </table:table-cell>
          <table:table-cell office:value-type="float" office:value="0.986895082818876" calcext:value-type="float">
            <text:p>0.986895082818876</text:p>
          </table:table-cell>
          <table:table-cell office:value-type="float" office:value="0.992731570331045" calcext:value-type="float">
            <text:p>0.992731570331045</text:p>
          </table:table-cell>
          <table:table-cell office:value-type="float" office:value="0.66608198476815" calcext:value-type="float">
            <text:p>0.66608198476815</text:p>
          </table:table-cell>
          <table:table-cell office:value-type="float" office:value="0.757091135631935" calcext:value-type="float">
            <text:p>0.757091135631935</text:p>
          </table:table-cell>
          <table:table-cell office:value-type="float" office:value="0.697403633285002" calcext:value-type="float">
            <text:p>0.697403633285002</text:p>
          </table:table-cell>
          <table:table-cell office:value-type="float" office:value="0.999559283203993" calcext:value-type="float">
            <text:p>0.999559283203993</text:p>
          </table:table-cell>
          <table:table-cell office:value-type="float" office:value="-116.78360304637" calcext:value-type="float">
            <text:p>-116.78360304637</text:p>
          </table:table-cell>
          <table:table-cell office:value-type="float" office:value="-98.581772873613" calcext:value-type="float">
            <text:p>-98.581772873613</text:p>
          </table:table-cell>
          <table:table-cell office:value-type="float" office:value="-110.519273343" calcext:value-type="float">
            <text:p>-110.519273343</text:p>
          </table:table-cell>
        </table:table-row>
        <table:table-row table:style-name="ro1">
          <table:table-cell office:value-type="string" calcext:value-type="string">
            <text:p>2019-11-12 12:13:43</text:p>
          </table:table-cell>
          <table:table-cell office:value-type="float" office:value="26.9242054000497" calcext:value-type="float">
            <text:p>26.9242054000497</text:p>
          </table:table-cell>
          <table:table-cell office:value-type="float" office:value="74.8843332597436" calcext:value-type="float">
            <text:p>74.8843332597436</text:p>
          </table:table-cell>
          <table:table-cell office:value-type="float" office:value="980.640830607121" calcext:value-type="float">
            <text:p>980.64083060712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6496" calcext:value-type="float">
            <text:p>1356496</text:p>
          </table:table-cell>
          <table:table-cell office:value-type="float" office:value="1655682" calcext:value-type="float">
            <text:p>1655682</text:p>
          </table:table-cell>
          <table:table-cell office:value-type="float" office:value="1665622" calcext:value-type="float">
            <text:p>1665622</text:p>
          </table:table-cell>
          <table:table-cell office:value-type="float" office:value="1387518" calcext:value-type="float">
            <text:p>1387518</text:p>
          </table:table-cell>
          <table:table-cell office:value-type="float" office:value="1145609" calcext:value-type="float">
            <text:p>1145609</text:p>
          </table:table-cell>
          <table:table-cell office:value-type="float" office:value="1084209" calcext:value-type="float">
            <text:p>1084209</text:p>
          </table:table-cell>
          <table:table-cell office:value-type="float" office:value="1683634" calcext:value-type="float">
            <text:p>1683634</text:p>
          </table:table-cell>
          <table:table-cell office:value-type="float" office:value="5" calcext:value-type="float">
            <text:p>5</text:p>
          </table:table-cell>
          <table:table-cell office:value-type="float" office:value="0.808534718577232" calcext:value-type="float">
            <text:p>0.808534718577232</text:p>
          </table:table-cell>
          <table:table-cell office:value-type="float" office:value="0.986863492353379" calcext:value-type="float">
            <text:p>0.986863492353379</text:p>
          </table:table-cell>
          <table:table-cell office:value-type="float" office:value="0.992788194750332" calcext:value-type="float">
            <text:p>0.992788194750332</text:p>
          </table:table-cell>
          <table:table-cell office:value-type="float" office:value="0.8270252736837" calcext:value-type="float">
            <text:p>0.8270252736837</text:p>
          </table:table-cell>
          <table:table-cell office:value-type="float" office:value="0.68283625636533" calcext:value-type="float">
            <text:p>0.68283625636533</text:p>
          </table:table-cell>
          <table:table-cell office:value-type="float" office:value="0.646239000110507" calcext:value-type="float">
            <text:p>0.646239000110507</text:p>
          </table:table-cell>
          <table:table-cell office:value-type="float" office:value="1.00352418464711" calcext:value-type="float">
            <text:p>1.00352418464711</text:p>
          </table:table-cell>
          <table:table-cell office:value-type="float" office:value="-84.59494526326" calcext:value-type="float">
            <text:p>-84.59494526326</text:p>
          </table:table-cell>
          <table:table-cell office:value-type="float" office:value="-113.432748726934" calcext:value-type="float">
            <text:p>-113.432748726934</text:p>
          </table:table-cell>
          <table:table-cell office:value-type="float" office:value="-120.752199977899" calcext:value-type="float">
            <text:p>-120.752199977899</text:p>
          </table:table-cell>
        </table:table-row>
        <table:table-row table:style-name="ro1">
          <table:table-cell office:value-type="string" calcext:value-type="string">
            <text:p>2019-11-12 12:13:45</text:p>
          </table:table-cell>
          <table:table-cell office:value-type="float" office:value="26.9191512830148" calcext:value-type="float">
            <text:p>26.9191512830148</text:p>
          </table:table-cell>
          <table:table-cell office:value-type="float" office:value="74.9268623933678" calcext:value-type="float">
            <text:p>74.9268623933678</text:p>
          </table:table-cell>
          <table:table-cell office:value-type="float" office:value="980.632337134166" calcext:value-type="float">
            <text:p>980.63233713416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6810" calcext:value-type="float">
            <text:p>1356810</text:p>
          </table:table-cell>
          <table:table-cell office:value-type="float" office:value="1655536" calcext:value-type="float">
            <text:p>1655536</text:p>
          </table:table-cell>
          <table:table-cell office:value-type="float" office:value="1664142" calcext:value-type="float">
            <text:p>1664142</text:p>
          </table:table-cell>
          <table:table-cell office:value-type="float" office:value="1153550" calcext:value-type="float">
            <text:p>1153550</text:p>
          </table:table-cell>
          <table:table-cell office:value-type="float" office:value="1366347" calcext:value-type="float">
            <text:p>1366347</text:p>
          </table:table-cell>
          <table:table-cell office:value-type="float" office:value="1049615" calcext:value-type="float">
            <text:p>1049615</text:p>
          </table:table-cell>
          <table:table-cell office:value-type="float" office:value="1678218" calcext:value-type="float">
            <text:p>1678218</text:p>
          </table:table-cell>
          <table:table-cell office:value-type="float" office:value="5" calcext:value-type="float">
            <text:p>5</text:p>
          </table:table-cell>
          <table:table-cell office:value-type="float" office:value="0.808721877184138" calcext:value-type="float">
            <text:p>0.808721877184138</text:p>
          </table:table-cell>
          <table:table-cell office:value-type="float" office:value="0.986776469561633" calcext:value-type="float">
            <text:p>0.986776469561633</text:p>
          </table:table-cell>
          <table:table-cell office:value-type="float" office:value="0.991906045902496" calcext:value-type="float">
            <text:p>0.991906045902496</text:p>
          </table:table-cell>
          <table:table-cell office:value-type="float" office:value="0.687569461771186" calcext:value-type="float">
            <text:p>0.687569461771186</text:p>
          </table:table-cell>
          <table:table-cell office:value-type="float" office:value="0.814406372834012" calcext:value-type="float">
            <text:p>0.814406372834012</text:p>
          </table:table-cell>
          <table:table-cell office:value-type="float" office:value="0.625619366838856" calcext:value-type="float">
            <text:p>0.625619366838856</text:p>
          </table:table-cell>
          <table:table-cell office:value-type="float" office:value="1.00029599670124" calcext:value-type="float">
            <text:p>1.00029599670124</text:p>
          </table:table-cell>
          <table:table-cell office:value-type="float" office:value="-112.486107645763" calcext:value-type="float">
            <text:p>-112.486107645763</text:p>
          </table:table-cell>
          <table:table-cell office:value-type="float" office:value="-87.1187254331977" calcext:value-type="float">
            <text:p>-87.1187254331977</text:p>
          </table:table-cell>
          <table:table-cell office:value-type="float" office:value="-124.876126632229" calcext:value-type="float">
            <text:p>-124.876126632229</text:p>
          </table:table-cell>
        </table:table-row>
        <table:table-row table:style-name="ro1">
          <table:table-cell office:value-type="string" calcext:value-type="string">
            <text:p>2019-11-12 12:13:46</text:p>
          </table:table-cell>
          <table:table-cell office:value-type="float" office:value="26.9242054000497" calcext:value-type="float">
            <text:p>26.9242054000497</text:p>
          </table:table-cell>
          <table:table-cell office:value-type="float" office:value="74.9809469320924" calcext:value-type="float">
            <text:p>74.9809469320924</text:p>
          </table:table-cell>
          <table:table-cell office:value-type="float" office:value="980.640830607121" calcext:value-type="float">
            <text:p>980.64083060712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0385" calcext:value-type="float">
            <text:p>1360385</text:p>
          </table:table-cell>
          <table:table-cell office:value-type="float" office:value="1658160" calcext:value-type="float">
            <text:p>1658160</text:p>
          </table:table-cell>
          <table:table-cell office:value-type="float" office:value="1667432" calcext:value-type="float">
            <text:p>1667432</text:p>
          </table:table-cell>
          <table:table-cell office:value-type="float" office:value="1388622" calcext:value-type="float">
            <text:p>1388622</text:p>
          </table:table-cell>
          <table:table-cell office:value-type="float" office:value="1148659" calcext:value-type="float">
            <text:p>1148659</text:p>
          </table:table-cell>
          <table:table-cell office:value-type="float" office:value="1107049" calcext:value-type="float">
            <text:p>1107049</text:p>
          </table:table-cell>
          <table:table-cell office:value-type="float" office:value="1679205" calcext:value-type="float">
            <text:p>1679205</text:p>
          </table:table-cell>
          <table:table-cell office:value-type="float" office:value="5" calcext:value-type="float">
            <text:p>5</text:p>
          </table:table-cell>
          <table:table-cell office:value-type="float" office:value="0.810852743488877" calcext:value-type="float">
            <text:p>0.810852743488877</text:p>
          </table:table-cell>
          <table:table-cell office:value-type="float" office:value="0.988340495626986" calcext:value-type="float">
            <text:p>0.988340495626986</text:p>
          </table:table-cell>
          <table:table-cell office:value-type="float" office:value="0.993867038949375" calcext:value-type="float">
            <text:p>0.993867038949375</text:p>
          </table:table-cell>
          <table:table-cell office:value-type="float" office:value="0.827683309040464" calcext:value-type="float">
            <text:p>0.827683309040464</text:p>
          </table:table-cell>
          <table:table-cell office:value-type="float" office:value="0.684654198247695" calcext:value-type="float">
            <text:p>0.684654198247695</text:p>
          </table:table-cell>
          <table:table-cell office:value-type="float" office:value="0.659852702600086" calcext:value-type="float">
            <text:p>0.659852702600086</text:p>
          </table:table-cell>
          <table:table-cell office:value-type="float" office:value="1.0008842946153" calcext:value-type="float">
            <text:p>1.0008842946153</text:p>
          </table:table-cell>
          <table:table-cell office:value-type="float" office:value="-84.4633381919072" calcext:value-type="float">
            <text:p>-84.4633381919072</text:p>
          </table:table-cell>
          <table:table-cell office:value-type="float" office:value="-113.069160350461" calcext:value-type="float">
            <text:p>-113.069160350461</text:p>
          </table:table-cell>
          <table:table-cell office:value-type="float" office:value="-118.029459479983" calcext:value-type="float">
            <text:p>-118.029459479983</text:p>
          </table:table-cell>
        </table:table-row>
        <table:table-row table:style-name="ro1">
          <table:table-cell office:value-type="string" calcext:value-type="string">
            <text:p>2019-11-12 12:13:47</text:p>
          </table:table-cell>
          <table:table-cell office:value-type="float" office:value="26.9292595173756" calcext:value-type="float">
            <text:p>26.9292595173756</text:p>
          </table:table-cell>
          <table:table-cell office:value-type="float" office:value="74.9545209908707" calcext:value-type="float">
            <text:p>74.9545209908707</text:p>
          </table:table-cell>
          <table:table-cell office:value-type="float" office:value="980.704472736809" calcext:value-type="float">
            <text:p>980.70447273680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2722" calcext:value-type="float">
            <text:p>1372722</text:p>
          </table:table-cell>
          <table:table-cell office:value-type="float" office:value="1655487" calcext:value-type="float">
            <text:p>1655487</text:p>
          </table:table-cell>
          <table:table-cell office:value-type="float" office:value="1668951" calcext:value-type="float">
            <text:p>1668951</text:p>
          </table:table-cell>
          <table:table-cell office:value-type="float" office:value="1362666" calcext:value-type="float">
            <text:p>1362666</text:p>
          </table:table-cell>
          <table:table-cell office:value-type="float" office:value="1153235" calcext:value-type="float">
            <text:p>1153235</text:p>
          </table:table-cell>
          <table:table-cell office:value-type="float" office:value="969166" calcext:value-type="float">
            <text:p>969166</text:p>
          </table:table-cell>
          <table:table-cell office:value-type="float" office:value="1677589" calcext:value-type="float">
            <text:p>1677589</text:p>
          </table:table-cell>
          <table:table-cell office:value-type="float" office:value="5" calcext:value-type="float">
            <text:p>5</text:p>
          </table:table-cell>
          <table:table-cell office:value-type="float" office:value="0.818206169391414" calcext:value-type="float">
            <text:p>0.818206169391414</text:p>
          </table:table-cell>
          <table:table-cell office:value-type="float" office:value="0.986747263282211" calcext:value-type="float">
            <text:p>0.986747263282211</text:p>
          </table:table-cell>
          <table:table-cell office:value-type="float" office:value="0.994772433611445" calcext:value-type="float">
            <text:p>0.994772433611445</text:p>
          </table:table-cell>
          <table:table-cell office:value-type="float" office:value="0.812212325598279" calcext:value-type="float">
            <text:p>0.812212325598279</text:p>
          </table:table-cell>
          <table:table-cell office:value-type="float" office:value="0.687381707117761" calcext:value-type="float">
            <text:p>0.687381707117761</text:p>
          </table:table-cell>
          <table:table-cell office:value-type="float" office:value="0.577668020447257" calcext:value-type="float">
            <text:p>0.577668020447257</text:p>
          </table:table-cell>
          <table:table-cell office:value-type="float" office:value="0.99992108344091" calcext:value-type="float">
            <text:p>0.99992108344091</text:p>
          </table:table-cell>
          <table:table-cell office:value-type="float" office:value="-87.5575348803443" calcext:value-type="float">
            <text:p>-87.5575348803443</text:p>
          </table:table-cell>
          <table:table-cell office:value-type="float" office:value="-112.523658576448" calcext:value-type="float">
            <text:p>-112.523658576448</text:p>
          </table:table-cell>
          <table:table-cell office:value-type="float" office:value="-134.466395910549" calcext:value-type="float">
            <text:p>-134.466395910549</text:p>
          </table:table-cell>
        </table:table-row>
        <table:table-row table:style-name="ro1">
          <table:table-cell office:value-type="string" calcext:value-type="string">
            <text:p>2019-11-12 12:13:48</text:p>
          </table:table-cell>
          <table:table-cell office:value-type="float" office:value="26.9292595173756" calcext:value-type="float">
            <text:p>26.9292595173756</text:p>
          </table:table-cell>
          <table:table-cell office:value-type="float" office:value="75.0940718210473" calcext:value-type="float">
            <text:p>75.0940718210473</text:p>
          </table:table-cell>
          <table:table-cell office:value-type="float" office:value="980.67689841538" calcext:value-type="float">
            <text:p>980.6768984153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6283" calcext:value-type="float">
            <text:p>1366283</text:p>
          </table:table-cell>
          <table:table-cell office:value-type="float" office:value="1655359" calcext:value-type="float">
            <text:p>1655359</text:p>
          </table:table-cell>
          <table:table-cell office:value-type="float" office:value="1664859" calcext:value-type="float">
            <text:p>1664859</text:p>
          </table:table-cell>
          <table:table-cell office:value-type="float" office:value="1200742" calcext:value-type="float">
            <text:p>1200742</text:p>
          </table:table-cell>
          <table:table-cell office:value-type="float" office:value="1385075" calcext:value-type="float">
            <text:p>1385075</text:p>
          </table:table-cell>
          <table:table-cell office:value-type="float" office:value="984831" calcext:value-type="float">
            <text:p>984831</text:p>
          </table:table-cell>
          <table:table-cell office:value-type="float" office:value="1677650" calcext:value-type="float">
            <text:p>1677650</text:p>
          </table:table-cell>
          <table:table-cell office:value-type="float" office:value="5" calcext:value-type="float">
            <text:p>5</text:p>
          </table:table-cell>
          <table:table-cell office:value-type="float" office:value="0.814368225856808" calcext:value-type="float">
            <text:p>0.814368225856808</text:p>
          </table:table-cell>
          <table:table-cell office:value-type="float" office:value="0.986670969327804" calcext:value-type="float">
            <text:p>0.986670969327804</text:p>
          </table:table-cell>
          <table:table-cell office:value-type="float" office:value="0.992333411256482" calcext:value-type="float">
            <text:p>0.992333411256482</text:p>
          </table:table-cell>
          <table:table-cell office:value-type="float" office:value="0.715698089086782" calcext:value-type="float">
            <text:p>0.715698089086782</text:p>
          </table:table-cell>
          <table:table-cell office:value-type="float" office:value="0.825569132038251" calcext:value-type="float">
            <text:p>0.825569132038251</text:p>
          </table:table-cell>
          <table:table-cell office:value-type="float" office:value="0.587005089164387" calcext:value-type="float">
            <text:p>0.587005089164387</text:p>
          </table:table-cell>
          <table:table-cell office:value-type="float" office:value="0.999957442278557" calcext:value-type="float">
            <text:p>0.999957442278557</text:p>
          </table:table-cell>
          <table:table-cell office:value-type="float" office:value="-106.860382182644" calcext:value-type="float">
            <text:p>-106.860382182644</text:p>
          </table:table-cell>
          <table:table-cell office:value-type="float" office:value="-84.8861735923497" calcext:value-type="float">
            <text:p>-84.8861735923497</text:p>
          </table:table-cell>
          <table:table-cell office:value-type="float" office:value="-132.598982167123" calcext:value-type="float">
            <text:p>-132.598982167123</text:p>
          </table:table-cell>
        </table:table-row>
        <table:table-row table:style-name="ro1">
          <table:table-cell office:value-type="string" calcext:value-type="string">
            <text:p>2019-11-12 12:13:50</text:p>
          </table:table-cell>
          <table:table-cell office:value-type="float" office:value="26.9343136349926" calcext:value-type="float">
            <text:p>26.9343136349926</text:p>
          </table:table-cell>
          <table:table-cell office:value-type="float" office:value="75.1803597725901" calcext:value-type="float">
            <text:p>75.1803597725901</text:p>
          </table:table-cell>
          <table:table-cell office:value-type="float" office:value="980.712966739371" calcext:value-type="float">
            <text:p>980.71296673937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0380" calcext:value-type="float">
            <text:p>1360380</text:p>
          </table:table-cell>
          <table:table-cell office:value-type="float" office:value="1654547" calcext:value-type="float">
            <text:p>1654547</text:p>
          </table:table-cell>
          <table:table-cell office:value-type="float" office:value="1666333" calcext:value-type="float">
            <text:p>1666333</text:p>
          </table:table-cell>
          <table:table-cell office:value-type="float" office:value="1358535" calcext:value-type="float">
            <text:p>1358535</text:p>
          </table:table-cell>
          <table:table-cell office:value-type="float" office:value="1192755" calcext:value-type="float">
            <text:p>1192755</text:p>
          </table:table-cell>
          <table:table-cell office:value-type="float" office:value="952777" calcext:value-type="float">
            <text:p>952777</text:p>
          </table:table-cell>
          <table:table-cell office:value-type="float" office:value="1677349" calcext:value-type="float">
            <text:p>1677349</text:p>
          </table:table-cell>
          <table:table-cell office:value-type="float" office:value="5" calcext:value-type="float">
            <text:p>5</text:p>
          </table:table-cell>
          <table:table-cell office:value-type="float" office:value="0.810849763256283" calcext:value-type="float">
            <text:p>0.810849763256283</text:p>
          </table:table-cell>
          <table:table-cell office:value-type="float" office:value="0.986186979554532" calcext:value-type="float">
            <text:p>0.986186979554532</text:p>
          </table:table-cell>
          <table:table-cell office:value-type="float" office:value="0.993211983825205" calcext:value-type="float">
            <text:p>0.993211983825205</text:p>
          </table:table-cell>
          <table:table-cell office:value-type="float" office:value="0.809750057429082" calcext:value-type="float">
            <text:p>0.809750057429082</text:p>
          </table:table-cell>
          <table:table-cell office:value-type="float" office:value="0.710937465541061" calcext:value-type="float">
            <text:p>0.710937465541061</text:p>
          </table:table-cell>
          <table:table-cell office:value-type="float" office:value="0.567899414050509" calcext:value-type="float">
            <text:p>0.567899414050509</text:p>
          </table:table-cell>
          <table:table-cell office:value-type="float" office:value="0.999778032276396" calcext:value-type="float">
            <text:p>0.999778032276396</text:p>
          </table:table-cell>
          <table:table-cell office:value-type="float" office:value="-88.0499885141836" calcext:value-type="float">
            <text:p>-88.0499885141836</text:p>
          </table:table-cell>
          <table:table-cell office:value-type="float" office:value="-107.812506891788" calcext:value-type="float">
            <text:p>-107.812506891788</text:p>
          </table:table-cell>
          <table:table-cell office:value-type="float" office:value="-136.420117189898" calcext:value-type="float">
            <text:p>-136.420117189898</text:p>
          </table:table-cell>
        </table:table-row>
        <table:table-row table:style-name="ro1">
          <table:table-cell office:value-type="string" calcext:value-type="string">
            <text:p>2019-11-12 12:13:51</text:p>
          </table:table-cell>
          <table:table-cell office:value-type="float" office:value="26.9292595173756" calcext:value-type="float">
            <text:p>26.9292595173756</text:p>
          </table:table-cell>
          <table:table-cell office:value-type="float" office:value="75.206781703175" calcext:value-type="float">
            <text:p>75.206781703175</text:p>
          </table:table-cell>
          <table:table-cell office:value-type="float" office:value="980.732047080117" calcext:value-type="float">
            <text:p>980.73204708011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3029" calcext:value-type="float">
            <text:p>1373029</text:p>
          </table:table-cell>
          <table:table-cell office:value-type="float" office:value="1662685" calcext:value-type="float">
            <text:p>1662685</text:p>
          </table:table-cell>
          <table:table-cell office:value-type="float" office:value="1672994" calcext:value-type="float">
            <text:p>1672994</text:p>
          </table:table-cell>
          <table:table-cell office:value-type="float" office:value="1319714" calcext:value-type="float">
            <text:p>1319714</text:p>
          </table:table-cell>
          <table:table-cell office:value-type="float" office:value="1338679" calcext:value-type="float">
            <text:p>1338679</text:p>
          </table:table-cell>
          <table:table-cell office:value-type="float" office:value="942932" calcext:value-type="float">
            <text:p>942932</text:p>
          </table:table-cell>
          <table:table-cell office:value-type="float" office:value="1676610" calcext:value-type="float">
            <text:p>1676610</text:p>
          </table:table-cell>
          <table:table-cell office:value-type="float" office:value="5" calcext:value-type="float">
            <text:p>5</text:p>
          </table:table-cell>
          <table:table-cell office:value-type="float" office:value="0.818389155672688" calcext:value-type="float">
            <text:p>0.818389155672688</text:p>
          </table:table-cell>
          <table:table-cell office:value-type="float" office:value="0.991037606124593" calcext:value-type="float">
            <text:p>0.991037606124593</text:p>
          </table:table-cell>
          <table:table-cell office:value-type="float" office:value="0.997182249686986" calcext:value-type="float">
            <text:p>0.997182249686986</text:p>
          </table:table-cell>
          <table:table-cell office:value-type="float" office:value="0.786610935522429" calcext:value-type="float">
            <text:p>0.786610935522429</text:p>
          </table:table-cell>
          <table:table-cell office:value-type="float" office:value="0.797914957751627" calcext:value-type="float">
            <text:p>0.797914957751627</text:p>
          </table:table-cell>
          <table:table-cell office:value-type="float" office:value="0.562031336072843" calcext:value-type="float">
            <text:p>0.562031336072843</text:p>
          </table:table-cell>
          <table:table-cell office:value-type="float" office:value="0.999337553898997" calcext:value-type="float">
            <text:p>0.999337553898997</text:p>
          </table:table-cell>
          <table:table-cell office:value-type="float" office:value="-92.6778128955141" calcext:value-type="float">
            <text:p>-92.6778128955141</text:p>
          </table:table-cell>
          <table:table-cell office:value-type="float" office:value="-90.4170084496747" calcext:value-type="float">
            <text:p>-90.4170084496747</text:p>
          </table:table-cell>
          <table:table-cell office:value-type="float" office:value="-137.593732785431" calcext:value-type="float">
            <text:p>-137.593732785431</text:p>
          </table:table-cell>
        </table:table-row>
        <table:table-row table:style-name="ro1">
          <table:table-cell office:value-type="string" calcext:value-type="string">
            <text:p>2019-11-12 12:13:52</text:p>
          </table:table-cell>
          <table:table-cell office:value-type="float" office:value="26.9292595173756" calcext:value-type="float">
            <text:p>26.9292595173756</text:p>
          </table:table-cell>
          <table:table-cell office:value-type="float" office:value="75.212148745689" calcext:value-type="float">
            <text:p>75.212148745689</text:p>
          </table:table-cell>
          <table:table-cell office:value-type="float" office:value="980.704472736809" calcext:value-type="float">
            <text:p>980.70447273680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5051" calcext:value-type="float">
            <text:p>1355051</text:p>
          </table:table-cell>
          <table:table-cell office:value-type="float" office:value="1654752" calcext:value-type="float">
            <text:p>1654752</text:p>
          </table:table-cell>
          <table:table-cell office:value-type="float" office:value="1664135" calcext:value-type="float">
            <text:p>1664135</text:p>
          </table:table-cell>
          <table:table-cell office:value-type="float" office:value="1135502" calcext:value-type="float">
            <text:p>1135502</text:p>
          </table:table-cell>
          <table:table-cell office:value-type="float" office:value="1354757" calcext:value-type="float">
            <text:p>1354757</text:p>
          </table:table-cell>
          <table:table-cell office:value-type="float" office:value="1095363" calcext:value-type="float">
            <text:p>1095363</text:p>
          </table:table-cell>
          <table:table-cell office:value-type="float" office:value="1677980" calcext:value-type="float">
            <text:p>1677980</text:p>
          </table:table-cell>
          <table:table-cell office:value-type="float" office:value="5" calcext:value-type="float">
            <text:p>5</text:p>
          </table:table-cell>
          <table:table-cell office:value-type="float" office:value="0.807673431357554" calcext:value-type="float">
            <text:p>0.807673431357554</text:p>
          </table:table-cell>
          <table:table-cell office:value-type="float" office:value="0.986309169090887" calcext:value-type="float">
            <text:p>0.986309169090887</text:p>
          </table:table-cell>
          <table:table-cell office:value-type="float" office:value="0.991901873576864" calcext:value-type="float">
            <text:p>0.991901873576864</text:p>
          </table:table-cell>
          <table:table-cell office:value-type="float" office:value="0.676812014199735" calcext:value-type="float">
            <text:p>0.676812014199735</text:p>
          </table:table-cell>
          <table:table-cell office:value-type="float" office:value="0.807498193681025" calcext:value-type="float">
            <text:p>0.807498193681025</text:p>
          </table:table-cell>
          <table:table-cell office:value-type="float" office:value="0.652887302981294" calcext:value-type="float">
            <text:p>0.652887302981294</text:p>
          </table:table-cell>
          <table:table-cell office:value-type="float" office:value="1.00015413762976" calcext:value-type="float">
            <text:p>1.00015413762976</text:p>
          </table:table-cell>
          <table:table-cell office:value-type="float" office:value="-114.637597160053" calcext:value-type="float">
            <text:p>-114.637597160053</text:p>
          </table:table-cell>
          <table:table-cell office:value-type="float" office:value="-88.5003612637951" calcext:value-type="float">
            <text:p>-88.5003612637951</text:p>
          </table:table-cell>
          <table:table-cell office:value-type="float" office:value="-119.422539403741" calcext:value-type="float">
            <text:p>-119.422539403741</text:p>
          </table:table-cell>
        </table:table-row>
        <table:table-row table:style-name="ro1">
          <table:table-cell office:value-type="string" calcext:value-type="string">
            <text:p>2019-11-12 12:13:53</text:p>
          </table:table-cell>
          <table:table-cell office:value-type="float" office:value="26.9292595173756" calcext:value-type="float">
            <text:p>26.9292595173756</text:p>
          </table:table-cell>
          <table:table-cell office:value-type="float" office:value="75.1370093668159" calcext:value-type="float">
            <text:p>75.1370093668159</text:p>
          </table:table-cell>
          <table:table-cell office:value-type="float" office:value="980.67689841538" calcext:value-type="float">
            <text:p>980.6768984153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8944" calcext:value-type="float">
            <text:p>1378944</text:p>
          </table:table-cell>
          <table:table-cell office:value-type="float" office:value="1656638" calcext:value-type="float">
            <text:p>1656638</text:p>
          </table:table-cell>
          <table:table-cell office:value-type="float" office:value="1665635" calcext:value-type="float">
            <text:p>1665635</text:p>
          </table:table-cell>
          <table:table-cell office:value-type="float" office:value="1234052" calcext:value-type="float">
            <text:p>1234052</text:p>
          </table:table-cell>
          <table:table-cell office:value-type="float" office:value="1163605" calcext:value-type="float">
            <text:p>1163605</text:p>
          </table:table-cell>
          <table:table-cell office:value-type="float" office:value="1113913" calcext:value-type="float">
            <text:p>1113913</text:p>
          </table:table-cell>
          <table:table-cell office:value-type="float" office:value="1676288" calcext:value-type="float">
            <text:p>1676288</text:p>
          </table:table-cell>
          <table:table-cell office:value-type="float" office:value="5" calcext:value-type="float">
            <text:p>5</text:p>
          </table:table-cell>
          <table:table-cell office:value-type="float" office:value="0.821914770831438" calcext:value-type="float">
            <text:p>0.821914770831438</text:p>
          </table:table-cell>
          <table:table-cell office:value-type="float" office:value="0.987433312825359" calcext:value-type="float">
            <text:p>0.987433312825359</text:p>
          </table:table-cell>
          <table:table-cell office:value-type="float" office:value="0.992795943355077" calcext:value-type="float">
            <text:p>0.992795943355077</text:p>
          </table:table-cell>
          <table:table-cell office:value-type="float" office:value="0.735552398628282" calcext:value-type="float">
            <text:p>0.735552398628282</text:p>
          </table:table-cell>
          <table:table-cell office:value-type="float" office:value="0.693562709517802" calcext:value-type="float">
            <text:p>0.693562709517802</text:p>
          </table:table-cell>
          <table:table-cell office:value-type="float" office:value="0.663943965905185" calcext:value-type="float">
            <text:p>0.663943965905185</text:p>
          </table:table-cell>
          <table:table-cell office:value-type="float" office:value="0.99914562691994" calcext:value-type="float">
            <text:p>0.99914562691994</text:p>
          </table:table-cell>
          <table:table-cell office:value-type="float" office:value="-102.889520274344" calcext:value-type="float">
            <text:p>-102.889520274344</text:p>
          </table:table-cell>
          <table:table-cell office:value-type="float" office:value="-111.28745809644" calcext:value-type="float">
            <text:p>-111.28745809644</text:p>
          </table:table-cell>
          <table:table-cell office:value-type="float" office:value="-117.211206818963" calcext:value-type="float">
            <text:p>-117.211206818963</text:p>
          </table:table-cell>
        </table:table-row>
        <table:table-row table:style-name="ro1">
          <table:table-cell office:value-type="string" calcext:value-type="string">
            <text:p>2019-11-12 12:13:55</text:p>
          </table:table-cell>
          <table:table-cell office:value-type="float" office:value="26.9292595173756" calcext:value-type="float">
            <text:p>26.9292595173756</text:p>
          </table:table-cell>
          <table:table-cell office:value-type="float" office:value="75.1477436671397" calcext:value-type="float">
            <text:p>75.1477436671397</text:p>
          </table:table-cell>
          <table:table-cell office:value-type="float" office:value="980.704472736809" calcext:value-type="float">
            <text:p>980.70447273680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0908" calcext:value-type="float">
            <text:p>1370908</text:p>
          </table:table-cell>
          <table:table-cell office:value-type="float" office:value="1655848" calcext:value-type="float">
            <text:p>1655848</text:p>
          </table:table-cell>
          <table:table-cell office:value-type="float" office:value="1667694" calcext:value-type="float">
            <text:p>1667694</text:p>
          </table:table-cell>
          <table:table-cell office:value-type="float" office:value="1363731" calcext:value-type="float">
            <text:p>1363731</text:p>
          </table:table-cell>
          <table:table-cell office:value-type="float" office:value="1143707" calcext:value-type="float">
            <text:p>1143707</text:p>
          </table:table-cell>
          <table:table-cell office:value-type="float" office:value="1005948" calcext:value-type="float">
            <text:p>1005948</text:p>
          </table:table-cell>
          <table:table-cell office:value-type="float" office:value="1680340" calcext:value-type="float">
            <text:p>1680340</text:p>
          </table:table-cell>
          <table:table-cell office:value-type="float" office:value="5" calcext:value-type="float">
            <text:p>5</text:p>
          </table:table-cell>
          <table:table-cell office:value-type="float" office:value="0.817124941006296" calcext:value-type="float">
            <text:p>0.817124941006296</text:p>
          </table:table-cell>
          <table:table-cell office:value-type="float" office:value="0.986962436075501" calcext:value-type="float">
            <text:p>0.986962436075501</text:p>
          </table:table-cell>
          <table:table-cell office:value-type="float" office:value="0.994023203137303" calcext:value-type="float">
            <text:p>0.994023203137303</text:p>
          </table:table-cell>
          <table:table-cell office:value-type="float" office:value="0.812847115140809" calcext:value-type="float">
            <text:p>0.812847115140809</text:p>
          </table:table-cell>
          <table:table-cell office:value-type="float" office:value="0.681702575886557" calcext:value-type="float">
            <text:p>0.681702575886557</text:p>
          </table:table-cell>
          <table:table-cell office:value-type="float" office:value="0.599591803502059" calcext:value-type="float">
            <text:p>0.599591803502059</text:p>
          </table:table-cell>
          <table:table-cell office:value-type="float" office:value="1.00156080741415" calcext:value-type="float">
            <text:p>1.00156080741415</text:p>
          </table:table-cell>
          <table:table-cell office:value-type="float" office:value="-87.4305769718381" calcext:value-type="float">
            <text:p>-87.4305769718381</text:p>
          </table:table-cell>
          <table:table-cell office:value-type="float" office:value="-113.659484822689" calcext:value-type="float">
            <text:p>-113.659484822689</text:p>
          </table:table-cell>
          <table:table-cell office:value-type="float" office:value="-130.081639299588" calcext:value-type="float">
            <text:p>-130.081639299588</text:p>
          </table:table-cell>
        </table:table-row>
        <table:table-row table:style-name="ro1">
          <table:table-cell office:value-type="string" calcext:value-type="string">
            <text:p>2019-11-12 12:13:56</text:p>
          </table:table-cell>
          <table:table-cell office:value-type="float" office:value="26.9343136349926" calcext:value-type="float">
            <text:p>26.9343136349926</text:p>
          </table:table-cell>
          <table:table-cell office:value-type="float" office:value="75.1696254560623" calcext:value-type="float">
            <text:p>75.1696254560623</text:p>
          </table:table-cell>
          <table:table-cell office:value-type="float" office:value="980.657817660299" calcext:value-type="float">
            <text:p>980.65781766029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0062" calcext:value-type="float">
            <text:p>1360062</text:p>
          </table:table-cell>
          <table:table-cell office:value-type="float" office:value="1655037" calcext:value-type="float">
            <text:p>1655037</text:p>
          </table:table-cell>
          <table:table-cell office:value-type="float" office:value="1664748" calcext:value-type="float">
            <text:p>1664748</text:p>
          </table:table-cell>
          <table:table-cell office:value-type="float" office:value="1114035" calcext:value-type="float">
            <text:p>1114035</text:p>
          </table:table-cell>
          <table:table-cell office:value-type="float" office:value="1310585" calcext:value-type="float">
            <text:p>1310585</text:p>
          </table:table-cell>
          <table:table-cell office:value-type="float" office:value="1185115" calcext:value-type="float">
            <text:p>1185115</text:p>
          </table:table-cell>
          <table:table-cell office:value-type="float" office:value="1679205" calcext:value-type="float">
            <text:p>1679205</text:p>
          </table:table-cell>
          <table:table-cell office:value-type="float" office:value="5" calcext:value-type="float">
            <text:p>5</text:p>
          </table:table-cell>
          <table:table-cell office:value-type="float" office:value="0.810660220463302" calcext:value-type="float">
            <text:p>0.810660220463302</text:p>
          </table:table-cell>
          <table:table-cell office:value-type="float" office:value="0.986479042348748" calcext:value-type="float">
            <text:p>0.986479042348748</text:p>
          </table:table-cell>
          <table:table-cell office:value-type="float" office:value="0.992267250092894" calcext:value-type="float">
            <text:p>0.992267250092894</text:p>
          </table:table-cell>
          <table:table-cell office:value-type="float" office:value="0.66401668358048" calcext:value-type="float">
            <text:p>0.66401668358048</text:p>
          </table:table-cell>
          <table:table-cell office:value-type="float" office:value="0.781169626852229" calcext:value-type="float">
            <text:p>0.781169626852229</text:p>
          </table:table-cell>
          <table:table-cell office:value-type="float" office:value="0.706383670137366" calcext:value-type="float">
            <text:p>0.706383670137366</text:p>
          </table:table-cell>
          <table:table-cell office:value-type="float" office:value="1.0008842946153" calcext:value-type="float">
            <text:p>1.0008842946153</text:p>
          </table:table-cell>
          <table:table-cell office:value-type="float" office:value="-117.196663283904" calcext:value-type="float">
            <text:p>-117.196663283904</text:p>
          </table:table-cell>
          <table:table-cell office:value-type="float" office:value="-93.7660746295541" calcext:value-type="float">
            <text:p>-93.7660746295541</text:p>
          </table:table-cell>
          <table:table-cell office:value-type="float" office:value="-108.723265972527" calcext:value-type="float">
            <text:p>-108.723265972527</text:p>
          </table:table-cell>
        </table:table-row>
        <table:table-row table:style-name="ro1">
          <table:table-cell office:value-type="string" calcext:value-type="string">
            <text:p>2019-11-12 12:13:57</text:p>
          </table:table-cell>
          <table:table-cell office:value-type="float" office:value="26.9343136349926" calcext:value-type="float">
            <text:p>26.9343136349926</text:p>
          </table:table-cell>
          <table:table-cell office:value-type="float" office:value="75.0998515589592" calcext:value-type="float">
            <text:p>75.0998515589592</text:p>
          </table:table-cell>
          <table:table-cell office:value-type="float" office:value="980.712966739371" calcext:value-type="float">
            <text:p>980.71296673937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2292" calcext:value-type="float">
            <text:p>1382292</text:p>
          </table:table-cell>
          <table:table-cell office:value-type="float" office:value="1656866" calcext:value-type="float">
            <text:p>1656866</text:p>
          </table:table-cell>
          <table:table-cell office:value-type="float" office:value="1665703" calcext:value-type="float">
            <text:p>1665703</text:p>
          </table:table-cell>
          <table:table-cell office:value-type="float" office:value="1199950" calcext:value-type="float">
            <text:p>1199950</text:p>
          </table:table-cell>
          <table:table-cell office:value-type="float" office:value="1175340" calcext:value-type="float">
            <text:p>1175340</text:p>
          </table:table-cell>
          <table:table-cell office:value-type="float" office:value="1120389" calcext:value-type="float">
            <text:p>1120389</text:p>
          </table:table-cell>
          <table:table-cell office:value-type="float" office:value="1676487" calcext:value-type="float">
            <text:p>1676487</text:p>
          </table:table-cell>
          <table:table-cell office:value-type="float" office:value="5" calcext:value-type="float">
            <text:p>5</text:p>
          </table:table-cell>
          <table:table-cell office:value-type="float" office:value="0.823910334576408" calcext:value-type="float">
            <text:p>0.823910334576408</text:p>
          </table:table-cell>
          <table:table-cell office:value-type="float" office:value="0.987569211431648" calcext:value-type="float">
            <text:p>0.987569211431648</text:p>
          </table:table-cell>
          <table:table-cell office:value-type="float" office:value="0.992836474518355" calcext:value-type="float">
            <text:p>0.992836474518355</text:p>
          </table:table-cell>
          <table:table-cell office:value-type="float" office:value="0.715226020243886" calcext:value-type="float">
            <text:p>0.715226020243886</text:p>
          </table:table-cell>
          <table:table-cell office:value-type="float" office:value="0.700557315416016" calcext:value-type="float">
            <text:p>0.700557315416016</text:p>
          </table:table-cell>
          <table:table-cell office:value-type="float" office:value="0.667803963160987" calcext:value-type="float">
            <text:p>0.667803963160987</text:p>
          </table:table-cell>
          <table:table-cell office:value-type="float" office:value="0.999264240177183" calcext:value-type="float">
            <text:p>0.999264240177183</text:p>
          </table:table-cell>
          <table:table-cell office:value-type="float" office:value="-106.954795951223" calcext:value-type="float">
            <text:p>-106.954795951223</text:p>
          </table:table-cell>
          <table:table-cell office:value-type="float" office:value="-109.888536916797" calcext:value-type="float">
            <text:p>-109.888536916797</text:p>
          </table:table-cell>
          <table:table-cell office:value-type="float" office:value="-116.439207367803" calcext:value-type="float">
            <text:p>-116.439207367803</text:p>
          </table:table-cell>
        </table:table-row>
        <table:table-row table:style-name="ro1">
          <table:table-cell office:value-type="string" calcext:value-type="string">
            <text:p>2019-11-12 12:13:58</text:p>
          </table:table-cell>
          <table:table-cell office:value-type="float" office:value="26.9292595173756" calcext:value-type="float">
            <text:p>26.9292595173756</text:p>
          </table:table-cell>
          <table:table-cell office:value-type="float" office:value="75.0403991137719" calcext:value-type="float">
            <text:p>75.0403991137719</text:p>
          </table:table-cell>
          <table:table-cell office:value-type="float" office:value="980.67689841538" calcext:value-type="float">
            <text:p>980.6768984153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4945" calcext:value-type="float">
            <text:p>1354945</text:p>
          </table:table-cell>
          <table:table-cell office:value-type="float" office:value="1654944" calcext:value-type="float">
            <text:p>1654944</text:p>
          </table:table-cell>
          <table:table-cell office:value-type="float" office:value="1665609" calcext:value-type="float">
            <text:p>1665609</text:p>
          </table:table-cell>
          <table:table-cell office:value-type="float" office:value="1383864" calcext:value-type="float">
            <text:p>1383864</text:p>
          </table:table-cell>
          <table:table-cell office:value-type="float" office:value="1140336" calcext:value-type="float">
            <text:p>1140336</text:p>
          </table:table-cell>
          <table:table-cell office:value-type="float" office:value="1013292" calcext:value-type="float">
            <text:p>1013292</text:p>
          </table:table-cell>
          <table:table-cell office:value-type="float" office:value="1677035" calcext:value-type="float">
            <text:p>1677035</text:p>
          </table:table-cell>
          <table:table-cell office:value-type="float" office:value="5" calcext:value-type="float">
            <text:p>5</text:p>
          </table:table-cell>
          <table:table-cell office:value-type="float" office:value="0.80761025042656" calcext:value-type="float">
            <text:p>0.80761025042656</text:p>
          </table:table-cell>
          <table:table-cell office:value-type="float" office:value="0.986423610022498" calcext:value-type="float">
            <text:p>0.986423610022498</text:p>
          </table:table-cell>
          <table:table-cell office:value-type="float" office:value="0.992780446145587" calcext:value-type="float">
            <text:p>0.992780446145587</text:p>
          </table:table-cell>
          <table:table-cell office:value-type="float" office:value="0.824847319703975" calcext:value-type="float">
            <text:p>0.824847319703975</text:p>
          </table:table-cell>
          <table:table-cell office:value-type="float" office:value="0.679693303071654" calcext:value-type="float">
            <text:p>0.679693303071654</text:p>
          </table:table-cell>
          <table:table-cell office:value-type="float" office:value="0.603969169136187" calcext:value-type="float">
            <text:p>0.603969169136187</text:p>
          </table:table-cell>
          <table:table-cell office:value-type="float" office:value="0.99959087366949" calcext:value-type="float">
            <text:p>0.99959087366949</text:p>
          </table:table-cell>
          <table:table-cell office:value-type="float" office:value="-85.030536059205" calcext:value-type="float">
            <text:p>-85.030536059205</text:p>
          </table:table-cell>
          <table:table-cell office:value-type="float" office:value="-114.061339385669" calcext:value-type="float">
            <text:p>-114.061339385669</text:p>
          </table:table-cell>
          <table:table-cell office:value-type="float" office:value="-129.206166172763" calcext:value-type="float">
            <text:p>-129.206166172763</text:p>
          </table:table-cell>
        </table:table-row>
        <table:table-row table:style-name="ro1">
          <table:table-cell office:value-type="string" calcext:value-type="string">
            <text:p>2019-11-12 12:14:00</text:p>
          </table:table-cell>
          <table:table-cell office:value-type="float" office:value="26.9343136349926" calcext:value-type="float">
            <text:p>26.9343136349926</text:p>
          </table:table-cell>
          <table:table-cell office:value-type="float" office:value="74.9119915249661" calcext:value-type="float">
            <text:p>74.9119915249661</text:p>
          </table:table-cell>
          <table:table-cell office:value-type="float" office:value="980.657817660299" calcext:value-type="float">
            <text:p>980.65781766029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7956" calcext:value-type="float">
            <text:p>1377956</text:p>
          </table:table-cell>
          <table:table-cell office:value-type="float" office:value="1655485" calcext:value-type="float">
            <text:p>1655485</text:p>
          </table:table-cell>
          <table:table-cell office:value-type="float" office:value="1665460" calcext:value-type="float">
            <text:p>1665460</text:p>
          </table:table-cell>
          <table:table-cell office:value-type="float" office:value="1247292" calcext:value-type="float">
            <text:p>1247292</text:p>
          </table:table-cell>
          <table:table-cell office:value-type="float" office:value="1401410" calcext:value-type="float">
            <text:p>1401410</text:p>
          </table:table-cell>
          <table:table-cell office:value-type="float" office:value="956599" calcext:value-type="float">
            <text:p>956599</text:p>
          </table:table-cell>
          <table:table-cell office:value-type="float" office:value="1675931" calcext:value-type="float">
            <text:p>1675931</text:p>
          </table:table-cell>
          <table:table-cell office:value-type="float" office:value="5" calcext:value-type="float">
            <text:p>5</text:p>
          </table:table-cell>
          <table:table-cell office:value-type="float" office:value="0.821325876870856" calcext:value-type="float">
            <text:p>0.821325876870856</text:p>
          </table:table-cell>
          <table:table-cell office:value-type="float" office:value="0.986746071189173" calcext:value-type="float">
            <text:p>0.986746071189173</text:p>
          </table:table-cell>
          <table:table-cell office:value-type="float" office:value="0.992691635214285" calcext:value-type="float">
            <text:p>0.992691635214285</text:p>
          </table:table-cell>
          <table:table-cell office:value-type="float" office:value="0.743444054537303" calcext:value-type="float">
            <text:p>0.743444054537303</text:p>
          </table:table-cell>
          <table:table-cell office:value-type="float" office:value="0.835305551922983" calcext:value-type="float">
            <text:p>0.835305551922983</text:p>
          </table:table-cell>
          <table:table-cell office:value-type="float" office:value="0.570177503845394" calcext:value-type="float">
            <text:p>0.570177503845394</text:p>
          </table:table-cell>
          <table:table-cell office:value-type="float" office:value="0.998932838312726" calcext:value-type="float">
            <text:p>0.998932838312726</text:p>
          </table:table-cell>
          <table:table-cell office:value-type="float" office:value="-101.311189092539" calcext:value-type="float">
            <text:p>-101.311189092539</text:p>
          </table:table-cell>
          <table:table-cell office:value-type="float" office:value="-82.9388896154034" calcext:value-type="float">
            <text:p>-82.9388896154034</text:p>
          </table:table-cell>
          <table:table-cell office:value-type="float" office:value="-135.964499230921" calcext:value-type="float">
            <text:p>-135.964499230921</text:p>
          </table:table-cell>
        </table:table-row>
        <table:table-row table:style-name="ro1">
          <table:table-cell office:value-type="string" calcext:value-type="string">
            <text:p>2019-11-12 12:14:01</text:p>
          </table:table-cell>
          <table:table-cell office:value-type="float" office:value="26.9292595173756" calcext:value-type="float">
            <text:p>26.9292595173756</text:p>
          </table:table-cell>
          <table:table-cell office:value-type="float" office:value="74.7559193877621" calcext:value-type="float">
            <text:p>74.7559193877621</text:p>
          </table:table-cell>
          <table:table-cell office:value-type="float" office:value="980.649324115832" calcext:value-type="float">
            <text:p>980.64932411583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6263" calcext:value-type="float">
            <text:p>1386263</text:p>
          </table:table-cell>
          <table:table-cell office:value-type="float" office:value="1659896" calcext:value-type="float">
            <text:p>1659896</text:p>
          </table:table-cell>
          <table:table-cell office:value-type="float" office:value="1669154" calcext:value-type="float">
            <text:p>1669154</text:p>
          </table:table-cell>
          <table:table-cell office:value-type="float" office:value="1125126" calcext:value-type="float">
            <text:p>1125126</text:p>
          </table:table-cell>
          <table:table-cell office:value-type="float" office:value="1228208" calcext:value-type="float">
            <text:p>1228208</text:p>
          </table:table-cell>
          <table:table-cell office:value-type="float" office:value="1166491" calcext:value-type="float">
            <text:p>1166491</text:p>
          </table:table-cell>
          <table:table-cell office:value-type="float" office:value="1679729" calcext:value-type="float">
            <text:p>1679729</text:p>
          </table:table-cell>
          <table:table-cell office:value-type="float" office:value="5" calcext:value-type="float">
            <text:p>5</text:p>
          </table:table-cell>
          <table:table-cell office:value-type="float" office:value="0.826277235302596" calcext:value-type="float">
            <text:p>0.826277235302596</text:p>
          </table:table-cell>
          <table:table-cell office:value-type="float" office:value="0.989375232383637" calcext:value-type="float">
            <text:p>0.989375232383637</text:p>
          </table:table-cell>
          <table:table-cell office:value-type="float" office:value="0.994893431054763" calcext:value-type="float">
            <text:p>0.994893431054763</text:p>
          </table:table-cell>
          <table:table-cell office:value-type="float" office:value="0.670627435520582" calcext:value-type="float">
            <text:p>0.670627435520582</text:p>
          </table:table-cell>
          <table:table-cell office:value-type="float" office:value="0.732069102772367" calcext:value-type="float">
            <text:p>0.732069102772367</text:p>
          </table:table-cell>
          <table:table-cell office:value-type="float" office:value="0.695282899771082" calcext:value-type="float">
            <text:p>0.695282899771082</text:p>
          </table:table-cell>
          <table:table-cell office:value-type="float" office:value="1.00119662299116" calcext:value-type="float">
            <text:p>1.00119662299116</text:p>
          </table:table-cell>
          <table:table-cell office:value-type="float" office:value="-115.874512895884" calcext:value-type="float">
            <text:p>-115.874512895884</text:p>
          </table:table-cell>
          <table:table-cell office:value-type="float" office:value="-103.586179445527" calcext:value-type="float">
            <text:p>-103.586179445527</text:p>
          </table:table-cell>
          <table:table-cell office:value-type="float" office:value="-110.943420045784" calcext:value-type="float">
            <text:p>-110.943420045784</text:p>
          </table:table-cell>
        </table:table-row>
        <table:table-row table:style-name="ro1">
          <table:table-cell office:value-type="string" calcext:value-type="string">
            <text:p>2019-11-12 12:14:02</text:p>
          </table:table-cell>
          <table:table-cell office:value-type="float" office:value="26.9242054000497" calcext:value-type="float">
            <text:p>26.9242054000497</text:p>
          </table:table-cell>
          <table:table-cell office:value-type="float" office:value="74.7018331548429" calcext:value-type="float">
            <text:p>74.7018331548429</text:p>
          </table:table-cell>
          <table:table-cell office:value-type="float" office:value="980.723552884263" calcext:value-type="float">
            <text:p>980.72355288426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7914" calcext:value-type="float">
            <text:p>1367914</text:p>
          </table:table-cell>
          <table:table-cell office:value-type="float" office:value="1655372" calcext:value-type="float">
            <text:p>1655372</text:p>
          </table:table-cell>
          <table:table-cell office:value-type="float" office:value="1669050" calcext:value-type="float">
            <text:p>1669050</text:p>
          </table:table-cell>
          <table:table-cell office:value-type="float" office:value="1368285" calcext:value-type="float">
            <text:p>1368285</text:p>
          </table:table-cell>
          <table:table-cell office:value-type="float" office:value="1156731" calcext:value-type="float">
            <text:p>1156731</text:p>
          </table:table-cell>
          <table:table-cell office:value-type="float" office:value="965835" calcext:value-type="float">
            <text:p>965835</text:p>
          </table:table-cell>
          <table:table-cell office:value-type="float" office:value="1676968" calcext:value-type="float">
            <text:p>1676968</text:p>
          </table:table-cell>
          <table:table-cell office:value-type="float" office:value="5" calcext:value-type="float">
            <text:p>5</text:p>
          </table:table-cell>
          <table:table-cell office:value-type="float" office:value="0.815340377728984" calcext:value-type="float">
            <text:p>0.815340377728984</text:p>
          </table:table-cell>
          <table:table-cell office:value-type="float" office:value="0.986678717932548" calcext:value-type="float">
            <text:p>0.986678717932548</text:p>
          </table:table-cell>
          <table:table-cell office:value-type="float" office:value="0.994831442216806" calcext:value-type="float">
            <text:p>0.994831442216806</text:p>
          </table:table-cell>
          <table:table-cell office:value-type="float" office:value="0.815561510987462" calcext:value-type="float">
            <text:p>0.815561510987462</text:p>
          </table:table-cell>
          <table:table-cell office:value-type="float" office:value="0.689465485747514" calcext:value-type="float">
            <text:p>0.689465485747514</text:p>
          </table:table-cell>
          <table:table-cell office:value-type="float" office:value="0.575682589493107" calcext:value-type="float">
            <text:p>0.575682589493107</text:p>
          </table:table-cell>
          <table:table-cell office:value-type="float" office:value="0.99955093855273" calcext:value-type="float">
            <text:p>0.99955093855273</text:p>
          </table:table-cell>
          <table:table-cell office:value-type="float" office:value="-86.8876978025076" calcext:value-type="float">
            <text:p>-86.8876978025076</text:p>
          </table:table-cell>
          <table:table-cell office:value-type="float" office:value="-112.106902850497" calcext:value-type="float">
            <text:p>-112.106902850497</text:p>
          </table:table-cell>
          <table:table-cell office:value-type="float" office:value="-134.863482101379" calcext:value-type="float">
            <text:p>-134.863482101379</text:p>
          </table:table-cell>
        </table:table-row>
        <table:table-row table:style-name="ro1">
          <table:table-cell office:value-type="string" calcext:value-type="string">
            <text:p>2019-11-12 12:14:03</text:p>
          </table:table-cell>
          <table:table-cell office:value-type="float" office:value="26.9242054000497" calcext:value-type="float">
            <text:p>26.9242054000497</text:p>
          </table:table-cell>
          <table:table-cell office:value-type="float" office:value="74.6588905069349" calcext:value-type="float">
            <text:p>74.6588905069349</text:p>
          </table:table-cell>
          <table:table-cell office:value-type="float" office:value="980.751127020402" calcext:value-type="float">
            <text:p>980.75112702040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8200" calcext:value-type="float">
            <text:p>1358200</text:p>
          </table:table-cell>
          <table:table-cell office:value-type="float" office:value="1655310" calcext:value-type="float">
            <text:p>1655310</text:p>
          </table:table-cell>
          <table:table-cell office:value-type="float" office:value="1664450" calcext:value-type="float">
            <text:p>1664450</text:p>
          </table:table-cell>
          <table:table-cell office:value-type="float" office:value="1158831" calcext:value-type="float">
            <text:p>1158831</text:p>
          </table:table-cell>
          <table:table-cell office:value-type="float" office:value="1368949" calcext:value-type="float">
            <text:p>1368949</text:p>
          </table:table-cell>
          <table:table-cell office:value-type="float" office:value="1045650" calcext:value-type="float">
            <text:p>1045650</text:p>
          </table:table-cell>
          <table:table-cell office:value-type="float" office:value="1677473" calcext:value-type="float">
            <text:p>1677473</text:p>
          </table:table-cell>
          <table:table-cell office:value-type="float" office:value="5" calcext:value-type="float">
            <text:p>5</text:p>
          </table:table-cell>
          <table:table-cell office:value-type="float" office:value="0.809550381845281" calcext:value-type="float">
            <text:p>0.809550381845281</text:p>
          </table:table-cell>
          <table:table-cell office:value-type="float" office:value="0.986641763048382" calcext:value-type="float">
            <text:p>0.986641763048382</text:p>
          </table:table-cell>
          <table:table-cell office:value-type="float" office:value="0.992089628230289" calcext:value-type="float">
            <text:p>0.992089628230289</text:p>
          </table:table-cell>
          <table:table-cell office:value-type="float" office:value="0.690717183437012" calcext:value-type="float">
            <text:p>0.690717183437012</text:p>
          </table:table-cell>
          <table:table-cell office:value-type="float" office:value="0.815957285875951" calcext:value-type="float">
            <text:p>0.815957285875951</text:p>
          </table:table-cell>
          <table:table-cell office:value-type="float" office:value="0.623256042391782" calcext:value-type="float">
            <text:p>0.623256042391782</text:p>
          </table:table-cell>
          <table:table-cell office:value-type="float" office:value="0.999851942044728" calcext:value-type="float">
            <text:p>0.999851942044728</text:p>
          </table:table-cell>
          <table:table-cell office:value-type="float" office:value="-111.856563312598" calcext:value-type="float">
            <text:p>-111.856563312598</text:p>
          </table:table-cell>
          <table:table-cell office:value-type="float" office:value="-86.8085428248099" calcext:value-type="float">
            <text:p>-86.8085428248099</text:p>
          </table:table-cell>
          <table:table-cell office:value-type="float" office:value="-125.348791521644" calcext:value-type="float">
            <text:p>-125.348791521644</text:p>
          </table:table-cell>
        </table:table-row>
        <table:table-row table:style-name="ro1">
          <table:table-cell office:value-type="string" calcext:value-type="string">
            <text:p>2019-11-12 12:14:05</text:p>
          </table:table-cell>
          <table:table-cell office:value-type="float" office:value="26.9393677529006" calcext:value-type="float">
            <text:p>26.9393677529006</text:p>
          </table:table-cell>
          <table:table-cell office:value-type="float" office:value="74.6923214576483" calcext:value-type="float">
            <text:p>74.6923214576483</text:p>
          </table:table-cell>
          <table:table-cell office:value-type="float" office:value="980.693885998163" calcext:value-type="float">
            <text:p>980.69388599816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2672" calcext:value-type="float">
            <text:p>1372672</text:p>
          </table:table-cell>
          <table:table-cell office:value-type="float" office:value="1656591" calcext:value-type="float">
            <text:p>1656591</text:p>
          </table:table-cell>
          <table:table-cell office:value-type="float" office:value="1665232" calcext:value-type="float">
            <text:p>1665232</text:p>
          </table:table-cell>
          <table:table-cell office:value-type="float" office:value="1288358" calcext:value-type="float">
            <text:p>1288358</text:p>
          </table:table-cell>
          <table:table-cell office:value-type="float" office:value="1150257" calcext:value-type="float">
            <text:p>1150257</text:p>
          </table:table-cell>
          <table:table-cell office:value-type="float" office:value="1098184" calcext:value-type="float">
            <text:p>1098184</text:p>
          </table:table-cell>
          <table:table-cell office:value-type="float" office:value="1676164" calcext:value-type="float">
            <text:p>1676164</text:p>
          </table:table-cell>
          <table:table-cell office:value-type="float" office:value="5" calcext:value-type="float">
            <text:p>5</text:p>
          </table:table-cell>
          <table:table-cell office:value-type="float" office:value="0.818176367065473" calcext:value-type="float">
            <text:p>0.818176367065473</text:p>
          </table:table-cell>
          <table:table-cell office:value-type="float" office:value="0.987405298638975" calcext:value-type="float">
            <text:p>0.987405298638975</text:p>
          </table:table-cell>
          <table:table-cell office:value-type="float" office:value="0.992555736607997" calcext:value-type="float">
            <text:p>0.992555736607997</text:p>
          </table:table-cell>
          <table:table-cell office:value-type="float" office:value="0.76792130087868" calcext:value-type="float">
            <text:p>0.76792130087868</text:p>
          </table:table-cell>
          <table:table-cell office:value-type="float" office:value="0.68560668058475" calcext:value-type="float">
            <text:p>0.68560668058475</text:p>
          </table:table-cell>
          <table:table-cell office:value-type="float" office:value="0.654568750210852" calcext:value-type="float">
            <text:p>0.654568750210852</text:p>
          </table:table-cell>
          <table:table-cell office:value-type="float" office:value="0.999071717151608" calcext:value-type="float">
            <text:p>0.999071717151608</text:p>
          </table:table-cell>
          <table:table-cell office:value-type="float" office:value="-96.415739824264" calcext:value-type="float">
            <text:p>-96.415739824264</text:p>
          </table:table-cell>
          <table:table-cell office:value-type="float" office:value="-112.87866388305" calcext:value-type="float">
            <text:p>-112.87866388305</text:p>
          </table:table-cell>
          <table:table-cell office:value-type="float" office:value="-119.08624995783" calcext:value-type="float">
            <text:p>-119.08624995783</text:p>
          </table:table-cell>
        </table:table-row>
        <table:table-row table:style-name="ro1">
          <table:table-cell office:value-type="string" calcext:value-type="string">
            <text:p>2019-11-12 12:14:06</text:p>
          </table:table-cell>
          <table:table-cell office:value-type="float" office:value="26.9343136349926" calcext:value-type="float">
            <text:p>26.9343136349926</text:p>
          </table:table-cell>
          <table:table-cell office:value-type="float" office:value="74.7241209412437" calcext:value-type="float">
            <text:p>74.7241209412437</text:p>
          </table:table-cell>
          <table:table-cell office:value-type="float" office:value="980.685392188895" calcext:value-type="float">
            <text:p>980.68539218889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9041" calcext:value-type="float">
            <text:p>1379041</text:p>
          </table:table-cell>
          <table:table-cell office:value-type="float" office:value="1656010" calcext:value-type="float">
            <text:p>1656010</text:p>
          </table:table-cell>
          <table:table-cell office:value-type="float" office:value="1669269" calcext:value-type="float">
            <text:p>1669269</text:p>
          </table:table-cell>
          <table:table-cell office:value-type="float" office:value="1356136" calcext:value-type="float">
            <text:p>1356136</text:p>
          </table:table-cell>
          <table:table-cell office:value-type="float" office:value="1160676" calcext:value-type="float">
            <text:p>1160676</text:p>
          </table:table-cell>
          <table:table-cell office:value-type="float" office:value="963706" calcext:value-type="float">
            <text:p>963706</text:p>
          </table:table-cell>
          <table:table-cell office:value-type="float" office:value="1676710" calcext:value-type="float">
            <text:p>1676710</text:p>
          </table:table-cell>
          <table:table-cell office:value-type="float" office:value="5" calcext:value-type="float">
            <text:p>5</text:p>
          </table:table-cell>
          <table:table-cell office:value-type="float" office:value="0.821972587343763" calcext:value-type="float">
            <text:p>0.821972587343763</text:p>
          </table:table-cell>
          <table:table-cell office:value-type="float" office:value="0.987058995611548" calcext:value-type="float">
            <text:p>0.987058995611548</text:p>
          </table:table-cell>
          <table:table-cell office:value-type="float" office:value="0.994961976404426" calcext:value-type="float">
            <text:p>0.994961976404426</text:p>
          </table:table-cell>
          <table:table-cell office:value-type="float" office:value="0.808320141830461" calcext:value-type="float">
            <text:p>0.808320141830461</text:p>
          </table:table-cell>
          <table:table-cell office:value-type="float" office:value="0.691816889264213" calcext:value-type="float">
            <text:p>0.691816889264213</text:p>
          </table:table-cell>
          <table:table-cell office:value-type="float" office:value="0.574413606454564" calcext:value-type="float">
            <text:p>0.574413606454564</text:p>
          </table:table-cell>
          <table:table-cell office:value-type="float" office:value="0.999397158550877" calcext:value-type="float">
            <text:p>0.999397158550877</text:p>
          </table:table-cell>
          <table:table-cell office:value-type="float" office:value="-88.3359716339078" calcext:value-type="float">
            <text:p>-88.3359716339078</text:p>
          </table:table-cell>
          <table:table-cell office:value-type="float" office:value="-111.636622147157" calcext:value-type="float">
            <text:p>-111.636622147157</text:p>
          </table:table-cell>
          <table:table-cell office:value-type="float" office:value="-135.117278709087" calcext:value-type="float">
            <text:p>-135.117278709087</text:p>
          </table:table-cell>
        </table:table-row>
        <table:table-row table:style-name="ro1">
          <table:table-cell office:value-type="string" calcext:value-type="string">
            <text:p>2019-11-12 12:14:07</text:p>
          </table:table-cell>
          <table:table-cell office:value-type="float" office:value="26.9292595173756" calcext:value-type="float">
            <text:p>26.9292595173756</text:p>
          </table:table-cell>
          <table:table-cell office:value-type="float" office:value="74.6217224412233" calcext:value-type="float">
            <text:p>74.6217224412233</text:p>
          </table:table-cell>
          <table:table-cell office:value-type="float" office:value="980.649324115832" calcext:value-type="float">
            <text:p>980.64932411583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5536" calcext:value-type="float">
            <text:p>1365536</text:p>
          </table:table-cell>
          <table:table-cell office:value-type="float" office:value="1659425" calcext:value-type="float">
            <text:p>1659425</text:p>
          </table:table-cell>
          <table:table-cell office:value-type="float" office:value="1664547" calcext:value-type="float">
            <text:p>1664547</text:p>
          </table:table-cell>
          <table:table-cell office:value-type="float" office:value="1218315" calcext:value-type="float">
            <text:p>1218315</text:p>
          </table:table-cell>
          <table:table-cell office:value-type="float" office:value="1391597" calcext:value-type="float">
            <text:p>1391597</text:p>
          </table:table-cell>
          <table:table-cell office:value-type="float" office:value="967603" calcext:value-type="float">
            <text:p>967603</text:p>
          </table:table-cell>
          <table:table-cell office:value-type="float" office:value="1676609" calcext:value-type="float">
            <text:p>1676609</text:p>
          </table:table-cell>
          <table:table-cell office:value-type="float" office:value="5" calcext:value-type="float">
            <text:p>5</text:p>
          </table:table-cell>
          <table:table-cell office:value-type="float" office:value="0.813922979107258" calcext:value-type="float">
            <text:p>0.813922979107258</text:p>
          </table:table-cell>
          <table:table-cell office:value-type="float" office:value="0.989094494473278" calcext:value-type="float">
            <text:p>0.989094494473278</text:p>
          </table:table-cell>
          <table:table-cell office:value-type="float" office:value="0.992147444742613" calcext:value-type="float">
            <text:p>0.992147444742613</text:p>
          </table:table-cell>
          <table:table-cell office:value-type="float" office:value="0.726172414561798" calcext:value-type="float">
            <text:p>0.726172414561798</text:p>
          </table:table-cell>
          <table:table-cell office:value-type="float" office:value="0.829456547433918" calcext:value-type="float">
            <text:p>0.829456547433918</text:p>
          </table:table-cell>
          <table:table-cell office:value-type="float" office:value="0.576736399738359" calcext:value-type="float">
            <text:p>0.576736399738359</text:p>
          </table:table-cell>
          <table:table-cell office:value-type="float" office:value="0.999336957852478" calcext:value-type="float">
            <text:p>0.999336957852478</text:p>
          </table:table-cell>
          <table:table-cell office:value-type="float" office:value="-104.76551708764" calcext:value-type="float">
            <text:p>-104.76551708764</text:p>
          </table:table-cell>
          <table:table-cell office:value-type="float" office:value="-84.1086905132163" calcext:value-type="float">
            <text:p>-84.1086905132163</text:p>
          </table:table-cell>
          <table:table-cell office:value-type="float" office:value="-134.652720052328" calcext:value-type="float">
            <text:p>-134.652720052328</text:p>
          </table:table-cell>
        </table:table-row>
        <table:table-row table:style-name="ro1">
          <table:table-cell office:value-type="string" calcext:value-type="string">
            <text:p>2019-11-12 12:14:08</text:p>
          </table:table-cell>
          <table:table-cell office:value-type="float" office:value="26.9343136349926" calcext:value-type="float">
            <text:p>26.9343136349926</text:p>
          </table:table-cell>
          <table:table-cell office:value-type="float" office:value="74.5416079865806" calcext:value-type="float">
            <text:p>74.5416079865806</text:p>
          </table:table-cell>
          <table:table-cell office:value-type="float" office:value="980.657817660299" calcext:value-type="float">
            <text:p>980.65781766029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3189" calcext:value-type="float">
            <text:p>1383189</text:p>
          </table:table-cell>
          <table:table-cell office:value-type="float" office:value="1656558" calcext:value-type="float">
            <text:p>1656558</text:p>
          </table:table-cell>
          <table:table-cell office:value-type="float" office:value="1665759" calcext:value-type="float">
            <text:p>1665759</text:p>
          </table:table-cell>
          <table:table-cell office:value-type="float" office:value="1153272" calcext:value-type="float">
            <text:p>1153272</text:p>
          </table:table-cell>
          <table:table-cell office:value-type="float" office:value="1197210" calcext:value-type="float">
            <text:p>1197210</text:p>
          </table:table-cell>
          <table:table-cell office:value-type="float" office:value="1133813" calcext:value-type="float">
            <text:p>1133813</text:p>
          </table:table-cell>
          <table:table-cell office:value-type="float" office:value="1675622" calcext:value-type="float">
            <text:p>1675622</text:p>
          </table:table-cell>
          <table:table-cell office:value-type="float" office:value="5" calcext:value-type="float">
            <text:p>5</text:p>
          </table:table-cell>
          <table:table-cell office:value-type="float" office:value="0.824444988303779" calcext:value-type="float">
            <text:p>0.824444988303779</text:p>
          </table:table-cell>
          <table:table-cell office:value-type="float" office:value="0.987385629103855" calcext:value-type="float">
            <text:p>0.987385629103855</text:p>
          </table:table-cell>
          <table:table-cell office:value-type="float" office:value="0.992869853123409" calcext:value-type="float">
            <text:p>0.992869853123409</text:p>
          </table:table-cell>
          <table:table-cell office:value-type="float" office:value="0.687403760838957" calcext:value-type="float">
            <text:p>0.687403760838957</text:p>
          </table:table-cell>
          <table:table-cell office:value-type="float" office:value="0.713592852782351" calcext:value-type="float">
            <text:p>0.713592852782351</text:p>
          </table:table-cell>
          <table:table-cell office:value-type="float" office:value="0.675805291629468" calcext:value-type="float">
            <text:p>0.675805291629468</text:p>
          </table:table-cell>
          <table:table-cell office:value-type="float" office:value="0.998748659938414" calcext:value-type="float">
            <text:p>0.998748659938414</text:p>
          </table:table-cell>
          <table:table-cell office:value-type="float" office:value="-112.519247832209" calcext:value-type="float">
            <text:p>-112.519247832209</text:p>
          </table:table-cell>
          <table:table-cell office:value-type="float" office:value="-107.28142944353" calcext:value-type="float">
            <text:p>-107.28142944353</text:p>
          </table:table-cell>
          <table:table-cell office:value-type="float" office:value="-114.838941674106" calcext:value-type="float">
            <text:p>-114.838941674106</text:p>
          </table:table-cell>
        </table:table-row>
        <table:table-row table:style-name="ro1">
          <table:table-cell office:value-type="string" calcext:value-type="string">
            <text:p>2019-11-12 12:14:10</text:p>
          </table:table-cell>
          <table:table-cell office:value-type="float" office:value="26.9242054000497" calcext:value-type="float">
            <text:p>26.9242054000497</text:p>
          </table:table-cell>
          <table:table-cell office:value-type="float" office:value="74.4924825405576" calcext:value-type="float">
            <text:p>74.4924825405576</text:p>
          </table:table-cell>
          <table:table-cell office:value-type="float" office:value="980.640830607121" calcext:value-type="float">
            <text:p>980.64083060712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0395" calcext:value-type="float">
            <text:p>1360395</text:p>
          </table:table-cell>
          <table:table-cell office:value-type="float" office:value="1657543" calcext:value-type="float">
            <text:p>1657543</text:p>
          </table:table-cell>
          <table:table-cell office:value-type="float" office:value="1666703" calcext:value-type="float">
            <text:p>1666703</text:p>
          </table:table-cell>
          <table:table-cell office:value-type="float" office:value="1371583" calcext:value-type="float">
            <text:p>1371583</text:p>
          </table:table-cell>
          <table:table-cell office:value-type="float" office:value="1141874" calcext:value-type="float">
            <text:p>1141874</text:p>
          </table:table-cell>
          <table:table-cell office:value-type="float" office:value="1061529" calcext:value-type="float">
            <text:p>1061529</text:p>
          </table:table-cell>
          <table:table-cell office:value-type="float" office:value="1676433" calcext:value-type="float">
            <text:p>1676433</text:p>
          </table:table-cell>
          <table:table-cell office:value-type="float" office:value="5" calcext:value-type="float">
            <text:p>5</text:p>
          </table:table-cell>
          <table:table-cell office:value-type="float" office:value="0.810858703954065" calcext:value-type="float">
            <text:p>0.810858703954065</text:p>
          </table:table-cell>
          <table:table-cell office:value-type="float" office:value="0.987972734924881" calcext:value-type="float">
            <text:p>0.987972734924881</text:p>
          </table:table-cell>
          <table:table-cell office:value-type="float" office:value="0.993432521037164" calcext:value-type="float">
            <text:p>0.993432521037164</text:p>
          </table:table-cell>
          <table:table-cell office:value-type="float" office:value="0.817527272406491" calcext:value-type="float">
            <text:p>0.817527272406491</text:p>
          </table:table-cell>
          <table:table-cell office:value-type="float" office:value="0.680610022617581" calcext:value-type="float">
            <text:p>0.680610022617581</text:p>
          </table:table-cell>
          <table:table-cell office:value-type="float" office:value="0.632720665063937" calcext:value-type="float">
            <text:p>0.632720665063937</text:p>
          </table:table-cell>
          <table:table-cell office:value-type="float" office:value="0.999232053665168" calcext:value-type="float">
            <text:p>0.999232053665168</text:p>
          </table:table-cell>
          <table:table-cell office:value-type="float" office:value="-86.4945455187017" calcext:value-type="float">
            <text:p>-86.4945455187017</text:p>
          </table:table-cell>
          <table:table-cell office:value-type="float" office:value="-113.877995476484" calcext:value-type="float">
            <text:p>-113.877995476484</text:p>
          </table:table-cell>
          <table:table-cell office:value-type="float" office:value="-123.455866987213" calcext:value-type="float">
            <text:p>-123.455866987213</text:p>
          </table:table-cell>
        </table:table-row>
        <table:table-row table:style-name="ro1">
          <table:table-cell office:value-type="string" calcext:value-type="string">
            <text:p>2019-11-12 12:14:11</text:p>
          </table:table-cell>
          <table:table-cell office:value-type="float" office:value="26.9242054000497" calcext:value-type="float">
            <text:p>26.9242054000497</text:p>
          </table:table-cell>
          <table:table-cell office:value-type="float" office:value="74.5891075285961" calcext:value-type="float">
            <text:p>74.5891075285961</text:p>
          </table:table-cell>
          <table:table-cell office:value-type="float" office:value="980.668404677622" calcext:value-type="float">
            <text:p>980.66840467762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2079" calcext:value-type="float">
            <text:p>1382079</text:p>
          </table:table-cell>
          <table:table-cell office:value-type="float" office:value="1654806" calcext:value-type="float">
            <text:p>1654806</text:p>
          </table:table-cell>
          <table:table-cell office:value-type="float" office:value="1665783" calcext:value-type="float">
            <text:p>1665783</text:p>
          </table:table-cell>
          <table:table-cell office:value-type="float" office:value="1278346" calcext:value-type="float">
            <text:p>1278346</text:p>
          </table:table-cell>
          <table:table-cell office:value-type="float" office:value="1408028" calcext:value-type="float">
            <text:p>1408028</text:p>
          </table:table-cell>
          <table:table-cell office:value-type="float" office:value="953893" calcext:value-type="float">
            <text:p>953893</text:p>
          </table:table-cell>
          <table:table-cell office:value-type="float" office:value="1675713" calcext:value-type="float">
            <text:p>1675713</text:p>
          </table:table-cell>
          <table:table-cell office:value-type="float" office:value="5" calcext:value-type="float">
            <text:p>5</text:p>
          </table:table-cell>
          <table:table-cell office:value-type="float" office:value="0.823783376667902" calcext:value-type="float">
            <text:p>0.823783376667902</text:p>
          </table:table-cell>
          <table:table-cell office:value-type="float" office:value="0.986341355602903" calcext:value-type="float">
            <text:p>0.986341355602903</text:p>
          </table:table-cell>
          <table:table-cell office:value-type="float" office:value="0.99288415823986" calcext:value-type="float">
            <text:p>0.99288415823986</text:p>
          </table:table-cell>
          <table:table-cell office:value-type="float" office:value="0.761953683132372" calcext:value-type="float">
            <text:p>0.761953683132372</text:p>
          </table:table-cell>
          <table:table-cell office:value-type="float" office:value="0.839250187784456" calcext:value-type="float">
            <text:p>0.839250187784456</text:p>
          </table:table-cell>
          <table:table-cell office:value-type="float" office:value="0.568564601965499" calcext:value-type="float">
            <text:p>0.568564601965499</text:p>
          </table:table-cell>
          <table:table-cell office:value-type="float" office:value="0.998802900171626" calcext:value-type="float">
            <text:p>0.998802900171626</text:p>
          </table:table-cell>
          <table:table-cell office:value-type="float" office:value="-97.6092633735255" calcext:value-type="float">
            <text:p>-97.6092633735255</text:p>
          </table:table-cell>
          <table:table-cell office:value-type="float" office:value="-82.1499624431089" calcext:value-type="float">
            <text:p>-82.1499624431089</text:p>
          </table:table-cell>
          <table:table-cell office:value-type="float" office:value="-136.2870796069" calcext:value-type="float">
            <text:p>-136.2870796069</text:p>
          </table:table-cell>
        </table:table-row>
        <table:table-row table:style-name="ro1">
          <table:table-cell office:value-type="string" calcext:value-type="string">
            <text:p>2019-11-12 12:14:12</text:p>
          </table:table-cell>
          <table:table-cell office:value-type="float" office:value="26.9292595173756" calcext:value-type="float">
            <text:p>26.9292595173756</text:p>
          </table:table-cell>
          <table:table-cell office:value-type="float" office:value="74.6002504302909" calcext:value-type="float">
            <text:p>74.6002504302909</text:p>
          </table:table-cell>
          <table:table-cell office:value-type="float" office:value="980.704472736809" calcext:value-type="float">
            <text:p>980.70447273680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9304" calcext:value-type="float">
            <text:p>1379304</text:p>
          </table:table-cell>
          <table:table-cell office:value-type="float" office:value="1656828" calcext:value-type="float">
            <text:p>1656828</text:p>
          </table:table-cell>
          <table:table-cell office:value-type="float" office:value="1665725" calcext:value-type="float">
            <text:p>1665725</text:p>
          </table:table-cell>
          <table:table-cell office:value-type="float" office:value="1242520" calcext:value-type="float">
            <text:p>1242520</text:p>
          </table:table-cell>
          <table:table-cell office:value-type="float" office:value="1166058" calcext:value-type="float">
            <text:p>1166058</text:p>
          </table:table-cell>
          <table:table-cell office:value-type="float" office:value="1113236" calcext:value-type="float">
            <text:p>1113236</text:p>
          </table:table-cell>
          <table:table-cell office:value-type="float" office:value="1675653" calcext:value-type="float">
            <text:p>1675653</text:p>
          </table:table-cell>
          <table:table-cell office:value-type="float" office:value="5" calcext:value-type="float">
            <text:p>5</text:p>
          </table:table-cell>
          <table:table-cell office:value-type="float" office:value="0.822129347578209" calcext:value-type="float">
            <text:p>0.822129347578209</text:p>
          </table:table-cell>
          <table:table-cell office:value-type="float" office:value="0.987546561663933" calcext:value-type="float">
            <text:p>0.987546561663933</text:p>
          </table:table-cell>
          <table:table-cell office:value-type="float" office:value="0.992849587541769" calcext:value-type="float">
            <text:p>0.992849587541769</text:p>
          </table:table-cell>
          <table:table-cell office:value-type="float" office:value="0.74059972054955" calcext:value-type="float">
            <text:p>0.74059972054955</text:p>
          </table:table-cell>
          <table:table-cell office:value-type="float" office:value="0.695024811628438" calcext:value-type="float">
            <text:p>0.695024811628438</text:p>
          </table:table-cell>
          <table:table-cell office:value-type="float" office:value="0.663540442411952" calcext:value-type="float">
            <text:p>0.663540442411952</text:p>
          </table:table-cell>
          <table:table-cell office:value-type="float" office:value="0.998767137380497" calcext:value-type="float">
            <text:p>0.998767137380497</text:p>
          </table:table-cell>
          <table:table-cell office:value-type="float" office:value="-101.88005589009" calcext:value-type="float">
            <text:p>-101.88005589009</text:p>
          </table:table-cell>
          <table:table-cell office:value-type="float" office:value="-110.995037674312" calcext:value-type="float">
            <text:p>-110.995037674312</text:p>
          </table:table-cell>
          <table:table-cell office:value-type="float" office:value="-117.29191151761" calcext:value-type="float">
            <text:p>-117.29191151761</text:p>
          </table:table-cell>
        </table:table-row>
        <table:table-row table:style-name="ro1">
          <table:table-cell office:value-type="string" calcext:value-type="string">
            <text:p>2019-11-12 12:14:13</text:p>
          </table:table-cell>
          <table:table-cell office:value-type="float" office:value="26.9343136349926" calcext:value-type="float">
            <text:p>26.9343136349926</text:p>
          </table:table-cell>
          <table:table-cell office:value-type="float" office:value="74.5577124712747" calcext:value-type="float">
            <text:p>74.5577124712747</text:p>
          </table:table-cell>
          <table:table-cell office:value-type="float" office:value="980.712966739371" calcext:value-type="float">
            <text:p>980.71296673937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2010" calcext:value-type="float">
            <text:p>1382010</text:p>
          </table:table-cell>
          <table:table-cell office:value-type="float" office:value="1654588" calcext:value-type="float">
            <text:p>1654588</text:p>
          </table:table-cell>
          <table:table-cell office:value-type="float" office:value="1666214" calcext:value-type="float">
            <text:p>1666214</text:p>
          </table:table-cell>
          <table:table-cell office:value-type="float" office:value="1291536" calcext:value-type="float">
            <text:p>1291536</text:p>
          </table:table-cell>
          <table:table-cell office:value-type="float" office:value="1395691" calcext:value-type="float">
            <text:p>1395691</text:p>
          </table:table-cell>
          <table:table-cell office:value-type="float" office:value="947213" calcext:value-type="float">
            <text:p>947213</text:p>
          </table:table-cell>
          <table:table-cell office:value-type="float" office:value="1675742" calcext:value-type="float">
            <text:p>1675742</text:p>
          </table:table-cell>
          <table:table-cell office:value-type="float" office:value="5" calcext:value-type="float">
            <text:p>5</text:p>
          </table:table-cell>
          <table:table-cell office:value-type="float" office:value="0.823742249458104" calcext:value-type="float">
            <text:p>0.823742249458104</text:p>
          </table:table-cell>
          <table:table-cell office:value-type="float" office:value="0.986211417461803" calcext:value-type="float">
            <text:p>0.986211417461803</text:p>
          </table:table-cell>
          <table:table-cell office:value-type="float" office:value="0.993141054289466" calcext:value-type="float">
            <text:p>0.993141054289466</text:p>
          </table:table-cell>
          <table:table-cell office:value-type="float" office:value="0.769815536715452" calcext:value-type="float">
            <text:p>0.769815536715452</text:p>
          </table:table-cell>
          <table:table-cell office:value-type="float" office:value="0.831896761881919" calcext:value-type="float">
            <text:p>0.831896761881919</text:p>
          </table:table-cell>
          <table:table-cell office:value-type="float" office:value="0.56458301121986" calcext:value-type="float">
            <text:p>0.56458301121986</text:p>
          </table:table-cell>
          <table:table-cell office:value-type="float" office:value="0.998820185520671" calcext:value-type="float">
            <text:p>0.998820185520671</text:p>
          </table:table-cell>
          <table:table-cell office:value-type="float" office:value="-96.0368926569095" calcext:value-type="float">
            <text:p>-96.0368926569095</text:p>
          </table:table-cell>
          <table:table-cell office:value-type="float" office:value="-83.6206476236162" calcext:value-type="float">
            <text:p>-83.6206476236162</text:p>
          </table:table-cell>
          <table:table-cell office:value-type="float" office:value="-137.083397756028" calcext:value-type="float">
            <text:p>-137.083397756028</text:p>
          </table:table-cell>
        </table:table-row>
        <table:table-row table:style-name="ro1">
          <table:table-cell office:value-type="string" calcext:value-type="string">
            <text:p>2019-11-12 12:14:15</text:p>
          </table:table-cell>
          <table:table-cell office:value-type="float" office:value="26.9242054000497" calcext:value-type="float">
            <text:p>26.9242054000497</text:p>
          </table:table-cell>
          <table:table-cell office:value-type="float" office:value="74.5193230948909" calcext:value-type="float">
            <text:p>74.5193230948909</text:p>
          </table:table-cell>
          <table:table-cell office:value-type="float" office:value="980.640830607121" calcext:value-type="float">
            <text:p>980.64083060712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0249" calcext:value-type="float">
            <text:p>1380249</text:p>
          </table:table-cell>
          <table:table-cell office:value-type="float" office:value="1657400" calcext:value-type="float">
            <text:p>1657400</text:p>
          </table:table-cell>
          <table:table-cell office:value-type="float" office:value="1667251" calcext:value-type="float">
            <text:p>1667251</text:p>
          </table:table-cell>
          <table:table-cell office:value-type="float" office:value="1112660" calcext:value-type="float">
            <text:p>1112660</text:p>
          </table:table-cell>
          <table:table-cell office:value-type="float" office:value="1274397" calcext:value-type="float">
            <text:p>1274397</text:p>
          </table:table-cell>
          <table:table-cell office:value-type="float" office:value="1171319" calcext:value-type="float">
            <text:p>1171319</text:p>
          </table:table-cell>
          <table:table-cell office:value-type="float" office:value="1679115" calcext:value-type="float">
            <text:p>1679115</text:p>
          </table:table-cell>
          <table:table-cell office:value-type="float" office:value="5" calcext:value-type="float">
            <text:p>5</text:p>
          </table:table-cell>
          <table:table-cell office:value-type="float" office:value="0.822692611538483" calcext:value-type="float">
            <text:p>0.822692611538483</text:p>
          </table:table-cell>
          <table:table-cell office:value-type="float" office:value="0.987887500272691" calcext:value-type="float">
            <text:p>0.987887500272691</text:p>
          </table:table-cell>
          <table:table-cell office:value-type="float" office:value="0.993759154529471" calcext:value-type="float">
            <text:p>0.993759154529471</text:p>
          </table:table-cell>
          <table:table-cell office:value-type="float" office:value="0.663197119617119" calcext:value-type="float">
            <text:p>0.663197119617119</text:p>
          </table:table-cell>
          <table:table-cell office:value-type="float" office:value="0.759599895429599" calcext:value-type="float">
            <text:p>0.759599895429599</text:p>
          </table:table-cell>
          <table:table-cell office:value-type="float" office:value="0.698160612363888" calcext:value-type="float">
            <text:p>0.698160612363888</text:p>
          </table:table-cell>
          <table:table-cell office:value-type="float" office:value="1.00083065042861" calcext:value-type="float">
            <text:p>1.00083065042861</text:p>
          </table:table-cell>
          <table:table-cell office:value-type="float" office:value="-117.360576076576" calcext:value-type="float">
            <text:p>-117.360576076576</text:p>
          </table:table-cell>
          <table:table-cell office:value-type="float" office:value="-98.0800209140802" calcext:value-type="float">
            <text:p>-98.0800209140802</text:p>
          </table:table-cell>
          <table:table-cell office:value-type="float" office:value="-110.367877527222" calcext:value-type="float">
            <text:p>-110.367877527222</text:p>
          </table:table-cell>
        </table:table-row>
        <table:table-row table:style-name="ro1">
          <table:table-cell office:value-type="string" calcext:value-type="string">
            <text:p>2019-11-12 12:14:16</text:p>
          </table:table-cell>
          <table:table-cell office:value-type="float" office:value="26.9242054000497" calcext:value-type="float">
            <text:p>26.9242054000497</text:p>
          </table:table-cell>
          <table:table-cell office:value-type="float" office:value="74.4710099420814" calcext:value-type="float">
            <text:p>74.4710099420814</text:p>
          </table:table-cell>
          <table:table-cell office:value-type="float" office:value="980.640830607121" calcext:value-type="float">
            <text:p>980.64083060712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2582" calcext:value-type="float">
            <text:p>1382582</text:p>
          </table:table-cell>
          <table:table-cell office:value-type="float" office:value="1654752" calcext:value-type="float">
            <text:p>1654752</text:p>
          </table:table-cell>
          <table:table-cell office:value-type="float" office:value="1665703" calcext:value-type="float">
            <text:p>1665703</text:p>
          </table:table-cell>
          <table:table-cell office:value-type="float" office:value="1276791" calcext:value-type="float">
            <text:p>1276791</text:p>
          </table:table-cell>
          <table:table-cell office:value-type="float" office:value="1409388" calcext:value-type="float">
            <text:p>1409388</text:p>
          </table:table-cell>
          <table:table-cell office:value-type="float" office:value="953440" calcext:value-type="float">
            <text:p>953440</text:p>
          </table:table-cell>
          <table:table-cell office:value-type="float" office:value="1675074" calcext:value-type="float">
            <text:p>1675074</text:p>
          </table:table-cell>
          <table:table-cell office:value-type="float" office:value="5" calcext:value-type="float">
            <text:p>5</text:p>
          </table:table-cell>
          <table:table-cell office:value-type="float" office:value="0.824083188066862" calcext:value-type="float">
            <text:p>0.824083188066862</text:p>
          </table:table-cell>
          <table:table-cell office:value-type="float" office:value="0.986309169090887" calcext:value-type="float">
            <text:p>0.986309169090887</text:p>
          </table:table-cell>
          <table:table-cell office:value-type="float" office:value="0.992836474518355" calcext:value-type="float">
            <text:p>0.992836474518355</text:p>
          </table:table-cell>
          <table:table-cell office:value-type="float" office:value="0.761026830795626" calcext:value-type="float">
            <text:p>0.761026830795626</text:p>
          </table:table-cell>
          <table:table-cell office:value-type="float" office:value="0.840060811050035" calcext:value-type="float">
            <text:p>0.840060811050035</text:p>
          </table:table-cell>
          <table:table-cell office:value-type="float" office:value="0.568294592892479" calcext:value-type="float">
            <text:p>0.568294592892479</text:p>
          </table:table-cell>
          <table:table-cell office:value-type="float" office:value="0.998422026446107" calcext:value-type="float">
            <text:p>0.998422026446107</text:p>
          </table:table-cell>
          <table:table-cell office:value-type="float" office:value="-97.7946338408749" calcext:value-type="float">
            <text:p>-97.7946338408749</text:p>
          </table:table-cell>
          <table:table-cell office:value-type="float" office:value="-81.987837789993" calcext:value-type="float">
            <text:p>-81.987837789993</text:p>
          </table:table-cell>
          <table:table-cell office:value-type="float" office:value="-136.341081421504" calcext:value-type="float">
            <text:p>-136.341081421504</text:p>
          </table:table-cell>
        </table:table-row>
        <table:table-row table:style-name="ro1">
          <table:table-cell office:value-type="string" calcext:value-type="string">
            <text:p>2019-11-12 12:14:17</text:p>
          </table:table-cell>
          <table:table-cell office:value-type="float" office:value="26.9393677529006" calcext:value-type="float">
            <text:p>26.9393677529006</text:p>
          </table:table-cell>
          <table:table-cell office:value-type="float" office:value="74.4722265004831" calcext:value-type="float">
            <text:p>74.4722265004831</text:p>
          </table:table-cell>
          <table:table-cell office:value-type="float" office:value="980.638736504754" calcext:value-type="float">
            <text:p>980.63873650475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1004" calcext:value-type="float">
            <text:p>1381004</text:p>
          </table:table-cell>
          <table:table-cell office:value-type="float" office:value="1656264" calcext:value-type="float">
            <text:p>1656264</text:p>
          </table:table-cell>
          <table:table-cell office:value-type="float" office:value="1665730" calcext:value-type="float">
            <text:p>1665730</text:p>
          </table:table-cell>
          <table:table-cell office:value-type="float" office:value="1121714" calcext:value-type="float">
            <text:p>1121714</text:p>
          </table:table-cell>
          <table:table-cell office:value-type="float" office:value="1227944" calcext:value-type="float">
            <text:p>1227944</text:p>
          </table:table-cell>
          <table:table-cell office:value-type="float" office:value="1149248" calcext:value-type="float">
            <text:p>1149248</text:p>
          </table:table-cell>
          <table:table-cell office:value-type="float" office:value="1675133" calcext:value-type="float">
            <text:p>1675133</text:p>
          </table:table-cell>
          <table:table-cell office:value-type="float" office:value="5" calcext:value-type="float">
            <text:p>5</text:p>
          </table:table-cell>
          <table:table-cell office:value-type="float" office:value="0.823142626660183" calcext:value-type="float">
            <text:p>0.823142626660183</text:p>
          </table:table-cell>
          <table:table-cell office:value-type="float" office:value="0.987210391427325" calcext:value-type="float">
            <text:p>0.987210391427325</text:p>
          </table:table-cell>
          <table:table-cell office:value-type="float" office:value="0.992852567774364" calcext:value-type="float">
            <text:p>0.992852567774364</text:p>
          </table:table-cell>
          <table:table-cell office:value-type="float" office:value="0.668593724798408" calcext:value-type="float">
            <text:p>0.668593724798408</text:p>
          </table:table-cell>
          <table:table-cell office:value-type="float" office:value="0.731911746491402" calcext:value-type="float">
            <text:p>0.731911746491402</text:p>
          </table:table-cell>
          <table:table-cell office:value-type="float" office:value="0.685005269647273" calcext:value-type="float">
            <text:p>0.685005269647273</text:p>
          </table:table-cell>
          <table:table-cell office:value-type="float" office:value="0.998457193190717" calcext:value-type="float">
            <text:p>0.998457193190717</text:p>
          </table:table-cell>
          <table:table-cell office:value-type="float" office:value="-116.281255040318" calcext:value-type="float">
            <text:p>-116.281255040318</text:p>
          </table:table-cell>
          <table:table-cell office:value-type="float" office:value="-103.61765070172" calcext:value-type="float">
            <text:p>-103.61765070172</text:p>
          </table:table-cell>
          <table:table-cell office:value-type="float" office:value="-112.998946070545" calcext:value-type="float">
            <text:p>-112.998946070545</text:p>
          </table:table-cell>
        </table:table-row>
        <table:table-row table:style-name="ro1">
          <table:table-cell office:value-type="string" calcext:value-type="string">
            <text:p>2019-11-12 12:14:18</text:p>
          </table:table-cell>
          <table:table-cell office:value-type="float" office:value="26.9292595173756" calcext:value-type="float">
            <text:p>26.9292595173756</text:p>
          </table:table-cell>
          <table:table-cell office:value-type="float" office:value="74.4875201122906" calcext:value-type="float">
            <text:p>74.4875201122906</text:p>
          </table:table-cell>
          <table:table-cell office:value-type="float" office:value="980.649324115832" calcext:value-type="float">
            <text:p>980.64932411583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2558" calcext:value-type="float">
            <text:p>1382558</text:p>
          </table:table-cell>
          <table:table-cell office:value-type="float" office:value="1658920" calcext:value-type="float">
            <text:p>1658920</text:p>
          </table:table-cell>
          <table:table-cell office:value-type="float" office:value="1674171" calcext:value-type="float">
            <text:p>1674171</text:p>
          </table:table-cell>
          <table:table-cell office:value-type="float" office:value="1361333" calcext:value-type="float">
            <text:p>1361333</text:p>
          </table:table-cell>
          <table:table-cell office:value-type="float" office:value="1146921" calcext:value-type="float">
            <text:p>1146921</text:p>
          </table:table-cell>
          <table:table-cell office:value-type="float" office:value="1048733" calcext:value-type="float">
            <text:p>1048733</text:p>
          </table:table-cell>
          <table:table-cell office:value-type="float" office:value="1675802" calcext:value-type="float">
            <text:p>1675802</text:p>
          </table:table-cell>
          <table:table-cell office:value-type="float" office:value="5" calcext:value-type="float">
            <text:p>5</text:p>
          </table:table-cell>
          <table:table-cell office:value-type="float" office:value="0.824068882950411" calcext:value-type="float">
            <text:p>0.824068882950411</text:p>
          </table:table-cell>
          <table:table-cell office:value-type="float" office:value="0.98879349098128" calcext:value-type="float">
            <text:p>0.98879349098128</text:p>
          </table:table-cell>
          <table:table-cell office:value-type="float" office:value="0.997883796439623" calcext:value-type="float">
            <text:p>0.997883796439623</text:p>
          </table:table-cell>
          <table:table-cell office:value-type="float" office:value="0.811417795588707" calcext:value-type="float">
            <text:p>0.811417795588707</text:p>
          </table:table-cell>
          <table:table-cell office:value-type="float" office:value="0.683618269398006" calcext:value-type="float">
            <text:p>0.683618269398006</text:p>
          </table:table-cell>
          <table:table-cell office:value-type="float" office:value="0.625093653809268" calcext:value-type="float">
            <text:p>0.625093653809268</text:p>
          </table:table-cell>
          <table:table-cell office:value-type="float" office:value="0.9988559483118" calcext:value-type="float">
            <text:p>0.9988559483118</text:p>
          </table:table-cell>
          <table:table-cell office:value-type="float" office:value="-87.7164408822585" calcext:value-type="float">
            <text:p>-87.7164408822585</text:p>
          </table:table-cell>
          <table:table-cell office:value-type="float" office:value="-113.276346120399" calcext:value-type="float">
            <text:p>-113.276346120399</text:p>
          </table:table-cell>
          <table:table-cell office:value-type="float" office:value="-124.981269238146" calcext:value-type="float">
            <text:p>-124.981269238146</text:p>
          </table:table-cell>
        </table:table-row>
        <table:table-row table:style-name="ro1">
          <table:table-cell office:value-type="string" calcext:value-type="string">
            <text:p>2019-11-12 12:14:20</text:p>
          </table:table-cell>
          <table:table-cell office:value-type="float" office:value="26.9343136349926" calcext:value-type="float">
            <text:p>26.9343136349926</text:p>
          </table:table-cell>
          <table:table-cell office:value-type="float" office:value="74.4449794507435" calcext:value-type="float">
            <text:p>74.4449794507435</text:p>
          </table:table-cell>
          <table:table-cell office:value-type="float" office:value="980.657817660299" calcext:value-type="float">
            <text:p>980.65781766029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2037" calcext:value-type="float">
            <text:p>1362037</text:p>
          </table:table-cell>
          <table:table-cell office:value-type="float" office:value="1657466" calcext:value-type="float">
            <text:p>1657466</text:p>
          </table:table-cell>
          <table:table-cell office:value-type="float" office:value="1666599" calcext:value-type="float">
            <text:p>1666599</text:p>
          </table:table-cell>
          <table:table-cell office:value-type="float" office:value="1158537" calcext:value-type="float">
            <text:p>1158537</text:p>
          </table:table-cell>
          <table:table-cell office:value-type="float" office:value="1379107" calcext:value-type="float">
            <text:p>1379107</text:p>
          </table:table-cell>
          <table:table-cell office:value-type="float" office:value="1013546" calcext:value-type="float">
            <text:p>1013546</text:p>
          </table:table-cell>
          <table:table-cell office:value-type="float" office:value="1678180" calcext:value-type="float">
            <text:p>1678180</text:p>
          </table:table-cell>
          <table:table-cell office:value-type="float" office:value="5" calcext:value-type="float">
            <text:p>5</text:p>
          </table:table-cell>
          <table:table-cell office:value-type="float" office:value="0.811837412337948" calcext:value-type="float">
            <text:p>0.811837412337948</text:p>
          </table:table-cell>
          <table:table-cell office:value-type="float" office:value="0.987926839342932" calcext:value-type="float">
            <text:p>0.987926839342932</text:p>
          </table:table-cell>
          <table:table-cell office:value-type="float" office:value="0.993370532199208" calcext:value-type="float">
            <text:p>0.993370532199208</text:p>
          </table:table-cell>
          <table:table-cell office:value-type="float" office:value="0.690541945760482" calcext:value-type="float">
            <text:p>0.690541945760482</text:p>
          </table:table-cell>
          <table:table-cell office:value-type="float" office:value="0.822011926414004" calcext:value-type="float">
            <text:p>0.822011926414004</text:p>
          </table:table-cell>
          <table:table-cell office:value-type="float" office:value="0.604120564951964" calcext:value-type="float">
            <text:p>0.604120564951964</text:p>
          </table:table-cell>
          <table:table-cell office:value-type="float" office:value="1.00027334693353" calcext:value-type="float">
            <text:p>1.00027334693353</text:p>
          </table:table-cell>
          <table:table-cell office:value-type="float" office:value="-111.891610847904" calcext:value-type="float">
            <text:p>-111.891610847904</text:p>
          </table:table-cell>
          <table:table-cell office:value-type="float" office:value="-85.5976147171992" calcext:value-type="float">
            <text:p>-85.5976147171992</text:p>
          </table:table-cell>
          <table:table-cell office:value-type="float" office:value="-129.175887009607" calcext:value-type="float">
            <text:p>-129.175887009607</text:p>
          </table:table-cell>
        </table:table-row>
        <table:table-row table:style-name="ro1">
          <table:table-cell office:value-type="string" calcext:value-type="string">
            <text:p>2019-11-12 12:14:21</text:p>
          </table:table-cell>
          <table:table-cell office:value-type="float" office:value="26.9343136349926" calcext:value-type="float">
            <text:p>26.9343136349926</text:p>
          </table:table-cell>
          <table:table-cell office:value-type="float" office:value="74.3912957251507" calcext:value-type="float">
            <text:p>74.3912957251507</text:p>
          </table:table-cell>
          <table:table-cell office:value-type="float" office:value="980.712966739371" calcext:value-type="float">
            <text:p>980.71296673937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6072" calcext:value-type="float">
            <text:p>1376072</text:p>
          </table:table-cell>
          <table:table-cell office:value-type="float" office:value="1656221" calcext:value-type="float">
            <text:p>1656221</text:p>
          </table:table-cell>
          <table:table-cell office:value-type="float" office:value="1666131" calcext:value-type="float">
            <text:p>1666131</text:p>
          </table:table-cell>
          <table:table-cell office:value-type="float" office:value="1111216" calcext:value-type="float">
            <text:p>1111216</text:p>
          </table:table-cell>
          <table:table-cell office:value-type="float" office:value="1256658" calcext:value-type="float">
            <text:p>1256658</text:p>
          </table:table-cell>
          <table:table-cell office:value-type="float" office:value="1164317" calcext:value-type="float">
            <text:p>1164317</text:p>
          </table:table-cell>
          <table:table-cell office:value-type="float" office:value="1675150" calcext:value-type="float">
            <text:p>1675150</text:p>
          </table:table-cell>
          <table:table-cell office:value-type="float" office:value="5" calcext:value-type="float">
            <text:p>5</text:p>
          </table:table-cell>
          <table:table-cell office:value-type="float" office:value="0.820202925229421" calcext:value-type="float">
            <text:p>0.820202925229421</text:p>
          </table:table-cell>
          <table:table-cell office:value-type="float" office:value="0.987184761427016" calcext:value-type="float">
            <text:p>0.987184761427016</text:p>
          </table:table-cell>
          <table:table-cell office:value-type="float" office:value="0.993091582428406" calcext:value-type="float">
            <text:p>0.993091582428406</text:p>
          </table:table-cell>
          <table:table-cell office:value-type="float" office:value="0.66233642844396" calcext:value-type="float">
            <text:p>0.66233642844396</text:p>
          </table:table-cell>
          <table:table-cell office:value-type="float" office:value="0.74902662623246" calcext:value-type="float">
            <text:p>0.74902662623246</text:p>
          </table:table-cell>
          <table:table-cell office:value-type="float" office:value="0.693987094639193" calcext:value-type="float">
            <text:p>0.693987094639193</text:p>
          </table:table-cell>
          <table:table-cell office:value-type="float" office:value="0.998467325981537" calcext:value-type="float">
            <text:p>0.998467325981537</text:p>
          </table:table-cell>
          <table:table-cell office:value-type="float" office:value="-117.532714311208" calcext:value-type="float">
            <text:p>-117.532714311208</text:p>
          </table:table-cell>
          <table:table-cell office:value-type="float" office:value="-100.194674753508" calcext:value-type="float">
            <text:p>-100.194674753508</text:p>
          </table:table-cell>
          <table:table-cell office:value-type="float" office:value="-111.202581072161" calcext:value-type="float">
            <text:p>-111.202581072161</text:p>
          </table:table-cell>
        </table:table-row>
        <table:table-row table:style-name="ro1">
          <table:table-cell office:value-type="string" calcext:value-type="string">
            <text:p>2019-11-12 12:14:22</text:p>
          </table:table-cell>
          <table:table-cell office:value-type="float" office:value="26.9242054000497" calcext:value-type="float">
            <text:p>26.9242054000497</text:p>
          </table:table-cell>
          <table:table-cell office:value-type="float" office:value="74.3636448829082" calcext:value-type="float">
            <text:p>74.3636448829082</text:p>
          </table:table-cell>
          <table:table-cell office:value-type="float" office:value="980.613256558499" calcext:value-type="float">
            <text:p>980.61325655849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1502" calcext:value-type="float">
            <text:p>1381502</text:p>
          </table:table-cell>
          <table:table-cell office:value-type="float" office:value="1654788" calcext:value-type="float">
            <text:p>1654788</text:p>
          </table:table-cell>
          <table:table-cell office:value-type="float" office:value="1666747" calcext:value-type="float">
            <text:p>1666747</text:p>
          </table:table-cell>
          <table:table-cell office:value-type="float" office:value="1298045" calcext:value-type="float">
            <text:p>1298045</text:p>
          </table:table-cell>
          <table:table-cell office:value-type="float" office:value="1384845" calcext:value-type="float">
            <text:p>1384845</text:p>
          </table:table-cell>
          <table:table-cell office:value-type="float" office:value="948856" calcext:value-type="float">
            <text:p>948856</text:p>
          </table:table-cell>
          <table:table-cell office:value-type="float" office:value="1674797" calcext:value-type="float">
            <text:p>1674797</text:p>
          </table:table-cell>
          <table:table-cell office:value-type="float" office:value="5" calcext:value-type="float">
            <text:p>5</text:p>
          </table:table-cell>
          <table:table-cell office:value-type="float" office:value="0.82343945782655" calcext:value-type="float">
            <text:p>0.82343945782655</text:p>
          </table:table-cell>
          <table:table-cell office:value-type="float" office:value="0.986330626765564" calcext:value-type="float">
            <text:p>0.986330626765564</text:p>
          </table:table-cell>
          <table:table-cell office:value-type="float" office:value="0.993458747083991" calcext:value-type="float">
            <text:p>0.993458747083991</text:p>
          </table:table-cell>
          <table:table-cell office:value-type="float" office:value="0.773695203506375" calcext:value-type="float">
            <text:p>0.773695203506375</text:p>
          </table:table-cell>
          <table:table-cell office:value-type="float" office:value="0.825432041338926" calcext:value-type="float">
            <text:p>0.825432041338926</text:p>
          </table:table-cell>
          <table:table-cell office:value-type="float" office:value="0.565562315650262" calcext:value-type="float">
            <text:p>0.565562315650262</text:p>
          </table:table-cell>
          <table:table-cell office:value-type="float" office:value="0.998256921560397" calcext:value-type="float">
            <text:p>0.998256921560397</text:p>
          </table:table-cell>
          <table:table-cell office:value-type="float" office:value="-95.260959298725" calcext:value-type="float">
            <text:p>-95.260959298725</text:p>
          </table:table-cell>
          <table:table-cell office:value-type="float" office:value="-84.9135917322149" calcext:value-type="float">
            <text:p>-84.9135917322149</text:p>
          </table:table-cell>
          <table:table-cell office:value-type="float" office:value="-136.887536869948" calcext:value-type="float">
            <text:p>-136.887536869948</text:p>
          </table:table-cell>
        </table:table-row>
        <table:table-row table:style-name="ro1">
          <table:table-cell office:value-type="string" calcext:value-type="string">
            <text:p>2019-11-12 12:14:23</text:p>
          </table:table-cell>
          <table:table-cell office:value-type="float" office:value="26.9292595173756" calcext:value-type="float">
            <text:p>26.9292595173756</text:p>
          </table:table-cell>
          <table:table-cell office:value-type="float" office:value="74.3855227425568" calcext:value-type="float">
            <text:p>74.3855227425568</text:p>
          </table:table-cell>
          <table:table-cell office:value-type="float" office:value="980.594175582375" calcext:value-type="float">
            <text:p>980.59417558237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2933" calcext:value-type="float">
            <text:p>1382933</text:p>
          </table:table-cell>
          <table:table-cell office:value-type="float" office:value="1657169" calcext:value-type="float">
            <text:p>1657169</text:p>
          </table:table-cell>
          <table:table-cell office:value-type="float" office:value="1666547" calcext:value-type="float">
            <text:p>1666547</text:p>
          </table:table-cell>
          <table:table-cell office:value-type="float" office:value="1156745" calcext:value-type="float">
            <text:p>1156745</text:p>
          </table:table-cell>
          <table:table-cell office:value-type="float" office:value="1199118" calcext:value-type="float">
            <text:p>1199118</text:p>
          </table:table-cell>
          <table:table-cell office:value-type="float" office:value="1136047" calcext:value-type="float">
            <text:p>1136047</text:p>
          </table:table-cell>
          <table:table-cell office:value-type="float" office:value="1674651" calcext:value-type="float">
            <text:p>1674651</text:p>
          </table:table-cell>
          <table:table-cell office:value-type="float" office:value="5" calcext:value-type="float">
            <text:p>5</text:p>
          </table:table-cell>
          <table:table-cell office:value-type="float" office:value="0.824292400394964" calcext:value-type="float">
            <text:p>0.824292400394964</text:p>
          </table:table-cell>
          <table:table-cell office:value-type="float" office:value="0.987749813526846" calcext:value-type="float">
            <text:p>0.987749813526846</text:p>
          </table:table-cell>
          <table:table-cell office:value-type="float" office:value="0.99333953778023" calcext:value-type="float">
            <text:p>0.99333953778023</text:p>
          </table:table-cell>
          <table:table-cell office:value-type="float" office:value="0.689473830398778" calcext:value-type="float">
            <text:p>0.689473830398778</text:p>
          </table:table-cell>
          <table:table-cell office:value-type="float" office:value="0.714730109540237" calcext:value-type="float">
            <text:p>0.714730109540237</text:p>
          </table:table-cell>
          <table:table-cell office:value-type="float" office:value="0.677136859552486" calcext:value-type="float">
            <text:p>0.677136859552486</text:p>
          </table:table-cell>
          <table:table-cell office:value-type="float" office:value="0.998169898768651" calcext:value-type="float">
            <text:p>0.998169898768651</text:p>
          </table:table-cell>
          <table:table-cell office:value-type="float" office:value="-112.105233920244" calcext:value-type="float">
            <text:p>-112.105233920244</text:p>
          </table:table-cell>
          <table:table-cell office:value-type="float" office:value="-107.053978091953" calcext:value-type="float">
            <text:p>-107.053978091953</text:p>
          </table:table-cell>
          <table:table-cell office:value-type="float" office:value="-114.572628089503" calcext:value-type="float">
            <text:p>-114.572628089503</text:p>
          </table:table-cell>
        </table:table-row>
        <table:table-row table:style-name="ro1">
          <table:table-cell office:value-type="string" calcext:value-type="string">
            <text:p>2019-11-12 12:14:25</text:p>
          </table:table-cell>
          <table:table-cell office:value-type="float" office:value="26.9292595173756" calcext:value-type="float">
            <text:p>26.9292595173756</text:p>
          </table:table-cell>
          <table:table-cell office:value-type="float" office:value="74.3264702128116" calcext:value-type="float">
            <text:p>74.3264702128116</text:p>
          </table:table-cell>
          <table:table-cell office:value-type="float" office:value="980.649324115832" calcext:value-type="float">
            <text:p>980.64932411583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6346" calcext:value-type="float">
            <text:p>1376346</text:p>
          </table:table-cell>
          <table:table-cell office:value-type="float" office:value="1660898" calcext:value-type="float">
            <text:p>1660898</text:p>
          </table:table-cell>
          <table:table-cell office:value-type="float" office:value="1668792" calcext:value-type="float">
            <text:p>1668792</text:p>
          </table:table-cell>
          <table:table-cell office:value-type="float" office:value="1372601" calcext:value-type="float">
            <text:p>1372601</text:p>
          </table:table-cell>
          <table:table-cell office:value-type="float" office:value="1152943" calcext:value-type="float">
            <text:p>1152943</text:p>
          </table:table-cell>
          <table:table-cell office:value-type="float" office:value="968035" calcext:value-type="float">
            <text:p>968035</text:p>
          </table:table-cell>
          <table:table-cell office:value-type="float" office:value="1675746" calcext:value-type="float">
            <text:p>1675746</text:p>
          </table:table-cell>
          <table:table-cell office:value-type="float" office:value="5" calcext:value-type="float">
            <text:p>5</text:p>
          </table:table-cell>
          <table:table-cell office:value-type="float" office:value="0.820366241975575" calcext:value-type="float">
            <text:p>0.820366241975575</text:p>
          </table:table-cell>
          <table:table-cell office:value-type="float" office:value="0.989972470995482" calcext:value-type="float">
            <text:p>0.989972470995482</text:p>
          </table:table-cell>
          <table:table-cell office:value-type="float" office:value="0.994677662214954" calcext:value-type="float">
            <text:p>0.994677662214954</text:p>
          </table:table-cell>
          <table:table-cell office:value-type="float" office:value="0.818134047762638" calcext:value-type="float">
            <text:p>0.818134047762638</text:p>
          </table:table-cell>
          <table:table-cell office:value-type="float" office:value="0.687207661534269" calcext:value-type="float">
            <text:p>0.687207661534269</text:p>
          </table:table-cell>
          <table:table-cell office:value-type="float" office:value="0.576993891834485" calcext:value-type="float">
            <text:p>0.576993891834485</text:p>
          </table:table-cell>
          <table:table-cell office:value-type="float" office:value="0.998822569706746" calcext:value-type="float">
            <text:p>0.998822569706746</text:p>
          </table:table-cell>
          <table:table-cell office:value-type="float" office:value="-86.3731904474724" calcext:value-type="float">
            <text:p>-86.3731904474724</text:p>
          </table:table-cell>
          <table:table-cell office:value-type="float" office:value="-112.558467693146" calcext:value-type="float">
            <text:p>-112.558467693146</text:p>
          </table:table-cell>
          <table:table-cell office:value-type="float" office:value="-134.601221633103" calcext:value-type="float">
            <text:p>-134.601221633103</text:p>
          </table:table-cell>
        </table:table-row>
        <table:table-row table:style-name="ro1">
          <table:table-cell office:value-type="string" calcext:value-type="string">
            <text:p>2019-11-12 12:14:26</text:p>
          </table:table-cell>
          <table:table-cell office:value-type="float" office:value="26.9191512830148" calcext:value-type="float">
            <text:p>26.9191512830148</text:p>
          </table:table-cell>
          <table:table-cell office:value-type="float" office:value="74.2451363123305" calcext:value-type="float">
            <text:p>74.2451363123305</text:p>
          </table:table-cell>
          <table:table-cell office:value-type="float" office:value="980.604763314591" calcext:value-type="float">
            <text:p>980.60476331459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0623" calcext:value-type="float">
            <text:p>1360623</text:p>
          </table:table-cell>
          <table:table-cell office:value-type="float" office:value="1666149" calcext:value-type="float">
            <text:p>1666149</text:p>
          </table:table-cell>
          <table:table-cell office:value-type="float" office:value="1675011" calcext:value-type="float">
            <text:p>1675011</text:p>
          </table:table-cell>
          <table:table-cell office:value-type="float" office:value="1339345" calcext:value-type="float">
            <text:p>1339345</text:p>
          </table:table-cell>
          <table:table-cell office:value-type="float" office:value="1169039" calcext:value-type="float">
            <text:p>1169039</text:p>
          </table:table-cell>
          <table:table-cell office:value-type="float" office:value="1008510" calcext:value-type="float">
            <text:p>1008510</text:p>
          </table:table-cell>
          <table:table-cell office:value-type="float" office:value="1676076" calcext:value-type="float">
            <text:p>1676076</text:p>
          </table:table-cell>
          <table:table-cell office:value-type="float" office:value="5" calcext:value-type="float">
            <text:p>5</text:p>
          </table:table-cell>
          <table:table-cell office:value-type="float" office:value="0.810994602560354" calcext:value-type="float">
            <text:p>0.810994602560354</text:p>
          </table:table-cell>
          <table:table-cell office:value-type="float" office:value="0.993102311265744" calcext:value-type="float">
            <text:p>0.993102311265744</text:p>
          </table:table-cell>
          <table:table-cell office:value-type="float" office:value="0.998384475515422" calcext:value-type="float">
            <text:p>0.998384475515422</text:p>
          </table:table-cell>
          <table:table-cell office:value-type="float" office:value="0.798311924733153" calcext:value-type="float">
            <text:p>0.798311924733153</text:p>
          </table:table-cell>
          <table:table-cell office:value-type="float" office:value="0.696801626301006" calcext:value-type="float">
            <text:p>0.696801626301006</text:p>
          </table:table-cell>
          <table:table-cell office:value-type="float" office:value="0.601118874683246" calcext:value-type="float">
            <text:p>0.601118874683246</text:p>
          </table:table-cell>
          <table:table-cell office:value-type="float" office:value="0.999019265057953" calcext:value-type="float">
            <text:p>0.999019265057953</text:p>
          </table:table-cell>
          <table:table-cell office:value-type="float" office:value="-90.3376150533694" calcext:value-type="float">
            <text:p>-90.3376150533694</text:p>
          </table:table-cell>
          <table:table-cell office:value-type="float" office:value="-110.639674739799" calcext:value-type="float">
            <text:p>-110.639674739799</text:p>
          </table:table-cell>
          <table:table-cell office:value-type="float" office:value="-129.776225063351" calcext:value-type="float">
            <text:p>-129.776225063351</text:p>
          </table:table-cell>
        </table:table-row>
        <table:table-row table:style-name="ro1">
          <table:table-cell office:value-type="string" calcext:value-type="string">
            <text:p>2019-11-12 12:14:27</text:p>
          </table:table-cell>
          <table:table-cell office:value-type="float" office:value="26.9140971662709" calcext:value-type="float">
            <text:p>26.9140971662709</text:p>
          </table:table-cell>
          <table:table-cell office:value-type="float" office:value="74.2178911236154" calcext:value-type="float">
            <text:p>74.2178911236154</text:p>
          </table:table-cell>
          <table:table-cell office:value-type="float" office:value="980.65141730938" calcext:value-type="float">
            <text:p>980.6514173093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9647" calcext:value-type="float">
            <text:p>1369647</text:p>
          </table:table-cell>
          <table:table-cell office:value-type="float" office:value="1655058" calcext:value-type="float">
            <text:p>1655058</text:p>
          </table:table-cell>
          <table:table-cell office:value-type="float" office:value="1664779" calcext:value-type="float">
            <text:p>1664779</text:p>
          </table:table-cell>
          <table:table-cell office:value-type="float" office:value="1209800" calcext:value-type="float">
            <text:p>1209800</text:p>
          </table:table-cell>
          <table:table-cell office:value-type="float" office:value="1390910" calcext:value-type="float">
            <text:p>1390910</text:p>
          </table:table-cell>
          <table:table-cell office:value-type="float" office:value="972858" calcext:value-type="float">
            <text:p>972858</text:p>
          </table:table-cell>
          <table:table-cell office:value-type="float" office:value="1675640" calcext:value-type="float">
            <text:p>1675640</text:p>
          </table:table-cell>
          <table:table-cell office:value-type="float" office:value="5" calcext:value-type="float">
            <text:p>5</text:p>
          </table:table-cell>
          <table:table-cell office:value-type="float" office:value="0.816373326346079" calcext:value-type="float">
            <text:p>0.816373326346079</text:p>
          </table:table-cell>
          <table:table-cell office:value-type="float" office:value="0.986491559325642" calcext:value-type="float">
            <text:p>0.986491559325642</text:p>
          </table:table-cell>
          <table:table-cell office:value-type="float" office:value="0.992285727534977" calcext:value-type="float">
            <text:p>0.992285727534977</text:p>
          </table:table-cell>
          <table:table-cell office:value-type="float" office:value="0.721097078454146" calcext:value-type="float">
            <text:p>0.721097078454146</text:p>
          </table:table-cell>
          <table:table-cell office:value-type="float" office:value="0.829047063475497" calcext:value-type="float">
            <text:p>0.829047063475497</text:p>
          </table:table-cell>
          <table:table-cell office:value-type="float" office:value="0.579868624194696" calcext:value-type="float">
            <text:p>0.579868624194696</text:p>
          </table:table-cell>
          <table:table-cell office:value-type="float" office:value="0.998759388775753" calcext:value-type="float">
            <text:p>0.998759388775753</text:p>
          </table:table-cell>
          <table:table-cell office:value-type="float" office:value="-105.780584309171" calcext:value-type="float">
            <text:p>-105.780584309171</text:p>
          </table:table-cell>
          <table:table-cell office:value-type="float" office:value="-84.1905873049006" calcext:value-type="float">
            <text:p>-84.1905873049006</text:p>
          </table:table-cell>
          <table:table-cell office:value-type="float" office:value="-134.026275161061" calcext:value-type="float">
            <text:p>-134.026275161061</text:p>
          </table:table-cell>
        </table:table-row>
        <table:table-row table:style-name="ro1">
          <table:table-cell office:value-type="string" calcext:value-type="string">
            <text:p>2019-11-12 12:14:28</text:p>
          </table:table-cell>
          <table:table-cell office:value-type="float" office:value="26.9242054000497" calcext:value-type="float">
            <text:p>26.9242054000497</text:p>
          </table:table-cell>
          <table:table-cell office:value-type="float" office:value="74.2294337148963" calcext:value-type="float">
            <text:p>74.2294337148963</text:p>
          </table:table-cell>
          <table:table-cell office:value-type="float" office:value="980.640830607121" calcext:value-type="float">
            <text:p>980.64083060712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1345" calcext:value-type="float">
            <text:p>1361345</text:p>
          </table:table-cell>
          <table:table-cell office:value-type="float" office:value="1656380" calcext:value-type="float">
            <text:p>1656380</text:p>
          </table:table-cell>
          <table:table-cell office:value-type="float" office:value="1664959" calcext:value-type="float">
            <text:p>1664959</text:p>
          </table:table-cell>
          <table:table-cell office:value-type="float" office:value="1376676" calcext:value-type="float">
            <text:p>1376676</text:p>
          </table:table-cell>
          <table:table-cell office:value-type="float" office:value="1141810" calcext:value-type="float">
            <text:p>1141810</text:p>
          </table:table-cell>
          <table:table-cell office:value-type="float" office:value="1058977" calcext:value-type="float">
            <text:p>1058977</text:p>
          </table:table-cell>
          <table:table-cell office:value-type="float" office:value="1675270" calcext:value-type="float">
            <text:p>1675270</text:p>
          </table:table-cell>
          <table:table-cell office:value-type="float" office:value="5" calcext:value-type="float">
            <text:p>5</text:p>
          </table:table-cell>
          <table:table-cell office:value-type="float" office:value="0.811424948146933" calcext:value-type="float">
            <text:p>0.811424948146933</text:p>
          </table:table-cell>
          <table:table-cell office:value-type="float" office:value="0.987279532823507" calcext:value-type="float">
            <text:p>0.987279532823507</text:p>
          </table:table-cell>
          <table:table-cell office:value-type="float" office:value="0.992393015908362" calcext:value-type="float">
            <text:p>0.992393015908362</text:p>
          </table:table-cell>
          <table:table-cell office:value-type="float" office:value="0.820562937326781" calcext:value-type="float">
            <text:p>0.820562937326781</text:p>
          </table:table-cell>
          <table:table-cell office:value-type="float" office:value="0.680571875640377" calcext:value-type="float">
            <text:p>0.680571875640377</text:p>
          </table:table-cell>
          <table:table-cell office:value-type="float" office:value="0.631199554347939" calcext:value-type="float">
            <text:p>0.631199554347939</text:p>
          </table:table-cell>
          <table:table-cell office:value-type="float" office:value="0.998538851563794" calcext:value-type="float">
            <text:p>0.998538851563794</text:p>
          </table:table-cell>
          <table:table-cell office:value-type="float" office:value="-85.8874125346437" calcext:value-type="float">
            <text:p>-85.8874125346437</text:p>
          </table:table-cell>
          <table:table-cell office:value-type="float" office:value="-113.885624871925" calcext:value-type="float">
            <text:p>-113.885624871925</text:p>
          </table:table-cell>
          <table:table-cell office:value-type="float" office:value="-123.760089130412" calcext:value-type="float">
            <text:p>-123.760089130412</text:p>
          </table:table-cell>
        </table:table-row>
        <table:table-row table:style-name="ro1">
          <table:table-cell office:value-type="string" calcext:value-type="string">
            <text:p>2019-11-12 12:14:30</text:p>
          </table:table-cell>
          <table:table-cell office:value-type="float" office:value="26.9140971662709" calcext:value-type="float">
            <text:p>26.9140971662709</text:p>
          </table:table-cell>
          <table:table-cell office:value-type="float" office:value="74.2286280103414" calcext:value-type="float">
            <text:p>74.2286280103414</text:p>
          </table:table-cell>
          <table:table-cell office:value-type="float" office:value="980.596270106441" calcext:value-type="float">
            <text:p>980.59627010644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8642" calcext:value-type="float">
            <text:p>1358642</text:p>
          </table:table-cell>
          <table:table-cell office:value-type="float" office:value="1659166" calcext:value-type="float">
            <text:p>1659166</text:p>
          </table:table-cell>
          <table:table-cell office:value-type="float" office:value="1667839" calcext:value-type="float">
            <text:p>1667839</text:p>
          </table:table-cell>
          <table:table-cell office:value-type="float" office:value="1139543" calcext:value-type="float">
            <text:p>1139543</text:p>
          </table:table-cell>
          <table:table-cell office:value-type="float" office:value="1369175" calcext:value-type="float">
            <text:p>1369175</text:p>
          </table:table-cell>
          <table:table-cell office:value-type="float" office:value="1036474" calcext:value-type="float">
            <text:p>1036474</text:p>
          </table:table-cell>
          <table:table-cell office:value-type="float" office:value="1678690" calcext:value-type="float">
            <text:p>1678690</text:p>
          </table:table-cell>
          <table:table-cell office:value-type="float" office:value="5" calcext:value-type="float">
            <text:p>5</text:p>
          </table:table-cell>
          <table:table-cell office:value-type="float" office:value="0.809813834406595" calcext:value-type="float">
            <text:p>0.809813834406595</text:p>
          </table:table-cell>
          <table:table-cell office:value-type="float" office:value="0.988940118424907" calcext:value-type="float">
            <text:p>0.988940118424907</text:p>
          </table:table-cell>
          <table:table-cell office:value-type="float" office:value="0.99410962988253" calcext:value-type="float">
            <text:p>0.99410962988253</text:p>
          </table:table-cell>
          <table:table-cell office:value-type="float" office:value="0.679220638182239" calcext:value-type="float">
            <text:p>0.679220638182239</text:p>
          </table:table-cell>
          <table:table-cell office:value-type="float" office:value="0.816091992389201" calcext:value-type="float">
            <text:p>0.816091992389201</text:p>
          </table:table-cell>
          <table:table-cell office:value-type="float" office:value="0.617786719535198" calcext:value-type="float">
            <text:p>0.617786719535198</text:p>
          </table:table-cell>
          <table:table-cell office:value-type="float" office:value="1.00057733065812" calcext:value-type="float">
            <text:p>1.00057733065812</text:p>
          </table:table-cell>
          <table:table-cell office:value-type="float" office:value="-114.155872363552" calcext:value-type="float">
            <text:p>-114.155872363552</text:p>
          </table:table-cell>
          <table:table-cell office:value-type="float" office:value="-86.7816015221598" calcext:value-type="float">
            <text:p>-86.7816015221598</text:p>
          </table:table-cell>
          <table:table-cell office:value-type="float" office:value="-126.44265609296" calcext:value-type="float">
            <text:p>-126.44265609296</text:p>
          </table:table-cell>
        </table:table-row>
        <table:table-row table:style-name="ro1">
          <table:table-cell office:value-type="string" calcext:value-type="string">
            <text:p>2019-11-12 12:14:31</text:p>
          </table:table-cell>
          <table:table-cell office:value-type="float" office:value="26.9140971662709" calcext:value-type="float">
            <text:p>26.9140971662709</text:p>
          </table:table-cell>
          <table:table-cell office:value-type="float" office:value="74.2393648626224" calcext:value-type="float">
            <text:p>74.2393648626224</text:p>
          </table:table-cell>
          <table:table-cell office:value-type="float" office:value="980.65141730938" calcext:value-type="float">
            <text:p>980.6514173093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0890" calcext:value-type="float">
            <text:p>1370890</text:p>
          </table:table-cell>
          <table:table-cell office:value-type="float" office:value="1655034" calcext:value-type="float">
            <text:p>1655034</text:p>
          </table:table-cell>
          <table:table-cell office:value-type="float" office:value="1665310" calcext:value-type="float">
            <text:p>1665310</text:p>
          </table:table-cell>
          <table:table-cell office:value-type="float" office:value="1112400" calcext:value-type="float">
            <text:p>1112400</text:p>
          </table:table-cell>
          <table:table-cell office:value-type="float" office:value="1273295" calcext:value-type="float">
            <text:p>1273295</text:p>
          </table:table-cell>
          <table:table-cell office:value-type="float" office:value="1172133" calcext:value-type="float">
            <text:p>1172133</text:p>
          </table:table-cell>
          <table:table-cell office:value-type="float" office:value="1675694" calcext:value-type="float">
            <text:p>1675694</text:p>
          </table:table-cell>
          <table:table-cell office:value-type="float" office:value="5" calcext:value-type="float">
            <text:p>5</text:p>
          </table:table-cell>
          <table:table-cell office:value-type="float" office:value="0.817114212168957" calcext:value-type="float">
            <text:p>0.817114212168957</text:p>
          </table:table-cell>
          <table:table-cell office:value-type="float" office:value="0.986477254209191" calcext:value-type="float">
            <text:p>0.986477254209191</text:p>
          </table:table-cell>
          <table:table-cell office:value-type="float" office:value="0.992602228236464" calcext:value-type="float">
            <text:p>0.992602228236464</text:p>
          </table:table-cell>
          <table:table-cell office:value-type="float" office:value="0.663042147522229" calcext:value-type="float">
            <text:p>0.663042147522229</text:p>
          </table:table-cell>
          <table:table-cell office:value-type="float" office:value="0.758943052165872" calcext:value-type="float">
            <text:p>0.758943052165872</text:p>
          </table:table-cell>
          <table:table-cell office:value-type="float" office:value="0.698645794230198" calcext:value-type="float">
            <text:p>0.698645794230198</text:p>
          </table:table-cell>
          <table:table-cell office:value-type="float" office:value="0.998791575287768" calcext:value-type="float">
            <text:p>0.998791575287768</text:p>
          </table:table-cell>
          <table:table-cell office:value-type="float" office:value="-117.391570495554" calcext:value-type="float">
            <text:p>-117.391570495554</text:p>
          </table:table-cell>
          <table:table-cell office:value-type="float" office:value="-98.2113895668256" calcext:value-type="float">
            <text:p>-98.2113895668256</text:p>
          </table:table-cell>
          <table:table-cell office:value-type="float" office:value="-110.27084115396" calcext:value-type="float">
            <text:p>-110.27084115396</text:p>
          </table:table-cell>
        </table:table-row>
        <table:table-row table:style-name="ro1">
          <table:table-cell office:value-type="string" calcext:value-type="string">
            <text:p>2019-11-12 12:14:32</text:p>
          </table:table-cell>
          <table:table-cell office:value-type="float" office:value="26.9191512830148" calcext:value-type="float">
            <text:p>26.9191512830148</text:p>
          </table:table-cell>
          <table:table-cell office:value-type="float" office:value="74.3041889473079" calcext:value-type="float">
            <text:p>74.3041889473079</text:p>
          </table:table-cell>
          <table:table-cell office:value-type="float" office:value="980.632337134166" calcext:value-type="float">
            <text:p>980.63233713416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6530" calcext:value-type="float">
            <text:p>1356530</text:p>
          </table:table-cell>
          <table:table-cell office:value-type="float" office:value="1655636" calcext:value-type="float">
            <text:p>1655636</text:p>
          </table:table-cell>
          <table:table-cell office:value-type="float" office:value="1664623" calcext:value-type="float">
            <text:p>1664623</text:p>
          </table:table-cell>
          <table:table-cell office:value-type="float" office:value="1151051" calcext:value-type="float">
            <text:p>1151051</text:p>
          </table:table-cell>
          <table:table-cell office:value-type="float" office:value="1367099" calcext:value-type="float">
            <text:p>1367099</text:p>
          </table:table-cell>
          <table:table-cell office:value-type="float" office:value="1053002" calcext:value-type="float">
            <text:p>1053002</text:p>
          </table:table-cell>
          <table:table-cell office:value-type="float" office:value="1676647" calcext:value-type="float">
            <text:p>1676647</text:p>
          </table:table-cell>
          <table:table-cell office:value-type="float" office:value="5" calcext:value-type="float">
            <text:p>5</text:p>
          </table:table-cell>
          <table:table-cell office:value-type="float" office:value="0.808554984158872" calcext:value-type="float">
            <text:p>0.808554984158872</text:p>
          </table:table-cell>
          <table:table-cell office:value-type="float" office:value="0.986836074213514" calcext:value-type="float">
            <text:p>0.986836074213514</text:p>
          </table:table-cell>
          <table:table-cell office:value-type="float" office:value="0.992192744278043" calcext:value-type="float">
            <text:p>0.992192744278043</text:p>
          </table:table-cell>
          <table:table-cell office:value-type="float" office:value="0.686079941520684" calcext:value-type="float">
            <text:p>0.686079941520684</text:p>
          </table:table-cell>
          <table:table-cell office:value-type="float" office:value="0.814854599816155" calcext:value-type="float">
            <text:p>0.814854599816155</text:p>
          </table:table-cell>
          <table:table-cell office:value-type="float" office:value="0.62763817639806" calcext:value-type="float">
            <text:p>0.62763817639806</text:p>
          </table:table-cell>
          <table:table-cell office:value-type="float" office:value="0.999359607620192" calcext:value-type="float">
            <text:p>0.999359607620192</text:p>
          </table:table-cell>
          <table:table-cell office:value-type="float" office:value="-112.784011695863" calcext:value-type="float">
            <text:p>-112.784011695863</text:p>
          </table:table-cell>
          <table:table-cell office:value-type="float" office:value="-87.0290800367689" calcext:value-type="float">
            <text:p>-87.0290800367689</text:p>
          </table:table-cell>
          <table:table-cell office:value-type="float" office:value="-124.472364720388" calcext:value-type="float">
            <text:p>-124.4723647203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923" meta:object-count="0"/>
    <meta:generator>LibreOffice/5.2.7.2$Linux_ARM_EABI LibreOffice_project/20m0$Build-2</meta:generator>
  </office:meta>
</office:document-meta>
</file>